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923.58pt" svg:height="255.09pt" svg:x="27.84pt" svg:y="22.42pt">
            <loext:p draw:notify-on-update-of-ranges="Sheet1.A1:Sheet1.A1 Sheet1.A2:Sheet1.A369 Sheet1.F1:Sheet1.F1 Sheet1.F2:Sheet1.F369 Sheet1.A1:Sheet1.A1 Sheet1.A2:Sheet1.A369 Sheet1.G1:Sheet1.G1 Sheet1.G2:Sheet1.G369 Sheet1.A1:Sheet1.A1 Sheet1.A2:Sheet1.A369 Sheet1.H1:Sheet1.H1 Sheet1.H2:Sheet1.H369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900.45pt" svg:height="255.09pt" svg:x="30.67pt" svg:y="313.8pt">
            <loext:p draw:notify-on-update-of-ranges="Sheet1.A1:Sheet1.A1 Sheet1.A2:Sheet1.A369 Sheet1.O1:Sheet1.O1 Sheet1.O2:Sheet1.O369 Sheet1.A1:Sheet1.A1 Sheet1.A2:Sheet1.A369 Sheet1.P1:Sheet1.P1 Sheet1.P2:Sheet1.P369 Sheet1.A1:Sheet1.A1 Sheet1.A2:Sheet1.A369 Sheet1.Q1:Sheet1.Q1 Sheet1.Q2:Sheet1.Q369 Sheet1.A1:Sheet1.A1 Sheet1.A2:Sheet1.A369 Sheet1.R1:Sheet1.R1 Sheet1.R2:Sheet1.R369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5" table:default-cell-style-name="Default"/>
        <table:table-column table:style-name="co1" table:number-columns-repeated="3" table:default-cell-style-name="ce1"/>
        <table:table-column table:style-name="co1" table:number-columns-repeated="7" table:default-cell-style-name="Default"/>
        <table:table-column table:style-name="co1" table:number-columns-repeated="3" table:default-cell-style-name="ce1"/>
        <table:table-row table:style-name="ro1">
          <table:table-cell office:value-type="string" calcext:value-type="string">
            <text:p>actual time</text:p>
          </table:table-cell>
          <table:table-cell office:value-type="string" calcext:value-type="string">
            <text:p>%time</text:p>
          </table:table-cell>
          <table:table-cell office:value-type="string" calcext:value-type="string">
            <text:p>field.header.seq</text:p>
          </table:table-cell>
          <table:table-cell office:value-type="string" calcext:value-type="string">
            <text:p>field.header.stamp</text:p>
          </table:table-cell>
          <table:table-cell office:value-type="string" calcext:value-type="string">
            <text:p>field.header.frame_id</text:p>
          </table:table-cell>
          <table:table-cell table:style-name="Default" office:value-type="string" calcext:value-type="string">
            <text:p>field.linear_x</text:p>
          </table:table-cell>
          <table:table-cell table:style-name="Default" office:value-type="string" calcext:value-type="string">
            <text:p>field.linear_y</text:p>
          </table:table-cell>
          <table:table-cell table:style-name="Default" office:value-type="string" calcext:value-type="string">
            <text:p>field.linear_z</text:p>
          </table:table-cell>
          <table:table-cell table:number-columns-repeated="2"/>
          <table:table-cell office:value-type="string" calcext:value-type="string">
            <text:p>%time</text:p>
          </table:table-cell>
          <table:table-cell office:value-type="string" calcext:value-type="string">
            <text:p>field.header.seq</text:p>
          </table:table-cell>
          <table:table-cell office:value-type="string" calcext:value-type="string">
            <text:p>field.header.stamp</text:p>
          </table:table-cell>
          <table:table-cell office:value-type="string" calcext:value-type="string">
            <text:p>field.header.frame_id</text:p>
          </table:table-cell>
          <table:table-cell office:value-type="string" calcext:value-type="string">
            <text:p>field.speed</text:p>
          </table:table-cell>
          <table:table-cell table:style-name="Default" office:value-type="string" calcext:value-type="string">
            <text:p>field.vx</text:p>
          </table:table-cell>
          <table:table-cell table:style-name="Default" office:value-type="string" calcext:value-type="string">
            <text:p>field.vy</text:p>
          </table:table-cell>
          <table:table-cell table:style-name="Default" office:value-type="string" calcext:value-type="string">
            <text:p>field.vz</text:p>
          </table:table-cell>
        </table:table-row>
        <table:table-row table:style-name="ro1">
          <table:table-cell table:formula="of:=([.D2]-1.57311895611143E+018)*0.000000001" office:value-type="float" office:value="0" calcext:value-type="float">
            <text:p>0</text:p>
          </table:table-cell>
          <table:table-cell office:value-type="float" office:value="1.57311895621479E+018" calcext:value-type="float">
            <text:p>1.57311895621479E+018</text:p>
          </table:table-cell>
          <table:table-cell office:value-type="float" office:value="1" calcext:value-type="float">
            <text:p>1</text:p>
          </table:table-cell>
          <table:table-cell office:value-type="float" office:value="1.57311895611143E+018" calcext:value-type="float">
            <text:p>1.57311895611143E+018</text:p>
          </table:table-cell>
          <table:table-cell/>
          <table:table-cell office:value-type="float" office:value="-0.0000277834715234" calcext:value-type="float">
            <text:p>-2.78E-05</text:p>
          </table:table-cell>
          <table:table-cell office:value-type="float" office:value="0.0000816424289951" calcext:value-type="float">
            <text:p>8.16E-05</text:p>
          </table:table-cell>
          <table:table-cell table:style-name="Default" office:value-type="float" office:value="0.000144816978718" calcext:value-type="float">
            <text:p>0.000144817</text:p>
          </table:table-cell>
          <table:table-cell table:number-columns-repeated="2"/>
          <table:table-cell office:value-type="float" office:value="1.57311895621575E+018" calcext:value-type="float">
            <text:p>1.57311895621575E+018</text:p>
          </table:table-cell>
          <table:table-cell office:value-type="float" office:value="245" calcext:value-type="float">
            <text:p>245</text:p>
          </table:table-cell>
          <table:table-cell office:value-type="float" office:value="1.57311895611143E+018" calcext:value-type="float">
            <text:p>1.57311895611143E+01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-0.00000999999974738" calcext:value-type="float">
            <text:p>-1.00E-05</text:p>
          </table:table-cell>
          <table:table-cell office:value-type="float" office:value="0.00000999999974738" calcext:value-type="float">
            <text:p>1.00E-05</text:p>
          </table:table-cell>
        </table:table-row>
        <table:table-row table:style-name="ro1">
          <table:table-cell table:formula="of:=([.D3]-1.57311895611143E+018)*0.000000001" office:value-type="float" office:value="0.103755008" calcext:value-type="float">
            <text:p>0.103755008</text:p>
          </table:table-cell>
          <table:table-cell office:value-type="float" office:value="1.57311895626849E+018" calcext:value-type="float">
            <text:p>1.57311895626849E+018</text:p>
          </table:table-cell>
          <table:table-cell office:value-type="float" office:value="2" calcext:value-type="float">
            <text:p>2</text:p>
          </table:table-cell>
          <table:table-cell office:value-type="float" office:value="1.57311895621518E+018" calcext:value-type="float">
            <text:p>1.57311895621518E+018</text:p>
          </table:table-cell>
          <table:table-cell/>
          <table:table-cell office:value-type="float" office:value="-0.0000973306305241" calcext:value-type="float">
            <text:p>-9.73E-05</text:p>
          </table:table-cell>
          <table:table-cell office:value-type="float" office:value="-0.0000954656934482" calcext:value-type="float">
            <text:p>-9.55E-05</text:p>
          </table:table-cell>
          <table:table-cell table:style-name="Default" office:value-type="float" office:value="-0.000124762780615" calcext:value-type="float">
            <text:p>-0.0001247628</text:p>
          </table:table-cell>
          <table:table-cell table:number-columns-repeated="2"/>
          <table:table-cell office:value-type="float" office:value="1.57311895626918E+018" calcext:value-type="float">
            <text:p>1.57311895626918E+018</text:p>
          </table:table-cell>
          <table:table-cell office:value-type="float" office:value="246" calcext:value-type="float">
            <text:p>246</text:p>
          </table:table-cell>
          <table:table-cell office:value-type="float" office:value="1.57311895621518E+018" calcext:value-type="float">
            <text:p>1.57311895621518E+01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0999999974738" calcext:value-type="float">
            <text:p>-1.00E-05</text:p>
          </table:table-cell>
          <table:table-cell office:value-type="float" office:value="0.0000299999992421" calcext:value-type="float">
            <text:p>3.00E-05</text:p>
          </table:table-cell>
          <table:table-cell office:value-type="float" office:value="0.00000999999974738" calcext:value-type="float">
            <text:p>1.00E-05</text:p>
          </table:table-cell>
        </table:table-row>
        <table:table-row table:style-name="ro1">
          <table:table-cell table:formula="of:=([.D4]-1.57311895611143E+018)*0.000000001" office:value-type="float" office:value="0.157860864" calcext:value-type="float">
            <text:p>0.157860864</text:p>
          </table:table-cell>
          <table:table-cell office:value-type="float" office:value="1.57311895632191E+018" calcext:value-type="float">
            <text:p>1.57311895632191E+018</text:p>
          </table:table-cell>
          <table:table-cell office:value-type="float" office:value="3" calcext:value-type="float">
            <text:p>3</text:p>
          </table:table-cell>
          <table:table-cell office:value-type="float" office:value="1.57311895626929E+018" calcext:value-type="float">
            <text:p>1.57311895626929E+018</text:p>
          </table:table-cell>
          <table:table-cell/>
          <table:table-cell office:value-type="float" office:value="0.00000362983792002" calcext:value-type="float">
            <text:p>3.63E-06</text:p>
          </table:table-cell>
          <table:table-cell office:value-type="float" office:value="-0.0000569252915739" calcext:value-type="float">
            <text:p>-5.69E-05</text:p>
          </table:table-cell>
          <table:table-cell office:value-type="float" office:value="-0.0000197372028197" calcext:value-type="float">
            <text:p>-1.97E-05</text:p>
          </table:table-cell>
          <table:table-cell table:number-columns-repeated="2"/>
          <table:table-cell office:value-type="float" office:value="1.57311895632273E+018" calcext:value-type="float">
            <text:p>1.57311895632273E+018</text:p>
          </table:table-cell>
          <table:table-cell office:value-type="float" office:value="247" calcext:value-type="float">
            <text:p>247</text:p>
          </table:table-cell>
          <table:table-cell office:value-type="float" office:value="1.57311895626929E+018" calcext:value-type="float">
            <text:p>1.57311895626929E+018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 office:value-type="float" office:value="-0" calcext:value-type="float">
            <text:p>0</text:p>
          </table:table-cell>
          <table:table-cell office:value-type="float" office:value="-0.0000199999994948" calcext:value-type="float">
            <text:p>-2.00E-05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formula="of:=([.D5]-1.57311895611143E+018)*0.000000001" office:value-type="float" office:value="0.210881792" calcext:value-type="float">
            <text:p>0.210881792</text:p>
          </table:table-cell>
          <table:table-cell office:value-type="float" office:value="1.57311895637624E+018" calcext:value-type="float">
            <text:p>1.57311895637624E+018</text:p>
          </table:table-cell>
          <table:table-cell office:value-type="float" office:value="4" calcext:value-type="float">
            <text:p>4</text:p>
          </table:table-cell>
          <table:table-cell office:value-type="float" office:value="1.57311895632231E+018" calcext:value-type="float">
            <text:p>1.57311895632231E+018</text:p>
          </table:table-cell>
          <table:table-cell/>
          <table:table-cell office:value-type="float" office:value="0.0000555733240617" calcext:value-type="float">
            <text:p>5.56E-05</text:p>
          </table:table-cell>
          <table:table-cell office:value-type="float" office:value="-0.0000285217265628" calcext:value-type="float">
            <text:p>-2.85E-05</text:p>
          </table:table-cell>
          <table:table-cell office:value-type="float" office:value="-0.0000649258217891" calcext:value-type="float">
            <text:p>-6.49E-05</text:p>
          </table:table-cell>
          <table:table-cell table:number-columns-repeated="2"/>
          <table:table-cell office:value-type="float" office:value="1.57311895637622E+018" calcext:value-type="float">
            <text:p>1.57311895637622E+018</text:p>
          </table:table-cell>
          <table:table-cell office:value-type="float" office:value="248" calcext:value-type="float">
            <text:p>248</text:p>
          </table:table-cell>
          <table:table-cell office:value-type="float" office:value="1.57311895632231E+018" calcext:value-type="float">
            <text:p>1.57311895632231E+01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0999999974738" calcext:value-type="float">
            <text:p>-1.00E-05</text:p>
          </table:table-cell>
          <table:table-cell table:number-columns-repeated="2" table:style-name="Default" office:value-type="float" office:value="-0" calcext:value-type="float">
            <text:p>0</text:p>
          </table:table-cell>
        </table:table-row>
        <table:table-row table:style-name="ro1">
          <table:table-cell table:formula="of:=([.D6]-1.57311895611143E+018)*0.000000001" office:value-type="float" office:value="0.264131584" calcext:value-type="float">
            <text:p>0.264131584</text:p>
          </table:table-cell>
          <table:table-cell office:value-type="float" office:value="1.57311895642878E+018" calcext:value-type="float">
            <text:p>1.57311895642878E+018</text:p>
          </table:table-cell>
          <table:table-cell office:value-type="float" office:value="5" calcext:value-type="float">
            <text:p>5</text:p>
          </table:table-cell>
          <table:table-cell office:value-type="float" office:value="1.57311895637556E+018" calcext:value-type="float">
            <text:p>1.57311895637556E+018</text:p>
          </table:table-cell>
          <table:table-cell/>
          <table:table-cell table:style-name="Default" office:value-type="float" office:value="0.00010972871678" calcext:value-type="float">
            <text:p>0.0001097287</text:p>
          </table:table-cell>
          <table:table-cell office:value-type="float" office:value="0.0000458069371234" calcext:value-type="float">
            <text:p>4.58E-05</text:p>
          </table:table-cell>
          <table:table-cell office:value-type="float" office:value="0.0000804467781563" calcext:value-type="float">
            <text:p>8.04E-05</text:p>
          </table:table-cell>
          <table:table-cell table:number-columns-repeated="2"/>
          <table:table-cell office:value-type="float" office:value="1.57311895643026E+018" calcext:value-type="float">
            <text:p>1.57311895643026E+018</text:p>
          </table:table-cell>
          <table:table-cell office:value-type="float" office:value="249" calcext:value-type="float">
            <text:p>249</text:p>
          </table:table-cell>
          <table:table-cell office:value-type="float" office:value="1.57311895637556E+018" calcext:value-type="float">
            <text:p>1.57311895637556E+018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-0.0000199999994948" calcext:value-type="float">
            <text:p>-2.00E-05</text:p>
          </table:table-cell>
          <table:table-cell table:style-name="Default" office:value-type="float" office:value="-0" calcext:value-type="float">
            <text:p>0</text:p>
          </table:table-cell>
        </table:table-row>
        <table:table-row table:style-name="ro1">
          <table:table-cell table:formula="of:=([.D7]-1.57311895611143E+018)*0.000000001" office:value-type="float" office:value="0.318208" calcext:value-type="float">
            <text:p>0.318208</text:p>
          </table:table-cell>
          <table:table-cell office:value-type="float" office:value="1.57311895648391E+018" calcext:value-type="float">
            <text:p>1.57311895648391E+018</text:p>
          </table:table-cell>
          <table:table-cell office:value-type="float" office:value="6" calcext:value-type="float">
            <text:p>6</text:p>
          </table:table-cell>
          <table:table-cell office:value-type="float" office:value="1.57311895642963E+018" calcext:value-type="float">
            <text:p>1.57311895642963E+018</text:p>
          </table:table-cell>
          <table:table-cell/>
          <table:table-cell office:value-type="float" office:value="0.0000873853205121" calcext:value-type="float">
            <text:p>8.74E-05</text:p>
          </table:table-cell>
          <table:table-cell office:value-type="float" office:value="0.0000264904083451" calcext:value-type="float">
            <text:p>2.65E-05</text:p>
          </table:table-cell>
          <table:table-cell table:style-name="Default" office:value-type="float" office:value="0.000141127864481" calcext:value-type="float">
            <text:p>0.0001411279</text:p>
          </table:table-cell>
          <table:table-cell table:number-columns-repeated="2"/>
          <table:table-cell office:value-type="float" office:value="1.57311895648576E+018" calcext:value-type="float">
            <text:p>1.57311895648576E+018</text:p>
          </table:table-cell>
          <table:table-cell office:value-type="float" office:value="250" calcext:value-type="float">
            <text:p>250</text:p>
          </table:table-cell>
          <table:table-cell office:value-type="float" office:value="1.57311895642963E+018" calcext:value-type="float">
            <text:p>1.57311895642963E+01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0999999974738" calcext:value-type="float">
            <text:p>-1.00E-05</text:p>
          </table:table-cell>
          <table:table-cell office:value-type="float" office:value="0.0000199999994948" calcext:value-type="float">
            <text:p>2.00E-05</text:p>
          </table:table-cell>
          <table:table-cell office:value-type="float" office:value="0.00000999999974738" calcext:value-type="float">
            <text:p>1.00E-05</text:p>
          </table:table-cell>
        </table:table-row>
        <table:table-row table:style-name="ro1">
          <table:table-cell table:formula="of:=([.D8]-1.57311895611143E+018)*0.000000001" office:value-type="float" office:value="0.374348032" calcext:value-type="float">
            <text:p>0.374348032</text:p>
          </table:table-cell>
          <table:table-cell office:value-type="float" office:value="1.57311895653913E+018" calcext:value-type="float">
            <text:p>1.57311895653913E+018</text:p>
          </table:table-cell>
          <table:table-cell office:value-type="float" office:value="7" calcext:value-type="float">
            <text:p>7</text:p>
          </table:table-cell>
          <table:table-cell office:value-type="float" office:value="1.57311895648577E+018" calcext:value-type="float">
            <text:p>1.57311895648577E+018</text:p>
          </table:table-cell>
          <table:table-cell/>
          <table:table-cell office:value-type="float" office:value="-0.0000140129814099" calcext:value-type="float">
            <text:p>-1.40E-05</text:p>
          </table:table-cell>
          <table:table-cell table:style-name="Default" office:value-type="float" office:value="0.00013070818386" calcext:value-type="float">
            <text:p>0.0001307082</text:p>
          </table:table-cell>
          <table:table-cell office:value-type="float" office:value="0.0000551115408598" calcext:value-type="float">
            <text:p>5.51E-05</text:p>
          </table:table-cell>
          <table:table-cell table:number-columns-repeated="2"/>
          <table:table-cell office:value-type="float" office:value="1.57311895653983E+018" calcext:value-type="float">
            <text:p>1.57311895653983E+018</text:p>
          </table:table-cell>
          <table:table-cell office:value-type="float" office:value="251" calcext:value-type="float">
            <text:p>251</text:p>
          </table:table-cell>
          <table:table-cell office:value-type="float" office:value="1.57311895648577E+018" calcext:value-type="float">
            <text:p>1.57311895648577E+018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00000999999974738" calcext:value-type="float">
            <text:p>1.00E-05</text:p>
          </table:table-cell>
          <table:table-cell table:style-name="Default" office:value-type="float" office:value="-0" calcext:value-type="float">
            <text:p>0</text:p>
          </table:table-cell>
        </table:table-row>
        <table:table-row table:style-name="ro1">
          <table:table-cell table:formula="of:=([.D9]-1.57311895611143E+018)*0.000000001" office:value-type="float" office:value="0.42863104" calcext:value-type="float">
            <text:p>0.42863104</text:p>
          </table:table-cell>
          <table:table-cell office:value-type="float" office:value="1.57311895659451E+018" calcext:value-type="float">
            <text:p>1.57311895659451E+018</text:p>
          </table:table-cell>
          <table:table-cell office:value-type="float" office:value="8" calcext:value-type="float">
            <text:p>8</text:p>
          </table:table-cell>
          <table:table-cell office:value-type="float" office:value="1.57311895654006E+018" calcext:value-type="float">
            <text:p>1.57311895654006E+018</text:p>
          </table:table-cell>
          <table:table-cell/>
          <table:table-cell office:value-type="float" office:value="0.0000857412378537" calcext:value-type="float">
            <text:p>8.57E-05</text:p>
          </table:table-cell>
          <table:table-cell office:value-type="float" office:value="0.0000268980747933" calcext:value-type="float">
            <text:p>2.69E-05</text:p>
          </table:table-cell>
          <table:table-cell office:value-type="float" office:value="0.0000849164862302" calcext:value-type="float">
            <text:p>8.49E-05</text:p>
          </table:table-cell>
          <table:table-cell table:number-columns-repeated="2"/>
          <table:table-cell office:value-type="float" office:value="1.57311895659374E+018" calcext:value-type="float">
            <text:p>1.57311895659374E+018</text:p>
          </table:table-cell>
          <table:table-cell office:value-type="float" office:value="252" calcext:value-type="float">
            <text:p>252</text:p>
          </table:table-cell>
          <table:table-cell office:value-type="float" office:value="1.57311895654006E+018" calcext:value-type="float">
            <text:p>1.57311895654006E+01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0999999974738" calcext:value-type="float">
            <text:p>1.00E-05</text:p>
          </table:table-cell>
          <table:table-cell office:value-type="float" office:value="0.0000199999994948" calcext:value-type="float">
            <text:p>2.00E-05</text:p>
          </table:table-cell>
          <table:table-cell office:value-type="float" office:value="-0.00000999999974738" calcext:value-type="float">
            <text:p>-1.00E-05</text:p>
          </table:table-cell>
        </table:table-row>
        <table:table-row table:style-name="ro1">
          <table:table-cell table:formula="of:=([.D10]-1.57311895611143E+018)*0.000000001" office:value-type="float" office:value="0.482399232" calcext:value-type="float">
            <text:p>0.482399232</text:p>
          </table:table-cell>
          <table:table-cell office:value-type="float" office:value="1.5731189566476E+018" calcext:value-type="float">
            <text:p>1.5731189566476E+018</text:p>
          </table:table-cell>
          <table:table-cell office:value-type="float" office:value="9" calcext:value-type="float">
            <text:p>9</text:p>
          </table:table-cell>
          <table:table-cell office:value-type="float" office:value="1.57311895659383E+018" calcext:value-type="float">
            <text:p>1.57311895659383E+018</text:p>
          </table:table-cell>
          <table:table-cell/>
          <table:table-cell office:value-type="float" office:value="0.0000346003143932" calcext:value-type="float">
            <text:p>3.46E-05</text:p>
          </table:table-cell>
          <table:table-cell office:value-type="float" office:value="-0.0000359079604095" calcext:value-type="float">
            <text:p>-3.59E-05</text:p>
          </table:table-cell>
          <table:table-cell office:value-type="float" office:value="0.0000418625131715" calcext:value-type="float">
            <text:p>4.19E-05</text:p>
          </table:table-cell>
          <table:table-cell table:number-columns-repeated="2"/>
          <table:table-cell office:value-type="float" office:value="1.57311895664864E+018" calcext:value-type="float">
            <text:p>1.57311895664864E+018</text:p>
          </table:table-cell>
          <table:table-cell office:value-type="float" office:value="253" calcext:value-type="float">
            <text:p>253</text:p>
          </table:table-cell>
          <table:table-cell office:value-type="float" office:value="1.57311895659383E+018" calcext:value-type="float">
            <text:p>1.57311895659383E+018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00000999999974738" calcext:value-type="float">
            <text:p>1.00E-05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formula="of:=([.D11]-1.57311895611143E+018)*0.000000001" office:value-type="float" office:value="0.53671424" calcext:value-type="float">
            <text:p>0.53671424</text:p>
          </table:table-cell>
          <table:table-cell office:value-type="float" office:value="1.57311895670149E+018" calcext:value-type="float">
            <text:p>1.57311895670149E+018</text:p>
          </table:table-cell>
          <table:table-cell office:value-type="float" office:value="10" calcext:value-type="float">
            <text:p>10</text:p>
          </table:table-cell>
          <table:table-cell office:value-type="float" office:value="1.57311895664814E+018" calcext:value-type="float">
            <text:p>1.57311895664814E+018</text:p>
          </table:table-cell>
          <table:table-cell/>
          <table:table-cell office:value-type="float" office:value="-0.0000353258001269" calcext:value-type="float">
            <text:p>-3.53E-05</text:p>
          </table:table-cell>
          <table:table-cell office:value-type="float" office:value="-0.0000702338511473" calcext:value-type="float">
            <text:p>-7.02E-05</text:p>
          </table:table-cell>
          <table:table-cell office:value-type="float" office:value="-0.0000618874109932" calcext:value-type="float">
            <text:p>-6.19E-05</text:p>
          </table:table-cell>
          <table:table-cell table:number-columns-repeated="2"/>
          <table:table-cell office:value-type="float" office:value="1.57311895670301E+018" calcext:value-type="float">
            <text:p>1.57311895670301E+018</text:p>
          </table:table-cell>
          <table:table-cell office:value-type="float" office:value="254" calcext:value-type="float">
            <text:p>254</text:p>
          </table:table-cell>
          <table:table-cell office:value-type="float" office:value="1.57311895664814E+018" calcext:value-type="float">
            <text:p>1.57311895664814E+01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199999994948" calcext:value-type="float">
            <text:p>-2.00E-05</text:p>
          </table:table-cell>
          <table:table-cell office:value-type="float" office:value="0.00000999999974738" calcext:value-type="float">
            <text:p>1.00E-05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formula="of:=([.D12]-1.57311895611143E+018)*0.000000001" office:value-type="float" office:value="0.590164992" calcext:value-type="float">
            <text:p>0.590164992</text:p>
          </table:table-cell>
          <table:table-cell office:value-type="float" office:value="1.57311895675675E+018" calcext:value-type="float">
            <text:p>1.57311895675675E+018</text:p>
          </table:table-cell>
          <table:table-cell office:value-type="float" office:value="11" calcext:value-type="float">
            <text:p>11</text:p>
          </table:table-cell>
          <table:table-cell office:value-type="float" office:value="1.57311895670159E+018" calcext:value-type="float">
            <text:p>1.57311895670159E+018</text:p>
          </table:table-cell>
          <table:table-cell/>
          <table:table-cell office:value-type="float" office:value="0.0000454711989732" calcext:value-type="float">
            <text:p>4.55E-05</text:p>
          </table:table-cell>
          <table:table-cell office:value-type="float" office:value="0.0000676217969158" calcext:value-type="float">
            <text:p>6.76E-05</text:p>
          </table:table-cell>
          <table:table-cell office:value-type="float" office:value="0.0000203258223337" calcext:value-type="float">
            <text:p>2.03E-05</text:p>
          </table:table-cell>
          <table:table-cell table:number-columns-repeated="2"/>
          <table:table-cell office:value-type="float" office:value="1.57311895675697E+018" calcext:value-type="float">
            <text:p>1.57311895675697E+018</text:p>
          </table:table-cell>
          <table:table-cell office:value-type="float" office:value="255" calcext:value-type="float">
            <text:p>255</text:p>
          </table:table-cell>
          <table:table-cell office:value-type="float" office:value="1.57311895670159E+018" calcext:value-type="float">
            <text:p>1.57311895670159E+01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0999999974738" calcext:value-type="float">
            <text:p>1.00E-05</text:p>
          </table:table-cell>
          <table:table-cell table:number-columns-repeated="2" office:value-type="float" office:value="-0.00000999999974738" calcext:value-type="float">
            <text:p>-1.00E-05</text:p>
          </table:table-cell>
        </table:table-row>
        <table:table-row table:style-name="ro1">
          <table:table-cell table:formula="of:=([.D13]-1.57311895611143E+018)*0.000000001" office:value-type="float" office:value="0.64564992" calcext:value-type="float">
            <text:p>0.64564992</text:p>
          </table:table-cell>
          <table:table-cell office:value-type="float" office:value="1.57311895680914E+018" calcext:value-type="float">
            <text:p>1.57311895680914E+018</text:p>
          </table:table-cell>
          <table:table-cell office:value-type="float" office:value="12" calcext:value-type="float">
            <text:p>12</text:p>
          </table:table-cell>
          <table:table-cell office:value-type="float" office:value="1.57311895675708E+018" calcext:value-type="float">
            <text:p>1.57311895675708E+018</text:p>
          </table:table-cell>
          <table:table-cell/>
          <table:table-cell office:value-type="float" office:value="-0.0000137132019518" calcext:value-type="float">
            <text:p>-1.37E-05</text:p>
          </table:table-cell>
          <table:table-cell office:value-type="float" office:value="-0.00000861887474457" calcext:value-type="float">
            <text:p>-8.62E-06</text:p>
          </table:table-cell>
          <table:table-cell office:value-type="float" office:value="-0.0000594540179009" calcext:value-type="float">
            <text:p>-5.95E-05</text:p>
          </table:table-cell>
          <table:table-cell table:number-columns-repeated="2"/>
          <table:table-cell office:value-type="float" office:value="1.57311895680926E+018" calcext:value-type="float">
            <text:p>1.57311895680926E+018</text:p>
          </table:table-cell>
          <table:table-cell office:value-type="float" office:value="256" calcext:value-type="float">
            <text:p>256</text:p>
          </table:table-cell>
          <table:table-cell office:value-type="float" office:value="1.57311895675708E+018" calcext:value-type="float">
            <text:p>1.57311895675708E+018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 office:value-type="float" office:value="-0" calcext:value-type="float">
            <text:p>0</text:p>
          </table:table-cell>
          <table:table-cell office:value-type="float" office:value="-0.00000999999974738" calcext:value-type="float">
            <text:p>-1.00E-05</text:p>
          </table:table-cell>
          <table:table-cell office:value-type="float" office:value="0.00000999999974738" calcext:value-type="float">
            <text:p>1.00E-05</text:p>
          </table:table-cell>
        </table:table-row>
        <table:table-row table:style-name="ro1">
          <table:table-cell table:formula="of:=([.D14]-1.57311895611143E+018)*0.000000001" office:value-type="float" office:value="0.697385984" calcext:value-type="float">
            <text:p>0.697385984</text:p>
          </table:table-cell>
          <table:table-cell office:value-type="float" office:value="1.57311895686337E+018" calcext:value-type="float">
            <text:p>1.57311895686337E+018</text:p>
          </table:table-cell>
          <table:table-cell office:value-type="float" office:value="13" calcext:value-type="float">
            <text:p>13</text:p>
          </table:table-cell>
          <table:table-cell office:value-type="float" office:value="1.57311895680881E+018" calcext:value-type="float">
            <text:p>1.57311895680881E+018</text:p>
          </table:table-cell>
          <table:table-cell/>
          <table:table-cell office:value-type="float" office:value="-0.0000487196921313" calcext:value-type="float">
            <text:p>-4.87E-05</text:p>
          </table:table-cell>
          <table:table-cell office:value-type="float" office:value="-0.0000996081653284" calcext:value-type="float">
            <text:p>-9.96E-05</text:p>
          </table:table-cell>
          <table:table-cell table:style-name="Default" office:value-type="float" office:value="-0.000197480185307" calcext:value-type="float">
            <text:p>-0.0001974802</text:p>
          </table:table-cell>
          <table:table-cell table:number-columns-repeated="2"/>
          <table:table-cell office:value-type="float" office:value="1.57311895686383E+018" calcext:value-type="float">
            <text:p>1.57311895686383E+018</text:p>
          </table:table-cell>
          <table:table-cell office:value-type="float" office:value="257" calcext:value-type="float">
            <text:p>257</text:p>
          </table:table-cell>
          <table:table-cell office:value-type="float" office:value="1.57311895680881E+018" calcext:value-type="float">
            <text:p>1.57311895680881E+018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 office:value-type="float" office:value="-0" calcext:value-type="float">
            <text:p>0</text:p>
          </table:table-cell>
          <table:table-cell office:value-type="float" office:value="0.00000999999974738" calcext:value-type="float">
            <text:p>1.00E-05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formula="of:=([.D15]-1.57311895611143E+018)*0.000000001" office:value-type="float" office:value="0.751567872" calcext:value-type="float">
            <text:p>0.751567872</text:p>
          </table:table-cell>
          <table:table-cell office:value-type="float" office:value="1.57311895691768E+018" calcext:value-type="float">
            <text:p>1.57311895691768E+018</text:p>
          </table:table-cell>
          <table:table-cell office:value-type="float" office:value="14" calcext:value-type="float">
            <text:p>14</text:p>
          </table:table-cell>
          <table:table-cell office:value-type="float" office:value="1.57311895686299E+018" calcext:value-type="float">
            <text:p>1.57311895686299E+018</text:p>
          </table:table-cell>
          <table:table-cell/>
          <table:table-cell table:style-name="Default" office:value-type="float" office:value="-0.000139731229865" calcext:value-type="float">
            <text:p>-0.0001397312</text:p>
          </table:table-cell>
          <table:table-cell office:value-type="float" office:value="-0.0000871407755767" calcext:value-type="float">
            <text:p>-8.71E-05</text:p>
          </table:table-cell>
          <table:table-cell table:style-name="Default" office:value-type="float" office:value="-0.000194180203835" calcext:value-type="float">
            <text:p>-0.0001941802</text:p>
          </table:table-cell>
          <table:table-cell table:number-columns-repeated="2"/>
          <table:table-cell office:value-type="float" office:value="1.57311895691832E+018" calcext:value-type="float">
            <text:p>1.57311895691832E+018</text:p>
          </table:table-cell>
          <table:table-cell office:value-type="float" office:value="258" calcext:value-type="float">
            <text:p>258</text:p>
          </table:table-cell>
          <table:table-cell office:value-type="float" office:value="1.57311895686299E+018" calcext:value-type="float">
            <text:p>1.57311895686299E+01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0999999974738" calcext:value-type="float">
            <text:p>-1.00E-05</text:p>
          </table:table-cell>
          <table:table-cell table:number-columns-repeated="2" table:style-name="Default" office:value-type="float" office:value="0" calcext:value-type="float">
            <text:p>0</text:p>
          </table:table-cell>
        </table:table-row>
        <table:table-row table:style-name="ro1">
          <table:table-cell table:formula="of:=([.D16]-1.57311895611143E+018)*0.000000001" office:value-type="float" office:value="0.806494976" calcext:value-type="float">
            <text:p>0.806494976</text:p>
          </table:table-cell>
          <table:table-cell office:value-type="float" office:value="1.57311895697262E+018" calcext:value-type="float">
            <text:p>1.57311895697262E+018</text:p>
          </table:table-cell>
          <table:table-cell office:value-type="float" office:value="15" calcext:value-type="float">
            <text:p>15</text:p>
          </table:table-cell>
          <table:table-cell office:value-type="float" office:value="1.57311895691792E+018" calcext:value-type="float">
            <text:p>1.57311895691792E+018</text:p>
          </table:table-cell>
          <table:table-cell/>
          <table:table-cell office:value-type="float" office:value="-0.0000273213136097" calcext:value-type="float">
            <text:p>-2.73E-05</text:p>
          </table:table-cell>
          <table:table-cell office:value-type="float" office:value="-0.0000729298917577" calcext:value-type="float">
            <text:p>-7.29E-05</text:p>
          </table:table-cell>
          <table:table-cell office:value-type="float" office:value="-0.0000637857665424" calcext:value-type="float">
            <text:p>-6.38E-05</text:p>
          </table:table-cell>
          <table:table-cell table:number-columns-repeated="2"/>
          <table:table-cell office:value-type="float" office:value="1.5731189569738E+018" calcext:value-type="float">
            <text:p>1.5731189569738E+018</text:p>
          </table:table-cell>
          <table:table-cell office:value-type="float" office:value="259" calcext:value-type="float">
            <text:p>259</text:p>
          </table:table-cell>
          <table:table-cell office:value-type="float" office:value="1.57311895691792E+018" calcext:value-type="float">
            <text:p>1.57311895691792E+018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 office:value-type="float" office:value="-0" calcext:value-type="float">
            <text:p>0</text:p>
          </table:table-cell>
          <table:table-cell office:value-type="float" office:value="0.00000999999974738" calcext:value-type="float">
            <text:p>1.00E-05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formula="of:=([.D17]-1.57311895611143E+018)*0.000000001" office:value-type="float" office:value="0.861733888" calcext:value-type="float">
            <text:p>0.861733888</text:p>
          </table:table-cell>
          <table:table-cell office:value-type="float" office:value="1.57311895702767E+018" calcext:value-type="float">
            <text:p>1.57311895702767E+018</text:p>
          </table:table-cell>
          <table:table-cell office:value-type="float" office:value="16" calcext:value-type="float">
            <text:p>16</text:p>
          </table:table-cell>
          <table:table-cell office:value-type="float" office:value="1.57311895697316E+018" calcext:value-type="float">
            <text:p>1.57311895697316E+018</text:p>
          </table:table-cell>
          <table:table-cell/>
          <table:table-cell office:value-type="float" office:value="0.0000392518777517" calcext:value-type="float">
            <text:p>3.93E-05</text:p>
          </table:table-cell>
          <table:table-cell office:value-type="float" office:value="-0.0000208744568226" calcext:value-type="float">
            <text:p>-2.09E-05</text:p>
          </table:table-cell>
          <table:table-cell office:value-type="float" office:value="-0.0000744415956433" calcext:value-type="float">
            <text:p>-7.44E-05</text:p>
          </table:table-cell>
          <table:table-cell table:number-columns-repeated="2"/>
          <table:table-cell office:value-type="float" office:value="1.57311895702918E+018" calcext:value-type="float">
            <text:p>1.57311895702918E+018</text:p>
          </table:table-cell>
          <table:table-cell office:value-type="float" office:value="260" calcext:value-type="float">
            <text:p>260</text:p>
          </table:table-cell>
          <table:table-cell office:value-type="float" office:value="1.57311895697316E+018" calcext:value-type="float">
            <text:p>1.57311895697316E+01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0.00000999999974738" calcext:value-type="float">
            <text:p>1.00E-05</text:p>
          </table:table-cell>
          <table:table-cell office:value-type="float" office:value="-0.00000999999974738" calcext:value-type="float">
            <text:p>-1.00E-05</text:p>
          </table:table-cell>
        </table:table-row>
        <table:table-row table:style-name="ro1">
          <table:table-cell table:formula="of:=([.D18]-1.57311895611143E+018)*0.000000001" office:value-type="float" office:value="0.917246464" calcext:value-type="float">
            <text:p>0.917246464</text:p>
          </table:table-cell>
          <table:table-cell office:value-type="float" office:value="1.57311895708083E+018" calcext:value-type="float">
            <text:p>1.57311895708083E+018</text:p>
          </table:table-cell>
          <table:table-cell office:value-type="float" office:value="17" calcext:value-type="float">
            <text:p>17</text:p>
          </table:table-cell>
          <table:table-cell office:value-type="float" office:value="1.57311895702867E+018" calcext:value-type="float">
            <text:p>1.57311895702867E+018</text:p>
          </table:table-cell>
          <table:table-cell/>
          <table:table-cell office:value-type="float" office:value="0.0000884993496584" calcext:value-type="float">
            <text:p>8.85E-05</text:p>
          </table:table-cell>
          <table:table-cell office:value-type="float" office:value="0.0000385720559279" calcext:value-type="float">
            <text:p>3.86E-05</text:p>
          </table:table-cell>
          <table:table-cell office:value-type="float" office:value="0.000073618699389" calcext:value-type="float">
            <text:p>7.36E-05</text:p>
          </table:table-cell>
          <table:table-cell table:number-columns-repeated="2"/>
          <table:table-cell office:value-type="float" office:value="1.57311895708127E+018" calcext:value-type="float">
            <text:p>1.57311895708127E+018</text:p>
          </table:table-cell>
          <table:table-cell office:value-type="float" office:value="261" calcext:value-type="float">
            <text:p>261</text:p>
          </table:table-cell>
          <table:table-cell office:value-type="float" office:value="1.57311895702867E+018" calcext:value-type="float">
            <text:p>1.57311895702867E+01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-0.00000999999974738" calcext:value-type="float">
            <text:p>-1.00E-05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formula="of:=([.D19]-1.57311895611143E+018)*0.000000001" office:value-type="float" office:value="0.969345792" calcext:value-type="float">
            <text:p>0.969345792</text:p>
          </table:table-cell>
          <table:table-cell office:value-type="float" office:value="1.57311895713395E+018" calcext:value-type="float">
            <text:p>1.57311895713395E+018</text:p>
          </table:table-cell>
          <table:table-cell office:value-type="float" office:value="18" calcext:value-type="float">
            <text:p>18</text:p>
          </table:table-cell>
          <table:table-cell office:value-type="float" office:value="1.57311895708077E+018" calcext:value-type="float">
            <text:p>1.57311895708077E+018</text:p>
          </table:table-cell>
          <table:table-cell/>
          <table:table-cell office:value-type="float" office:value="0.0000570421179873" calcext:value-type="float">
            <text:p>5.70E-05</text:p>
          </table:table-cell>
          <table:table-cell office:value-type="float" office:value="-0.00000842729150463" calcext:value-type="float">
            <text:p>-8.43E-06</text:p>
          </table:table-cell>
          <table:table-cell office:value-type="float" office:value="-0.0000162616979651" calcext:value-type="float">
            <text:p>-1.63E-05</text:p>
          </table:table-cell>
          <table:table-cell table:number-columns-repeated="2"/>
          <table:table-cell office:value-type="float" office:value="1.57311895713436E+018" calcext:value-type="float">
            <text:p>1.57311895713436E+018</text:p>
          </table:table-cell>
          <table:table-cell office:value-type="float" office:value="262" calcext:value-type="float">
            <text:p>262</text:p>
          </table:table-cell>
          <table:table-cell office:value-type="float" office:value="1.57311895708077E+018" calcext:value-type="float">
            <text:p>1.57311895708077E+018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 office:value-type="float" office:value="-0" calcext:value-type="float">
            <text:p>0</text:p>
          </table:table-cell>
          <table:table-cell office:value-type="float" office:value="-0.0000199999994948" calcext:value-type="float">
            <text:p>-2.00E-05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formula="of:=([.D20]-1.57311895611143E+018)*0.000000001" office:value-type="float" office:value="1.023211008" calcext:value-type="float">
            <text:p>1.023211008</text:p>
          </table:table-cell>
          <table:table-cell office:value-type="float" office:value="1.57311895723929E+018" calcext:value-type="float">
            <text:p>1.57311895723929E+018</text:p>
          </table:table-cell>
          <table:table-cell office:value-type="float" office:value="19" calcext:value-type="float">
            <text:p>19</text:p>
          </table:table-cell>
          <table:table-cell office:value-type="float" office:value="1.57311895713464E+018" calcext:value-type="float">
            <text:p>1.57311895713464E+018</text:p>
          </table:table-cell>
          <table:table-cell/>
          <table:table-cell office:value-type="float" office:value="-0.00000220828246711" calcext:value-type="float">
            <text:p>-2.21E-06</text:p>
          </table:table-cell>
          <table:table-cell office:value-type="float" office:value="0.0000278417101072" calcext:value-type="float">
            <text:p>2.78E-05</text:p>
          </table:table-cell>
          <table:table-cell office:value-type="float" office:value="0.0000500256610394" calcext:value-type="float">
            <text:p>5.00E-05</text:p>
          </table:table-cell>
          <table:table-cell table:number-columns-repeated="2"/>
          <table:table-cell office:value-type="float" office:value="1.57311895723962E+018" calcext:value-type="float">
            <text:p>1.57311895723962E+018</text:p>
          </table:table-cell>
          <table:table-cell office:value-type="float" office:value="263" calcext:value-type="float">
            <text:p>263</text:p>
          </table:table-cell>
          <table:table-cell office:value-type="float" office:value="1.57311895713464E+018" calcext:value-type="float">
            <text:p>1.57311895713464E+01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199999994948" calcext:value-type="float">
            <text:p>-2.00E-05</text:p>
          </table:table-cell>
          <table:table-cell office:value-type="float" office:value="0.0000299999992421" calcext:value-type="float">
            <text:p>3.00E-05</text:p>
          </table:table-cell>
          <table:table-cell office:value-type="float" office:value="0.00000999999974738" calcext:value-type="float">
            <text:p>1.00E-05</text:p>
          </table:table-cell>
        </table:table-row>
        <table:table-row table:style-name="ro1">
          <table:table-cell table:formula="of:=([.D21]-1.57311895611143E+018)*0.000000001" office:value-type="float" office:value="1.128305664" calcext:value-type="float">
            <text:p>1.128305664</text:p>
          </table:table-cell>
          <table:table-cell office:value-type="float" office:value="1.57311895729301E+018" calcext:value-type="float">
            <text:p>1.57311895729301E+018</text:p>
          </table:table-cell>
          <table:table-cell office:value-type="float" office:value="20" calcext:value-type="float">
            <text:p>20</text:p>
          </table:table-cell>
          <table:table-cell office:value-type="float" office:value="1.57311895723973E+018" calcext:value-type="float">
            <text:p>1.57311895723973E+018</text:p>
          </table:table-cell>
          <table:table-cell/>
          <table:table-cell office:value-type="float" office:value="0.0000538925996807" calcext:value-type="float">
            <text:p>5.39E-05</text:p>
          </table:table-cell>
          <table:table-cell office:value-type="float" office:value="0.0000659420766169" calcext:value-type="float">
            <text:p>6.59E-05</text:p>
          </table:table-cell>
          <table:table-cell office:value-type="float" office:value="0.0000996145463432" calcext:value-type="float">
            <text:p>9.96E-05</text:p>
          </table:table-cell>
          <table:table-cell table:number-columns-repeated="2"/>
          <table:table-cell office:value-type="float" office:value="1.57311895729375E+018" calcext:value-type="float">
            <text:p>1.57311895729375E+018</text:p>
          </table:table-cell>
          <table:table-cell office:value-type="float" office:value="264" calcext:value-type="float">
            <text:p>264</text:p>
          </table:table-cell>
          <table:table-cell office:value-type="float" office:value="1.57311895723973E+018" calcext:value-type="float">
            <text:p>1.57311895723973E+018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-0.00000999999974738" calcext:value-type="float">
            <text:p>-1.00E-05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formula="of:=([.D22]-1.57311895611143E+018)*0.000000001" office:value-type="float" office:value="1.182091008" calcext:value-type="float">
            <text:p>1.182091008</text:p>
          </table:table-cell>
          <table:table-cell office:value-type="float" office:value="1.57311895734715E+018" calcext:value-type="float">
            <text:p>1.57311895734715E+018</text:p>
          </table:table-cell>
          <table:table-cell office:value-type="float" office:value="21" calcext:value-type="float">
            <text:p>21</text:p>
          </table:table-cell>
          <table:table-cell office:value-type="float" office:value="1.57311895729352E+018" calcext:value-type="float">
            <text:p>1.57311895729352E+018</text:p>
          </table:table-cell>
          <table:table-cell/>
          <table:table-cell office:value-type="float" office:value="-0.0000315613397106" calcext:value-type="float">
            <text:p>-3.16E-05</text:p>
          </table:table-cell>
          <table:table-cell office:value-type="float" office:value="-0.00000822020956548" calcext:value-type="float">
            <text:p>-8.22E-06</text:p>
          </table:table-cell>
          <table:table-cell office:value-type="float" office:value="-0.0000611058712821" calcext:value-type="float">
            <text:p>-6.11E-05</text:p>
          </table:table-cell>
          <table:table-cell table:number-columns-repeated="2"/>
          <table:table-cell office:value-type="float" office:value="1.5731189573477E+018" calcext:value-type="float">
            <text:p>1.5731189573477E+018</text:p>
          </table:table-cell>
          <table:table-cell office:value-type="float" office:value="265" calcext:value-type="float">
            <text:p>265</text:p>
          </table:table-cell>
          <table:table-cell office:value-type="float" office:value="1.57311895729352E+018" calcext:value-type="float">
            <text:p>1.57311895729352E+01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-0.00000999999974738" calcext:value-type="float">
            <text:p>-1.00E-05</text:p>
          </table:table-cell>
          <table:table-cell office:value-type="float" office:value="0.00000999999974738" calcext:value-type="float">
            <text:p>1.00E-05</text:p>
          </table:table-cell>
        </table:table-row>
        <table:table-row table:style-name="ro1">
          <table:table-cell table:formula="of:=([.D23]-1.57311895611143E+018)*0.000000001" office:value-type="float" office:value="1.235805952" calcext:value-type="float">
            <text:p>1.235805952</text:p>
          </table:table-cell>
          <table:table-cell office:value-type="float" office:value="1.573118957401E+018" calcext:value-type="float">
            <text:p>1.573118957401E+018</text:p>
          </table:table-cell>
          <table:table-cell office:value-type="float" office:value="22" calcext:value-type="float">
            <text:p>22</text:p>
          </table:table-cell>
          <table:table-cell office:value-type="float" office:value="1.57311895734723E+018" calcext:value-type="float">
            <text:p>1.57311895734723E+018</text:p>
          </table:table-cell>
          <table:table-cell/>
          <table:table-cell table:style-name="Default" office:value-type="float" office:value="-0.000152454405907" calcext:value-type="float">
            <text:p>-0.0001524544</text:p>
          </table:table-cell>
          <table:table-cell table:style-name="Default" office:value-type="float" office:value="-0.000103499587567" calcext:value-type="float">
            <text:p>-0.0001034996</text:p>
          </table:table-cell>
          <table:table-cell table:style-name="Default" office:value-type="float" office:value="-0.000168839513208" calcext:value-type="float">
            <text:p>-0.0001688395</text:p>
          </table:table-cell>
          <table:table-cell table:number-columns-repeated="2"/>
          <table:table-cell office:value-type="float" office:value="1.57311895740222E+018" calcext:value-type="float">
            <text:p>1.57311895740222E+018</text:p>
          </table:table-cell>
          <table:table-cell office:value-type="float" office:value="266" calcext:value-type="float">
            <text:p>266</text:p>
          </table:table-cell>
          <table:table-cell office:value-type="float" office:value="1.57311895734723E+018" calcext:value-type="float">
            <text:p>1.57311895734723E+01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 table:style-name="Default" office:value-type="float" office:value="-0" calcext:value-type="float">
            <text:p>0</text:p>
          </table:table-cell>
        </table:table-row>
        <table:table-row table:style-name="ro1">
          <table:table-cell table:formula="of:=([.D24]-1.57311895611143E+018)*0.000000001" office:value-type="float" office:value="1.289639168" calcext:value-type="float">
            <text:p>1.289639168</text:p>
          </table:table-cell>
          <table:table-cell office:value-type="float" office:value="1.5731189574535E+018" calcext:value-type="float">
            <text:p>1.5731189574535E+018</text:p>
          </table:table-cell>
          <table:table-cell office:value-type="float" office:value="23" calcext:value-type="float">
            <text:p>23</text:p>
          </table:table-cell>
          <table:table-cell office:value-type="float" office:value="1.57311895740107E+018" calcext:value-type="float">
            <text:p>1.57311895740107E+018</text:p>
          </table:table-cell>
          <table:table-cell/>
          <table:table-cell office:value-type="float" office:value="-0.0000339352991432" calcext:value-type="float">
            <text:p>-3.39E-05</text:p>
          </table:table-cell>
          <table:table-cell office:value-type="float" office:value="0.0000849897551234" calcext:value-type="float">
            <text:p>8.50E-05</text:p>
          </table:table-cell>
          <table:table-cell office:value-type="float" office:value="0.0000645774998702" calcext:value-type="float">
            <text:p>6.46E-05</text:p>
          </table:table-cell>
          <table:table-cell table:number-columns-repeated="2"/>
          <table:table-cell office:value-type="float" office:value="1.57311895745519E+018" calcext:value-type="float">
            <text:p>1.57311895745519E+018</text:p>
          </table:table-cell>
          <table:table-cell office:value-type="float" office:value="267" calcext:value-type="float">
            <text:p>267</text:p>
          </table:table-cell>
          <table:table-cell office:value-type="float" office:value="1.57311895740107E+018" calcext:value-type="float">
            <text:p>1.57311895740107E+018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 office:value-type="float" office:value="-0" calcext:value-type="float">
            <text:p>0</text:p>
          </table:table-cell>
          <table:table-cell office:value-type="float" office:value="0.00000999999974738" calcext:value-type="float">
            <text:p>1.00E-05</text:p>
          </table:table-cell>
          <table:table-cell table:style-name="Default" office:value-type="float" office:value="-0" calcext:value-type="float">
            <text:p>0</text:p>
          </table:table-cell>
        </table:table-row>
        <table:table-row table:style-name="ro1">
          <table:table-cell table:formula="of:=([.D25]-1.57311895611143E+018)*0.000000001" office:value-type="float" office:value="1.342237952" calcext:value-type="float">
            <text:p>1.342237952</text:p>
          </table:table-cell>
          <table:table-cell office:value-type="float" office:value="1.57311895750696E+018" calcext:value-type="float">
            <text:p>1.57311895750696E+018</text:p>
          </table:table-cell>
          <table:table-cell office:value-type="float" office:value="24" calcext:value-type="float">
            <text:p>24</text:p>
          </table:table-cell>
          <table:table-cell office:value-type="float" office:value="1.57311895745366E+018" calcext:value-type="float">
            <text:p>1.57311895745366E+018</text:p>
          </table:table-cell>
          <table:table-cell/>
          <table:table-cell office:value-type="float" office:value="0.0000276562459476" calcext:value-type="float">
            <text:p>2.77E-05</text:p>
          </table:table-cell>
          <table:table-cell office:value-type="float" office:value="-0.0000171872216015" calcext:value-type="float">
            <text:p>-1.72E-05</text:p>
          </table:table-cell>
          <table:table-cell office:value-type="float" office:value="-0.0000327788111463" calcext:value-type="float">
            <text:p>-3.28E-05</text:p>
          </table:table-cell>
          <table:table-cell table:number-columns-repeated="2"/>
          <table:table-cell office:value-type="float" office:value="1.57311895750699E+018" calcext:value-type="float">
            <text:p>1.57311895750699E+018</text:p>
          </table:table-cell>
          <table:table-cell office:value-type="float" office:value="268" calcext:value-type="float">
            <text:p>268</text:p>
          </table:table-cell>
          <table:table-cell office:value-type="float" office:value="1.57311895745366E+018" calcext:value-type="float">
            <text:p>1.57311895745366E+018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 office:value-type="float" office:value="-0" calcext:value-type="float">
            <text:p>0</text:p>
          </table:table-cell>
          <table:table-cell office:value-type="float" office:value="0.0000299999992421" calcext:value-type="float">
            <text:p>3.00E-05</text:p>
          </table:table-cell>
          <table:table-cell table:style-name="Default" office:value-type="float" office:value="-0" calcext:value-type="float">
            <text:p>0</text:p>
          </table:table-cell>
        </table:table-row>
        <table:table-row table:style-name="ro1">
          <table:table-cell table:formula="of:=([.D26]-1.57311895611143E+018)*0.000000001" office:value-type="float" office:value="1.395656704" calcext:value-type="float">
            <text:p>1.395656704</text:p>
          </table:table-cell>
          <table:table-cell office:value-type="float" office:value="1.57311895755988E+018" calcext:value-type="float">
            <text:p>1.57311895755988E+018</text:p>
          </table:table-cell>
          <table:table-cell office:value-type="float" office:value="25" calcext:value-type="float">
            <text:p>25</text:p>
          </table:table-cell>
          <table:table-cell office:value-type="float" office:value="1.57311895750708E+018" calcext:value-type="float">
            <text:p>1.57311895750708E+018</text:p>
          </table:table-cell>
          <table:table-cell/>
          <table:table-cell table:style-name="Default" office:value-type="float" office:value="0.00012190243433" calcext:value-type="float">
            <text:p>0.0001219024</text:p>
          </table:table-cell>
          <table:table-cell office:value-type="float" office:value="0.000059358724684" calcext:value-type="float">
            <text:p>5.94E-05</text:p>
          </table:table-cell>
          <table:table-cell table:style-name="Default" office:value-type="float" office:value="0.000108889544208" calcext:value-type="float">
            <text:p>0.0001088895</text:p>
          </table:table-cell>
          <table:table-cell table:number-columns-repeated="2"/>
          <table:table-cell office:value-type="float" office:value="1.5731189575606E+018" calcext:value-type="float">
            <text:p>1.5731189575606E+018</text:p>
          </table:table-cell>
          <table:table-cell office:value-type="float" office:value="269" calcext:value-type="float">
            <text:p>269</text:p>
          </table:table-cell>
          <table:table-cell office:value-type="float" office:value="1.57311895750708E+018" calcext:value-type="float">
            <text:p>1.57311895750708E+018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00000999999974738" calcext:value-type="float">
            <text:p>1.00E-05</text:p>
          </table:table-cell>
          <table:table-cell table:style-name="Default" office:value-type="float" office:value="-0" calcext:value-type="float">
            <text:p>0</text:p>
          </table:table-cell>
        </table:table-row>
        <table:table-row table:style-name="ro1">
          <table:table-cell table:formula="of:=([.D27]-1.57311895611143E+018)*0.000000001" office:value-type="float" office:value="1.449265152" calcext:value-type="float">
            <text:p>1.449265152</text:p>
          </table:table-cell>
          <table:table-cell office:value-type="float" office:value="1.57311895761426E+018" calcext:value-type="float">
            <text:p>1.57311895761426E+018</text:p>
          </table:table-cell>
          <table:table-cell office:value-type="float" office:value="26" calcext:value-type="float">
            <text:p>26</text:p>
          </table:table-cell>
          <table:table-cell office:value-type="float" office:value="1.57311895756069E+018" calcext:value-type="float">
            <text:p>1.57311895756069E+018</text:p>
          </table:table-cell>
          <table:table-cell/>
          <table:table-cell office:value-type="float" office:value="0.0000897590216482" calcext:value-type="float">
            <text:p>8.98E-05</text:p>
          </table:table-cell>
          <table:table-cell office:value-type="float" office:value="0.0000330249349645" calcext:value-type="float">
            <text:p>3.30E-05</text:p>
          </table:table-cell>
          <table:table-cell office:value-type="float" office:value="0.0000706801947672" calcext:value-type="float">
            <text:p>7.07E-05</text:p>
          </table:table-cell>
          <table:table-cell table:number-columns-repeated="2"/>
          <table:table-cell office:value-type="float" office:value="1.57311895761486E+018" calcext:value-type="float">
            <text:p>1.57311895761486E+018</text:p>
          </table:table-cell>
          <table:table-cell office:value-type="float" office:value="270" calcext:value-type="float">
            <text:p>270</text:p>
          </table:table-cell>
          <table:table-cell office:value-type="float" office:value="1.57311895756069E+018" calcext:value-type="float">
            <text:p>1.57311895756069E+01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-0.00000999999974738" calcext:value-type="float">
            <text:p>-1.00E-05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formula="of:=([.D28]-1.57311895611143E+018)*0.000000001" office:value-type="float" office:value="1.502560768" calcext:value-type="float">
            <text:p>1.502560768</text:p>
          </table:table-cell>
          <table:table-cell office:value-type="float" office:value="1.57311895771739E+018" calcext:value-type="float">
            <text:p>1.57311895771739E+018</text:p>
          </table:table-cell>
          <table:table-cell office:value-type="float" office:value="27" calcext:value-type="float">
            <text:p>27</text:p>
          </table:table-cell>
          <table:table-cell office:value-type="float" office:value="1.57311895761399E+018" calcext:value-type="float">
            <text:p>1.57311895761399E+018</text:p>
          </table:table-cell>
          <table:table-cell/>
          <table:table-cell office:value-type="float" office:value="0.00000905578690436" calcext:value-type="float">
            <text:p>9.06E-06</text:p>
          </table:table-cell>
          <table:table-cell office:value-type="float" office:value="0.0000649633511784" calcext:value-type="float">
            <text:p>6.50E-05</text:p>
          </table:table-cell>
          <table:table-cell office:value-type="float" office:value="-0.0000244048060267" calcext:value-type="float">
            <text:p>-2.44E-05</text:p>
          </table:table-cell>
          <table:table-cell table:number-columns-repeated="2"/>
          <table:table-cell office:value-type="float" office:value="1.57311895771858E+018" calcext:value-type="float">
            <text:p>1.57311895771858E+018</text:p>
          </table:table-cell>
          <table:table-cell office:value-type="float" office:value="271" calcext:value-type="float">
            <text:p>271</text:p>
          </table:table-cell>
          <table:table-cell office:value-type="float" office:value="1.57311895761399E+018" calcext:value-type="float">
            <text:p>1.57311895761399E+01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0999999974738" calcext:value-type="float">
            <text:p>1.00E-05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-0.00000999999974738" calcext:value-type="float">
            <text:p>-1.00E-05</text:p>
          </table:table-cell>
        </table:table-row>
        <table:table-row table:style-name="ro1">
          <table:table-cell table:formula="of:=([.D29]-1.57311895611143E+018)*0.000000001" office:value-type="float" office:value="1.606525952" calcext:value-type="float">
            <text:p>1.606525952</text:p>
          </table:table-cell>
          <table:table-cell office:value-type="float" office:value="1.57311895777126E+018" calcext:value-type="float">
            <text:p>1.57311895777126E+018</text:p>
          </table:table-cell>
          <table:table-cell office:value-type="float" office:value="28" calcext:value-type="float">
            <text:p>28</text:p>
          </table:table-cell>
          <table:table-cell office:value-type="float" office:value="1.57311895771795E+018" calcext:value-type="float">
            <text:p>1.57311895771795E+018</text:p>
          </table:table-cell>
          <table:table-cell/>
          <table:table-cell office:value-type="float" office:value="-0.00000247589991886" calcext:value-type="float">
            <text:p>-2.48E-06</text:p>
          </table:table-cell>
          <table:table-cell office:value-type="float" office:value="-0.0000159200826602" calcext:value-type="float">
            <text:p>-1.59E-05</text:p>
          </table:table-cell>
          <table:table-cell office:value-type="float" office:value="0.0000197736135306" calcext:value-type="float">
            <text:p>1.98E-05</text:p>
          </table:table-cell>
          <table:table-cell table:number-columns-repeated="2"/>
          <table:table-cell office:value-type="float" office:value="1.57311895777168E+018" calcext:value-type="float">
            <text:p>1.57311895777168E+018</text:p>
          </table:table-cell>
          <table:table-cell office:value-type="float" office:value="272" calcext:value-type="float">
            <text:p>272</text:p>
          </table:table-cell>
          <table:table-cell office:value-type="float" office:value="1.57311895771795E+018" calcext:value-type="float">
            <text:p>1.57311895771795E+018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 office:value-type="float" office:value="-0" calcext:value-type="float">
            <text:p>0</text:p>
          </table:table-cell>
          <table:table-cell office:value-type="float" office:value="0.00000999999974738" calcext:value-type="float">
            <text:p>1.00E-05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formula="of:=([.D30]-1.57311895611143E+018)*0.000000001" office:value-type="float" office:value="1.660184832" calcext:value-type="float">
            <text:p>1.660184832</text:p>
          </table:table-cell>
          <table:table-cell office:value-type="float" office:value="1.57311895782488E+018" calcext:value-type="float">
            <text:p>1.57311895782488E+018</text:p>
          </table:table-cell>
          <table:table-cell office:value-type="float" office:value="29" calcext:value-type="float">
            <text:p>29</text:p>
          </table:table-cell>
          <table:table-cell office:value-type="float" office:value="1.57311895777161E+018" calcext:value-type="float">
            <text:p>1.57311895777161E+018</text:p>
          </table:table-cell>
          <table:table-cell/>
          <table:table-cell office:value-type="float" office:value="0.0000320959043165" calcext:value-type="float">
            <text:p>3.21E-05</text:p>
          </table:table-cell>
          <table:table-cell table:style-name="Default" office:value-type="float" office:value="-0.000164688317454" calcext:value-type="float">
            <text:p>-0.0001646883</text:p>
          </table:table-cell>
          <table:table-cell office:value-type="float" office:value="-0.000012299530681" calcext:value-type="float">
            <text:p>-1.23E-05</text:p>
          </table:table-cell>
          <table:table-cell table:number-columns-repeated="2"/>
          <table:table-cell office:value-type="float" office:value="1.57311895782605E+018" calcext:value-type="float">
            <text:p>1.57311895782605E+018</text:p>
          </table:table-cell>
          <table:table-cell office:value-type="float" office:value="273" calcext:value-type="float">
            <text:p>273</text:p>
          </table:table-cell>
          <table:table-cell office:value-type="float" office:value="1.57311895777161E+018" calcext:value-type="float">
            <text:p>1.57311895777161E+018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 office:value-type="float" office:value="-0" calcext:value-type="float">
            <text:p>0</text:p>
          </table:table-cell>
          <table:table-cell office:value-type="float" office:value="-0.00000999999974738" calcext:value-type="float">
            <text:p>-1.00E-05</text:p>
          </table:table-cell>
          <table:table-cell table:style-name="Default" office:value-type="float" office:value="-0" calcext:value-type="float">
            <text:p>0</text:p>
          </table:table-cell>
        </table:table-row>
        <table:table-row table:style-name="ro1">
          <table:table-cell table:formula="of:=([.D31]-1.57311895611143E+018)*0.000000001" office:value-type="float" office:value="1.713915904" calcext:value-type="float">
            <text:p>1.713915904</text:p>
          </table:table-cell>
          <table:table-cell office:value-type="float" office:value="1.57311895787893E+018" calcext:value-type="float">
            <text:p>1.57311895787893E+018</text:p>
          </table:table-cell>
          <table:table-cell office:value-type="float" office:value="30" calcext:value-type="float">
            <text:p>30</text:p>
          </table:table-cell>
          <table:table-cell office:value-type="float" office:value="1.57311895782534E+018" calcext:value-type="float">
            <text:p>1.57311895782534E+018</text:p>
          </table:table-cell>
          <table:table-cell/>
          <table:table-cell office:value-type="float" office:value="-0.0000412983026763" calcext:value-type="float">
            <text:p>-4.13E-05</text:p>
          </table:table-cell>
          <table:table-cell office:value-type="float" office:value="0.00000245629121309" calcext:value-type="float">
            <text:p>2.46E-06</text:p>
          </table:table-cell>
          <table:table-cell office:value-type="float" office:value="-0.000011687312508" calcext:value-type="float">
            <text:p>-1.17E-05</text:p>
          </table:table-cell>
          <table:table-cell table:number-columns-repeated="2"/>
          <table:table-cell office:value-type="float" office:value="1.57311895787919E+018" calcext:value-type="float">
            <text:p>1.57311895787919E+018</text:p>
          </table:table-cell>
          <table:table-cell office:value-type="float" office:value="274" calcext:value-type="float">
            <text:p>274</text:p>
          </table:table-cell>
          <table:table-cell office:value-type="float" office:value="1.57311895782534E+018" calcext:value-type="float">
            <text:p>1.57311895782534E+01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 table:style-name="Default" office:value-type="float" office:value="0" calcext:value-type="float">
            <text:p>0</text:p>
          </table:table-cell>
        </table:table-row>
        <table:table-row table:style-name="ro1">
          <table:table-cell table:formula="of:=([.D32]-1.57311895611143E+018)*0.000000001" office:value-type="float" office:value="1.767844096" calcext:value-type="float">
            <text:p>1.767844096</text:p>
          </table:table-cell>
          <table:table-cell office:value-type="float" office:value="1.5731189579329E+018" calcext:value-type="float">
            <text:p>1.5731189579329E+018</text:p>
          </table:table-cell>
          <table:table-cell office:value-type="float" office:value="31" calcext:value-type="float">
            <text:p>31</text:p>
          </table:table-cell>
          <table:table-cell office:value-type="float" office:value="1.57311895787927E+018" calcext:value-type="float">
            <text:p>1.57311895787927E+018</text:p>
          </table:table-cell>
          <table:table-cell/>
          <table:table-cell office:value-type="float" office:value="0.0000776548913564" calcext:value-type="float">
            <text:p>7.77E-05</text:p>
          </table:table-cell>
          <table:table-cell office:value-type="float" office:value="0.0000409637141274" calcext:value-type="float">
            <text:p>4.10E-05</text:p>
          </table:table-cell>
          <table:table-cell office:value-type="float" office:value="0.0000761731571401" calcext:value-type="float">
            <text:p>7.62E-05</text:p>
          </table:table-cell>
          <table:table-cell table:number-columns-repeated="2"/>
          <table:table-cell office:value-type="float" office:value="1.5731189579342E+018" calcext:value-type="float">
            <text:p>1.5731189579342E+018</text:p>
          </table:table-cell>
          <table:table-cell office:value-type="float" office:value="275" calcext:value-type="float">
            <text:p>275</text:p>
          </table:table-cell>
          <table:table-cell office:value-type="float" office:value="1.57311895787927E+018" calcext:value-type="float">
            <text:p>1.57311895787927E+018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0000199999994948" calcext:value-type="float">
            <text:p>2.00E-05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formula="of:=([.D33]-1.57311895611143E+018)*0.000000001" office:value-type="float" office:value="1.821988608" calcext:value-type="float">
            <text:p>1.821988608</text:p>
          </table:table-cell>
          <table:table-cell office:value-type="float" office:value="1.57311895798707E+018" calcext:value-type="float">
            <text:p>1.57311895798707E+018</text:p>
          </table:table-cell>
          <table:table-cell office:value-type="float" office:value="32" calcext:value-type="float">
            <text:p>32</text:p>
          </table:table-cell>
          <table:table-cell office:value-type="float" office:value="1.57311895793341E+018" calcext:value-type="float">
            <text:p>1.57311895793341E+018</text:p>
          </table:table-cell>
          <table:table-cell/>
          <table:table-cell office:value-type="float" office:value="-0.0000214028805203" calcext:value-type="float">
            <text:p>-2.14E-05</text:p>
          </table:table-cell>
          <table:table-cell office:value-type="float" office:value="-0.00000441570773546" calcext:value-type="float">
            <text:p>-4.42E-06</text:p>
          </table:table-cell>
          <table:table-cell office:value-type="float" office:value="-0.0000507243748871" calcext:value-type="float">
            <text:p>-5.07E-05</text:p>
          </table:table-cell>
          <table:table-cell table:number-columns-repeated="2"/>
          <table:table-cell office:value-type="float" office:value="1.57311895798733E+018" calcext:value-type="float">
            <text:p>1.57311895798733E+018</text:p>
          </table:table-cell>
          <table:table-cell office:value-type="float" office:value="276" calcext:value-type="float">
            <text:p>276</text:p>
          </table:table-cell>
          <table:table-cell office:value-type="float" office:value="1.57311895793341E+018" calcext:value-type="float">
            <text:p>1.57311895793341E+01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199999994948" calcext:value-type="float">
            <text:p>2.00E-05</text:p>
          </table:table-cell>
          <table:table-cell table:style-name="Default" office:value-type="float" office:value="-0" calcext:value-type="float">
            <text:p>0</text:p>
          </table:table-cell>
          <table:table-cell office:value-type="float" office:value="-0.00000999999974738" calcext:value-type="float">
            <text:p>-1.00E-05</text:p>
          </table:table-cell>
        </table:table-row>
        <table:table-row table:style-name="ro1">
          <table:table-cell table:formula="of:=([.D34]-1.57311895611143E+018)*0.000000001" office:value-type="float" office:value="1.876214016" calcext:value-type="float">
            <text:p>1.876214016</text:p>
          </table:table-cell>
          <table:table-cell office:value-type="float" office:value="1.57311895804111E+018" calcext:value-type="float">
            <text:p>1.57311895804111E+018</text:p>
          </table:table-cell>
          <table:table-cell office:value-type="float" office:value="33" calcext:value-type="float">
            <text:p>33</text:p>
          </table:table-cell>
          <table:table-cell office:value-type="float" office:value="1.57311895798764E+018" calcext:value-type="float">
            <text:p>1.57311895798764E+018</text:p>
          </table:table-cell>
          <table:table-cell/>
          <table:table-cell office:value-type="float" office:value="-0.0000972800262389" calcext:value-type="float">
            <text:p>-9.73E-05</text:p>
          </table:table-cell>
          <table:table-cell office:value-type="float" office:value="-0.0000457928508695" calcext:value-type="float">
            <text:p>-4.58E-05</text:p>
          </table:table-cell>
          <table:table-cell table:style-name="Default" office:value-type="float" office:value="-0.000170540195541" calcext:value-type="float">
            <text:p>-0.0001705402</text:p>
          </table:table-cell>
          <table:table-cell table:number-columns-repeated="2"/>
          <table:table-cell office:value-type="float" office:value="1.5731189580416E+018" calcext:value-type="float">
            <text:p>1.5731189580416E+018</text:p>
          </table:table-cell>
          <table:table-cell office:value-type="float" office:value="277" calcext:value-type="float">
            <text:p>277</text:p>
          </table:table-cell>
          <table:table-cell office:value-type="float" office:value="1.57311895798764E+018" calcext:value-type="float">
            <text:p>1.57311895798764E+018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-0.0000199999994948" calcext:value-type="float">
            <text:p>-2.00E-05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formula="of:=([.D35]-1.57311895611143E+018)*0.000000001" office:value-type="float" office:value="1.930336768" calcext:value-type="float">
            <text:p>1.930336768</text:p>
          </table:table-cell>
          <table:table-cell office:value-type="float" office:value="1.5731189580953E+018" calcext:value-type="float">
            <text:p>1.5731189580953E+018</text:p>
          </table:table-cell>
          <table:table-cell office:value-type="float" office:value="34" calcext:value-type="float">
            <text:p>34</text:p>
          </table:table-cell>
          <table:table-cell office:value-type="float" office:value="1.57311895804176E+018" calcext:value-type="float">
            <text:p>1.57311895804176E+018</text:p>
          </table:table-cell>
          <table:table-cell/>
          <table:table-cell office:value-type="float" office:value="-0.0000982563433354" calcext:value-type="float">
            <text:p>-9.83E-05</text:p>
          </table:table-cell>
          <table:table-cell office:value-type="float" office:value="-0.0000294582096103" calcext:value-type="float">
            <text:p>-2.95E-05</text:p>
          </table:table-cell>
          <table:table-cell table:style-name="Default" office:value-type="float" office:value="-0.000121313350974" calcext:value-type="float">
            <text:p>-0.0001213134</text:p>
          </table:table-cell>
          <table:table-cell table:number-columns-repeated="2"/>
          <table:table-cell office:value-type="float" office:value="1.57311895809615E+018" calcext:value-type="float">
            <text:p>1.57311895809615E+018</text:p>
          </table:table-cell>
          <table:table-cell office:value-type="float" office:value="278" calcext:value-type="float">
            <text:p>278</text:p>
          </table:table-cell>
          <table:table-cell office:value-type="float" office:value="1.57311895804176E+018" calcext:value-type="float">
            <text:p>1.57311895804176E+01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0999999974738" calcext:value-type="float">
            <text:p>1.00E-05</text:p>
          </table:table-cell>
          <table:table-cell office:value-type="float" office:value="-0.0000399999989895" calcext:value-type="float">
            <text:p>-4.00E-05</text:p>
          </table:table-cell>
          <table:table-cell table:style-name="Default" office:value-type="float" office:value="-0" calcext:value-type="float">
            <text:p>0</text:p>
          </table:table-cell>
        </table:table-row>
        <table:table-row table:style-name="ro1">
          <table:table-cell table:formula="of:=([.D36]-1.57311895611143E+018)*0.000000001" office:value-type="float" office:value="1.984677888" calcext:value-type="float">
            <text:p>1.984677888</text:p>
          </table:table-cell>
          <table:table-cell office:value-type="float" office:value="1.5731189581995E+018" calcext:value-type="float">
            <text:p>1.5731189581995E+018</text:p>
          </table:table-cell>
          <table:table-cell office:value-type="float" office:value="35" calcext:value-type="float">
            <text:p>35</text:p>
          </table:table-cell>
          <table:table-cell office:value-type="float" office:value="1.5731189580961E+018" calcext:value-type="float">
            <text:p>1.5731189580961E+018</text:p>
          </table:table-cell>
          <table:table-cell/>
          <table:table-cell office:value-type="float" office:value="-0.0000903210602701" calcext:value-type="float">
            <text:p>-9.03E-05</text:p>
          </table:table-cell>
          <table:table-cell office:value-type="float" office:value="-0.0000294382589345" calcext:value-type="float">
            <text:p>-2.94E-05</text:p>
          </table:table-cell>
          <table:table-cell office:value-type="float" office:value="-0.00000662899310555" calcext:value-type="float">
            <text:p>-6.63E-06</text:p>
          </table:table-cell>
          <table:table-cell table:number-columns-repeated="2"/>
          <table:table-cell office:value-type="float" office:value="1.57311895820044E+018" calcext:value-type="float">
            <text:p>1.57311895820044E+018</text:p>
          </table:table-cell>
          <table:table-cell office:value-type="float" office:value="279" calcext:value-type="float">
            <text:p>279</text:p>
          </table:table-cell>
          <table:table-cell office:value-type="float" office:value="1.5731189580961E+018" calcext:value-type="float">
            <text:p>1.5731189580961E+01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0999999974738" calcext:value-type="float">
            <text:p>1.00E-05</text:p>
          </table:table-cell>
          <table:table-cell office:value-type="float" office:value="-0.0000399999989895" calcext:value-type="float">
            <text:p>-4.00E-05</text:p>
          </table:table-cell>
          <table:table-cell office:value-type="float" office:value="-0.00000999999974738" calcext:value-type="float">
            <text:p>-1.00E-05</text:p>
          </table:table-cell>
        </table:table-row>
        <table:table-row table:style-name="ro1">
          <table:table-cell table:formula="of:=([.D37]-1.57311895611143E+018)*0.000000001" office:value-type="float" office:value="2.088692992" calcext:value-type="float">
            <text:p>2.088692992</text:p>
          </table:table-cell>
          <table:table-cell office:value-type="float" office:value="1.57311895825257E+018" calcext:value-type="float">
            <text:p>1.57311895825257E+018</text:p>
          </table:table-cell>
          <table:table-cell office:value-type="float" office:value="36" calcext:value-type="float">
            <text:p>36</text:p>
          </table:table-cell>
          <table:table-cell office:value-type="float" office:value="1.57311895820012E+018" calcext:value-type="float">
            <text:p>1.57311895820012E+018</text:p>
          </table:table-cell>
          <table:table-cell/>
          <table:table-cell office:value-type="float" office:value="0.0000586219284742" calcext:value-type="float">
            <text:p>5.86E-05</text:p>
          </table:table-cell>
          <table:table-cell office:value-type="float" office:value="0.0000124943580886" calcext:value-type="float">
            <text:p>1.25E-05</text:p>
          </table:table-cell>
          <table:table-cell office:value-type="float" office:value="0.0000649060239084" calcext:value-type="float">
            <text:p>6.49E-05</text:p>
          </table:table-cell>
          <table:table-cell table:number-columns-repeated="2"/>
          <table:table-cell office:value-type="float" office:value="1.57311895825319E+018" calcext:value-type="float">
            <text:p>1.57311895825319E+018</text:p>
          </table:table-cell>
          <table:table-cell office:value-type="float" office:value="280" calcext:value-type="float">
            <text:p>280</text:p>
          </table:table-cell>
          <table:table-cell office:value-type="float" office:value="1.57311895820012E+018" calcext:value-type="float">
            <text:p>1.57311895820012E+01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0999999974738" calcext:value-type="float">
            <text:p>1.00E-05</text:p>
          </table:table-cell>
          <table:table-cell table:number-columns-repeated="2" table:style-name="Default" office:value-type="float" office:value="-0" calcext:value-type="float">
            <text:p>0</text:p>
          </table:table-cell>
        </table:table-row>
        <table:table-row table:style-name="ro1">
          <table:table-cell table:formula="of:=([.D38]-1.57311895611143E+018)*0.000000001" office:value-type="float" office:value="2.141300992" calcext:value-type="float">
            <text:p>2.141300992</text:p>
          </table:table-cell>
          <table:table-cell office:value-type="float" office:value="1.57311895830622E+018" calcext:value-type="float">
            <text:p>1.57311895830622E+018</text:p>
          </table:table-cell>
          <table:table-cell office:value-type="float" office:value="37" calcext:value-type="float">
            <text:p>37</text:p>
          </table:table-cell>
          <table:table-cell office:value-type="float" office:value="1.57311895825273E+018" calcext:value-type="float">
            <text:p>1.57311895825273E+018</text:p>
          </table:table-cell>
          <table:table-cell/>
          <table:table-cell office:value-type="float" office:value="-0.0000135667887662" calcext:value-type="float">
            <text:p>-1.36E-05</text:p>
          </table:table-cell>
          <table:table-cell office:value-type="float" office:value="0.00000837019979372" calcext:value-type="float">
            <text:p>8.37E-06</text:p>
          </table:table-cell>
          <table:table-cell office:value-type="float" office:value="-0.0000183572210517" calcext:value-type="float">
            <text:p>-1.84E-05</text:p>
          </table:table-cell>
          <table:table-cell table:number-columns-repeated="2"/>
          <table:table-cell office:value-type="float" office:value="1.57311895830716E+018" calcext:value-type="float">
            <text:p>1.57311895830716E+018</text:p>
          </table:table-cell>
          <table:table-cell office:value-type="float" office:value="281" calcext:value-type="float">
            <text:p>281</text:p>
          </table:table-cell>
          <table:table-cell office:value-type="float" office:value="1.57311895825273E+018" calcext:value-type="float">
            <text:p>1.57311895825273E+01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0999999974738" calcext:value-type="float">
            <text:p>-1.00E-05</text:p>
          </table:table-cell>
          <table:table-cell office:value-type="float" office:value="0.0000199999994948" calcext:value-type="float">
            <text:p>2.00E-05</text:p>
          </table:table-cell>
          <table:table-cell office:value-type="float" office:value="0.00000999999974738" calcext:value-type="float">
            <text:p>1.00E-05</text:p>
          </table:table-cell>
        </table:table-row>
        <table:table-row table:style-name="ro1">
          <table:table-cell table:formula="of:=([.D39]-1.57311895611143E+018)*0.000000001" office:value-type="float" office:value="2.195034112" calcext:value-type="float">
            <text:p>2.195034112</text:p>
          </table:table-cell>
          <table:table-cell office:value-type="float" office:value="1.57311895835991E+018" calcext:value-type="float">
            <text:p>1.57311895835991E+018</text:p>
          </table:table-cell>
          <table:table-cell office:value-type="float" office:value="38" calcext:value-type="float">
            <text:p>38</text:p>
          </table:table-cell>
          <table:table-cell office:value-type="float" office:value="1.57311895830646E+018" calcext:value-type="float">
            <text:p>1.57311895830646E+018</text:p>
          </table:table-cell>
          <table:table-cell/>
          <table:table-cell office:value-type="float" office:value="-0.0000511506586918" calcext:value-type="float">
            <text:p>-5.12E-05</text:p>
          </table:table-cell>
          <table:table-cell office:value-type="float" office:value="0.0000835189057398" calcext:value-type="float">
            <text:p>8.35E-05</text:p>
          </table:table-cell>
          <table:table-cell office:value-type="float" office:value="-0.0000312264455715" calcext:value-type="float">
            <text:p>-3.12E-05</text:p>
          </table:table-cell>
          <table:table-cell table:number-columns-repeated="2"/>
          <table:table-cell office:value-type="float" office:value="1.57311895836051E+018" calcext:value-type="float">
            <text:p>1.57311895836051E+018</text:p>
          </table:table-cell>
          <table:table-cell office:value-type="float" office:value="282" calcext:value-type="float">
            <text:p>282</text:p>
          </table:table-cell>
          <table:table-cell office:value-type="float" office:value="1.57311895830646E+018" calcext:value-type="float">
            <text:p>1.57311895830646E+01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0.00000999999974738" calcext:value-type="float">
            <text:p>1.00E-05</text:p>
          </table:table-cell>
          <table:table-cell office:value-type="float" office:value="-0.00000999999974738" calcext:value-type="float">
            <text:p>-1.00E-05</text:p>
          </table:table-cell>
        </table:table-row>
        <table:table-row table:style-name="ro1">
          <table:table-cell table:formula="of:=([.D40]-1.57311895611143E+018)*0.000000001" office:value-type="float" office:value="2.249245952" calcext:value-type="float">
            <text:p>2.249245952</text:p>
          </table:table-cell>
          <table:table-cell office:value-type="float" office:value="1.57311895841236E+018" calcext:value-type="float">
            <text:p>1.57311895841236E+018</text:p>
          </table:table-cell>
          <table:table-cell office:value-type="float" office:value="39" calcext:value-type="float">
            <text:p>39</text:p>
          </table:table-cell>
          <table:table-cell office:value-type="float" office:value="1.57311895836067E+018" calcext:value-type="float">
            <text:p>1.57311895836067E+018</text:p>
          </table:table-cell>
          <table:table-cell/>
          <table:table-cell office:value-type="float" office:value="-0.0000454736546089" calcext:value-type="float">
            <text:p>-4.55E-05</text:p>
          </table:table-cell>
          <table:table-cell office:value-type="float" office:value="-0.0000214701449295" calcext:value-type="float">
            <text:p>-2.15E-05</text:p>
          </table:table-cell>
          <table:table-cell office:value-type="float" office:value="-0.0000368492146663" calcext:value-type="float">
            <text:p>-3.68E-05</text:p>
          </table:table-cell>
          <table:table-cell table:number-columns-repeated="2"/>
          <table:table-cell office:value-type="float" office:value="1.57311895841272E+018" calcext:value-type="float">
            <text:p>1.57311895841272E+018</text:p>
          </table:table-cell>
          <table:table-cell office:value-type="float" office:value="283" calcext:value-type="float">
            <text:p>283</text:p>
          </table:table-cell>
          <table:table-cell office:value-type="float" office:value="1.57311895836067E+018" calcext:value-type="float">
            <text:p>1.57311895836067E+01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0999999974738" calcext:value-type="float">
            <text:p>1.00E-05</text:p>
          </table:table-cell>
          <table:table-cell office:value-type="float" office:value="-0.0000199999994948" calcext:value-type="float">
            <text:p>-2.00E-05</text:p>
          </table:table-cell>
          <table:table-cell table:style-name="Default" office:value-type="float" office:value="-0" calcext:value-type="float">
            <text:p>0</text:p>
          </table:table-cell>
        </table:table-row>
        <table:table-row table:style-name="ro1">
          <table:table-cell table:formula="of:=([.D41]-1.57311895611143E+018)*0.000000001" office:value-type="float" office:value="2.300887808" calcext:value-type="float">
            <text:p>2.300887808</text:p>
          </table:table-cell>
          <table:table-cell office:value-type="float" office:value="1.57311895846341E+018" calcext:value-type="float">
            <text:p>1.57311895846341E+018</text:p>
          </table:table-cell>
          <table:table-cell office:value-type="float" office:value="40" calcext:value-type="float">
            <text:p>40</text:p>
          </table:table-cell>
          <table:table-cell office:value-type="float" office:value="1.57311895841231E+018" calcext:value-type="float">
            <text:p>1.57311895841231E+018</text:p>
          </table:table-cell>
          <table:table-cell/>
          <table:table-cell office:value-type="float" office:value="-0.0000443633653049" calcext:value-type="float">
            <text:p>-4.44E-05</text:p>
          </table:table-cell>
          <table:table-cell office:value-type="float" office:value="-0.0000637008124613" calcext:value-type="float">
            <text:p>-6.37E-05</text:p>
          </table:table-cell>
          <table:table-cell office:value-type="float" office:value="-0.0000965041763266" calcext:value-type="float">
            <text:p>-9.65E-05</text:p>
          </table:table-cell>
          <table:table-cell table:number-columns-repeated="2"/>
          <table:table-cell office:value-type="float" office:value="1.57311895846342E+018" calcext:value-type="float">
            <text:p>1.57311895846342E+018</text:p>
          </table:table-cell>
          <table:table-cell office:value-type="float" office:value="284" calcext:value-type="float">
            <text:p>284</text:p>
          </table:table-cell>
          <table:table-cell office:value-type="float" office:value="1.57311895841231E+018" calcext:value-type="float">
            <text:p>1.57311895841231E+018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 office:value-type="float" office:value="-0" calcext:value-type="float">
            <text:p>0</text:p>
          </table:table-cell>
          <table:table-cell office:value-type="float" office:value="0.0000199999994948" calcext:value-type="float">
            <text:p>2.00E-05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formula="of:=([.D42]-1.57311895611143E+018)*0.000000001" office:value-type="float" office:value="2.352005888" calcext:value-type="float">
            <text:p>2.352005888</text:p>
          </table:table-cell>
          <table:table-cell office:value-type="float" office:value="1.57311895851836E+018" calcext:value-type="float">
            <text:p>1.57311895851836E+018</text:p>
          </table:table-cell>
          <table:table-cell office:value-type="float" office:value="41" calcext:value-type="float">
            <text:p>41</text:p>
          </table:table-cell>
          <table:table-cell office:value-type="float" office:value="1.57311895846343E+018" calcext:value-type="float">
            <text:p>1.57311895846343E+018</text:p>
          </table:table-cell>
          <table:table-cell/>
          <table:table-cell office:value-type="float" office:value="0.0000219982284761" calcext:value-type="float">
            <text:p>2.20E-05</text:p>
          </table:table-cell>
          <table:table-cell office:value-type="float" office:value="-0.0000129756408569" calcext:value-type="float">
            <text:p>-1.30E-05</text:p>
          </table:table-cell>
          <table:table-cell office:value-type="float" office:value="0.0000247124662565" calcext:value-type="float">
            <text:p>2.47E-05</text:p>
          </table:table-cell>
          <table:table-cell table:number-columns-repeated="2"/>
          <table:table-cell office:value-type="float" office:value="1.57311895851932E+018" calcext:value-type="float">
            <text:p>1.57311895851932E+018</text:p>
          </table:table-cell>
          <table:table-cell office:value-type="float" office:value="285" calcext:value-type="float">
            <text:p>285</text:p>
          </table:table-cell>
          <table:table-cell office:value-type="float" office:value="1.57311895846343E+018" calcext:value-type="float">
            <text:p>1.57311895846343E+01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 table:style-name="Default" office:value-type="float" office:value="-0" calcext:value-type="float">
            <text:p>0</text:p>
          </table:table-cell>
        </table:table-row>
        <table:table-row table:style-name="ro1">
          <table:table-cell table:formula="of:=([.D43]-1.57311895611143E+018)*0.000000001" office:value-type="float" office:value="2.406987008" calcext:value-type="float">
            <text:p>2.406987008</text:p>
          </table:table-cell>
          <table:table-cell office:value-type="float" office:value="1.57311895857197E+018" calcext:value-type="float">
            <text:p>1.57311895857197E+018</text:p>
          </table:table-cell>
          <table:table-cell office:value-type="float" office:value="42" calcext:value-type="float">
            <text:p>42</text:p>
          </table:table-cell>
          <table:table-cell office:value-type="float" office:value="1.57311895851841E+018" calcext:value-type="float">
            <text:p>1.57311895851841E+018</text:p>
          </table:table-cell>
          <table:table-cell/>
          <table:table-cell office:value-type="float" office:value="0.0000846286638989" calcext:value-type="float">
            <text:p>8.46E-05</text:p>
          </table:table-cell>
          <table:table-cell office:value-type="float" office:value="0.0000777351378929" calcext:value-type="float">
            <text:p>7.77E-05</text:p>
          </table:table-cell>
          <table:table-cell office:value-type="float" office:value="0.0000806180978543" calcext:value-type="float">
            <text:p>8.06E-05</text:p>
          </table:table-cell>
          <table:table-cell table:number-columns-repeated="2"/>
          <table:table-cell office:value-type="float" office:value="1.57311895857294E+018" calcext:value-type="float">
            <text:p>1.57311895857294E+018</text:p>
          </table:table-cell>
          <table:table-cell office:value-type="float" office:value="286" calcext:value-type="float">
            <text:p>286</text:p>
          </table:table-cell>
          <table:table-cell office:value-type="float" office:value="1.57311895851841E+018" calcext:value-type="float">
            <text:p>1.57311895851841E+01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-0.00000999999974738" calcext:value-type="float">
            <text:p>-1.00E-05</text:p>
          </table:table-cell>
          <table:table-cell office:value-type="float" office:value="0.00000999999974738" calcext:value-type="float">
            <text:p>1.00E-05</text:p>
          </table:table-cell>
        </table:table-row>
        <table:table-row table:style-name="ro1">
          <table:table-cell table:formula="of:=([.D44]-1.57311895611143E+018)*0.000000001" office:value-type="float" office:value="2.460895744" calcext:value-type="float">
            <text:p>2.460895744</text:p>
          </table:table-cell>
          <table:table-cell office:value-type="float" office:value="1.57311895862602E+018" calcext:value-type="float">
            <text:p>1.57311895862602E+018</text:p>
          </table:table-cell>
          <table:table-cell office:value-type="float" office:value="43" calcext:value-type="float">
            <text:p>43</text:p>
          </table:table-cell>
          <table:table-cell office:value-type="float" office:value="1.57311895857232E+018" calcext:value-type="float">
            <text:p>1.57311895857232E+018</text:p>
          </table:table-cell>
          <table:table-cell/>
          <table:table-cell office:value-type="float" office:value="-0.0000575824051339" calcext:value-type="float">
            <text:p>-5.76E-05</text:p>
          </table:table-cell>
          <table:table-cell office:value-type="float" office:value="0.0000894861659617" calcext:value-type="float">
            <text:p>8.95E-05</text:p>
          </table:table-cell>
          <table:table-cell office:value-type="float" office:value="0.000018044926037" calcext:value-type="float">
            <text:p>1.80E-05</text:p>
          </table:table-cell>
          <table:table-cell table:number-columns-repeated="2"/>
          <table:table-cell office:value-type="float" office:value="1.57311895862671E+018" calcext:value-type="float">
            <text:p>1.57311895862671E+018</text:p>
          </table:table-cell>
          <table:table-cell office:value-type="float" office:value="287" calcext:value-type="float">
            <text:p>287</text:p>
          </table:table-cell>
          <table:table-cell office:value-type="float" office:value="1.57311895857232E+018" calcext:value-type="float">
            <text:p>1.57311895857232E+01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0999999974738" calcext:value-type="float">
            <text:p>-1.00E-05</text:p>
          </table:table-cell>
          <table:table-cell office:value-type="float" office:value="0.0000199999994948" calcext:value-type="float">
            <text:p>2.00E-05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formula="of:=([.D45]-1.57311895611143E+018)*0.000000001" office:value-type="float" office:value="2.514864896" calcext:value-type="float">
            <text:p>2.514864896</text:p>
          </table:table-cell>
          <table:table-cell office:value-type="float" office:value="1.5731189586796E+018" calcext:value-type="float">
            <text:p>1.5731189586796E+018</text:p>
          </table:table-cell>
          <table:table-cell office:value-type="float" office:value="44" calcext:value-type="float">
            <text:p>44</text:p>
          </table:table-cell>
          <table:table-cell office:value-type="float" office:value="1.57311895862629E+018" calcext:value-type="float">
            <text:p>1.57311895862629E+018</text:p>
          </table:table-cell>
          <table:table-cell/>
          <table:table-cell office:value-type="float" office:value="0.00000400146655011" calcext:value-type="float">
            <text:p>4.00E-06</text:p>
          </table:table-cell>
          <table:table-cell office:value-type="float" office:value="-0.0000171212032001" calcext:value-type="float">
            <text:p>-1.71E-05</text:p>
          </table:table-cell>
          <table:table-cell office:value-type="float" office:value="0.0000443332392024" calcext:value-type="float">
            <text:p>4.43E-05</text:p>
          </table:table-cell>
          <table:table-cell table:number-columns-repeated="2"/>
          <table:table-cell office:value-type="float" office:value="1.5731189586805E+018" calcext:value-type="float">
            <text:p>1.5731189586805E+018</text:p>
          </table:table-cell>
          <table:table-cell office:value-type="float" office:value="288" calcext:value-type="float">
            <text:p>288</text:p>
          </table:table-cell>
          <table:table-cell office:value-type="float" office:value="1.57311895862629E+018" calcext:value-type="float">
            <text:p>1.57311895862629E+01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0999999974738" calcext:value-type="float">
            <text:p>1.00E-05</text:p>
          </table:table-cell>
          <table:table-cell office:value-type="float" office:value="0.0000299999992421" calcext:value-type="float">
            <text:p>3.00E-05</text:p>
          </table:table-cell>
          <table:table-cell table:style-name="Default" office:value-type="float" office:value="-0" calcext:value-type="float">
            <text:p>0</text:p>
          </table:table-cell>
        </table:table-row>
        <table:table-row table:style-name="ro1">
          <table:table-cell table:formula="of:=([.D46]-1.57311895611143E+018)*0.000000001" office:value-type="float" office:value="2.568968704" calcext:value-type="float">
            <text:p>2.568968704</text:p>
          </table:table-cell>
          <table:table-cell office:value-type="float" office:value="1.57311895873288E+018" calcext:value-type="float">
            <text:p>1.57311895873288E+018</text:p>
          </table:table-cell>
          <table:table-cell office:value-type="float" office:value="45" calcext:value-type="float">
            <text:p>45</text:p>
          </table:table-cell>
          <table:table-cell office:value-type="float" office:value="1.57311895868039E+018" calcext:value-type="float">
            <text:p>1.57311895868039E+018</text:p>
          </table:table-cell>
          <table:table-cell/>
          <table:table-cell office:value-type="float" office:value="-0.0000226425800065" calcext:value-type="float">
            <text:p>-2.26E-05</text:p>
          </table:table-cell>
          <table:table-cell office:value-type="float" office:value="-0.0000131020306071" calcext:value-type="float">
            <text:p>-1.31E-05</text:p>
          </table:table-cell>
          <table:table-cell office:value-type="float" office:value="-0.0000788779143477" calcext:value-type="float">
            <text:p>-7.89E-05</text:p>
          </table:table-cell>
          <table:table-cell table:number-columns-repeated="2"/>
          <table:table-cell office:value-type="float" office:value="1.57311895873346E+018" calcext:value-type="float">
            <text:p>1.57311895873346E+018</text:p>
          </table:table-cell>
          <table:table-cell office:value-type="float" office:value="289" calcext:value-type="float">
            <text:p>289</text:p>
          </table:table-cell>
          <table:table-cell office:value-type="float" office:value="1.57311895868039E+018" calcext:value-type="float">
            <text:p>1.57311895868039E+01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0999999974738" calcext:value-type="float">
            <text:p>-1.00E-05</text:p>
          </table:table-cell>
          <table:table-cell office:value-type="float" office:value="0.0000299999992421" calcext:value-type="float">
            <text:p>3.00E-05</text:p>
          </table:table-cell>
          <table:table-cell office:value-type="float" office:value="0.00000999999974738" calcext:value-type="float">
            <text:p>1.00E-05</text:p>
          </table:table-cell>
        </table:table-row>
        <table:table-row table:style-name="ro1">
          <table:table-cell table:formula="of:=([.D47]-1.57311895611143E+018)*0.000000001" office:value-type="float" office:value="2.621967872" calcext:value-type="float">
            <text:p>2.621967872</text:p>
          </table:table-cell>
          <table:table-cell office:value-type="float" office:value="1.57311895878767E+018" calcext:value-type="float">
            <text:p>1.57311895878767E+018</text:p>
          </table:table-cell>
          <table:table-cell office:value-type="float" office:value="46" calcext:value-type="float">
            <text:p>46</text:p>
          </table:table-cell>
          <table:table-cell office:value-type="float" office:value="1.57311895873339E+018" calcext:value-type="float">
            <text:p>1.57311895873339E+018</text:p>
          </table:table-cell>
          <table:table-cell/>
          <table:table-cell office:value-type="float" office:value="0.0000199801597773" calcext:value-type="float">
            <text:p>2.00E-05</text:p>
          </table:table-cell>
          <table:table-cell office:value-type="float" office:value="-0.0000232419642998" calcext:value-type="float">
            <text:p>-2.32E-05</text:p>
          </table:table-cell>
          <table:table-cell office:value-type="float" office:value="-0.0000253674770647" calcext:value-type="float">
            <text:p>-2.54E-05</text:p>
          </table:table-cell>
          <table:table-cell table:number-columns-repeated="2"/>
          <table:table-cell office:value-type="float" office:value="1.57311895878833E+018" calcext:value-type="float">
            <text:p>1.57311895878833E+018</text:p>
          </table:table-cell>
          <table:table-cell office:value-type="float" office:value="290" calcext:value-type="float">
            <text:p>290</text:p>
          </table:table-cell>
          <table:table-cell office:value-type="float" office:value="1.57311895873339E+018" calcext:value-type="float">
            <text:p>1.57311895873339E+01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199999994948" calcext:value-type="float">
            <text:p>2.00E-05</text:p>
          </table:table-cell>
          <table:table-cell office:value-type="float" office:value="0.00000999999974738" calcext:value-type="float">
            <text:p>1.00E-05</text:p>
          </table:table-cell>
          <table:table-cell office:value-type="float" office:value="-0.00000999999974738" calcext:value-type="float">
            <text:p>-1.00E-05</text:p>
          </table:table-cell>
        </table:table-row>
        <table:table-row table:style-name="ro1">
          <table:table-cell table:formula="of:=([.D48]-1.57311895611143E+018)*0.000000001" office:value-type="float" office:value="2.677180672" calcext:value-type="float">
            <text:p>2.677180672</text:p>
          </table:table-cell>
          <table:table-cell office:value-type="float" office:value="1.57311895884009E+018" calcext:value-type="float">
            <text:p>1.57311895884009E+018</text:p>
          </table:table-cell>
          <table:table-cell office:value-type="float" office:value="47" calcext:value-type="float">
            <text:p>47</text:p>
          </table:table-cell>
          <table:table-cell office:value-type="float" office:value="1.57311895878861E+018" calcext:value-type="float">
            <text:p>1.57311895878861E+018</text:p>
          </table:table-cell>
          <table:table-cell/>
          <table:table-cell office:value-type="float" office:value="0.0000499103152833" calcext:value-type="float">
            <text:p>4.99E-05</text:p>
          </table:table-cell>
          <table:table-cell office:value-type="float" office:value="-0.0000330522270815" calcext:value-type="float">
            <text:p>-3.31E-05</text:p>
          </table:table-cell>
          <table:table-cell office:value-type="float" office:value="-0.0000580015475862" calcext:value-type="float">
            <text:p>-5.80E-05</text:p>
          </table:table-cell>
          <table:table-cell table:number-columns-repeated="2"/>
          <table:table-cell office:value-type="float" office:value="1.57311895884062E+018" calcext:value-type="float">
            <text:p>1.57311895884062E+018</text:p>
          </table:table-cell>
          <table:table-cell office:value-type="float" office:value="291" calcext:value-type="float">
            <text:p>291</text:p>
          </table:table-cell>
          <table:table-cell office:value-type="float" office:value="1.57311895878861E+018" calcext:value-type="float">
            <text:p>1.57311895878861E+01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0999999974738" calcext:value-type="float">
            <text:p>1.00E-05</text:p>
          </table:table-cell>
          <table:table-cell table:number-columns-repeated="2" table:style-name="Default" office:value-type="float" office:value="-0" calcext:value-type="float">
            <text:p>0</text:p>
          </table:table-cell>
        </table:table-row>
        <table:table-row table:style-name="ro1">
          <table:table-cell table:formula="of:=([.D49]-1.57311895611143E+018)*0.000000001" office:value-type="float" office:value="2.72884992" calcext:value-type="float">
            <text:p>2.72884992</text:p>
          </table:table-cell>
          <table:table-cell office:value-type="float" office:value="1.57311895889348E+018" calcext:value-type="float">
            <text:p>1.57311895889348E+018</text:p>
          </table:table-cell>
          <table:table-cell office:value-type="float" office:value="48" calcext:value-type="float">
            <text:p>48</text:p>
          </table:table-cell>
          <table:table-cell office:value-type="float" office:value="1.57311895884028E+018" calcext:value-type="float">
            <text:p>1.57311895884028E+018</text:p>
          </table:table-cell>
          <table:table-cell/>
          <table:table-cell office:value-type="float" office:value="-0.00000187685952824" calcext:value-type="float">
            <text:p>-1.88E-06</text:p>
          </table:table-cell>
          <table:table-cell office:value-type="float" office:value="-0.0000761682604207" calcext:value-type="float">
            <text:p>-7.62E-05</text:p>
          </table:table-cell>
          <table:table-cell table:style-name="Default" office:value-type="float" office:value="-0.000120051387057" calcext:value-type="float">
            <text:p>-0.0001200514</text:p>
          </table:table-cell>
          <table:table-cell table:number-columns-repeated="2"/>
          <table:table-cell office:value-type="float" office:value="1.5731189588943E+018" calcext:value-type="float">
            <text:p>1.5731189588943E+018</text:p>
          </table:table-cell>
          <table:table-cell office:value-type="float" office:value="292" calcext:value-type="float">
            <text:p>292</text:p>
          </table:table-cell>
          <table:table-cell office:value-type="float" office:value="1.57311895884028E+018" calcext:value-type="float">
            <text:p>1.57311895884028E+018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 office:value-type="float" office:value="-0" calcext:value-type="float">
            <text:p>0</text:p>
          </table:table-cell>
          <table:table-cell office:value-type="float" office:value="-0.00000999999974738" calcext:value-type="float">
            <text:p>-1.00E-05</text:p>
          </table:table-cell>
          <table:table-cell table:style-name="Default" office:value-type="float" office:value="-0" calcext:value-type="float">
            <text:p>0</text:p>
          </table:table-cell>
        </table:table-row>
        <table:table-row table:style-name="ro1">
          <table:table-cell table:formula="of:=([.D50]-1.57311895611143E+018)*0.000000001" office:value-type="float" office:value="2.782344704" calcext:value-type="float">
            <text:p>2.782344704</text:p>
          </table:table-cell>
          <table:table-cell office:value-type="float" office:value="1.57311895894618E+018" calcext:value-type="float">
            <text:p>1.57311895894618E+018</text:p>
          </table:table-cell>
          <table:table-cell office:value-type="float" office:value="49" calcext:value-type="float">
            <text:p>49</text:p>
          </table:table-cell>
          <table:table-cell office:value-type="float" office:value="1.57311895889377E+018" calcext:value-type="float">
            <text:p>1.57311895889377E+018</text:p>
          </table:table-cell>
          <table:table-cell/>
          <table:table-cell office:value-type="float" office:value="-0.0000334536634909" calcext:value-type="float">
            <text:p>-3.35E-05</text:p>
          </table:table-cell>
          <table:table-cell office:value-type="float" office:value="0.00000272893817055" calcext:value-type="float">
            <text:p>2.73E-06</text:p>
          </table:table-cell>
          <table:table-cell office:value-type="float" office:value="-0.0000315364195558" calcext:value-type="float">
            <text:p>-3.15E-05</text:p>
          </table:table-cell>
          <table:table-cell table:number-columns-repeated="2"/>
          <table:table-cell office:value-type="float" office:value="1.57311895894718E+018" calcext:value-type="float">
            <text:p>1.57311895894718E+018</text:p>
          </table:table-cell>
          <table:table-cell office:value-type="float" office:value="293" calcext:value-type="float">
            <text:p>293</text:p>
          </table:table-cell>
          <table:table-cell office:value-type="float" office:value="1.57311895889377E+018" calcext:value-type="float">
            <text:p>1.57311895889377E+018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-0.0000199999994948" calcext:value-type="float">
            <text:p>-2.00E-05</text:p>
          </table:table-cell>
          <table:table-cell table:style-name="Default" office:value-type="float" office:value="-0" calcext:value-type="float">
            <text:p>0</text:p>
          </table:table-cell>
        </table:table-row>
        <table:table-row table:style-name="ro1">
          <table:table-cell table:formula="of:=([.D51]-1.57311895611143E+018)*0.000000001" office:value-type="float" office:value="2.835108096" calcext:value-type="float">
            <text:p>2.835108096</text:p>
          </table:table-cell>
          <table:table-cell office:value-type="float" office:value="1.57311895899897E+018" calcext:value-type="float">
            <text:p>1.57311895899897E+018</text:p>
          </table:table-cell>
          <table:table-cell office:value-type="float" office:value="50" calcext:value-type="float">
            <text:p>50</text:p>
          </table:table-cell>
          <table:table-cell office:value-type="float" office:value="1.57311895894653E+018" calcext:value-type="float">
            <text:p>1.57311895894653E+018</text:p>
          </table:table-cell>
          <table:table-cell/>
          <table:table-cell office:value-type="float" office:value="0.0000383392180083" calcext:value-type="float">
            <text:p>3.83E-05</text:p>
          </table:table-cell>
          <table:table-cell office:value-type="float" office:value="-0.0000526838121004" calcext:value-type="float">
            <text:p>-5.27E-05</text:p>
          </table:table-cell>
          <table:table-cell office:value-type="float" office:value="-0.0000726254220353" calcext:value-type="float">
            <text:p>-7.26E-05</text:p>
          </table:table-cell>
          <table:table-cell table:number-columns-repeated="2"/>
          <table:table-cell office:value-type="float" office:value="1.57311895899974E+018" calcext:value-type="float">
            <text:p>1.57311895899974E+018</text:p>
          </table:table-cell>
          <table:table-cell office:value-type="float" office:value="294" calcext:value-type="float">
            <text:p>294</text:p>
          </table:table-cell>
          <table:table-cell office:value-type="float" office:value="1.57311895894653E+018" calcext:value-type="float">
            <text:p>1.57311895894653E+018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 office:value-type="float" office:value="-0" calcext:value-type="float">
            <text:p>0</text:p>
          </table:table-cell>
          <table:table-cell office:value-type="float" office:value="-0.0000199999994948" calcext:value-type="float">
            <text:p>-2.00E-05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formula="of:=([.D52]-1.57311895611143E+018)*0.000000001" office:value-type="float" office:value="2.887786752" calcext:value-type="float">
            <text:p>2.887786752</text:p>
          </table:table-cell>
          <table:table-cell office:value-type="float" office:value="1.57311895905225E+018" calcext:value-type="float">
            <text:p>1.57311895905225E+018</text:p>
          </table:table-cell>
          <table:table-cell office:value-type="float" office:value="51" calcext:value-type="float">
            <text:p>51</text:p>
          </table:table-cell>
          <table:table-cell office:value-type="float" office:value="1.57311895899921E+018" calcext:value-type="float">
            <text:p>1.57311895899921E+018</text:p>
          </table:table-cell>
          <table:table-cell/>
          <table:table-cell office:value-type="float" office:value="-0.0000329403264914" calcext:value-type="float">
            <text:p>-3.29E-05</text:p>
          </table:table-cell>
          <table:table-cell office:value-type="float" office:value="-0.0000160865256476" calcext:value-type="float">
            <text:p>-1.61E-05</text:p>
          </table:table-cell>
          <table:table-cell office:value-type="float" office:value="-0.0000612302756053" calcext:value-type="float">
            <text:p>-6.12E-05</text:p>
          </table:table-cell>
          <table:table-cell table:number-columns-repeated="2"/>
          <table:table-cell office:value-type="float" office:value="1.57311895905371E+018" calcext:value-type="float">
            <text:p>1.57311895905371E+018</text:p>
          </table:table-cell>
          <table:table-cell office:value-type="float" office:value="295" calcext:value-type="float">
            <text:p>295</text:p>
          </table:table-cell>
          <table:table-cell office:value-type="float" office:value="1.57311895899921E+018" calcext:value-type="float">
            <text:p>1.57311895899921E+018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-0.0000199999994948" calcext:value-type="float">
            <text:p>-2.00E-05</text:p>
          </table:table-cell>
          <table:table-cell table:style-name="Default" office:value-type="float" office:value="-0" calcext:value-type="float">
            <text:p>0</text:p>
          </table:table-cell>
        </table:table-row>
        <table:table-row table:style-name="ro1">
          <table:table-cell table:formula="of:=([.D53]-1.57311895611143E+018)*0.000000001" office:value-type="float" office:value="2.941745664" calcext:value-type="float">
            <text:p>2.941745664</text:p>
          </table:table-cell>
          <table:table-cell office:value-type="float" office:value="1.57311895910623E+018" calcext:value-type="float">
            <text:p>1.57311895910623E+018</text:p>
          </table:table-cell>
          <table:table-cell office:value-type="float" office:value="52" calcext:value-type="float">
            <text:p>52</text:p>
          </table:table-cell>
          <table:table-cell office:value-type="float" office:value="1.57311895905317E+018" calcext:value-type="float">
            <text:p>1.57311895905317E+018</text:p>
          </table:table-cell>
          <table:table-cell/>
          <table:table-cell office:value-type="float" office:value="0.0000591639109189" calcext:value-type="float">
            <text:p>5.92E-05</text:p>
          </table:table-cell>
          <table:table-cell office:value-type="float" office:value="0.000020937901354" calcext:value-type="float">
            <text:p>2.09E-05</text:p>
          </table:table-cell>
          <table:table-cell office:value-type="float" office:value="0.0000907083594939" calcext:value-type="float">
            <text:p>9.07E-05</text:p>
          </table:table-cell>
          <table:table-cell table:number-columns-repeated="2"/>
          <table:table-cell office:value-type="float" office:value="1.57311895910733E+018" calcext:value-type="float">
            <text:p>1.57311895910733E+018</text:p>
          </table:table-cell>
          <table:table-cell office:value-type="float" office:value="296" calcext:value-type="float">
            <text:p>296</text:p>
          </table:table-cell>
          <table:table-cell office:value-type="float" office:value="1.57311895905317E+018" calcext:value-type="float">
            <text:p>1.57311895905317E+01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0999999974738" calcext:value-type="float">
            <text:p>1.00E-05</text:p>
          </table:table-cell>
          <table:table-cell office:value-type="float" office:value="-0.00000999999974738" calcext:value-type="float">
            <text:p>-1.00E-05</text:p>
          </table:table-cell>
          <table:table-cell table:style-name="Default" office:value-type="float" office:value="-0" calcext:value-type="float">
            <text:p>0</text:p>
          </table:table-cell>
        </table:table-row>
        <table:table-row table:style-name="ro1">
          <table:table-cell table:formula="of:=([.D54]-1.57311895611143E+018)*0.000000001" office:value-type="float" office:value="2.995510016" calcext:value-type="float">
            <text:p>2.995510016</text:p>
          </table:table-cell>
          <table:table-cell office:value-type="float" office:value="1.5731189591597E+018" calcext:value-type="float">
            <text:p>1.5731189591597E+018</text:p>
          </table:table-cell>
          <table:table-cell office:value-type="float" office:value="53" calcext:value-type="float">
            <text:p>53</text:p>
          </table:table-cell>
          <table:table-cell office:value-type="float" office:value="1.57311895910694E+018" calcext:value-type="float">
            <text:p>1.57311895910694E+018</text:p>
          </table:table-cell>
          <table:table-cell/>
          <table:table-cell office:value-type="float" office:value="0.0000537401865586" calcext:value-type="float">
            <text:p>5.37E-05</text:p>
          </table:table-cell>
          <table:table-cell office:value-type="float" office:value="-0.0000759201429901" calcext:value-type="float">
            <text:p>-7.59E-05</text:p>
          </table:table-cell>
          <table:table-cell table:style-name="Default" office:value-type="float" office:value="-0.000119998469017" calcext:value-type="float">
            <text:p>-0.0001199985</text:p>
          </table:table-cell>
          <table:table-cell table:number-columns-repeated="2"/>
          <table:table-cell office:value-type="float" office:value="1.57311895916039E+018" calcext:value-type="float">
            <text:p>1.57311895916039E+018</text:p>
          </table:table-cell>
          <table:table-cell office:value-type="float" office:value="297" calcext:value-type="float">
            <text:p>297</text:p>
          </table:table-cell>
          <table:table-cell office:value-type="float" office:value="1.57311895910694E+018" calcext:value-type="float">
            <text:p>1.57311895910694E+01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0999999974738" calcext:value-type="float">
            <text:p>1.00E-05</text:p>
          </table:table-cell>
          <table:table-cell office:value-type="float" office:value="-0.00000999999974738" calcext:value-type="float">
            <text:p>-1.00E-05</text:p>
          </table:table-cell>
          <table:table-cell table:style-name="Default" office:value-type="float" office:value="-0" calcext:value-type="float">
            <text:p>0</text:p>
          </table:table-cell>
        </table:table-row>
        <table:table-row table:style-name="ro1">
          <table:table-cell table:formula="of:=([.D55]-1.57311895611143E+018)*0.000000001" office:value-type="float" office:value="3.048541696" calcext:value-type="float">
            <text:p>3.048541696</text:p>
          </table:table-cell>
          <table:table-cell office:value-type="float" office:value="1.57311895921333E+018" calcext:value-type="float">
            <text:p>1.57311895921333E+018</text:p>
          </table:table-cell>
          <table:table-cell office:value-type="float" office:value="54" calcext:value-type="float">
            <text:p>54</text:p>
          </table:table-cell>
          <table:table-cell office:value-type="float" office:value="1.57311895915997E+018" calcext:value-type="float">
            <text:p>1.57311895915997E+018</text:p>
          </table:table-cell>
          <table:table-cell/>
          <table:table-cell table:style-name="Default" office:value-type="float" office:value="0.000252021796769" calcext:value-type="float">
            <text:p>0.0002520218</text:p>
          </table:table-cell>
          <table:table-cell office:value-type="float" office:value="-0.0000858123312355" calcext:value-type="float">
            <text:p>-8.58E-05</text:p>
          </table:table-cell>
          <table:table-cell table:style-name="Default" office:value-type="float" office:value="-0.000105138999061" calcext:value-type="float">
            <text:p>-0.000105139</text:p>
          </table:table-cell>
          <table:table-cell table:number-columns-repeated="2"/>
          <table:table-cell office:value-type="float" office:value="1.5731189592143E+018" calcext:value-type="float">
            <text:p>1.5731189592143E+018</text:p>
          </table:table-cell>
          <table:table-cell office:value-type="float" office:value="298" calcext:value-type="float">
            <text:p>298</text:p>
          </table:table-cell>
          <table:table-cell office:value-type="float" office:value="1.57311895915997E+018" calcext:value-type="float">
            <text:p>1.57311895915997E+01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0999999974738" calcext:value-type="float">
            <text:p>1.00E-05</text:p>
          </table:table-cell>
          <table:table-cell office:value-type="float" office:value="-0.0000299999992421" calcext:value-type="float">
            <text:p>-3.00E-05</text:p>
          </table:table-cell>
          <table:table-cell office:value-type="float" office:value="-0.00000999999974738" calcext:value-type="float">
            <text:p>-1.00E-05</text:p>
          </table:table-cell>
        </table:table-row>
        <table:table-row table:style-name="ro1">
          <table:table-cell table:formula="of:=([.D56]-1.57311895611143E+018)*0.000000001" office:value-type="float" office:value="3.102121984" calcext:value-type="float">
            <text:p>3.102121984</text:p>
          </table:table-cell>
          <table:table-cell office:value-type="float" office:value="1.573118959267E+018" calcext:value-type="float">
            <text:p>1.573118959267E+018</text:p>
          </table:table-cell>
          <table:table-cell office:value-type="float" office:value="55" calcext:value-type="float">
            <text:p>55</text:p>
          </table:table-cell>
          <table:table-cell office:value-type="float" office:value="1.57311895921355E+018" calcext:value-type="float">
            <text:p>1.57311895921355E+018</text:p>
          </table:table-cell>
          <table:table-cell/>
          <table:table-cell office:value-type="float" office:value="-0.00000498082908962" calcext:value-type="float">
            <text:p>-4.98E-06</text:p>
          </table:table-cell>
          <table:table-cell office:value-type="float" office:value="0.0000537563282705" calcext:value-type="float">
            <text:p>5.38E-05</text:p>
          </table:table-cell>
          <table:table-cell office:value-type="float" office:value="0.0000683848411427" calcext:value-type="float">
            <text:p>6.84E-05</text:p>
          </table:table-cell>
          <table:table-cell table:number-columns-repeated="2"/>
          <table:table-cell office:value-type="float" office:value="1.57311895926796E+018" calcext:value-type="float">
            <text:p>1.57311895926796E+018</text:p>
          </table:table-cell>
          <table:table-cell office:value-type="float" office:value="299" calcext:value-type="float">
            <text:p>299</text:p>
          </table:table-cell>
          <table:table-cell office:value-type="float" office:value="1.57311895921355E+018" calcext:value-type="float">
            <text:p>1.57311895921355E+01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0999999974738" calcext:value-type="float">
            <text:p>-1.00E-05</text:p>
          </table:table-cell>
          <table:table-cell table:number-columns-repeated="2" table:style-name="Default" office:value-type="float" office:value="0" calcext:value-type="float">
            <text:p>0</text:p>
          </table:table-cell>
        </table:table-row>
        <table:table-row table:style-name="ro1">
          <table:table-cell table:formula="of:=([.D57]-1.57311895611143E+018)*0.000000001" office:value-type="float" office:value="3.156669952" calcext:value-type="float">
            <text:p>3.156669952</text:p>
          </table:table-cell>
          <table:table-cell office:value-type="float" office:value="1.57311895932122E+018" calcext:value-type="float">
            <text:p>1.57311895932122E+018</text:p>
          </table:table-cell>
          <table:table-cell office:value-type="float" office:value="56" calcext:value-type="float">
            <text:p>56</text:p>
          </table:table-cell>
          <table:table-cell office:value-type="float" office:value="1.5731189592681E+018" calcext:value-type="float">
            <text:p>1.5731189592681E+018</text:p>
          </table:table-cell>
          <table:table-cell/>
          <table:table-cell table:style-name="Default" office:value-type="float" office:value="-0.00110533891711" calcext:value-type="float">
            <text:p>-0.0011053389</text:p>
          </table:table-cell>
          <table:table-cell office:value-type="float" office:value="0.000091885412985" calcext:value-type="float">
            <text:p>9.19E-05</text:p>
          </table:table-cell>
          <table:table-cell table:style-name="Default" office:value-type="float" office:value="0.000121527766169" calcext:value-type="float">
            <text:p>0.0001215278</text:p>
          </table:table-cell>
          <table:table-cell table:number-columns-repeated="2"/>
          <table:table-cell office:value-type="float" office:value="1.57311895932287E+018" calcext:value-type="float">
            <text:p>1.57311895932287E+018</text:p>
          </table:table-cell>
          <table:table-cell office:value-type="float" office:value="300" calcext:value-type="float">
            <text:p>300</text:p>
          </table:table-cell>
          <table:table-cell office:value-type="float" office:value="1.5731189592681E+018" calcext:value-type="float">
            <text:p>1.5731189592681E+01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199999994948" calcext:value-type="float">
            <text:p>-2.00E-05</text:p>
          </table:table-cell>
          <table:table-cell office:value-type="float" office:value="-0.00000999999974738" calcext:value-type="float">
            <text:p>-1.00E-05</text:p>
          </table:table-cell>
          <table:table-cell office:value-type="float" office:value="0.00000999999974738" calcext:value-type="float">
            <text:p>1.00E-05</text:p>
          </table:table-cell>
        </table:table-row>
        <table:table-row table:style-name="ro1">
          <table:table-cell table:formula="of:=([.D58]-1.57311895611143E+018)*0.000000001" office:value-type="float" office:value="3.210640896" calcext:value-type="float">
            <text:p>3.210640896</text:p>
          </table:table-cell>
          <table:table-cell office:value-type="float" office:value="1.57311895937649E+018" calcext:value-type="float">
            <text:p>1.57311895937649E+018</text:p>
          </table:table-cell>
          <table:table-cell office:value-type="float" office:value="57" calcext:value-type="float">
            <text:p>57</text:p>
          </table:table-cell>
          <table:table-cell office:value-type="float" office:value="1.57311895932207E+018" calcext:value-type="float">
            <text:p>1.57311895932207E+018</text:p>
          </table:table-cell>
          <table:table-cell/>
          <table:table-cell table:style-name="Default" office:value-type="float" office:value="0.00572187174112" calcext:value-type="float">
            <text:p>0.0057218717</text:p>
          </table:table-cell>
          <table:table-cell office:value-type="float" office:value="-0.0000823575974209" calcext:value-type="float">
            <text:p>-8.24E-05</text:p>
          </table:table-cell>
          <table:table-cell table:style-name="Default" office:value-type="float" office:value="-0.000252454861766" calcext:value-type="float">
            <text:p>-0.0002524549</text:p>
          </table:table-cell>
          <table:table-cell table:number-columns-repeated="2"/>
          <table:table-cell office:value-type="float" office:value="1.57311895937682E+018" calcext:value-type="float">
            <text:p>1.57311895937682E+018</text:p>
          </table:table-cell>
          <table:table-cell office:value-type="float" office:value="301" calcext:value-type="float">
            <text:p>301</text:p>
          </table:table-cell>
          <table:table-cell office:value-type="float" office:value="1.57311895932207E+018" calcext:value-type="float">
            <text:p>1.57311895932207E+018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-0.0000199999994948" calcext:value-type="float">
            <text:p>-2.00E-05</text:p>
          </table:table-cell>
          <table:table-cell table:style-name="Default" office:value-type="float" office:value="-0" calcext:value-type="float">
            <text:p>0</text:p>
          </table:table-cell>
        </table:table-row>
        <table:table-row table:style-name="ro1">
          <table:table-cell table:formula="of:=([.D59]-1.57311895611143E+018)*0.000000001" office:value-type="float" office:value="3.265516032" calcext:value-type="float">
            <text:p>3.265516032</text:p>
          </table:table-cell>
          <table:table-cell office:value-type="float" office:value="1.5731189594304E+018" calcext:value-type="float">
            <text:p>1.5731189594304E+018</text:p>
          </table:table-cell>
          <table:table-cell office:value-type="float" office:value="58" calcext:value-type="float">
            <text:p>58</text:p>
          </table:table-cell>
          <table:table-cell office:value-type="float" office:value="1.57311895937694E+018" calcext:value-type="float">
            <text:p>1.57311895937694E+018</text:p>
          </table:table-cell>
          <table:table-cell/>
          <table:table-cell table:style-name="Default" office:value-type="float" office:value="0.000141749595059" calcext:value-type="float">
            <text:p>0.0001417496</text:p>
          </table:table-cell>
          <table:table-cell office:value-type="float" office:value="0.0000673207905493" calcext:value-type="float">
            <text:p>6.73E-05</text:p>
          </table:table-cell>
          <table:table-cell office:value-type="float" office:value="0.000099950688309" calcext:value-type="float">
            <text:p>1.00E-04</text:p>
          </table:table-cell>
          <table:table-cell table:number-columns-repeated="2"/>
          <table:table-cell office:value-type="float" office:value="1.57311895943071E+018" calcext:value-type="float">
            <text:p>1.57311895943071E+018</text:p>
          </table:table-cell>
          <table:table-cell office:value-type="float" office:value="302" calcext:value-type="float">
            <text:p>302</text:p>
          </table:table-cell>
          <table:table-cell office:value-type="float" office:value="1.57311895937694E+018" calcext:value-type="float">
            <text:p>1.57311895937694E+01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 table:style-name="Default" office:value-type="float" office:value="0" calcext:value-type="float">
            <text:p>0</text:p>
          </table:table-cell>
        </table:table-row>
        <table:table-row table:style-name="ro1">
          <table:table-cell table:formula="of:=([.D60]-1.57311895611143E+018)*0.000000001" office:value-type="float" office:value="3.319354112" calcext:value-type="float">
            <text:p>3.319354112</text:p>
          </table:table-cell>
          <table:table-cell office:value-type="float" office:value="1.57311895948406E+018" calcext:value-type="float">
            <text:p>1.57311895948406E+018</text:p>
          </table:table-cell>
          <table:table-cell office:value-type="float" office:value="59" calcext:value-type="float">
            <text:p>59</text:p>
          </table:table-cell>
          <table:table-cell office:value-type="float" office:value="1.57311895943078E+018" calcext:value-type="float">
            <text:p>1.57311895943078E+018</text:p>
          </table:table-cell>
          <table:table-cell/>
          <table:table-cell office:value-type="float" office:value="0.0000903468680917" calcext:value-type="float">
            <text:p>9.03E-05</text:p>
          </table:table-cell>
          <table:table-cell office:value-type="float" office:value="-0.0000341002232744" calcext:value-type="float">
            <text:p>-3.41E-05</text:p>
          </table:table-cell>
          <table:table-cell office:value-type="float" office:value="-0.0000210185262404" calcext:value-type="float">
            <text:p>-2.10E-05</text:p>
          </table:table-cell>
          <table:table-cell table:number-columns-repeated="2"/>
          <table:table-cell office:value-type="float" office:value="1.57311895948509E+018" calcext:value-type="float">
            <text:p>1.57311895948509E+018</text:p>
          </table:table-cell>
          <table:table-cell office:value-type="float" office:value="303" calcext:value-type="float">
            <text:p>303</text:p>
          </table:table-cell>
          <table:table-cell office:value-type="float" office:value="1.57311895943078E+018" calcext:value-type="float">
            <text:p>1.57311895943078E+018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0000199999994948" calcext:value-type="float">
            <text:p>2.00E-05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formula="of:=([.D61]-1.57311895611143E+018)*0.000000001" office:value-type="float" office:value="3.372907008" calcext:value-type="float">
            <text:p>3.372907008</text:p>
          </table:table-cell>
          <table:table-cell office:value-type="float" office:value="1.57311895958668E+018" calcext:value-type="float">
            <text:p>1.57311895958668E+018</text:p>
          </table:table-cell>
          <table:table-cell office:value-type="float" office:value="60" calcext:value-type="float">
            <text:p>60</text:p>
          </table:table-cell>
          <table:table-cell office:value-type="float" office:value="1.57311895948433E+018" calcext:value-type="float">
            <text:p>1.57311895948433E+018</text:p>
          </table:table-cell>
          <table:table-cell/>
          <table:table-cell office:value-type="float" office:value="-0.0000932366820052" calcext:value-type="float">
            <text:p>-9.32E-05</text:p>
          </table:table-cell>
          <table:table-cell office:value-type="float" office:value="-0.0000260613505816" calcext:value-type="float">
            <text:p>-2.61E-05</text:p>
          </table:table-cell>
          <table:table-cell office:value-type="float" office:value="0.0000140814318002" calcext:value-type="float">
            <text:p>1.41E-05</text:p>
          </table:table-cell>
          <table:table-cell table:number-columns-repeated="2"/>
          <table:table-cell office:value-type="float" office:value="1.57311895958862E+018" calcext:value-type="float">
            <text:p>1.57311895958862E+018</text:p>
          </table:table-cell>
          <table:table-cell office:value-type="float" office:value="304" calcext:value-type="float">
            <text:p>304</text:p>
          </table:table-cell>
          <table:table-cell office:value-type="float" office:value="1.57311895948433E+018" calcext:value-type="float">
            <text:p>1.57311895948433E+01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0999999974738" calcext:value-type="float">
            <text:p>1.00E-05</text:p>
          </table:table-cell>
          <table:table-cell office:value-type="float" office:value="0.0000199999994948" calcext:value-type="float">
            <text:p>2.00E-05</text:p>
          </table:table-cell>
          <table:table-cell table:style-name="Default" office:value-type="float" office:value="-0" calcext:value-type="float">
            <text:p>0</text:p>
          </table:table-cell>
        </table:table-row>
        <table:table-row table:style-name="ro1">
          <table:table-cell table:formula="of:=([.D62]-1.57311895611143E+018)*0.000000001" office:value-type="float" office:value="3.476270848" calcext:value-type="float">
            <text:p>3.476270848</text:p>
          </table:table-cell>
          <table:table-cell office:value-type="float" office:value="1.5731189596415E+018" calcext:value-type="float">
            <text:p>1.5731189596415E+018</text:p>
          </table:table-cell>
          <table:table-cell office:value-type="float" office:value="61" calcext:value-type="float">
            <text:p>61</text:p>
          </table:table-cell>
          <table:table-cell office:value-type="float" office:value="1.5731189595877E+018" calcext:value-type="float">
            <text:p>1.5731189595877E+018</text:p>
          </table:table-cell>
          <table:table-cell/>
          <table:table-cell office:value-type="float" office:value="0.0000622096122243" calcext:value-type="float">
            <text:p>6.22E-05</text:p>
          </table:table-cell>
          <table:table-cell office:value-type="float" office:value="-0.0000466451019747" calcext:value-type="float">
            <text:p>-4.66E-05</text:p>
          </table:table-cell>
          <table:table-cell office:value-type="float" office:value="-0.0000305804314849" calcext:value-type="float">
            <text:p>-3.06E-05</text:p>
          </table:table-cell>
          <table:table-cell table:number-columns-repeated="2"/>
          <table:table-cell office:value-type="float" office:value="1.57311895964203E+018" calcext:value-type="float">
            <text:p>1.57311895964203E+018</text:p>
          </table:table-cell>
          <table:table-cell office:value-type="float" office:value="305" calcext:value-type="float">
            <text:p>305</text:p>
          </table:table-cell>
          <table:table-cell office:value-type="float" office:value="1.5731189595877E+018" calcext:value-type="float">
            <text:p>1.5731189595877E+018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 office:value-type="float" office:value="-0" calcext:value-type="float">
            <text:p>0</text:p>
          </table:table-cell>
          <table:table-cell office:value-type="float" office:value="0.00000999999974738" calcext:value-type="float">
            <text:p>1.00E-05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formula="of:=([.D63]-1.57311895611143E+018)*0.000000001" office:value-type="float" office:value="3.53071872" calcext:value-type="float">
            <text:p>3.53071872</text:p>
          </table:table-cell>
          <table:table-cell office:value-type="float" office:value="1.57311895969684E+018" calcext:value-type="float">
            <text:p>1.57311895969684E+018</text:p>
          </table:table-cell>
          <table:table-cell office:value-type="float" office:value="62" calcext:value-type="float">
            <text:p>62</text:p>
          </table:table-cell>
          <table:table-cell office:value-type="float" office:value="1.57311895964214E+018" calcext:value-type="float">
            <text:p>1.57311895964214E+018</text:p>
          </table:table-cell>
          <table:table-cell/>
          <table:table-cell table:style-name="Default" office:value-type="float" office:value="-0.00013946533727" calcext:value-type="float">
            <text:p>-0.0001394653</text:p>
          </table:table-cell>
          <table:table-cell office:value-type="float" office:value="0.00000406777598982" calcext:value-type="float">
            <text:p>4.07E-06</text:p>
          </table:table-cell>
          <table:table-cell office:value-type="float" office:value="-0.0000303828674078" calcext:value-type="float">
            <text:p>-3.04E-05</text:p>
          </table:table-cell>
          <table:table-cell table:number-columns-repeated="2"/>
          <table:table-cell office:value-type="float" office:value="1.57311895969616E+018" calcext:value-type="float">
            <text:p>1.57311895969616E+018</text:p>
          </table:table-cell>
          <table:table-cell office:value-type="float" office:value="306" calcext:value-type="float">
            <text:p>306</text:p>
          </table:table-cell>
          <table:table-cell office:value-type="float" office:value="1.57311895964214E+018" calcext:value-type="float">
            <text:p>1.57311895964214E+018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0000199999994948" calcext:value-type="float">
            <text:p>2.00E-05</text:p>
          </table:table-cell>
          <table:table-cell table:style-name="Default" office:value-type="float" office:value="-0" calcext:value-type="float">
            <text:p>0</text:p>
          </table:table-cell>
        </table:table-row>
        <table:table-row table:style-name="ro1">
          <table:table-cell table:formula="of:=([.D64]-1.57311895611143E+018)*0.000000001" office:value-type="float" office:value="3.584746752" calcext:value-type="float">
            <text:p>3.584746752</text:p>
          </table:table-cell>
          <table:table-cell office:value-type="float" office:value="1.57311895974955E+018" calcext:value-type="float">
            <text:p>1.57311895974955E+018</text:p>
          </table:table-cell>
          <table:table-cell office:value-type="float" office:value="63" calcext:value-type="float">
            <text:p>63</text:p>
          </table:table-cell>
          <table:table-cell office:value-type="float" office:value="1.57311895969617E+018" calcext:value-type="float">
            <text:p>1.57311895969617E+018</text:p>
          </table:table-cell>
          <table:table-cell/>
          <table:table-cell office:value-type="float" office:value="0.00000581816448175" calcext:value-type="float">
            <text:p>5.82E-06</text:p>
          </table:table-cell>
          <table:table-cell office:value-type="float" office:value="-0.000000673435977205" calcext:value-type="float">
            <text:p>-6.73E-07</text:p>
          </table:table-cell>
          <table:table-cell office:value-type="float" office:value="0.0000770299011492" calcext:value-type="float">
            <text:p>7.70E-05</text:p>
          </table:table-cell>
          <table:table-cell table:number-columns-repeated="2"/>
          <table:table-cell office:value-type="float" office:value="1.5731189597497E+018" calcext:value-type="float">
            <text:p>1.5731189597497E+018</text:p>
          </table:table-cell>
          <table:table-cell office:value-type="float" office:value="307" calcext:value-type="float">
            <text:p>307</text:p>
          </table:table-cell>
          <table:table-cell office:value-type="float" office:value="1.57311895969617E+018" calcext:value-type="float">
            <text:p>1.57311895969617E+01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-0.00000999999974738" calcext:value-type="float">
            <text:p>-1.00E-05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formula="of:=([.D65]-1.57311895611143E+018)*0.000000001" office:value-type="float" office:value="3.638338816" calcext:value-type="float">
            <text:p>3.638338816</text:p>
          </table:table-cell>
          <table:table-cell office:value-type="float" office:value="1.57311895980308E+018" calcext:value-type="float">
            <text:p>1.57311895980308E+018</text:p>
          </table:table-cell>
          <table:table-cell office:value-type="float" office:value="64" calcext:value-type="float">
            <text:p>64</text:p>
          </table:table-cell>
          <table:table-cell office:value-type="float" office:value="1.57311895974976E+018" calcext:value-type="float">
            <text:p>1.57311895974976E+018</text:p>
          </table:table-cell>
          <table:table-cell/>
          <table:table-cell table:style-name="Default" office:value-type="float" office:value="0.000154834226123" calcext:value-type="float">
            <text:p>0.0001548342</text:p>
          </table:table-cell>
          <table:table-cell office:value-type="float" office:value="0.00000206295430871" calcext:value-type="float">
            <text:p>2.06E-06</text:p>
          </table:table-cell>
          <table:table-cell office:value-type="float" office:value="-0.0000315152537951" calcext:value-type="float">
            <text:p>-3.15E-05</text:p>
          </table:table-cell>
          <table:table-cell table:number-columns-repeated="2"/>
          <table:table-cell office:value-type="float" office:value="1.57311895980358E+018" calcext:value-type="float">
            <text:p>1.57311895980358E+018</text:p>
          </table:table-cell>
          <table:table-cell office:value-type="float" office:value="308" calcext:value-type="float">
            <text:p>308</text:p>
          </table:table-cell>
          <table:table-cell office:value-type="float" office:value="1.57311895974976E+018" calcext:value-type="float">
            <text:p>1.57311895974976E+01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-0.00000999999974738" calcext:value-type="float">
            <text:p>-1.00E-05</text:p>
          </table:table-cell>
          <table:table-cell office:value-type="float" office:value="0.00000999999974738" calcext:value-type="float">
            <text:p>1.00E-05</text:p>
          </table:table-cell>
        </table:table-row>
        <table:table-row table:style-name="ro1">
          <table:table-cell table:formula="of:=([.D66]-1.57311895611143E+018)*0.000000001" office:value-type="float" office:value="3.692293888" calcext:value-type="float">
            <text:p>3.692293888</text:p>
          </table:table-cell>
          <table:table-cell office:value-type="float" office:value="1.57311895985586E+018" calcext:value-type="float">
            <text:p>1.57311895985586E+018</text:p>
          </table:table-cell>
          <table:table-cell office:value-type="float" office:value="65" calcext:value-type="float">
            <text:p>65</text:p>
          </table:table-cell>
          <table:table-cell office:value-type="float" office:value="1.57311895980372E+018" calcext:value-type="float">
            <text:p>1.57311895980372E+018</text:p>
          </table:table-cell>
          <table:table-cell/>
          <table:table-cell office:value-type="float" office:value="0.0000716336799087" calcext:value-type="float">
            <text:p>7.16E-05</text:p>
          </table:table-cell>
          <table:table-cell office:value-type="float" office:value="0.0000237962449319" calcext:value-type="float">
            <text:p>2.38E-05</text:p>
          </table:table-cell>
          <table:table-cell table:style-name="Default" office:value-type="float" office:value="0.000141491691465" calcext:value-type="float">
            <text:p>0.0001414917</text:p>
          </table:table-cell>
          <table:table-cell table:number-columns-repeated="2"/>
          <table:table-cell office:value-type="float" office:value="1.57311895985636E+018" calcext:value-type="float">
            <text:p>1.57311895985636E+018</text:p>
          </table:table-cell>
          <table:table-cell office:value-type="float" office:value="309" calcext:value-type="float">
            <text:p>309</text:p>
          </table:table-cell>
          <table:table-cell office:value-type="float" office:value="1.57311895980372E+018" calcext:value-type="float">
            <text:p>1.57311895980372E+01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0999999974738" calcext:value-type="float">
            <text:p>1.00E-05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-0.00000999999974738" calcext:value-type="float">
            <text:p>-1.00E-05</text:p>
          </table:table-cell>
        </table:table-row>
        <table:table-row table:style-name="ro1">
          <table:table-cell table:formula="of:=([.D67]-1.57311895611143E+018)*0.000000001" office:value-type="float" office:value="3.744578816" calcext:value-type="float">
            <text:p>3.744578816</text:p>
          </table:table-cell>
          <table:table-cell office:value-type="float" office:value="1.57311895990881E+018" calcext:value-type="float">
            <text:p>1.57311895990881E+018</text:p>
          </table:table-cell>
          <table:table-cell office:value-type="float" office:value="66" calcext:value-type="float">
            <text:p>66</text:p>
          </table:table-cell>
          <table:table-cell office:value-type="float" office:value="1.573118959856E+018" calcext:value-type="float">
            <text:p>1.573118959856E+018</text:p>
          </table:table-cell>
          <table:table-cell/>
          <table:table-cell table:style-name="Default" office:value-type="float" office:value="0.000118636402476" calcext:value-type="float">
            <text:p>0.0001186364</text:p>
          </table:table-cell>
          <table:table-cell office:value-type="float" office:value="-0.0000131074993988" calcext:value-type="float">
            <text:p>-1.31E-05</text:p>
          </table:table-cell>
          <table:table-cell table:style-name="Default" office:value-type="float" office:value="0.000101869743958" calcext:value-type="float">
            <text:p>0.0001018697</text:p>
          </table:table-cell>
          <table:table-cell table:number-columns-repeated="2"/>
          <table:table-cell office:value-type="float" office:value="1.57311895990921E+018" calcext:value-type="float">
            <text:p>1.57311895990921E+018</text:p>
          </table:table-cell>
          <table:table-cell office:value-type="float" office:value="310" calcext:value-type="float">
            <text:p>310</text:p>
          </table:table-cell>
          <table:table-cell office:value-type="float" office:value="1.573118959856E+018" calcext:value-type="float">
            <text:p>1.573118959856E+01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0999999974738" calcext:value-type="float">
            <text:p>1.00E-05</text:p>
          </table:table-cell>
          <table:table-cell table:style-name="Default" office:value-type="float" office:value="-0" calcext:value-type="float">
            <text:p>0</text:p>
          </table:table-cell>
          <table:table-cell office:value-type="float" office:value="-0.00000999999974738" calcext:value-type="float">
            <text:p>-1.00E-05</text:p>
          </table:table-cell>
        </table:table-row>
        <table:table-row table:style-name="ro1">
          <table:table-cell table:formula="of:=([.D68]-1.57311895611143E+018)*0.000000001" office:value-type="float" office:value="3.797586944" calcext:value-type="float">
            <text:p>3.797586944</text:p>
          </table:table-cell>
          <table:table-cell office:value-type="float" office:value="1.57311895996148E+018" calcext:value-type="float">
            <text:p>1.57311895996148E+018</text:p>
          </table:table-cell>
          <table:table-cell office:value-type="float" office:value="67" calcext:value-type="float">
            <text:p>67</text:p>
          </table:table-cell>
          <table:table-cell office:value-type="float" office:value="1.57311895990901E+018" calcext:value-type="float">
            <text:p>1.57311895990901E+018</text:p>
          </table:table-cell>
          <table:table-cell/>
          <table:table-cell office:value-type="float" office:value="-0.0000368815999536" calcext:value-type="float">
            <text:p>-3.69E-05</text:p>
          </table:table-cell>
          <table:table-cell office:value-type="float" office:value="0.0000013902331375" calcext:value-type="float">
            <text:p>1.39E-06</text:p>
          </table:table-cell>
          <table:table-cell office:value-type="float" office:value="-0.0000238689590333" calcext:value-type="float">
            <text:p>-2.39E-05</text:p>
          </table:table-cell>
          <table:table-cell table:number-columns-repeated="2"/>
          <table:table-cell office:value-type="float" office:value="1.57311895996247E+018" calcext:value-type="float">
            <text:p>1.57311895996247E+018</text:p>
          </table:table-cell>
          <table:table-cell office:value-type="float" office:value="311" calcext:value-type="float">
            <text:p>311</text:p>
          </table:table-cell>
          <table:table-cell office:value-type="float" office:value="1.57311895990901E+018" calcext:value-type="float">
            <text:p>1.57311895990901E+01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0999999974738" calcext:value-type="float">
            <text:p>-1.00E-05</text:p>
          </table:table-cell>
          <table:table-cell office:value-type="float" office:value="0.00000999999974738" calcext:value-type="float">
            <text:p>1.00E-05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formula="of:=([.D69]-1.57311895611143E+018)*0.000000001" office:value-type="float" office:value="3.850350592" calcext:value-type="float">
            <text:p>3.850350592</text:p>
          </table:table-cell>
          <table:table-cell office:value-type="float" office:value="1.57311896001333E+018" calcext:value-type="float">
            <text:p>1.57311896001333E+018</text:p>
          </table:table-cell>
          <table:table-cell office:value-type="float" office:value="68" calcext:value-type="float">
            <text:p>68</text:p>
          </table:table-cell>
          <table:table-cell office:value-type="float" office:value="1.57311895996178E+018" calcext:value-type="float">
            <text:p>1.57311895996178E+018</text:p>
          </table:table-cell>
          <table:table-cell/>
          <table:table-cell office:value-type="float" office:value="-0.0000736009460525" calcext:value-type="float">
            <text:p>-7.36E-05</text:p>
          </table:table-cell>
          <table:table-cell office:value-type="float" office:value="-0.0000102446010715" calcext:value-type="float">
            <text:p>-1.02E-05</text:p>
          </table:table-cell>
          <table:table-cell table:style-name="Default" office:value-type="float" office:value="-0.000111599896627" calcext:value-type="float">
            <text:p>-0.0001115999</text:p>
          </table:table-cell>
          <table:table-cell table:number-columns-repeated="2"/>
          <table:table-cell office:value-type="float" office:value="1.57311896001391E+018" calcext:value-type="float">
            <text:p>1.57311896001391E+018</text:p>
          </table:table-cell>
          <table:table-cell office:value-type="float" office:value="312" calcext:value-type="float">
            <text:p>312</text:p>
          </table:table-cell>
          <table:table-cell office:value-type="float" office:value="1.57311895996178E+018" calcext:value-type="float">
            <text:p>1.57311895996178E+01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-0.00000999999974738" calcext:value-type="float">
            <text:p>-1.00E-05</text:p>
          </table:table-cell>
          <table:table-cell office:value-type="float" office:value="0.00000999999974738" calcext:value-type="float">
            <text:p>1.00E-05</text:p>
          </table:table-cell>
        </table:table-row>
        <table:table-row table:style-name="ro1">
          <table:table-cell table:formula="of:=([.D70]-1.57311895611143E+018)*0.000000001" office:value-type="float" office:value="3.901981952" calcext:value-type="float">
            <text:p>3.901981952</text:p>
          </table:table-cell>
          <table:table-cell office:value-type="float" office:value="1.57311896006537E+018" calcext:value-type="float">
            <text:p>1.57311896006537E+018</text:p>
          </table:table-cell>
          <table:table-cell office:value-type="float" office:value="69" calcext:value-type="float">
            <text:p>69</text:p>
          </table:table-cell>
          <table:table-cell office:value-type="float" office:value="1.57311896001341E+018" calcext:value-type="float">
            <text:p>1.57311896001341E+018</text:p>
          </table:table-cell>
          <table:table-cell/>
          <table:table-cell table:style-name="Default" office:value-type="float" office:value="-0.000148797946167" calcext:value-type="float">
            <text:p>-0.0001487979</text:p>
          </table:table-cell>
          <table:table-cell office:value-type="float" office:value="-0.0000453975408163" calcext:value-type="float">
            <text:p>-4.54E-05</text:p>
          </table:table-cell>
          <table:table-cell table:style-name="Default" office:value-type="float" office:value="-0.000103272563138" calcext:value-type="float">
            <text:p>-0.0001032726</text:p>
          </table:table-cell>
          <table:table-cell table:number-columns-repeated="2"/>
          <table:table-cell office:value-type="float" office:value="1.57311896006552E+018" calcext:value-type="float">
            <text:p>1.57311896006552E+018</text:p>
          </table:table-cell>
          <table:table-cell office:value-type="float" office:value="313" calcext:value-type="float">
            <text:p>313</text:p>
          </table:table-cell>
          <table:table-cell office:value-type="float" office:value="1.57311896001341E+018" calcext:value-type="float">
            <text:p>1.57311896001341E+01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 table:style-name="Default" office:value-type="float" office:value="0" calcext:value-type="float">
            <text:p>0</text:p>
          </table:table-cell>
        </table:table-row>
        <table:table-row table:style-name="ro1">
          <table:table-cell table:formula="of:=([.D71]-1.57311895611143E+018)*0.000000001" office:value-type="float" office:value="3.954145792" calcext:value-type="float">
            <text:p>3.954145792</text:p>
          </table:table-cell>
          <table:table-cell office:value-type="float" office:value="1.5731189601707E+018" calcext:value-type="float">
            <text:p>1.5731189601707E+018</text:p>
          </table:table-cell>
          <table:table-cell office:value-type="float" office:value="70" calcext:value-type="float">
            <text:p>70</text:p>
          </table:table-cell>
          <table:table-cell office:value-type="float" office:value="1.57311896006557E+018" calcext:value-type="float">
            <text:p>1.57311896006557E+018</text:p>
          </table:table-cell>
          <table:table-cell/>
          <table:table-cell office:value-type="float" office:value="0.0000720116950106" calcext:value-type="float">
            <text:p>7.20E-05</text:p>
          </table:table-cell>
          <table:table-cell office:value-type="float" office:value="0.0000384711311199" calcext:value-type="float">
            <text:p>3.85E-05</text:p>
          </table:table-cell>
          <table:table-cell office:value-type="float" office:value="0.0000711880347808" calcext:value-type="float">
            <text:p>7.12E-05</text:p>
          </table:table-cell>
          <table:table-cell table:number-columns-repeated="2"/>
          <table:table-cell office:value-type="float" office:value="1.57311896017105E+018" calcext:value-type="float">
            <text:p>1.57311896017105E+018</text:p>
          </table:table-cell>
          <table:table-cell office:value-type="float" office:value="314" calcext:value-type="float">
            <text:p>314</text:p>
          </table:table-cell>
          <table:table-cell office:value-type="float" office:value="1.57311896006557E+018" calcext:value-type="float">
            <text:p>1.57311896006557E+018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 office:value-type="float" office:value="-0" calcext:value-type="float">
            <text:p>0</text:p>
          </table:table-cell>
          <table:table-cell office:value-type="float" office:value="-0.00000999999974738" calcext:value-type="float">
            <text:p>-1.00E-05</text:p>
          </table:table-cell>
          <table:table-cell table:style-name="Default" office:value-type="float" office:value="-0" calcext:value-type="float">
            <text:p>0</text:p>
          </table:table-cell>
        </table:table-row>
        <table:table-row table:style-name="ro1">
          <table:table-cell table:formula="of:=([.D72]-1.57311895611143E+018)*0.000000001" office:value-type="float" office:value="4.059860992" calcext:value-type="float">
            <text:p>4.059860992</text:p>
          </table:table-cell>
          <table:table-cell office:value-type="float" office:value="1.57311896022365E+018" calcext:value-type="float">
            <text:p>1.57311896022365E+018</text:p>
          </table:table-cell>
          <table:table-cell office:value-type="float" office:value="71" calcext:value-type="float">
            <text:p>71</text:p>
          </table:table-cell>
          <table:table-cell office:value-type="float" office:value="1.57311896017129E+018" calcext:value-type="float">
            <text:p>1.57311896017129E+018</text:p>
          </table:table-cell>
          <table:table-cell/>
          <table:table-cell office:value-type="float" office:value="0.0000299967814499" calcext:value-type="float">
            <text:p>3.00E-05</text:p>
          </table:table-cell>
          <table:table-cell office:value-type="float" office:value="-0.000026041199817" calcext:value-type="float">
            <text:p>-2.60E-05</text:p>
          </table:table-cell>
          <table:table-cell office:value-type="float" office:value="-0.0000185155349754" calcext:value-type="float">
            <text:p>-1.85E-05</text:p>
          </table:table-cell>
          <table:table-cell table:number-columns-repeated="2"/>
          <table:table-cell office:value-type="float" office:value="1.57311896022367E+018" calcext:value-type="float">
            <text:p>1.57311896022367E+018</text:p>
          </table:table-cell>
          <table:table-cell office:value-type="float" office:value="315" calcext:value-type="float">
            <text:p>315</text:p>
          </table:table-cell>
          <table:table-cell office:value-type="float" office:value="1.57311896017129E+018" calcext:value-type="float">
            <text:p>1.57311896017129E+01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0999999974738" calcext:value-type="float">
            <text:p>1.00E-05</text:p>
          </table:table-cell>
          <table:table-cell table:style-name="Default" office:value-type="float" office:value="-0" calcext:value-type="float">
            <text:p>0</text:p>
          </table:table-cell>
          <table:table-cell office:value-type="float" office:value="-0.00000999999974738" calcext:value-type="float">
            <text:p>-1.00E-05</text:p>
          </table:table-cell>
        </table:table-row>
        <table:table-row table:style-name="ro1">
          <table:table-cell table:formula="of:=([.D73]-1.57311895611143E+018)*0.000000001" office:value-type="float" office:value="4.112111872" calcext:value-type="float">
            <text:p>4.112111872</text:p>
          </table:table-cell>
          <table:table-cell office:value-type="float" office:value="1.57311896027719E+018" calcext:value-type="float">
            <text:p>1.57311896027719E+018</text:p>
          </table:table-cell>
          <table:table-cell office:value-type="float" office:value="72" calcext:value-type="float">
            <text:p>72</text:p>
          </table:table-cell>
          <table:table-cell office:value-type="float" office:value="1.57311896022354E+018" calcext:value-type="float">
            <text:p>1.57311896022354E+018</text:p>
          </table:table-cell>
          <table:table-cell/>
          <table:table-cell table:style-name="Default" office:value-type="float" office:value="-0.00022989831632" calcext:value-type="float">
            <text:p>-0.0002298983</text:p>
          </table:table-cell>
          <table:table-cell office:value-type="float" office:value="0.0000428339153586" calcext:value-type="float">
            <text:p>4.28E-05</text:p>
          </table:table-cell>
          <table:table-cell office:value-type="float" office:value="0.0000978416937869" calcext:value-type="float">
            <text:p>9.78E-05</text:p>
          </table:table-cell>
          <table:table-cell table:number-columns-repeated="2"/>
          <table:table-cell office:value-type="float" office:value="1.57311896027739E+018" calcext:value-type="float">
            <text:p>1.57311896027739E+018</text:p>
          </table:table-cell>
          <table:table-cell office:value-type="float" office:value="316" calcext:value-type="float">
            <text:p>316</text:p>
          </table:table-cell>
          <table:table-cell office:value-type="float" office:value="1.57311896022354E+018" calcext:value-type="float">
            <text:p>1.57311896022354E+01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0999999974738" calcext:value-type="float">
            <text:p>-1.00E-05</text:p>
          </table:table-cell>
          <table:table-cell office:value-type="float" office:value="0.0000199999994948" calcext:value-type="float">
            <text:p>2.00E-05</text:p>
          </table:table-cell>
          <table:table-cell office:value-type="float" office:value="0.00000999999974738" calcext:value-type="float">
            <text:p>1.00E-05</text:p>
          </table:table-cell>
        </table:table-row>
        <table:table-row table:style-name="ro1">
          <table:table-cell table:formula="of:=([.D74]-1.57311895611143E+018)*0.000000001" office:value-type="float" office:value="4.166140672" calcext:value-type="float">
            <text:p>4.166140672</text:p>
          </table:table-cell>
          <table:table-cell office:value-type="float" office:value="1.57311896033067E+018" calcext:value-type="float">
            <text:p>1.57311896033067E+018</text:p>
          </table:table-cell>
          <table:table-cell office:value-type="float" office:value="73" calcext:value-type="float">
            <text:p>73</text:p>
          </table:table-cell>
          <table:table-cell office:value-type="float" office:value="1.57311896027757E+018" calcext:value-type="float">
            <text:p>1.57311896027757E+018</text:p>
          </table:table-cell>
          <table:table-cell/>
          <table:table-cell office:value-type="float" office:value="-0.0000032292589367" calcext:value-type="float">
            <text:p>-3.23E-06</text:p>
          </table:table-cell>
          <table:table-cell office:value-type="float" office:value="0.0000315836805385" calcext:value-type="float">
            <text:p>3.16E-05</text:p>
          </table:table-cell>
          <table:table-cell office:value-type="float" office:value="-0.0000228316221182" calcext:value-type="float">
            <text:p>-2.28E-05</text:p>
          </table:table-cell>
          <table:table-cell table:number-columns-repeated="2"/>
          <table:table-cell office:value-type="float" office:value="1.5731189603317E+018" calcext:value-type="float">
            <text:p>1.5731189603317E+018</text:p>
          </table:table-cell>
          <table:table-cell office:value-type="float" office:value="317" calcext:value-type="float">
            <text:p>317</text:p>
          </table:table-cell>
          <table:table-cell office:value-type="float" office:value="1.57311896027757E+018" calcext:value-type="float">
            <text:p>1.57311896027757E+01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0999999974738" calcext:value-type="float">
            <text:p>1.00E-05</text:p>
          </table:table-cell>
          <table:table-cell office:value-type="float" office:value="0.0000199999994948" calcext:value-type="float">
            <text:p>2.00E-05</text:p>
          </table:table-cell>
          <table:table-cell table:style-name="Default" office:value-type="float" office:value="-0" calcext:value-type="float">
            <text:p>0</text:p>
          </table:table-cell>
        </table:table-row>
        <table:table-row table:style-name="ro1">
          <table:table-cell table:formula="of:=([.D75]-1.57311895611143E+018)*0.000000001" office:value-type="float" office:value="4.219935744" calcext:value-type="float">
            <text:p>4.219935744</text:p>
          </table:table-cell>
          <table:table-cell office:value-type="float" office:value="1.57311896038314E+018" calcext:value-type="float">
            <text:p>1.57311896038314E+018</text:p>
          </table:table-cell>
          <table:table-cell office:value-type="float" office:value="74" calcext:value-type="float">
            <text:p>74</text:p>
          </table:table-cell>
          <table:table-cell office:value-type="float" office:value="1.57311896033136E+018" calcext:value-type="float">
            <text:p>1.57311896033136E+018</text:p>
          </table:table-cell>
          <table:table-cell/>
          <table:table-cell office:value-type="float" office:value="-0.0000855553807924" calcext:value-type="float">
            <text:p>-8.56E-05</text:p>
          </table:table-cell>
          <table:table-cell table:style-name="Default" office:value-type="float" office:value="-0.000177133333636" calcext:value-type="float">
            <text:p>-0.0001771333</text:p>
          </table:table-cell>
          <table:table-cell table:style-name="Default" office:value-type="float" office:value="-0.000215351596125" calcext:value-type="float">
            <text:p>-0.0002153516</text:p>
          </table:table-cell>
          <table:table-cell table:number-columns-repeated="2"/>
          <table:table-cell office:value-type="float" office:value="1.57311896038321E+018" calcext:value-type="float">
            <text:p>1.57311896038321E+018</text:p>
          </table:table-cell>
          <table:table-cell office:value-type="float" office:value="318" calcext:value-type="float">
            <text:p>318</text:p>
          </table:table-cell>
          <table:table-cell office:value-type="float" office:value="1.57311896033136E+018" calcext:value-type="float">
            <text:p>1.57311896033136E+018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 office:value-type="float" office:value="-0" calcext:value-type="float">
            <text:p>0</text:p>
          </table:table-cell>
          <table:table-cell office:value-type="float" office:value="-0.00000999999974738" calcext:value-type="float">
            <text:p>-1.00E-05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formula="of:=([.D76]-1.57311895611143E+018)*0.000000001" office:value-type="float" office:value="4.271875072" calcext:value-type="float">
            <text:p>4.271875072</text:p>
          </table:table-cell>
          <table:table-cell office:value-type="float" office:value="1.57311896048545E+018" calcext:value-type="float">
            <text:p>1.57311896048545E+018</text:p>
          </table:table-cell>
          <table:table-cell office:value-type="float" office:value="75" calcext:value-type="float">
            <text:p>75</text:p>
          </table:table-cell>
          <table:table-cell office:value-type="float" office:value="1.5731189603833E+018" calcext:value-type="float">
            <text:p>1.5731189603833E+018</text:p>
          </table:table-cell>
          <table:table-cell/>
          <table:table-cell office:value-type="float" office:value="0.0000297963124467" calcext:value-type="float">
            <text:p>2.98E-05</text:p>
          </table:table-cell>
          <table:table-cell office:value-type="float" office:value="0.0000872201489983" calcext:value-type="float">
            <text:p>8.72E-05</text:p>
          </table:table-cell>
          <table:table-cell table:style-name="Default" office:value-type="float" office:value="0.000162545387866" calcext:value-type="float">
            <text:p>0.0001625454</text:p>
          </table:table-cell>
          <table:table-cell table:number-columns-repeated="2"/>
          <table:table-cell office:value-type="float" office:value="1.57311896048589E+018" calcext:value-type="float">
            <text:p>1.57311896048589E+018</text:p>
          </table:table-cell>
          <table:table-cell office:value-type="float" office:value="319" calcext:value-type="float">
            <text:p>319</text:p>
          </table:table-cell>
          <table:table-cell office:value-type="float" office:value="1.5731189603833E+018" calcext:value-type="float">
            <text:p>1.5731189603833E+01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-0.00000999999974738" calcext:value-type="float">
            <text:p>-1.00E-05</text:p>
          </table:table-cell>
          <table:table-cell office:value-type="float" office:value="0.00000999999974738" calcext:value-type="float">
            <text:p>1.00E-05</text:p>
          </table:table-cell>
        </table:table-row>
        <table:table-row table:style-name="ro1">
          <table:table-cell table:formula="of:=([.D77]-1.57311895611143E+018)*0.000000001" office:value-type="float" office:value="4.374651136" calcext:value-type="float">
            <text:p>4.374651136</text:p>
          </table:table-cell>
          <table:table-cell office:value-type="float" office:value="1.57311896053956E+018" calcext:value-type="float">
            <text:p>1.57311896053956E+018</text:p>
          </table:table-cell>
          <table:table-cell office:value-type="float" office:value="76" calcext:value-type="float">
            <text:p>76</text:p>
          </table:table-cell>
          <table:table-cell office:value-type="float" office:value="1.57311896048608E+018" calcext:value-type="float">
            <text:p>1.57311896048608E+018</text:p>
          </table:table-cell>
          <table:table-cell/>
          <table:table-cell office:value-type="float" office:value="-0.0000289951476589" calcext:value-type="float">
            <text:p>-2.90E-05</text:p>
          </table:table-cell>
          <table:table-cell office:value-type="float" office:value="0.00000765398363001" calcext:value-type="float">
            <text:p>7.65E-06</text:p>
          </table:table-cell>
          <table:table-cell office:value-type="float" office:value="0.0000623982268735" calcext:value-type="float">
            <text:p>6.24E-05</text:p>
          </table:table-cell>
          <table:table-cell table:number-columns-repeated="2"/>
          <table:table-cell office:value-type="float" office:value="1.57311896054028E+018" calcext:value-type="float">
            <text:p>1.57311896054028E+018</text:p>
          </table:table-cell>
          <table:table-cell office:value-type="float" office:value="320" calcext:value-type="float">
            <text:p>320</text:p>
          </table:table-cell>
          <table:table-cell office:value-type="float" office:value="1.57311896048608E+018" calcext:value-type="float">
            <text:p>1.57311896048608E+018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 office:value-type="float" office:value="-0" calcext:value-type="float">
            <text:p>0</text:p>
          </table:table-cell>
          <table:table-cell office:value-type="float" office:value="0.00000999999974738" calcext:value-type="float">
            <text:p>1.00E-05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formula="of:=([.D78]-1.57311895611143E+018)*0.000000001" office:value-type="float" office:value="4.429011968" calcext:value-type="float">
            <text:p>4.429011968</text:p>
          </table:table-cell>
          <table:table-cell office:value-type="float" office:value="1.57311896059146E+018" calcext:value-type="float">
            <text:p>1.57311896059146E+018</text:p>
          </table:table-cell>
          <table:table-cell office:value-type="float" office:value="77" calcext:value-type="float">
            <text:p>77</text:p>
          </table:table-cell>
          <table:table-cell office:value-type="float" office:value="1.57311896054044E+018" calcext:value-type="float">
            <text:p>1.57311896054044E+018</text:p>
          </table:table-cell>
          <table:table-cell/>
          <table:table-cell office:value-type="float" office:value="0.0000744041171856" calcext:value-type="float">
            <text:p>7.44E-05</text:p>
          </table:table-cell>
          <table:table-cell office:value-type="float" office:value="0.0000222800626943" calcext:value-type="float">
            <text:p>2.23E-05</text:p>
          </table:table-cell>
          <table:table-cell table:style-name="Default" office:value-type="float" office:value="0.000131748776766" calcext:value-type="float">
            <text:p>0.0001317488</text:p>
          </table:table-cell>
          <table:table-cell table:number-columns-repeated="2"/>
          <table:table-cell office:value-type="float" office:value="1.57311896059168E+018" calcext:value-type="float">
            <text:p>1.57311896059168E+018</text:p>
          </table:table-cell>
          <table:table-cell office:value-type="float" office:value="321" calcext:value-type="float">
            <text:p>321</text:p>
          </table:table-cell>
          <table:table-cell office:value-type="float" office:value="1.57311896054044E+018" calcext:value-type="float">
            <text:p>1.57311896054044E+01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0999999974738" calcext:value-type="float">
            <text:p>1.00E-05</text:p>
          </table:table-cell>
          <table:table-cell office:value-type="float" office:value="-0.0000199999994948" calcext:value-type="float">
            <text:p>-2.00E-05</text:p>
          </table:table-cell>
          <table:table-cell office:value-type="float" office:value="-0.00000999999974738" calcext:value-type="float">
            <text:p>-1.00E-05</text:p>
          </table:table-cell>
        </table:table-row>
        <table:table-row table:style-name="ro1">
          <table:table-cell table:formula="of:=([.D79]-1.57311895611143E+018)*0.000000001" office:value-type="float" office:value="4.480059904" calcext:value-type="float">
            <text:p>4.480059904</text:p>
          </table:table-cell>
          <table:table-cell office:value-type="float" office:value="1.57311896064524E+018" calcext:value-type="float">
            <text:p>1.57311896064524E+018</text:p>
          </table:table-cell>
          <table:table-cell office:value-type="float" office:value="78" calcext:value-type="float">
            <text:p>78</text:p>
          </table:table-cell>
          <table:table-cell office:value-type="float" office:value="1.57311896059149E+018" calcext:value-type="float">
            <text:p>1.57311896059149E+018</text:p>
          </table:table-cell>
          <table:table-cell/>
          <table:table-cell office:value-type="float" office:value="-0.0000316864316119" calcext:value-type="float">
            <text:p>-3.17E-05</text:p>
          </table:table-cell>
          <table:table-cell office:value-type="float" office:value="0.0000347294771927" calcext:value-type="float">
            <text:p>3.47E-05</text:p>
          </table:table-cell>
          <table:table-cell office:value-type="float" office:value="-0.0000911446331884" calcext:value-type="float">
            <text:p>-9.11E-05</text:p>
          </table:table-cell>
          <table:table-cell table:number-columns-repeated="2"/>
          <table:table-cell office:value-type="float" office:value="1.57311896064611E+018" calcext:value-type="float">
            <text:p>1.57311896064611E+018</text:p>
          </table:table-cell>
          <table:table-cell office:value-type="float" office:value="322" calcext:value-type="float">
            <text:p>322</text:p>
          </table:table-cell>
          <table:table-cell office:value-type="float" office:value="1.57311896059149E+018" calcext:value-type="float">
            <text:p>1.57311896059149E+01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0999999974738" calcext:value-type="float">
            <text:p>1.00E-05</text:p>
          </table:table-cell>
          <table:table-cell office:value-type="float" office:value="0.0000199999994948" calcext:value-type="float">
            <text:p>2.00E-05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formula="of:=([.D80]-1.57311895611143E+018)*0.000000001" office:value-type="float" office:value="4.53380096" calcext:value-type="float">
            <text:p>4.53380096</text:p>
          </table:table-cell>
          <table:table-cell office:value-type="float" office:value="1.57311896069863E+018" calcext:value-type="float">
            <text:p>1.57311896069863E+018</text:p>
          </table:table-cell>
          <table:table-cell office:value-type="float" office:value="79" calcext:value-type="float">
            <text:p>79</text:p>
          </table:table-cell>
          <table:table-cell office:value-type="float" office:value="1.57311896064523E+018" calcext:value-type="float">
            <text:p>1.57311896064523E+018</text:p>
          </table:table-cell>
          <table:table-cell/>
          <table:table-cell office:value-type="float" office:value="0.000017531832782" calcext:value-type="float">
            <text:p>1.75E-05</text:p>
          </table:table-cell>
          <table:table-cell office:value-type="float" office:value="0.0000590259915043" calcext:value-type="float">
            <text:p>5.90E-05</text:p>
          </table:table-cell>
          <table:table-cell office:value-type="float" office:value="0.0000101942105175" calcext:value-type="float">
            <text:p>1.02E-05</text:p>
          </table:table-cell>
          <table:table-cell table:number-columns-repeated="2"/>
          <table:table-cell office:value-type="float" office:value="1.5731189606998E+018" calcext:value-type="float">
            <text:p>1.5731189606998E+018</text:p>
          </table:table-cell>
          <table:table-cell office:value-type="float" office:value="323" calcext:value-type="float">
            <text:p>323</text:p>
          </table:table-cell>
          <table:table-cell office:value-type="float" office:value="1.57311896064523E+018" calcext:value-type="float">
            <text:p>1.57311896064523E+01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0999999974738" calcext:value-type="float">
            <text:p>-1.00E-05</text:p>
          </table:table-cell>
          <table:table-cell table:style-name="Default" office:value-type="float" office:value="-0" calcext:value-type="float">
            <text:p>0</text:p>
          </table:table-cell>
          <table:table-cell office:value-type="float" office:value="0.00000999999974738" calcext:value-type="float">
            <text:p>1.00E-05</text:p>
          </table:table-cell>
        </table:table-row>
        <table:table-row table:style-name="ro1">
          <table:table-cell table:formula="of:=([.D81]-1.57311895611143E+018)*0.000000001" office:value-type="float" office:value="4.58759424" calcext:value-type="float">
            <text:p>4.58759424</text:p>
          </table:table-cell>
          <table:table-cell office:value-type="float" office:value="1.57311896075218E+018" calcext:value-type="float">
            <text:p>1.57311896075218E+018</text:p>
          </table:table-cell>
          <table:table-cell office:value-type="float" office:value="80" calcext:value-type="float">
            <text:p>80</text:p>
          </table:table-cell>
          <table:table-cell office:value-type="float" office:value="1.57311896069902E+018" calcext:value-type="float">
            <text:p>1.57311896069902E+018</text:p>
          </table:table-cell>
          <table:table-cell/>
          <table:table-cell office:value-type="float" office:value="0.0000290942462016" calcext:value-type="float">
            <text:p>2.91E-05</text:p>
          </table:table-cell>
          <table:table-cell office:value-type="float" office:value="-0.0000729827879695" calcext:value-type="float">
            <text:p>-7.30E-05</text:p>
          </table:table-cell>
          <table:table-cell office:value-type="float" office:value="0.00000191612593881" calcext:value-type="float">
            <text:p>1.92E-06</text:p>
          </table:table-cell>
          <table:table-cell table:number-columns-repeated="2"/>
          <table:table-cell office:value-type="float" office:value="1.57311896075322E+018" calcext:value-type="float">
            <text:p>1.57311896075322E+018</text:p>
          </table:table-cell>
          <table:table-cell office:value-type="float" office:value="324" calcext:value-type="float">
            <text:p>324</text:p>
          </table:table-cell>
          <table:table-cell office:value-type="float" office:value="1.57311896069902E+018" calcext:value-type="float">
            <text:p>1.57311896069902E+01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0999999974738" calcext:value-type="float">
            <text:p>1.00E-05</text:p>
          </table:table-cell>
          <table:table-cell table:number-columns-repeated="2" table:style-name="Default" office:value-type="float" office:value="0" calcext:value-type="float">
            <text:p>0</text:p>
          </table:table-cell>
        </table:table-row>
        <table:table-row table:style-name="ro1">
          <table:table-cell table:formula="of:=([.D82]-1.57311895611143E+018)*0.000000001" office:value-type="float" office:value="4.641951744" calcext:value-type="float">
            <text:p>4.641951744</text:p>
          </table:table-cell>
          <table:table-cell office:value-type="float" office:value="1.57311896080635E+018" calcext:value-type="float">
            <text:p>1.57311896080635E+018</text:p>
          </table:table-cell>
          <table:table-cell office:value-type="float" office:value="81" calcext:value-type="float">
            <text:p>81</text:p>
          </table:table-cell>
          <table:table-cell office:value-type="float" office:value="1.57311896075338E+018" calcext:value-type="float">
            <text:p>1.57311896075338E+018</text:p>
          </table:table-cell>
          <table:table-cell/>
          <table:table-cell table:style-name="Default" office:value-type="float" office:value="0.00130572624039" calcext:value-type="float">
            <text:p>0.0013057262</text:p>
          </table:table-cell>
          <table:table-cell office:value-type="float" office:value="-0.0000475960223412" calcext:value-type="float">
            <text:p>-4.76E-05</text:p>
          </table:table-cell>
          <table:table-cell office:value-type="float" office:value="-0.00000880917559698" calcext:value-type="float">
            <text:p>-8.81E-06</text:p>
          </table:table-cell>
          <table:table-cell table:number-columns-repeated="2"/>
          <table:table-cell office:value-type="float" office:value="1.57311896080719E+018" calcext:value-type="float">
            <text:p>1.57311896080719E+018</text:p>
          </table:table-cell>
          <table:table-cell office:value-type="float" office:value="325" calcext:value-type="float">
            <text:p>325</text:p>
          </table:table-cell>
          <table:table-cell office:value-type="float" office:value="1.57311896075338E+018" calcext:value-type="float">
            <text:p>1.57311896075338E+01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0999999974738" calcext:value-type="float">
            <text:p>1.00E-05</text:p>
          </table:table-cell>
          <table:table-cell table:number-columns-repeated="2" table:style-name="Default" office:value-type="float" office:value="0" calcext:value-type="float">
            <text:p>0</text:p>
          </table:table-cell>
        </table:table-row>
        <table:table-row table:style-name="ro1">
          <table:table-cell table:formula="of:=([.D83]-1.57311895611143E+018)*0.000000001" office:value-type="float" office:value="4.695896832" calcext:value-type="float">
            <text:p>4.695896832</text:p>
          </table:table-cell>
          <table:table-cell office:value-type="float" office:value="1.57311896086131E+018" calcext:value-type="float">
            <text:p>1.57311896086131E+018</text:p>
          </table:table-cell>
          <table:table-cell office:value-type="float" office:value="82" calcext:value-type="float">
            <text:p>82</text:p>
          </table:table-cell>
          <table:table-cell office:value-type="float" office:value="1.57311896080732E+018" calcext:value-type="float">
            <text:p>1.57311896080732E+018</text:p>
          </table:table-cell>
          <table:table-cell/>
          <table:table-cell table:style-name="Default" office:value-type="float" office:value="0.000150897481944" calcext:value-type="float">
            <text:p>0.0001508975</text:p>
          </table:table-cell>
          <table:table-cell office:value-type="float" office:value="0.0000062394701672" calcext:value-type="float">
            <text:p>6.24E-06</text:p>
          </table:table-cell>
          <table:table-cell table:style-name="Default" office:value-type="float" office:value="0.000207966775633" calcext:value-type="float">
            <text:p>0.0002079668</text:p>
          </table:table-cell>
          <table:table-cell table:number-columns-repeated="2"/>
          <table:table-cell office:value-type="float" office:value="1.57311896086269E+018" calcext:value-type="float">
            <text:p>1.57311896086269E+018</text:p>
          </table:table-cell>
          <table:table-cell office:value-type="float" office:value="326" calcext:value-type="float">
            <text:p>326</text:p>
          </table:table-cell>
          <table:table-cell office:value-type="float" office:value="1.57311896080732E+018" calcext:value-type="float">
            <text:p>1.57311896080732E+018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-0.0000399999989895" calcext:value-type="float">
            <text:p>-4.00E-05</text:p>
          </table:table-cell>
          <table:table-cell table:style-name="Default" office:value-type="float" office:value="-0" calcext:value-type="float">
            <text:p>0</text:p>
          </table:table-cell>
        </table:table-row>
        <table:table-row table:style-name="ro1">
          <table:table-cell table:formula="of:=([.D84]-1.57311895611143E+018)*0.000000001" office:value-type="float" office:value="4.750535936" calcext:value-type="float">
            <text:p>4.750535936</text:p>
          </table:table-cell>
          <table:table-cell office:value-type="float" office:value="1.57311896091473E+018" calcext:value-type="float">
            <text:p>1.57311896091473E+018</text:p>
          </table:table-cell>
          <table:table-cell office:value-type="float" office:value="83" calcext:value-type="float">
            <text:p>83</text:p>
          </table:table-cell>
          <table:table-cell office:value-type="float" office:value="1.57311896086196E+018" calcext:value-type="float">
            <text:p>1.57311896086196E+018</text:p>
          </table:table-cell>
          <table:table-cell/>
          <table:table-cell office:value-type="float" office:value="0.0000437588714703" calcext:value-type="float">
            <text:p>4.38E-05</text:p>
          </table:table-cell>
          <table:table-cell office:value-type="float" office:value="-0.0000192613479157" calcext:value-type="float">
            <text:p>-1.93E-05</text:p>
          </table:table-cell>
          <table:table-cell office:value-type="float" office:value="0.0000125421693156" calcext:value-type="float">
            <text:p>1.25E-05</text:p>
          </table:table-cell>
          <table:table-cell table:number-columns-repeated="2"/>
          <table:table-cell office:value-type="float" office:value="1.57311896091527E+018" calcext:value-type="float">
            <text:p>1.57311896091527E+018</text:p>
          </table:table-cell>
          <table:table-cell office:value-type="float" office:value="327" calcext:value-type="float">
            <text:p>327</text:p>
          </table:table-cell>
          <table:table-cell office:value-type="float" office:value="1.57311896086196E+018" calcext:value-type="float">
            <text:p>1.57311896086196E+01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0999999974738" calcext:value-type="float">
            <text:p>-1.00E-05</text:p>
          </table:table-cell>
          <table:table-cell office:value-type="float" office:value="-0.0000199999994948" calcext:value-type="float">
            <text:p>-2.00E-05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formula="of:=([.D85]-1.57311895611143E+018)*0.000000001" office:value-type="float" office:value="4.803510784" calcext:value-type="float">
            <text:p>4.803510784</text:p>
          </table:table-cell>
          <table:table-cell office:value-type="float" office:value="1.57311896101816E+018" calcext:value-type="float">
            <text:p>1.57311896101816E+018</text:p>
          </table:table-cell>
          <table:table-cell office:value-type="float" office:value="84" calcext:value-type="float">
            <text:p>84</text:p>
          </table:table-cell>
          <table:table-cell office:value-type="float" office:value="1.57311896091494E+018" calcext:value-type="float">
            <text:p>1.57311896091494E+018</text:p>
          </table:table-cell>
          <table:table-cell/>
          <table:table-cell table:style-name="Default" office:value-type="float" office:value="-0.000103260608739" calcext:value-type="float">
            <text:p>-0.0001032606</text:p>
          </table:table-cell>
          <table:table-cell office:value-type="float" office:value="0.0000485382006445" calcext:value-type="float">
            <text:p>4.85E-05</text:p>
          </table:table-cell>
          <table:table-cell office:value-type="float" office:value="-0.00000328719943354" calcext:value-type="float">
            <text:p>-3.29E-06</text:p>
          </table:table-cell>
          <table:table-cell table:number-columns-repeated="2"/>
          <table:table-cell office:value-type="float" office:value="1.57311896101934E+018" calcext:value-type="float">
            <text:p>1.57311896101934E+018</text:p>
          </table:table-cell>
          <table:table-cell office:value-type="float" office:value="328" calcext:value-type="float">
            <text:p>328</text:p>
          </table:table-cell>
          <table:table-cell office:value-type="float" office:value="1.57311896091494E+018" calcext:value-type="float">
            <text:p>1.57311896091494E+01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0999999974738" calcext:value-type="float">
            <text:p>1.00E-05</text:p>
          </table:table-cell>
          <table:table-cell office:value-type="float" office:value="0.0000499999987369" calcext:value-type="float">
            <text:p>5.00E-05</text:p>
          </table:table-cell>
          <table:table-cell office:value-type="float" office:value="-0.00000999999974738" calcext:value-type="float">
            <text:p>-1.00E-05</text:p>
          </table:table-cell>
        </table:table-row>
        <table:table-row table:style-name="ro1">
          <table:table-cell table:formula="of:=([.D86]-1.57311895611143E+018)*0.000000001" office:value-type="float" office:value="4.907238912" calcext:value-type="float">
            <text:p>4.907238912</text:p>
          </table:table-cell>
          <table:table-cell office:value-type="float" office:value="1.5731189610713E+018" calcext:value-type="float">
            <text:p>1.5731189610713E+018</text:p>
          </table:table-cell>
          <table:table-cell office:value-type="float" office:value="85" calcext:value-type="float">
            <text:p>85</text:p>
          </table:table-cell>
          <table:table-cell office:value-type="float" office:value="1.57311896101866E+018" calcext:value-type="float">
            <text:p>1.57311896101866E+018</text:p>
          </table:table-cell>
          <table:table-cell/>
          <table:table-cell office:value-type="float" office:value="0.0000205262804229" calcext:value-type="float">
            <text:p>2.05E-05</text:p>
          </table:table-cell>
          <table:table-cell table:style-name="Default" office:value-type="float" office:value="-0.000123776640976" calcext:value-type="float">
            <text:p>-0.0001237766</text:p>
          </table:table-cell>
          <table:table-cell table:style-name="Default" office:value-type="float" office:value="-0.000239410306676" calcext:value-type="float">
            <text:p>-0.0002394103</text:p>
          </table:table-cell>
          <table:table-cell table:number-columns-repeated="2"/>
          <table:table-cell office:value-type="float" office:value="1.57311896107191E+018" calcext:value-type="float">
            <text:p>1.57311896107191E+018</text:p>
          </table:table-cell>
          <table:table-cell office:value-type="float" office:value="329" calcext:value-type="float">
            <text:p>329</text:p>
          </table:table-cell>
          <table:table-cell office:value-type="float" office:value="1.57311896101866E+018" calcext:value-type="float">
            <text:p>1.57311896101866E+018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-0.00000999999974738" calcext:value-type="float">
            <text:p>-1.00E-05</text:p>
          </table:table-cell>
          <table:table-cell table:style-name="Default" office:value-type="float" office:value="-0" calcext:value-type="float">
            <text:p>0</text:p>
          </table:table-cell>
        </table:table-row>
        <table:table-row table:style-name="ro1">
          <table:table-cell table:formula="of:=([.D87]-1.57311895611143E+018)*0.000000001" office:value-type="float" office:value="4.960132096" calcext:value-type="float">
            <text:p>4.960132096</text:p>
          </table:table-cell>
          <table:table-cell office:value-type="float" office:value="1.5731189611239E+018" calcext:value-type="float">
            <text:p>1.5731189611239E+018</text:p>
          </table:table-cell>
          <table:table-cell office:value-type="float" office:value="86" calcext:value-type="float">
            <text:p>86</text:p>
          </table:table-cell>
          <table:table-cell office:value-type="float" office:value="1.57311896107156E+018" calcext:value-type="float">
            <text:p>1.57311896107156E+018</text:p>
          </table:table-cell>
          <table:table-cell/>
          <table:table-cell office:value-type="float" office:value="0.0000123375339172" calcext:value-type="float">
            <text:p>1.23E-05</text:p>
          </table:table-cell>
          <table:table-cell office:value-type="float" office:value="0.0000338554455084" calcext:value-type="float">
            <text:p>3.39E-05</text:p>
          </table:table-cell>
          <table:table-cell office:value-type="float" office:value="0.000013917776414" calcext:value-type="float">
            <text:p>1.39E-05</text:p>
          </table:table-cell>
          <table:table-cell table:number-columns-repeated="2"/>
          <table:table-cell office:value-type="float" office:value="1.57311896112492E+018" calcext:value-type="float">
            <text:p>1.57311896112492E+018</text:p>
          </table:table-cell>
          <table:table-cell office:value-type="float" office:value="330" calcext:value-type="float">
            <text:p>330</text:p>
          </table:table-cell>
          <table:table-cell office:value-type="float" office:value="1.57311896107156E+018" calcext:value-type="float">
            <text:p>1.57311896107156E+01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0999999974738" calcext:value-type="float">
            <text:p>1.00E-05</text:p>
          </table:table-cell>
          <table:table-cell table:style-name="Default" office:value-type="float" office:value="-0" calcext:value-type="float">
            <text:p>0</text:p>
          </table:table-cell>
          <table:table-cell office:value-type="float" office:value="-0.00000999999974738" calcext:value-type="float">
            <text:p>-1.00E-05</text:p>
          </table:table-cell>
        </table:table-row>
        <table:table-row table:style-name="ro1">
          <table:table-cell table:formula="of:=([.D88]-1.57311895611143E+018)*0.000000001" office:value-type="float" office:value="5.012764928" calcext:value-type="float">
            <text:p>5.012764928</text:p>
          </table:table-cell>
          <table:table-cell office:value-type="float" office:value="1.57311896117771E+018" calcext:value-type="float">
            <text:p>1.57311896117771E+018</text:p>
          </table:table-cell>
          <table:table-cell office:value-type="float" office:value="87" calcext:value-type="float">
            <text:p>87</text:p>
          </table:table-cell>
          <table:table-cell office:value-type="float" office:value="1.57311896112419E+018" calcext:value-type="float">
            <text:p>1.57311896112419E+018</text:p>
          </table:table-cell>
          <table:table-cell/>
          <table:table-cell table:style-name="Default" office:value-type="float" office:value="-0.00011114445806" calcext:value-type="float">
            <text:p>-0.0001111445</text:p>
          </table:table-cell>
          <table:table-cell office:value-type="float" office:value="0.0000365716696251" calcext:value-type="float">
            <text:p>3.66E-05</text:p>
          </table:table-cell>
          <table:table-cell office:value-type="float" office:value="0.0000786660602898" calcext:value-type="float">
            <text:p>7.87E-05</text:p>
          </table:table-cell>
          <table:table-cell table:number-columns-repeated="2"/>
          <table:table-cell office:value-type="float" office:value="1.57311896117862E+018" calcext:value-type="float">
            <text:p>1.57311896117862E+018</text:p>
          </table:table-cell>
          <table:table-cell office:value-type="float" office:value="331" calcext:value-type="float">
            <text:p>331</text:p>
          </table:table-cell>
          <table:table-cell office:value-type="float" office:value="1.57311896112419E+018" calcext:value-type="float">
            <text:p>1.57311896112419E+018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 office:value-type="float" office:value="-0" calcext:value-type="float">
            <text:p>0</text:p>
          </table:table-cell>
          <table:table-cell office:value-type="float" office:value="0.0000199999994948" calcext:value-type="float">
            <text:p>2.00E-05</text:p>
          </table:table-cell>
          <table:table-cell table:style-name="Default" office:value-type="float" office:value="-0" calcext:value-type="float">
            <text:p>0</text:p>
          </table:table-cell>
        </table:table-row>
        <table:table-row table:style-name="ro1">
          <table:table-cell table:formula="of:=([.D89]-1.57311895611143E+018)*0.000000001" office:value-type="float" office:value="5.066788864" calcext:value-type="float">
            <text:p>5.066788864</text:p>
          </table:table-cell>
          <table:table-cell office:value-type="float" office:value="1.57311896123184E+018" calcext:value-type="float">
            <text:p>1.57311896123184E+018</text:p>
          </table:table-cell>
          <table:table-cell office:value-type="float" office:value="88" calcext:value-type="float">
            <text:p>88</text:p>
          </table:table-cell>
          <table:table-cell office:value-type="float" office:value="1.57311896117821E+018" calcext:value-type="float">
            <text:p>1.57311896117821E+018</text:p>
          </table:table-cell>
          <table:table-cell/>
          <table:table-cell table:style-name="Default" office:value-type="float" office:value="0.000108082014776" calcext:value-type="float">
            <text:p>0.000108082</text:p>
          </table:table-cell>
          <table:table-cell office:value-type="float" office:value="0.0000464054573968" calcext:value-type="float">
            <text:p>4.64E-05</text:p>
          </table:table-cell>
          <table:table-cell table:style-name="Default" office:value-type="float" office:value="0.000190193735762" calcext:value-type="float">
            <text:p>0.0001901937</text:p>
          </table:table-cell>
          <table:table-cell table:number-columns-repeated="2"/>
          <table:table-cell office:value-type="float" office:value="1.57311896123188E+018" calcext:value-type="float">
            <text:p>1.57311896123188E+018</text:p>
          </table:table-cell>
          <table:table-cell office:value-type="float" office:value="332" calcext:value-type="float">
            <text:p>332</text:p>
          </table:table-cell>
          <table:table-cell office:value-type="float" office:value="1.57311896117821E+018" calcext:value-type="float">
            <text:p>1.57311896117821E+018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 office:value-type="float" office:value="-0" calcext:value-type="float">
            <text:p>0</text:p>
          </table:table-cell>
          <table:table-cell office:value-type="float" office:value="-0.00000999999974738" calcext:value-type="float">
            <text:p>-1.00E-05</text:p>
          </table:table-cell>
          <table:table-cell table:style-name="Default" office:value-type="float" office:value="-0" calcext:value-type="float">
            <text:p>0</text:p>
          </table:table-cell>
        </table:table-row>
        <table:table-row table:style-name="ro1">
          <table:table-cell table:formula="of:=([.D90]-1.57311895611143E+018)*0.000000001" office:value-type="float" office:value="5.120648704" calcext:value-type="float">
            <text:p>5.120648704</text:p>
          </table:table-cell>
          <table:table-cell office:value-type="float" office:value="1.57311896128456E+018" calcext:value-type="float">
            <text:p>1.57311896128456E+018</text:p>
          </table:table-cell>
          <table:table-cell office:value-type="float" office:value="89" calcext:value-type="float">
            <text:p>89</text:p>
          </table:table-cell>
          <table:table-cell office:value-type="float" office:value="1.57311896123207E+018" calcext:value-type="float">
            <text:p>1.57311896123207E+018</text:p>
          </table:table-cell>
          <table:table-cell/>
          <table:table-cell office:value-type="float" office:value="-0.0000433622553828" calcext:value-type="float">
            <text:p>-4.34E-05</text:p>
          </table:table-cell>
          <table:table-cell office:value-type="float" office:value="0.00000598618726144" calcext:value-type="float">
            <text:p>5.99E-06</text:p>
          </table:table-cell>
          <table:table-cell table:style-name="Default" office:value-type="float" office:value="-0.000131523862365" calcext:value-type="float">
            <text:p>-0.0001315239</text:p>
          </table:table-cell>
          <table:table-cell table:number-columns-repeated="2"/>
          <table:table-cell office:value-type="float" office:value="1.57311896128549E+018" calcext:value-type="float">
            <text:p>1.57311896128549E+018</text:p>
          </table:table-cell>
          <table:table-cell office:value-type="float" office:value="333" calcext:value-type="float">
            <text:p>333</text:p>
          </table:table-cell>
          <table:table-cell office:value-type="float" office:value="1.57311896123207E+018" calcext:value-type="float">
            <text:p>1.57311896123207E+01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0999999974738" calcext:value-type="float">
            <text:p>1.00E-05</text:p>
          </table:table-cell>
          <table:table-cell table:number-columns-repeated="2" table:style-name="Default" office:value-type="float" office:value="-0" calcext:value-type="float">
            <text:p>0</text:p>
          </table:table-cell>
        </table:table-row>
        <table:table-row table:style-name="ro1">
          <table:table-cell table:formula="of:=([.D91]-1.57311895611143E+018)*0.000000001" office:value-type="float" office:value="5.173413888" calcext:value-type="float">
            <text:p>5.173413888</text:p>
          </table:table-cell>
          <table:table-cell office:value-type="float" office:value="1.57311896133741E+018" calcext:value-type="float">
            <text:p>1.57311896133741E+018</text:p>
          </table:table-cell>
          <table:table-cell office:value-type="float" office:value="90" calcext:value-type="float">
            <text:p>90</text:p>
          </table:table-cell>
          <table:table-cell office:value-type="float" office:value="1.57311896128484E+018" calcext:value-type="float">
            <text:p>1.57311896128484E+018</text:p>
          </table:table-cell>
          <table:table-cell/>
          <table:table-cell table:style-name="Default" office:value-type="float" office:value="0.000144368677866" calcext:value-type="float">
            <text:p>0.0001443687</text:p>
          </table:table-cell>
          <table:table-cell office:value-type="float" office:value="0.0000476321292808" calcext:value-type="float">
            <text:p>4.76E-05</text:p>
          </table:table-cell>
          <table:table-cell table:style-name="Default" office:value-type="float" office:value="0.000298245518934" calcext:value-type="float">
            <text:p>0.0002982455</text:p>
          </table:table-cell>
          <table:table-cell table:number-columns-repeated="2"/>
          <table:table-cell office:value-type="float" office:value="1.57311896133799E+018" calcext:value-type="float">
            <text:p>1.57311896133799E+018</text:p>
          </table:table-cell>
          <table:table-cell office:value-type="float" office:value="334" calcext:value-type="float">
            <text:p>334</text:p>
          </table:table-cell>
          <table:table-cell office:value-type="float" office:value="1.57311896128484E+018" calcext:value-type="float">
            <text:p>1.57311896128484E+01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 table:style-name="Default" office:value-type="float" office:value="-0" calcext:value-type="float">
            <text:p>0</text:p>
          </table:table-cell>
        </table:table-row>
        <table:table-row table:style-name="ro1">
          <table:table-cell table:formula="of:=([.D92]-1.57311895611143E+018)*0.000000001" office:value-type="float" office:value="5.226298112" calcext:value-type="float">
            <text:p>5.226298112</text:p>
          </table:table-cell>
          <table:table-cell office:value-type="float" office:value="1.57311896139167E+018" calcext:value-type="float">
            <text:p>1.57311896139167E+018</text:p>
          </table:table-cell>
          <table:table-cell office:value-type="float" office:value="91" calcext:value-type="float">
            <text:p>91</text:p>
          </table:table-cell>
          <table:table-cell office:value-type="float" office:value="1.57311896133772E+018" calcext:value-type="float">
            <text:p>1.57311896133772E+018</text:p>
          </table:table-cell>
          <table:table-cell/>
          <table:table-cell office:value-type="float" office:value="-0.0000813545048004" calcext:value-type="float">
            <text:p>-8.14E-05</text:p>
          </table:table-cell>
          <table:table-cell office:value-type="float" office:value="0.0000329173453792" calcext:value-type="float">
            <text:p>3.29E-05</text:p>
          </table:table-cell>
          <table:table-cell office:value-type="float" office:value="0.0000253137332038" calcext:value-type="float">
            <text:p>2.53E-05</text:p>
          </table:table-cell>
          <table:table-cell table:number-columns-repeated="2"/>
          <table:table-cell office:value-type="float" office:value="1.57311896139192E+018" calcext:value-type="float">
            <text:p>1.57311896139192E+018</text:p>
          </table:table-cell>
          <table:table-cell office:value-type="float" office:value="335" calcext:value-type="float">
            <text:p>335</text:p>
          </table:table-cell>
          <table:table-cell office:value-type="float" office:value="1.57311896133772E+018" calcext:value-type="float">
            <text:p>1.57311896133772E+01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-0.00000999999974738" calcext:value-type="float">
            <text:p>-1.00E-05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formula="of:=([.D93]-1.57311895611143E+018)*0.000000001" office:value-type="float" office:value="5.280561664" calcext:value-type="float">
            <text:p>5.280561664</text:p>
          </table:table-cell>
          <table:table-cell office:value-type="float" office:value="1.57311896144506E+018" calcext:value-type="float">
            <text:p>1.57311896144506E+018</text:p>
          </table:table-cell>
          <table:table-cell office:value-type="float" office:value="92" calcext:value-type="float">
            <text:p>92</text:p>
          </table:table-cell>
          <table:table-cell office:value-type="float" office:value="1.57311896139199E+018" calcext:value-type="float">
            <text:p>1.57311896139199E+018</text:p>
          </table:table-cell>
          <table:table-cell/>
          <table:table-cell office:value-type="float" office:value="-0.0000454633627669" calcext:value-type="float">
            <text:p>-4.55E-05</text:p>
          </table:table-cell>
          <table:table-cell office:value-type="float" office:value="-0.0000174568885996" calcext:value-type="float">
            <text:p>-1.75E-05</text:p>
          </table:table-cell>
          <table:table-cell table:style-name="Default" office:value-type="float" office:value="-0.000110176821181" calcext:value-type="float">
            <text:p>-0.0001101768</text:p>
          </table:table-cell>
          <table:table-cell table:number-columns-repeated="2"/>
          <table:table-cell office:value-type="float" office:value="1.57311896144554E+018" calcext:value-type="float">
            <text:p>1.57311896144554E+018</text:p>
          </table:table-cell>
          <table:table-cell office:value-type="float" office:value="336" calcext:value-type="float">
            <text:p>336</text:p>
          </table:table-cell>
          <table:table-cell office:value-type="float" office:value="1.57311896139199E+018" calcext:value-type="float">
            <text:p>1.57311896139199E+01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0999999974738" calcext:value-type="float">
            <text:p>1.00E-05</text:p>
          </table:table-cell>
          <table:table-cell office:value-type="float" office:value="0.0000399999989895" calcext:value-type="float">
            <text:p>4.00E-05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formula="of:=([.D94]-1.57311895611143E+018)*0.000000001" office:value-type="float" office:value="5.333886464" calcext:value-type="float">
            <text:p>5.333886464</text:p>
          </table:table-cell>
          <table:table-cell office:value-type="float" office:value="1.57311896149761E+018" calcext:value-type="float">
            <text:p>1.57311896149761E+018</text:p>
          </table:table-cell>
          <table:table-cell office:value-type="float" office:value="93" calcext:value-type="float">
            <text:p>93</text:p>
          </table:table-cell>
          <table:table-cell office:value-type="float" office:value="1.57311896144531E+018" calcext:value-type="float">
            <text:p>1.57311896144531E+018</text:p>
          </table:table-cell>
          <table:table-cell/>
          <table:table-cell office:value-type="float" office:value="0.0000344908039551" calcext:value-type="float">
            <text:p>3.45E-05</text:p>
          </table:table-cell>
          <table:table-cell office:value-type="float" office:value="0.0000322288069583" calcext:value-type="float">
            <text:p>3.22E-05</text:p>
          </table:table-cell>
          <table:table-cell office:value-type="float" office:value="0.000000805620686606" calcext:value-type="float">
            <text:p>8.06E-07</text:p>
          </table:table-cell>
          <table:table-cell table:number-columns-repeated="2"/>
          <table:table-cell office:value-type="float" office:value="1.57311896149835E+018" calcext:value-type="float">
            <text:p>1.57311896149835E+018</text:p>
          </table:table-cell>
          <table:table-cell office:value-type="float" office:value="337" calcext:value-type="float">
            <text:p>337</text:p>
          </table:table-cell>
          <table:table-cell office:value-type="float" office:value="1.57311896144531E+018" calcext:value-type="float">
            <text:p>1.57311896144531E+018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0000199999994948" calcext:value-type="float">
            <text:p>2.00E-05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formula="of:=([.D95]-1.57311895611143E+018)*0.000000001" office:value-type="float" office:value="5.386530816" calcext:value-type="float">
            <text:p>5.386530816</text:p>
          </table:table-cell>
          <table:table-cell office:value-type="float" office:value="1.57311896155042E+018" calcext:value-type="float">
            <text:p>1.57311896155042E+018</text:p>
          </table:table-cell>
          <table:table-cell office:value-type="float" office:value="94" calcext:value-type="float">
            <text:p>94</text:p>
          </table:table-cell>
          <table:table-cell office:value-type="float" office:value="1.57311896149796E+018" calcext:value-type="float">
            <text:p>1.57311896149796E+018</text:p>
          </table:table-cell>
          <table:table-cell/>
          <table:table-cell office:value-type="float" office:value="0.0000841964356368" calcext:value-type="float">
            <text:p>8.42E-05</text:p>
          </table:table-cell>
          <table:table-cell office:value-type="float" office:value="-0.0000216722219193" calcext:value-type="float">
            <text:p>-2.17E-05</text:p>
          </table:table-cell>
          <table:table-cell office:value-type="float" office:value="-0.0000135194450195" calcext:value-type="float">
            <text:p>-1.35E-05</text:p>
          </table:table-cell>
          <table:table-cell table:number-columns-repeated="2"/>
          <table:table-cell office:value-type="float" office:value="1.57311896155081E+018" calcext:value-type="float">
            <text:p>1.57311896155081E+018</text:p>
          </table:table-cell>
          <table:table-cell office:value-type="float" office:value="338" calcext:value-type="float">
            <text:p>338</text:p>
          </table:table-cell>
          <table:table-cell office:value-type="float" office:value="1.57311896149796E+018" calcext:value-type="float">
            <text:p>1.57311896149796E+018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-0.0000299999992421" calcext:value-type="float">
            <text:p>-3.00E-05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formula="of:=([.D96]-1.57311895611143E+018)*0.000000001" office:value-type="float" office:value="5.439360768" calcext:value-type="float">
            <text:p>5.439360768</text:p>
          </table:table-cell>
          <table:table-cell office:value-type="float" office:value="1.57311896160474E+018" calcext:value-type="float">
            <text:p>1.57311896160474E+018</text:p>
          </table:table-cell>
          <table:table-cell office:value-type="float" office:value="95" calcext:value-type="float">
            <text:p>95</text:p>
          </table:table-cell>
          <table:table-cell office:value-type="float" office:value="1.57311896155079E+018" calcext:value-type="float">
            <text:p>1.57311896155079E+018</text:p>
          </table:table-cell>
          <table:table-cell/>
          <table:table-cell office:value-type="float" office:value="0.0000945450447034" calcext:value-type="float">
            <text:p>9.45E-05</text:p>
          </table:table-cell>
          <table:table-cell office:value-type="float" office:value="0.000029138283935" calcext:value-type="float">
            <text:p>2.91E-05</text:p>
          </table:table-cell>
          <table:table-cell table:style-name="Default" office:value-type="float" office:value="0.000151832922711" calcext:value-type="float">
            <text:p>0.0001518329</text:p>
          </table:table-cell>
          <table:table-cell table:number-columns-repeated="2"/>
          <table:table-cell office:value-type="float" office:value="1.57311896160452E+018" calcext:value-type="float">
            <text:p>1.57311896160452E+018</text:p>
          </table:table-cell>
          <table:table-cell office:value-type="float" office:value="339" calcext:value-type="float">
            <text:p>339</text:p>
          </table:table-cell>
          <table:table-cell office:value-type="float" office:value="1.57311896155079E+018" calcext:value-type="float">
            <text:p>1.57311896155079E+01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-0.00000999999974738" calcext:value-type="float">
            <text:p>-1.00E-05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formula="of:=([.D97]-1.57311895611143E+018)*0.000000001" office:value-type="float" office:value="5.492936704" calcext:value-type="float">
            <text:p>5.492936704</text:p>
          </table:table-cell>
          <table:table-cell office:value-type="float" office:value="1.57311896165826E+018" calcext:value-type="float">
            <text:p>1.57311896165826E+018</text:p>
          </table:table-cell>
          <table:table-cell office:value-type="float" office:value="96" calcext:value-type="float">
            <text:p>96</text:p>
          </table:table-cell>
          <table:table-cell office:value-type="float" office:value="1.57311896160436E+018" calcext:value-type="float">
            <text:p>1.57311896160436E+018</text:p>
          </table:table-cell>
          <table:table-cell/>
          <table:table-cell office:value-type="float" office:value="0.0000363066246791" calcext:value-type="float">
            <text:p>3.63E-05</text:p>
          </table:table-cell>
          <table:table-cell office:value-type="float" office:value="0.0000410808243032" calcext:value-type="float">
            <text:p>4.11E-05</text:p>
          </table:table-cell>
          <table:table-cell office:value-type="float" office:value="-0.0000408310006605" calcext:value-type="float">
            <text:p>-4.08E-05</text:p>
          </table:table-cell>
          <table:table-cell table:number-columns-repeated="2"/>
          <table:table-cell office:value-type="float" office:value="1.5731189616597E+018" calcext:value-type="float">
            <text:p>1.5731189616597E+018</text:p>
          </table:table-cell>
          <table:table-cell office:value-type="float" office:value="340" calcext:value-type="float">
            <text:p>340</text:p>
          </table:table-cell>
          <table:table-cell office:value-type="float" office:value="1.57311896160436E+018" calcext:value-type="float">
            <text:p>1.57311896160436E+01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0999999974738" calcext:value-type="float">
            <text:p>-1.00E-05</text:p>
          </table:table-cell>
          <table:table-cell office:value-type="float" office:value="0.0000199999994948" calcext:value-type="float">
            <text:p>2.00E-05</text:p>
          </table:table-cell>
          <table:table-cell office:value-type="float" office:value="0.00000999999974738" calcext:value-type="float">
            <text:p>1.00E-05</text:p>
          </table:table-cell>
        </table:table-row>
        <table:table-row table:style-name="ro1">
          <table:table-cell table:formula="of:=([.D98]-1.57311895611143E+018)*0.000000001" office:value-type="float" office:value="5.547548672" calcext:value-type="float">
            <text:p>5.547548672</text:p>
          </table:table-cell>
          <table:table-cell office:value-type="float" office:value="1.57311896171238E+018" calcext:value-type="float">
            <text:p>1.57311896171238E+018</text:p>
          </table:table-cell>
          <table:table-cell office:value-type="float" office:value="97" calcext:value-type="float">
            <text:p>97</text:p>
          </table:table-cell>
          <table:table-cell office:value-type="float" office:value="1.57311896165897E+018" calcext:value-type="float">
            <text:p>1.57311896165897E+018</text:p>
          </table:table-cell>
          <table:table-cell/>
          <table:table-cell office:value-type="float" office:value="-0.00000219226558329" calcext:value-type="float">
            <text:p>-2.19E-06</text:p>
          </table:table-cell>
          <table:table-cell office:value-type="float" office:value="-0.0000767933161114" calcext:value-type="float">
            <text:p>-7.68E-05</text:p>
          </table:table-cell>
          <table:table-cell table:style-name="Default" office:value-type="float" office:value="-0.000114028436656" calcext:value-type="float">
            <text:p>-0.0001140284</text:p>
          </table:table-cell>
          <table:table-cell table:number-columns-repeated="2"/>
          <table:table-cell office:value-type="float" office:value="1.57311896171352E+018" calcext:value-type="float">
            <text:p>1.57311896171352E+018</text:p>
          </table:table-cell>
          <table:table-cell office:value-type="float" office:value="341" calcext:value-type="float">
            <text:p>341</text:p>
          </table:table-cell>
          <table:table-cell office:value-type="float" office:value="1.57311896165897E+018" calcext:value-type="float">
            <text:p>1.57311896165897E+018</text:p>
          </table:table-cell>
          <table:table-cell/>
          <table:table-cell table:style-name="ce1" office:value-type="float" office:value="0.0000999999974738" calcext:value-type="float">
            <text:p>1.00E-04</text:p>
          </table:table-cell>
          <table:table-cell office:value-type="float" office:value="-0.00000999999974738" calcext:value-type="float">
            <text:p>-1.00E-05</text:p>
          </table:table-cell>
          <table:table-cell office:value-type="float" office:value="-0.0000499999987369" calcext:value-type="float">
            <text:p>-5.00E-05</text:p>
          </table:table-cell>
          <table:table-cell office:value-type="float" office:value="0.00000999999974738" calcext:value-type="float">
            <text:p>1.00E-05</text:p>
          </table:table-cell>
        </table:table-row>
        <table:table-row table:style-name="ro1">
          <table:table-cell table:formula="of:=([.D99]-1.57311895611143E+018)*0.000000001" office:value-type="float" office:value="5.601352704" calcext:value-type="float">
            <text:p>5.601352704</text:p>
          </table:table-cell>
          <table:table-cell office:value-type="float" office:value="1.57311896181406E+018" calcext:value-type="float">
            <text:p>1.57311896181406E+018</text:p>
          </table:table-cell>
          <table:table-cell office:value-type="float" office:value="98" calcext:value-type="float">
            <text:p>98</text:p>
          </table:table-cell>
          <table:table-cell office:value-type="float" office:value="1.57311896171278E+018" calcext:value-type="float">
            <text:p>1.57311896171278E+018</text:p>
          </table:table-cell>
          <table:table-cell/>
          <table:table-cell office:value-type="float" office:value="-0.0000157855702128" calcext:value-type="float">
            <text:p>-1.58E-05</text:p>
          </table:table-cell>
          <table:table-cell table:style-name="Default" office:value-type="float" office:value="0.000151742526214" calcext:value-type="float">
            <text:p>0.0001517425</text:p>
          </table:table-cell>
          <table:table-cell table:style-name="Default" office:value-type="float" office:value="0.000295091449516" calcext:value-type="float">
            <text:p>0.0002950914</text:p>
          </table:table-cell>
          <table:table-cell table:number-columns-repeated="2"/>
          <table:table-cell office:value-type="float" office:value="1.5731189618144E+018" calcext:value-type="float">
            <text:p>1.5731189618144E+018</text:p>
          </table:table-cell>
          <table:table-cell office:value-type="float" office:value="342" calcext:value-type="float">
            <text:p>342</text:p>
          </table:table-cell>
          <table:table-cell office:value-type="float" office:value="1.57311896171278E+018" calcext:value-type="float">
            <text:p>1.57311896171278E+01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0999999974738" calcext:value-type="float">
            <text:p>1.00E-05</text:p>
          </table:table-cell>
          <table:table-cell table:number-columns-repeated="2" table:style-name="Default" office:value-type="float" office:value="-0" calcext:value-type="float">
            <text:p>0</text:p>
          </table:table-cell>
        </table:table-row>
        <table:table-row table:style-name="ro1">
          <table:table-cell table:formula="of:=([.D100]-1.57311895611143E+018)*0.000000001" office:value-type="float" office:value="5.702781952" calcext:value-type="float">
            <text:p>5.702781952</text:p>
          </table:table-cell>
          <table:table-cell office:value-type="float" office:value="1.57311896186741E+018" calcext:value-type="float">
            <text:p>1.57311896186741E+018</text:p>
          </table:table-cell>
          <table:table-cell office:value-type="float" office:value="99" calcext:value-type="float">
            <text:p>99</text:p>
          </table:table-cell>
          <table:table-cell office:value-type="float" office:value="1.57311896181421E+018" calcext:value-type="float">
            <text:p>1.57311896181421E+018</text:p>
          </table:table-cell>
          <table:table-cell/>
          <table:table-cell office:value-type="float" office:value="-0.00000342625389749" calcext:value-type="float">
            <text:p>-3.43E-06</text:p>
          </table:table-cell>
          <table:table-cell table:style-name="Default" office:value-type="float" office:value="-0.000116404808068" calcext:value-type="float">
            <text:p>-0.0001164048</text:p>
          </table:table-cell>
          <table:table-cell table:style-name="Default" office:value-type="float" office:value="-0.000224619609071" calcext:value-type="float">
            <text:p>-0.0002246196</text:p>
          </table:table-cell>
          <table:table-cell table:number-columns-repeated="2"/>
          <table:table-cell office:value-type="float" office:value="1.57311896186863E+018" calcext:value-type="float">
            <text:p>1.57311896186863E+018</text:p>
          </table:table-cell>
          <table:table-cell office:value-type="float" office:value="343" calcext:value-type="float">
            <text:p>343</text:p>
          </table:table-cell>
          <table:table-cell office:value-type="float" office:value="1.57311896181421E+018" calcext:value-type="float">
            <text:p>1.57311896181421E+01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0999999974738" calcext:value-type="float">
            <text:p>1.00E-05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-0.00000999999974738" calcext:value-type="float">
            <text:p>-1.00E-05</text:p>
          </table:table-cell>
        </table:table-row>
        <table:table-row table:style-name="ro1">
          <table:table-cell table:formula="of:=([.D101]-1.57311895611143E+018)*0.000000001" office:value-type="float" office:value="5.756461056" calcext:value-type="float">
            <text:p>5.756461056</text:p>
          </table:table-cell>
          <table:table-cell office:value-type="float" office:value="1.57311896192143E+018" calcext:value-type="float">
            <text:p>1.57311896192143E+018</text:p>
          </table:table-cell>
          <table:table-cell office:value-type="float" office:value="100" calcext:value-type="float">
            <text:p>100</text:p>
          </table:table-cell>
          <table:table-cell office:value-type="float" office:value="1.57311896186789E+018" calcext:value-type="float">
            <text:p>1.57311896186789E+018</text:p>
          </table:table-cell>
          <table:table-cell/>
          <table:table-cell office:value-type="float" office:value="0.0000335540207743" calcext:value-type="float">
            <text:p>3.36E-05</text:p>
          </table:table-cell>
          <table:table-cell table:style-name="Default" office:value-type="float" office:value="-0.000112069938041" calcext:value-type="float">
            <text:p>-0.0001120699</text:p>
          </table:table-cell>
          <table:table-cell office:value-type="float" office:value="-0.0000816289975774" calcext:value-type="float">
            <text:p>-8.16E-05</text:p>
          </table:table-cell>
          <table:table-cell table:number-columns-repeated="2"/>
          <table:table-cell office:value-type="float" office:value="1.57311896192264E+018" calcext:value-type="float">
            <text:p>1.57311896192264E+018</text:p>
          </table:table-cell>
          <table:table-cell office:value-type="float" office:value="344" calcext:value-type="float">
            <text:p>344</text:p>
          </table:table-cell>
          <table:table-cell office:value-type="float" office:value="1.57311896186789E+018" calcext:value-type="float">
            <text:p>1.57311896186789E+01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199999994948" calcext:value-type="float">
            <text:p>-2.00E-05</text:p>
          </table:table-cell>
          <table:table-cell table:number-columns-repeated="2" office:value-type="float" office:value="0.00000999999974738" calcext:value-type="float">
            <text:p>1.00E-05</text:p>
          </table:table-cell>
        </table:table-row>
        <table:table-row table:style-name="ro1">
          <table:table-cell table:formula="of:=([.D102]-1.57311895611143E+018)*0.000000001" office:value-type="float" office:value="5.810552832" calcext:value-type="float">
            <text:p>5.810552832</text:p>
          </table:table-cell>
          <table:table-cell office:value-type="float" office:value="1.57311896197561E+018" calcext:value-type="float">
            <text:p>1.57311896197561E+018</text:p>
          </table:table-cell>
          <table:table-cell office:value-type="float" office:value="101" calcext:value-type="float">
            <text:p>101</text:p>
          </table:table-cell>
          <table:table-cell office:value-type="float" office:value="1.57311896192198E+018" calcext:value-type="float">
            <text:p>1.57311896192198E+018</text:p>
          </table:table-cell>
          <table:table-cell/>
          <table:table-cell office:value-type="float" office:value="0.0000788331599324" calcext:value-type="float">
            <text:p>7.88E-05</text:p>
          </table:table-cell>
          <table:table-cell office:value-type="float" office:value="0.0000436317532149" calcext:value-type="float">
            <text:p>4.36E-05</text:p>
          </table:table-cell>
          <table:table-cell table:style-name="Default" office:value-type="float" office:value="0.000139443582157" calcext:value-type="float">
            <text:p>0.0001394436</text:p>
          </table:table-cell>
          <table:table-cell table:number-columns-repeated="2"/>
          <table:table-cell office:value-type="float" office:value="1.57311896197629E+018" calcext:value-type="float">
            <text:p>1.57311896197629E+018</text:p>
          </table:table-cell>
          <table:table-cell office:value-type="float" office:value="345" calcext:value-type="float">
            <text:p>345</text:p>
          </table:table-cell>
          <table:table-cell office:value-type="float" office:value="1.57311896192198E+018" calcext:value-type="float">
            <text:p>1.57311896192198E+01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0.00000999999974738" calcext:value-type="float">
            <text:p>1.00E-05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formula="of:=([.D103]-1.57311895611143E+018)*0.000000001" office:value-type="float" office:value="5.864147968" calcext:value-type="float">
            <text:p>5.864147968</text:p>
          </table:table-cell>
          <table:table-cell office:value-type="float" office:value="1.57311896202783E+018" calcext:value-type="float">
            <text:p>1.57311896202783E+018</text:p>
          </table:table-cell>
          <table:table-cell office:value-type="float" office:value="102" calcext:value-type="float">
            <text:p>102</text:p>
          </table:table-cell>
          <table:table-cell office:value-type="float" office:value="1.57311896197557E+018" calcext:value-type="float">
            <text:p>1.57311896197557E+018</text:p>
          </table:table-cell>
          <table:table-cell/>
          <table:table-cell office:value-type="float" office:value="-0.0000104302853288" calcext:value-type="float">
            <text:p>-1.04E-05</text:p>
          </table:table-cell>
          <table:table-cell office:value-type="float" office:value="-0.00000351328321813" calcext:value-type="float">
            <text:p>-3.51E-06</text:p>
          </table:table-cell>
          <table:table-cell office:value-type="float" office:value="0.00000737657455829" calcext:value-type="float">
            <text:p>7.38E-06</text:p>
          </table:table-cell>
          <table:table-cell table:number-columns-repeated="2"/>
          <table:table-cell office:value-type="float" office:value="1.57311896202831E+018" calcext:value-type="float">
            <text:p>1.57311896202831E+018</text:p>
          </table:table-cell>
          <table:table-cell office:value-type="float" office:value="346" calcext:value-type="float">
            <text:p>346</text:p>
          </table:table-cell>
          <table:table-cell office:value-type="float" office:value="1.57311896197557E+018" calcext:value-type="float">
            <text:p>1.57311896197557E+018</text:p>
          </table:table-cell>
          <table:table-cell/>
          <table:table-cell table:style-name="ce1" office:value-type="float" office:value="0.0000999999974738" calcext:value-type="float">
            <text:p>1.00E-04</text:p>
          </table:table-cell>
          <table:table-cell office:value-type="float" office:value="-0.00000999999974738" calcext:value-type="float">
            <text:p>-1.00E-05</text:p>
          </table:table-cell>
          <table:table-cell office:value-type="float" office:value="-0.0000499999987369" calcext:value-type="float">
            <text:p>-5.00E-05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formula="of:=([.D104]-1.57311895611143E+018)*0.000000001" office:value-type="float" office:value="5.916518912" calcext:value-type="float">
            <text:p>5.916518912</text:p>
          </table:table-cell>
          <table:table-cell office:value-type="float" office:value="1.57311896213135E+018" calcext:value-type="float">
            <text:p>1.57311896213135E+018</text:p>
          </table:table-cell>
          <table:table-cell office:value-type="float" office:value="103" calcext:value-type="float">
            <text:p>103</text:p>
          </table:table-cell>
          <table:table-cell office:value-type="float" office:value="1.57311896202794E+018" calcext:value-type="float">
            <text:p>1.57311896202794E+018</text:p>
          </table:table-cell>
          <table:table-cell/>
          <table:table-cell office:value-type="float" office:value="0.0000271778335446" calcext:value-type="float">
            <text:p>2.72E-05</text:p>
          </table:table-cell>
          <table:table-cell office:value-type="float" office:value="0.0000429054234701" calcext:value-type="float">
            <text:p>4.29E-05</text:p>
          </table:table-cell>
          <table:table-cell table:style-name="Default" office:value-type="float" office:value="0.000118795520393" calcext:value-type="float">
            <text:p>0.0001187955</text:p>
          </table:table-cell>
          <table:table-cell table:number-columns-repeated="2"/>
          <table:table-cell office:value-type="float" office:value="1.57311896213206E+018" calcext:value-type="float">
            <text:p>1.57311896213206E+018</text:p>
          </table:table-cell>
          <table:table-cell office:value-type="float" office:value="347" calcext:value-type="float">
            <text:p>347</text:p>
          </table:table-cell>
          <table:table-cell office:value-type="float" office:value="1.57311896202794E+018" calcext:value-type="float">
            <text:p>1.57311896202794E+018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 office:value-type="float" office:value="-0" calcext:value-type="float">
            <text:p>0</text:p>
          </table:table-cell>
          <table:table-cell office:value-type="float" office:value="-0.00000999999974738" calcext:value-type="float">
            <text:p>-1.00E-05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formula="of:=([.D105]-1.57311895611143E+018)*0.000000001" office:value-type="float" office:value="6.020654848" calcext:value-type="float">
            <text:p>6.020654848</text:p>
          </table:table-cell>
          <table:table-cell office:value-type="float" office:value="1.57311896218574E+018" calcext:value-type="float">
            <text:p>1.57311896218574E+018</text:p>
          </table:table-cell>
          <table:table-cell office:value-type="float" office:value="104" calcext:value-type="float">
            <text:p>104</text:p>
          </table:table-cell>
          <table:table-cell office:value-type="float" office:value="1.57311896213208E+018" calcext:value-type="float">
            <text:p>1.57311896213208E+018</text:p>
          </table:table-cell>
          <table:table-cell/>
          <table:table-cell office:value-type="float" office:value="0.00000808745789982" calcext:value-type="float">
            <text:p>8.09E-06</text:p>
          </table:table-cell>
          <table:table-cell office:value-type="float" office:value="-0.0000608595255471" calcext:value-type="float">
            <text:p>-6.09E-05</text:p>
          </table:table-cell>
          <table:table-cell office:value-type="float" office:value="-0.0000272687939287" calcext:value-type="float">
            <text:p>-2.73E-05</text:p>
          </table:table-cell>
          <table:table-cell table:number-columns-repeated="2"/>
          <table:table-cell office:value-type="float" office:value="1.57311896218651E+018" calcext:value-type="float">
            <text:p>1.57311896218651E+018</text:p>
          </table:table-cell>
          <table:table-cell office:value-type="float" office:value="348" calcext:value-type="float">
            <text:p>348</text:p>
          </table:table-cell>
          <table:table-cell office:value-type="float" office:value="1.57311896213208E+018" calcext:value-type="float">
            <text:p>1.57311896213208E+01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0.00000999999974738" calcext:value-type="float">
            <text:p>1.00E-05</text:p>
          </table:table-cell>
          <table:table-cell office:value-type="float" office:value="-0.00000999999974738" calcext:value-type="float">
            <text:p>-1.00E-05</text:p>
          </table:table-cell>
        </table:table-row>
        <table:table-row table:style-name="ro1">
          <table:table-cell table:formula="of:=([.D106]-1.57311895611143E+018)*0.000000001" office:value-type="float" office:value="6.075128832" calcext:value-type="float">
            <text:p>6.075128832</text:p>
          </table:table-cell>
          <table:table-cell office:value-type="float" office:value="1.57311896224098E+018" calcext:value-type="float">
            <text:p>1.57311896224098E+018</text:p>
          </table:table-cell>
          <table:table-cell office:value-type="float" office:value="105" calcext:value-type="float">
            <text:p>105</text:p>
          </table:table-cell>
          <table:table-cell office:value-type="float" office:value="1.57311896218655E+018" calcext:value-type="float">
            <text:p>1.57311896218655E+018</text:p>
          </table:table-cell>
          <table:table-cell/>
          <table:table-cell office:value-type="float" office:value="0.0000471853309136" calcext:value-type="float">
            <text:p>4.72E-05</text:p>
          </table:table-cell>
          <table:table-cell office:value-type="float" office:value="0.0000761988485465" calcext:value-type="float">
            <text:p>7.62E-05</text:p>
          </table:table-cell>
          <table:table-cell office:value-type="float" office:value="0.0000390104396502" calcext:value-type="float">
            <text:p>3.90E-05</text:p>
          </table:table-cell>
          <table:table-cell table:number-columns-repeated="2"/>
          <table:table-cell office:value-type="float" office:value="1.57311896224035E+018" calcext:value-type="float">
            <text:p>1.57311896224035E+018</text:p>
          </table:table-cell>
          <table:table-cell office:value-type="float" office:value="349" calcext:value-type="float">
            <text:p>349</text:p>
          </table:table-cell>
          <table:table-cell office:value-type="float" office:value="1.57311896218655E+018" calcext:value-type="float">
            <text:p>1.57311896218655E+01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0999999974738" calcext:value-type="float">
            <text:p>1.00E-05</text:p>
          </table:table-cell>
          <table:table-cell office:value-type="float" office:value="0.0000299999992421" calcext:value-type="float">
            <text:p>3.00E-05</text:p>
          </table:table-cell>
          <table:table-cell office:value-type="float" office:value="-0.00000999999974738" calcext:value-type="float">
            <text:p>-1.00E-05</text:p>
          </table:table-cell>
        </table:table-row>
        <table:table-row table:style-name="ro1">
          <table:table-cell table:formula="of:=([.D107]-1.57311895611143E+018)*0.000000001" office:value-type="float" office:value="6.12901888" calcext:value-type="float">
            <text:p>6.12901888</text:p>
          </table:table-cell>
          <table:table-cell office:value-type="float" office:value="1.57311896234413E+018" calcext:value-type="float">
            <text:p>1.57311896234413E+018</text:p>
          </table:table-cell>
          <table:table-cell office:value-type="float" office:value="106" calcext:value-type="float">
            <text:p>106</text:p>
          </table:table-cell>
          <table:table-cell office:value-type="float" office:value="1.57311896224045E+018" calcext:value-type="float">
            <text:p>1.57311896224045E+018</text:p>
          </table:table-cell>
          <table:table-cell/>
          <table:table-cell office:value-type="float" office:value="0.0000103840256998" calcext:value-type="float">
            <text:p>1.04E-05</text:p>
          </table:table-cell>
          <table:table-cell office:value-type="float" office:value="-0.0000101392879515" calcext:value-type="float">
            <text:p>-1.01E-05</text:p>
          </table:table-cell>
          <table:table-cell office:value-type="float" office:value="-0.00000408885853176" calcext:value-type="float">
            <text:p>-4.09E-06</text:p>
          </table:table-cell>
          <table:table-cell table:number-columns-repeated="2"/>
          <table:table-cell office:value-type="float" office:value="1.57311896234649E+018" calcext:value-type="float">
            <text:p>1.57311896234649E+018</text:p>
          </table:table-cell>
          <table:table-cell office:value-type="float" office:value="350" calcext:value-type="float">
            <text:p>350</text:p>
          </table:table-cell>
          <table:table-cell office:value-type="float" office:value="1.57311896224045E+018" calcext:value-type="float">
            <text:p>1.57311896224045E+01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0999999974738" calcext:value-type="float">
            <text:p>1.00E-05</text:p>
          </table:table-cell>
          <table:table-cell table:number-columns-repeated="2" table:style-name="Default" office:value-type="float" office:value="0" calcext:value-type="float">
            <text:p>0</text:p>
          </table:table-cell>
        </table:table-row>
        <table:table-row table:style-name="ro1">
          <table:table-cell table:formula="of:=([.D108]-1.57311895611143E+018)*0.000000001" office:value-type="float" office:value="6.234334976" calcext:value-type="float">
            <text:p>6.234334976</text:p>
          </table:table-cell>
          <table:table-cell office:value-type="float" office:value="1.57311896240035E+018" calcext:value-type="float">
            <text:p>1.57311896240035E+018</text:p>
          </table:table-cell>
          <table:table-cell office:value-type="float" office:value="107" calcext:value-type="float">
            <text:p>107</text:p>
          </table:table-cell>
          <table:table-cell office:value-type="float" office:value="1.57311896234576E+018" calcext:value-type="float">
            <text:p>1.57311896234576E+018</text:p>
          </table:table-cell>
          <table:table-cell/>
          <table:table-cell table:style-name="Default" office:value-type="float" office:value="0.000118982294225" calcext:value-type="float">
            <text:p>0.0001189823</text:p>
          </table:table-cell>
          <table:table-cell office:value-type="float" office:value="0.0000122384981296" calcext:value-type="float">
            <text:p>1.22E-05</text:p>
          </table:table-cell>
          <table:table-cell office:value-type="float" office:value="0.0000949652312556" calcext:value-type="float">
            <text:p>9.50E-05</text:p>
          </table:table-cell>
          <table:table-cell table:number-columns-repeated="2"/>
          <table:table-cell office:value-type="float" office:value="1.57311896240167E+018" calcext:value-type="float">
            <text:p>1.57311896240167E+018</text:p>
          </table:table-cell>
          <table:table-cell office:value-type="float" office:value="351" calcext:value-type="float">
            <text:p>351</text:p>
          </table:table-cell>
          <table:table-cell office:value-type="float" office:value="1.57311896234576E+018" calcext:value-type="float">
            <text:p>1.57311896234576E+018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0000299999992421" calcext:value-type="float">
            <text:p>3.00E-05</text:p>
          </table:table-cell>
          <table:table-cell table:style-name="Default" office:value-type="float" office:value="-0" calcext:value-type="float">
            <text:p>0</text:p>
          </table:table-cell>
        </table:table-row>
        <table:table-row table:style-name="ro1">
          <table:table-cell table:formula="of:=([.D109]-1.57311895611143E+018)*0.000000001" office:value-type="float" office:value="6.289344" calcext:value-type="float">
            <text:p>6.289344</text:p>
          </table:table-cell>
          <table:table-cell office:value-type="float" office:value="1.57311896245417E+018" calcext:value-type="float">
            <text:p>1.57311896245417E+018</text:p>
          </table:table-cell>
          <table:table-cell office:value-type="float" office:value="108" calcext:value-type="float">
            <text:p>108</text:p>
          </table:table-cell>
          <table:table-cell office:value-type="float" office:value="1.57311896240077E+018" calcext:value-type="float">
            <text:p>1.57311896240077E+018</text:p>
          </table:table-cell>
          <table:table-cell/>
          <table:table-cell office:value-type="float" office:value="-0.00000238649226958" calcext:value-type="float">
            <text:p>-2.39E-06</text:p>
          </table:table-cell>
          <table:table-cell table:style-name="Default" office:value-type="float" office:value="0.000117598356155" calcext:value-type="float">
            <text:p>0.0001175984</text:p>
          </table:table-cell>
          <table:table-cell table:style-name="Default" office:value-type="float" office:value="0.000176123183337" calcext:value-type="float">
            <text:p>0.0001761232</text:p>
          </table:table-cell>
          <table:table-cell table:number-columns-repeated="2"/>
          <table:table-cell office:value-type="float" office:value="1.57311896245447E+018" calcext:value-type="float">
            <text:p>1.57311896245447E+018</text:p>
          </table:table-cell>
          <table:table-cell office:value-type="float" office:value="352" calcext:value-type="float">
            <text:p>352</text:p>
          </table:table-cell>
          <table:table-cell office:value-type="float" office:value="1.57311896240077E+018" calcext:value-type="float">
            <text:p>1.57311896240077E+01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0999999974738" calcext:value-type="float">
            <text:p>-1.00E-05</text:p>
          </table:table-cell>
          <table:table-cell table:number-columns-repeated="2" table:style-name="Default" office:value-type="float" office:value="-0" calcext:value-type="float">
            <text:p>0</text:p>
          </table:table-cell>
        </table:table-row>
        <table:table-row table:style-name="ro1">
          <table:table-cell table:formula="of:=([.D110]-1.57311895611143E+018)*0.000000001" office:value-type="float" office:value="6.343133952" calcext:value-type="float">
            <text:p>6.343133952</text:p>
          </table:table-cell>
          <table:table-cell office:value-type="float" office:value="1.57311896250794E+018" calcext:value-type="float">
            <text:p>1.57311896250794E+018</text:p>
          </table:table-cell>
          <table:table-cell office:value-type="float" office:value="109" calcext:value-type="float">
            <text:p>109</text:p>
          </table:table-cell>
          <table:table-cell office:value-type="float" office:value="1.57311896245456E+018" calcext:value-type="float">
            <text:p>1.57311896245456E+018</text:p>
          </table:table-cell>
          <table:table-cell/>
          <table:table-cell office:value-type="float" office:value="-0.0000771136110416" calcext:value-type="float">
            <text:p>-7.71E-05</text:p>
          </table:table-cell>
          <table:table-cell table:style-name="Default" office:value-type="float" office:value="-0.000139369483804" calcext:value-type="float">
            <text:p>-0.0001393695</text:p>
          </table:table-cell>
          <table:table-cell table:style-name="Default" office:value-type="float" office:value="-0.000143036231748" calcext:value-type="float">
            <text:p>-0.0001430362</text:p>
          </table:table-cell>
          <table:table-cell table:number-columns-repeated="2"/>
          <table:table-cell office:value-type="float" office:value="1.57311896250894E+018" calcext:value-type="float">
            <text:p>1.57311896250894E+018</text:p>
          </table:table-cell>
          <table:table-cell office:value-type="float" office:value="353" calcext:value-type="float">
            <text:p>353</text:p>
          </table:table-cell>
          <table:table-cell office:value-type="float" office:value="1.57311896245456E+018" calcext:value-type="float">
            <text:p>1.57311896245456E+01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-0.00000999999974738" calcext:value-type="float">
            <text:p>-1.00E-05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formula="of:=([.D111]-1.57311895611143E+018)*0.000000001" office:value-type="float" office:value="6.396859904" calcext:value-type="float">
            <text:p>6.396859904</text:p>
          </table:table-cell>
          <table:table-cell office:value-type="float" office:value="1.57311896256169E+018" calcext:value-type="float">
            <text:p>1.57311896256169E+018</text:p>
          </table:table-cell>
          <table:table-cell office:value-type="float" office:value="110" calcext:value-type="float">
            <text:p>110</text:p>
          </table:table-cell>
          <table:table-cell office:value-type="float" office:value="1.57311896250829E+018" calcext:value-type="float">
            <text:p>1.57311896250829E+018</text:p>
          </table:table-cell>
          <table:table-cell/>
          <table:table-cell office:value-type="float" office:value="-0.0000317092162732" calcext:value-type="float">
            <text:p>-3.17E-05</text:p>
          </table:table-cell>
          <table:table-cell table:style-name="Default" office:value-type="float" office:value="-0.000143990808283" calcext:value-type="float">
            <text:p>-0.0001439908</text:p>
          </table:table-cell>
          <table:table-cell table:style-name="Default" office:value-type="float" office:value="-0.000190986102098" calcext:value-type="float">
            <text:p>-0.0001909861</text:p>
          </table:table-cell>
          <table:table-cell table:number-columns-repeated="2"/>
          <table:table-cell office:value-type="float" office:value="1.57311896256395E+018" calcext:value-type="float">
            <text:p>1.57311896256395E+018</text:p>
          </table:table-cell>
          <table:table-cell office:value-type="float" office:value="354" calcext:value-type="float">
            <text:p>354</text:p>
          </table:table-cell>
          <table:table-cell office:value-type="float" office:value="1.57311896250829E+018" calcext:value-type="float">
            <text:p>1.57311896250829E+01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199999994948" calcext:value-type="float">
            <text:p>2.00E-05</text:p>
          </table:table-cell>
          <table:table-cell office:value-type="float" office:value="-0.0000199999994948" calcext:value-type="float">
            <text:p>-2.00E-05</text:p>
          </table:table-cell>
          <table:table-cell office:value-type="float" office:value="-0.00000999999974738" calcext:value-type="float">
            <text:p>-1.00E-05</text:p>
          </table:table-cell>
        </table:table-row>
        <table:table-row table:style-name="ro1">
          <table:table-cell table:formula="of:=([.D112]-1.57311895611143E+018)*0.000000001" office:value-type="float" office:value="6.451820032" calcext:value-type="float">
            <text:p>6.451820032</text:p>
          </table:table-cell>
          <table:table-cell office:value-type="float" office:value="1.57311896261594E+018" calcext:value-type="float">
            <text:p>1.57311896261594E+018</text:p>
          </table:table-cell>
          <table:table-cell office:value-type="float" office:value="111" calcext:value-type="float">
            <text:p>111</text:p>
          </table:table-cell>
          <table:table-cell office:value-type="float" office:value="1.57311896256325E+018" calcext:value-type="float">
            <text:p>1.57311896256325E+018</text:p>
          </table:table-cell>
          <table:table-cell/>
          <table:table-cell office:value-type="float" office:value="-0.0000923727857298" calcext:value-type="float">
            <text:p>-9.24E-05</text:p>
          </table:table-cell>
          <table:table-cell office:value-type="float" office:value="0.0000337928031513" calcext:value-type="float">
            <text:p>3.38E-05</text:p>
          </table:table-cell>
          <table:table-cell office:value-type="float" office:value="-0.0000977118033916" calcext:value-type="float">
            <text:p>-9.77E-05</text:p>
          </table:table-cell>
          <table:table-cell table:number-columns-repeated="2"/>
          <table:table-cell office:value-type="float" office:value="1.57311896261601E+018" calcext:value-type="float">
            <text:p>1.57311896261601E+018</text:p>
          </table:table-cell>
          <table:table-cell office:value-type="float" office:value="355" calcext:value-type="float">
            <text:p>355</text:p>
          </table:table-cell>
          <table:table-cell office:value-type="float" office:value="1.57311896256325E+018" calcext:value-type="float">
            <text:p>1.57311896256325E+01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0999999974738" calcext:value-type="float">
            <text:p>-1.00E-05</text:p>
          </table:table-cell>
          <table:table-cell table:number-columns-repeated="2" table:style-name="Default" office:value-type="float" office:value="-0" calcext:value-type="float">
            <text:p>0</text:p>
          </table:table-cell>
        </table:table-row>
        <table:table-row table:style-name="ro1">
          <table:table-cell table:formula="of:=([.D113]-1.57311895611143E+018)*0.000000001" office:value-type="float" office:value="6.504769792" calcext:value-type="float">
            <text:p>6.504769792</text:p>
          </table:table-cell>
          <table:table-cell office:value-type="float" office:value="1.57311896266848E+018" calcext:value-type="float">
            <text:p>1.57311896266848E+018</text:p>
          </table:table-cell>
          <table:table-cell office:value-type="float" office:value="112" calcext:value-type="float">
            <text:p>112</text:p>
          </table:table-cell>
          <table:table-cell office:value-type="float" office:value="1.5731189626162E+018" calcext:value-type="float">
            <text:p>1.5731189626162E+018</text:p>
          </table:table-cell>
          <table:table-cell/>
          <table:table-cell office:value-type="float" office:value="0.0000335011209245" calcext:value-type="float">
            <text:p>3.35E-05</text:p>
          </table:table-cell>
          <table:table-cell office:value-type="float" office:value="-0.00000178205596058" calcext:value-type="float">
            <text:p>-1.78E-06</text:p>
          </table:table-cell>
          <table:table-cell office:value-type="float" office:value="-0.0000147392902363" calcext:value-type="float">
            <text:p>-1.47E-05</text:p>
          </table:table-cell>
          <table:table-cell table:number-columns-repeated="2"/>
          <table:table-cell office:value-type="float" office:value="1.57311896266904E+018" calcext:value-type="float">
            <text:p>1.57311896266904E+018</text:p>
          </table:table-cell>
          <table:table-cell office:value-type="float" office:value="356" calcext:value-type="float">
            <text:p>356</text:p>
          </table:table-cell>
          <table:table-cell office:value-type="float" office:value="1.5731189626162E+018" calcext:value-type="float">
            <text:p>1.5731189626162E+01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0999999974738" calcext:value-type="float">
            <text:p>1.00E-05</text:p>
          </table:table-cell>
          <table:table-cell office:value-type="float" office:value="0.0000199999994948" calcext:value-type="float">
            <text:p>2.00E-05</text:p>
          </table:table-cell>
          <table:table-cell table:style-name="Default" office:value-type="float" office:value="-0" calcext:value-type="float">
            <text:p>0</text:p>
          </table:table-cell>
        </table:table-row>
        <table:table-row table:style-name="ro1">
          <table:table-cell table:formula="of:=([.D114]-1.57311895611143E+018)*0.000000001" office:value-type="float" office:value="6.557697792" calcext:value-type="float">
            <text:p>6.557697792</text:p>
          </table:table-cell>
          <table:table-cell office:value-type="float" office:value="1.57311896272128E+018" calcext:value-type="float">
            <text:p>1.57311896272128E+018</text:p>
          </table:table-cell>
          <table:table-cell office:value-type="float" office:value="113" calcext:value-type="float">
            <text:p>113</text:p>
          </table:table-cell>
          <table:table-cell office:value-type="float" office:value="1.57311896266912E+018" calcext:value-type="float">
            <text:p>1.57311896266912E+018</text:p>
          </table:table-cell>
          <table:table-cell/>
          <table:table-cell office:value-type="float" office:value="-0.000044918837375" calcext:value-type="float">
            <text:p>-4.49E-05</text:p>
          </table:table-cell>
          <table:table-cell office:value-type="float" office:value="-0.0000617048135609" calcext:value-type="float">
            <text:p>-6.17E-05</text:p>
          </table:table-cell>
          <table:table-cell office:value-type="float" office:value="-0.0000746840087231" calcext:value-type="float">
            <text:p>-7.47E-05</text:p>
          </table:table-cell>
          <table:table-cell table:number-columns-repeated="2"/>
          <table:table-cell office:value-type="float" office:value="1.57311896272231E+018" calcext:value-type="float">
            <text:p>1.57311896272231E+018</text:p>
          </table:table-cell>
          <table:table-cell office:value-type="float" office:value="357" calcext:value-type="float">
            <text:p>357</text:p>
          </table:table-cell>
          <table:table-cell office:value-type="float" office:value="1.57311896266912E+018" calcext:value-type="float">
            <text:p>1.57311896266912E+01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0999999974738" calcext:value-type="float">
            <text:p>1.00E-05</text:p>
          </table:table-cell>
          <table:table-cell table:number-columns-repeated="2" office:value-type="float" office:value="-0.00000999999974738" calcext:value-type="float">
            <text:p>-1.00E-05</text:p>
          </table:table-cell>
        </table:table-row>
        <table:table-row table:style-name="ro1">
          <table:table-cell table:formula="of:=([.D115]-1.57311895611143E+018)*0.000000001" office:value-type="float" office:value="6.610246912" calcext:value-type="float">
            <text:p>6.610246912</text:p>
          </table:table-cell>
          <table:table-cell office:value-type="float" office:value="1.57311896277514E+018" calcext:value-type="float">
            <text:p>1.57311896277514E+018</text:p>
          </table:table-cell>
          <table:table-cell office:value-type="float" office:value="114" calcext:value-type="float">
            <text:p>114</text:p>
          </table:table-cell>
          <table:table-cell office:value-type="float" office:value="1.57311896272167E+018" calcext:value-type="float">
            <text:p>1.57311896272167E+018</text:p>
          </table:table-cell>
          <table:table-cell/>
          <table:table-cell office:value-type="float" office:value="-0.0000730986357667" calcext:value-type="float">
            <text:p>-7.31E-05</text:p>
          </table:table-cell>
          <table:table-cell office:value-type="float" office:value="0.0000205442629522" calcext:value-type="float">
            <text:p>2.05E-05</text:p>
          </table:table-cell>
          <table:table-cell office:value-type="float" office:value="-0.0000132282775667" calcext:value-type="float">
            <text:p>-1.32E-05</text:p>
          </table:table-cell>
          <table:table-cell table:number-columns-repeated="2"/>
          <table:table-cell office:value-type="float" office:value="1.57311896277598E+018" calcext:value-type="float">
            <text:p>1.57311896277598E+018</text:p>
          </table:table-cell>
          <table:table-cell office:value-type="float" office:value="358" calcext:value-type="float">
            <text:p>358</text:p>
          </table:table-cell>
          <table:table-cell office:value-type="float" office:value="1.57311896272167E+018" calcext:value-type="float">
            <text:p>1.57311896272167E+01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 table:style-name="Default" office:value-type="float" office:value="0" calcext:value-type="float">
            <text:p>0</text:p>
          </table:table-cell>
        </table:table-row>
        <table:table-row table:style-name="ro1">
          <table:table-cell table:formula="of:=([.D116]-1.57311895611143E+018)*0.000000001" office:value-type="float" office:value="6.663979776" calcext:value-type="float">
            <text:p>6.663979776</text:p>
          </table:table-cell>
          <table:table-cell office:value-type="float" office:value="1.57311896287839E+018" calcext:value-type="float">
            <text:p>1.57311896287839E+018</text:p>
          </table:table-cell>
          <table:table-cell office:value-type="float" office:value="115" calcext:value-type="float">
            <text:p>115</text:p>
          </table:table-cell>
          <table:table-cell office:value-type="float" office:value="1.57311896277541E+018" calcext:value-type="float">
            <text:p>1.57311896277541E+018</text:p>
          </table:table-cell>
          <table:table-cell/>
          <table:table-cell office:value-type="float" office:value="0.0000755972796469" calcext:value-type="float">
            <text:p>7.56E-05</text:p>
          </table:table-cell>
          <table:table-cell office:value-type="float" office:value="0.0000206166478165" calcext:value-type="float">
            <text:p>2.06E-05</text:p>
          </table:table-cell>
          <table:table-cell office:value-type="float" office:value="0.0000901277526282" calcext:value-type="float">
            <text:p>9.01E-05</text:p>
          </table:table-cell>
          <table:table-cell table:number-columns-repeated="2"/>
          <table:table-cell office:value-type="float" office:value="1.57311896287842E+018" calcext:value-type="float">
            <text:p>1.57311896287842E+018</text:p>
          </table:table-cell>
          <table:table-cell office:value-type="float" office:value="359" calcext:value-type="float">
            <text:p>359</text:p>
          </table:table-cell>
          <table:table-cell office:value-type="float" office:value="1.57311896277541E+018" calcext:value-type="float">
            <text:p>1.57311896277541E+01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 table:style-name="Default" office:value-type="float" office:value="-0" calcext:value-type="float">
            <text:p>0</text:p>
          </table:table-cell>
        </table:table-row>
        <table:table-row table:style-name="ro1">
          <table:table-cell table:formula="of:=([.D117]-1.57311895611143E+018)*0.000000001" office:value-type="float" office:value="6.767360768" calcext:value-type="float">
            <text:p>6.767360768</text:p>
          </table:table-cell>
          <table:table-cell office:value-type="float" office:value="1.57311896293242E+018" calcext:value-type="float">
            <text:p>1.57311896293242E+018</text:p>
          </table:table-cell>
          <table:table-cell office:value-type="float" office:value="116" calcext:value-type="float">
            <text:p>116</text:p>
          </table:table-cell>
          <table:table-cell office:value-type="float" office:value="1.57311896287879E+018" calcext:value-type="float">
            <text:p>1.57311896287879E+018</text:p>
          </table:table-cell>
          <table:table-cell/>
          <table:table-cell office:value-type="float" office:value="-0.0000598924707447" calcext:value-type="float">
            <text:p>-5.99E-05</text:p>
          </table:table-cell>
          <table:table-cell office:value-type="float" office:value="-0.0000467022764497" calcext:value-type="float">
            <text:p>-4.67E-05</text:p>
          </table:table-cell>
          <table:table-cell table:style-name="Default" office:value-type="float" office:value="-0.00016262131976" calcext:value-type="float">
            <text:p>-0.0001626213</text:p>
          </table:table-cell>
          <table:table-cell table:number-columns-repeated="2"/>
          <table:table-cell office:value-type="float" office:value="1.57311896293261E+018" calcext:value-type="float">
            <text:p>1.57311896293261E+018</text:p>
          </table:table-cell>
          <table:table-cell office:value-type="float" office:value="360" calcext:value-type="float">
            <text:p>360</text:p>
          </table:table-cell>
          <table:table-cell office:value-type="float" office:value="1.57311896287879E+018" calcext:value-type="float">
            <text:p>1.57311896287879E+018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 office:value-type="float" office:value="-0" calcext:value-type="float">
            <text:p>0</text:p>
          </table:table-cell>
          <table:table-cell office:value-type="float" office:value="-0.00000999999974738" calcext:value-type="float">
            <text:p>-1.00E-05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formula="of:=([.D118]-1.57311895611143E+018)*0.000000001" office:value-type="float" office:value="6.821264896" calcext:value-type="float">
            <text:p>6.821264896</text:p>
          </table:table-cell>
          <table:table-cell office:value-type="float" office:value="1.57311896298506E+018" calcext:value-type="float">
            <text:p>1.57311896298506E+018</text:p>
          </table:table-cell>
          <table:table-cell office:value-type="float" office:value="117" calcext:value-type="float">
            <text:p>117</text:p>
          </table:table-cell>
          <table:table-cell office:value-type="float" office:value="1.57311896293269E+018" calcext:value-type="float">
            <text:p>1.57311896293269E+018</text:p>
          </table:table-cell>
          <table:table-cell/>
          <table:table-cell office:value-type="float" office:value="0.0000239744258579" calcext:value-type="float">
            <text:p>2.40E-05</text:p>
          </table:table-cell>
          <table:table-cell office:value-type="float" office:value="0.0000357778517355" calcext:value-type="float">
            <text:p>3.58E-05</text:p>
          </table:table-cell>
          <table:table-cell office:value-type="float" office:value="0.0000240901208599" calcext:value-type="float">
            <text:p>2.41E-05</text:p>
          </table:table-cell>
          <table:table-cell table:number-columns-repeated="2"/>
          <table:table-cell office:value-type="float" office:value="1.57311896298542E+018" calcext:value-type="float">
            <text:p>1.57311896298542E+018</text:p>
          </table:table-cell>
          <table:table-cell office:value-type="float" office:value="361" calcext:value-type="float">
            <text:p>361</text:p>
          </table:table-cell>
          <table:table-cell office:value-type="float" office:value="1.57311896293269E+018" calcext:value-type="float">
            <text:p>1.57311896293269E+01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0999999974738" calcext:value-type="float">
            <text:p>1.00E-05</text:p>
          </table:table-cell>
          <table:table-cell office:value-type="float" office:value="-0.0000199999994948" calcext:value-type="float">
            <text:p>-2.00E-05</text:p>
          </table:table-cell>
          <table:table-cell office:value-type="float" office:value="-0.00000999999974738" calcext:value-type="float">
            <text:p>-1.00E-05</text:p>
          </table:table-cell>
        </table:table-row>
        <table:table-row table:style-name="ro1">
          <table:table-cell table:formula="of:=([.D119]-1.57311895611143E+018)*0.000000001" office:value-type="float" office:value="6.874031872" calcext:value-type="float">
            <text:p>6.874031872</text:p>
          </table:table-cell>
          <table:table-cell office:value-type="float" office:value="1.57311896303724E+018" calcext:value-type="float">
            <text:p>1.57311896303724E+018</text:p>
          </table:table-cell>
          <table:table-cell office:value-type="float" office:value="118" calcext:value-type="float">
            <text:p>118</text:p>
          </table:table-cell>
          <table:table-cell office:value-type="float" office:value="1.57311896298546E+018" calcext:value-type="float">
            <text:p>1.57311896298546E+018</text:p>
          </table:table-cell>
          <table:table-cell/>
          <table:table-cell office:value-type="float" office:value="-0.0000519140194228" calcext:value-type="float">
            <text:p>-5.19E-05</text:p>
          </table:table-cell>
          <table:table-cell office:value-type="float" office:value="-0.00000251789720096" calcext:value-type="float">
            <text:p>-2.52E-06</text:p>
          </table:table-cell>
          <table:table-cell office:value-type="float" office:value="0.0000568285977351" calcext:value-type="float">
            <text:p>5.68E-05</text:p>
          </table:table-cell>
          <table:table-cell table:number-columns-repeated="2"/>
          <table:table-cell office:value-type="float" office:value="1.57311896303747E+018" calcext:value-type="float">
            <text:p>1.57311896303747E+018</text:p>
          </table:table-cell>
          <table:table-cell office:value-type="float" office:value="362" calcext:value-type="float">
            <text:p>362</text:p>
          </table:table-cell>
          <table:table-cell office:value-type="float" office:value="1.57311896298546E+018" calcext:value-type="float">
            <text:p>1.57311896298546E+018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-0.00000999999974738" calcext:value-type="float">
            <text:p>-1.00E-05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formula="of:=([.D120]-1.57311895611143E+018)*0.000000001" office:value-type="float" office:value="6.925888768" calcext:value-type="float">
            <text:p>6.925888768</text:p>
          </table:table-cell>
          <table:table-cell office:value-type="float" office:value="1.57311896308844E+018" calcext:value-type="float">
            <text:p>1.57311896308844E+018</text:p>
          </table:table-cell>
          <table:table-cell office:value-type="float" office:value="119" calcext:value-type="float">
            <text:p>119</text:p>
          </table:table-cell>
          <table:table-cell office:value-type="float" office:value="1.57311896303731E+018" calcext:value-type="float">
            <text:p>1.57311896303731E+018</text:p>
          </table:table-cell>
          <table:table-cell/>
          <table:table-cell office:value-type="float" office:value="-0.0000131162732941" calcext:value-type="float">
            <text:p>-1.31E-05</text:p>
          </table:table-cell>
          <table:table-cell office:value-type="float" office:value="-0.0000611245559412" calcext:value-type="float">
            <text:p>-6.11E-05</text:p>
          </table:table-cell>
          <table:table-cell office:value-type="float" office:value="-0.0000685385166435" calcext:value-type="float">
            <text:p>-6.85E-05</text:p>
          </table:table-cell>
          <table:table-cell table:number-columns-repeated="2"/>
          <table:table-cell office:value-type="float" office:value="1.57311896308843E+018" calcext:value-type="float">
            <text:p>1.57311896308843E+018</text:p>
          </table:table-cell>
          <table:table-cell office:value-type="float" office:value="363" calcext:value-type="float">
            <text:p>363</text:p>
          </table:table-cell>
          <table:table-cell office:value-type="float" office:value="1.57311896303731E+018" calcext:value-type="float">
            <text:p>1.57311896303731E+018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-0.00000999999974738" calcext:value-type="float">
            <text:p>-1.00E-05</text:p>
          </table:table-cell>
          <table:table-cell table:style-name="Default" office:value-type="float" office:value="-0" calcext:value-type="float">
            <text:p>0</text:p>
          </table:table-cell>
        </table:table-row>
        <table:table-row table:style-name="ro1">
          <table:table-cell table:formula="of:=([.D121]-1.57311895611143E+018)*0.000000001" office:value-type="float" office:value="6.976783872" calcext:value-type="float">
            <text:p>6.976783872</text:p>
          </table:table-cell>
          <table:table-cell office:value-type="float" office:value="1.57311896314127E+018" calcext:value-type="float">
            <text:p>1.57311896314127E+018</text:p>
          </table:table-cell>
          <table:table-cell office:value-type="float" office:value="120" calcext:value-type="float">
            <text:p>120</text:p>
          </table:table-cell>
          <table:table-cell office:value-type="float" office:value="1.57311896308821E+018" calcext:value-type="float">
            <text:p>1.57311896308821E+018</text:p>
          </table:table-cell>
          <table:table-cell/>
          <table:table-cell office:value-type="float" office:value="-0.0000606154208072" calcext:value-type="float">
            <text:p>-6.06E-05</text:p>
          </table:table-cell>
          <table:table-cell office:value-type="float" office:value="-0.0000220334914047" calcext:value-type="float">
            <text:p>-2.20E-05</text:p>
          </table:table-cell>
          <table:table-cell office:value-type="float" office:value="-0.0000512722181156" calcext:value-type="float">
            <text:p>-5.13E-05</text:p>
          </table:table-cell>
          <table:table-cell table:number-columns-repeated="2"/>
          <table:table-cell office:value-type="float" office:value="1.57311896314285E+018" calcext:value-type="float">
            <text:p>1.57311896314285E+018</text:p>
          </table:table-cell>
          <table:table-cell office:value-type="float" office:value="364" calcext:value-type="float">
            <text:p>364</text:p>
          </table:table-cell>
          <table:table-cell office:value-type="float" office:value="1.57311896308821E+018" calcext:value-type="float">
            <text:p>1.57311896308821E+01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-0.00000999999974738" calcext:value-type="float">
            <text:p>-1.00E-05</text:p>
          </table:table-cell>
          <table:table-cell office:value-type="float" office:value="0.00000999999974738" calcext:value-type="float">
            <text:p>1.00E-05</text:p>
          </table:table-cell>
        </table:table-row>
        <table:table-row table:style-name="ro1">
          <table:table-cell table:formula="of:=([.D122]-1.57311895611143E+018)*0.000000001" office:value-type="float" office:value="7.03073792" calcext:value-type="float">
            <text:p>7.03073792</text:p>
          </table:table-cell>
          <table:table-cell office:value-type="float" office:value="1.57311896319331E+018" calcext:value-type="float">
            <text:p>1.57311896319331E+018</text:p>
          </table:table-cell>
          <table:table-cell office:value-type="float" office:value="121" calcext:value-type="float">
            <text:p>121</text:p>
          </table:table-cell>
          <table:table-cell office:value-type="float" office:value="1.57311896314216E+018" calcext:value-type="float">
            <text:p>1.57311896314216E+018</text:p>
          </table:table-cell>
          <table:table-cell/>
          <table:table-cell office:value-type="float" office:value="-0.000003397069122" calcext:value-type="float">
            <text:p>-3.40E-06</text:p>
          </table:table-cell>
          <table:table-cell office:value-type="float" office:value="0.0000555186416022" calcext:value-type="float">
            <text:p>5.55E-05</text:p>
          </table:table-cell>
          <table:table-cell office:value-type="float" office:value="0.000019325329049" calcext:value-type="float">
            <text:p>1.93E-05</text:p>
          </table:table-cell>
          <table:table-cell table:number-columns-repeated="2"/>
          <table:table-cell office:value-type="float" office:value="1.57311896319335E+018" calcext:value-type="float">
            <text:p>1.57311896319335E+018</text:p>
          </table:table-cell>
          <table:table-cell office:value-type="float" office:value="365" calcext:value-type="float">
            <text:p>365</text:p>
          </table:table-cell>
          <table:table-cell office:value-type="float" office:value="1.57311896314216E+018" calcext:value-type="float">
            <text:p>1.57311896314216E+01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 table:style-name="Default" office:value-type="float" office:value="0" calcext:value-type="float">
            <text:p>0</text:p>
          </table:table-cell>
        </table:table-row>
        <table:table-row table:style-name="ro1">
          <table:table-cell table:formula="of:=([.D123]-1.57311895611143E+018)*0.000000001" office:value-type="float" office:value="7.081953792" calcext:value-type="float">
            <text:p>7.081953792</text:p>
          </table:table-cell>
          <table:table-cell office:value-type="float" office:value="1.57311896324626E+018" calcext:value-type="float">
            <text:p>1.57311896324626E+018</text:p>
          </table:table-cell>
          <table:table-cell office:value-type="float" office:value="122" calcext:value-type="float">
            <text:p>122</text:p>
          </table:table-cell>
          <table:table-cell office:value-type="float" office:value="1.57311896319338E+018" calcext:value-type="float">
            <text:p>1.57311896319338E+018</text:p>
          </table:table-cell>
          <table:table-cell/>
          <table:table-cell table:style-name="Default" office:value-type="float" office:value="0.00176889949944" calcext:value-type="float">
            <text:p>0.0017688995</text:p>
          </table:table-cell>
          <table:table-cell office:value-type="float" office:value="-0.0000630566573818" calcext:value-type="float">
            <text:p>-6.31E-05</text:p>
          </table:table-cell>
          <table:table-cell table:style-name="Default" office:value-type="float" office:value="-0.000115596616524" calcext:value-type="float">
            <text:p>-0.0001155966</text:p>
          </table:table-cell>
          <table:table-cell table:number-columns-repeated="2"/>
          <table:table-cell office:value-type="float" office:value="1.57311896324593E+018" calcext:value-type="float">
            <text:p>1.57311896324593E+018</text:p>
          </table:table-cell>
          <table:table-cell office:value-type="float" office:value="366" calcext:value-type="float">
            <text:p>366</text:p>
          </table:table-cell>
          <table:table-cell office:value-type="float" office:value="1.57311896319338E+018" calcext:value-type="float">
            <text:p>1.57311896319338E+01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 table:style-name="Default" office:value-type="float" office:value="0" calcext:value-type="float">
            <text:p>0</text:p>
          </table:table-cell>
        </table:table-row>
        <table:table-row table:style-name="ro1">
          <table:table-cell table:formula="of:=([.D124]-1.57311895611143E+018)*0.000000001" office:value-type="float" office:value="7.13421824" calcext:value-type="float">
            <text:p>7.13421824</text:p>
          </table:table-cell>
          <table:table-cell office:value-type="float" office:value="1.57311896329911E+018" calcext:value-type="float">
            <text:p>1.57311896329911E+018</text:p>
          </table:table-cell>
          <table:table-cell office:value-type="float" office:value="123" calcext:value-type="float">
            <text:p>123</text:p>
          </table:table-cell>
          <table:table-cell office:value-type="float" office:value="1.57311896324564E+018" calcext:value-type="float">
            <text:p>1.57311896324564E+018</text:p>
          </table:table-cell>
          <table:table-cell/>
          <table:table-cell office:value-type="float" office:value="0.0000441246447735" calcext:value-type="float">
            <text:p>4.41E-05</text:p>
          </table:table-cell>
          <table:table-cell office:value-type="float" office:value="0.0000338385325449" calcext:value-type="float">
            <text:p>3.38E-05</text:p>
          </table:table-cell>
          <table:table-cell table:style-name="Default" office:value-type="float" office:value="0.000132430024678" calcext:value-type="float">
            <text:p>0.00013243</text:p>
          </table:table-cell>
          <table:table-cell table:number-columns-repeated="2"/>
          <table:table-cell office:value-type="float" office:value="1.57311896329946E+018" calcext:value-type="float">
            <text:p>1.57311896329946E+018</text:p>
          </table:table-cell>
          <table:table-cell office:value-type="float" office:value="367" calcext:value-type="float">
            <text:p>367</text:p>
          </table:table-cell>
          <table:table-cell office:value-type="float" office:value="1.57311896324564E+018" calcext:value-type="float">
            <text:p>1.57311896324564E+01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 table:style-name="Default" office:value-type="float" office:value="-0" calcext:value-type="float">
            <text:p>0</text:p>
          </table:table-cell>
        </table:table-row>
        <table:table-row table:style-name="ro1">
          <table:table-cell table:formula="of:=([.D125]-1.57311895611143E+018)*0.000000001" office:value-type="float" office:value="7.18829312" calcext:value-type="float">
            <text:p>7.18829312</text:p>
          </table:table-cell>
          <table:table-cell office:value-type="float" office:value="1.57311896335102E+018" calcext:value-type="float">
            <text:p>1.57311896335102E+018</text:p>
          </table:table-cell>
          <table:table-cell office:value-type="float" office:value="124" calcext:value-type="float">
            <text:p>124</text:p>
          </table:table-cell>
          <table:table-cell office:value-type="float" office:value="1.57311896329972E+018" calcext:value-type="float">
            <text:p>1.57311896329972E+018</text:p>
          </table:table-cell>
          <table:table-cell/>
          <table:table-cell office:value-type="float" office:value="-0.0000868477582117" calcext:value-type="float">
            <text:p>-8.68E-05</text:p>
          </table:table-cell>
          <table:table-cell office:value-type="float" office:value="-0.0000075562420534" calcext:value-type="float">
            <text:p>-7.56E-06</text:p>
          </table:table-cell>
          <table:table-cell office:value-type="float" office:value="-0.0000112226516649" calcext:value-type="float">
            <text:p>-1.12E-05</text:p>
          </table:table-cell>
          <table:table-cell table:number-columns-repeated="2"/>
          <table:table-cell office:value-type="float" office:value="1.57311896335148E+018" calcext:value-type="float">
            <text:p>1.57311896335148E+018</text:p>
          </table:table-cell>
          <table:table-cell office:value-type="float" office:value="368" calcext:value-type="float">
            <text:p>368</text:p>
          </table:table-cell>
          <table:table-cell office:value-type="float" office:value="1.57311896329972E+018" calcext:value-type="float">
            <text:p>1.57311896329972E+01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299999992421" calcext:value-type="float">
            <text:p>-3.00E-05</text:p>
          </table:table-cell>
          <table:table-cell office:value-type="float" office:value="-0.00000999999974738" calcext:value-type="float">
            <text:p>-1.00E-05</text:p>
          </table:table-cell>
          <table:table-cell office:value-type="float" office:value="0.00000999999974738" calcext:value-type="float">
            <text:p>1.00E-05</text:p>
          </table:table-cell>
        </table:table-row>
        <table:table-row table:style-name="ro1">
          <table:table-cell table:formula="of:=([.D126]-1.57311895611143E+018)*0.000000001" office:value-type="float" office:value="7.239740672" calcext:value-type="float">
            <text:p>7.239740672</text:p>
          </table:table-cell>
          <table:table-cell office:value-type="float" office:value="1.57311896340452E+018" calcext:value-type="float">
            <text:p>1.57311896340452E+018</text:p>
          </table:table-cell>
          <table:table-cell office:value-type="float" office:value="125" calcext:value-type="float">
            <text:p>125</text:p>
          </table:table-cell>
          <table:table-cell office:value-type="float" office:value="1.57311896335117E+018" calcext:value-type="float">
            <text:p>1.57311896335117E+018</text:p>
          </table:table-cell>
          <table:table-cell/>
          <table:table-cell office:value-type="float" office:value="-0.0000135666014103" calcext:value-type="float">
            <text:p>-1.36E-05</text:p>
          </table:table-cell>
          <table:table-cell office:value-type="float" office:value="0.0000343400606653" calcext:value-type="float">
            <text:p>3.43E-05</text:p>
          </table:table-cell>
          <table:table-cell office:value-type="float" office:value="0.0000932055263547" calcext:value-type="float">
            <text:p>9.32E-05</text:p>
          </table:table-cell>
          <table:table-cell table:number-columns-repeated="2"/>
          <table:table-cell office:value-type="float" office:value="1.57311896340541E+018" calcext:value-type="float">
            <text:p>1.57311896340541E+018</text:p>
          </table:table-cell>
          <table:table-cell office:value-type="float" office:value="369" calcext:value-type="float">
            <text:p>369</text:p>
          </table:table-cell>
          <table:table-cell office:value-type="float" office:value="1.57311896335117E+018" calcext:value-type="float">
            <text:p>1.57311896335117E+018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 office:value-type="float" office:value="-0" calcext:value-type="float">
            <text:p>0</text:p>
          </table:table-cell>
          <table:table-cell office:value-type="float" office:value="-0.00000999999974738" calcext:value-type="float">
            <text:p>-1.00E-05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formula="of:=([.D127]-1.57311895611143E+018)*0.000000001" office:value-type="float" office:value="7.293330944" calcext:value-type="float">
            <text:p>7.293330944</text:p>
          </table:table-cell>
          <table:table-cell office:value-type="float" office:value="1.57311896345707E+018" calcext:value-type="float">
            <text:p>1.57311896345707E+018</text:p>
          </table:table-cell>
          <table:table-cell office:value-type="float" office:value="126" calcext:value-type="float">
            <text:p>126</text:p>
          </table:table-cell>
          <table:table-cell office:value-type="float" office:value="1.57311896340476E+018" calcext:value-type="float">
            <text:p>1.57311896340476E+018</text:p>
          </table:table-cell>
          <table:table-cell/>
          <table:table-cell office:value-type="float" office:value="-0.00000916441240406" calcext:value-type="float">
            <text:p>-9.16E-06</text:p>
          </table:table-cell>
          <table:table-cell office:value-type="float" office:value="0.000079193720012" calcext:value-type="float">
            <text:p>7.92E-05</text:p>
          </table:table-cell>
          <table:table-cell office:value-type="float" office:value="0.0000118030657177" calcext:value-type="float">
            <text:p>1.18E-05</text:p>
          </table:table-cell>
          <table:table-cell table:number-columns-repeated="2"/>
          <table:table-cell office:value-type="float" office:value="1.57311896345814E+018" calcext:value-type="float">
            <text:p>1.57311896345814E+018</text:p>
          </table:table-cell>
          <table:table-cell office:value-type="float" office:value="370" calcext:value-type="float">
            <text:p>370</text:p>
          </table:table-cell>
          <table:table-cell office:value-type="float" office:value="1.57311896340476E+018" calcext:value-type="float">
            <text:p>1.57311896340476E+018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 office:value-type="float" office:value="-0" calcext:value-type="float">
            <text:p>0</text:p>
          </table:table-cell>
          <table:table-cell office:value-type="float" office:value="0.00000999999974738" calcext:value-type="float">
            <text:p>1.00E-05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formula="of:=([.D128]-1.57311895611143E+018)*0.000000001" office:value-type="float" office:value="7.345898752" calcext:value-type="float">
            <text:p>7.345898752</text:p>
          </table:table-cell>
          <table:table-cell office:value-type="float" office:value="1.57311896351077E+018" calcext:value-type="float">
            <text:p>1.57311896351077E+018</text:p>
          </table:table-cell>
          <table:table-cell office:value-type="float" office:value="127" calcext:value-type="float">
            <text:p>127</text:p>
          </table:table-cell>
          <table:table-cell office:value-type="float" office:value="1.57311896345732E+018" calcext:value-type="float">
            <text:p>1.57311896345732E+018</text:p>
          </table:table-cell>
          <table:table-cell/>
          <table:table-cell office:value-type="float" office:value="0.00000714214229447" calcext:value-type="float">
            <text:p>7.14E-06</text:p>
          </table:table-cell>
          <table:table-cell office:value-type="float" office:value="-0.0000613834854448" calcext:value-type="float">
            <text:p>-6.14E-05</text:p>
          </table:table-cell>
          <table:table-cell office:value-type="float" office:value="-0.00000748515822124" calcext:value-type="float">
            <text:p>-7.49E-06</text:p>
          </table:table-cell>
          <table:table-cell table:number-columns-repeated="2"/>
          <table:table-cell office:value-type="float" office:value="1.57311896351138E+018" calcext:value-type="float">
            <text:p>1.57311896351138E+018</text:p>
          </table:table-cell>
          <table:table-cell office:value-type="float" office:value="371" calcext:value-type="float">
            <text:p>371</text:p>
          </table:table-cell>
          <table:table-cell office:value-type="float" office:value="1.57311896345732E+018" calcext:value-type="float">
            <text:p>1.57311896345732E+01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0999999974738" calcext:value-type="float">
            <text:p>-1.00E-05</text:p>
          </table:table-cell>
          <table:table-cell office:value-type="float" office:value="0.0000299999992421" calcext:value-type="float">
            <text:p>3.00E-05</text:p>
          </table:table-cell>
          <table:table-cell office:value-type="float" office:value="0.00000999999974738" calcext:value-type="float">
            <text:p>1.00E-05</text:p>
          </table:table-cell>
        </table:table-row>
        <table:table-row table:style-name="ro1">
          <table:table-cell table:formula="of:=([.D129]-1.57311895611143E+018)*0.000000001" office:value-type="float" office:value="7.399990016" calcext:value-type="float">
            <text:p>7.399990016</text:p>
          </table:table-cell>
          <table:table-cell office:value-type="float" office:value="1.57311896361483E+018" calcext:value-type="float">
            <text:p>1.57311896361483E+018</text:p>
          </table:table-cell>
          <table:table-cell office:value-type="float" office:value="128" calcext:value-type="float">
            <text:p>128</text:p>
          </table:table-cell>
          <table:table-cell office:value-type="float" office:value="1.57311896351142E+018" calcext:value-type="float">
            <text:p>1.57311896351142E+018</text:p>
          </table:table-cell>
          <table:table-cell/>
          <table:table-cell office:value-type="float" office:value="-0.000079651537817" calcext:value-type="float">
            <text:p>-7.97E-05</text:p>
          </table:table-cell>
          <table:table-cell office:value-type="float" office:value="0.0000300470474031" calcext:value-type="float">
            <text:p>3.00E-05</text:p>
          </table:table-cell>
          <table:table-cell office:value-type="float" office:value="-0.0000413204834331" calcext:value-type="float">
            <text:p>-4.13E-05</text:p>
          </table:table-cell>
          <table:table-cell table:number-columns-repeated="2"/>
          <table:table-cell office:value-type="float" office:value="1.57311896361499E+018" calcext:value-type="float">
            <text:p>1.57311896361499E+018</text:p>
          </table:table-cell>
          <table:table-cell office:value-type="float" office:value="372" calcext:value-type="float">
            <text:p>372</text:p>
          </table:table-cell>
          <table:table-cell office:value-type="float" office:value="1.57311896351142E+018" calcext:value-type="float">
            <text:p>1.57311896351142E+018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00000999999974738" calcext:value-type="float">
            <text:p>1.00E-05</text:p>
          </table:table-cell>
          <table:table-cell table:style-name="Default" office:value-type="float" office:value="-0" calcext:value-type="float">
            <text:p>0</text:p>
          </table:table-cell>
        </table:table-row>
        <table:table-row table:style-name="ro1">
          <table:table-cell table:formula="of:=([.D130]-1.57311895611143E+018)*0.000000001" office:value-type="float" office:value="7.50418688" calcext:value-type="float">
            <text:p>7.50418688</text:p>
          </table:table-cell>
          <table:table-cell office:value-type="float" office:value="1.57311896396904E+018" calcext:value-type="float">
            <text:p>1.57311896396904E+018</text:p>
          </table:table-cell>
          <table:table-cell office:value-type="float" office:value="129" calcext:value-type="float">
            <text:p>129</text:p>
          </table:table-cell>
          <table:table-cell office:value-type="float" office:value="1.57311896361561E+018" calcext:value-type="float">
            <text:p>1.57311896361561E+018</text:p>
          </table:table-cell>
          <table:table-cell/>
          <table:table-cell office:value-type="float" office:value="0.0000207928678719" calcext:value-type="float">
            <text:p>2.08E-05</text:p>
          </table:table-cell>
          <table:table-cell office:value-type="float" office:value="-0.0000386292304029" calcext:value-type="float">
            <text:p>-3.86E-05</text:p>
          </table:table-cell>
          <table:table-cell office:value-type="float" office:value="0.00000603235639574" calcext:value-type="float">
            <text:p>6.03E-06</text:p>
          </table:table-cell>
          <table:table-cell table:number-columns-repeated="2"/>
          <table:table-cell office:value-type="float" office:value="1.57311896396933E+018" calcext:value-type="float">
            <text:p>1.57311896396933E+018</text:p>
          </table:table-cell>
          <table:table-cell office:value-type="float" office:value="373" calcext:value-type="float">
            <text:p>373</text:p>
          </table:table-cell>
          <table:table-cell office:value-type="float" office:value="1.57311896361561E+018" calcext:value-type="float">
            <text:p>1.57311896361561E+01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199999994948" calcext:value-type="float">
            <text:p>-2.00E-05</text:p>
          </table:table-cell>
          <table:table-cell table:number-columns-repeated="2" office:value-type="float" office:value="0.00000999999974738" calcext:value-type="float">
            <text:p>1.00E-05</text:p>
          </table:table-cell>
        </table:table-row>
        <table:table-row table:style-name="ro1">
          <table:table-cell table:formula="of:=([.D131]-1.57311895611143E+018)*0.000000001" office:value-type="float" office:value="7.858331136" calcext:value-type="float">
            <text:p>7.858331136</text:p>
          </table:table-cell>
          <table:table-cell office:value-type="float" office:value="1.57311896402514E+018" calcext:value-type="float">
            <text:p>1.57311896402514E+018</text:p>
          </table:table-cell>
          <table:table-cell office:value-type="float" office:value="130" calcext:value-type="float">
            <text:p>130</text:p>
          </table:table-cell>
          <table:table-cell office:value-type="float" office:value="1.57311896396976E+018" calcext:value-type="float">
            <text:p>1.57311896396976E+018</text:p>
          </table:table-cell>
          <table:table-cell/>
          <table:table-cell office:value-type="float" office:value="-0.0000657164855511" calcext:value-type="float">
            <text:p>-6.57E-05</text:p>
          </table:table-cell>
          <table:table-cell office:value-type="float" office:value="0.0000392606707464" calcext:value-type="float">
            <text:p>3.93E-05</text:p>
          </table:table-cell>
          <table:table-cell table:style-name="Default" office:value-type="float" office:value="0.000116365088616" calcext:value-type="float">
            <text:p>0.0001163651</text:p>
          </table:table-cell>
          <table:table-cell table:number-columns-repeated="2"/>
          <table:table-cell office:value-type="float" office:value="1.5731189640241E+018" calcext:value-type="float">
            <text:p>1.5731189640241E+018</text:p>
          </table:table-cell>
          <table:table-cell office:value-type="float" office:value="374" calcext:value-type="float">
            <text:p>374</text:p>
          </table:table-cell>
          <table:table-cell office:value-type="float" office:value="1.57311896396976E+018" calcext:value-type="float">
            <text:p>1.57311896396976E+01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0.00000999999974738" calcext:value-type="float">
            <text:p>1.00E-05</text:p>
          </table:table-cell>
          <table:table-cell table:style-name="Default" office:value-type="float" office:value="-0" calcext:value-type="float">
            <text:p>0</text:p>
          </table:table-cell>
        </table:table-row>
        <table:table-row table:style-name="ro1">
          <table:table-cell table:formula="of:=([.D132]-1.57311895611143E+018)*0.000000001" office:value-type="float" office:value="7.913052672" calcext:value-type="float">
            <text:p>7.913052672</text:p>
          </table:table-cell>
          <table:table-cell office:value-type="float" office:value="1.57311896407708E+018" calcext:value-type="float">
            <text:p>1.57311896407708E+018</text:p>
          </table:table-cell>
          <table:table-cell office:value-type="float" office:value="131" calcext:value-type="float">
            <text:p>131</text:p>
          </table:table-cell>
          <table:table-cell office:value-type="float" office:value="1.57311896402448E+018" calcext:value-type="float">
            <text:p>1.57311896402448E+018</text:p>
          </table:table-cell>
          <table:table-cell/>
          <table:table-cell table:style-name="Default" office:value-type="float" office:value="-0.0451984554529" calcext:value-type="float">
            <text:p>-0.0451984555</text:p>
          </table:table-cell>
          <table:table-cell table:style-name="Default" office:value-type="float" office:value="-0.00795449316502" calcext:value-type="float">
            <text:p>-0.0079544932</text:p>
          </table:table-cell>
          <table:table-cell table:style-name="Default" office:value-type="float" office:value="-0.0317223481834" calcext:value-type="float">
            <text:p>-0.0317223482</text:p>
          </table:table-cell>
          <table:table-cell table:number-columns-repeated="2"/>
          <table:table-cell office:value-type="float" office:value="1.57311896407728E+018" calcext:value-type="float">
            <text:p>1.57311896407728E+018</text:p>
          </table:table-cell>
          <table:table-cell office:value-type="float" office:value="375" calcext:value-type="float">
            <text:p>375</text:p>
          </table:table-cell>
          <table:table-cell office:value-type="float" office:value="1.57311896402448E+018" calcext:value-type="float">
            <text:p>1.57311896402448E+018</text:p>
          </table:table-cell>
          <table:table-cell/>
          <table:table-cell office:value-type="float" office:value="0.001200000057" calcext:value-type="float">
            <text:p>0.0012000001</text:p>
          </table:table-cell>
          <table:table-cell table:style-name="Default" office:value-type="float" office:value="-0.00112999998964" calcext:value-type="float">
            <text:p>-0.00113</text:p>
          </table:table-cell>
          <table:table-cell table:style-name="Default" office:value-type="float" office:value="-0.000209999998333" calcext:value-type="float">
            <text:p>-0.00021</text:p>
          </table:table-cell>
          <table:table-cell table:style-name="Default" office:value-type="float" office:value="0.000209999998333" calcext:value-type="float">
            <text:p>0.00021</text:p>
          </table:table-cell>
        </table:table-row>
        <table:table-row table:style-name="ro1">
          <table:table-cell table:formula="of:=([.D133]-1.57311895611143E+018)*0.000000001" office:value-type="float" office:value="7.966240768" calcext:value-type="float">
            <text:p>7.966240768</text:p>
          </table:table-cell>
          <table:table-cell office:value-type="float" office:value="1.57311896413089E+018" calcext:value-type="float">
            <text:p>1.57311896413089E+018</text:p>
          </table:table-cell>
          <table:table-cell office:value-type="float" office:value="132" calcext:value-type="float">
            <text:p>132</text:p>
          </table:table-cell>
          <table:table-cell office:value-type="float" office:value="1.57311896407767E+018" calcext:value-type="float">
            <text:p>1.57311896407767E+018</text:p>
          </table:table-cell>
          <table:table-cell/>
          <table:table-cell table:style-name="Default" office:value-type="float" office:value="-0.0995203405619" calcext:value-type="float">
            <text:p>-0.0995203406</text:p>
          </table:table-cell>
          <table:table-cell table:style-name="Default" office:value-type="float" office:value="-0.0200638081878" calcext:value-type="float">
            <text:p>-0.0200638082</text:p>
          </table:table-cell>
          <table:table-cell table:style-name="Default" office:value-type="float" office:value="-0.0730381086469" calcext:value-type="float">
            <text:p>-0.0730381086</text:p>
          </table:table-cell>
          <table:table-cell table:number-columns-repeated="2"/>
          <table:table-cell office:value-type="float" office:value="1.57311896413146E+018" calcext:value-type="float">
            <text:p>1.57311896413146E+018</text:p>
          </table:table-cell>
          <table:table-cell office:value-type="float" office:value="376" calcext:value-type="float">
            <text:p>376</text:p>
          </table:table-cell>
          <table:table-cell office:value-type="float" office:value="1.57311896407767E+018" calcext:value-type="float">
            <text:p>1.57311896407767E+018</text:p>
          </table:table-cell>
          <table:table-cell/>
          <table:table-cell office:value-type="float" office:value="0.00520000001416" calcext:value-type="float">
            <text:p>0.0052</text:p>
          </table:table-cell>
          <table:table-cell table:style-name="Default" office:value-type="float" office:value="-0.0047800000757" calcext:value-type="float">
            <text:p>-0.0047800001</text:p>
          </table:table-cell>
          <table:table-cell table:style-name="Default" office:value-type="float" office:value="-0.00197000009939" calcext:value-type="float">
            <text:p>-0.0019700001</text:p>
          </table:table-cell>
          <table:table-cell table:style-name="Default" office:value-type="float" office:value="-0.000110000000859" calcext:value-type="float">
            <text:p>-0.00011</text:p>
          </table:table-cell>
        </table:table-row>
        <table:table-row table:style-name="ro1">
          <table:table-cell table:formula="of:=([.D134]-1.57311895611143E+018)*0.000000001" office:value-type="float" office:value="8.020391168" calcext:value-type="float">
            <text:p>8.020391168</text:p>
          </table:table-cell>
          <table:table-cell office:value-type="float" office:value="1.57311896418499E+018" calcext:value-type="float">
            <text:p>1.57311896418499E+018</text:p>
          </table:table-cell>
          <table:table-cell office:value-type="float" office:value="133" calcext:value-type="float">
            <text:p>133</text:p>
          </table:table-cell>
          <table:table-cell office:value-type="float" office:value="1.57311896413182E+018" calcext:value-type="float">
            <text:p>1.57311896413182E+018</text:p>
          </table:table-cell>
          <table:table-cell/>
          <table:table-cell table:style-name="Default" office:value-type="float" office:value="-0.128256112337" calcext:value-type="float">
            <text:p>-0.1282561123</text:p>
          </table:table-cell>
          <table:table-cell table:style-name="Default" office:value-type="float" office:value="-0.0254801381379" calcext:value-type="float">
            <text:p>-0.0254801381</text:p>
          </table:table-cell>
          <table:table-cell table:style-name="Default" office:value-type="float" office:value="-0.0977062210441" calcext:value-type="float">
            <text:p>-0.097706221</text:p>
          </table:table-cell>
          <table:table-cell table:number-columns-repeated="2"/>
          <table:table-cell office:value-type="float" office:value="1.57311896418717E+018" calcext:value-type="float">
            <text:p>1.57311896418717E+018</text:p>
          </table:table-cell>
          <table:table-cell office:value-type="float" office:value="377" calcext:value-type="float">
            <text:p>377</text:p>
          </table:table-cell>
          <table:table-cell office:value-type="float" office:value="1.57311896413182E+018" calcext:value-type="float">
            <text:p>1.57311896413182E+018</text:p>
          </table:table-cell>
          <table:table-cell/>
          <table:table-cell office:value-type="float" office:value="0.0111999996006" calcext:value-type="float">
            <text:p>0.0111999996</text:p>
          </table:table-cell>
          <table:table-cell table:style-name="Default" office:value-type="float" office:value="-0.0101800002158" calcext:value-type="float">
            <text:p>-0.0101800002</text:p>
          </table:table-cell>
          <table:table-cell table:style-name="Default" office:value-type="float" office:value="-0.00466000009328" calcext:value-type="float">
            <text:p>-0.0046600001</text:p>
          </table:table-cell>
          <table:table-cell table:style-name="Default" office:value-type="float" office:value="-0.000310000003083" calcext:value-type="float">
            <text:p>-0.00031</text:p>
          </table:table-cell>
        </table:table-row>
        <table:table-row table:style-name="ro1">
          <table:table-cell table:formula="of:=([.D135]-1.57311895611143E+018)*0.000000001" office:value-type="float" office:value="8.074235136" calcext:value-type="float">
            <text:p>8.074235136</text:p>
          </table:table-cell>
          <table:table-cell office:value-type="float" office:value="1.57311896423823E+018" calcext:value-type="float">
            <text:p>1.57311896423823E+018</text:p>
          </table:table-cell>
          <table:table-cell office:value-type="float" office:value="134" calcext:value-type="float">
            <text:p>134</text:p>
          </table:table-cell>
          <table:table-cell office:value-type="float" office:value="1.57311896418566E+018" calcext:value-type="float">
            <text:p>1.57311896418566E+018</text:p>
          </table:table-cell>
          <table:table-cell/>
          <table:table-cell table:style-name="Default" office:value-type="float" office:value="-0.121066257358" calcext:value-type="float">
            <text:p>-0.1210662574</text:p>
          </table:table-cell>
          <table:table-cell table:style-name="Default" office:value-type="float" office:value="-0.0240764394403" calcext:value-type="float">
            <text:p>-0.0240764394</text:p>
          </table:table-cell>
          <table:table-cell table:style-name="Default" office:value-type="float" office:value="-0.0946634188294" calcext:value-type="float">
            <text:p>-0.0946634188</text:p>
          </table:table-cell>
          <table:table-cell table:number-columns-repeated="2"/>
          <table:table-cell office:value-type="float" office:value="1.57311896423888E+018" calcext:value-type="float">
            <text:p>1.57311896423888E+018</text:p>
          </table:table-cell>
          <table:table-cell office:value-type="float" office:value="378" calcext:value-type="float">
            <text:p>378</text:p>
          </table:table-cell>
          <table:table-cell office:value-type="float" office:value="1.57311896418566E+018" calcext:value-type="float">
            <text:p>1.57311896418566E+018</text:p>
          </table:table-cell>
          <table:table-cell/>
          <table:table-cell office:value-type="float" office:value="0.017100000754" calcext:value-type="float">
            <text:p>0.0171000008</text:p>
          </table:table-cell>
          <table:table-cell table:style-name="Default" office:value-type="float" office:value="-0.0154499998316" calcext:value-type="float">
            <text:p>-0.0154499998</text:p>
          </table:table-cell>
          <table:table-cell table:style-name="Default" office:value-type="float" office:value="-0.00724999979138" calcext:value-type="float">
            <text:p>-0.0072499998</text:p>
          </table:table-cell>
          <table:table-cell table:style-name="Default" office:value-type="float" office:value="-0.000419999996666" calcext:value-type="float">
            <text:p>-0.00042</text:p>
          </table:table-cell>
        </table:table-row>
        <table:table-row table:style-name="ro1">
          <table:table-cell table:formula="of:=([.D136]-1.57311895611143E+018)*0.000000001" office:value-type="float" office:value="8.127094784" calcext:value-type="float">
            <text:p>8.127094784</text:p>
          </table:table-cell>
          <table:table-cell office:value-type="float" office:value="1.57311896429266E+018" calcext:value-type="float">
            <text:p>1.57311896429266E+018</text:p>
          </table:table-cell>
          <table:table-cell office:value-type="float" office:value="135" calcext:value-type="float">
            <text:p>135</text:p>
          </table:table-cell>
          <table:table-cell office:value-type="float" office:value="1.57311896423852E+018" calcext:value-type="float">
            <text:p>1.57311896423852E+018</text:p>
          </table:table-cell>
          <table:table-cell/>
          <table:table-cell table:style-name="Default" office:value-type="float" office:value="-0.120918259025" calcext:value-type="float">
            <text:p>-0.120918259</text:p>
          </table:table-cell>
          <table:table-cell table:style-name="Default" office:value-type="float" office:value="-0.023468580097" calcext:value-type="float">
            <text:p>-0.0234685801</text:p>
          </table:table-cell>
          <table:table-cell table:style-name="Default" office:value-type="float" office:value="-0.0947747528553" calcext:value-type="float">
            <text:p>-0.0947747529</text:p>
          </table:table-cell>
          <table:table-cell table:number-columns-repeated="2"/>
          <table:table-cell office:value-type="float" office:value="1.57311896429369E+018" calcext:value-type="float">
            <text:p>1.57311896429369E+018</text:p>
          </table:table-cell>
          <table:table-cell office:value-type="float" office:value="379" calcext:value-type="float">
            <text:p>379</text:p>
          </table:table-cell>
          <table:table-cell office:value-type="float" office:value="1.57311896423852E+018" calcext:value-type="float">
            <text:p>1.57311896423852E+018</text:p>
          </table:table-cell>
          <table:table-cell/>
          <table:table-cell office:value-type="float" office:value="0.0230999998748" calcext:value-type="float">
            <text:p>0.0230999999</text:p>
          </table:table-cell>
          <table:table-cell table:style-name="Default" office:value-type="float" office:value="-0.0208299998194" calcext:value-type="float">
            <text:p>-0.0208299998</text:p>
          </table:table-cell>
          <table:table-cell table:style-name="Default" office:value-type="float" office:value="-0.00987999979407" calcext:value-type="float">
            <text:p>-0.0098799998</text:p>
          </table:table-cell>
          <table:table-cell table:style-name="Default" office:value-type="float" office:value="-0.000469999999041" calcext:value-type="float">
            <text:p>-0.00047</text:p>
          </table:table-cell>
        </table:table-row>
        <table:table-row table:style-name="ro1">
          <table:table-cell table:formula="of:=([.D137]-1.57311895611143E+018)*0.000000001" office:value-type="float" office:value="8.182326784" calcext:value-type="float">
            <text:p>8.182326784</text:p>
          </table:table-cell>
          <table:table-cell office:value-type="float" office:value="1.57311896434661E+018" calcext:value-type="float">
            <text:p>1.57311896434661E+018</text:p>
          </table:table-cell>
          <table:table-cell office:value-type="float" office:value="136" calcext:value-type="float">
            <text:p>136</text:p>
          </table:table-cell>
          <table:table-cell office:value-type="float" office:value="1.57311896429375E+018" calcext:value-type="float">
            <text:p>1.57311896429375E+018</text:p>
          </table:table-cell>
          <table:table-cell/>
          <table:table-cell table:style-name="Default" office:value-type="float" office:value="-0.116889953613" calcext:value-type="float">
            <text:p>-0.1168899536</text:p>
          </table:table-cell>
          <table:table-cell table:style-name="Default" office:value-type="float" office:value="-0.0217929873616" calcext:value-type="float">
            <text:p>-0.0217929874</text:p>
          </table:table-cell>
          <table:table-cell table:style-name="Default" office:value-type="float" office:value="-0.0926968157291" calcext:value-type="float">
            <text:p>-0.0926968157</text:p>
          </table:table-cell>
          <table:table-cell table:number-columns-repeated="2"/>
          <table:table-cell office:value-type="float" office:value="1.57311896434725E+018" calcext:value-type="float">
            <text:p>1.57311896434725E+018</text:p>
          </table:table-cell>
          <table:table-cell office:value-type="float" office:value="380" calcext:value-type="float">
            <text:p>380</text:p>
          </table:table-cell>
          <table:table-cell office:value-type="float" office:value="1.57311896429375E+018" calcext:value-type="float">
            <text:p>1.57311896429375E+018</text:p>
          </table:table-cell>
          <table:table-cell/>
          <table:table-cell office:value-type="float" office:value="0.0294000003487" calcext:value-type="float">
            <text:p>0.0294000003</text:p>
          </table:table-cell>
          <table:table-cell table:style-name="Default" office:value-type="float" office:value="-0.0265100002289" calcext:value-type="float">
            <text:p>-0.0265100002</text:p>
          </table:table-cell>
          <table:table-cell table:style-name="Default" office:value-type="float" office:value="-0.0126000000164" calcext:value-type="float">
            <text:p>-0.0126</text:p>
          </table:table-cell>
          <table:table-cell table:style-name="Default" office:value-type="float" office:value="-0.000440000003437" calcext:value-type="float">
            <text:p>-0.00044</text:p>
          </table:table-cell>
        </table:table-row>
        <table:table-row table:style-name="ro1">
          <table:table-cell table:formula="of:=([.D138]-1.57311895611143E+018)*0.000000001" office:value-type="float" office:value="8.235364864" calcext:value-type="float">
            <text:p>8.235364864</text:p>
          </table:table-cell>
          <table:table-cell office:value-type="float" office:value="1.57311896439979E+018" calcext:value-type="float">
            <text:p>1.57311896439979E+018</text:p>
          </table:table-cell>
          <table:table-cell office:value-type="float" office:value="137" calcext:value-type="float">
            <text:p>137</text:p>
          </table:table-cell>
          <table:table-cell office:value-type="float" office:value="1.57311896434679E+018" calcext:value-type="float">
            <text:p>1.57311896434679E+018</text:p>
          </table:table-cell>
          <table:table-cell/>
          <table:table-cell table:style-name="Default" office:value-type="float" office:value="-0.116062492132" calcext:value-type="float">
            <text:p>-0.1160624921</text:p>
          </table:table-cell>
          <table:table-cell table:style-name="Default" office:value-type="float" office:value="-0.0213073287159" calcext:value-type="float">
            <text:p>-0.0213073287</text:p>
          </table:table-cell>
          <table:table-cell table:style-name="Default" office:value-type="float" office:value="-0.092617444694" calcext:value-type="float">
            <text:p>-0.0926174447</text:p>
          </table:table-cell>
          <table:table-cell table:number-columns-repeated="2"/>
          <table:table-cell office:value-type="float" office:value="1.57311896440015E+018" calcext:value-type="float">
            <text:p>1.57311896440015E+018</text:p>
          </table:table-cell>
          <table:table-cell office:value-type="float" office:value="381" calcext:value-type="float">
            <text:p>381</text:p>
          </table:table-cell>
          <table:table-cell office:value-type="float" office:value="1.57311896434679E+018" calcext:value-type="float">
            <text:p>1.57311896434679E+018</text:p>
          </table:table-cell>
          <table:table-cell/>
          <table:table-cell office:value-type="float" office:value="0.0351999998093" calcext:value-type="float">
            <text:p>0.0351999998</text:p>
          </table:table-cell>
          <table:table-cell table:style-name="Default" office:value-type="float" office:value="-0.0317599996924" calcext:value-type="float">
            <text:p>-0.0317599997</text:p>
          </table:table-cell>
          <table:table-cell table:style-name="Default" office:value-type="float" office:value="-0.0150600001216" calcext:value-type="float">
            <text:p>-0.0150600001</text:p>
          </table:table-cell>
          <table:table-cell table:style-name="Default" office:value-type="float" office:value="-0.00034999998752" calcext:value-type="float">
            <text:p>-0.00035</text:p>
          </table:table-cell>
        </table:table-row>
        <table:table-row table:style-name="ro1">
          <table:table-cell table:formula="of:=([.D139]-1.57311895611143E+018)*0.000000001" office:value-type="float" office:value="8.28876288" calcext:value-type="float">
            <text:p>8.28876288</text:p>
          </table:table-cell>
          <table:table-cell office:value-type="float" office:value="1.57311896450365E+018" calcext:value-type="float">
            <text:p>1.57311896450365E+018</text:p>
          </table:table-cell>
          <table:table-cell office:value-type="float" office:value="138" calcext:value-type="float">
            <text:p>138</text:p>
          </table:table-cell>
          <table:table-cell office:value-type="float" office:value="1.57311896440019E+018" calcext:value-type="float">
            <text:p>1.57311896440019E+018</text:p>
          </table:table-cell>
          <table:table-cell/>
          <table:table-cell table:style-name="Default" office:value-type="float" office:value="-0.111355401576" calcext:value-type="float">
            <text:p>-0.1113554016</text:p>
          </table:table-cell>
          <table:table-cell table:style-name="Default" office:value-type="float" office:value="-0.0199791453779" calcext:value-type="float">
            <text:p>-0.0199791454</text:p>
          </table:table-cell>
          <table:table-cell table:style-name="Default" office:value-type="float" office:value="-0.0883090868592" calcext:value-type="float">
            <text:p>-0.0883090869</text:p>
          </table:table-cell>
          <table:table-cell table:number-columns-repeated="2"/>
          <table:table-cell office:value-type="float" office:value="1.57311896450416E+018" calcext:value-type="float">
            <text:p>1.57311896450416E+018</text:p>
          </table:table-cell>
          <table:table-cell office:value-type="float" office:value="382" calcext:value-type="float">
            <text:p>382</text:p>
          </table:table-cell>
          <table:table-cell office:value-type="float" office:value="1.57311896440019E+018" calcext:value-type="float">
            <text:p>1.57311896440019E+018</text:p>
          </table:table-cell>
          <table:table-cell/>
          <table:table-cell office:value-type="float" office:value="0.0417999997735" calcext:value-type="float">
            <text:p>0.0417999998</text:p>
          </table:table-cell>
          <table:table-cell table:style-name="Default" office:value-type="float" office:value="-0.0377300009131" calcext:value-type="float">
            <text:p>-0.0377300009</text:p>
          </table:table-cell>
          <table:table-cell table:style-name="Default" office:value-type="float" office:value="-0.017899999395" calcext:value-type="float">
            <text:p>-0.0178999994</text:p>
          </table:table-cell>
          <table:table-cell table:style-name="Default" office:value-type="float" office:value="-0.000239999993937" calcext:value-type="float">
            <text:p>-0.00024</text:p>
          </table:table-cell>
        </table:table-row>
        <table:table-row table:style-name="ro1">
          <table:table-cell table:formula="of:=([.D140]-1.57311895611143E+018)*0.000000001" office:value-type="float" office:value="8.392975872" calcext:value-type="float">
            <text:p>8.392975872</text:p>
          </table:table-cell>
          <table:table-cell office:value-type="float" office:value="1.57311896455775E+018" calcext:value-type="float">
            <text:p>1.57311896455775E+018</text:p>
          </table:table-cell>
          <table:table-cell office:value-type="float" office:value="139" calcext:value-type="float">
            <text:p>139</text:p>
          </table:table-cell>
          <table:table-cell office:value-type="float" office:value="1.5731189645044E+018" calcext:value-type="float">
            <text:p>1.5731189645044E+018</text:p>
          </table:table-cell>
          <table:table-cell/>
          <table:table-cell table:style-name="Default" office:value-type="float" office:value="-0.0517804734409" calcext:value-type="float">
            <text:p>-0.0517804734</text:p>
          </table:table-cell>
          <table:table-cell table:style-name="Default" office:value-type="float" office:value="-0.00879358965904" calcext:value-type="float">
            <text:p>-0.0087935897</text:p>
          </table:table-cell>
          <table:table-cell table:style-name="Default" office:value-type="float" office:value="-0.0432130619884" calcext:value-type="float">
            <text:p>-0.043213062</text:p>
          </table:table-cell>
          <table:table-cell table:number-columns-repeated="2"/>
          <table:table-cell office:value-type="float" office:value="1.57311896455813E+018" calcext:value-type="float">
            <text:p>1.57311896455813E+018</text:p>
          </table:table-cell>
          <table:table-cell office:value-type="float" office:value="383" calcext:value-type="float">
            <text:p>383</text:p>
          </table:table-cell>
          <table:table-cell office:value-type="float" office:value="1.5731189645044E+018" calcext:value-type="float">
            <text:p>1.5731189645044E+018</text:p>
          </table:table-cell>
          <table:table-cell/>
          <table:table-cell office:value-type="float" office:value="0.0498999990523" calcext:value-type="float">
            <text:p>0.0498999991</text:p>
          </table:table-cell>
          <table:table-cell table:style-name="Default" office:value-type="float" office:value="-0.045079998672" calcext:value-type="float">
            <text:p>-0.0450799987</text:p>
          </table:table-cell>
          <table:table-cell table:style-name="Default" office:value-type="float" office:value="-0.0213099997491" calcext:value-type="float">
            <text:p>-0.0213099997</text:p>
          </table:table-cell>
          <table:table-cell office:value-type="float" office:value="-0.00000999999974738" calcext:value-type="float">
            <text:p>-1.00E-05</text:p>
          </table:table-cell>
        </table:table-row>
        <table:table-row table:style-name="ro1">
          <table:table-cell table:formula="of:=([.D141]-1.57311895611143E+018)*0.000000001" office:value-type="float" office:value="8.447282688" calcext:value-type="float">
            <text:p>8.447282688</text:p>
          </table:table-cell>
          <table:table-cell office:value-type="float" office:value="1.57311896461169E+018" calcext:value-type="float">
            <text:p>1.57311896461169E+018</text:p>
          </table:table-cell>
          <table:table-cell office:value-type="float" office:value="140" calcext:value-type="float">
            <text:p>140</text:p>
          </table:table-cell>
          <table:table-cell office:value-type="float" office:value="1.57311896455871E+018" calcext:value-type="float">
            <text:p>1.57311896455871E+018</text:p>
          </table:table-cell>
          <table:table-cell/>
          <table:table-cell table:style-name="Default" office:value-type="float" office:value="0.00171192677226" calcext:value-type="float">
            <text:p>0.0017119268</text:p>
          </table:table-cell>
          <table:table-cell table:style-name="Default" office:value-type="float" office:value="-0.00326526211575" calcext:value-type="float">
            <text:p>-0.0032652621</text:p>
          </table:table-cell>
          <table:table-cell table:style-name="Default" office:value-type="float" office:value="0.000998581759632" calcext:value-type="float">
            <text:p>0.0009985818</text:p>
          </table:table-cell>
          <table:table-cell table:number-columns-repeated="2"/>
          <table:table-cell office:value-type="float" office:value="1.57311896461238E+018" calcext:value-type="float">
            <text:p>1.57311896461238E+018</text:p>
          </table:table-cell>
          <table:table-cell office:value-type="float" office:value="384" calcext:value-type="float">
            <text:p>384</text:p>
          </table:table-cell>
          <table:table-cell office:value-type="float" office:value="1.57311896455871E+018" calcext:value-type="float">
            <text:p>1.57311896455871E+018</text:p>
          </table:table-cell>
          <table:table-cell/>
          <table:table-cell office:value-type="float" office:value="0.0740000009537" calcext:value-type="float">
            <text:p>0.074000001</text:p>
          </table:table-cell>
          <table:table-cell table:style-name="Default" office:value-type="float" office:value="-0.0666799992323" calcext:value-type="float">
            <text:p>-0.0666799992</text:p>
          </table:table-cell>
          <table:table-cell table:style-name="Default" office:value-type="float" office:value="-0.0320799984038" calcext:value-type="float">
            <text:p>-0.0320799984</text:p>
          </table:table-cell>
          <table:table-cell table:style-name="Default" office:value-type="float" office:value="-0.000319999991916" calcext:value-type="float">
            <text:p>-0.00032</text:p>
          </table:table-cell>
        </table:table-row>
        <table:table-row table:style-name="ro1">
          <table:table-cell table:formula="of:=([.D142]-1.57311895611143E+018)*0.000000001" office:value-type="float" office:value="8.501097984" calcext:value-type="float">
            <text:p>8.501097984</text:p>
          </table:table-cell>
          <table:table-cell office:value-type="float" office:value="1.57311896466664E+018" calcext:value-type="float">
            <text:p>1.57311896466664E+018</text:p>
          </table:table-cell>
          <table:table-cell office:value-type="float" office:value="141" calcext:value-type="float">
            <text:p>141</text:p>
          </table:table-cell>
          <table:table-cell office:value-type="float" office:value="1.57311896461252E+018" calcext:value-type="float">
            <text:p>1.57311896461252E+018</text:p>
          </table:table-cell>
          <table:table-cell/>
          <table:table-cell table:style-name="Default" office:value-type="float" office:value="0.0438159219921" calcext:value-type="float">
            <text:p>0.043815922</text:p>
          </table:table-cell>
          <table:table-cell table:style-name="Default" office:value-type="float" office:value="-0.000682111596689" calcext:value-type="float">
            <text:p>-0.0006821116</text:p>
          </table:table-cell>
          <table:table-cell table:style-name="Default" office:value-type="float" office:value="0.0298947263509" calcext:value-type="float">
            <text:p>0.0298947264</text:p>
          </table:table-cell>
          <table:table-cell table:number-columns-repeated="2"/>
          <table:table-cell office:value-type="float" office:value="1.57311896466702E+018" calcext:value-type="float">
            <text:p>1.57311896466702E+018</text:p>
          </table:table-cell>
          <table:table-cell office:value-type="float" office:value="385" calcext:value-type="float">
            <text:p>385</text:p>
          </table:table-cell>
          <table:table-cell office:value-type="float" office:value="1.57311896461252E+018" calcext:value-type="float">
            <text:p>1.57311896461252E+018</text:p>
          </table:table-cell>
          <table:table-cell/>
          <table:table-cell office:value-type="float" office:value="0.068599998951" calcext:value-type="float">
            <text:p>0.068599999</text:p>
          </table:table-cell>
          <table:table-cell table:style-name="Default" office:value-type="float" office:value="-0.0612200014293" calcext:value-type="float">
            <text:p>-0.0612200014</text:p>
          </table:table-cell>
          <table:table-cell table:style-name="Default" office:value-type="float" office:value="-0.0309200007468" calcext:value-type="float">
            <text:p>-0.0309200007</text:p>
          </table:table-cell>
          <table:table-cell table:style-name="Default" office:value-type="float" office:value="-0.000250000011874" calcext:value-type="float">
            <text:p>-0.00025</text:p>
          </table:table-cell>
        </table:table-row>
        <table:table-row table:style-name="ro1">
          <table:table-cell table:formula="of:=([.D143]-1.57311895611143E+018)*0.000000001" office:value-type="float" office:value="8.555718912" calcext:value-type="float">
            <text:p>8.555718912</text:p>
          </table:table-cell>
          <table:table-cell office:value-type="float" office:value="1.57311896477021E+018" calcext:value-type="float">
            <text:p>1.57311896477021E+018</text:p>
          </table:table-cell>
          <table:table-cell office:value-type="float" office:value="142" calcext:value-type="float">
            <text:p>142</text:p>
          </table:table-cell>
          <table:table-cell office:value-type="float" office:value="1.57311896466715E+018" calcext:value-type="float">
            <text:p>1.57311896466715E+018</text:p>
          </table:table-cell>
          <table:table-cell/>
          <table:table-cell table:style-name="Default" office:value-type="float" office:value="0.0504719503224" calcext:value-type="float">
            <text:p>0.0504719503</text:p>
          </table:table-cell>
          <table:table-cell table:style-name="Default" office:value-type="float" office:value="0.00129883061163" calcext:value-type="float">
            <text:p>0.0012988306</text:p>
          </table:table-cell>
          <table:table-cell table:style-name="Default" office:value-type="float" office:value="0.0416251309216" calcext:value-type="float">
            <text:p>0.0416251309</text:p>
          </table:table-cell>
          <table:table-cell table:number-columns-repeated="2"/>
          <table:table-cell office:value-type="float" office:value="1.57311896477106E+018" calcext:value-type="float">
            <text:p>1.57311896477106E+018</text:p>
          </table:table-cell>
          <table:table-cell office:value-type="float" office:value="386" calcext:value-type="float">
            <text:p>386</text:p>
          </table:table-cell>
          <table:table-cell office:value-type="float" office:value="1.57311896466715E+018" calcext:value-type="float">
            <text:p>1.57311896466715E+018</text:p>
          </table:table-cell>
          <table:table-cell/>
          <table:table-cell office:value-type="float" office:value="0.0592000000179" calcext:value-type="float">
            <text:p>0.0592</text:p>
          </table:table-cell>
          <table:table-cell table:style-name="Default" office:value-type="float" office:value="-0.0523900017142" calcext:value-type="float">
            <text:p>-0.0523900017</text:p>
          </table:table-cell>
          <table:table-cell table:style-name="Default" office:value-type="float" office:value="-0.027519999072" calcext:value-type="float">
            <text:p>-0.0275199991</text:p>
          </table:table-cell>
          <table:table-cell table:style-name="Default" office:value-type="float" office:value="-0.000159999995958" calcext:value-type="float">
            <text:p>-0.00016</text:p>
          </table:table-cell>
        </table:table-row>
        <table:table-row table:style-name="ro1">
          <table:table-cell table:formula="of:=([.D144]-1.57311895611143E+018)*0.000000001" office:value-type="float" office:value="8.659745792" calcext:value-type="float">
            <text:p>8.659745792</text:p>
          </table:table-cell>
          <table:table-cell office:value-type="float" office:value="1.57311896482315E+018" calcext:value-type="float">
            <text:p>1.57311896482315E+018</text:p>
          </table:table-cell>
          <table:table-cell office:value-type="float" office:value="143" calcext:value-type="float">
            <text:p>143</text:p>
          </table:table-cell>
          <table:table-cell office:value-type="float" office:value="1.57311896477117E+018" calcext:value-type="float">
            <text:p>1.57311896477117E+018</text:p>
          </table:table-cell>
          <table:table-cell/>
          <table:table-cell table:style-name="Default" office:value-type="float" office:value="0.0409621372819" calcext:value-type="float">
            <text:p>0.0409621373</text:p>
          </table:table-cell>
          <table:table-cell table:style-name="Default" office:value-type="float" office:value="0.00167684454937" calcext:value-type="float">
            <text:p>0.0016768445</text:p>
          </table:table-cell>
          <table:table-cell table:style-name="Default" office:value-type="float" office:value="0.0317609347403" calcext:value-type="float">
            <text:p>0.0317609347</text:p>
          </table:table-cell>
          <table:table-cell table:number-columns-repeated="2"/>
          <table:table-cell office:value-type="float" office:value="1.57311896482368E+018" calcext:value-type="float">
            <text:p>1.57311896482368E+018</text:p>
          </table:table-cell>
          <table:table-cell office:value-type="float" office:value="387" calcext:value-type="float">
            <text:p>387</text:p>
          </table:table-cell>
          <table:table-cell office:value-type="float" office:value="1.57311896477117E+018" calcext:value-type="float">
            <text:p>1.57311896477117E+018</text:p>
          </table:table-cell>
          <table:table-cell/>
          <table:table-cell office:value-type="float" office:value="0.0395999997854" calcext:value-type="float">
            <text:p>0.0395999998</text:p>
          </table:table-cell>
          <table:table-cell table:style-name="Default" office:value-type="float" office:value="-0.034469999373" calcext:value-type="float">
            <text:p>-0.0344699994</text:p>
          </table:table-cell>
          <table:table-cell table:style-name="Default" office:value-type="float" office:value="-0.0194400008768" calcext:value-type="float">
            <text:p>-0.0194400009</text:p>
          </table:table-cell>
          <table:table-cell table:style-name="Default" office:value-type="float" office:value="0.000410000007832" calcext:value-type="float">
            <text:p>0.00041</text:p>
          </table:table-cell>
        </table:table-row>
        <table:table-row table:style-name="ro1">
          <table:table-cell table:formula="of:=([.D145]-1.57311895611143E+018)*0.000000001" office:value-type="float" office:value="8.712276992" calcext:value-type="float">
            <text:p>8.712276992</text:p>
          </table:table-cell>
          <table:table-cell office:value-type="float" office:value="1.57311896487718E+018" calcext:value-type="float">
            <text:p>1.57311896487718E+018</text:p>
          </table:table-cell>
          <table:table-cell office:value-type="float" office:value="144" calcext:value-type="float">
            <text:p>144</text:p>
          </table:table-cell>
          <table:table-cell office:value-type="float" office:value="1.5731189648237E+018" calcext:value-type="float">
            <text:p>1.5731189648237E+018</text:p>
          </table:table-cell>
          <table:table-cell/>
          <table:table-cell table:style-name="Default" office:value-type="float" office:value="0.0292304288596" calcext:value-type="float">
            <text:p>0.0292304289</text:p>
          </table:table-cell>
          <table:table-cell table:style-name="Default" office:value-type="float" office:value="0.0010591201717" calcext:value-type="float">
            <text:p>0.0010591202</text:p>
          </table:table-cell>
          <table:table-cell table:style-name="Default" office:value-type="float" office:value="0.027939947322" calcext:value-type="float">
            <text:p>0.0279399473</text:p>
          </table:table-cell>
          <table:table-cell table:number-columns-repeated="2"/>
          <table:table-cell office:value-type="float" office:value="1.57311896487773E+018" calcext:value-type="float">
            <text:p>1.57311896487773E+018</text:p>
          </table:table-cell>
          <table:table-cell office:value-type="float" office:value="388" calcext:value-type="float">
            <text:p>388</text:p>
          </table:table-cell>
          <table:table-cell office:value-type="float" office:value="1.5731189648237E+018" calcext:value-type="float">
            <text:p>1.5731189648237E+018</text:p>
          </table:table-cell>
          <table:table-cell/>
          <table:table-cell office:value-type="float" office:value="0.0303000006825" calcext:value-type="float">
            <text:p>0.0303000007</text:p>
          </table:table-cell>
          <table:table-cell table:style-name="Default" office:value-type="float" office:value="-0.0260300002992" calcext:value-type="float">
            <text:p>-0.0260300003</text:p>
          </table:table-cell>
          <table:table-cell table:style-name="Default" office:value-type="float" office:value="-0.0154400002211" calcext:value-type="float">
            <text:p>-0.0154400002</text:p>
          </table:table-cell>
          <table:table-cell table:style-name="Default" office:value-type="float" office:value="0.000369999994291" calcext:value-type="float">
            <text:p>0.00037</text:p>
          </table:table-cell>
        </table:table-row>
        <table:table-row table:style-name="ro1">
          <table:table-cell table:formula="of:=([.D146]-1.57311895611143E+018)*0.000000001" office:value-type="float" office:value="8.766740736" calcext:value-type="float">
            <text:p>8.766740736</text:p>
          </table:table-cell>
          <table:table-cell office:value-type="float" office:value="1.57311896493166E+018" calcext:value-type="float">
            <text:p>1.57311896493166E+018</text:p>
          </table:table-cell>
          <table:table-cell office:value-type="float" office:value="145" calcext:value-type="float">
            <text:p>145</text:p>
          </table:table-cell>
          <table:table-cell office:value-type="float" office:value="1.57311896487817E+018" calcext:value-type="float">
            <text:p>1.57311896487817E+018</text:p>
          </table:table-cell>
          <table:table-cell/>
          <table:table-cell table:style-name="Default" office:value-type="float" office:value="0.0475775562227" calcext:value-type="float">
            <text:p>0.0475775562</text:p>
          </table:table-cell>
          <table:table-cell table:style-name="Default" office:value-type="float" office:value="0.00542160077021" calcext:value-type="float">
            <text:p>0.0054216008</text:p>
          </table:table-cell>
          <table:table-cell table:style-name="Default" office:value-type="float" office:value="0.033787868917" calcext:value-type="float">
            <text:p>0.0337878689</text:p>
          </table:table-cell>
          <table:table-cell table:number-columns-repeated="2"/>
          <table:table-cell office:value-type="float" office:value="1.57311896493278E+018" calcext:value-type="float">
            <text:p>1.57311896493278E+018</text:p>
          </table:table-cell>
          <table:table-cell office:value-type="float" office:value="389" calcext:value-type="float">
            <text:p>389</text:p>
          </table:table-cell>
          <table:table-cell office:value-type="float" office:value="1.57311896487817E+018" calcext:value-type="float">
            <text:p>1.57311896487817E+018</text:p>
          </table:table-cell>
          <table:table-cell/>
          <table:table-cell office:value-type="float" office:value="0.0179999992251" calcext:value-type="float">
            <text:p>0.0179999992</text:p>
          </table:table-cell>
          <table:table-cell table:style-name="Default" office:value-type="float" office:value="-0.0147399995476" calcext:value-type="float">
            <text:p>-0.0147399995</text:p>
          </table:table-cell>
          <table:table-cell table:style-name="Default" office:value-type="float" office:value="-0.0102899996564" calcext:value-type="float">
            <text:p>-0.0102899997</text:p>
          </table:table-cell>
          <table:table-cell table:style-name="Default" office:value-type="float" office:value="0.000809999997728" calcext:value-type="float">
            <text:p>0.00081</text:p>
          </table:table-cell>
        </table:table-row>
        <table:table-row table:style-name="ro1">
          <table:table-cell table:formula="of:=([.D147]-1.57311895611143E+018)*0.000000001" office:value-type="float" office:value="8.821380096" calcext:value-type="float">
            <text:p>8.821380096</text:p>
          </table:table-cell>
          <table:table-cell office:value-type="float" office:value="1.57311896498612E+018" calcext:value-type="float">
            <text:p>1.57311896498612E+018</text:p>
          </table:table-cell>
          <table:table-cell office:value-type="float" office:value="146" calcext:value-type="float">
            <text:p>146</text:p>
          </table:table-cell>
          <table:table-cell office:value-type="float" office:value="1.57311896493281E+018" calcext:value-type="float">
            <text:p>1.57311896493281E+018</text:p>
          </table:table-cell>
          <table:table-cell/>
          <table:table-cell table:style-name="Default" office:value-type="float" office:value="0.0501148253679" calcext:value-type="float">
            <text:p>0.0501148254</text:p>
          </table:table-cell>
          <table:table-cell table:style-name="Default" office:value-type="float" office:value="0.00503701902926" calcext:value-type="float">
            <text:p>0.005037019</text:p>
          </table:table-cell>
          <table:table-cell table:style-name="Default" office:value-type="float" office:value="0.0380159765482" calcext:value-type="float">
            <text:p>0.0380159765</text:p>
          </table:table-cell>
          <table:table-cell table:number-columns-repeated="2"/>
          <table:table-cell office:value-type="float" office:value="1.57311896498851E+018" calcext:value-type="float">
            <text:p>1.57311896498851E+018</text:p>
          </table:table-cell>
          <table:table-cell office:value-type="float" office:value="390" calcext:value-type="float">
            <text:p>390</text:p>
          </table:table-cell>
          <table:table-cell office:value-type="float" office:value="1.57311896493281E+018" calcext:value-type="float">
            <text:p>1.57311896493281E+018</text:p>
          </table:table-cell>
          <table:table-cell/>
          <table:table-cell office:value-type="float" office:value="0.00680000009015" calcext:value-type="float">
            <text:p>0.0068000001</text:p>
          </table:table-cell>
          <table:table-cell table:style-name="Default" office:value-type="float" office:value="-0.00402999995276" calcext:value-type="float">
            <text:p>-0.00403</text:p>
          </table:table-cell>
          <table:table-cell table:style-name="Default" office:value-type="float" office:value="-0.0054999999702" calcext:value-type="float">
            <text:p>-0.0055</text:p>
          </table:table-cell>
          <table:table-cell table:style-name="Default" office:value-type="float" office:value="0.000569999974687" calcext:value-type="float">
            <text:p>0.00057</text:p>
          </table:table-cell>
        </table:table-row>
        <table:table-row table:style-name="ro1">
          <table:table-cell table:formula="of:=([.D148]-1.57311895611143E+018)*0.000000001" office:value-type="float" office:value="8.876866816" calcext:value-type="float">
            <text:p>8.876866816</text:p>
          </table:table-cell>
          <table:table-cell office:value-type="float" office:value="1.57311896504156E+018" calcext:value-type="float">
            <text:p>1.57311896504156E+018</text:p>
          </table:table-cell>
          <table:table-cell office:value-type="float" office:value="147" calcext:value-type="float">
            <text:p>147</text:p>
          </table:table-cell>
          <table:table-cell office:value-type="float" office:value="1.57311896498829E+018" calcext:value-type="float">
            <text:p>1.57311896498829E+018</text:p>
          </table:table-cell>
          <table:table-cell/>
          <table:table-cell table:style-name="Default" office:value-type="float" office:value="0.0288546048105" calcext:value-type="float">
            <text:p>0.0288546048</text:p>
          </table:table-cell>
          <table:table-cell table:style-name="Default" office:value-type="float" office:value="0.003654549364" calcext:value-type="float">
            <text:p>0.0036545494</text:p>
          </table:table-cell>
          <table:table-cell table:style-name="Default" office:value-type="float" office:value="0.0254477262497" calcext:value-type="float">
            <text:p>0.0254477262</text:p>
          </table:table-cell>
          <table:table-cell table:number-columns-repeated="2"/>
          <table:table-cell office:value-type="float" office:value="1.57311896504213E+018" calcext:value-type="float">
            <text:p>1.57311896504213E+018</text:p>
          </table:table-cell>
          <table:table-cell office:value-type="float" office:value="391" calcext:value-type="float">
            <text:p>391</text:p>
          </table:table-cell>
          <table:table-cell office:value-type="float" office:value="1.57311896498829E+018" calcext:value-type="float">
            <text:p>1.57311896498829E+018</text:p>
          </table:table-cell>
          <table:table-cell/>
          <table:table-cell office:value-type="float" office:value="0.00510000018403" calcext:value-type="float">
            <text:p>0.0051000002</text:p>
          </table:table-cell>
          <table:table-cell table:style-name="Default" office:value-type="float" office:value="0.00487999990582" calcext:value-type="float">
            <text:p>0.0048799999</text:p>
          </table:table-cell>
          <table:table-cell table:style-name="Default" office:value-type="float" office:value="-0.00147000001743" calcext:value-type="float">
            <text:p>-0.00147</text:p>
          </table:table-cell>
          <table:table-cell table:style-name="Default" office:value-type="float" office:value="0.000239999993937" calcext:value-type="float">
            <text:p>0.00024</text:p>
          </table:table-cell>
        </table:table-row>
        <table:table-row table:style-name="ro1">
          <table:table-cell table:formula="of:=([.D149]-1.57311895611143E+018)*0.000000001" office:value-type="float" office:value="8.930791936" calcext:value-type="float">
            <text:p>8.930791936</text:p>
          </table:table-cell>
          <table:table-cell office:value-type="float" office:value="1.57311896509437E+018" calcext:value-type="float">
            <text:p>1.57311896509437E+018</text:p>
          </table:table-cell>
          <table:table-cell office:value-type="float" office:value="148" calcext:value-type="float">
            <text:p>148</text:p>
          </table:table-cell>
          <table:table-cell office:value-type="float" office:value="1.57311896504222E+018" calcext:value-type="float">
            <text:p>1.57311896504222E+018</text:p>
          </table:table-cell>
          <table:table-cell/>
          <table:table-cell table:style-name="Default" office:value-type="float" office:value="0.0533586218953" calcext:value-type="float">
            <text:p>0.0533586219</text:p>
          </table:table-cell>
          <table:table-cell table:style-name="Default" office:value-type="float" office:value="0.0081474352628" calcext:value-type="float">
            <text:p>0.0081474353</text:p>
          </table:table-cell>
          <table:table-cell table:style-name="Default" office:value-type="float" office:value="0.0378689989448" calcext:value-type="float">
            <text:p>0.0378689989</text:p>
          </table:table-cell>
          <table:table-cell table:number-columns-repeated="2"/>
          <table:table-cell office:value-type="float" office:value="1.57311896509437E+018" calcext:value-type="float">
            <text:p>1.57311896509437E+018</text:p>
          </table:table-cell>
          <table:table-cell office:value-type="float" office:value="392" calcext:value-type="float">
            <text:p>392</text:p>
          </table:table-cell>
          <table:table-cell office:value-type="float" office:value="1.57311896504222E+018" calcext:value-type="float">
            <text:p>1.57311896504222E+018</text:p>
          </table:table-cell>
          <table:table-cell/>
          <table:table-cell office:value-type="float" office:value="0.0174000002444" calcext:value-type="float">
            <text:p>0.0174000002</text:p>
          </table:table-cell>
          <table:table-cell table:style-name="Default" office:value-type="float" office:value="0.0168999992311" calcext:value-type="float">
            <text:p>0.0168999992</text:p>
          </table:table-cell>
          <table:table-cell table:style-name="Default" office:value-type="float" office:value="0.00418000016361" calcext:value-type="float">
            <text:p>0.0041800002</text:p>
          </table:table-cell>
          <table:table-cell table:style-name="Default" office:value-type="float" office:value="0.000560000014957" calcext:value-type="float">
            <text:p>0.00056</text:p>
          </table:table-cell>
        </table:table-row>
        <table:table-row table:style-name="ro1">
          <table:table-cell table:formula="of:=([.D150]-1.57311895611143E+018)*0.000000001" office:value-type="float" office:value="8.983099904" calcext:value-type="float">
            <text:p>8.983099904</text:p>
          </table:table-cell>
          <table:table-cell office:value-type="float" office:value="1.57311896514776E+018" calcext:value-type="float">
            <text:p>1.57311896514776E+018</text:p>
          </table:table-cell>
          <table:table-cell office:value-type="float" office:value="149" calcext:value-type="float">
            <text:p>149</text:p>
          </table:table-cell>
          <table:table-cell office:value-type="float" office:value="1.57311896509453E+018" calcext:value-type="float">
            <text:p>1.57311896509453E+018</text:p>
          </table:table-cell>
          <table:table-cell/>
          <table:table-cell table:style-name="Default" office:value-type="float" office:value="0.0460585430264" calcext:value-type="float">
            <text:p>0.046058543</text:p>
          </table:table-cell>
          <table:table-cell table:style-name="Default" office:value-type="float" office:value="0.00688014179468" calcext:value-type="float">
            <text:p>0.0068801418</text:p>
          </table:table-cell>
          <table:table-cell table:style-name="Default" office:value-type="float" office:value="0.034485232085" calcext:value-type="float">
            <text:p>0.0344852321</text:p>
          </table:table-cell>
          <table:table-cell table:number-columns-repeated="2"/>
          <table:table-cell office:value-type="float" office:value="1.5731189651484E+018" calcext:value-type="float">
            <text:p>1.5731189651484E+018</text:p>
          </table:table-cell>
          <table:table-cell office:value-type="float" office:value="393" calcext:value-type="float">
            <text:p>393</text:p>
          </table:table-cell>
          <table:table-cell office:value-type="float" office:value="1.57311896509453E+018" calcext:value-type="float">
            <text:p>1.57311896509453E+018</text:p>
          </table:table-cell>
          <table:table-cell/>
          <table:table-cell office:value-type="float" office:value="0.0337999984622" calcext:value-type="float">
            <text:p>0.0337999985</text:p>
          </table:table-cell>
          <table:table-cell table:style-name="Default" office:value-type="float" office:value="0.0320600010455" calcext:value-type="float">
            <text:p>0.032060001</text:p>
          </table:table-cell>
          <table:table-cell table:style-name="Default" office:value-type="float" office:value="0.0107399998233" calcext:value-type="float">
            <text:p>0.0107399998</text:p>
          </table:table-cell>
          <table:table-cell office:value-type="float" office:value="-0.0000499999987369" calcext:value-type="float">
            <text:p>-5.00E-05</text:p>
          </table:table-cell>
        </table:table-row>
        <table:table-row table:style-name="ro1">
          <table:table-cell table:formula="of:=([.D151]-1.57311895611143E+018)*0.000000001" office:value-type="float" office:value="9.036974848" calcext:value-type="float">
            <text:p>9.036974848</text:p>
          </table:table-cell>
          <table:table-cell office:value-type="float" office:value="1.57311896520173E+018" calcext:value-type="float">
            <text:p>1.57311896520173E+018</text:p>
          </table:table-cell>
          <table:table-cell office:value-type="float" office:value="150" calcext:value-type="float">
            <text:p>150</text:p>
          </table:table-cell>
          <table:table-cell office:value-type="float" office:value="1.5731189651484E+018" calcext:value-type="float">
            <text:p>1.5731189651484E+018</text:p>
          </table:table-cell>
          <table:table-cell/>
          <table:table-cell table:style-name="Default" office:value-type="float" office:value="0.0265535209328" calcext:value-type="float">
            <text:p>0.0265535209</text:p>
          </table:table-cell>
          <table:table-cell table:style-name="Default" office:value-type="float" office:value="0.00337793165818" calcext:value-type="float">
            <text:p>0.0033779317</text:p>
          </table:table-cell>
          <table:table-cell table:style-name="Default" office:value-type="float" office:value="0.0252965111285" calcext:value-type="float">
            <text:p>0.0252965111</text:p>
          </table:table-cell>
          <table:table-cell table:number-columns-repeated="2"/>
          <table:table-cell office:value-type="float" office:value="1.57311896520244E+018" calcext:value-type="float">
            <text:p>1.57311896520244E+018</text:p>
          </table:table-cell>
          <table:table-cell office:value-type="float" office:value="394" calcext:value-type="float">
            <text:p>394</text:p>
          </table:table-cell>
          <table:table-cell office:value-type="float" office:value="1.5731189651484E+018" calcext:value-type="float">
            <text:p>1.5731189651484E+018</text:p>
          </table:table-cell>
          <table:table-cell/>
          <table:table-cell office:value-type="float" office:value="0.0344999991357" calcext:value-type="float">
            <text:p>0.0344999991</text:p>
          </table:table-cell>
          <table:table-cell table:style-name="Default" office:value-type="float" office:value="0.0325599983335" calcext:value-type="float">
            <text:p>0.0325599983</text:p>
          </table:table-cell>
          <table:table-cell table:style-name="Default" office:value-type="float" office:value="0.0114000001922" calcext:value-type="float">
            <text:p>0.0114000002</text:p>
          </table:table-cell>
          <table:table-cell office:value-type="float" office:value="0.0000599999984843" calcext:value-type="float">
            <text:p>6.00E-05</text:p>
          </table:table-cell>
        </table:table-row>
        <table:table-row table:style-name="ro1">
          <table:table-cell table:formula="of:=([.D152]-1.57311895611143E+018)*0.000000001" office:value-type="float" office:value="9.091085056" calcext:value-type="float">
            <text:p>9.091085056</text:p>
          </table:table-cell>
          <table:table-cell office:value-type="float" office:value="1.57311896525613E+018" calcext:value-type="float">
            <text:p>1.57311896525613E+018</text:p>
          </table:table-cell>
          <table:table-cell office:value-type="float" office:value="151" calcext:value-type="float">
            <text:p>151</text:p>
          </table:table-cell>
          <table:table-cell office:value-type="float" office:value="1.57311896520251E+018" calcext:value-type="float">
            <text:p>1.57311896520251E+018</text:p>
          </table:table-cell>
          <table:table-cell/>
          <table:table-cell table:style-name="Default" office:value-type="float" office:value="0.0584071539342" calcext:value-type="float">
            <text:p>0.0584071539</text:p>
          </table:table-cell>
          <table:table-cell table:style-name="Default" office:value-type="float" office:value="0.0119201457128" calcext:value-type="float">
            <text:p>0.0119201457</text:p>
          </table:table-cell>
          <table:table-cell table:style-name="Default" office:value-type="float" office:value="0.0445113666356" calcext:value-type="float">
            <text:p>0.0445113666</text:p>
          </table:table-cell>
          <table:table-cell table:number-columns-repeated="2"/>
          <table:table-cell office:value-type="float" office:value="1.5731189652565E+018" calcext:value-type="float">
            <text:p>1.5731189652565E+018</text:p>
          </table:table-cell>
          <table:table-cell office:value-type="float" office:value="395" calcext:value-type="float">
            <text:p>395</text:p>
          </table:table-cell>
          <table:table-cell office:value-type="float" office:value="1.57311896520251E+018" calcext:value-type="float">
            <text:p>1.57311896520251E+018</text:p>
          </table:table-cell>
          <table:table-cell/>
          <table:table-cell office:value-type="float" office:value="0.0351999998093" calcext:value-type="float">
            <text:p>0.0351999998</text:p>
          </table:table-cell>
          <table:table-cell table:style-name="Default" office:value-type="float" office:value="0.0327700003982" calcext:value-type="float">
            <text:p>0.0327700004</text:p>
          </table:table-cell>
          <table:table-cell table:style-name="Default" office:value-type="float" office:value="0.0129199996591" calcext:value-type="float">
            <text:p>0.0129199997</text:p>
          </table:table-cell>
          <table:table-cell table:style-name="Default" office:value-type="float" office:value="0.000239999993937" calcext:value-type="float">
            <text:p>0.00024</text:p>
          </table:table-cell>
        </table:table-row>
        <table:table-row table:style-name="ro1">
          <table:table-cell table:formula="of:=([.D153]-1.57311895611143E+018)*0.000000001" office:value-type="float" office:value="9.145172736" calcext:value-type="float">
            <text:p>9.145172736</text:p>
          </table:table-cell>
          <table:table-cell office:value-type="float" office:value="1.57311896530994E+018" calcext:value-type="float">
            <text:p>1.57311896530994E+018</text:p>
          </table:table-cell>
          <table:table-cell office:value-type="float" office:value="152" calcext:value-type="float">
            <text:p>152</text:p>
          </table:table-cell>
          <table:table-cell office:value-type="float" office:value="1.5731189652566E+018" calcext:value-type="float">
            <text:p>1.5731189652566E+018</text:p>
          </table:table-cell>
          <table:table-cell/>
          <table:table-cell table:style-name="Default" office:value-type="float" office:value="0.0321929082274" calcext:value-type="float">
            <text:p>0.0321929082</text:p>
          </table:table-cell>
          <table:table-cell table:style-name="Default" office:value-type="float" office:value="0.00546703999862" calcext:value-type="float">
            <text:p>0.00546704</text:p>
          </table:table-cell>
          <table:table-cell table:style-name="Default" office:value-type="float" office:value="0.0280820261687" calcext:value-type="float">
            <text:p>0.0280820262</text:p>
          </table:table-cell>
          <table:table-cell table:number-columns-repeated="2"/>
          <table:table-cell office:value-type="float" office:value="1.57311896531113E+018" calcext:value-type="float">
            <text:p>1.57311896531113E+018</text:p>
          </table:table-cell>
          <table:table-cell office:value-type="float" office:value="396" calcext:value-type="float">
            <text:p>396</text:p>
          </table:table-cell>
          <table:table-cell office:value-type="float" office:value="1.5731189652566E+018" calcext:value-type="float">
            <text:p>1.5731189652566E+018</text:p>
          </table:table-cell>
          <table:table-cell/>
          <table:table-cell office:value-type="float" office:value="0.0348000004888" calcext:value-type="float">
            <text:p>0.0348000005</text:p>
          </table:table-cell>
          <table:table-cell table:style-name="Default" office:value-type="float" office:value="0.032120000571" calcext:value-type="float">
            <text:p>0.0321200006</text:p>
          </table:table-cell>
          <table:table-cell table:style-name="Default" office:value-type="float" office:value="0.0132900001481" calcext:value-type="float">
            <text:p>0.0132900001</text:p>
          </table:table-cell>
          <table:table-cell table:style-name="Default" office:value-type="float" office:value="0.000289999996312" calcext:value-type="float">
            <text:p>0.00029</text:p>
          </table:table-cell>
        </table:table-row>
        <table:table-row table:style-name="ro1">
          <table:table-cell table:formula="of:=([.D154]-1.57311895611143E+018)*0.000000001" office:value-type="float" office:value="9.198866688" calcext:value-type="float">
            <text:p>9.198866688</text:p>
          </table:table-cell>
          <table:table-cell office:value-type="float" office:value="1.57311896536399E+018" calcext:value-type="float">
            <text:p>1.57311896536399E+018</text:p>
          </table:table-cell>
          <table:table-cell office:value-type="float" office:value="153" calcext:value-type="float">
            <text:p>153</text:p>
          </table:table-cell>
          <table:table-cell office:value-type="float" office:value="1.57311896531029E+018" calcext:value-type="float">
            <text:p>1.57311896531029E+018</text:p>
          </table:table-cell>
          <table:table-cell/>
          <table:table-cell table:style-name="Default" office:value-type="float" office:value="0.0236213188618" calcext:value-type="float">
            <text:p>0.0236213189</text:p>
          </table:table-cell>
          <table:table-cell table:style-name="Default" office:value-type="float" office:value="0.00660937931389" calcext:value-type="float">
            <text:p>0.0066093793</text:p>
          </table:table-cell>
          <table:table-cell table:style-name="Default" office:value-type="float" office:value="0.0186078473926" calcext:value-type="float">
            <text:p>0.0186078474</text:p>
          </table:table-cell>
          <table:table-cell table:number-columns-repeated="2"/>
          <table:table-cell office:value-type="float" office:value="1.57311896536477E+018" calcext:value-type="float">
            <text:p>1.57311896536477E+018</text:p>
          </table:table-cell>
          <table:table-cell office:value-type="float" office:value="397" calcext:value-type="float">
            <text:p>397</text:p>
          </table:table-cell>
          <table:table-cell office:value-type="float" office:value="1.57311896531029E+018" calcext:value-type="float">
            <text:p>1.57311896531029E+018</text:p>
          </table:table-cell>
          <table:table-cell/>
          <table:table-cell office:value-type="float" office:value="0.0326000005007" calcext:value-type="float">
            <text:p>0.0326000005</text:p>
          </table:table-cell>
          <table:table-cell table:style-name="Default" office:value-type="float" office:value="0.0298999994993" calcext:value-type="float">
            <text:p>0.0298999995</text:p>
          </table:table-cell>
          <table:table-cell table:style-name="Default" office:value-type="float" office:value="0.0129399998114" calcext:value-type="float">
            <text:p>0.0129399998</text:p>
          </table:table-cell>
          <table:table-cell table:style-name="Default" office:value-type="float" office:value="-0.000220000001718" calcext:value-type="float">
            <text:p>-0.00022</text:p>
          </table:table-cell>
        </table:table-row>
        <table:table-row table:style-name="ro1">
          <table:table-cell table:formula="of:=([.D155]-1.57311895611143E+018)*0.000000001" office:value-type="float" office:value="9.252600832" calcext:value-type="float">
            <text:p>9.252600832</text:p>
          </table:table-cell>
          <table:table-cell office:value-type="float" office:value="1.5731189654171E+018" calcext:value-type="float">
            <text:p>1.5731189654171E+018</text:p>
          </table:table-cell>
          <table:table-cell office:value-type="float" office:value="154" calcext:value-type="float">
            <text:p>154</text:p>
          </table:table-cell>
          <table:table-cell office:value-type="float" office:value="1.57311896536403E+018" calcext:value-type="float">
            <text:p>1.57311896536403E+018</text:p>
          </table:table-cell>
          <table:table-cell/>
          <table:table-cell table:style-name="Default" office:value-type="float" office:value="0.0453820824623" calcext:value-type="float">
            <text:p>0.0453820825</text:p>
          </table:table-cell>
          <table:table-cell table:style-name="Default" office:value-type="float" office:value="0.0108564598486" calcext:value-type="float">
            <text:p>0.0108564598</text:p>
          </table:table-cell>
          <table:table-cell table:style-name="Default" office:value-type="float" office:value="0.0340958870947" calcext:value-type="float">
            <text:p>0.0340958871</text:p>
          </table:table-cell>
          <table:table-cell table:number-columns-repeated="2"/>
          <table:table-cell office:value-type="float" office:value="1.57311896541815E+018" calcext:value-type="float">
            <text:p>1.57311896541815E+018</text:p>
          </table:table-cell>
          <table:table-cell office:value-type="float" office:value="398" calcext:value-type="float">
            <text:p>398</text:p>
          </table:table-cell>
          <table:table-cell office:value-type="float" office:value="1.57311896536403E+018" calcext:value-type="float">
            <text:p>1.57311896536403E+018</text:p>
          </table:table-cell>
          <table:table-cell/>
          <table:table-cell office:value-type="float" office:value="0.0346000008285" calcext:value-type="float">
            <text:p>0.0346000008</text:p>
          </table:table-cell>
          <table:table-cell table:style-name="Default" office:value-type="float" office:value="0.0315600000322" calcext:value-type="float">
            <text:p>0.03156</text:p>
          </table:table-cell>
          <table:table-cell table:style-name="Default" office:value-type="float" office:value="0.0142799997702" calcext:value-type="float">
            <text:p>0.0142799998</text:p>
          </table:table-cell>
          <table:table-cell table:style-name="Default" office:value-type="float" office:value="0.00034999998752" calcext:value-type="float">
            <text:p>0.00035</text:p>
          </table:table-cell>
        </table:table-row>
        <table:table-row table:style-name="ro1">
          <table:table-cell table:formula="of:=([.D156]-1.57311895611143E+018)*0.000000001" office:value-type="float" office:value="9.306831872" calcext:value-type="float">
            <text:p>9.306831872</text:p>
          </table:table-cell>
          <table:table-cell office:value-type="float" office:value="1.57311896552164E+018" calcext:value-type="float">
            <text:p>1.57311896552164E+018</text:p>
          </table:table-cell>
          <table:table-cell office:value-type="float" office:value="155" calcext:value-type="float">
            <text:p>155</text:p>
          </table:table-cell>
          <table:table-cell office:value-type="float" office:value="1.57311896541826E+018" calcext:value-type="float">
            <text:p>1.57311896541826E+018</text:p>
          </table:table-cell>
          <table:table-cell/>
          <table:table-cell table:style-name="Default" office:value-type="float" office:value="0.0448729805648" calcext:value-type="float">
            <text:p>0.0448729806</text:p>
          </table:table-cell>
          <table:table-cell table:style-name="Default" office:value-type="float" office:value="0.0120750432834" calcext:value-type="float">
            <text:p>0.0120750433</text:p>
          </table:table-cell>
          <table:table-cell table:style-name="Default" office:value-type="float" office:value="0.0348269455135" calcext:value-type="float">
            <text:p>0.0348269455</text:p>
          </table:table-cell>
          <table:table-cell table:number-columns-repeated="2"/>
          <table:table-cell office:value-type="float" office:value="1.57311896552226E+018" calcext:value-type="float">
            <text:p>1.57311896552226E+018</text:p>
          </table:table-cell>
          <table:table-cell office:value-type="float" office:value="399" calcext:value-type="float">
            <text:p>399</text:p>
          </table:table-cell>
          <table:table-cell office:value-type="float" office:value="1.57311896541826E+018" calcext:value-type="float">
            <text:p>1.57311896541826E+018</text:p>
          </table:table-cell>
          <table:table-cell/>
          <table:table-cell office:value-type="float" office:value="0.034200001508" calcext:value-type="float">
            <text:p>0.0342000015</text:p>
          </table:table-cell>
          <table:table-cell table:style-name="Default" office:value-type="float" office:value="0.0309599991888" calcext:value-type="float">
            <text:p>0.0309599992</text:p>
          </table:table-cell>
          <table:table-cell table:style-name="Default" office:value-type="float" office:value="0.0144800003618" calcext:value-type="float">
            <text:p>0.0144800004</text:p>
          </table:table-cell>
          <table:table-cell table:style-name="Default" office:value-type="float" office:value="-0.000300000014249" calcext:value-type="float">
            <text:p>-0.0003</text:p>
          </table:table-cell>
        </table:table-row>
        <table:table-row table:style-name="ro1">
          <table:table-cell table:formula="of:=([.D157]-1.57311895611143E+018)*0.000000001" office:value-type="float" office:value="9.411113984" calcext:value-type="float">
            <text:p>9.411113984</text:p>
          </table:table-cell>
          <table:table-cell office:value-type="float" office:value="1.57311896557607E+018" calcext:value-type="float">
            <text:p>1.57311896557607E+018</text:p>
          </table:table-cell>
          <table:table-cell office:value-type="float" office:value="156" calcext:value-type="float">
            <text:p>156</text:p>
          </table:table-cell>
          <table:table-cell office:value-type="float" office:value="1.57311896552254E+018" calcext:value-type="float">
            <text:p>1.57311896552254E+018</text:p>
          </table:table-cell>
          <table:table-cell/>
          <table:table-cell table:style-name="Default" office:value-type="float" office:value="0.0504161082208" calcext:value-type="float">
            <text:p>0.0504161082</text:p>
          </table:table-cell>
          <table:table-cell table:style-name="Default" office:value-type="float" office:value="0.016568787396" calcext:value-type="float">
            <text:p>0.0165687874</text:p>
          </table:table-cell>
          <table:table-cell table:style-name="Default" office:value-type="float" office:value="0.0392494015396" calcext:value-type="float">
            <text:p>0.0392494015</text:p>
          </table:table-cell>
          <table:table-cell table:number-columns-repeated="2"/>
          <table:table-cell office:value-type="float" office:value="1.57311896557654E+018" calcext:value-type="float">
            <text:p>1.57311896557654E+018</text:p>
          </table:table-cell>
          <table:table-cell office:value-type="float" office:value="400" calcext:value-type="float">
            <text:p>400</text:p>
          </table:table-cell>
          <table:table-cell office:value-type="float" office:value="1.57311896552254E+018" calcext:value-type="float">
            <text:p>1.57311896552254E+018</text:p>
          </table:table-cell>
          <table:table-cell/>
          <table:table-cell office:value-type="float" office:value="0.0355999991298" calcext:value-type="float">
            <text:p>0.0355999991</text:p>
          </table:table-cell>
          <table:table-cell table:style-name="Default" office:value-type="float" office:value="0.0318100005388" calcext:value-type="float">
            <text:p>0.0318100005</text:p>
          </table:table-cell>
          <table:table-cell table:style-name="Default" office:value-type="float" office:value="0.0160900000483" calcext:value-type="float">
            <text:p>0.01609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formula="of:=([.D158]-1.57311895611143E+018)*0.000000001" office:value-type="float" office:value="9.465370112" calcext:value-type="float">
            <text:p>9.465370112</text:p>
          </table:table-cell>
          <table:table-cell office:value-type="float" office:value="1.57311896563008E+018" calcext:value-type="float">
            <text:p>1.57311896563008E+018</text:p>
          </table:table-cell>
          <table:table-cell office:value-type="float" office:value="157" calcext:value-type="float">
            <text:p>157</text:p>
          </table:table-cell>
          <table:table-cell office:value-type="float" office:value="1.5731189655768E+018" calcext:value-type="float">
            <text:p>1.5731189655768E+018</text:p>
          </table:table-cell>
          <table:table-cell/>
          <table:table-cell table:style-name="Default" office:value-type="float" office:value="0.0500105135143" calcext:value-type="float">
            <text:p>0.0500105135</text:p>
          </table:table-cell>
          <table:table-cell table:style-name="Default" office:value-type="float" office:value="0.0172703266144" calcext:value-type="float">
            <text:p>0.0172703266</text:p>
          </table:table-cell>
          <table:table-cell table:style-name="Default" office:value-type="float" office:value="0.0395184792578" calcext:value-type="float">
            <text:p>0.0395184793</text:p>
          </table:table-cell>
          <table:table-cell table:number-columns-repeated="2"/>
          <table:table-cell office:value-type="float" office:value="1.57311896563086E+018" calcext:value-type="float">
            <text:p>1.57311896563086E+018</text:p>
          </table:table-cell>
          <table:table-cell office:value-type="float" office:value="401" calcext:value-type="float">
            <text:p>401</text:p>
          </table:table-cell>
          <table:table-cell office:value-type="float" office:value="1.5731189655768E+018" calcext:value-type="float">
            <text:p>1.5731189655768E+018</text:p>
          </table:table-cell>
          <table:table-cell/>
          <table:table-cell office:value-type="float" office:value="0.0379999987781" calcext:value-type="float">
            <text:p>0.0379999988</text:p>
          </table:table-cell>
          <table:table-cell table:style-name="Default" office:value-type="float" office:value="0.0336799994111" calcext:value-type="float">
            <text:p>0.0336799994</text:p>
          </table:table-cell>
          <table:table-cell table:style-name="Default" office:value-type="float" office:value="0.017689999193" calcext:value-type="float">
            <text:p>0.0176899992</text:p>
          </table:table-cell>
          <table:table-cell office:value-type="float" office:value="0.0000599999984843" calcext:value-type="float">
            <text:p>6.00E-05</text:p>
          </table:table-cell>
        </table:table-row>
        <table:table-row table:style-name="ro1">
          <table:table-cell table:formula="of:=([.D159]-1.57311895611143E+018)*0.000000001" office:value-type="float" office:value="9.519460096" calcext:value-type="float">
            <text:p>9.519460096</text:p>
          </table:table-cell>
          <table:table-cell office:value-type="float" office:value="1.57311896568448E+018" calcext:value-type="float">
            <text:p>1.57311896568448E+018</text:p>
          </table:table-cell>
          <table:table-cell office:value-type="float" office:value="158" calcext:value-type="float">
            <text:p>158</text:p>
          </table:table-cell>
          <table:table-cell office:value-type="float" office:value="1.57311896563089E+018" calcext:value-type="float">
            <text:p>1.57311896563089E+018</text:p>
          </table:table-cell>
          <table:table-cell/>
          <table:table-cell table:style-name="Default" office:value-type="float" office:value="0.0656789019704" calcext:value-type="float">
            <text:p>0.065678902</text:p>
          </table:table-cell>
          <table:table-cell table:style-name="Default" office:value-type="float" office:value="0.0251733884215" calcext:value-type="float">
            <text:p>0.0251733884</text:p>
          </table:table-cell>
          <table:table-cell table:style-name="Default" office:value-type="float" office:value="0.0511549785733" calcext:value-type="float">
            <text:p>0.0511549786</text:p>
          </table:table-cell>
          <table:table-cell table:number-columns-repeated="2"/>
          <table:table-cell office:value-type="float" office:value="1.57311896568578E+018" calcext:value-type="float">
            <text:p>1.57311896568578E+018</text:p>
          </table:table-cell>
          <table:table-cell office:value-type="float" office:value="402" calcext:value-type="float">
            <text:p>402</text:p>
          </table:table-cell>
          <table:table-cell office:value-type="float" office:value="1.57311896563089E+018" calcext:value-type="float">
            <text:p>1.57311896563089E+018</text:p>
          </table:table-cell>
          <table:table-cell/>
          <table:table-cell office:value-type="float" office:value="0.0401000007987" calcext:value-type="float">
            <text:p>0.0401000008</text:p>
          </table:table-cell>
          <table:table-cell table:style-name="Default" office:value-type="float" office:value="0.0349100008607" calcext:value-type="float">
            <text:p>0.0349100009</text:p>
          </table:table-cell>
          <table:table-cell table:style-name="Default" office:value-type="float" office:value="0.0197999998927" calcext:value-type="float">
            <text:p>0.0197999999</text:p>
          </table:table-cell>
          <table:table-cell table:style-name="Default" office:value-type="float" office:value="-0.000190000006114" calcext:value-type="float">
            <text:p>-0.00019</text:p>
          </table:table-cell>
        </table:table-row>
        <table:table-row table:style-name="ro1">
          <table:table-cell table:formula="of:=([.D160]-1.57311895611143E+018)*0.000000001" office:value-type="float" office:value="9.573725184" calcext:value-type="float">
            <text:p>9.573725184</text:p>
          </table:table-cell>
          <table:table-cell office:value-type="float" office:value="1.57311896573882E+018" calcext:value-type="float">
            <text:p>1.57311896573882E+018</text:p>
          </table:table-cell>
          <table:table-cell office:value-type="float" office:value="159" calcext:value-type="float">
            <text:p>159</text:p>
          </table:table-cell>
          <table:table-cell office:value-type="float" office:value="1.57311896568515E+018" calcext:value-type="float">
            <text:p>1.57311896568515E+018</text:p>
          </table:table-cell>
          <table:table-cell/>
          <table:table-cell table:style-name="Default" office:value-type="float" office:value="0.053034786135" calcext:value-type="float">
            <text:p>0.0530347861</text:p>
          </table:table-cell>
          <table:table-cell table:style-name="Default" office:value-type="float" office:value="0.0196741111577" calcext:value-type="float">
            <text:p>0.0196741112</text:p>
          </table:table-cell>
          <table:table-cell table:style-name="Default" office:value-type="float" office:value="0.0424228422344" calcext:value-type="float">
            <text:p>0.0424228422</text:p>
          </table:table-cell>
          <table:table-cell table:number-columns-repeated="2"/>
          <table:table-cell office:value-type="float" office:value="1.57311896573908E+018" calcext:value-type="float">
            <text:p>1.57311896573908E+018</text:p>
          </table:table-cell>
          <table:table-cell office:value-type="float" office:value="403" calcext:value-type="float">
            <text:p>403</text:p>
          </table:table-cell>
          <table:table-cell office:value-type="float" office:value="1.57311896568515E+018" calcext:value-type="float">
            <text:p>1.57311896568515E+018</text:p>
          </table:table-cell>
          <table:table-cell/>
          <table:table-cell office:value-type="float" office:value="0.0417999997735" calcext:value-type="float">
            <text:p>0.0417999998</text:p>
          </table:table-cell>
          <table:table-cell table:style-name="Default" office:value-type="float" office:value="0.0360100008547" calcext:value-type="float">
            <text:p>0.0360100009</text:p>
          </table:table-cell>
          <table:table-cell table:style-name="Default" office:value-type="float" office:value="0.0212900005281" calcext:value-type="float">
            <text:p>0.0212900005</text:p>
          </table:table-cell>
          <table:table-cell office:value-type="float" office:value="0.0000299999992421" calcext:value-type="float">
            <text:p>3.00E-05</text:p>
          </table:table-cell>
        </table:table-row>
        <table:table-row table:style-name="ro1">
          <table:table-cell table:formula="of:=([.D161]-1.57311895611143E+018)*0.000000001" office:value-type="float" office:value="9.627761664" calcext:value-type="float">
            <text:p>9.627761664</text:p>
          </table:table-cell>
          <table:table-cell office:value-type="float" office:value="1.57311896579307E+018" calcext:value-type="float">
            <text:p>1.57311896579307E+018</text:p>
          </table:table-cell>
          <table:table-cell office:value-type="float" office:value="160" calcext:value-type="float">
            <text:p>160</text:p>
          </table:table-cell>
          <table:table-cell office:value-type="float" office:value="1.57311896573919E+018" calcext:value-type="float">
            <text:p>1.57311896573919E+018</text:p>
          </table:table-cell>
          <table:table-cell/>
          <table:table-cell table:style-name="Default" office:value-type="float" office:value="0.0596162006259" calcext:value-type="float">
            <text:p>0.0596162006</text:p>
          </table:table-cell>
          <table:table-cell table:style-name="Default" office:value-type="float" office:value="0.0266434904188" calcext:value-type="float">
            <text:p>0.0266434904</text:p>
          </table:table-cell>
          <table:table-cell table:style-name="Default" office:value-type="float" office:value="0.0465216450393" calcext:value-type="float">
            <text:p>0.046521645</text:p>
          </table:table-cell>
          <table:table-cell table:number-columns-repeated="2"/>
          <table:table-cell office:value-type="float" office:value="1.5731189657933E+018" calcext:value-type="float">
            <text:p>1.5731189657933E+018</text:p>
          </table:table-cell>
          <table:table-cell office:value-type="float" office:value="404" calcext:value-type="float">
            <text:p>404</text:p>
          </table:table-cell>
          <table:table-cell office:value-type="float" office:value="1.57311896573919E+018" calcext:value-type="float">
            <text:p>1.57311896573919E+018</text:p>
          </table:table-cell>
          <table:table-cell/>
          <table:table-cell office:value-type="float" office:value="0.0445000007749" calcext:value-type="float">
            <text:p>0.0445000008</text:p>
          </table:table-cell>
          <table:table-cell table:style-name="Default" office:value-type="float" office:value="0.0380700007081" calcext:value-type="float">
            <text:p>0.0380700007</text:p>
          </table:table-cell>
          <table:table-cell table:style-name="Default" office:value-type="float" office:value="0.0230700001121" calcext:value-type="float">
            <text:p>0.0230700001</text:p>
          </table:table-cell>
          <table:table-cell office:value-type="float" office:value="0.0000299999992421" calcext:value-type="float">
            <text:p>3.00E-05</text:p>
          </table:table-cell>
        </table:table-row>
        <table:table-row table:style-name="ro1">
          <table:table-cell table:formula="of:=([.D162]-1.57311895611143E+018)*0.000000001" office:value-type="float" office:value="9.682136832" calcext:value-type="float">
            <text:p>9.682136832</text:p>
          </table:table-cell>
          <table:table-cell office:value-type="float" office:value="1.57311896584683E+018" calcext:value-type="float">
            <text:p>1.57311896584683E+018</text:p>
          </table:table-cell>
          <table:table-cell office:value-type="float" office:value="161" calcext:value-type="float">
            <text:p>161</text:p>
          </table:table-cell>
          <table:table-cell office:value-type="float" office:value="1.57311896579356E+018" calcext:value-type="float">
            <text:p>1.57311896579356E+018</text:p>
          </table:table-cell>
          <table:table-cell/>
          <table:table-cell table:style-name="Default" office:value-type="float" office:value="0.0674573853612" calcext:value-type="float">
            <text:p>0.0674573854</text:p>
          </table:table-cell>
          <table:table-cell table:style-name="Default" office:value-type="float" office:value="0.0301469415426" calcext:value-type="float">
            <text:p>0.0301469415</text:p>
          </table:table-cell>
          <table:table-cell table:style-name="Default" office:value-type="float" office:value="0.0517612956464" calcext:value-type="float">
            <text:p>0.0517612956</text:p>
          </table:table-cell>
          <table:table-cell table:number-columns-repeated="2"/>
          <table:table-cell office:value-type="float" office:value="1.57311896584745E+018" calcext:value-type="float">
            <text:p>1.57311896584745E+018</text:p>
          </table:table-cell>
          <table:table-cell office:value-type="float" office:value="405" calcext:value-type="float">
            <text:p>405</text:p>
          </table:table-cell>
          <table:table-cell office:value-type="float" office:value="1.57311896579356E+018" calcext:value-type="float">
            <text:p>1.57311896579356E+018</text:p>
          </table:table-cell>
          <table:table-cell/>
          <table:table-cell office:value-type="float" office:value="0.0465999990702" calcext:value-type="float">
            <text:p>0.0465999991</text:p>
          </table:table-cell>
          <table:table-cell table:style-name="Default" office:value-type="float" office:value="0.0392899997532" calcext:value-type="float">
            <text:p>0.0392899998</text:p>
          </table:table-cell>
          <table:table-cell table:style-name="Default" office:value-type="float" office:value="0.0249799992889" calcext:value-type="float">
            <text:p>0.0249799993</text:p>
          </table:table-cell>
          <table:table-cell table:style-name="Default" office:value-type="float" office:value="-0.000159999995958" calcext:value-type="float">
            <text:p>-0.00016</text:p>
          </table:table-cell>
        </table:table-row>
        <table:table-row table:style-name="ro1">
          <table:table-cell table:formula="of:=([.D163]-1.57311895611143E+018)*0.000000001" office:value-type="float" office:value="9.736343808" calcext:value-type="float">
            <text:p>9.736343808</text:p>
          </table:table-cell>
          <table:table-cell office:value-type="float" office:value="1.57311896589937E+018" calcext:value-type="float">
            <text:p>1.57311896589937E+018</text:p>
          </table:table-cell>
          <table:table-cell office:value-type="float" office:value="162" calcext:value-type="float">
            <text:p>162</text:p>
          </table:table-cell>
          <table:table-cell office:value-type="float" office:value="1.57311896584777E+018" calcext:value-type="float">
            <text:p>1.57311896584777E+018</text:p>
          </table:table-cell>
          <table:table-cell/>
          <table:table-cell table:style-name="Default" office:value-type="float" office:value="0.0397150740027" calcext:value-type="float">
            <text:p>0.039715074</text:p>
          </table:table-cell>
          <table:table-cell table:style-name="Default" office:value-type="float" office:value="0.0149833355099" calcext:value-type="float">
            <text:p>0.0149833355</text:p>
          </table:table-cell>
          <table:table-cell table:style-name="Default" office:value-type="float" office:value="0.030818913132" calcext:value-type="float">
            <text:p>0.0308189131</text:p>
          </table:table-cell>
          <table:table-cell table:number-columns-repeated="2"/>
          <table:table-cell office:value-type="float" office:value="1.57311896589962E+018" calcext:value-type="float">
            <text:p>1.57311896589962E+018</text:p>
          </table:table-cell>
          <table:table-cell office:value-type="float" office:value="406" calcext:value-type="float">
            <text:p>406</text:p>
          </table:table-cell>
          <table:table-cell office:value-type="float" office:value="1.57311896584777E+018" calcext:value-type="float">
            <text:p>1.57311896584777E+018</text:p>
          </table:table-cell>
          <table:table-cell/>
          <table:table-cell office:value-type="float" office:value="0.0458000004292" calcext:value-type="float">
            <text:p>0.0458000004</text:p>
          </table:table-cell>
          <table:table-cell table:style-name="Default" office:value-type="float" office:value="0.0384999997914" calcext:value-type="float">
            <text:p>0.0384999998</text:p>
          </table:table-cell>
          <table:table-cell table:style-name="Default" office:value-type="float" office:value="0.0249000005424" calcext:value-type="float">
            <text:p>0.0249000005</text:p>
          </table:table-cell>
          <table:table-cell office:value-type="float" office:value="-0.0000900000013644" calcext:value-type="float">
            <text:p>-9.00E-05</text:p>
          </table:table-cell>
        </table:table-row>
        <table:table-row table:style-name="ro1">
          <table:table-cell table:formula="of:=([.D164]-1.57311895611143E+018)*0.000000001" office:value-type="float" office:value="9.788255744" calcext:value-type="float">
            <text:p>9.788255744</text:p>
          </table:table-cell>
          <table:table-cell office:value-type="float" office:value="1.57311896595284E+018" calcext:value-type="float">
            <text:p>1.57311896595284E+018</text:p>
          </table:table-cell>
          <table:table-cell office:value-type="float" office:value="163" calcext:value-type="float">
            <text:p>163</text:p>
          </table:table-cell>
          <table:table-cell office:value-type="float" office:value="1.57311896589968E+018" calcext:value-type="float">
            <text:p>1.57311896589968E+018</text:p>
          </table:table-cell>
          <table:table-cell/>
          <table:table-cell table:style-name="Default" office:value-type="float" office:value="0.0293108168989" calcext:value-type="float">
            <text:p>0.0293108169</text:p>
          </table:table-cell>
          <table:table-cell table:style-name="Default" office:value-type="float" office:value="0.0146275637671" calcext:value-type="float">
            <text:p>0.0146275638</text:p>
          </table:table-cell>
          <table:table-cell table:style-name="Default" office:value-type="float" office:value="0.0242048930377" calcext:value-type="float">
            <text:p>0.024204893</text:p>
          </table:table-cell>
          <table:table-cell table:number-columns-repeated="2"/>
          <table:table-cell office:value-type="float" office:value="1.57311896595335E+018" calcext:value-type="float">
            <text:p>1.57311896595335E+018</text:p>
          </table:table-cell>
          <table:table-cell office:value-type="float" office:value="407" calcext:value-type="float">
            <text:p>407</text:p>
          </table:table-cell>
          <table:table-cell office:value-type="float" office:value="1.57311896589968E+018" calcext:value-type="float">
            <text:p>1.57311896589968E+018</text:p>
          </table:table-cell>
          <table:table-cell/>
          <table:table-cell office:value-type="float" office:value="0.0472000017762" calcext:value-type="float">
            <text:p>0.0472000018</text:p>
          </table:table-cell>
          <table:table-cell table:style-name="Default" office:value-type="float" office:value="0.0393700003624" calcext:value-type="float">
            <text:p>0.0393700004</text:p>
          </table:table-cell>
          <table:table-cell table:style-name="Default" office:value-type="float" office:value="0.0260300002992" calcext:value-type="float">
            <text:p>0.0260300003</text:p>
          </table:table-cell>
          <table:table-cell office:value-type="float" office:value="0.0000399999989895" calcext:value-type="float">
            <text:p>4.00E-05</text:p>
          </table:table-cell>
        </table:table-row>
        <table:table-row table:style-name="ro1">
          <table:table-cell table:formula="of:=([.D165]-1.57311895611143E+018)*0.000000001" office:value-type="float" office:value="9.841860096" calcext:value-type="float">
            <text:p>9.841860096</text:p>
          </table:table-cell>
          <table:table-cell office:value-type="float" office:value="1.57311896600575E+018" calcext:value-type="float">
            <text:p>1.57311896600575E+018</text:p>
          </table:table-cell>
          <table:table-cell office:value-type="float" office:value="164" calcext:value-type="float">
            <text:p>164</text:p>
          </table:table-cell>
          <table:table-cell office:value-type="float" office:value="1.57311896595329E+018" calcext:value-type="float">
            <text:p>1.57311896595329E+018</text:p>
          </table:table-cell>
          <table:table-cell/>
          <table:table-cell table:style-name="Default" office:value-type="float" office:value="0.0516254752874" calcext:value-type="float">
            <text:p>0.0516254753</text:p>
          </table:table-cell>
          <table:table-cell table:style-name="Default" office:value-type="float" office:value="0.0248967818916" calcext:value-type="float">
            <text:p>0.0248967819</text:p>
          </table:table-cell>
          <table:table-cell table:style-name="Default" office:value-type="float" office:value="0.0398783236742" calcext:value-type="float">
            <text:p>0.0398783237</text:p>
          </table:table-cell>
          <table:table-cell table:number-columns-repeated="2"/>
          <table:table-cell office:value-type="float" office:value="1.57311896600607E+018" calcext:value-type="float">
            <text:p>1.57311896600607E+018</text:p>
          </table:table-cell>
          <table:table-cell office:value-type="float" office:value="408" calcext:value-type="float">
            <text:p>408</text:p>
          </table:table-cell>
          <table:table-cell office:value-type="float" office:value="1.57311896595329E+018" calcext:value-type="float">
            <text:p>1.57311896595329E+018</text:p>
          </table:table-cell>
          <table:table-cell/>
          <table:table-cell office:value-type="float" office:value="0.0485000014305" calcext:value-type="float">
            <text:p>0.0485000014</text:p>
          </table:table-cell>
          <table:table-cell table:style-name="Default" office:value-type="float" office:value="0.0399099998176" calcext:value-type="float">
            <text:p>0.0399099998</text:p>
          </table:table-cell>
          <table:table-cell table:style-name="Default" office:value-type="float" office:value="0.0275400001556" calcext:value-type="float">
            <text:p>0.0275400002</text:p>
          </table:table-cell>
          <table:table-cell office:value-type="float" office:value="0.0000299999992421" calcext:value-type="float">
            <text:p>3.00E-05</text:p>
          </table:table-cell>
        </table:table-row>
        <table:table-row table:style-name="ro1">
          <table:table-cell table:formula="of:=([.D166]-1.57311895611143E+018)*0.000000001" office:value-type="float" office:value="9.89487616" calcext:value-type="float">
            <text:p>9.89487616</text:p>
          </table:table-cell>
          <table:table-cell office:value-type="float" office:value="1.57311896605987E+018" calcext:value-type="float">
            <text:p>1.57311896605987E+018</text:p>
          </table:table-cell>
          <table:table-cell office:value-type="float" office:value="165" calcext:value-type="float">
            <text:p>165</text:p>
          </table:table-cell>
          <table:table-cell office:value-type="float" office:value="1.5731189660063E+018" calcext:value-type="float">
            <text:p>1.5731189660063E+018</text:p>
          </table:table-cell>
          <table:table-cell/>
          <table:table-cell table:style-name="Default" office:value-type="float" office:value="0.0351652354002" calcext:value-type="float">
            <text:p>0.0351652354</text:p>
          </table:table-cell>
          <table:table-cell table:style-name="Default" office:value-type="float" office:value="0.013378277421" calcext:value-type="float">
            <text:p>0.0133782774</text:p>
          </table:table-cell>
          <table:table-cell table:style-name="Default" office:value-type="float" office:value="0.0257090181112" calcext:value-type="float">
            <text:p>0.0257090181</text:p>
          </table:table-cell>
          <table:table-cell table:number-columns-repeated="2"/>
          <table:table-cell office:value-type="float" office:value="1.57311896606134E+018" calcext:value-type="float">
            <text:p>1.57311896606134E+018</text:p>
          </table:table-cell>
          <table:table-cell office:value-type="float" office:value="409" calcext:value-type="float">
            <text:p>409</text:p>
          </table:table-cell>
          <table:table-cell office:value-type="float" office:value="1.5731189660063E+018" calcext:value-type="float">
            <text:p>1.5731189660063E+018</text:p>
          </table:table-cell>
          <table:table-cell/>
          <table:table-cell office:value-type="float" office:value="0.0465000011027" calcext:value-type="float">
            <text:p>0.0465000011</text:p>
          </table:table-cell>
          <table:table-cell table:style-name="Default" office:value-type="float" office:value="0.0381399989128" calcext:value-type="float">
            <text:p>0.0381399989</text:p>
          </table:table-cell>
          <table:table-cell table:style-name="Default" office:value-type="float" office:value="0.0265200007707" calcext:value-type="float">
            <text:p>0.0265200008</text:p>
          </table:table-cell>
          <table:table-cell office:value-type="float" office:value="-0.0000599999984843" calcext:value-type="float">
            <text:p>-6.00E-05</text:p>
          </table:table-cell>
        </table:table-row>
        <table:table-row table:style-name="ro1">
          <table:table-cell table:formula="of:=([.D167]-1.57311895611143E+018)*0.000000001" office:value-type="float" office:value="9.949107968" calcext:value-type="float">
            <text:p>9.949107968</text:p>
          </table:table-cell>
          <table:table-cell office:value-type="float" office:value="1.57311896611416E+018" calcext:value-type="float">
            <text:p>1.57311896611416E+018</text:p>
          </table:table-cell>
          <table:table-cell office:value-type="float" office:value="166" calcext:value-type="float">
            <text:p>166</text:p>
          </table:table-cell>
          <table:table-cell office:value-type="float" office:value="1.57311896606053E+018" calcext:value-type="float">
            <text:p>1.57311896606053E+018</text:p>
          </table:table-cell>
          <table:table-cell/>
          <table:table-cell table:style-name="Default" office:value-type="float" office:value="0.0349868126214" calcext:value-type="float">
            <text:p>0.0349868126</text:p>
          </table:table-cell>
          <table:table-cell table:style-name="Default" office:value-type="float" office:value="0.0209909882396" calcext:value-type="float">
            <text:p>0.0209909882</text:p>
          </table:table-cell>
          <table:table-cell table:style-name="Default" office:value-type="float" office:value="0.0277746245265" calcext:value-type="float">
            <text:p>0.0277746245</text:p>
          </table:table-cell>
          <table:table-cell table:number-columns-repeated="2"/>
          <table:table-cell office:value-type="float" office:value="1.5731189661144E+018" calcext:value-type="float">
            <text:p>1.5731189661144E+018</text:p>
          </table:table-cell>
          <table:table-cell office:value-type="float" office:value="410" calcext:value-type="float">
            <text:p>410</text:p>
          </table:table-cell>
          <table:table-cell office:value-type="float" office:value="1.57311896606053E+018" calcext:value-type="float">
            <text:p>1.57311896606053E+018</text:p>
          </table:table-cell>
          <table:table-cell/>
          <table:table-cell office:value-type="float" office:value="0.0476999990642" calcext:value-type="float">
            <text:p>0.0476999991</text:p>
          </table:table-cell>
          <table:table-cell table:style-name="Default" office:value-type="float" office:value="0.0385299995542" calcext:value-type="float">
            <text:p>0.0385299996</text:p>
          </table:table-cell>
          <table:table-cell table:style-name="Default" office:value-type="float" office:value="0.028069999069" calcext:value-type="float">
            <text:p>0.0280699991</text:p>
          </table:table-cell>
          <table:table-cell office:value-type="float" office:value="0.0000499999987369" calcext:value-type="float">
            <text:p>5.00E-05</text:p>
          </table:table-cell>
        </table:table-row>
        <table:table-row table:style-name="ro1">
          <table:table-cell table:formula="of:=([.D168]-1.57311895611143E+018)*0.000000001" office:value-type="float" office:value="10.0033152" calcext:value-type="float">
            <text:p>10.0033152</text:p>
          </table:table-cell>
          <table:table-cell office:value-type="float" office:value="1.57311896621846E+018" calcext:value-type="float">
            <text:p>1.57311896621846E+018</text:p>
          </table:table-cell>
          <table:table-cell office:value-type="float" office:value="167" calcext:value-type="float">
            <text:p>167</text:p>
          </table:table-cell>
          <table:table-cell office:value-type="float" office:value="1.57311896611474E+018" calcext:value-type="float">
            <text:p>1.57311896611474E+018</text:p>
          </table:table-cell>
          <table:table-cell/>
          <table:table-cell table:style-name="Default" office:value-type="float" office:value="0.0515643395483" calcext:value-type="float">
            <text:p>0.0515643395</text:p>
          </table:table-cell>
          <table:table-cell table:style-name="Default" office:value-type="float" office:value="0.0253218840808" calcext:value-type="float">
            <text:p>0.0253218841</text:p>
          </table:table-cell>
          <table:table-cell table:style-name="Default" office:value-type="float" office:value="0.0378868766129" calcext:value-type="float">
            <text:p>0.0378868766</text:p>
          </table:table-cell>
          <table:table-cell table:number-columns-repeated="2"/>
          <table:table-cell office:value-type="float" office:value="1.57311896622016E+018" calcext:value-type="float">
            <text:p>1.57311896622016E+018</text:p>
          </table:table-cell>
          <table:table-cell office:value-type="float" office:value="411" calcext:value-type="float">
            <text:p>411</text:p>
          </table:table-cell>
          <table:table-cell office:value-type="float" office:value="1.57311896611474E+018" calcext:value-type="float">
            <text:p>1.57311896611474E+018</text:p>
          </table:table-cell>
          <table:table-cell/>
          <table:table-cell office:value-type="float" office:value="0.0483000017703" calcext:value-type="float">
            <text:p>0.0483000018</text:p>
          </table:table-cell>
          <table:table-cell table:style-name="Default" office:value-type="float" office:value="0.0388199985027" calcext:value-type="float">
            <text:p>0.0388199985</text:p>
          </table:table-cell>
          <table:table-cell table:style-name="Default" office:value-type="float" office:value="0.028710000217" calcext:value-type="float">
            <text:p>0.0287100002</text:p>
          </table:table-cell>
          <table:table-cell office:value-type="float" office:value="0.0000900000013644" calcext:value-type="float">
            <text:p>9.00E-05</text:p>
          </table:table-cell>
        </table:table-row>
        <table:table-row table:style-name="ro1">
          <table:table-cell table:formula="of:=([.D169]-1.57311895611143E+018)*0.000000001" office:value-type="float" office:value="10.108881152" calcext:value-type="float">
            <text:p>10.108881152</text:p>
          </table:table-cell>
          <table:table-cell office:value-type="float" office:value="1.57311896627409E+018" calcext:value-type="float">
            <text:p>1.57311896627409E+018</text:p>
          </table:table-cell>
          <table:table-cell office:value-type="float" office:value="168" calcext:value-type="float">
            <text:p>168</text:p>
          </table:table-cell>
          <table:table-cell office:value-type="float" office:value="1.57311896622031E+018" calcext:value-type="float">
            <text:p>1.57311896622031E+018</text:p>
          </table:table-cell>
          <table:table-cell/>
          <table:table-cell table:style-name="Default" office:value-type="float" office:value="0.0414917990565" calcext:value-type="float">
            <text:p>0.0414917991</text:p>
          </table:table-cell>
          <table:table-cell table:style-name="Default" office:value-type="float" office:value="0.0260841455311" calcext:value-type="float">
            <text:p>0.0260841455</text:p>
          </table:table-cell>
          <table:table-cell table:style-name="Default" office:value-type="float" office:value="0.034011464566" calcext:value-type="float">
            <text:p>0.0340114646</text:p>
          </table:table-cell>
          <table:table-cell table:number-columns-repeated="2"/>
          <table:table-cell office:value-type="float" office:value="1.57311896627459E+018" calcext:value-type="float">
            <text:p>1.57311896627459E+018</text:p>
          </table:table-cell>
          <table:table-cell office:value-type="float" office:value="412" calcext:value-type="float">
            <text:p>412</text:p>
          </table:table-cell>
          <table:table-cell office:value-type="float" office:value="1.57311896622031E+018" calcext:value-type="float">
            <text:p>1.57311896622031E+018</text:p>
          </table:table-cell>
          <table:table-cell/>
          <table:table-cell office:value-type="float" office:value="0.0465999990702" calcext:value-type="float">
            <text:p>0.0465999991</text:p>
          </table:table-cell>
          <table:table-cell table:style-name="Default" office:value-type="float" office:value="0.036740001291" calcext:value-type="float">
            <text:p>0.0367400013</text:p>
          </table:table-cell>
          <table:table-cell table:style-name="Default" office:value-type="float" office:value="0.0286899991333" calcext:value-type="float">
            <text:p>0.0286899991</text:p>
          </table:table-cell>
          <table:table-cell office:value-type="float" office:value="-0.00000999999974738" calcext:value-type="float">
            <text:p>-1.00E-05</text:p>
          </table:table-cell>
        </table:table-row>
        <table:table-row table:style-name="ro1">
          <table:table-cell table:formula="of:=([.D170]-1.57311895611143E+018)*0.000000001" office:value-type="float" office:value="10.163326976" calcext:value-type="float">
            <text:p>10.163326976</text:p>
          </table:table-cell>
          <table:table-cell office:value-type="float" office:value="1.57311896632812E+018" calcext:value-type="float">
            <text:p>1.57311896632812E+018</text:p>
          </table:table-cell>
          <table:table-cell office:value-type="float" office:value="169" calcext:value-type="float">
            <text:p>169</text:p>
          </table:table-cell>
          <table:table-cell office:value-type="float" office:value="1.57311896627475E+018" calcext:value-type="float">
            <text:p>1.57311896627475E+018</text:p>
          </table:table-cell>
          <table:table-cell/>
          <table:table-cell table:style-name="Default" office:value-type="float" office:value="0.0302663259208" calcext:value-type="float">
            <text:p>0.0302663259</text:p>
          </table:table-cell>
          <table:table-cell table:style-name="Default" office:value-type="float" office:value="0.0146480314434" calcext:value-type="float">
            <text:p>0.0146480314</text:p>
          </table:table-cell>
          <table:table-cell table:style-name="Default" office:value-type="float" office:value="0.0220527481288" calcext:value-type="float">
            <text:p>0.0220527481</text:p>
          </table:table-cell>
          <table:table-cell table:number-columns-repeated="2"/>
          <table:table-cell office:value-type="float" office:value="1.57311896632873E+018" calcext:value-type="float">
            <text:p>1.57311896632873E+018</text:p>
          </table:table-cell>
          <table:table-cell office:value-type="float" office:value="413" calcext:value-type="float">
            <text:p>413</text:p>
          </table:table-cell>
          <table:table-cell office:value-type="float" office:value="1.57311896627475E+018" calcext:value-type="float">
            <text:p>1.57311896627475E+018</text:p>
          </table:table-cell>
          <table:table-cell/>
          <table:table-cell office:value-type="float" office:value="0.0434999987483" calcext:value-type="float">
            <text:p>0.0434999987</text:p>
          </table:table-cell>
          <table:table-cell table:style-name="Default" office:value-type="float" office:value="0.0343299992383" calcext:value-type="float">
            <text:p>0.0343299992</text:p>
          </table:table-cell>
          <table:table-cell table:style-name="Default" office:value-type="float" office:value="0.0267099998891" calcext:value-type="float">
            <text:p>0.0267099999</text:p>
          </table:table-cell>
          <table:table-cell table:style-name="Default" office:value-type="float" office:value="-0.000190000006114" calcext:value-type="float">
            <text:p>-0.00019</text:p>
          </table:table-cell>
        </table:table-row>
        <table:table-row table:style-name="ro1">
          <table:table-cell table:formula="of:=([.D171]-1.57311895611143E+018)*0.000000001" office:value-type="float" office:value="10.217664" calcext:value-type="float">
            <text:p>10.217664</text:p>
          </table:table-cell>
          <table:table-cell office:value-type="float" office:value="1.57311896638182E+018" calcext:value-type="float">
            <text:p>1.57311896638182E+018</text:p>
          </table:table-cell>
          <table:table-cell office:value-type="float" office:value="170" calcext:value-type="float">
            <text:p>170</text:p>
          </table:table-cell>
          <table:table-cell office:value-type="float" office:value="1.57311896632909E+018" calcext:value-type="float">
            <text:p>1.57311896632909E+018</text:p>
          </table:table-cell>
          <table:table-cell/>
          <table:table-cell table:style-name="Default" office:value-type="float" office:value="0.056461378932" calcext:value-type="float">
            <text:p>0.0564613789</text:p>
          </table:table-cell>
          <table:table-cell table:style-name="Default" office:value-type="float" office:value="0.0355945900083" calcext:value-type="float">
            <text:p>0.03559459</text:p>
          </table:table-cell>
          <table:table-cell table:style-name="Default" office:value-type="float" office:value="0.0455869212747" calcext:value-type="float">
            <text:p>0.0455869213</text:p>
          </table:table-cell>
          <table:table-cell table:number-columns-repeated="2"/>
          <table:table-cell office:value-type="float" office:value="1.57311896638205E+018" calcext:value-type="float">
            <text:p>1.57311896638205E+018</text:p>
          </table:table-cell>
          <table:table-cell office:value-type="float" office:value="414" calcext:value-type="float">
            <text:p>414</text:p>
          </table:table-cell>
          <table:table-cell office:value-type="float" office:value="1.57311896632909E+018" calcext:value-type="float">
            <text:p>1.57311896632909E+018</text:p>
          </table:table-cell>
          <table:table-cell/>
          <table:table-cell office:value-type="float" office:value="0.0452000014484" calcext:value-type="float">
            <text:p>0.0452000014</text:p>
          </table:table-cell>
          <table:table-cell table:style-name="Default" office:value-type="float" office:value="0.035229999572" calcext:value-type="float">
            <text:p>0.0352299996</text:p>
          </table:table-cell>
          <table:table-cell table:style-name="Default" office:value-type="float" office:value="0.0283599998802" calcext:value-type="float">
            <text:p>0.0283599999</text:p>
          </table:table-cell>
          <table:table-cell office:value-type="float" office:value="-0.000079999997979" calcext:value-type="float">
            <text:p>-8.00E-05</text:p>
          </table:table-cell>
        </table:table-row>
        <table:table-row table:style-name="ro1">
          <table:table-cell table:formula="of:=([.D172]-1.57311895611143E+018)*0.000000001" office:value-type="float" office:value="10.27076096" calcext:value-type="float">
            <text:p>10.27076096</text:p>
          </table:table-cell>
          <table:table-cell office:value-type="float" office:value="1.5731189664363E+018" calcext:value-type="float">
            <text:p>1.5731189664363E+018</text:p>
          </table:table-cell>
          <table:table-cell office:value-type="float" office:value="171" calcext:value-type="float">
            <text:p>171</text:p>
          </table:table-cell>
          <table:table-cell office:value-type="float" office:value="1.57311896638219E+018" calcext:value-type="float">
            <text:p>1.57311896638219E+018</text:p>
          </table:table-cell>
          <table:table-cell/>
          <table:table-cell table:style-name="Default" office:value-type="float" office:value="0.106515318155" calcext:value-type="float">
            <text:p>0.1065153182</text:p>
          </table:table-cell>
          <table:table-cell table:style-name="Default" office:value-type="float" office:value="0.0663819983602" calcext:value-type="float">
            <text:p>0.0663819984</text:p>
          </table:table-cell>
          <table:table-cell table:style-name="Default" office:value-type="float" office:value="0.084460914135" calcext:value-type="float">
            <text:p>0.0844609141</text:p>
          </table:table-cell>
          <table:table-cell table:number-columns-repeated="2"/>
          <table:table-cell office:value-type="float" office:value="1.57311896643672E+018" calcext:value-type="float">
            <text:p>1.57311896643672E+018</text:p>
          </table:table-cell>
          <table:table-cell office:value-type="float" office:value="415" calcext:value-type="float">
            <text:p>415</text:p>
          </table:table-cell>
          <table:table-cell office:value-type="float" office:value="1.57311896638219E+018" calcext:value-type="float">
            <text:p>1.57311896638219E+018</text:p>
          </table:table-cell>
          <table:table-cell/>
          <table:table-cell office:value-type="float" office:value="0.0505000017583" calcext:value-type="float">
            <text:p>0.0505000018</text:p>
          </table:table-cell>
          <table:table-cell table:style-name="Default" office:value-type="float" office:value="0.0389499999583" calcext:value-type="float">
            <text:p>0.03895</text:p>
          </table:table-cell>
          <table:table-cell table:style-name="Default" office:value-type="float" office:value="0.0321899987757" calcext:value-type="float">
            <text:p>0.0321899988</text:p>
          </table:table-cell>
          <table:table-cell table:style-name="Default" office:value-type="float" office:value="-0.000419999996666" calcext:value-type="float">
            <text:p>-0.00042</text:p>
          </table:table-cell>
        </table:table-row>
        <table:table-row table:style-name="ro1">
          <table:table-cell table:formula="of:=([.D173]-1.57311895611143E+018)*0.000000001" office:value-type="float" office:value="10.325390592" calcext:value-type="float">
            <text:p>10.325390592</text:p>
          </table:table-cell>
          <table:table-cell office:value-type="float" office:value="1.57311896649062E+018" calcext:value-type="float">
            <text:p>1.57311896649062E+018</text:p>
          </table:table-cell>
          <table:table-cell office:value-type="float" office:value="172" calcext:value-type="float">
            <text:p>172</text:p>
          </table:table-cell>
          <table:table-cell office:value-type="float" office:value="1.57311896643682E+018" calcext:value-type="float">
            <text:p>1.57311896643682E+018</text:p>
          </table:table-cell>
          <table:table-cell/>
          <table:table-cell table:style-name="Default" office:value-type="float" office:value="0.129574671388" calcext:value-type="float">
            <text:p>0.1295746714</text:p>
          </table:table-cell>
          <table:table-cell table:style-name="Default" office:value-type="float" office:value="0.0794943124056" calcext:value-type="float">
            <text:p>0.0794943124</text:p>
          </table:table-cell>
          <table:table-cell table:style-name="Default" office:value-type="float" office:value="0.100626051426" calcext:value-type="float">
            <text:p>0.1006260514</text:p>
          </table:table-cell>
          <table:table-cell table:number-columns-repeated="2"/>
          <table:table-cell office:value-type="float" office:value="1.57311896649058E+018" calcext:value-type="float">
            <text:p>1.57311896649058E+018</text:p>
          </table:table-cell>
          <table:table-cell office:value-type="float" office:value="416" calcext:value-type="float">
            <text:p>416</text:p>
          </table:table-cell>
          <table:table-cell office:value-type="float" office:value="1.57311896643682E+018" calcext:value-type="float">
            <text:p>1.57311896643682E+018</text:p>
          </table:table-cell>
          <table:table-cell/>
          <table:table-cell office:value-type="float" office:value="0.0612000003457" calcext:value-type="float">
            <text:p>0.0612000003</text:p>
          </table:table-cell>
          <table:table-cell table:style-name="Default" office:value-type="float" office:value="0.0467999987304" calcext:value-type="float">
            <text:p>0.0467999987</text:p>
          </table:table-cell>
          <table:table-cell table:style-name="Default" office:value-type="float" office:value="0.0393600016832" calcext:value-type="float">
            <text:p>0.0393600017</text:p>
          </table:table-cell>
          <table:table-cell table:style-name="Default" office:value-type="float" office:value="-0.000199999994948" calcext:value-type="float">
            <text:p>-0.0002</text:p>
          </table:table-cell>
        </table:table-row>
        <table:table-row table:style-name="ro1">
          <table:table-cell table:formula="of:=([.D174]-1.57311895611143E+018)*0.000000001" office:value-type="float" office:value="10.379382016" calcext:value-type="float">
            <text:p>10.379382016</text:p>
          </table:table-cell>
          <table:table-cell office:value-type="float" office:value="1.57311896654457E+018" calcext:value-type="float">
            <text:p>1.57311896654457E+018</text:p>
          </table:table-cell>
          <table:table-cell office:value-type="float" office:value="173" calcext:value-type="float">
            <text:p>173</text:p>
          </table:table-cell>
          <table:table-cell office:value-type="float" office:value="1.57311896649081E+018" calcext:value-type="float">
            <text:p>1.57311896649081E+018</text:p>
          </table:table-cell>
          <table:table-cell/>
          <table:table-cell table:style-name="Default" office:value-type="float" office:value="0.12971188128" calcext:value-type="float">
            <text:p>0.1297118813</text:p>
          </table:table-cell>
          <table:table-cell table:style-name="Default" office:value-type="float" office:value="0.0792918354273" calcext:value-type="float">
            <text:p>0.0792918354</text:p>
          </table:table-cell>
          <table:table-cell table:style-name="Default" office:value-type="float" office:value="0.0999500080943" calcext:value-type="float">
            <text:p>0.0999500081</text:p>
          </table:table-cell>
          <table:table-cell table:number-columns-repeated="2"/>
          <table:table-cell office:value-type="float" office:value="1.57311896654523E+018" calcext:value-type="float">
            <text:p>1.57311896654523E+018</text:p>
          </table:table-cell>
          <table:table-cell office:value-type="float" office:value="417" calcext:value-type="float">
            <text:p>417</text:p>
          </table:table-cell>
          <table:table-cell office:value-type="float" office:value="1.57311896649081E+018" calcext:value-type="float">
            <text:p>1.57311896649081E+018</text:p>
          </table:table-cell>
          <table:table-cell/>
          <table:table-cell office:value-type="float" office:value="0.0697999969125" calcext:value-type="float">
            <text:p>0.0697999969</text:p>
          </table:table-cell>
          <table:table-cell table:style-name="Default" office:value-type="float" office:value="0.0531999990344" calcext:value-type="float">
            <text:p>0.053199999</text:p>
          </table:table-cell>
          <table:table-cell table:style-name="Default" office:value-type="float" office:value="0.0451700016856" calcext:value-type="float">
            <text:p>0.0451700017</text:p>
          </table:table-cell>
          <table:table-cell table:style-name="Default" office:value-type="float" office:value="-0.000150000007125" calcext:value-type="float">
            <text:p>-0.00015</text:p>
          </table:table-cell>
        </table:table-row>
        <table:table-row table:style-name="ro1">
          <table:table-cell table:formula="of:=([.D175]-1.57311895611143E+018)*0.000000001" office:value-type="float" office:value="10.433965056" calcext:value-type="float">
            <text:p>10.433965056</text:p>
          </table:table-cell>
          <table:table-cell office:value-type="float" office:value="1.57311896659777E+018" calcext:value-type="float">
            <text:p>1.57311896659777E+018</text:p>
          </table:table-cell>
          <table:table-cell office:value-type="float" office:value="174" calcext:value-type="float">
            <text:p>174</text:p>
          </table:table-cell>
          <table:table-cell office:value-type="float" office:value="1.57311896654539E+018" calcext:value-type="float">
            <text:p>1.57311896654539E+018</text:p>
          </table:table-cell>
          <table:table-cell/>
          <table:table-cell table:style-name="Default" office:value-type="float" office:value="0.132239058614" calcext:value-type="float">
            <text:p>0.1322390586</text:p>
          </table:table-cell>
          <table:table-cell table:style-name="Default" office:value-type="float" office:value="0.0800890251994" calcext:value-type="float">
            <text:p>0.0800890252</text:p>
          </table:table-cell>
          <table:table-cell table:style-name="Default" office:value-type="float" office:value="0.100630439818" calcext:value-type="float">
            <text:p>0.1006304398</text:p>
          </table:table-cell>
          <table:table-cell table:number-columns-repeated="2"/>
          <table:table-cell office:value-type="float" office:value="1.57311896659833E+018" calcext:value-type="float">
            <text:p>1.57311896659833E+018</text:p>
          </table:table-cell>
          <table:table-cell office:value-type="float" office:value="418" calcext:value-type="float">
            <text:p>418</text:p>
          </table:table-cell>
          <table:table-cell office:value-type="float" office:value="1.57311896654539E+018" calcext:value-type="float">
            <text:p>1.57311896654539E+018</text:p>
          </table:table-cell>
          <table:table-cell/>
          <table:table-cell office:value-type="float" office:value="0.0772999972105" calcext:value-type="float">
            <text:p>0.0772999972</text:p>
          </table:table-cell>
          <table:table-cell table:style-name="Default" office:value-type="float" office:value="0.0590599998832" calcext:value-type="float">
            <text:p>0.0590599999</text:p>
          </table:table-cell>
          <table:table-cell table:style-name="Default" office:value-type="float" office:value="0.049809999764" calcext:value-type="float">
            <text:p>0.0498099998</text:p>
          </table:table-cell>
          <table:table-cell table:style-name="Default" office:value-type="float" office:value="-0.000339999998687" calcext:value-type="float">
            <text:p>-0.00034</text:p>
          </table:table-cell>
        </table:table-row>
        <table:table-row table:style-name="ro1">
          <table:table-cell table:formula="of:=([.D176]-1.57311895611143E+018)*0.000000001" office:value-type="float" office:value="10.48656896" calcext:value-type="float">
            <text:p>10.48656896</text:p>
          </table:table-cell>
          <table:table-cell office:value-type="float" office:value="1.57311896665184E+018" calcext:value-type="float">
            <text:p>1.57311896665184E+018</text:p>
          </table:table-cell>
          <table:table-cell office:value-type="float" office:value="175" calcext:value-type="float">
            <text:p>175</text:p>
          </table:table-cell>
          <table:table-cell office:value-type="float" office:value="1.573118966598E+018" calcext:value-type="float">
            <text:p>1.573118966598E+018</text:p>
          </table:table-cell>
          <table:table-cell/>
          <table:table-cell table:style-name="Default" office:value-type="float" office:value="0.119177162647" calcext:value-type="float">
            <text:p>0.1191771626</text:p>
          </table:table-cell>
          <table:table-cell table:style-name="Default" office:value-type="float" office:value="0.074103564024" calcext:value-type="float">
            <text:p>0.074103564</text:p>
          </table:table-cell>
          <table:table-cell table:style-name="Default" office:value-type="float" office:value="0.0914220362902" calcext:value-type="float">
            <text:p>0.0914220363</text:p>
          </table:table-cell>
          <table:table-cell table:number-columns-repeated="2"/>
          <table:table-cell office:value-type="float" office:value="1.57311896665214E+018" calcext:value-type="float">
            <text:p>1.57311896665214E+018</text:p>
          </table:table-cell>
          <table:table-cell office:value-type="float" office:value="419" calcext:value-type="float">
            <text:p>419</text:p>
          </table:table-cell>
          <table:table-cell office:value-type="float" office:value="1.573118966598E+018" calcext:value-type="float">
            <text:p>1.573118966598E+018</text:p>
          </table:table-cell>
          <table:table-cell/>
          <table:table-cell office:value-type="float" office:value="0.0850000008941" calcext:value-type="float">
            <text:p>0.0850000009</text:p>
          </table:table-cell>
          <table:table-cell table:style-name="Default" office:value-type="float" office:value="0.0643900036812" calcext:value-type="float">
            <text:p>0.0643900037</text:p>
          </table:table-cell>
          <table:table-cell table:style-name="Default" office:value-type="float" office:value="0.0555399991572" calcext:value-type="float">
            <text:p>0.0555399992</text:p>
          </table:table-cell>
          <table:table-cell table:style-name="Default" office:value-type="float" office:value="0.000319999991916" calcext:value-type="float">
            <text:p>0.00032</text:p>
          </table:table-cell>
        </table:table-row>
        <table:table-row table:style-name="ro1">
          <table:table-cell table:formula="of:=([.D177]-1.57311895611143E+018)*0.000000001" office:value-type="float" office:value="10.540784896" calcext:value-type="float">
            <text:p>10.540784896</text:p>
          </table:table-cell>
          <table:table-cell office:value-type="float" office:value="1.57311896670645E+018" calcext:value-type="float">
            <text:p>1.57311896670645E+018</text:p>
          </table:table-cell>
          <table:table-cell office:value-type="float" office:value="176" calcext:value-type="float">
            <text:p>176</text:p>
          </table:table-cell>
          <table:table-cell office:value-type="float" office:value="1.57311896665221E+018" calcext:value-type="float">
            <text:p>1.57311896665221E+018</text:p>
          </table:table-cell>
          <table:table-cell/>
          <table:table-cell table:style-name="Default" office:value-type="float" office:value="0.0290488190949" calcext:value-type="float">
            <text:p>0.0290488191</text:p>
          </table:table-cell>
          <table:table-cell table:style-name="Default" office:value-type="float" office:value="0.0158958155662" calcext:value-type="float">
            <text:p>0.0158958156</text:p>
          </table:table-cell>
          <table:table-cell table:style-name="Default" office:value-type="float" office:value="0.0202788282186" calcext:value-type="float">
            <text:p>0.0202788282</text:p>
          </table:table-cell>
          <table:table-cell table:number-columns-repeated="2"/>
          <table:table-cell office:value-type="float" office:value="1.57311896670673E+018" calcext:value-type="float">
            <text:p>1.57311896670673E+018</text:p>
          </table:table-cell>
          <table:table-cell office:value-type="float" office:value="420" calcext:value-type="float">
            <text:p>420</text:p>
          </table:table-cell>
          <table:table-cell office:value-type="float" office:value="1.57311896665221E+018" calcext:value-type="float">
            <text:p>1.57311896665221E+018</text:p>
          </table:table-cell>
          <table:table-cell/>
          <table:table-cell office:value-type="float" office:value="0.082999996841" calcext:value-type="float">
            <text:p>0.0829999968</text:p>
          </table:table-cell>
          <table:table-cell table:style-name="Default" office:value-type="float" office:value="0.063210003078" calcext:value-type="float">
            <text:p>0.0632100031</text:p>
          </table:table-cell>
          <table:table-cell table:style-name="Default" office:value-type="float" office:value="0.0538199990988" calcext:value-type="float">
            <text:p>0.0538199991</text:p>
          </table:table-cell>
          <table:table-cell office:value-type="float" office:value="-0.0000499999987369" calcext:value-type="float">
            <text:p>-5.00E-05</text:p>
          </table:table-cell>
        </table:table-row>
        <table:table-row table:style-name="ro1">
          <table:table-cell table:formula="of:=([.D178]-1.57311895611143E+018)*0.000000001" office:value-type="float" office:value="10.595661824" calcext:value-type="float">
            <text:p>10.595661824</text:p>
          </table:table-cell>
          <table:table-cell office:value-type="float" office:value="1.57311896676086E+018" calcext:value-type="float">
            <text:p>1.57311896676086E+018</text:p>
          </table:table-cell>
          <table:table-cell office:value-type="float" office:value="177" calcext:value-type="float">
            <text:p>177</text:p>
          </table:table-cell>
          <table:table-cell office:value-type="float" office:value="1.57311896670709E+018" calcext:value-type="float">
            <text:p>1.57311896670709E+018</text:p>
          </table:table-cell>
          <table:table-cell/>
          <table:table-cell table:style-name="Default" office:value-type="float" office:value="0.00848067831248" calcext:value-type="float">
            <text:p>0.0084806783</text:p>
          </table:table-cell>
          <table:table-cell table:style-name="Default" office:value-type="float" office:value="0.00683896336704" calcext:value-type="float">
            <text:p>0.0068389634</text:p>
          </table:table-cell>
          <table:table-cell table:style-name="Default" office:value-type="float" office:value="0.0077657783404" calcext:value-type="float">
            <text:p>0.0077657783</text:p>
          </table:table-cell>
          <table:table-cell table:number-columns-repeated="2"/>
          <table:table-cell office:value-type="float" office:value="1.57311896676136E+018" calcext:value-type="float">
            <text:p>1.57311896676136E+018</text:p>
          </table:table-cell>
          <table:table-cell office:value-type="float" office:value="421" calcext:value-type="float">
            <text:p>421</text:p>
          </table:table-cell>
          <table:table-cell office:value-type="float" office:value="1.57311896670709E+018" calcext:value-type="float">
            <text:p>1.57311896670709E+018</text:p>
          </table:table-cell>
          <table:table-cell/>
          <table:table-cell office:value-type="float" office:value="0.0794000029564" calcext:value-type="float">
            <text:p>0.079400003</text:p>
          </table:table-cell>
          <table:table-cell table:style-name="Default" office:value-type="float" office:value="0.0601399987936" calcext:value-type="float">
            <text:p>0.0601399988</text:p>
          </table:table-cell>
          <table:table-cell table:style-name="Default" office:value-type="float" office:value="0.0517899990082" calcext:value-type="float">
            <text:p>0.051789999</text:p>
          </table:table-cell>
          <table:table-cell office:value-type="float" office:value="0.0000999999974738" calcext:value-type="float">
            <text:p>1.00E-04</text:p>
          </table:table-cell>
        </table:table-row>
        <table:table-row table:style-name="ro1">
          <table:table-cell table:formula="of:=([.D179]-1.57311895611143E+018)*0.000000001" office:value-type="float" office:value="10.650056704" calcext:value-type="float">
            <text:p>10.650056704</text:p>
          </table:table-cell>
          <table:table-cell office:value-type="float" office:value="1.57311896681401E+018" calcext:value-type="float">
            <text:p>1.57311896681401E+018</text:p>
          </table:table-cell>
          <table:table-cell office:value-type="float" office:value="178" calcext:value-type="float">
            <text:p>178</text:p>
          </table:table-cell>
          <table:table-cell office:value-type="float" office:value="1.57311896676148E+018" calcext:value-type="float">
            <text:p>1.57311896676148E+018</text:p>
          </table:table-cell>
          <table:table-cell/>
          <table:table-cell table:style-name="Default" office:value-type="float" office:value="0.0124705797061" calcext:value-type="float">
            <text:p>0.0124705797</text:p>
          </table:table-cell>
          <table:table-cell table:style-name="Default" office:value-type="float" office:value="0.0128211155534" calcext:value-type="float">
            <text:p>0.0128211156</text:p>
          </table:table-cell>
          <table:table-cell table:style-name="Default" office:value-type="float" office:value="0.0132140517235" calcext:value-type="float">
            <text:p>0.0132140517</text:p>
          </table:table-cell>
          <table:table-cell table:number-columns-repeated="2"/>
          <table:table-cell office:value-type="float" office:value="1.57311896681466E+018" calcext:value-type="float">
            <text:p>1.57311896681466E+018</text:p>
          </table:table-cell>
          <table:table-cell office:value-type="float" office:value="422" calcext:value-type="float">
            <text:p>422</text:p>
          </table:table-cell>
          <table:table-cell office:value-type="float" office:value="1.57311896676148E+018" calcext:value-type="float">
            <text:p>1.57311896676148E+018</text:p>
          </table:table-cell>
          <table:table-cell/>
          <table:table-cell office:value-type="float" office:value="0.0785000026226" calcext:value-type="float">
            <text:p>0.0785000026</text:p>
          </table:table-cell>
          <table:table-cell table:style-name="Default" office:value-type="float" office:value="0.0598100014031" calcext:value-type="float">
            <text:p>0.0598100014</text:p>
          </table:table-cell>
          <table:table-cell table:style-name="Default" office:value-type="float" office:value="0.0508500002325" calcext:value-type="float">
            <text:p>0.0508500002</text:p>
          </table:table-cell>
          <table:table-cell table:style-name="Default" office:value-type="float" office:value="-0.000119999996969" calcext:value-type="float">
            <text:p>-0.00012</text:p>
          </table:table-cell>
        </table:table-row>
        <table:table-row table:style-name="ro1">
          <table:table-cell table:formula="of:=([.D180]-1.57311895611143E+018)*0.000000001" office:value-type="float" office:value="10.703431936" calcext:value-type="float">
            <text:p>10.703431936</text:p>
          </table:table-cell>
          <table:table-cell office:value-type="float" office:value="1.57311896686813E+018" calcext:value-type="float">
            <text:p>1.57311896686813E+018</text:p>
          </table:table-cell>
          <table:table-cell office:value-type="float" office:value="179" calcext:value-type="float">
            <text:p>179</text:p>
          </table:table-cell>
          <table:table-cell office:value-type="float" office:value="1.57311896681486E+018" calcext:value-type="float">
            <text:p>1.57311896681486E+018</text:p>
          </table:table-cell>
          <table:table-cell/>
          <table:table-cell table:style-name="Default" office:value-type="float" office:value="0.0154678495601" calcext:value-type="float">
            <text:p>0.0154678496</text:p>
          </table:table-cell>
          <table:table-cell table:style-name="Default" office:value-type="float" office:value="0.0131661398336" calcext:value-type="float">
            <text:p>0.0131661398</text:p>
          </table:table-cell>
          <table:table-cell table:style-name="Default" office:value-type="float" office:value="0.0131823075935" calcext:value-type="float">
            <text:p>0.0131823076</text:p>
          </table:table-cell>
          <table:table-cell table:number-columns-repeated="2"/>
          <table:table-cell office:value-type="float" office:value="1.57311896686837E+018" calcext:value-type="float">
            <text:p>1.57311896686837E+018</text:p>
          </table:table-cell>
          <table:table-cell office:value-type="float" office:value="423" calcext:value-type="float">
            <text:p>423</text:p>
          </table:table-cell>
          <table:table-cell office:value-type="float" office:value="1.57311896681486E+018" calcext:value-type="float">
            <text:p>1.57311896681486E+018</text:p>
          </table:table-cell>
          <table:table-cell/>
          <table:table-cell office:value-type="float" office:value="0.0785000026226" calcext:value-type="float">
            <text:p>0.0785000026</text:p>
          </table:table-cell>
          <table:table-cell table:style-name="Default" office:value-type="float" office:value="0.0590899996459" calcext:value-type="float">
            <text:p>0.0590899996</text:p>
          </table:table-cell>
          <table:table-cell table:style-name="Default" office:value-type="float" office:value="0.0517299994826" calcext:value-type="float">
            <text:p>0.0517299995</text:p>
          </table:table-cell>
          <table:table-cell table:style-name="Default" office:value-type="float" office:value="0.000230000005104" calcext:value-type="float">
            <text:p>0.00023</text:p>
          </table:table-cell>
        </table:table-row>
        <table:table-row table:style-name="ro1">
          <table:table-cell table:formula="of:=([.D181]-1.57311895611143E+018)*0.000000001" office:value-type="float" office:value="10.75734016" calcext:value-type="float">
            <text:p>10.75734016</text:p>
          </table:table-cell>
          <table:table-cell office:value-type="float" office:value="1.57311896692088E+018" calcext:value-type="float">
            <text:p>1.57311896692088E+018</text:p>
          </table:table-cell>
          <table:table-cell office:value-type="float" office:value="180" calcext:value-type="float">
            <text:p>180</text:p>
          </table:table-cell>
          <table:table-cell office:value-type="float" office:value="1.57311896686877E+018" calcext:value-type="float">
            <text:p>1.57311896686877E+018</text:p>
          </table:table-cell>
          <table:table-cell/>
          <table:table-cell table:style-name="Default" office:value-type="float" office:value="0.0106939906254" calcext:value-type="float">
            <text:p>0.0106939906</text:p>
          </table:table-cell>
          <table:table-cell table:style-name="Default" office:value-type="float" office:value="0.0149192493409" calcext:value-type="float">
            <text:p>0.0149192493</text:p>
          </table:table-cell>
          <table:table-cell table:style-name="Default" office:value-type="float" office:value="0.0119190802798" calcext:value-type="float">
            <text:p>0.0119190803</text:p>
          </table:table-cell>
          <table:table-cell table:number-columns-repeated="2"/>
          <table:table-cell office:value-type="float" office:value="1.57311896692157E+018" calcext:value-type="float">
            <text:p>1.57311896692157E+018</text:p>
          </table:table-cell>
          <table:table-cell office:value-type="float" office:value="424" calcext:value-type="float">
            <text:p>424</text:p>
          </table:table-cell>
          <table:table-cell office:value-type="float" office:value="1.57311896686877E+018" calcext:value-type="float">
            <text:p>1.57311896686877E+018</text:p>
          </table:table-cell>
          <table:table-cell/>
          <table:table-cell office:value-type="float" office:value="0.0734999999404" calcext:value-type="float">
            <text:p>0.0734999999</text:p>
          </table:table-cell>
          <table:table-cell table:style-name="Default" office:value-type="float" office:value="0.0547199994326" calcext:value-type="float">
            <text:p>0.0547199994</text:p>
          </table:table-cell>
          <table:table-cell table:style-name="Default" office:value-type="float" office:value="0.0490499995649" calcext:value-type="float">
            <text:p>0.0490499996</text:p>
          </table:table-cell>
          <table:table-cell table:style-name="Default" office:value-type="float" office:value="0.000330000009853" calcext:value-type="float">
            <text:p>0.00033</text:p>
          </table:table-cell>
        </table:table-row>
        <table:table-row table:style-name="ro1">
          <table:table-cell table:formula="of:=([.D182]-1.57311895611143E+018)*0.000000001" office:value-type="float" office:value="10.810208768" calcext:value-type="float">
            <text:p>10.810208768</text:p>
          </table:table-cell>
          <table:table-cell office:value-type="float" office:value="1.57311896697468E+018" calcext:value-type="float">
            <text:p>1.57311896697468E+018</text:p>
          </table:table-cell>
          <table:table-cell office:value-type="float" office:value="181" calcext:value-type="float">
            <text:p>181</text:p>
          </table:table-cell>
          <table:table-cell office:value-type="float" office:value="1.57311896692163E+018" calcext:value-type="float">
            <text:p>1.57311896692163E+018</text:p>
          </table:table-cell>
          <table:table-cell/>
          <table:table-cell table:style-name="Default" office:value-type="float" office:value="0.0100864646956" calcext:value-type="float">
            <text:p>0.0100864647</text:p>
          </table:table-cell>
          <table:table-cell table:style-name="Default" office:value-type="float" office:value="0.0158623047173" calcext:value-type="float">
            <text:p>0.0158623047</text:p>
          </table:table-cell>
          <table:table-cell table:style-name="Default" office:value-type="float" office:value="0.00880277901888" calcext:value-type="float">
            <text:p>0.008802779</text:p>
          </table:table-cell>
          <table:table-cell table:number-columns-repeated="2"/>
          <table:table-cell office:value-type="float" office:value="1.5731189669755E+018" calcext:value-type="float">
            <text:p>1.5731189669755E+018</text:p>
          </table:table-cell>
          <table:table-cell office:value-type="float" office:value="425" calcext:value-type="float">
            <text:p>425</text:p>
          </table:table-cell>
          <table:table-cell office:value-type="float" office:value="1.57311896692163E+018" calcext:value-type="float">
            <text:p>1.57311896692163E+018</text:p>
          </table:table-cell>
          <table:table-cell/>
          <table:table-cell office:value-type="float" office:value="0.0621000006795" calcext:value-type="float">
            <text:p>0.0621000007</text:p>
          </table:table-cell>
          <table:table-cell table:style-name="Default" office:value-type="float" office:value="0.0461000017822" calcext:value-type="float">
            <text:p>0.0461000018</text:p>
          </table:table-cell>
          <table:table-cell table:style-name="Default" office:value-type="float" office:value="0.0416099987924" calcext:value-type="float">
            <text:p>0.0416099988</text:p>
          </table:table-cell>
          <table:table-cell table:style-name="Default" office:value-type="float" office:value="0.000239999993937" calcext:value-type="float">
            <text:p>0.00024</text:p>
          </table:table-cell>
        </table:table-row>
        <table:table-row table:style-name="ro1">
          <table:table-cell table:formula="of:=([.D183]-1.57311895611143E+018)*0.000000001" office:value-type="float" office:value="10.864712704" calcext:value-type="float">
            <text:p>10.864712704</text:p>
          </table:table-cell>
          <table:table-cell office:value-type="float" office:value="1.57311896702994E+018" calcext:value-type="float">
            <text:p>1.57311896702994E+018</text:p>
          </table:table-cell>
          <table:table-cell office:value-type="float" office:value="182" calcext:value-type="float">
            <text:p>182</text:p>
          </table:table-cell>
          <table:table-cell office:value-type="float" office:value="1.57311896697614E+018" calcext:value-type="float">
            <text:p>1.57311896697614E+018</text:p>
          </table:table-cell>
          <table:table-cell/>
          <table:table-cell table:style-name="Default" office:value-type="float" office:value="0.00392716005445" calcext:value-type="float">
            <text:p>0.0039271601</text:p>
          </table:table-cell>
          <table:table-cell table:style-name="Default" office:value-type="float" office:value="0.0135389547795" calcext:value-type="float">
            <text:p>0.0135389548</text:p>
          </table:table-cell>
          <table:table-cell table:style-name="Default" office:value-type="float" office:value="0.00167096219957" calcext:value-type="float">
            <text:p>0.0016709622</text:p>
          </table:table-cell>
          <table:table-cell table:number-columns-repeated="2"/>
          <table:table-cell office:value-type="float" office:value="1.57311896703042E+018" calcext:value-type="float">
            <text:p>1.57311896703042E+018</text:p>
          </table:table-cell>
          <table:table-cell office:value-type="float" office:value="426" calcext:value-type="float">
            <text:p>426</text:p>
          </table:table-cell>
          <table:table-cell office:value-type="float" office:value="1.57311896697614E+018" calcext:value-type="float">
            <text:p>1.57311896697614E+018</text:p>
          </table:table-cell>
          <table:table-cell/>
          <table:table-cell office:value-type="float" office:value="0.0496000014246" calcext:value-type="float">
            <text:p>0.0496000014</text:p>
          </table:table-cell>
          <table:table-cell table:style-name="Default" office:value-type="float" office:value="0.0359399989247" calcext:value-type="float">
            <text:p>0.0359399989</text:p>
          </table:table-cell>
          <table:table-cell table:style-name="Default" office:value-type="float" office:value="0.0341599993408" calcext:value-type="float">
            <text:p>0.0341599993</text:p>
          </table:table-cell>
          <table:table-cell table:style-name="Default" office:value-type="float" office:value="0.000390000001062" calcext:value-type="float">
            <text:p>0.00039</text:p>
          </table:table-cell>
        </table:table-row>
        <table:table-row table:style-name="ro1">
          <table:table-cell table:formula="of:=([.D184]-1.57311895611143E+018)*0.000000001" office:value-type="float" office:value="10.919495936" calcext:value-type="float">
            <text:p>10.919495936</text:p>
          </table:table-cell>
          <table:table-cell office:value-type="float" office:value="1.57311896708424E+018" calcext:value-type="float">
            <text:p>1.57311896708424E+018</text:p>
          </table:table-cell>
          <table:table-cell office:value-type="float" office:value="183" calcext:value-type="float">
            <text:p>183</text:p>
          </table:table-cell>
          <table:table-cell office:value-type="float" office:value="1.57311896703092E+018" calcext:value-type="float">
            <text:p>1.57311896703092E+018</text:p>
          </table:table-cell>
          <table:table-cell/>
          <table:table-cell table:style-name="Default" office:value-type="float" office:value="0.00371419172734" calcext:value-type="float">
            <text:p>0.0037141917</text:p>
          </table:table-cell>
          <table:table-cell table:style-name="Default" office:value-type="float" office:value="0.0137242814526" calcext:value-type="float">
            <text:p>0.0137242815</text:p>
          </table:table-cell>
          <table:table-cell table:style-name="Default" office:value-type="float" office:value="0.00363540323451" calcext:value-type="float">
            <text:p>0.0036354032</text:p>
          </table:table-cell>
          <table:table-cell table:number-columns-repeated="2"/>
          <table:table-cell office:value-type="float" office:value="1.57311896708456E+018" calcext:value-type="float">
            <text:p>1.57311896708456E+018</text:p>
          </table:table-cell>
          <table:table-cell office:value-type="float" office:value="427" calcext:value-type="float">
            <text:p>427</text:p>
          </table:table-cell>
          <table:table-cell office:value-type="float" office:value="1.57311896703092E+018" calcext:value-type="float">
            <text:p>1.57311896703092E+018</text:p>
          </table:table-cell>
          <table:table-cell/>
          <table:table-cell office:value-type="float" office:value="0.0375000014901" calcext:value-type="float">
            <text:p>0.0375000015</text:p>
          </table:table-cell>
          <table:table-cell table:style-name="Default" office:value-type="float" office:value="0.0261199995875" calcext:value-type="float">
            <text:p>0.0261199996</text:p>
          </table:table-cell>
          <table:table-cell table:style-name="Default" office:value-type="float" office:value="0.0269399993122" calcext:value-type="float">
            <text:p>0.0269399993</text:p>
          </table:table-cell>
          <table:table-cell table:style-name="Default" office:value-type="float" office:value="0.000360000005458" calcext:value-type="float">
            <text:p>0.00036</text:p>
          </table:table-cell>
        </table:table-row>
        <table:table-row table:style-name="ro1">
          <table:table-cell table:formula="of:=([.D185]-1.57311895611143E+018)*0.000000001" office:value-type="float" office:value="10.973476864" calcext:value-type="float">
            <text:p>10.973476864</text:p>
          </table:table-cell>
          <table:table-cell office:value-type="float" office:value="1.57311896718906E+018" calcext:value-type="float">
            <text:p>1.57311896718906E+018</text:p>
          </table:table-cell>
          <table:table-cell office:value-type="float" office:value="184" calcext:value-type="float">
            <text:p>184</text:p>
          </table:table-cell>
          <table:table-cell office:value-type="float" office:value="1.5731189670849E+018" calcext:value-type="float">
            <text:p>1.5731189670849E+018</text:p>
          </table:table-cell>
          <table:table-cell/>
          <table:table-cell table:style-name="Default" office:value-type="float" office:value="0.00238876463845" calcext:value-type="float">
            <text:p>0.0023887646</text:p>
          </table:table-cell>
          <table:table-cell table:style-name="Default" office:value-type="float" office:value="0.0176662690938" calcext:value-type="float">
            <text:p>0.0176662691</text:p>
          </table:table-cell>
          <table:table-cell table:style-name="Default" office:value-type="float" office:value="0.00573672680184" calcext:value-type="float">
            <text:p>0.0057367268</text:p>
          </table:table-cell>
          <table:table-cell table:number-columns-repeated="2"/>
          <table:table-cell office:value-type="float" office:value="1.57311896718961E+018" calcext:value-type="float">
            <text:p>1.57311896718961E+018</text:p>
          </table:table-cell>
          <table:table-cell office:value-type="float" office:value="428" calcext:value-type="float">
            <text:p>428</text:p>
          </table:table-cell>
          <table:table-cell office:value-type="float" office:value="1.5731189670849E+018" calcext:value-type="float">
            <text:p>1.5731189670849E+018</text:p>
          </table:table-cell>
          <table:table-cell/>
          <table:table-cell office:value-type="float" office:value="0.0258000008762" calcext:value-type="float">
            <text:p>0.0258000009</text:p>
          </table:table-cell>
          <table:table-cell table:style-name="Default" office:value-type="float" office:value="0.0164500009269" calcext:value-type="float">
            <text:p>0.0164500009</text:p>
          </table:table-cell>
          <table:table-cell table:style-name="Default" office:value-type="float" office:value="0.0198999997228" calcext:value-type="float">
            <text:p>0.0198999997</text:p>
          </table:table-cell>
          <table:table-cell table:style-name="Default" office:value-type="float" office:value="0.000209999998333" calcext:value-type="float">
            <text:p>0.00021</text:p>
          </table:table-cell>
        </table:table-row>
        <table:table-row table:style-name="ro1">
          <table:table-cell table:formula="of:=([.D186]-1.57311895611143E+018)*0.000000001" office:value-type="float" office:value="11.078820096" calcext:value-type="float">
            <text:p>11.078820096</text:p>
          </table:table-cell>
          <table:table-cell office:value-type="float" office:value="1.57311896724353E+018" calcext:value-type="float">
            <text:p>1.57311896724353E+018</text:p>
          </table:table-cell>
          <table:table-cell office:value-type="float" office:value="185" calcext:value-type="float">
            <text:p>185</text:p>
          </table:table-cell>
          <table:table-cell office:value-type="float" office:value="1.57311896719025E+018" calcext:value-type="float">
            <text:p>1.57311896719025E+018</text:p>
          </table:table-cell>
          <table:table-cell/>
          <table:table-cell table:style-name="Default" office:value-type="float" office:value="-0.00200792681426" calcext:value-type="float">
            <text:p>-0.0020079268</text:p>
          </table:table-cell>
          <table:table-cell table:style-name="Default" office:value-type="float" office:value="0.0246421601623" calcext:value-type="float">
            <text:p>0.0246421602</text:p>
          </table:table-cell>
          <table:table-cell table:style-name="Default" office:value-type="float" office:value="0.00393651379272" calcext:value-type="float">
            <text:p>0.0039365138</text:p>
          </table:table-cell>
          <table:table-cell table:number-columns-repeated="2"/>
          <table:table-cell office:value-type="float" office:value="1.57311896724388E+018" calcext:value-type="float">
            <text:p>1.57311896724388E+018</text:p>
          </table:table-cell>
          <table:table-cell office:value-type="float" office:value="429" calcext:value-type="float">
            <text:p>429</text:p>
          </table:table-cell>
          <table:table-cell office:value-type="float" office:value="1.57311896719025E+018" calcext:value-type="float">
            <text:p>1.57311896719025E+018</text:p>
          </table:table-cell>
          <table:table-cell/>
          <table:table-cell office:value-type="float" office:value="0.0166999995708" calcext:value-type="float">
            <text:p>0.0166999996</text:p>
          </table:table-cell>
          <table:table-cell table:style-name="Default" office:value-type="float" office:value="0.00834000017494" calcext:value-type="float">
            <text:p>0.0083400002</text:p>
          </table:table-cell>
          <table:table-cell table:style-name="Default" office:value-type="float" office:value="0.0144199999049" calcext:value-type="float">
            <text:p>0.0144199999</text:p>
          </table:table-cell>
          <table:table-cell table:style-name="Default" office:value-type="float" office:value="-0.000150000007125" calcext:value-type="float">
            <text:p>-0.00015</text:p>
          </table:table-cell>
        </table:table-row>
        <table:table-row table:style-name="ro1">
          <table:table-cell table:formula="of:=([.D187]-1.57311895611143E+018)*0.000000001" office:value-type="float" office:value="11.132709888" calcext:value-type="float">
            <text:p>11.132709888</text:p>
          </table:table-cell>
          <table:table-cell office:value-type="float" office:value="1.5731189672967E+018" calcext:value-type="float">
            <text:p>1.5731189672967E+018</text:p>
          </table:table-cell>
          <table:table-cell office:value-type="float" office:value="186" calcext:value-type="float">
            <text:p>186</text:p>
          </table:table-cell>
          <table:table-cell office:value-type="float" office:value="1.57311896724414E+018" calcext:value-type="float">
            <text:p>1.57311896724414E+018</text:p>
          </table:table-cell>
          <table:table-cell/>
          <table:table-cell table:style-name="Default" office:value-type="float" office:value="-0.00401226896793" calcext:value-type="float">
            <text:p>-0.004012269</text:p>
          </table:table-cell>
          <table:table-cell table:style-name="Default" office:value-type="float" office:value="0.0366539545357" calcext:value-type="float">
            <text:p>0.0366539545</text:p>
          </table:table-cell>
          <table:table-cell table:style-name="Default" office:value-type="float" office:value="0.00199380610138" calcext:value-type="float">
            <text:p>0.0019938061</text:p>
          </table:table-cell>
          <table:table-cell table:number-columns-repeated="2"/>
          <table:table-cell office:value-type="float" office:value="1.57311896729731E+018" calcext:value-type="float">
            <text:p>1.57311896729731E+018</text:p>
          </table:table-cell>
          <table:table-cell office:value-type="float" office:value="430" calcext:value-type="float">
            <text:p>430</text:p>
          </table:table-cell>
          <table:table-cell office:value-type="float" office:value="1.57311896724414E+018" calcext:value-type="float">
            <text:p>1.57311896724414E+018</text:p>
          </table:table-cell>
          <table:table-cell/>
          <table:table-cell office:value-type="float" office:value="0.0189999993891" calcext:value-type="float">
            <text:p>0.0189999994</text:p>
          </table:table-cell>
          <table:table-cell table:style-name="Default" office:value-type="float" office:value="0.00631000008434" calcext:value-type="float">
            <text:p>0.0063100001</text:p>
          </table:table-cell>
          <table:table-cell table:style-name="Default" office:value-type="float" office:value="0.0178699996322" calcext:value-type="float">
            <text:p>0.0178699996</text:p>
          </table:table-cell>
          <table:table-cell office:value-type="float" office:value="0.0000399999989895" calcext:value-type="float">
            <text:p>4.00E-05</text:p>
          </table:table-cell>
        </table:table-row>
        <table:table-row table:style-name="ro1">
          <table:table-cell table:formula="of:=([.D188]-1.57311895611143E+018)*0.000000001" office:value-type="float" office:value="11.185590784" calcext:value-type="float">
            <text:p>11.185590784</text:p>
          </table:table-cell>
          <table:table-cell office:value-type="float" office:value="1.57311896735128E+018" calcext:value-type="float">
            <text:p>1.57311896735128E+018</text:p>
          </table:table-cell>
          <table:table-cell office:value-type="float" office:value="187" calcext:value-type="float">
            <text:p>187</text:p>
          </table:table-cell>
          <table:table-cell office:value-type="float" office:value="1.57311896729702E+018" calcext:value-type="float">
            <text:p>1.57311896729702E+018</text:p>
          </table:table-cell>
          <table:table-cell/>
          <table:table-cell table:style-name="Default" office:value-type="float" office:value="-0.000528009433765" calcext:value-type="float">
            <text:p>-0.0005280094</text:p>
          </table:table-cell>
          <table:table-cell table:style-name="Default" office:value-type="float" office:value="0.0395299755037" calcext:value-type="float">
            <text:p>0.0395299755</text:p>
          </table:table-cell>
          <table:table-cell table:style-name="Default" office:value-type="float" office:value="0.00848855171353" calcext:value-type="float">
            <text:p>0.0084885517</text:p>
          </table:table-cell>
          <table:table-cell table:number-columns-repeated="2"/>
          <table:table-cell office:value-type="float" office:value="1.5731189673517E+018" calcext:value-type="float">
            <text:p>1.5731189673517E+018</text:p>
          </table:table-cell>
          <table:table-cell office:value-type="float" office:value="431" calcext:value-type="float">
            <text:p>431</text:p>
          </table:table-cell>
          <table:table-cell office:value-type="float" office:value="1.57311896729702E+018" calcext:value-type="float">
            <text:p>1.57311896729702E+018</text:p>
          </table:table-cell>
          <table:table-cell/>
          <table:table-cell office:value-type="float" office:value="0.021099999547" calcext:value-type="float">
            <text:p>0.0210999995</text:p>
          </table:table-cell>
          <table:table-cell table:style-name="Default" office:value-type="float" office:value="0.00604999996722" calcext:value-type="float">
            <text:p>0.00605</text:p>
          </table:table-cell>
          <table:table-cell table:style-name="Default" office:value-type="float" office:value="0.0201799999923" calcext:value-type="float">
            <text:p>0.02018</text:p>
          </table:table-cell>
          <table:table-cell office:value-type="float" office:value="0.00000999999974738" calcext:value-type="float">
            <text:p>1.00E-05</text:p>
          </table:table-cell>
        </table:table-row>
        <table:table-row table:style-name="ro1">
          <table:table-cell table:formula="of:=([.D189]-1.57311895611143E+018)*0.000000001" office:value-type="float" office:value="11.240617984" calcext:value-type="float">
            <text:p>11.240617984</text:p>
          </table:table-cell>
          <table:table-cell office:value-type="float" office:value="1.57311896740521E+018" calcext:value-type="float">
            <text:p>1.57311896740521E+018</text:p>
          </table:table-cell>
          <table:table-cell office:value-type="float" office:value="188" calcext:value-type="float">
            <text:p>188</text:p>
          </table:table-cell>
          <table:table-cell office:value-type="float" office:value="1.57311896735204E+018" calcext:value-type="float">
            <text:p>1.57311896735204E+018</text:p>
          </table:table-cell>
          <table:table-cell/>
          <table:table-cell table:style-name="Default" office:value-type="float" office:value="-0.00326385465451" calcext:value-type="float">
            <text:p>-0.0032638547</text:p>
          </table:table-cell>
          <table:table-cell table:style-name="Default" office:value-type="float" office:value="0.0352251976728" calcext:value-type="float">
            <text:p>0.0352251977</text:p>
          </table:table-cell>
          <table:table-cell table:style-name="Default" office:value-type="float" office:value="-0.00268042855896" calcext:value-type="float">
            <text:p>-0.0026804286</text:p>
          </table:table-cell>
          <table:table-cell table:number-columns-repeated="2"/>
          <table:table-cell office:value-type="float" office:value="1.5731189674058E+018" calcext:value-type="float">
            <text:p>1.5731189674058E+018</text:p>
          </table:table-cell>
          <table:table-cell office:value-type="float" office:value="432" calcext:value-type="float">
            <text:p>432</text:p>
          </table:table-cell>
          <table:table-cell office:value-type="float" office:value="1.57311896735204E+018" calcext:value-type="float">
            <text:p>1.57311896735204E+018</text:p>
          </table:table-cell>
          <table:table-cell/>
          <table:table-cell office:value-type="float" office:value="0.0226000007242" calcext:value-type="float">
            <text:p>0.0226000007</text:p>
          </table:table-cell>
          <table:table-cell table:style-name="Default" office:value-type="float" office:value="0.00559000018984" calcext:value-type="float">
            <text:p>0.0055900002</text:p>
          </table:table-cell>
          <table:table-cell table:style-name="Default" office:value-type="float" office:value="0.0219299998134" calcext:value-type="float">
            <text:p>0.0219299998</text:p>
          </table:table-cell>
          <table:table-cell office:value-type="float" office:value="0.0000299999992421" calcext:value-type="float">
            <text:p>3.00E-05</text:p>
          </table:table-cell>
        </table:table-row>
        <table:table-row table:style-name="ro1">
          <table:table-cell table:formula="of:=([.D190]-1.57311895611143E+018)*0.000000001" office:value-type="float" office:value="11.294785792" calcext:value-type="float">
            <text:p>11.294785792</text:p>
          </table:table-cell>
          <table:table-cell office:value-type="float" office:value="1.57311896745943E+018" calcext:value-type="float">
            <text:p>1.57311896745943E+018</text:p>
          </table:table-cell>
          <table:table-cell office:value-type="float" office:value="189" calcext:value-type="float">
            <text:p>189</text:p>
          </table:table-cell>
          <table:table-cell office:value-type="float" office:value="1.57311896740621E+018" calcext:value-type="float">
            <text:p>1.57311896740621E+018</text:p>
          </table:table-cell>
          <table:table-cell/>
          <table:table-cell table:style-name="Default" office:value-type="float" office:value="0.00625899760053" calcext:value-type="float">
            <text:p>0.0062589976</text:p>
          </table:table-cell>
          <table:table-cell table:style-name="Default" office:value-type="float" office:value="0.0414988845587" calcext:value-type="float">
            <text:p>0.0414988846</text:p>
          </table:table-cell>
          <table:table-cell table:style-name="Default" office:value-type="float" office:value="0.0155414389446" calcext:value-type="float">
            <text:p>0.0155414389</text:p>
          </table:table-cell>
          <table:table-cell table:number-columns-repeated="2"/>
          <table:table-cell office:value-type="float" office:value="1.57311896745988E+018" calcext:value-type="float">
            <text:p>1.57311896745988E+018</text:p>
          </table:table-cell>
          <table:table-cell office:value-type="float" office:value="433" calcext:value-type="float">
            <text:p>433</text:p>
          </table:table-cell>
          <table:table-cell office:value-type="float" office:value="1.57311896740621E+018" calcext:value-type="float">
            <text:p>1.57311896740621E+018</text:p>
          </table:table-cell>
          <table:table-cell/>
          <table:table-cell office:value-type="float" office:value="0.0254999995232" calcext:value-type="float">
            <text:p>0.0254999995</text:p>
          </table:table-cell>
          <table:table-cell table:style-name="Default" office:value-type="float" office:value="0.00555999996141" calcext:value-type="float">
            <text:p>0.00556</text:p>
          </table:table-cell>
          <table:table-cell table:style-name="Default" office:value-type="float" office:value="0.024849999696" calcext:value-type="float">
            <text:p>0.0248499997</text:p>
          </table:table-cell>
          <table:table-cell office:value-type="float" office:value="0.0000399999989895" calcext:value-type="float">
            <text:p>4.00E-05</text:p>
          </table:table-cell>
        </table:table-row>
        <table:table-row table:style-name="ro1">
          <table:table-cell table:formula="of:=([.D191]-1.57311895611143E+018)*0.000000001" office:value-type="float" office:value="11.348630016" calcext:value-type="float">
            <text:p>11.348630016</text:p>
          </table:table-cell>
          <table:table-cell office:value-type="float" office:value="1.57311896751307E+018" calcext:value-type="float">
            <text:p>1.57311896751307E+018</text:p>
          </table:table-cell>
          <table:table-cell office:value-type="float" office:value="190" calcext:value-type="float">
            <text:p>190</text:p>
          </table:table-cell>
          <table:table-cell office:value-type="float" office:value="1.57311896746006E+018" calcext:value-type="float">
            <text:p>1.57311896746006E+018</text:p>
          </table:table-cell>
          <table:table-cell/>
          <table:table-cell table:style-name="Default" office:value-type="float" office:value="0.0105491252616" calcext:value-type="float">
            <text:p>0.0105491253</text:p>
          </table:table-cell>
          <table:table-cell table:style-name="Default" office:value-type="float" office:value="0.0409658923745" calcext:value-type="float">
            <text:p>0.0409658924</text:p>
          </table:table-cell>
          <table:table-cell table:style-name="Default" office:value-type="float" office:value="0.0172910057008" calcext:value-type="float">
            <text:p>0.0172910057</text:p>
          </table:table-cell>
          <table:table-cell table:number-columns-repeated="2"/>
          <table:table-cell office:value-type="float" office:value="1.57311896751362E+018" calcext:value-type="float">
            <text:p>1.57311896751362E+018</text:p>
          </table:table-cell>
          <table:table-cell office:value-type="float" office:value="434" calcext:value-type="float">
            <text:p>434</text:p>
          </table:table-cell>
          <table:table-cell office:value-type="float" office:value="1.57311896746006E+018" calcext:value-type="float">
            <text:p>1.57311896746006E+018</text:p>
          </table:table-cell>
          <table:table-cell/>
          <table:table-cell office:value-type="float" office:value="0.0275999996811" calcext:value-type="float">
            <text:p>0.0275999997</text:p>
          </table:table-cell>
          <table:table-cell table:style-name="Default" office:value-type="float" office:value="0.00590999983251" calcext:value-type="float">
            <text:p>0.0059099998</text:p>
          </table:table-cell>
          <table:table-cell table:style-name="Default" office:value-type="float" office:value="0.0269200000912" calcext:value-type="float">
            <text:p>0.0269200001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formula="of:=([.D192]-1.57311895611143E+018)*0.000000001" office:value-type="float" office:value="11.402376704" calcext:value-type="float">
            <text:p>11.402376704</text:p>
          </table:table-cell>
          <table:table-cell office:value-type="float" office:value="1.5731189675678E+018" calcext:value-type="float">
            <text:p>1.5731189675678E+018</text:p>
          </table:table-cell>
          <table:table-cell office:value-type="float" office:value="191" calcext:value-type="float">
            <text:p>191</text:p>
          </table:table-cell>
          <table:table-cell office:value-type="float" office:value="1.5731189675138E+018" calcext:value-type="float">
            <text:p>1.5731189675138E+018</text:p>
          </table:table-cell>
          <table:table-cell/>
          <table:table-cell table:style-name="Default" office:value-type="float" office:value="0.00539610860869" calcext:value-type="float">
            <text:p>0.0053961086</text:p>
          </table:table-cell>
          <table:table-cell table:style-name="Default" office:value-type="float" office:value="0.0285539254546" calcext:value-type="float">
            <text:p>0.0285539255</text:p>
          </table:table-cell>
          <table:table-cell table:style-name="Default" office:value-type="float" office:value="0.00848811585456" calcext:value-type="float">
            <text:p>0.0084881159</text:p>
          </table:table-cell>
          <table:table-cell table:number-columns-repeated="2"/>
          <table:table-cell office:value-type="float" office:value="1.57311896756777E+018" calcext:value-type="float">
            <text:p>1.57311896756777E+018</text:p>
          </table:table-cell>
          <table:table-cell office:value-type="float" office:value="435" calcext:value-type="float">
            <text:p>435</text:p>
          </table:table-cell>
          <table:table-cell office:value-type="float" office:value="1.5731189675138E+018" calcext:value-type="float">
            <text:p>1.5731189675138E+018</text:p>
          </table:table-cell>
          <table:table-cell/>
          <table:table-cell office:value-type="float" office:value="0.0281000006944" calcext:value-type="float">
            <text:p>0.0281000007</text:p>
          </table:table-cell>
          <table:table-cell table:style-name="Default" office:value-type="float" office:value="0.00560999987647" calcext:value-type="float">
            <text:p>0.0056099999</text:p>
          </table:table-cell>
          <table:table-cell table:style-name="Default" office:value-type="float" office:value="0.0274899993092" calcext:value-type="float">
            <text:p>0.0274899993</text:p>
          </table:table-cell>
          <table:table-cell office:value-type="float" office:value="0.0000599999984843" calcext:value-type="float">
            <text:p>6.00E-05</text:p>
          </table:table-cell>
        </table:table-row>
        <table:table-row table:style-name="ro1">
          <table:table-cell table:formula="of:=([.D193]-1.57311895611143E+018)*0.000000001" office:value-type="float" office:value="11.456570112" calcext:value-type="float">
            <text:p>11.456570112</text:p>
          </table:table-cell>
          <table:table-cell office:value-type="float" office:value="1.57311896762174E+018" calcext:value-type="float">
            <text:p>1.57311896762174E+018</text:p>
          </table:table-cell>
          <table:table-cell office:value-type="float" office:value="192" calcext:value-type="float">
            <text:p>192</text:p>
          </table:table-cell>
          <table:table-cell office:value-type="float" office:value="1.573118967568E+018" calcext:value-type="float">
            <text:p>1.573118967568E+018</text:p>
          </table:table-cell>
          <table:table-cell/>
          <table:table-cell table:style-name="Default" office:value-type="float" office:value="0.0020165827591" calcext:value-type="float">
            <text:p>0.0020165828</text:p>
          </table:table-cell>
          <table:table-cell table:style-name="Default" office:value-type="float" office:value="0.0153794428334" calcext:value-type="float">
            <text:p>0.0153794428</text:p>
          </table:table-cell>
          <table:table-cell table:style-name="Default" office:value-type="float" office:value="0.000307547190459" calcext:value-type="float">
            <text:p>0.0003075472</text:p>
          </table:table-cell>
          <table:table-cell table:number-columns-repeated="2"/>
          <table:table-cell office:value-type="float" office:value="1.57311896762246E+018" calcext:value-type="float">
            <text:p>1.57311896762246E+018</text:p>
          </table:table-cell>
          <table:table-cell office:value-type="float" office:value="436" calcext:value-type="float">
            <text:p>436</text:p>
          </table:table-cell>
          <table:table-cell office:value-type="float" office:value="1.573118967568E+018" calcext:value-type="float">
            <text:p>1.573118967568E+018</text:p>
          </table:table-cell>
          <table:table-cell/>
          <table:table-cell office:value-type="float" office:value="0.0281000006944" calcext:value-type="float">
            <text:p>0.0281000007</text:p>
          </table:table-cell>
          <table:table-cell table:style-name="Default" office:value-type="float" office:value="0.00571999978274" calcext:value-type="float">
            <text:p>0.0057199998</text:p>
          </table:table-cell>
          <table:table-cell table:style-name="Default" office:value-type="float" office:value="0.0275400001556" calcext:value-type="float">
            <text:p>0.0275400002</text:p>
          </table:table-cell>
          <table:table-cell office:value-type="float" office:value="-0.0000399999989895" calcext:value-type="float">
            <text:p>-4.00E-05</text:p>
          </table:table-cell>
        </table:table-row>
        <table:table-row table:style-name="ro1">
          <table:table-cell table:formula="of:=([.D194]-1.57311895611143E+018)*0.000000001" office:value-type="float" office:value="11.511217664" calcext:value-type="float">
            <text:p>11.511217664</text:p>
          </table:table-cell>
          <table:table-cell office:value-type="float" office:value="1.57311896767591E+018" calcext:value-type="float">
            <text:p>1.57311896767591E+018</text:p>
          </table:table-cell>
          <table:table-cell office:value-type="float" office:value="193" calcext:value-type="float">
            <text:p>193</text:p>
          </table:table-cell>
          <table:table-cell office:value-type="float" office:value="1.57311896762264E+018" calcext:value-type="float">
            <text:p>1.57311896762264E+018</text:p>
          </table:table-cell>
          <table:table-cell/>
          <table:table-cell table:style-name="Default" office:value-type="float" office:value="0.0055354014039" calcext:value-type="float">
            <text:p>0.0055354014</text:p>
          </table:table-cell>
          <table:table-cell table:style-name="Default" office:value-type="float" office:value="0.0202569663525" calcext:value-type="float">
            <text:p>0.0202569664</text:p>
          </table:table-cell>
          <table:table-cell table:style-name="Default" office:value-type="float" office:value="0.00686702784151" calcext:value-type="float">
            <text:p>0.0068670278</text:p>
          </table:table-cell>
          <table:table-cell table:number-columns-repeated="2"/>
          <table:table-cell office:value-type="float" office:value="1.57311896767667E+018" calcext:value-type="float">
            <text:p>1.57311896767667E+018</text:p>
          </table:table-cell>
          <table:table-cell office:value-type="float" office:value="437" calcext:value-type="float">
            <text:p>437</text:p>
          </table:table-cell>
          <table:table-cell office:value-type="float" office:value="1.57311896762264E+018" calcext:value-type="float">
            <text:p>1.57311896762264E+018</text:p>
          </table:table-cell>
          <table:table-cell/>
          <table:table-cell office:value-type="float" office:value="0.0288999993354" calcext:value-type="float">
            <text:p>0.0288999993</text:p>
          </table:table-cell>
          <table:table-cell table:style-name="Default" office:value-type="float" office:value="0.00586999999359" calcext:value-type="float">
            <text:p>0.00587</text:p>
          </table:table-cell>
          <table:table-cell table:style-name="Default" office:value-type="float" office:value="0.0282600000501" calcext:value-type="float">
            <text:p>0.0282600001</text:p>
          </table:table-cell>
          <table:table-cell office:value-type="float" office:value="0.00000999999974738" calcext:value-type="float">
            <text:p>1.00E-05</text:p>
          </table:table-cell>
        </table:table-row>
        <table:table-row table:style-name="ro1">
          <table:table-cell table:formula="of:=([.D195]-1.57311895611143E+018)*0.000000001" office:value-type="float" office:value="11.564993792" calcext:value-type="float">
            <text:p>11.564993792</text:p>
          </table:table-cell>
          <table:table-cell office:value-type="float" office:value="1.573118967731E+018" calcext:value-type="float">
            <text:p>1.573118967731E+018</text:p>
          </table:table-cell>
          <table:table-cell office:value-type="float" office:value="194" calcext:value-type="float">
            <text:p>194</text:p>
          </table:table-cell>
          <table:table-cell office:value-type="float" office:value="1.57311896767642E+018" calcext:value-type="float">
            <text:p>1.57311896767642E+018</text:p>
          </table:table-cell>
          <table:table-cell/>
          <table:table-cell table:style-name="Default" office:value-type="float" office:value="0.00345766195096" calcext:value-type="float">
            <text:p>0.003457662</text:p>
          </table:table-cell>
          <table:table-cell table:style-name="Default" office:value-type="float" office:value="0.0136892450973" calcext:value-type="float">
            <text:p>0.0136892451</text:p>
          </table:table-cell>
          <table:table-cell table:style-name="Default" office:value-type="float" office:value="0.00406575948" calcext:value-type="float">
            <text:p>0.0040657595</text:p>
          </table:table-cell>
          <table:table-cell table:number-columns-repeated="2"/>
          <table:table-cell office:value-type="float" office:value="1.57311896773103E+018" calcext:value-type="float">
            <text:p>1.57311896773103E+018</text:p>
          </table:table-cell>
          <table:table-cell office:value-type="float" office:value="438" calcext:value-type="float">
            <text:p>438</text:p>
          </table:table-cell>
          <table:table-cell office:value-type="float" office:value="1.57311896767642E+018" calcext:value-type="float">
            <text:p>1.57311896767642E+018</text:p>
          </table:table-cell>
          <table:table-cell/>
          <table:table-cell office:value-type="float" office:value="0.0288999993354" calcext:value-type="float">
            <text:p>0.0288999993</text:p>
          </table:table-cell>
          <table:table-cell table:style-name="Default" office:value-type="float" office:value="0.0059299999848" calcext:value-type="float">
            <text:p>0.00593</text:p>
          </table:table-cell>
          <table:table-cell table:style-name="Default" office:value-type="float" office:value="0.0283300001174" calcext:value-type="float">
            <text:p>0.0283300001</text:p>
          </table:table-cell>
          <table:table-cell office:value-type="float" office:value="0.0000199999994948" calcext:value-type="float">
            <text:p>2.00E-05</text:p>
          </table:table-cell>
        </table:table-row>
        <table:table-row table:style-name="ro1">
          <table:table-cell table:formula="of:=([.D196]-1.57311895611143E+018)*0.000000001" office:value-type="float" office:value="11.620150016" calcext:value-type="float">
            <text:p>11.620150016</text:p>
          </table:table-cell>
          <table:table-cell office:value-type="float" office:value="1.57311896778447E+018" calcext:value-type="float">
            <text:p>1.57311896778447E+018</text:p>
          </table:table-cell>
          <table:table-cell office:value-type="float" office:value="195" calcext:value-type="float">
            <text:p>195</text:p>
          </table:table-cell>
          <table:table-cell office:value-type="float" office:value="1.57311896773158E+018" calcext:value-type="float">
            <text:p>1.57311896773158E+018</text:p>
          </table:table-cell>
          <table:table-cell/>
          <table:table-cell table:style-name="Default" office:value-type="float" office:value="0.0028053431306" calcext:value-type="float">
            <text:p>0.0028053431</text:p>
          </table:table-cell>
          <table:table-cell table:style-name="Default" office:value-type="float" office:value="0.0103454384953" calcext:value-type="float">
            <text:p>0.0103454385</text:p>
          </table:table-cell>
          <table:table-cell table:style-name="Default" office:value-type="float" office:value="0.00277491845191" calcext:value-type="float">
            <text:p>0.0027749185</text:p>
          </table:table-cell>
          <table:table-cell table:number-columns-repeated="2"/>
          <table:table-cell office:value-type="float" office:value="1.57311896778476E+018" calcext:value-type="float">
            <text:p>1.57311896778476E+018</text:p>
          </table:table-cell>
          <table:table-cell office:value-type="float" office:value="439" calcext:value-type="float">
            <text:p>439</text:p>
          </table:table-cell>
          <table:table-cell office:value-type="float" office:value="1.57311896773158E+018" calcext:value-type="float">
            <text:p>1.57311896773158E+018</text:p>
          </table:table-cell>
          <table:table-cell/>
          <table:table-cell office:value-type="float" office:value="0.0294000003487" calcext:value-type="float">
            <text:p>0.0294000003</text:p>
          </table:table-cell>
          <table:table-cell table:style-name="Default" office:value-type="float" office:value="0.00652999989688" calcext:value-type="float">
            <text:p>0.0065299999</text:p>
          </table:table-cell>
          <table:table-cell table:style-name="Default" office:value-type="float" office:value="0.028710000217" calcext:value-type="float">
            <text:p>0.0287100002</text:p>
          </table:table-cell>
          <table:table-cell office:value-type="float" office:value="-0.00000999999974738" calcext:value-type="float">
            <text:p>-1.00E-05</text:p>
          </table:table-cell>
        </table:table-row>
        <table:table-row table:style-name="ro1">
          <table:table-cell table:formula="of:=([.D197]-1.57311895611143E+018)*0.000000001" office:value-type="float" office:value="11.673615872" calcext:value-type="float">
            <text:p>11.673615872</text:p>
          </table:table-cell>
          <table:table-cell office:value-type="float" office:value="1.5731189678874E+018" calcext:value-type="float">
            <text:p>1.5731189678874E+018</text:p>
          </table:table-cell>
          <table:table-cell office:value-type="float" office:value="196" calcext:value-type="float">
            <text:p>196</text:p>
          </table:table-cell>
          <table:table-cell office:value-type="float" office:value="1.57311896778504E+018" calcext:value-type="float">
            <text:p>1.57311896778504E+018</text:p>
          </table:table-cell>
          <table:table-cell/>
          <table:table-cell table:style-name="Default" office:value-type="float" office:value="0.00699145579711" calcext:value-type="float">
            <text:p>0.0069914558</text:p>
          </table:table-cell>
          <table:table-cell table:style-name="Default" office:value-type="float" office:value="0.0157261751592" calcext:value-type="float">
            <text:p>0.0157261752</text:p>
          </table:table-cell>
          <table:table-cell table:style-name="Default" office:value-type="float" office:value="0.00838577654213" calcext:value-type="float">
            <text:p>0.0083857765</text:p>
          </table:table-cell>
          <table:table-cell table:number-columns-repeated="2"/>
          <table:table-cell office:value-type="float" office:value="1.57311896788782E+018" calcext:value-type="float">
            <text:p>1.57311896788782E+018</text:p>
          </table:table-cell>
          <table:table-cell office:value-type="float" office:value="440" calcext:value-type="float">
            <text:p>440</text:p>
          </table:table-cell>
          <table:table-cell office:value-type="float" office:value="1.57311896778504E+018" calcext:value-type="float">
            <text:p>1.57311896778504E+018</text:p>
          </table:table-cell>
          <table:table-cell/>
          <table:table-cell office:value-type="float" office:value="0.0258000008762" calcext:value-type="float">
            <text:p>0.0258000009</text:p>
          </table:table-cell>
          <table:table-cell table:style-name="Default" office:value-type="float" office:value="0.00669999979436" calcext:value-type="float">
            <text:p>0.0066999998</text:p>
          </table:table-cell>
          <table:table-cell table:style-name="Default" office:value-type="float" office:value="0.0248700007796" calcext:value-type="float">
            <text:p>0.0248700008</text:p>
          </table:table-cell>
          <table:table-cell office:value-type="float" office:value="0.00000999999974738" calcext:value-type="float">
            <text:p>1.00E-05</text:p>
          </table:table-cell>
        </table:table-row>
        <table:table-row table:style-name="ro1">
          <table:table-cell table:formula="of:=([.D198]-1.57311895611143E+018)*0.000000001" office:value-type="float" office:value="11.77659904" calcext:value-type="float">
            <text:p>11.77659904</text:p>
          </table:table-cell>
          <table:table-cell office:value-type="float" office:value="1.57311896794089E+018" calcext:value-type="float">
            <text:p>1.57311896794089E+018</text:p>
          </table:table-cell>
          <table:table-cell office:value-type="float" office:value="197" calcext:value-type="float">
            <text:p>197</text:p>
          </table:table-cell>
          <table:table-cell office:value-type="float" office:value="1.57311896788803E+018" calcext:value-type="float">
            <text:p>1.57311896788803E+018</text:p>
          </table:table-cell>
          <table:table-cell/>
          <table:table-cell table:style-name="Default" office:value-type="float" office:value="0.00730136968195" calcext:value-type="float">
            <text:p>0.0073013697</text:p>
          </table:table-cell>
          <table:table-cell table:style-name="Default" office:value-type="float" office:value="0.0173121206462" calcext:value-type="float">
            <text:p>0.0173121206</text:p>
          </table:table-cell>
          <table:table-cell table:style-name="Default" office:value-type="float" office:value="0.00825032126158" calcext:value-type="float">
            <text:p>0.0082503213</text:p>
          </table:table-cell>
          <table:table-cell table:number-columns-repeated="2"/>
          <table:table-cell office:value-type="float" office:value="1.57311896794146E+018" calcext:value-type="float">
            <text:p>1.57311896794146E+018</text:p>
          </table:table-cell>
          <table:table-cell office:value-type="float" office:value="441" calcext:value-type="float">
            <text:p>441</text:p>
          </table:table-cell>
          <table:table-cell office:value-type="float" office:value="1.57311896788803E+018" calcext:value-type="float">
            <text:p>1.57311896788803E+018</text:p>
          </table:table-cell>
          <table:table-cell/>
          <table:table-cell office:value-type="float" office:value="0.024299999699" calcext:value-type="float">
            <text:p>0.0242999997</text:p>
          </table:table-cell>
          <table:table-cell table:style-name="Default" office:value-type="float" office:value="0.00718999980018" calcext:value-type="float">
            <text:p>0.0071899998</text:p>
          </table:table-cell>
          <table:table-cell table:style-name="Default" office:value-type="float" office:value="0.0232299994677" calcext:value-type="float">
            <text:p>0.0232299995</text:p>
          </table:table-cell>
          <table:table-cell office:value-type="float" office:value="0.0000199999994948" calcext:value-type="float">
            <text:p>2.00E-05</text:p>
          </table:table-cell>
        </table:table-row>
        <table:table-row table:style-name="ro1">
          <table:table-cell table:formula="of:=([.D199]-1.57311895611143E+018)*0.000000001" office:value-type="float" office:value="11.830528768" calcext:value-type="float">
            <text:p>11.830528768</text:p>
          </table:table-cell>
          <table:table-cell office:value-type="float" office:value="1.5731189679958E+018" calcext:value-type="float">
            <text:p>1.5731189679958E+018</text:p>
          </table:table-cell>
          <table:table-cell office:value-type="float" office:value="198" calcext:value-type="float">
            <text:p>198</text:p>
          </table:table-cell>
          <table:table-cell office:value-type="float" office:value="1.57311896794195E+018" calcext:value-type="float">
            <text:p>1.57311896794195E+018</text:p>
          </table:table-cell>
          <table:table-cell/>
          <table:table-cell table:style-name="Default" office:value-type="float" office:value="0.0102522419766" calcext:value-type="float">
            <text:p>0.010252242</text:p>
          </table:table-cell>
          <table:table-cell table:style-name="Default" office:value-type="float" office:value="0.0231744423509" calcext:value-type="float">
            <text:p>0.0231744424</text:p>
          </table:table-cell>
          <table:table-cell table:style-name="Default" office:value-type="float" office:value="0.00957894511521" calcext:value-type="float">
            <text:p>0.0095789451</text:p>
          </table:table-cell>
          <table:table-cell table:number-columns-repeated="2"/>
          <table:table-cell office:value-type="float" office:value="1.57311896799623E+018" calcext:value-type="float">
            <text:p>1.57311896799623E+018</text:p>
          </table:table-cell>
          <table:table-cell office:value-type="float" office:value="442" calcext:value-type="float">
            <text:p>442</text:p>
          </table:table-cell>
          <table:table-cell office:value-type="float" office:value="1.57311896794195E+018" calcext:value-type="float">
            <text:p>1.57311896794195E+018</text:p>
          </table:table-cell>
          <table:table-cell/>
          <table:table-cell office:value-type="float" office:value="0.0228000003844" calcext:value-type="float">
            <text:p>0.0228000004</text:p>
          </table:table-cell>
          <table:table-cell table:style-name="Default" office:value-type="float" office:value="0.00737999984995" calcext:value-type="float">
            <text:p>0.0073799998</text:p>
          </table:table-cell>
          <table:table-cell table:style-name="Default" office:value-type="float" office:value="0.0216000005603" calcext:value-type="float">
            <text:p>0.0216000006</text:p>
          </table:table-cell>
          <table:table-cell office:value-type="float" office:value="-0.00000999999974738" calcext:value-type="float">
            <text:p>-1.00E-05</text:p>
          </table:table-cell>
        </table:table-row>
        <table:table-row table:style-name="ro1">
          <table:table-cell table:formula="of:=([.D200]-1.57311895611143E+018)*0.000000001" office:value-type="float" office:value="11.885223936" calcext:value-type="float">
            <text:p>11.885223936</text:p>
          </table:table-cell>
          <table:table-cell office:value-type="float" office:value="1.5731189680497E+018" calcext:value-type="float">
            <text:p>1.5731189680497E+018</text:p>
          </table:table-cell>
          <table:table-cell office:value-type="float" office:value="199" calcext:value-type="float">
            <text:p>199</text:p>
          </table:table-cell>
          <table:table-cell office:value-type="float" office:value="1.57311896799665E+018" calcext:value-type="float">
            <text:p>1.57311896799665E+018</text:p>
          </table:table-cell>
          <table:table-cell/>
          <table:table-cell table:style-name="Default" office:value-type="float" office:value="0.0191864166409" calcext:value-type="float">
            <text:p>0.0191864166</text:p>
          </table:table-cell>
          <table:table-cell table:style-name="Default" office:value-type="float" office:value="0.0330401100218" calcext:value-type="float">
            <text:p>0.03304011</text:p>
          </table:table-cell>
          <table:table-cell table:style-name="Default" office:value-type="float" office:value="0.0175727326423" calcext:value-type="float">
            <text:p>0.0175727326</text:p>
          </table:table-cell>
          <table:table-cell table:number-columns-repeated="2"/>
          <table:table-cell office:value-type="float" office:value="1.57311896805109E+018" calcext:value-type="float">
            <text:p>1.57311896805109E+018</text:p>
          </table:table-cell>
          <table:table-cell office:value-type="float" office:value="443" calcext:value-type="float">
            <text:p>443</text:p>
          </table:table-cell>
          <table:table-cell office:value-type="float" office:value="1.57311896799665E+018" calcext:value-type="float">
            <text:p>1.57311896799665E+018</text:p>
          </table:table-cell>
          <table:table-cell/>
          <table:table-cell office:value-type="float" office:value="0.023199999705" calcext:value-type="float">
            <text:p>0.0231999997</text:p>
          </table:table-cell>
          <table:table-cell table:style-name="Default" office:value-type="float" office:value="0.0085199996829" calcext:value-type="float">
            <text:p>0.0085199997</text:p>
          </table:table-cell>
          <table:table-cell table:style-name="Default" office:value-type="float" office:value="0.0216000005603" calcext:value-type="float">
            <text:p>0.0216000006</text:p>
          </table:table-cell>
          <table:table-cell office:value-type="float" office:value="0.00000999999974738" calcext:value-type="float">
            <text:p>1.00E-05</text:p>
          </table:table-cell>
        </table:table-row>
        <table:table-row table:style-name="ro1">
          <table:table-cell table:formula="of:=([.D201]-1.57311895611143E+018)*0.000000001" office:value-type="float" office:value="11.939002112" calcext:value-type="float">
            <text:p>11.939002112</text:p>
          </table:table-cell>
          <table:table-cell office:value-type="float" office:value="1.57311896810238E+018" calcext:value-type="float">
            <text:p>1.57311896810238E+018</text:p>
          </table:table-cell>
          <table:table-cell office:value-type="float" office:value="200" calcext:value-type="float">
            <text:p>200</text:p>
          </table:table-cell>
          <table:table-cell office:value-type="float" office:value="1.57311896805043E+018" calcext:value-type="float">
            <text:p>1.57311896805043E+018</text:p>
          </table:table-cell>
          <table:table-cell/>
          <table:table-cell table:style-name="Default" office:value-type="float" office:value="0.0242983810604" calcext:value-type="float">
            <text:p>0.0242983811</text:p>
          </table:table-cell>
          <table:table-cell table:style-name="Default" office:value-type="float" office:value="0.0427791774273" calcext:value-type="float">
            <text:p>0.0427791774</text:p>
          </table:table-cell>
          <table:table-cell table:style-name="Default" office:value-type="float" office:value="0.0269505996257" calcext:value-type="float">
            <text:p>0.0269505996</text:p>
          </table:table-cell>
          <table:table-cell table:number-columns-repeated="2"/>
          <table:table-cell office:value-type="float" office:value="1.573118968103E+018" calcext:value-type="float">
            <text:p>1.573118968103E+018</text:p>
          </table:table-cell>
          <table:table-cell office:value-type="float" office:value="444" calcext:value-type="float">
            <text:p>444</text:p>
          </table:table-cell>
          <table:table-cell office:value-type="float" office:value="1.57311896805043E+018" calcext:value-type="float">
            <text:p>1.57311896805043E+018</text:p>
          </table:table-cell>
          <table:table-cell/>
          <table:table-cell office:value-type="float" office:value="0.0236000008881" calcext:value-type="float">
            <text:p>0.0236000009</text:p>
          </table:table-cell>
          <table:table-cell table:style-name="Default" office:value-type="float" office:value="0.00989999994636" calcext:value-type="float">
            <text:p>0.0098999999</text:p>
          </table:table-cell>
          <table:table-cell table:style-name="Default" office:value-type="float" office:value="0.0214000009" calcext:value-type="float">
            <text:p>0.0214000009</text:p>
          </table:table-cell>
          <table:table-cell office:value-type="float" office:value="-0.0000399999989895" calcext:value-type="float">
            <text:p>-4.00E-05</text:p>
          </table:table-cell>
        </table:table-row>
        <table:table-row table:style-name="ro1">
          <table:table-cell table:formula="of:=([.D202]-1.57311895611143E+018)*0.000000001" office:value-type="float" office:value="11.99119104" calcext:value-type="float">
            <text:p>11.99119104</text:p>
          </table:table-cell>
          <table:table-cell office:value-type="float" office:value="1.57311896820598E+018" calcext:value-type="float">
            <text:p>1.57311896820598E+018</text:p>
          </table:table-cell>
          <table:table-cell office:value-type="float" office:value="201" calcext:value-type="float">
            <text:p>201</text:p>
          </table:table-cell>
          <table:table-cell office:value-type="float" office:value="1.57311896810262E+018" calcext:value-type="float">
            <text:p>1.57311896810262E+018</text:p>
          </table:table-cell>
          <table:table-cell/>
          <table:table-cell table:style-name="Default" office:value-type="float" office:value="0.0224939696491" calcext:value-type="float">
            <text:p>0.0224939696</text:p>
          </table:table-cell>
          <table:table-cell table:style-name="Default" office:value-type="float" office:value="0.0306271053851" calcext:value-type="float">
            <text:p>0.0306271054</text:p>
          </table:table-cell>
          <table:table-cell table:style-name="Default" office:value-type="float" office:value="0.0209802240133" calcext:value-type="float">
            <text:p>0.020980224</text:p>
          </table:table-cell>
          <table:table-cell table:number-columns-repeated="2"/>
          <table:table-cell office:value-type="float" office:value="1.57311896820642E+018" calcext:value-type="float">
            <text:p>1.57311896820642E+018</text:p>
          </table:table-cell>
          <table:table-cell office:value-type="float" office:value="445" calcext:value-type="float">
            <text:p>445</text:p>
          </table:table-cell>
          <table:table-cell office:value-type="float" office:value="1.57311896810262E+018" calcext:value-type="float">
            <text:p>1.57311896810262E+018</text:p>
          </table:table-cell>
          <table:table-cell/>
          <table:table-cell office:value-type="float" office:value="0.0247000008821" calcext:value-type="float">
            <text:p>0.0247000009</text:p>
          </table:table-cell>
          <table:table-cell table:style-name="Default" office:value-type="float" office:value="0.0107100000605" calcext:value-type="float">
            <text:p>0.0107100001</text:p>
          </table:table-cell>
          <table:table-cell table:style-name="Default" office:value-type="float" office:value="0.0222999993712" calcext:value-type="float">
            <text:p>0.0222999994</text:p>
          </table:table-cell>
          <table:table-cell office:value-type="float" office:value="-0.00000999999974738" calcext:value-type="float">
            <text:p>-1.00E-05</text:p>
          </table:table-cell>
        </table:table-row>
        <table:table-row table:style-name="ro1">
          <table:table-cell table:formula="of:=([.D203]-1.57311895611143E+018)*0.000000001" office:value-type="float" office:value="12.095187968" calcext:value-type="float">
            <text:p>12.095187968</text:p>
          </table:table-cell>
          <table:table-cell office:value-type="float" office:value="1.5731189682594E+018" calcext:value-type="float">
            <text:p>1.5731189682594E+018</text:p>
          </table:table-cell>
          <table:table-cell office:value-type="float" office:value="202" calcext:value-type="float">
            <text:p>202</text:p>
          </table:table-cell>
          <table:table-cell office:value-type="float" office:value="1.57311896820661E+018" calcext:value-type="float">
            <text:p>1.57311896820661E+018</text:p>
          </table:table-cell>
          <table:table-cell/>
          <table:table-cell table:style-name="Default" office:value-type="float" office:value="0.0162999052554" calcext:value-type="float">
            <text:p>0.0162999053</text:p>
          </table:table-cell>
          <table:table-cell table:style-name="Default" office:value-type="float" office:value="0.0202787276357" calcext:value-type="float">
            <text:p>0.0202787276</text:p>
          </table:table-cell>
          <table:table-cell table:style-name="Default" office:value-type="float" office:value="0.0138413412496" calcext:value-type="float">
            <text:p>0.0138413412</text:p>
          </table:table-cell>
          <table:table-cell table:number-columns-repeated="2"/>
          <table:table-cell office:value-type="float" office:value="1.57311896826033E+018" calcext:value-type="float">
            <text:p>1.57311896826033E+018</text:p>
          </table:table-cell>
          <table:table-cell office:value-type="float" office:value="446" calcext:value-type="float">
            <text:p>446</text:p>
          </table:table-cell>
          <table:table-cell office:value-type="float" office:value="1.57311896820661E+018" calcext:value-type="float">
            <text:p>1.57311896820661E+018</text:p>
          </table:table-cell>
          <table:table-cell/>
          <table:table-cell office:value-type="float" office:value="0.0263999998569" calcext:value-type="float">
            <text:p>0.0263999999</text:p>
          </table:table-cell>
          <table:table-cell table:style-name="Default" office:value-type="float" office:value="0.0123800002038" calcext:value-type="float">
            <text:p>0.0123800002</text:p>
          </table:table-cell>
          <table:table-cell table:style-name="Default" office:value-type="float" office:value="0.0233200006187" calcext:value-type="float">
            <text:p>0.0233200006</text:p>
          </table:table-cell>
          <table:table-cell office:value-type="float" office:value="-0.00000999999974738" calcext:value-type="float">
            <text:p>-1.00E-05</text:p>
          </table:table-cell>
        </table:table-row>
        <table:table-row table:style-name="ro1">
          <table:table-cell table:formula="of:=([.D204]-1.57311895611143E+018)*0.000000001" office:value-type="float" office:value="12.148209664" calcext:value-type="float">
            <text:p>12.148209664</text:p>
          </table:table-cell>
          <table:table-cell office:value-type="float" office:value="1.57311896831205E+018" calcext:value-type="float">
            <text:p>1.57311896831205E+018</text:p>
          </table:table-cell>
          <table:table-cell office:value-type="float" office:value="203" calcext:value-type="float">
            <text:p>203</text:p>
          </table:table-cell>
          <table:table-cell office:value-type="float" office:value="1.57311896825964E+018" calcext:value-type="float">
            <text:p>1.57311896825964E+018</text:p>
          </table:table-cell>
          <table:table-cell/>
          <table:table-cell table:style-name="Default" office:value-type="float" office:value="0.00916353240609" calcext:value-type="float">
            <text:p>0.0091635324</text:p>
          </table:table-cell>
          <table:table-cell table:style-name="Default" office:value-type="float" office:value="0.01138097886" calcext:value-type="float">
            <text:p>0.0113809789</text:p>
          </table:table-cell>
          <table:table-cell table:style-name="Default" office:value-type="float" office:value="0.00629075011238" calcext:value-type="float">
            <text:p>0.0062907501</text:p>
          </table:table-cell>
          <table:table-cell table:number-columns-repeated="2"/>
          <table:table-cell office:value-type="float" office:value="1.57311896831262E+018" calcext:value-type="float">
            <text:p>1.57311896831262E+018</text:p>
          </table:table-cell>
          <table:table-cell office:value-type="float" office:value="447" calcext:value-type="float">
            <text:p>447</text:p>
          </table:table-cell>
          <table:table-cell office:value-type="float" office:value="1.57311896825964E+018" calcext:value-type="float">
            <text:p>1.57311896825964E+018</text:p>
          </table:table-cell>
          <table:table-cell/>
          <table:table-cell office:value-type="float" office:value="0.0254999995232" calcext:value-type="float">
            <text:p>0.0254999995</text:p>
          </table:table-cell>
          <table:table-cell table:style-name="Default" office:value-type="float" office:value="0.0124099999666" calcext:value-type="float">
            <text:p>0.01241</text:p>
          </table:table-cell>
          <table:table-cell table:style-name="Default" office:value-type="float" office:value="0.0222399998456" calcext:value-type="float">
            <text:p>0.0222399998</text:p>
          </table:table-cell>
          <table:table-cell office:value-type="float" office:value="-0.0000299999992421" calcext:value-type="float">
            <text:p>-3.00E-05</text:p>
          </table:table-cell>
        </table:table-row>
        <table:table-row table:style-name="ro1">
          <table:table-cell table:formula="of:=([.D205]-1.57311895611143E+018)*0.000000001" office:value-type="float" office:value="12.201075968" calcext:value-type="float">
            <text:p>12.201075968</text:p>
          </table:table-cell>
          <table:table-cell office:value-type="float" office:value="1.57311896836521E+018" calcext:value-type="float">
            <text:p>1.57311896836521E+018</text:p>
          </table:table-cell>
          <table:table-cell office:value-type="float" office:value="204" calcext:value-type="float">
            <text:p>204</text:p>
          </table:table-cell>
          <table:table-cell office:value-type="float" office:value="1.5731189683125E+018" calcext:value-type="float">
            <text:p>1.5731189683125E+018</text:p>
          </table:table-cell>
          <table:table-cell/>
          <table:table-cell table:style-name="Default" office:value-type="float" office:value="0.0114473896101" calcext:value-type="float">
            <text:p>0.0114473896</text:p>
          </table:table-cell>
          <table:table-cell table:style-name="Default" office:value-type="float" office:value="0.0141838118434" calcext:value-type="float">
            <text:p>0.0141838118</text:p>
          </table:table-cell>
          <table:table-cell table:style-name="Default" office:value-type="float" office:value="0.0110861593857" calcext:value-type="float">
            <text:p>0.0110861594</text:p>
          </table:table-cell>
          <table:table-cell table:number-columns-repeated="2"/>
          <table:table-cell office:value-type="float" office:value="1.5731189683659E+018" calcext:value-type="float">
            <text:p>1.5731189683659E+018</text:p>
          </table:table-cell>
          <table:table-cell office:value-type="float" office:value="448" calcext:value-type="float">
            <text:p>448</text:p>
          </table:table-cell>
          <table:table-cell office:value-type="float" office:value="1.5731189683125E+018" calcext:value-type="float">
            <text:p>1.5731189683125E+018</text:p>
          </table:table-cell>
          <table:table-cell/>
          <table:table-cell office:value-type="float" office:value="0.0255999993533" calcext:value-type="float">
            <text:p>0.0255999994</text:p>
          </table:table-cell>
          <table:table-cell table:style-name="Default" office:value-type="float" office:value="0.0127999996766" calcext:value-type="float">
            <text:p>0.0127999997</text:p>
          </table:table-cell>
          <table:table-cell table:style-name="Default" office:value-type="float" office:value="0.0222200006247" calcext:value-type="float">
            <text:p>0.0222200006</text:p>
          </table:table-cell>
          <table:table-cell office:value-type="float" office:value="-0.00000999999974738" calcext:value-type="float">
            <text:p>-1.00E-05</text:p>
          </table:table-cell>
        </table:table-row>
        <table:table-row table:style-name="ro1">
          <table:table-cell table:formula="of:=([.D206]-1.57311895611143E+018)*0.000000001" office:value-type="float" office:value="12.254656" calcext:value-type="float">
            <text:p>12.254656</text:p>
          </table:table-cell>
          <table:table-cell office:value-type="float" office:value="1.57311896847036E+018" calcext:value-type="float">
            <text:p>1.57311896847036E+018</text:p>
          </table:table-cell>
          <table:table-cell office:value-type="float" office:value="205" calcext:value-type="float">
            <text:p>205</text:p>
          </table:table-cell>
          <table:table-cell office:value-type="float" office:value="1.57311896836608E+018" calcext:value-type="float">
            <text:p>1.57311896836608E+018</text:p>
          </table:table-cell>
          <table:table-cell/>
          <table:table-cell table:style-name="Default" office:value-type="float" office:value="0.0138187892735" calcext:value-type="float">
            <text:p>0.0138187893</text:p>
          </table:table-cell>
          <table:table-cell table:style-name="Default" office:value-type="float" office:value="0.0169115718454" calcext:value-type="float">
            <text:p>0.0169115718</text:p>
          </table:table-cell>
          <table:table-cell table:style-name="Default" office:value-type="float" office:value="0.0124416267499" calcext:value-type="float">
            <text:p>0.0124416267</text:p>
          </table:table-cell>
          <table:table-cell table:number-columns-repeated="2"/>
          <table:table-cell office:value-type="float" office:value="1.57311896847057E+018" calcext:value-type="float">
            <text:p>1.57311896847057E+018</text:p>
          </table:table-cell>
          <table:table-cell office:value-type="float" office:value="449" calcext:value-type="float">
            <text:p>449</text:p>
          </table:table-cell>
          <table:table-cell office:value-type="float" office:value="1.57311896836608E+018" calcext:value-type="float">
            <text:p>1.57311896836608E+018</text:p>
          </table:table-cell>
          <table:table-cell/>
          <table:table-cell office:value-type="float" office:value="0.0267999991775" calcext:value-type="float">
            <text:p>0.0267999992</text:p>
          </table:table-cell>
          <table:table-cell table:style-name="Default" office:value-type="float" office:value="0.0135899996385" calcext:value-type="float">
            <text:p>0.0135899996</text:p>
          </table:table-cell>
          <table:table-cell table:style-name="Default" office:value-type="float" office:value="0.0231400001794" calcext:value-type="float">
            <text:p>0.0231400002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formula="of:=([.D207]-1.57311895611143E+018)*0.000000001" office:value-type="float" office:value="12.359552" calcext:value-type="float">
            <text:p>12.359552</text:p>
          </table:table-cell>
          <table:table-cell office:value-type="float" office:value="1.57311896852428E+018" calcext:value-type="float">
            <text:p>1.57311896852428E+018</text:p>
          </table:table-cell>
          <table:table-cell office:value-type="float" office:value="206" calcext:value-type="float">
            <text:p>206</text:p>
          </table:table-cell>
          <table:table-cell office:value-type="float" office:value="1.57311896847098E+018" calcext:value-type="float">
            <text:p>1.57311896847098E+018</text:p>
          </table:table-cell>
          <table:table-cell/>
          <table:table-cell table:style-name="Default" office:value-type="float" office:value="0.0146628227085" calcext:value-type="float">
            <text:p>0.0146628227</text:p>
          </table:table-cell>
          <table:table-cell table:style-name="Default" office:value-type="float" office:value="0.0176457241178" calcext:value-type="float">
            <text:p>0.0176457241</text:p>
          </table:table-cell>
          <table:table-cell table:style-name="Default" office:value-type="float" office:value="0.0129909692332" calcext:value-type="float">
            <text:p>0.0129909692</text:p>
          </table:table-cell>
          <table:table-cell table:number-columns-repeated="2"/>
          <table:table-cell office:value-type="float" office:value="1.5731189685255E+018" calcext:value-type="float">
            <text:p>1.5731189685255E+018</text:p>
          </table:table-cell>
          <table:table-cell office:value-type="float" office:value="450" calcext:value-type="float">
            <text:p>450</text:p>
          </table:table-cell>
          <table:table-cell office:value-type="float" office:value="1.57311896847098E+018" calcext:value-type="float">
            <text:p>1.57311896847098E+018</text:p>
          </table:table-cell>
          <table:table-cell/>
          <table:table-cell office:value-type="float" office:value="0.0269000008702" calcext:value-type="float">
            <text:p>0.0269000009</text:p>
          </table:table-cell>
          <table:table-cell table:style-name="Default" office:value-type="float" office:value="0.0140899997205" calcext:value-type="float">
            <text:p>0.0140899997</text:p>
          </table:table-cell>
          <table:table-cell table:style-name="Default" office:value-type="float" office:value="0.0229599997401" calcext:value-type="float">
            <text:p>0.0229599997</text:p>
          </table:table-cell>
          <table:table-cell office:value-type="float" office:value="-0.00000999999974738" calcext:value-type="float">
            <text:p>-1.00E-05</text:p>
          </table:table-cell>
        </table:table-row>
        <table:table-row table:style-name="ro1">
          <table:table-cell table:formula="of:=([.D208]-1.57311895611143E+018)*0.000000001" office:value-type="float" office:value="12.4133632" calcext:value-type="float">
            <text:p>12.4133632</text:p>
          </table:table-cell>
          <table:table-cell office:value-type="float" office:value="1.57311896857723E+018" calcext:value-type="float">
            <text:p>1.57311896857723E+018</text:p>
          </table:table-cell>
          <table:table-cell office:value-type="float" office:value="207" calcext:value-type="float">
            <text:p>207</text:p>
          </table:table-cell>
          <table:table-cell office:value-type="float" office:value="1.57311896852479E+018" calcext:value-type="float">
            <text:p>1.57311896852479E+018</text:p>
          </table:table-cell>
          <table:table-cell/>
          <table:table-cell table:style-name="Default" office:value-type="float" office:value="0.0142042944208" calcext:value-type="float">
            <text:p>0.0142042944</text:p>
          </table:table-cell>
          <table:table-cell table:style-name="Default" office:value-type="float" office:value="0.0172848831862" calcext:value-type="float">
            <text:p>0.0172848832</text:p>
          </table:table-cell>
          <table:table-cell table:style-name="Default" office:value-type="float" office:value="0.0125427786261" calcext:value-type="float">
            <text:p>0.0125427786</text:p>
          </table:table-cell>
          <table:table-cell table:number-columns-repeated="2"/>
          <table:table-cell office:value-type="float" office:value="1.57311896857767E+018" calcext:value-type="float">
            <text:p>1.57311896857767E+018</text:p>
          </table:table-cell>
          <table:table-cell office:value-type="float" office:value="451" calcext:value-type="float">
            <text:p>451</text:p>
          </table:table-cell>
          <table:table-cell office:value-type="float" office:value="1.57311896852479E+018" calcext:value-type="float">
            <text:p>1.57311896852479E+018</text:p>
          </table:table-cell>
          <table:table-cell/>
          <table:table-cell office:value-type="float" office:value="0.0273000001907" calcext:value-type="float">
            <text:p>0.0273000002</text:p>
          </table:table-cell>
          <table:table-cell table:style-name="Default" office:value-type="float" office:value="0.0148200001568" calcext:value-type="float">
            <text:p>0.0148200002</text:p>
          </table:table-cell>
          <table:table-cell table:style-name="Default" office:value-type="float" office:value="0.0229700002819" calcext:value-type="float">
            <text:p>0.0229700003</text:p>
          </table:table-cell>
          <table:table-cell office:value-type="float" office:value="-0.0000299999992421" calcext:value-type="float">
            <text:p>-3.00E-05</text:p>
          </table:table-cell>
        </table:table-row>
        <table:table-row table:style-name="ro1">
          <table:table-cell table:formula="of:=([.D209]-1.57311895611143E+018)*0.000000001" office:value-type="float" office:value="12.466326016" calcext:value-type="float">
            <text:p>12.466326016</text:p>
          </table:table-cell>
          <table:table-cell office:value-type="float" office:value="1.5731189686813E+018" calcext:value-type="float">
            <text:p>1.5731189686813E+018</text:p>
          </table:table-cell>
          <table:table-cell office:value-type="float" office:value="208" calcext:value-type="float">
            <text:p>208</text:p>
          </table:table-cell>
          <table:table-cell office:value-type="float" office:value="1.57311896857775E+018" calcext:value-type="float">
            <text:p>1.57311896857775E+018</text:p>
          </table:table-cell>
          <table:table-cell/>
          <table:table-cell table:style-name="Default" office:value-type="float" office:value="0.0143599752337" calcext:value-type="float">
            <text:p>0.0143599752</text:p>
          </table:table-cell>
          <table:table-cell table:style-name="Default" office:value-type="float" office:value="0.0174145698547" calcext:value-type="float">
            <text:p>0.0174145699</text:p>
          </table:table-cell>
          <table:table-cell table:style-name="Default" office:value-type="float" office:value="0.0126338629052" calcext:value-type="float">
            <text:p>0.0126338629</text:p>
          </table:table-cell>
          <table:table-cell table:number-columns-repeated="2"/>
          <table:table-cell office:value-type="float" office:value="1.57311896868285E+018" calcext:value-type="float">
            <text:p>1.57311896868285E+018</text:p>
          </table:table-cell>
          <table:table-cell office:value-type="float" office:value="452" calcext:value-type="float">
            <text:p>452</text:p>
          </table:table-cell>
          <table:table-cell office:value-type="float" office:value="1.57311896857775E+018" calcext:value-type="float">
            <text:p>1.57311896857775E+018</text:p>
          </table:table-cell>
          <table:table-cell/>
          <table:table-cell office:value-type="float" office:value="0.0276999995112" calcext:value-type="float">
            <text:p>0.0276999995</text:p>
          </table:table-cell>
          <table:table-cell table:style-name="Default" office:value-type="float" office:value="0.0150300003588" calcext:value-type="float">
            <text:p>0.0150300004</text:p>
          </table:table-cell>
          <table:table-cell table:style-name="Default" office:value-type="float" office:value="0.0232200007886" calcext:value-type="float">
            <text:p>0.0232200008</text:p>
          </table:table-cell>
          <table:table-cell office:value-type="float" office:value="0.0000199999994948" calcext:value-type="float">
            <text:p>2.00E-05</text:p>
          </table:table-cell>
        </table:table-row>
        <table:table-row table:style-name="ro1">
          <table:table-cell table:formula="of:=([.D210]-1.57311895611143E+018)*0.000000001" office:value-type="float" office:value="12.570316032" calcext:value-type="float">
            <text:p>12.570316032</text:p>
          </table:table-cell>
          <table:table-cell office:value-type="float" office:value="1.57311896873618E+018" calcext:value-type="float">
            <text:p>1.57311896873618E+018</text:p>
          </table:table-cell>
          <table:table-cell office:value-type="float" office:value="209" calcext:value-type="float">
            <text:p>209</text:p>
          </table:table-cell>
          <table:table-cell office:value-type="float" office:value="1.57311896868174E+018" calcext:value-type="float">
            <text:p>1.57311896868174E+018</text:p>
          </table:table-cell>
          <table:table-cell/>
          <table:table-cell table:style-name="Default" office:value-type="float" office:value="0.0140983257443" calcext:value-type="float">
            <text:p>0.0140983257</text:p>
          </table:table-cell>
          <table:table-cell table:style-name="Default" office:value-type="float" office:value="0.0170756671578" calcext:value-type="float">
            <text:p>0.0170756672</text:p>
          </table:table-cell>
          <table:table-cell table:style-name="Default" office:value-type="float" office:value="0.0120693296194" calcext:value-type="float">
            <text:p>0.0120693296</text:p>
          </table:table-cell>
          <table:table-cell table:number-columns-repeated="2"/>
          <table:table-cell office:value-type="float" office:value="1.57311896873602E+018" calcext:value-type="float">
            <text:p>1.57311896873602E+018</text:p>
          </table:table-cell>
          <table:table-cell office:value-type="float" office:value="453" calcext:value-type="float">
            <text:p>453</text:p>
          </table:table-cell>
          <table:table-cell office:value-type="float" office:value="1.57311896868174E+018" calcext:value-type="float">
            <text:p>1.57311896868174E+018</text:p>
          </table:table-cell>
          <table:table-cell/>
          <table:table-cell office:value-type="float" office:value="0.0250000003725" calcext:value-type="float">
            <text:p>0.0250000004</text:p>
          </table:table-cell>
          <table:table-cell table:style-name="Default" office:value-type="float" office:value="0.0143799996004" calcext:value-type="float">
            <text:p>0.0143799996</text:p>
          </table:table-cell>
          <table:table-cell table:style-name="Default" office:value-type="float" office:value="0.0204600002617" calcext:value-type="float">
            <text:p>0.0204600003</text:p>
          </table:table-cell>
          <table:table-cell office:value-type="float" office:value="-0.0000499999987369" calcext:value-type="float">
            <text:p>-5.00E-05</text:p>
          </table:table-cell>
        </table:table-row>
        <table:table-row table:style-name="ro1">
          <table:table-cell table:formula="of:=([.D211]-1.57311895611143E+018)*0.000000001" office:value-type="float" office:value="12.623875072" calcext:value-type="float">
            <text:p>12.623875072</text:p>
          </table:table-cell>
          <table:table-cell office:value-type="float" office:value="1.57311896878896E+018" calcext:value-type="float">
            <text:p>1.57311896878896E+018</text:p>
          </table:table-cell>
          <table:table-cell office:value-type="float" office:value="210" calcext:value-type="float">
            <text:p>210</text:p>
          </table:table-cell>
          <table:table-cell office:value-type="float" office:value="1.5731189687353E+018" calcext:value-type="float">
            <text:p>1.5731189687353E+018</text:p>
          </table:table-cell>
          <table:table-cell/>
          <table:table-cell table:style-name="Default" office:value-type="float" office:value="0.0138718178496" calcext:value-type="float">
            <text:p>0.0138718178</text:p>
          </table:table-cell>
          <table:table-cell table:style-name="Default" office:value-type="float" office:value="0.0166357923299" calcext:value-type="float">
            <text:p>0.0166357923</text:p>
          </table:table-cell>
          <table:table-cell table:style-name="Default" office:value-type="float" office:value="0.0118309957907" calcext:value-type="float">
            <text:p>0.0118309958</text:p>
          </table:table-cell>
          <table:table-cell table:number-columns-repeated="2"/>
          <table:table-cell office:value-type="float" office:value="1.57311896878948E+018" calcext:value-type="float">
            <text:p>1.57311896878948E+018</text:p>
          </table:table-cell>
          <table:table-cell office:value-type="float" office:value="454" calcext:value-type="float">
            <text:p>454</text:p>
          </table:table-cell>
          <table:table-cell office:value-type="float" office:value="1.5731189687353E+018" calcext:value-type="float">
            <text:p>1.5731189687353E+018</text:p>
          </table:table-cell>
          <table:table-cell/>
          <table:table-cell office:value-type="float" office:value="0.0229000002146" calcext:value-type="float">
            <text:p>0.0229000002</text:p>
          </table:table-cell>
          <table:table-cell table:style-name="Default" office:value-type="float" office:value="0.0131999999285" calcext:value-type="float">
            <text:p>0.0131999999</text:p>
          </table:table-cell>
          <table:table-cell table:style-name="Default" office:value-type="float" office:value="0.0187199991196" calcext:value-type="float">
            <text:p>0.0187199991</text:p>
          </table:table-cell>
          <table:table-cell office:value-type="float" office:value="0.0000299999992421" calcext:value-type="float">
            <text:p>3.00E-05</text:p>
          </table:table-cell>
        </table:table-row>
        <table:table-row table:style-name="ro1">
          <table:table-cell table:formula="of:=([.D212]-1.57311895611143E+018)*0.000000001" office:value-type="float" office:value="12.678220032" calcext:value-type="float">
            <text:p>12.678220032</text:p>
          </table:table-cell>
          <table:table-cell office:value-type="float" office:value="1.573118968843E+018" calcext:value-type="float">
            <text:p>1.573118968843E+018</text:p>
          </table:table-cell>
          <table:table-cell office:value-type="float" office:value="211" calcext:value-type="float">
            <text:p>211</text:p>
          </table:table-cell>
          <table:table-cell office:value-type="float" office:value="1.57311896878965E+018" calcext:value-type="float">
            <text:p>1.57311896878965E+018</text:p>
          </table:table-cell>
          <table:table-cell/>
          <table:table-cell table:style-name="Default" office:value-type="float" office:value="0.0126653742045" calcext:value-type="float">
            <text:p>0.0126653742</text:p>
          </table:table-cell>
          <table:table-cell table:style-name="Default" office:value-type="float" office:value="0.0155287478119" calcext:value-type="float">
            <text:p>0.0155287478</text:p>
          </table:table-cell>
          <table:table-cell table:style-name="Default" office:value-type="float" office:value="0.0112814670429" calcext:value-type="float">
            <text:p>0.011281467</text:p>
          </table:table-cell>
          <table:table-cell table:number-columns-repeated="2"/>
          <table:table-cell office:value-type="float" office:value="1.57311896884368E+018" calcext:value-type="float">
            <text:p>1.57311896884368E+018</text:p>
          </table:table-cell>
          <table:table-cell office:value-type="float" office:value="455" calcext:value-type="float">
            <text:p>455</text:p>
          </table:table-cell>
          <table:table-cell office:value-type="float" office:value="1.57311896878965E+018" calcext:value-type="float">
            <text:p>1.57311896878965E+018</text:p>
          </table:table-cell>
          <table:table-cell/>
          <table:table-cell office:value-type="float" office:value="0.0217000003904" calcext:value-type="float">
            <text:p>0.0217000004</text:p>
          </table:table-cell>
          <table:table-cell table:style-name="Default" office:value-type="float" office:value="0.0127400001511" calcext:value-type="float">
            <text:p>0.0127400002</text:p>
          </table:table-cell>
          <table:table-cell table:style-name="Default" office:value-type="float" office:value="0.0175999999046" calcext:value-type="float">
            <text:p>0.0175999999</text:p>
          </table:table-cell>
          <table:table-cell office:value-type="float" office:value="0.0000199999994948" calcext:value-type="float">
            <text:p>2.00E-05</text:p>
          </table:table-cell>
        </table:table-row>
        <table:table-row table:style-name="ro1">
          <table:table-cell table:formula="of:=([.D213]-1.57311895611143E+018)*0.000000001" office:value-type="float" office:value="12.732308736" calcext:value-type="float">
            <text:p>12.732308736</text:p>
          </table:table-cell>
          <table:table-cell office:value-type="float" office:value="1.57311896889564E+018" calcext:value-type="float">
            <text:p>1.57311896889564E+018</text:p>
          </table:table-cell>
          <table:table-cell office:value-type="float" office:value="212" calcext:value-type="float">
            <text:p>212</text:p>
          </table:table-cell>
          <table:table-cell office:value-type="float" office:value="1.57311896884373E+018" calcext:value-type="float">
            <text:p>1.57311896884373E+018</text:p>
          </table:table-cell>
          <table:table-cell/>
          <table:table-cell table:style-name="Default" office:value-type="float" office:value="0.00791090819985" calcext:value-type="float">
            <text:p>0.0079109082</text:p>
          </table:table-cell>
          <table:table-cell table:style-name="Default" office:value-type="float" office:value="0.00944493338466" calcext:value-type="float">
            <text:p>0.0094449334</text:p>
          </table:table-cell>
          <table:table-cell table:style-name="Default" office:value-type="float" office:value="0.00620685191825" calcext:value-type="float">
            <text:p>0.0062068519</text:p>
          </table:table-cell>
          <table:table-cell table:number-columns-repeated="2"/>
          <table:table-cell office:value-type="float" office:value="1.57311896889611E+018" calcext:value-type="float">
            <text:p>1.57311896889611E+018</text:p>
          </table:table-cell>
          <table:table-cell office:value-type="float" office:value="456" calcext:value-type="float">
            <text:p>456</text:p>
          </table:table-cell>
          <table:table-cell office:value-type="float" office:value="1.57311896884373E+018" calcext:value-type="float">
            <text:p>1.57311896884373E+018</text:p>
          </table:table-cell>
          <table:table-cell/>
          <table:table-cell office:value-type="float" office:value="0.0190999992192" calcext:value-type="float">
            <text:p>0.0190999992</text:p>
          </table:table-cell>
          <table:table-cell table:style-name="Default" office:value-type="float" office:value="0.0112800002098" calcext:value-type="float">
            <text:p>0.0112800002</text:p>
          </table:table-cell>
          <table:table-cell table:style-name="Default" office:value-type="float" office:value="0.0153900003061" calcext:value-type="float">
            <text:p>0.0153900003</text:p>
          </table:table-cell>
          <table:table-cell office:value-type="float" office:value="0.0000199999994948" calcext:value-type="float">
            <text:p>2.00E-05</text:p>
          </table:table-cell>
        </table:table-row>
        <table:table-row table:style-name="ro1">
          <table:table-cell table:formula="of:=([.D214]-1.57311895611143E+018)*0.000000001" office:value-type="float" office:value="12.784427008" calcext:value-type="float">
            <text:p>12.784427008</text:p>
          </table:table-cell>
          <table:table-cell office:value-type="float" office:value="1.57311896895156E+018" calcext:value-type="float">
            <text:p>1.57311896895156E+018</text:p>
          </table:table-cell>
          <table:table-cell office:value-type="float" office:value="213" calcext:value-type="float">
            <text:p>213</text:p>
          </table:table-cell>
          <table:table-cell office:value-type="float" office:value="1.57311896889585E+018" calcext:value-type="float">
            <text:p>1.57311896889585E+018</text:p>
          </table:table-cell>
          <table:table-cell/>
          <table:table-cell table:style-name="Default" office:value-type="float" office:value="0.00754636432976" calcext:value-type="float">
            <text:p>0.0075463643</text:p>
          </table:table-cell>
          <table:table-cell table:style-name="Default" office:value-type="float" office:value="0.00997804477811" calcext:value-type="float">
            <text:p>0.0099780448</text:p>
          </table:table-cell>
          <table:table-cell table:style-name="Default" office:value-type="float" office:value="0.00652579357848" calcext:value-type="float">
            <text:p>0.0065257936</text:p>
          </table:table-cell>
          <table:table-cell table:number-columns-repeated="2"/>
          <table:table-cell office:value-type="float" office:value="1.57311896895197E+018" calcext:value-type="float">
            <text:p>1.57311896895197E+018</text:p>
          </table:table-cell>
          <table:table-cell office:value-type="float" office:value="457" calcext:value-type="float">
            <text:p>457</text:p>
          </table:table-cell>
          <table:table-cell office:value-type="float" office:value="1.57311896889585E+018" calcext:value-type="float">
            <text:p>1.57311896889585E+018</text:p>
          </table:table-cell>
          <table:table-cell/>
          <table:table-cell office:value-type="float" office:value="0.0190999992192" calcext:value-type="float">
            <text:p>0.0190999992</text:p>
          </table:table-cell>
          <table:table-cell table:style-name="Default" office:value-type="float" office:value="0.0113099999726" calcext:value-type="float">
            <text:p>0.01131</text:p>
          </table:table-cell>
          <table:table-cell table:style-name="Default" office:value-type="float" office:value="0.0154100004584" calcext:value-type="float">
            <text:p>0.0154100005</text:p>
          </table:table-cell>
          <table:table-cell office:value-type="float" office:value="0.0000199999994948" calcext:value-type="float">
            <text:p>2.00E-05</text:p>
          </table:table-cell>
        </table:table-row>
        <table:table-row table:style-name="ro1">
          <table:table-cell table:formula="of:=([.D215]-1.57311895611143E+018)*0.000000001" office:value-type="float" office:value="12.840759808" calcext:value-type="float">
            <text:p>12.840759808</text:p>
          </table:table-cell>
          <table:table-cell office:value-type="float" office:value="1.57311896900551E+018" calcext:value-type="float">
            <text:p>1.57311896900551E+018</text:p>
          </table:table-cell>
          <table:table-cell office:value-type="float" office:value="214" calcext:value-type="float">
            <text:p>214</text:p>
          </table:table-cell>
          <table:table-cell office:value-type="float" office:value="1.57311896895219E+018" calcext:value-type="float">
            <text:p>1.57311896895219E+018</text:p>
          </table:table-cell>
          <table:table-cell/>
          <table:table-cell table:style-name="Default" office:value-type="float" office:value="0.00802839640528" calcext:value-type="float">
            <text:p>0.0080283964</text:p>
          </table:table-cell>
          <table:table-cell table:style-name="Default" office:value-type="float" office:value="0.0104682845995" calcext:value-type="float">
            <text:p>0.0104682846</text:p>
          </table:table-cell>
          <table:table-cell table:style-name="Default" office:value-type="float" office:value="0.00690279528499" calcext:value-type="float">
            <text:p>0.0069027953</text:p>
          </table:table-cell>
          <table:table-cell table:number-columns-repeated="2"/>
          <table:table-cell office:value-type="float" office:value="1.57311896900638E+018" calcext:value-type="float">
            <text:p>1.57311896900638E+018</text:p>
          </table:table-cell>
          <table:table-cell office:value-type="float" office:value="458" calcext:value-type="float">
            <text:p>458</text:p>
          </table:table-cell>
          <table:table-cell office:value-type="float" office:value="1.57311896895219E+018" calcext:value-type="float">
            <text:p>1.57311896895219E+018</text:p>
          </table:table-cell>
          <table:table-cell/>
          <table:table-cell office:value-type="float" office:value="0.0185000002384" calcext:value-type="float">
            <text:p>0.0185000002</text:p>
          </table:table-cell>
          <table:table-cell table:style-name="Default" office:value-type="float" office:value="0.0109999999404" calcext:value-type="float">
            <text:p>0.0109999999</text:p>
          </table:table-cell>
          <table:table-cell table:style-name="Default" office:value-type="float" office:value="0.0149299995974" calcext:value-type="float">
            <text:p>0.0149299996</text:p>
          </table:table-cell>
          <table:table-cell office:value-type="float" office:value="0.00000999999974738" calcext:value-type="float">
            <text:p>1.00E-05</text:p>
          </table:table-cell>
        </table:table-row>
        <table:table-row table:style-name="ro1">
          <table:table-cell table:formula="of:=([.D216]-1.57311895611143E+018)*0.000000001" office:value-type="float" office:value="12.895089664" calcext:value-type="float">
            <text:p>12.895089664</text:p>
          </table:table-cell>
          <table:table-cell office:value-type="float" office:value="1.57311896905995E+018" calcext:value-type="float">
            <text:p>1.57311896905995E+018</text:p>
          </table:table-cell>
          <table:table-cell office:value-type="float" office:value="215" calcext:value-type="float">
            <text:p>215</text:p>
          </table:table-cell>
          <table:table-cell office:value-type="float" office:value="1.57311896900652E+018" calcext:value-type="float">
            <text:p>1.57311896900652E+018</text:p>
          </table:table-cell>
          <table:table-cell/>
          <table:table-cell table:style-name="Default" office:value-type="float" office:value="0.00485066371039" calcext:value-type="float">
            <text:p>0.0048506637</text:p>
          </table:table-cell>
          <table:table-cell table:style-name="Default" office:value-type="float" office:value="0.0084718586877" calcext:value-type="float">
            <text:p>0.0084718587</text:p>
          </table:table-cell>
          <table:table-cell table:style-name="Default" office:value-type="float" office:value="0.00383771420456" calcext:value-type="float">
            <text:p>0.0038377142</text:p>
          </table:table-cell>
          <table:table-cell table:number-columns-repeated="2"/>
          <table:table-cell office:value-type="float" office:value="1.57311896906084E+018" calcext:value-type="float">
            <text:p>1.57311896906084E+018</text:p>
          </table:table-cell>
          <table:table-cell office:value-type="float" office:value="459" calcext:value-type="float">
            <text:p>459</text:p>
          </table:table-cell>
          <table:table-cell office:value-type="float" office:value="1.57311896900652E+018" calcext:value-type="float">
            <text:p>1.57311896900652E+018</text:p>
          </table:table-cell>
          <table:table-cell/>
          <table:table-cell office:value-type="float" office:value="0.0174000002444" calcext:value-type="float">
            <text:p>0.0174000002</text:p>
          </table:table-cell>
          <table:table-cell table:style-name="Default" office:value-type="float" office:value="0.0103399995714" calcext:value-type="float">
            <text:p>0.0103399996</text:p>
          </table:table-cell>
          <table:table-cell table:style-name="Default" office:value-type="float" office:value="0.0140399998054" calcext:value-type="float">
            <text:p>0.0140399998</text:p>
          </table:table-cell>
          <table:table-cell office:value-type="float" office:value="-0.00000999999974738" calcext:value-type="float">
            <text:p>-1.00E-05</text:p>
          </table:table-cell>
        </table:table-row>
        <table:table-row table:style-name="ro1">
          <table:table-cell table:formula="of:=([.D217]-1.57311895611143E+018)*0.000000001" office:value-type="float" office:value="12.94910208" calcext:value-type="float">
            <text:p>12.94910208</text:p>
          </table:table-cell>
          <table:table-cell office:value-type="float" office:value="1.57311896911332E+018" calcext:value-type="float">
            <text:p>1.57311896911332E+018</text:p>
          </table:table-cell>
          <table:table-cell office:value-type="float" office:value="216" calcext:value-type="float">
            <text:p>216</text:p>
          </table:table-cell>
          <table:table-cell office:value-type="float" office:value="1.57311896906053E+018" calcext:value-type="float">
            <text:p>1.57311896906053E+018</text:p>
          </table:table-cell>
          <table:table-cell/>
          <table:table-cell table:style-name="Default" office:value-type="float" office:value="0.00546751264483" calcext:value-type="float">
            <text:p>0.0054675126</text:p>
          </table:table-cell>
          <table:table-cell table:style-name="Default" office:value-type="float" office:value="0.012197541073" calcext:value-type="float">
            <text:p>0.0121975411</text:p>
          </table:table-cell>
          <table:table-cell table:style-name="Default" office:value-type="float" office:value="0.00681063393131" calcext:value-type="float">
            <text:p>0.0068106339</text:p>
          </table:table-cell>
          <table:table-cell table:number-columns-repeated="2"/>
          <table:table-cell office:value-type="float" office:value="1.5731189691142E+018" calcext:value-type="float">
            <text:p>1.5731189691142E+018</text:p>
          </table:table-cell>
          <table:table-cell office:value-type="float" office:value="460" calcext:value-type="float">
            <text:p>460</text:p>
          </table:table-cell>
          <table:table-cell office:value-type="float" office:value="1.57311896906053E+018" calcext:value-type="float">
            <text:p>1.57311896906053E+018</text:p>
          </table:table-cell>
          <table:table-cell/>
          <table:table-cell office:value-type="float" office:value="0.0166999995708" calcext:value-type="float">
            <text:p>0.0166999996</text:p>
          </table:table-cell>
          <table:table-cell table:style-name="Default" office:value-type="float" office:value="0.00951999984682" calcext:value-type="float">
            <text:p>0.0095199998</text:p>
          </table:table-cell>
          <table:table-cell table:style-name="Default" office:value-type="float" office:value="0.0137200001627" calcext:value-type="float">
            <text:p>0.0137200002</text:p>
          </table:table-cell>
          <table:table-cell office:value-type="float" office:value="0.0000199999994948" calcext:value-type="float">
            <text:p>2.00E-05</text:p>
          </table:table-cell>
        </table:table-row>
        <table:table-row table:style-name="ro1">
          <table:table-cell table:formula="of:=([.D218]-1.57311895611143E+018)*0.000000001" office:value-type="float" office:value="13.002125824" calcext:value-type="float">
            <text:p>13.002125824</text:p>
          </table:table-cell>
          <table:table-cell office:value-type="float" office:value="1.57311896921657E+018" calcext:value-type="float">
            <text:p>1.57311896921657E+018</text:p>
          </table:table-cell>
          <table:table-cell office:value-type="float" office:value="217" calcext:value-type="float">
            <text:p>217</text:p>
          </table:table-cell>
          <table:table-cell office:value-type="float" office:value="1.57311896911355E+018" calcext:value-type="float">
            <text:p>1.57311896911355E+018</text:p>
          </table:table-cell>
          <table:table-cell/>
          <table:table-cell table:style-name="Default" office:value-type="float" office:value="0.0031074041035" calcext:value-type="float">
            <text:p>0.0031074041</text:p>
          </table:table-cell>
          <table:table-cell table:style-name="Default" office:value-type="float" office:value="0.0101466700435" calcext:value-type="float">
            <text:p>0.01014667</text:p>
          </table:table-cell>
          <table:table-cell table:style-name="Default" office:value-type="float" office:value="0.00290064397268" calcext:value-type="float">
            <text:p>0.002900644</text:p>
          </table:table-cell>
          <table:table-cell table:number-columns-repeated="2"/>
          <table:table-cell office:value-type="float" office:value="1.57311896921662E+018" calcext:value-type="float">
            <text:p>1.57311896921662E+018</text:p>
          </table:table-cell>
          <table:table-cell office:value-type="float" office:value="461" calcext:value-type="float">
            <text:p>461</text:p>
          </table:table-cell>
          <table:table-cell office:value-type="float" office:value="1.57311896911355E+018" calcext:value-type="float">
            <text:p>1.57311896911355E+018</text:p>
          </table:table-cell>
          <table:table-cell/>
          <table:table-cell office:value-type="float" office:value="0.0153999999166" calcext:value-type="float">
            <text:p>0.0153999999</text:p>
          </table:table-cell>
          <table:table-cell table:style-name="Default" office:value-type="float" office:value="0.00872000027448" calcext:value-type="float">
            <text:p>0.0087200003</text:p>
          </table:table-cell>
          <table:table-cell table:style-name="Default" office:value-type="float" office:value="0.0126700000837" calcext:value-type="float">
            <text:p>0.0126700001</text:p>
          </table:table-cell>
          <table:table-cell office:value-type="float" office:value="0.0000199999994948" calcext:value-type="float">
            <text:p>2.00E-05</text:p>
          </table:table-cell>
        </table:table-row>
        <table:table-row table:style-name="ro1">
          <table:table-cell table:formula="of:=([.D219]-1.57311895611143E+018)*0.000000001" office:value-type="float" office:value="13.105381888" calcext:value-type="float">
            <text:p>13.105381888</text:p>
          </table:table-cell>
          <table:table-cell office:value-type="float" office:value="1.57311896927009E+018" calcext:value-type="float">
            <text:p>1.57311896927009E+018</text:p>
          </table:table-cell>
          <table:table-cell office:value-type="float" office:value="218" calcext:value-type="float">
            <text:p>218</text:p>
          </table:table-cell>
          <table:table-cell office:value-type="float" office:value="1.57311896921681E+018" calcext:value-type="float">
            <text:p>1.57311896921681E+018</text:p>
          </table:table-cell>
          <table:table-cell/>
          <table:table-cell table:style-name="Default" office:value-type="float" office:value="0.00273474212736" calcext:value-type="float">
            <text:p>0.0027347421</text:p>
          </table:table-cell>
          <table:table-cell table:style-name="Default" office:value-type="float" office:value="0.0114365033805" calcext:value-type="float">
            <text:p>0.0114365034</text:p>
          </table:table-cell>
          <table:table-cell table:style-name="Default" office:value-type="float" office:value="0.00291735306382" calcext:value-type="float">
            <text:p>0.0029173531</text:p>
          </table:table-cell>
          <table:table-cell table:number-columns-repeated="2"/>
          <table:table-cell office:value-type="float" office:value="1.57311896927043E+018" calcext:value-type="float">
            <text:p>1.57311896927043E+018</text:p>
          </table:table-cell>
          <table:table-cell office:value-type="float" office:value="462" calcext:value-type="float">
            <text:p>462</text:p>
          </table:table-cell>
          <table:table-cell office:value-type="float" office:value="1.57311896921681E+018" calcext:value-type="float">
            <text:p>1.57311896921681E+018</text:p>
          </table:table-cell>
          <table:table-cell/>
          <table:table-cell office:value-type="float" office:value="0.0147000001743" calcext:value-type="float">
            <text:p>0.0147000002</text:p>
          </table:table-cell>
          <table:table-cell table:style-name="Default" office:value-type="float" office:value="0.00779000017792" calcext:value-type="float">
            <text:p>0.0077900002</text:p>
          </table:table-cell>
          <table:table-cell table:style-name="Default" office:value-type="float" office:value="0.012480000034" calcext:value-type="float">
            <text:p>0.01248</text:p>
          </table:table-cell>
          <table:table-cell office:value-type="float" office:value="0.0000399999989895" calcext:value-type="float">
            <text:p>4.00E-05</text:p>
          </table:table-cell>
        </table:table-row>
        <table:table-row table:style-name="ro1">
          <table:table-cell table:formula="of:=([.D220]-1.57311895611143E+018)*0.000000001" office:value-type="float" office:value="13.159174912" calcext:value-type="float">
            <text:p>13.159174912</text:p>
          </table:table-cell>
          <table:table-cell office:value-type="float" office:value="1.57311896932375E+018" calcext:value-type="float">
            <text:p>1.57311896932375E+018</text:p>
          </table:table-cell>
          <table:table-cell office:value-type="float" office:value="219" calcext:value-type="float">
            <text:p>219</text:p>
          </table:table-cell>
          <table:table-cell office:value-type="float" office:value="1.5731189692706E+018" calcext:value-type="float">
            <text:p>1.5731189692706E+018</text:p>
          </table:table-cell>
          <table:table-cell/>
          <table:table-cell table:style-name="Default" office:value-type="float" office:value="0.00126527249813" calcext:value-type="float">
            <text:p>0.0012652725</text:p>
          </table:table-cell>
          <table:table-cell table:style-name="Default" office:value-type="float" office:value="0.0103554436937" calcext:value-type="float">
            <text:p>0.0103554437</text:p>
          </table:table-cell>
          <table:table-cell table:style-name="Default" office:value-type="float" office:value="0.00206415378489" calcext:value-type="float">
            <text:p>0.0020641538</text:p>
          </table:table-cell>
          <table:table-cell table:number-columns-repeated="2"/>
          <table:table-cell office:value-type="float" office:value="1.57311896932476E+018" calcext:value-type="float">
            <text:p>1.57311896932476E+018</text:p>
          </table:table-cell>
          <table:table-cell office:value-type="float" office:value="463" calcext:value-type="float">
            <text:p>463</text:p>
          </table:table-cell>
          <table:table-cell office:value-type="float" office:value="1.5731189692706E+018" calcext:value-type="float">
            <text:p>1.5731189692706E+018</text:p>
          </table:table-cell>
          <table:table-cell/>
          <table:table-cell office:value-type="float" office:value="0.0129000004381" calcext:value-type="float">
            <text:p>0.0129000004</text:p>
          </table:table-cell>
          <table:table-cell table:style-name="Default" office:value-type="float" office:value="0.00640999991447" calcext:value-type="float">
            <text:p>0.0064099999</text:p>
          </table:table-cell>
          <table:table-cell table:style-name="Default" office:value-type="float" office:value="0.0112100001425" calcext:value-type="float">
            <text:p>0.0112100001</text:p>
          </table:table-cell>
          <table:table-cell office:value-type="float" office:value="0.0000199999994948" calcext:value-type="float">
            <text:p>2.00E-05</text:p>
          </table:table-cell>
        </table:table-row>
        <table:table-row table:style-name="ro1">
          <table:table-cell table:formula="of:=([.D221]-1.57311895611143E+018)*0.000000001" office:value-type="float" office:value="13.212942592" calcext:value-type="float">
            <text:p>13.212942592</text:p>
          </table:table-cell>
          <table:table-cell office:value-type="float" office:value="1.5731189693756E+018" calcext:value-type="float">
            <text:p>1.5731189693756E+018</text:p>
          </table:table-cell>
          <table:table-cell office:value-type="float" office:value="220" calcext:value-type="float">
            <text:p>220</text:p>
          </table:table-cell>
          <table:table-cell office:value-type="float" office:value="1.57311896932437E+018" calcext:value-type="float">
            <text:p>1.57311896932437E+018</text:p>
          </table:table-cell>
          <table:table-cell/>
          <table:table-cell table:style-name="Default" office:value-type="float" office:value="0.00121531693731" calcext:value-type="float">
            <text:p>0.0012153169</text:p>
          </table:table-cell>
          <table:table-cell table:style-name="Default" office:value-type="float" office:value="0.0110296215862" calcext:value-type="float">
            <text:p>0.0110296216</text:p>
          </table:table-cell>
          <table:table-cell table:style-name="Default" office:value-type="float" office:value="0.00390104367398" calcext:value-type="float">
            <text:p>0.0039010437</text:p>
          </table:table-cell>
          <table:table-cell table:number-columns-repeated="2"/>
          <table:table-cell office:value-type="float" office:value="1.57311896937561E+018" calcext:value-type="float">
            <text:p>1.57311896937561E+018</text:p>
          </table:table-cell>
          <table:table-cell office:value-type="float" office:value="464" calcext:value-type="float">
            <text:p>464</text:p>
          </table:table-cell>
          <table:table-cell office:value-type="float" office:value="1.57311896932437E+018" calcext:value-type="float">
            <text:p>1.57311896932437E+018</text:p>
          </table:table-cell>
          <table:table-cell/>
          <table:table-cell office:value-type="float" office:value="0.0122999995947" calcext:value-type="float">
            <text:p>0.0122999996</text:p>
          </table:table-cell>
          <table:table-cell table:style-name="Default" office:value-type="float" office:value="0.00551000004634" calcext:value-type="float">
            <text:p>0.00551</text:p>
          </table:table-cell>
          <table:table-cell table:style-name="Default" office:value-type="float" office:value="0.0109500000253" calcext:value-type="float">
            <text:p>0.01095</text:p>
          </table:table-cell>
          <table:table-cell office:value-type="float" office:value="0.00000999999974738" calcext:value-type="float">
            <text:p>1.00E-05</text:p>
          </table:table-cell>
        </table:table-row>
        <table:table-row table:style-name="ro1">
          <table:table-cell table:formula="of:=([.D222]-1.57311895611143E+018)*0.000000001" office:value-type="float" office:value="13.264239872" calcext:value-type="float">
            <text:p>13.264239872</text:p>
          </table:table-cell>
          <table:table-cell office:value-type="float" office:value="1.57311896947921E+018" calcext:value-type="float">
            <text:p>1.57311896947921E+018</text:p>
          </table:table-cell>
          <table:table-cell office:value-type="float" office:value="221" calcext:value-type="float">
            <text:p>221</text:p>
          </table:table-cell>
          <table:table-cell office:value-type="float" office:value="1.57311896937567E+018" calcext:value-type="float">
            <text:p>1.57311896937567E+018</text:p>
          </table:table-cell>
          <table:table-cell/>
          <table:table-cell table:style-name="Default" office:value-type="float" office:value="-0.00605839677155" calcext:value-type="float">
            <text:p>-0.0060583968</text:p>
          </table:table-cell>
          <table:table-cell table:style-name="Default" office:value-type="float" office:value="0.0490248911083" calcext:value-type="float">
            <text:p>0.0490248911</text:p>
          </table:table-cell>
          <table:table-cell table:style-name="Default" office:value-type="float" office:value="0.00465309526771" calcext:value-type="float">
            <text:p>0.0046530953</text:p>
          </table:table-cell>
          <table:table-cell table:number-columns-repeated="2"/>
          <table:table-cell office:value-type="float" office:value="1.57311896947956E+018" calcext:value-type="float">
            <text:p>1.57311896947956E+018</text:p>
          </table:table-cell>
          <table:table-cell office:value-type="float" office:value="465" calcext:value-type="float">
            <text:p>465</text:p>
          </table:table-cell>
          <table:table-cell office:value-type="float" office:value="1.57311896937567E+018" calcext:value-type="float">
            <text:p>1.57311896937567E+018</text:p>
          </table:table-cell>
          <table:table-cell/>
          <table:table-cell office:value-type="float" office:value="0.0116999996826" calcext:value-type="float">
            <text:p>0.0116999997</text:p>
          </table:table-cell>
          <table:table-cell table:style-name="Default" office:value-type="float" office:value="0.0046999999322" calcext:value-type="float">
            <text:p>0.0046999999</text:p>
          </table:table-cell>
          <table:table-cell table:style-name="Default" office:value-type="float" office:value="0.01070000045" calcext:value-type="float">
            <text:p>0.0107000005</text:p>
          </table:table-cell>
          <table:table-cell table:style-name="Default" office:value-type="float" office:value="-0" calcext:value-type="float">
            <text:p>0</text:p>
          </table:table-cell>
        </table:table-row>
        <table:table-row table:style-name="ro1">
          <table:table-cell table:formula="of:=([.D223]-1.57311895611143E+018)*0.000000001" office:value-type="float" office:value="13.368370688" calcext:value-type="float">
            <text:p>13.368370688</text:p>
          </table:table-cell>
          <table:table-cell office:value-type="float" office:value="1.57311896953357E+018" calcext:value-type="float">
            <text:p>1.57311896953357E+018</text:p>
          </table:table-cell>
          <table:table-cell office:value-type="float" office:value="222" calcext:value-type="float">
            <text:p>222</text:p>
          </table:table-cell>
          <table:table-cell office:value-type="float" office:value="1.5731189694798E+018" calcext:value-type="float">
            <text:p>1.5731189694798E+018</text:p>
          </table:table-cell>
          <table:table-cell/>
          <table:table-cell table:style-name="Default" office:value-type="float" office:value="-0.0121364174411" calcext:value-type="float">
            <text:p>-0.0121364174</text:p>
          </table:table-cell>
          <table:table-cell table:style-name="Default" office:value-type="float" office:value="0.111146524549" calcext:value-type="float">
            <text:p>0.1111465245</text:p>
          </table:table-cell>
          <table:table-cell table:style-name="Default" office:value-type="float" office:value="0.013207164593" calcext:value-type="float">
            <text:p>0.0132071646</text:p>
          </table:table-cell>
          <table:table-cell table:number-columns-repeated="2"/>
          <table:table-cell office:value-type="float" office:value="1.57311896953445E+018" calcext:value-type="float">
            <text:p>1.57311896953445E+018</text:p>
          </table:table-cell>
          <table:table-cell office:value-type="float" office:value="466" calcext:value-type="float">
            <text:p>466</text:p>
          </table:table-cell>
          <table:table-cell office:value-type="float" office:value="1.5731189694798E+018" calcext:value-type="float">
            <text:p>1.5731189694798E+018</text:p>
          </table:table-cell>
          <table:table-cell/>
          <table:table-cell office:value-type="float" office:value="0.0265999995172" calcext:value-type="float">
            <text:p>0.0265999995</text:p>
          </table:table-cell>
          <table:table-cell table:style-name="Default" office:value-type="float" office:value="0.00554999988526" calcext:value-type="float">
            <text:p>0.0055499999</text:p>
          </table:table-cell>
          <table:table-cell table:style-name="Default" office:value-type="float" office:value="0.0260199997574" calcext:value-type="float">
            <text:p>0.0260199998</text:p>
          </table:table-cell>
          <table:table-cell office:value-type="float" office:value="-0.0000299999992421" calcext:value-type="float">
            <text:p>-3.00E-05</text:p>
          </table:table-cell>
        </table:table-row>
        <table:table-row table:style-name="ro1">
          <table:table-cell table:formula="of:=([.D224]-1.57311895611143E+018)*0.000000001" office:value-type="float" office:value="13.423224832" calcext:value-type="float">
            <text:p>13.423224832</text:p>
          </table:table-cell>
          <table:table-cell office:value-type="float" office:value="1.57311896958734E+018" calcext:value-type="float">
            <text:p>1.57311896958734E+018</text:p>
          </table:table-cell>
          <table:table-cell office:value-type="float" office:value="223" calcext:value-type="float">
            <text:p>223</text:p>
          </table:table-cell>
          <table:table-cell office:value-type="float" office:value="1.57311896953465E+018" calcext:value-type="float">
            <text:p>1.57311896953465E+018</text:p>
          </table:table-cell>
          <table:table-cell/>
          <table:table-cell table:style-name="Default" office:value-type="float" office:value="-0.0133664188907" calcext:value-type="float">
            <text:p>-0.0133664189</text:p>
          </table:table-cell>
          <table:table-cell table:style-name="Default" office:value-type="float" office:value="0.110742785037" calcext:value-type="float">
            <text:p>0.110742785</text:p>
          </table:table-cell>
          <table:table-cell table:style-name="Default" office:value-type="float" office:value="0.0108648436144" calcext:value-type="float">
            <text:p>0.0108648436</text:p>
          </table:table-cell>
          <table:table-cell table:number-columns-repeated="2"/>
          <table:table-cell office:value-type="float" office:value="1.57311896958795E+018" calcext:value-type="float">
            <text:p>1.57311896958795E+018</text:p>
          </table:table-cell>
          <table:table-cell office:value-type="float" office:value="467" calcext:value-type="float">
            <text:p>467</text:p>
          </table:table-cell>
          <table:table-cell office:value-type="float" office:value="1.57311896953465E+018" calcext:value-type="float">
            <text:p>1.57311896953465E+018</text:p>
          </table:table-cell>
          <table:table-cell/>
          <table:table-cell office:value-type="float" office:value="0.0351000018418" calcext:value-type="float">
            <text:p>0.0351000018</text:p>
          </table:table-cell>
          <table:table-cell table:style-name="Default" office:value-type="float" office:value="0.00591999990866" calcext:value-type="float">
            <text:p>0.0059199999</text:p>
          </table:table-cell>
          <table:table-cell table:style-name="Default" office:value-type="float" office:value="0.0346399992704" calcext:value-type="float">
            <text:p>0.0346399993</text:p>
          </table:table-cell>
          <table:table-cell office:value-type="float" office:value="-0.00000999999974738" calcext:value-type="float">
            <text:p>-1.00E-05</text:p>
          </table:table-cell>
        </table:table-row>
        <table:table-row table:style-name="ro1">
          <table:table-cell table:formula="of:=([.D225]-1.57311895611143E+018)*0.000000001" office:value-type="float" office:value="13.476154112" calcext:value-type="float">
            <text:p>13.476154112</text:p>
          </table:table-cell>
          <table:table-cell office:value-type="float" office:value="1.5731189696408E+018" calcext:value-type="float">
            <text:p>1.5731189696408E+018</text:p>
          </table:table-cell>
          <table:table-cell office:value-type="float" office:value="224" calcext:value-type="float">
            <text:p>224</text:p>
          </table:table-cell>
          <table:table-cell office:value-type="float" office:value="1.57311896958758E+018" calcext:value-type="float">
            <text:p>1.57311896958758E+018</text:p>
          </table:table-cell>
          <table:table-cell/>
          <table:table-cell table:style-name="Default" office:value-type="float" office:value="-0.012256831862" calcext:value-type="float">
            <text:p>-0.0122568319</text:p>
          </table:table-cell>
          <table:table-cell table:style-name="Default" office:value-type="float" office:value="0.107286944985" calcext:value-type="float">
            <text:p>0.107286945</text:p>
          </table:table-cell>
          <table:table-cell table:style-name="Default" office:value-type="float" office:value="0.0119019588456" calcext:value-type="float">
            <text:p>0.0119019588</text:p>
          </table:table-cell>
          <table:table-cell table:number-columns-repeated="2"/>
          <table:table-cell office:value-type="float" office:value="1.57311896964213E+018" calcext:value-type="float">
            <text:p>1.57311896964213E+018</text:p>
          </table:table-cell>
          <table:table-cell office:value-type="float" office:value="468" calcext:value-type="float">
            <text:p>468</text:p>
          </table:table-cell>
          <table:table-cell office:value-type="float" office:value="1.57311896958758E+018" calcext:value-type="float">
            <text:p>1.57311896958758E+018</text:p>
          </table:table-cell>
          <table:table-cell/>
          <table:table-cell office:value-type="float" office:value="0.0439000017941" calcext:value-type="float">
            <text:p>0.0439000018</text:p>
          </table:table-cell>
          <table:table-cell table:style-name="Default" office:value-type="float" office:value="0.00628999993205" calcext:value-type="float">
            <text:p>0.0062899999</text:p>
          </table:table-cell>
          <table:table-cell table:style-name="Default" office:value-type="float" office:value="0.0434699989855" calcext:value-type="float">
            <text:p>0.043469999</text:p>
          </table:table-cell>
          <table:table-cell office:value-type="float" office:value="-0.0000199999994948" calcext:value-type="float">
            <text:p>-2.00E-05</text:p>
          </table:table-cell>
        </table:table-row>
        <table:table-row table:style-name="ro1">
          <table:table-cell table:formula="of:=([.D226]-1.57311895611143E+018)*0.000000001" office:value-type="float" office:value="13.530056704" calcext:value-type="float">
            <text:p>13.530056704</text:p>
          </table:table-cell>
          <table:table-cell office:value-type="float" office:value="1.57311896969554E+018" calcext:value-type="float">
            <text:p>1.57311896969554E+018</text:p>
          </table:table-cell>
          <table:table-cell office:value-type="float" office:value="225" calcext:value-type="float">
            <text:p>225</text:p>
          </table:table-cell>
          <table:table-cell office:value-type="float" office:value="1.57311896964148E+018" calcext:value-type="float">
            <text:p>1.57311896964148E+018</text:p>
          </table:table-cell>
          <table:table-cell/>
          <table:table-cell table:style-name="Default" office:value-type="float" office:value="-0.00907233729959" calcext:value-type="float">
            <text:p>-0.0090723373</text:p>
          </table:table-cell>
          <table:table-cell table:style-name="Default" office:value-type="float" office:value="0.100576080382" calcext:value-type="float">
            <text:p>0.1005760804</text:p>
          </table:table-cell>
          <table:table-cell table:style-name="Default" office:value-type="float" office:value="0.0158143304288" calcext:value-type="float">
            <text:p>0.0158143304</text:p>
          </table:table-cell>
          <table:table-cell table:number-columns-repeated="2"/>
          <table:table-cell office:value-type="float" office:value="1.5731189696973E+018" calcext:value-type="float">
            <text:p>1.5731189696973E+018</text:p>
          </table:table-cell>
          <table:table-cell office:value-type="float" office:value="469" calcext:value-type="float">
            <text:p>469</text:p>
          </table:table-cell>
          <table:table-cell office:value-type="float" office:value="1.57311896964148E+018" calcext:value-type="float">
            <text:p>1.57311896964148E+018</text:p>
          </table:table-cell>
          <table:table-cell/>
          <table:table-cell office:value-type="float" office:value="0.0516999997199" calcext:value-type="float">
            <text:p>0.0516999997</text:p>
          </table:table-cell>
          <table:table-cell table:style-name="Default" office:value-type="float" office:value="0.00677999993786" calcext:value-type="float">
            <text:p>0.0067799999</text:p>
          </table:table-cell>
          <table:table-cell table:style-name="Default" office:value-type="float" office:value="0.0512900017202" calcext:value-type="float">
            <text:p>0.0512900017</text:p>
          </table:table-cell>
          <table:table-cell office:value-type="float" office:value="-0.00000999999974738" calcext:value-type="float">
            <text:p>-1.00E-05</text:p>
          </table:table-cell>
        </table:table-row>
        <table:table-row table:style-name="ro1">
          <table:table-cell table:formula="of:=([.D227]-1.57311895611143E+018)*0.000000001" office:value-type="float" office:value="13.585903872" calcext:value-type="float">
            <text:p>13.585903872</text:p>
          </table:table-cell>
          <table:table-cell office:value-type="float" office:value="1.57311896975031E+018" calcext:value-type="float">
            <text:p>1.57311896975031E+018</text:p>
          </table:table-cell>
          <table:table-cell office:value-type="float" office:value="226" calcext:value-type="float">
            <text:p>226</text:p>
          </table:table-cell>
          <table:table-cell office:value-type="float" office:value="1.57311896969733E+018" calcext:value-type="float">
            <text:p>1.57311896969733E+018</text:p>
          </table:table-cell>
          <table:table-cell/>
          <table:table-cell table:style-name="Default" office:value-type="float" office:value="-0.00408286089078" calcext:value-type="float">
            <text:p>-0.0040828609</text:p>
          </table:table-cell>
          <table:table-cell table:style-name="Default" office:value-type="float" office:value="0.017907967791" calcext:value-type="float">
            <text:p>0.0179079678</text:p>
          </table:table-cell>
          <table:table-cell table:style-name="Default" office:value-type="float" office:value="-0.00192909559701" calcext:value-type="float">
            <text:p>-0.0019290956</text:p>
          </table:table-cell>
          <table:table-cell table:number-columns-repeated="2"/>
          <table:table-cell office:value-type="float" office:value="1.57311896975209E+018" calcext:value-type="float">
            <text:p>1.57311896975209E+018</text:p>
          </table:table-cell>
          <table:table-cell office:value-type="float" office:value="470" calcext:value-type="float">
            <text:p>470</text:p>
          </table:table-cell>
          <table:table-cell office:value-type="float" office:value="1.57311896969733E+018" calcext:value-type="float">
            <text:p>1.57311896969733E+018</text:p>
          </table:table-cell>
          <table:table-cell/>
          <table:table-cell office:value-type="float" office:value="0.0520000010729" calcext:value-type="float">
            <text:p>0.0520000011</text:p>
          </table:table-cell>
          <table:table-cell table:style-name="Default" office:value-type="float" office:value="0.0064400001429" calcext:value-type="float">
            <text:p>0.0064400001</text:p>
          </table:table-cell>
          <table:table-cell table:style-name="Default" office:value-type="float" office:value="0.0516400001943" calcext:value-type="float">
            <text:p>0.0516400002</text:p>
          </table:table-cell>
          <table:table-cell office:value-type="float" office:value="-0.00000999999974738" calcext:value-type="float">
            <text:p>-1.00E-05</text:p>
          </table:table-cell>
        </table:table-row>
        <table:table-row table:style-name="ro1">
          <table:table-cell table:formula="of:=([.D228]-1.57311895611143E+018)*0.000000001" office:value-type="float" office:value="13.640047872" calcext:value-type="float">
            <text:p>13.640047872</text:p>
          </table:table-cell>
          <table:table-cell office:value-type="float" office:value="1.5731189698049E+018" calcext:value-type="float">
            <text:p>1.5731189698049E+018</text:p>
          </table:table-cell>
          <table:table-cell office:value-type="float" office:value="227" calcext:value-type="float">
            <text:p>227</text:p>
          </table:table-cell>
          <table:table-cell office:value-type="float" office:value="1.57311896975147E+018" calcext:value-type="float">
            <text:p>1.57311896975147E+018</text:p>
          </table:table-cell>
          <table:table-cell/>
          <table:table-cell table:style-name="Default" office:value-type="float" office:value="-0.00399591121823" calcext:value-type="float">
            <text:p>-0.0039959112</text:p>
          </table:table-cell>
          <table:table-cell table:style-name="Default" office:value-type="float" office:value="0.00884316861629" calcext:value-type="float">
            <text:p>0.0088431686</text:p>
          </table:table-cell>
          <table:table-cell table:style-name="Default" office:value-type="float" office:value="-0.00413345079869" calcext:value-type="float">
            <text:p>-0.0041334508</text:p>
          </table:table-cell>
          <table:table-cell table:number-columns-repeated="2"/>
          <table:table-cell office:value-type="float" office:value="1.57311896980565E+018" calcext:value-type="float">
            <text:p>1.57311896980565E+018</text:p>
          </table:table-cell>
          <table:table-cell office:value-type="float" office:value="471" calcext:value-type="float">
            <text:p>471</text:p>
          </table:table-cell>
          <table:table-cell office:value-type="float" office:value="1.57311896975147E+018" calcext:value-type="float">
            <text:p>1.57311896975147E+018</text:p>
          </table:table-cell>
          <table:table-cell/>
          <table:table-cell office:value-type="float" office:value="0.0520999990404" calcext:value-type="float">
            <text:p>0.052099999</text:p>
          </table:table-cell>
          <table:table-cell table:style-name="Default" office:value-type="float" office:value="0.00610999995843" calcext:value-type="float">
            <text:p>0.00611</text:p>
          </table:table-cell>
          <table:table-cell table:style-name="Default" office:value-type="float" office:value="0.051709998399" calcext:value-type="float">
            <text:p>0.0517099984</text:p>
          </table:table-cell>
          <table:table-cell office:value-type="float" office:value="0.00000999999974738" calcext:value-type="float">
            <text:p>1.00E-05</text:p>
          </table:table-cell>
        </table:table-row>
        <table:table-row table:style-name="ro1">
          <table:table-cell table:formula="of:=([.D229]-1.57311895611143E+018)*0.000000001" office:value-type="float" office:value="13.694115072" calcext:value-type="float">
            <text:p>13.694115072</text:p>
          </table:table-cell>
          <table:table-cell office:value-type="float" office:value="1.5731189698581E+018" calcext:value-type="float">
            <text:p>1.5731189698581E+018</text:p>
          </table:table-cell>
          <table:table-cell office:value-type="float" office:value="228" calcext:value-type="float">
            <text:p>228</text:p>
          </table:table-cell>
          <table:table-cell office:value-type="float" office:value="1.57311896980554E+018" calcext:value-type="float">
            <text:p>1.57311896980554E+018</text:p>
          </table:table-cell>
          <table:table-cell/>
          <table:table-cell table:style-name="Default" office:value-type="float" office:value="-0.00088749662973" calcext:value-type="float">
            <text:p>-0.0008874966</text:p>
          </table:table-cell>
          <table:table-cell table:style-name="Default" office:value-type="float" office:value="0.0020779822953" calcext:value-type="float">
            <text:p>0.0020779823</text:p>
          </table:table-cell>
          <table:table-cell table:style-name="Default" office:value-type="float" office:value="-0.000621911021881" calcext:value-type="float">
            <text:p>-0.000621911</text:p>
          </table:table-cell>
          <table:table-cell table:number-columns-repeated="2"/>
          <table:table-cell office:value-type="float" office:value="1.57311896985879E+018" calcext:value-type="float">
            <text:p>1.57311896985879E+018</text:p>
          </table:table-cell>
          <table:table-cell office:value-type="float" office:value="472" calcext:value-type="float">
            <text:p>472</text:p>
          </table:table-cell>
          <table:table-cell office:value-type="float" office:value="1.57311896980554E+018" calcext:value-type="float">
            <text:p>1.57311896980554E+018</text:p>
          </table:table-cell>
          <table:table-cell/>
          <table:table-cell office:value-type="float" office:value="0.0540000014007" calcext:value-type="float">
            <text:p>0.0540000014</text:p>
          </table:table-cell>
          <table:table-cell table:style-name="Default" office:value-type="float" office:value="0.00582000007853" calcext:value-type="float">
            <text:p>0.0058200001</text:p>
          </table:table-cell>
          <table:table-cell table:style-name="Default" office:value-type="float" office:value="0.0537099987268" calcext:value-type="float">
            <text:p>0.0537099987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formula="of:=([.D230]-1.57311895611143E+018)*0.000000001" office:value-type="float" office:value="13.746970112" calcext:value-type="float">
            <text:p>13.746970112</text:p>
          </table:table-cell>
          <table:table-cell office:value-type="float" office:value="1.57311896996166E+018" calcext:value-type="float">
            <text:p>1.57311896996166E+018</text:p>
          </table:table-cell>
          <table:table-cell office:value-type="float" office:value="229" calcext:value-type="float">
            <text:p>229</text:p>
          </table:table-cell>
          <table:table-cell office:value-type="float" office:value="1.5731189698584E+018" calcext:value-type="float">
            <text:p>1.5731189698584E+018</text:p>
          </table:table-cell>
          <table:table-cell/>
          <table:table-cell table:style-name="Default" office:value-type="float" office:value="-0.000395926996134" calcext:value-type="float">
            <text:p>-0.000395927</text:p>
          </table:table-cell>
          <table:table-cell table:style-name="Default" office:value-type="float" office:value="-0.000105556988274" calcext:value-type="float">
            <text:p>-0.000105557</text:p>
          </table:table-cell>
          <table:table-cell table:style-name="Default" office:value-type="float" office:value="-0.000678049458656" calcext:value-type="float">
            <text:p>-0.0006780495</text:p>
          </table:table-cell>
          <table:table-cell table:number-columns-repeated="2"/>
          <table:table-cell office:value-type="float" office:value="1.5731189699628E+018" calcext:value-type="float">
            <text:p>1.5731189699628E+018</text:p>
          </table:table-cell>
          <table:table-cell office:value-type="float" office:value="473" calcext:value-type="float">
            <text:p>473</text:p>
          </table:table-cell>
          <table:table-cell office:value-type="float" office:value="1.5731189698584E+018" calcext:value-type="float">
            <text:p>1.5731189698584E+018</text:p>
          </table:table-cell>
          <table:table-cell/>
          <table:table-cell office:value-type="float" office:value="0.0533000007272" calcext:value-type="float">
            <text:p>0.0533000007</text:p>
          </table:table-cell>
          <table:table-cell table:style-name="Default" office:value-type="float" office:value="0.0055800001137" calcext:value-type="float">
            <text:p>0.0055800001</text:p>
          </table:table-cell>
          <table:table-cell table:style-name="Default" office:value-type="float" office:value="0.0530200004578" calcext:value-type="float">
            <text:p>0.0530200005</text:p>
          </table:table-cell>
          <table:table-cell office:value-type="float" office:value="0.0000199999994948" calcext:value-type="float">
            <text:p>2.00E-05</text:p>
          </table:table-cell>
        </table:table-row>
        <table:table-row table:style-name="ro1">
          <table:table-cell table:formula="of:=([.D231]-1.57311895611143E+018)*0.000000001" office:value-type="float" office:value="13.85135104" calcext:value-type="float">
            <text:p>13.85135104</text:p>
          </table:table-cell>
          <table:table-cell office:value-type="float" office:value="1.57311897001471E+018" calcext:value-type="float">
            <text:p>1.57311897001471E+018</text:p>
          </table:table-cell>
          <table:table-cell office:value-type="float" office:value="230" calcext:value-type="float">
            <text:p>230</text:p>
          </table:table-cell>
          <table:table-cell office:value-type="float" office:value="1.57311896996278E+018" calcext:value-type="float">
            <text:p>1.57311896996278E+018</text:p>
          </table:table-cell>
          <table:table-cell/>
          <table:table-cell office:value-type="float" office:value="-0.000054905343859" calcext:value-type="float">
            <text:p>-5.49E-05</text:p>
          </table:table-cell>
          <table:table-cell table:style-name="Default" office:value-type="float" office:value="-0.000171389809111" calcext:value-type="float">
            <text:p>-0.0001713898</text:p>
          </table:table-cell>
          <table:table-cell table:style-name="Default" office:value-type="float" office:value="0.000233468614169" calcext:value-type="float">
            <text:p>0.0002334686</text:p>
          </table:table-cell>
          <table:table-cell table:number-columns-repeated="2"/>
          <table:table-cell office:value-type="float" office:value="1.57311897001527E+018" calcext:value-type="float">
            <text:p>1.57311897001527E+018</text:p>
          </table:table-cell>
          <table:table-cell office:value-type="float" office:value="474" calcext:value-type="float">
            <text:p>474</text:p>
          </table:table-cell>
          <table:table-cell office:value-type="float" office:value="1.57311896996278E+018" calcext:value-type="float">
            <text:p>1.57311896996278E+018</text:p>
          </table:table-cell>
          <table:table-cell/>
          <table:table-cell office:value-type="float" office:value="0.0478999987245" calcext:value-type="float">
            <text:p>0.0478999987</text:p>
          </table:table-cell>
          <table:table-cell table:style-name="Default" office:value-type="float" office:value="0.00490000005811" calcext:value-type="float">
            <text:p>0.0049000001</text:p>
          </table:table-cell>
          <table:table-cell table:style-name="Default" office:value-type="float" office:value="0.0476600006223" calcext:value-type="float">
            <text:p>0.0476600006</text:p>
          </table:table-cell>
          <table:table-cell office:value-type="float" office:value="0.00000999999974738" calcext:value-type="float">
            <text:p>1.00E-05</text:p>
          </table:table-cell>
        </table:table-row>
        <table:table-row table:style-name="ro1">
          <table:table-cell table:formula="of:=([.D232]-1.57311895611143E+018)*0.000000001" office:value-type="float" office:value="13.903415808" calcext:value-type="float">
            <text:p>13.903415808</text:p>
          </table:table-cell>
          <table:table-cell office:value-type="float" office:value="1.57311897006809E+018" calcext:value-type="float">
            <text:p>1.57311897006809E+018</text:p>
          </table:table-cell>
          <table:table-cell office:value-type="float" office:value="231" calcext:value-type="float">
            <text:p>231</text:p>
          </table:table-cell>
          <table:table-cell office:value-type="float" office:value="1.57311897001484E+018" calcext:value-type="float">
            <text:p>1.57311897001484E+018</text:p>
          </table:table-cell>
          <table:table-cell/>
          <table:table-cell office:value-type="float" office:value="-0.0000588993243582" calcext:value-type="float">
            <text:p>-5.89E-05</text:p>
          </table:table-cell>
          <table:table-cell table:style-name="Default" office:value-type="float" office:value="-0.000294178666081" calcext:value-type="float">
            <text:p>-0.0002941787</text:p>
          </table:table-cell>
          <table:table-cell table:style-name="Default" office:value-type="float" office:value="-0.00016825311468" calcext:value-type="float">
            <text:p>-0.0001682531</text:p>
          </table:table-cell>
          <table:table-cell table:number-columns-repeated="2"/>
          <table:table-cell office:value-type="float" office:value="1.57311897006849E+018" calcext:value-type="float">
            <text:p>1.57311897006849E+018</text:p>
          </table:table-cell>
          <table:table-cell office:value-type="float" office:value="475" calcext:value-type="float">
            <text:p>475</text:p>
          </table:table-cell>
          <table:table-cell office:value-type="float" office:value="1.57311897001484E+018" calcext:value-type="float">
            <text:p>1.57311897001484E+018</text:p>
          </table:table-cell>
          <table:table-cell/>
          <table:table-cell office:value-type="float" office:value="0.0467000007629" calcext:value-type="float">
            <text:p>0.0467000008</text:p>
          </table:table-cell>
          <table:table-cell table:style-name="Default" office:value-type="float" office:value="0.00471000000834" calcext:value-type="float">
            <text:p>0.00471</text:p>
          </table:table-cell>
          <table:table-cell table:style-name="Default" office:value-type="float" office:value="0.0464800000191" calcext:value-type="float">
            <text:p>0.04648</text:p>
          </table:table-cell>
          <table:table-cell table:style-name="Default" office:value-type="float" office:value="-0" calcext:value-type="float">
            <text:p>0</text:p>
          </table:table-cell>
        </table:table-row>
        <table:table-row table:style-name="ro1">
          <table:table-cell table:formula="of:=([.D233]-1.57311895611143E+018)*0.000000001" office:value-type="float" office:value="13.957620736" calcext:value-type="float">
            <text:p>13.957620736</text:p>
          </table:table-cell>
          <table:table-cell office:value-type="float" office:value="1.5731189701224E+018" calcext:value-type="float">
            <text:p>1.5731189701224E+018</text:p>
          </table:table-cell>
          <table:table-cell office:value-type="float" office:value="232" calcext:value-type="float">
            <text:p>232</text:p>
          </table:table-cell>
          <table:table-cell office:value-type="float" office:value="1.57311897006905E+018" calcext:value-type="float">
            <text:p>1.57311897006905E+018</text:p>
          </table:table-cell>
          <table:table-cell/>
          <table:table-cell office:value-type="float" office:value="-0.0000770188053139" calcext:value-type="float">
            <text:p>-7.70E-05</text:p>
          </table:table-cell>
          <table:table-cell office:value-type="float" office:value="-0.0000520055727975" calcext:value-type="float">
            <text:p>-5.20E-05</text:p>
          </table:table-cell>
          <table:table-cell office:value-type="float" office:value="0.0000730930623831" calcext:value-type="float">
            <text:p>7.31E-05</text:p>
          </table:table-cell>
          <table:table-cell table:number-columns-repeated="2"/>
          <table:table-cell office:value-type="float" office:value="1.57311897012288E+018" calcext:value-type="float">
            <text:p>1.57311897012288E+018</text:p>
          </table:table-cell>
          <table:table-cell office:value-type="float" office:value="476" calcext:value-type="float">
            <text:p>476</text:p>
          </table:table-cell>
          <table:table-cell office:value-type="float" office:value="1.57311897006905E+018" calcext:value-type="float">
            <text:p>1.57311897006905E+018</text:p>
          </table:table-cell>
          <table:table-cell/>
          <table:table-cell office:value-type="float" office:value="0.0326000005007" calcext:value-type="float">
            <text:p>0.0326000005</text:p>
          </table:table-cell>
          <table:table-cell table:style-name="Default" office:value-type="float" office:value="0.00331999990158" calcext:value-type="float">
            <text:p>0.0033199999</text:p>
          </table:table-cell>
          <table:table-cell table:style-name="Default" office:value-type="float" office:value="0.0324399992824" calcext:value-type="float">
            <text:p>0.0324399993</text:p>
          </table:table-cell>
          <table:table-cell office:value-type="float" office:value="0.0000199999994948" calcext:value-type="float">
            <text:p>2.00E-05</text:p>
          </table:table-cell>
        </table:table-row>
        <table:table-row table:style-name="ro1">
          <table:table-cell table:formula="of:=([.D234]-1.57311895611143E+018)*0.000000001" office:value-type="float" office:value="14.011510016" calcext:value-type="float">
            <text:p>14.011510016</text:p>
          </table:table-cell>
          <table:table-cell office:value-type="float" office:value="1.57311897017631E+018" calcext:value-type="float">
            <text:p>1.57311897017631E+018</text:p>
          </table:table-cell>
          <table:table-cell office:value-type="float" office:value="233" calcext:value-type="float">
            <text:p>233</text:p>
          </table:table-cell>
          <table:table-cell office:value-type="float" office:value="1.57311897012294E+018" calcext:value-type="float">
            <text:p>1.57311897012294E+018</text:p>
          </table:table-cell>
          <table:table-cell/>
          <table:table-cell table:style-name="Default" office:value-type="float" office:value="0.000125589693198" calcext:value-type="float">
            <text:p>0.0001255897</text:p>
          </table:table-cell>
          <table:table-cell office:value-type="float" office:value="0.0000629588103038" calcext:value-type="float">
            <text:p>6.30E-05</text:p>
          </table:table-cell>
          <table:table-cell table:style-name="Default" office:value-type="float" office:value="0.000233090366237" calcext:value-type="float">
            <text:p>0.0002330904</text:p>
          </table:table-cell>
          <table:table-cell table:number-columns-repeated="2"/>
          <table:table-cell office:value-type="float" office:value="1.57311897017676E+018" calcext:value-type="float">
            <text:p>1.57311897017676E+018</text:p>
          </table:table-cell>
          <table:table-cell office:value-type="float" office:value="477" calcext:value-type="float">
            <text:p>477</text:p>
          </table:table-cell>
          <table:table-cell office:value-type="float" office:value="1.57311897012294E+018" calcext:value-type="float">
            <text:p>1.57311897012294E+018</text:p>
          </table:table-cell>
          <table:table-cell/>
          <table:table-cell office:value-type="float" office:value="0.0222999993712" calcext:value-type="float">
            <text:p>0.0222999994</text:p>
          </table:table-cell>
          <table:table-cell table:style-name="Default" office:value-type="float" office:value="0.00224999990314" calcext:value-type="float">
            <text:p>0.0022499999</text:p>
          </table:table-cell>
          <table:table-cell table:style-name="Default" office:value-type="float" office:value="0.0221900008619" calcext:value-type="float">
            <text:p>0.0221900009</text:p>
          </table:table-cell>
          <table:table-cell office:value-type="float" office:value="0.0000199999994948" calcext:value-type="float">
            <text:p>2.00E-05</text:p>
          </table:table-cell>
        </table:table-row>
        <table:table-row table:style-name="ro1">
          <table:table-cell table:formula="of:=([.D235]-1.57311895611143E+018)*0.000000001" office:value-type="float" office:value="14.065705728" calcext:value-type="float">
            <text:p>14.065705728</text:p>
          </table:table-cell>
          <table:table-cell office:value-type="float" office:value="1.57311897023057E+018" calcext:value-type="float">
            <text:p>1.57311897023057E+018</text:p>
          </table:table-cell>
          <table:table-cell office:value-type="float" office:value="234" calcext:value-type="float">
            <text:p>234</text:p>
          </table:table-cell>
          <table:table-cell office:value-type="float" office:value="1.57311897017713E+018" calcext:value-type="float">
            <text:p>1.57311897017713E+018</text:p>
          </table:table-cell>
          <table:table-cell/>
          <table:table-cell table:style-name="Default" office:value-type="float" office:value="0.000112234556582" calcext:value-type="float">
            <text:p>0.0001122346</text:p>
          </table:table-cell>
          <table:table-cell table:style-name="Default" office:value-type="float" office:value="-0.000143112774822" calcext:value-type="float">
            <text:p>-0.0001431128</text:p>
          </table:table-cell>
          <table:table-cell office:value-type="float" office:value="-0.0000231284047914" calcext:value-type="float">
            <text:p>-2.31E-05</text:p>
          </table:table-cell>
          <table:table-cell table:number-columns-repeated="2"/>
          <table:table-cell office:value-type="float" office:value="1.57311897023132E+018" calcext:value-type="float">
            <text:p>1.57311897023132E+018</text:p>
          </table:table-cell>
          <table:table-cell office:value-type="float" office:value="478" calcext:value-type="float">
            <text:p>478</text:p>
          </table:table-cell>
          <table:table-cell office:value-type="float" office:value="1.57311897017713E+018" calcext:value-type="float">
            <text:p>1.57311897017713E+018</text:p>
          </table:table-cell>
          <table:table-cell/>
          <table:table-cell office:value-type="float" office:value="0.0118000004441" calcext:value-type="float">
            <text:p>0.0118000004</text:p>
          </table:table-cell>
          <table:table-cell table:style-name="Default" office:value-type="float" office:value="0.00115999998525" calcext:value-type="float">
            <text:p>0.00116</text:p>
          </table:table-cell>
          <table:table-cell table:style-name="Default" office:value-type="float" office:value="0.0117399999872" calcext:value-type="float">
            <text:p>0.01174</text:p>
          </table:table-cell>
          <table:table-cell office:value-type="float" office:value="0.00000999999974738" calcext:value-type="float">
            <text:p>1.00E-05</text:p>
          </table:table-cell>
        </table:table-row>
        <table:table-row table:style-name="ro1">
          <table:table-cell table:formula="of:=([.D236]-1.57311895611143E+018)*0.000000001" office:value-type="float" office:value="14.120013312" calcext:value-type="float">
            <text:p>14.120013312</text:p>
          </table:table-cell>
          <table:table-cell office:value-type="float" office:value="1.573118970285E+018" calcext:value-type="float">
            <text:p>1.573118970285E+018</text:p>
          </table:table-cell>
          <table:table-cell office:value-type="float" office:value="235" calcext:value-type="float">
            <text:p>235</text:p>
          </table:table-cell>
          <table:table-cell office:value-type="float" office:value="1.57311897023144E+018" calcext:value-type="float">
            <text:p>1.57311897023144E+018</text:p>
          </table:table-cell>
          <table:table-cell/>
          <table:table-cell office:value-type="float" office:value="-0.0000183521278814" calcext:value-type="float">
            <text:p>-1.84E-05</text:p>
          </table:table-cell>
          <table:table-cell table:style-name="Default" office:value-type="float" office:value="-0.000134790840093" calcext:value-type="float">
            <text:p>-0.0001347908</text:p>
          </table:table-cell>
          <table:table-cell office:value-type="float" office:value="0.00000383751330446" calcext:value-type="float">
            <text:p>3.84E-06</text:p>
          </table:table-cell>
          <table:table-cell table:number-columns-repeated="2"/>
          <table:table-cell office:value-type="float" office:value="1.57311897028543E+018" calcext:value-type="float">
            <text:p>1.57311897028543E+018</text:p>
          </table:table-cell>
          <table:table-cell office:value-type="float" office:value="479" calcext:value-type="float">
            <text:p>479</text:p>
          </table:table-cell>
          <table:table-cell office:value-type="float" office:value="1.57311897023144E+018" calcext:value-type="float">
            <text:p>1.57311897023144E+018</text:p>
          </table:table-cell>
          <table:table-cell/>
          <table:table-cell office:value-type="float" office:value="0.00279999990016" calcext:value-type="float">
            <text:p>0.0027999999</text:p>
          </table:table-cell>
          <table:table-cell table:style-name="Default" office:value-type="float" office:value="0.000199999994948" calcext:value-type="float">
            <text:p>0.0002</text:p>
          </table:table-cell>
          <table:table-cell table:style-name="Default" office:value-type="float" office:value="0.0027499999851" calcext:value-type="float">
            <text:p>0.00275</text:p>
          </table:table-cell>
          <table:table-cell office:value-type="float" office:value="0.0000199999994948" calcext:value-type="float">
            <text:p>2.00E-05</text:p>
          </table:table-cell>
        </table:table-row>
        <table:table-row table:style-name="ro1">
          <table:table-cell table:formula="of:=([.D237]-1.57311895611143E+018)*0.000000001" office:value-type="float" office:value="14.174157056" calcext:value-type="float">
            <text:p>14.174157056</text:p>
          </table:table-cell>
          <table:table-cell office:value-type="float" office:value="1.57311897033908E+018" calcext:value-type="float">
            <text:p>1.57311897033908E+018</text:p>
          </table:table-cell>
          <table:table-cell office:value-type="float" office:value="236" calcext:value-type="float">
            <text:p>236</text:p>
          </table:table-cell>
          <table:table-cell office:value-type="float" office:value="1.57311897028558E+018" calcext:value-type="float">
            <text:p>1.57311897028558E+018</text:p>
          </table:table-cell>
          <table:table-cell/>
          <table:table-cell office:value-type="float" office:value="-0.0000105807639557" calcext:value-type="float">
            <text:p>-1.06E-05</text:p>
          </table:table-cell>
          <table:table-cell office:value-type="float" office:value="-0.0000389720298699" calcext:value-type="float">
            <text:p>-3.90E-05</text:p>
          </table:table-cell>
          <table:table-cell office:value-type="float" office:value="0.0000676043491694" calcext:value-type="float">
            <text:p>6.76E-05</text:p>
          </table:table-cell>
          <table:table-cell table:number-columns-repeated="2"/>
          <table:table-cell office:value-type="float" office:value="1.57311897033949E+018" calcext:value-type="float">
            <text:p>1.57311897033949E+018</text:p>
          </table:table-cell>
          <table:table-cell office:value-type="float" office:value="480" calcext:value-type="float">
            <text:p>480</text:p>
          </table:table-cell>
          <table:table-cell office:value-type="float" office:value="1.57311897028558E+018" calcext:value-type="float">
            <text:p>1.57311897028558E+018</text:p>
          </table:table-cell>
          <table:table-cell/>
          <table:table-cell office:value-type="float" office:value="0.000600000028498" calcext:value-type="float">
            <text:p>0.0006</text:p>
          </table:table-cell>
          <table:table-cell office:value-type="float" office:value="-0.0000199999994948" calcext:value-type="float">
            <text:p>-2.00E-05</text:p>
          </table:table-cell>
          <table:table-cell table:style-name="Default" office:value-type="float" office:value="0.000630000024103" calcext:value-type="float">
            <text:p>0.00063</text:p>
          </table:table-cell>
          <table:table-cell office:value-type="float" office:value="-0.00000999999974738" calcext:value-type="float">
            <text:p>-1.00E-05</text:p>
          </table:table-cell>
        </table:table-row>
        <table:table-row table:style-name="ro1">
          <table:table-cell table:formula="of:=([.D238]-1.57311895611143E+018)*0.000000001" office:value-type="float" office:value="14.228356096" calcext:value-type="float">
            <text:p>14.228356096</text:p>
          </table:table-cell>
          <table:table-cell office:value-type="float" office:value="1.57311897039176E+018" calcext:value-type="float">
            <text:p>1.57311897039176E+018</text:p>
          </table:table-cell>
          <table:table-cell office:value-type="float" office:value="237" calcext:value-type="float">
            <text:p>237</text:p>
          </table:table-cell>
          <table:table-cell office:value-type="float" office:value="1.57311897033978E+018" calcext:value-type="float">
            <text:p>1.57311897033978E+018</text:p>
          </table:table-cell>
          <table:table-cell/>
          <table:table-cell table:style-name="Default" office:value-type="float" office:value="-0.000446677266154" calcext:value-type="float">
            <text:p>-0.0004466773</text:p>
          </table:table-cell>
          <table:table-cell table:style-name="Default" office:value-type="float" office:value="-0.00010316776752" calcext:value-type="float">
            <text:p>-0.0001031678</text:p>
          </table:table-cell>
          <table:table-cell office:value-type="float" office:value="0.0000314845019602" calcext:value-type="float">
            <text:p>3.15E-05</text:p>
          </table:table-cell>
          <table:table-cell table:number-columns-repeated="2"/>
          <table:table-cell office:value-type="float" office:value="1.57311897039178E+018" calcext:value-type="float">
            <text:p>1.57311897039178E+018</text:p>
          </table:table-cell>
          <table:table-cell office:value-type="float" office:value="481" calcext:value-type="float">
            <text:p>481</text:p>
          </table:table-cell>
          <table:table-cell office:value-type="float" office:value="1.57311897033978E+018" calcext:value-type="float">
            <text:p>1.57311897033978E+018</text:p>
          </table:table-cell>
          <table:table-cell/>
          <table:table-cell table:style-name="ce1" office:value-type="float" office:value="0.0000999999974738" calcext:value-type="float">
            <text:p>1.00E-04</text:p>
          </table:table-cell>
          <table:table-cell office:value-type="float" office:value="-0.0000499999987369" calcext:value-type="float">
            <text:p>-5.00E-05</text:p>
          </table:table-cell>
          <table:table-cell office:value-type="float" office:value="-0.0000599999984843" calcext:value-type="float">
            <text:p>-6.00E-05</text:p>
          </table:table-cell>
          <table:table-cell office:value-type="float" office:value="-0.0000199999994948" calcext:value-type="float">
            <text:p>-2.00E-05</text:p>
          </table:table-cell>
        </table:table-row>
        <table:table-row table:style-name="ro1">
          <table:table-cell table:formula="of:=([.D239]-1.57311895611143E+018)*0.000000001" office:value-type="float" office:value="14.280454912" calcext:value-type="float">
            <text:p>14.280454912</text:p>
          </table:table-cell>
          <table:table-cell office:value-type="float" office:value="1.57311897044426E+018" calcext:value-type="float">
            <text:p>1.57311897044426E+018</text:p>
          </table:table-cell>
          <table:table-cell office:value-type="float" office:value="238" calcext:value-type="float">
            <text:p>238</text:p>
          </table:table-cell>
          <table:table-cell office:value-type="float" office:value="1.57311897039188E+018" calcext:value-type="float">
            <text:p>1.57311897039188E+018</text:p>
          </table:table-cell>
          <table:table-cell/>
          <table:table-cell office:value-type="float" office:value="0.000000237937697989" calcext:value-type="float">
            <text:p>2.38E-07</text:p>
          </table:table-cell>
          <table:table-cell office:value-type="float" office:value="-0.0000944654821069" calcext:value-type="float">
            <text:p>-9.45E-05</text:p>
          </table:table-cell>
          <table:table-cell office:value-type="float" office:value="0.00000238304073719" calcext:value-type="float">
            <text:p>2.38E-06</text:p>
          </table:table-cell>
          <table:table-cell table:number-columns-repeated="2"/>
          <table:table-cell office:value-type="float" office:value="1.57311897044437E+018" calcext:value-type="float">
            <text:p>1.57311897044437E+018</text:p>
          </table:table-cell>
          <table:table-cell office:value-type="float" office:value="482" calcext:value-type="float">
            <text:p>482</text:p>
          </table:table-cell>
          <table:table-cell office:value-type="float" office:value="1.57311897039188E+018" calcext:value-type="float">
            <text:p>1.57311897039188E+018</text:p>
          </table:table-cell>
          <table:table-cell/>
          <table:table-cell table:style-name="ce1" office:value-type="float" office:value="0.0000999999974738" calcext:value-type="float">
            <text:p>1.00E-04</text:p>
          </table:table-cell>
          <table:table-cell table:number-columns-repeated="2" office:value-type="float" office:value="-0.0000599999984843" calcext:value-type="float">
            <text:p>-6.00E-05</text:p>
          </table:table-cell>
          <table:table-cell office:value-type="float" office:value="-0.00000999999974738" calcext:value-type="float">
            <text:p>-1.00E-05</text:p>
          </table:table-cell>
        </table:table-row>
        <table:table-row table:style-name="ro1">
          <table:table-cell table:formula="of:=([.D240]-1.57311895611143E+018)*0.000000001" office:value-type="float" office:value="14.333056" calcext:value-type="float">
            <text:p>14.333056</text:p>
          </table:table-cell>
          <table:table-cell office:value-type="float" office:value="1.57311897049749E+018" calcext:value-type="float">
            <text:p>1.57311897049749E+018</text:p>
          </table:table-cell>
          <table:table-cell office:value-type="float" office:value="239" calcext:value-type="float">
            <text:p>239</text:p>
          </table:table-cell>
          <table:table-cell office:value-type="float" office:value="1.57311897044448E+018" calcext:value-type="float">
            <text:p>1.57311897044448E+018</text:p>
          </table:table-cell>
          <table:table-cell/>
          <table:table-cell office:value-type="float" office:value="0.00000472675264973" calcext:value-type="float">
            <text:p>4.73E-06</text:p>
          </table:table-cell>
          <table:table-cell office:value-type="float" office:value="-0.0000116708479254" calcext:value-type="float">
            <text:p>-1.17E-05</text:p>
          </table:table-cell>
          <table:table-cell table:style-name="Default" office:value-type="float" office:value="0.000155252986588" calcext:value-type="float">
            <text:p>0.000155253</text:p>
          </table:table-cell>
          <table:table-cell table:number-columns-repeated="2"/>
          <table:table-cell office:value-type="float" office:value="1.57311897049843E+018" calcext:value-type="float">
            <text:p>1.57311897049843E+018</text:p>
          </table:table-cell>
          <table:table-cell office:value-type="float" office:value="483" calcext:value-type="float">
            <text:p>483</text:p>
          </table:table-cell>
          <table:table-cell office:value-type="float" office:value="1.57311897044448E+018" calcext:value-type="float">
            <text:p>1.57311897044448E+018</text:p>
          </table:table-cell>
          <table:table-cell/>
          <table:table-cell table:style-name="ce1" office:value-type="float" office:value="0.0000999999974738" calcext:value-type="float">
            <text:p>1.00E-04</text:p>
          </table:table-cell>
          <table:table-cell office:value-type="float" office:value="-0.0000399999989895" calcext:value-type="float">
            <text:p>-4.00E-05</text:p>
          </table:table-cell>
          <table:table-cell office:value-type="float" office:value="-0.0000499999987369" calcext:value-type="float">
            <text:p>-5.00E-05</text:p>
          </table:table-cell>
          <table:table-cell office:value-type="float" office:value="-0.0000199999994948" calcext:value-type="float">
            <text:p>-2.00E-05</text:p>
          </table:table-cell>
        </table:table-row>
        <table:table-row table:style-name="ro1">
          <table:table-cell table:formula="of:=([.D241]-1.57311895611143E+018)*0.000000001" office:value-type="float" office:value="14.38735616" calcext:value-type="float">
            <text:p>14.38735616</text:p>
          </table:table-cell>
          <table:table-cell office:value-type="float" office:value="1.57311897055227E+018" calcext:value-type="float">
            <text:p>1.57311897055227E+018</text:p>
          </table:table-cell>
          <table:table-cell office:value-type="float" office:value="240" calcext:value-type="float">
            <text:p>240</text:p>
          </table:table-cell>
          <table:table-cell office:value-type="float" office:value="1.57311897049878E+018" calcext:value-type="float">
            <text:p>1.57311897049878E+018</text:p>
          </table:table-cell>
          <table:table-cell/>
          <table:table-cell office:value-type="float" office:value="0.0000976846640697" calcext:value-type="float">
            <text:p>9.77E-05</text:p>
          </table:table-cell>
          <table:table-cell office:value-type="float" office:value="0.0000442885648226" calcext:value-type="float">
            <text:p>4.43E-05</text:p>
          </table:table-cell>
          <table:table-cell table:style-name="Default" office:value-type="float" office:value="0.000262217479758" calcext:value-type="float">
            <text:p>0.0002622175</text:p>
          </table:table-cell>
          <table:table-cell table:number-columns-repeated="2"/>
          <table:table-cell office:value-type="float" office:value="1.57311897055281E+018" calcext:value-type="float">
            <text:p>1.57311897055281E+018</text:p>
          </table:table-cell>
          <table:table-cell office:value-type="float" office:value="484" calcext:value-type="float">
            <text:p>484</text:p>
          </table:table-cell>
          <table:table-cell office:value-type="float" office:value="1.57311897049878E+018" calcext:value-type="float">
            <text:p>1.57311897049878E+018</text:p>
          </table:table-cell>
          <table:table-cell/>
          <table:table-cell table:style-name="ce1" office:value-type="float" office:value="0.0000999999974738" calcext:value-type="float">
            <text:p>1.00E-04</text:p>
          </table:table-cell>
          <table:table-cell office:value-type="float" office:value="-0.0000499999987369" calcext:value-type="float">
            <text:p>-5.00E-05</text:p>
          </table:table-cell>
          <table:table-cell office:value-type="float" office:value="-0.0000599999984843" calcext:value-type="float">
            <text:p>-6.00E-05</text:p>
          </table:table-cell>
          <table:table-cell office:value-type="float" office:value="-0.00000999999974738" calcext:value-type="float">
            <text:p>-1.00E-05</text:p>
          </table:table-cell>
        </table:table-row>
        <table:table-row table:style-name="ro1">
          <table:table-cell table:formula="of:=([.D242]-1.57311895611143E+018)*0.000000001" office:value-type="float" office:value="14.441635072" calcext:value-type="float">
            <text:p>14.441635072</text:p>
          </table:table-cell>
          <table:table-cell office:value-type="float" office:value="1.57311897060642E+018" calcext:value-type="float">
            <text:p>1.57311897060642E+018</text:p>
          </table:table-cell>
          <table:table-cell office:value-type="float" office:value="241" calcext:value-type="float">
            <text:p>241</text:p>
          </table:table-cell>
          <table:table-cell office:value-type="float" office:value="1.57311897055306E+018" calcext:value-type="float">
            <text:p>1.57311897055306E+018</text:p>
          </table:table-cell>
          <table:table-cell/>
          <table:table-cell table:style-name="Default" office:value-type="float" office:value="0.000125809150632" calcext:value-type="float">
            <text:p>0.0001258092</text:p>
          </table:table-cell>
          <table:table-cell office:value-type="float" office:value="-0.0000477536996186" calcext:value-type="float">
            <text:p>-4.78E-05</text:p>
          </table:table-cell>
          <table:table-cell table:style-name="Default" office:value-type="float" office:value="0.000173789740074" calcext:value-type="float">
            <text:p>0.0001737897</text:p>
          </table:table-cell>
          <table:table-cell table:number-columns-repeated="2"/>
          <table:table-cell office:value-type="float" office:value="1.57311897060738E+018" calcext:value-type="float">
            <text:p>1.57311897060738E+018</text:p>
          </table:table-cell>
          <table:table-cell office:value-type="float" office:value="485" calcext:value-type="float">
            <text:p>485</text:p>
          </table:table-cell>
          <table:table-cell office:value-type="float" office:value="1.57311897055306E+018" calcext:value-type="float">
            <text:p>1.57311897055306E+018</text:p>
          </table:table-cell>
          <table:table-cell/>
          <table:table-cell table:style-name="ce1" office:value-type="float" office:value="0.0000999999974738" calcext:value-type="float">
            <text:p>1.00E-04</text:p>
          </table:table-cell>
          <table:table-cell office:value-type="float" office:value="-0.000079999997979" calcext:value-type="float">
            <text:p>-8.00E-05</text:p>
          </table:table-cell>
          <table:table-cell office:value-type="float" office:value="-0.0000499999987369" calcext:value-type="float">
            <text:p>-5.00E-05</text:p>
          </table:table-cell>
          <table:table-cell office:value-type="float" office:value="0.00000999999974738" calcext:value-type="float">
            <text:p>1.00E-05</text:p>
          </table:table-cell>
        </table:table-row>
        <table:table-row table:style-name="ro1">
          <table:table-cell table:formula="of:=([.D243]-1.57311895611143E+018)*0.000000001" office:value-type="float" office:value="14.495724032" calcext:value-type="float">
            <text:p>14.495724032</text:p>
          </table:table-cell>
          <table:table-cell office:value-type="float" office:value="1.57311897071122E+018" calcext:value-type="float">
            <text:p>1.57311897071122E+018</text:p>
          </table:table-cell>
          <table:table-cell office:value-type="float" office:value="242" calcext:value-type="float">
            <text:p>242</text:p>
          </table:table-cell>
          <table:table-cell office:value-type="float" office:value="1.57311897060715E+018" calcext:value-type="float">
            <text:p>1.57311897060715E+018</text:p>
          </table:table-cell>
          <table:table-cell/>
          <table:table-cell office:value-type="float" office:value="0.00000459150442111" calcext:value-type="float">
            <text:p>4.59E-06</text:p>
          </table:table-cell>
          <table:table-cell office:value-type="float" office:value="-0.0000735698777135" calcext:value-type="float">
            <text:p>-7.36E-05</text:p>
          </table:table-cell>
          <table:table-cell table:style-name="Default" office:value-type="float" office:value="0.000111854889838" calcext:value-type="float">
            <text:p>0.0001118549</text:p>
          </table:table-cell>
          <table:table-cell table:number-columns-repeated="2"/>
          <table:table-cell office:value-type="float" office:value="1.57311897071115E+018" calcext:value-type="float">
            <text:p>1.57311897071115E+018</text:p>
          </table:table-cell>
          <table:table-cell office:value-type="float" office:value="486" calcext:value-type="float">
            <text:p>486</text:p>
          </table:table-cell>
          <table:table-cell office:value-type="float" office:value="1.57311897060715E+018" calcext:value-type="float">
            <text:p>1.57311897060715E+018</text:p>
          </table:table-cell>
          <table:table-cell/>
          <table:table-cell table:style-name="ce1" office:value-type="float" office:value="0.0000999999974738" calcext:value-type="float">
            <text:p>1.00E-04</text:p>
          </table:table-cell>
          <table:table-cell office:value-type="float" office:value="-0.0000599999984843" calcext:value-type="float">
            <text:p>-6.00E-05</text:p>
          </table:table-cell>
          <table:table-cell office:value-type="float" office:value="-0.0000199999994948" calcext:value-type="float">
            <text:p>-2.00E-05</text:p>
          </table:table-cell>
          <table:table-cell table:style-name="Default" office:value-type="float" office:value="-0" calcext:value-type="float">
            <text:p>0</text:p>
          </table:table-cell>
        </table:table-row>
        <table:table-row table:style-name="ro1">
          <table:table-cell table:formula="of:=([.D244]-1.57311895611143E+018)*0.000000001" office:value-type="float" office:value="14.601390592" calcext:value-type="float">
            <text:p>14.601390592</text:p>
          </table:table-cell>
          <table:table-cell office:value-type="float" office:value="1.57311897076613E+018" calcext:value-type="float">
            <text:p>1.57311897076613E+018</text:p>
          </table:table-cell>
          <table:table-cell office:value-type="float" office:value="243" calcext:value-type="float">
            <text:p>243</text:p>
          </table:table-cell>
          <table:table-cell office:value-type="float" office:value="1.57311897071282E+018" calcext:value-type="float">
            <text:p>1.57311897071282E+018</text:p>
          </table:table-cell>
          <table:table-cell/>
          <table:table-cell office:value-type="float" office:value="0.0000382102080039" calcext:value-type="float">
            <text:p>3.82E-05</text:p>
          </table:table-cell>
          <table:table-cell office:value-type="float" office:value="-0.00000729968860469" calcext:value-type="float">
            <text:p>-7.30E-06</text:p>
          </table:table-cell>
          <table:table-cell table:style-name="Default" office:value-type="float" office:value="0.000151691958308" calcext:value-type="float">
            <text:p>0.000151692</text:p>
          </table:table-cell>
          <table:table-cell table:number-columns-repeated="2"/>
          <table:table-cell office:value-type="float" office:value="1.57311897076721E+018" calcext:value-type="float">
            <text:p>1.57311897076721E+018</text:p>
          </table:table-cell>
          <table:table-cell office:value-type="float" office:value="487" calcext:value-type="float">
            <text:p>487</text:p>
          </table:table-cell>
          <table:table-cell office:value-type="float" office:value="1.57311897071282E+018" calcext:value-type="float">
            <text:p>1.57311897071282E+018</text:p>
          </table:table-cell>
          <table:table-cell/>
          <table:table-cell table:style-name="ce1" office:value-type="float" office:value="0.0000999999974738" calcext:value-type="float">
            <text:p>1.00E-04</text:p>
          </table:table-cell>
          <table:table-cell office:value-type="float" office:value="-0.0000499999987369" calcext:value-type="float">
            <text:p>-5.00E-05</text:p>
          </table:table-cell>
          <table:table-cell office:value-type="float" office:value="-0.0000399999989895" calcext:value-type="float">
            <text:p>-4.00E-05</text:p>
          </table:table-cell>
          <table:table-cell table:style-name="Default" office:value-type="float" office:value="-0" calcext:value-type="float">
            <text:p>0</text:p>
          </table:table-cell>
        </table:table-row>
        <table:table-row table:style-name="ro1">
          <table:table-cell table:formula="of:=([.D245]-1.57311895611143E+018)*0.000000001" office:value-type="float" office:value="14.655079936" calcext:value-type="float">
            <text:p>14.655079936</text:p>
          </table:table-cell>
          <table:table-cell office:value-type="float" office:value="1.57311897081948E+018" calcext:value-type="float">
            <text:p>1.57311897081948E+018</text:p>
          </table:table-cell>
          <table:table-cell office:value-type="float" office:value="244" calcext:value-type="float">
            <text:p>244</text:p>
          </table:table-cell>
          <table:table-cell office:value-type="float" office:value="1.57311897076651E+018" calcext:value-type="float">
            <text:p>1.57311897076651E+018</text:p>
          </table:table-cell>
          <table:table-cell/>
          <table:table-cell table:style-name="Default" office:value-type="float" office:value="0.000225265757763" calcext:value-type="float">
            <text:p>0.0002252658</text:p>
          </table:table-cell>
          <table:table-cell office:value-type="float" office:value="0.0000539858410775" calcext:value-type="float">
            <text:p>5.40E-05</text:p>
          </table:table-cell>
          <table:table-cell table:style-name="Default" office:value-type="float" office:value="0.000266471703071" calcext:value-type="float">
            <text:p>0.0002664717</text:p>
          </table:table-cell>
          <table:table-cell table:number-columns-repeated="2"/>
          <table:table-cell office:value-type="float" office:value="1.57311897081949E+018" calcext:value-type="float">
            <text:p>1.57311897081949E+018</text:p>
          </table:table-cell>
          <table:table-cell office:value-type="float" office:value="488" calcext:value-type="float">
            <text:p>488</text:p>
          </table:table-cell>
          <table:table-cell office:value-type="float" office:value="1.57311897076651E+018" calcext:value-type="float">
            <text:p>1.57311897076651E+018</text:p>
          </table:table-cell>
          <table:table-cell/>
          <table:table-cell table:style-name="ce1" office:value-type="float" office:value="0.0000999999974738" calcext:value-type="float">
            <text:p>1.00E-04</text:p>
          </table:table-cell>
          <table:table-cell office:value-type="float" office:value="-0.0000399999989895" calcext:value-type="float">
            <text:p>-4.00E-05</text:p>
          </table:table-cell>
          <table:table-cell office:value-type="float" office:value="-0.0000499999987369" calcext:value-type="float">
            <text:p>-5.00E-05</text:p>
          </table:table-cell>
          <table:table-cell office:value-type="float" office:value="-0.00000999999974738" calcext:value-type="float">
            <text:p>-1.00E-05</text:p>
          </table:table-cell>
        </table:table-row>
        <table:table-row table:style-name="ro1">
          <table:table-cell table:formula="of:=([.D246]-1.57311895611143E+018)*0.000000001" office:value-type="float" office:value="14.708457216" calcext:value-type="float">
            <text:p>14.708457216</text:p>
          </table:table-cell>
          <table:table-cell office:value-type="float" office:value="1.57311897087353E+018" calcext:value-type="float">
            <text:p>1.57311897087353E+018</text:p>
          </table:table-cell>
          <table:table-cell office:value-type="float" office:value="245" calcext:value-type="float">
            <text:p>245</text:p>
          </table:table-cell>
          <table:table-cell office:value-type="float" office:value="1.57311897081988E+018" calcext:value-type="float">
            <text:p>1.57311897081988E+018</text:p>
          </table:table-cell>
          <table:table-cell/>
          <table:table-cell office:value-type="float" office:value="0.0000274382764474" calcext:value-type="float">
            <text:p>2.74E-05</text:p>
          </table:table-cell>
          <table:table-cell office:value-type="float" office:value="-0.0000298267423204" calcext:value-type="float">
            <text:p>-2.98E-05</text:p>
          </table:table-cell>
          <table:table-cell office:value-type="float" office:value="0.0000791954444139" calcext:value-type="float">
            <text:p>7.92E-05</text:p>
          </table:table-cell>
          <table:table-cell table:number-columns-repeated="2"/>
          <table:table-cell office:value-type="float" office:value="1.57311897087369E+018" calcext:value-type="float">
            <text:p>1.57311897087369E+018</text:p>
          </table:table-cell>
          <table:table-cell office:value-type="float" office:value="489" calcext:value-type="float">
            <text:p>489</text:p>
          </table:table-cell>
          <table:table-cell office:value-type="float" office:value="1.57311897081988E+018" calcext:value-type="float">
            <text:p>1.57311897081988E+01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299999992421" calcext:value-type="float">
            <text:p>-3.00E-05</text:p>
          </table:table-cell>
          <table:table-cell office:value-type="float" office:value="-0.0000399999989895" calcext:value-type="float">
            <text:p>-4.00E-05</text:p>
          </table:table-cell>
          <table:table-cell office:value-type="float" office:value="-0.00000999999974738" calcext:value-type="float">
            <text:p>-1.00E-05</text:p>
          </table:table-cell>
        </table:table-row>
        <table:table-row table:style-name="ro1">
          <table:table-cell table:formula="of:=([.D247]-1.57311895611143E+018)*0.000000001" office:value-type="float" office:value="14.762589952" calcext:value-type="float">
            <text:p>14.762589952</text:p>
          </table:table-cell>
          <table:table-cell office:value-type="float" office:value="1.57311897092664E+018" calcext:value-type="float">
            <text:p>1.57311897092664E+018</text:p>
          </table:table-cell>
          <table:table-cell office:value-type="float" office:value="246" calcext:value-type="float">
            <text:p>246</text:p>
          </table:table-cell>
          <table:table-cell office:value-type="float" office:value="1.57311897087402E+018" calcext:value-type="float">
            <text:p>1.57311897087402E+018</text:p>
          </table:table-cell>
          <table:table-cell/>
          <table:table-cell office:value-type="float" office:value="0.0000810106503195" calcext:value-type="float">
            <text:p>8.10E-05</text:p>
          </table:table-cell>
          <table:table-cell office:value-type="float" office:value="0.0000577360442549" calcext:value-type="float">
            <text:p>5.77E-05</text:p>
          </table:table-cell>
          <table:table-cell table:style-name="Default" office:value-type="float" office:value="0.000157309652423" calcext:value-type="float">
            <text:p>0.0001573097</text:p>
          </table:table-cell>
          <table:table-cell table:number-columns-repeated="2"/>
          <table:table-cell office:value-type="float" office:value="1.57311897092666E+018" calcext:value-type="float">
            <text:p>1.57311897092666E+018</text:p>
          </table:table-cell>
          <table:table-cell office:value-type="float" office:value="490" calcext:value-type="float">
            <text:p>490</text:p>
          </table:table-cell>
          <table:table-cell office:value-type="float" office:value="1.57311897087402E+018" calcext:value-type="float">
            <text:p>1.57311897087402E+018</text:p>
          </table:table-cell>
          <table:table-cell/>
          <table:table-cell table:style-name="ce1" office:value-type="float" office:value="0.0000999999974738" calcext:value-type="float">
            <text:p>1.00E-04</text:p>
          </table:table-cell>
          <table:table-cell office:value-type="float" office:value="-0.0000499999987369" calcext:value-type="float">
            <text:p>-5.00E-05</text:p>
          </table:table-cell>
          <table:table-cell table:style-name="Default" office:value-type="float" office:value="-0" calcext:value-type="float">
            <text:p>0</text:p>
          </table:table-cell>
          <table:table-cell office:value-type="float" office:value="0.00000999999974738" calcext:value-type="float">
            <text:p>1.00E-05</text:p>
          </table:table-cell>
        </table:table-row>
        <table:table-row table:style-name="ro1">
          <table:table-cell table:formula="of:=([.D248]-1.57311895611143E+018)*0.000000001" office:value-type="float" office:value="14.815507968" calcext:value-type="float">
            <text:p>14.815507968</text:p>
          </table:table-cell>
          <table:table-cell office:value-type="float" office:value="1.57311897098029E+018" calcext:value-type="float">
            <text:p>1.57311897098029E+018</text:p>
          </table:table-cell>
          <table:table-cell office:value-type="float" office:value="247" calcext:value-type="float">
            <text:p>247</text:p>
          </table:table-cell>
          <table:table-cell office:value-type="float" office:value="1.57311897092693E+018" calcext:value-type="float">
            <text:p>1.57311897092693E+018</text:p>
          </table:table-cell>
          <table:table-cell/>
          <table:table-cell table:style-name="Default" office:value-type="float" office:value="0.000162698648637" calcext:value-type="float">
            <text:p>0.0001626986</text:p>
          </table:table-cell>
          <table:table-cell office:value-type="float" office:value="0.0000148312728925" calcext:value-type="float">
            <text:p>1.48E-05</text:p>
          </table:table-cell>
          <table:table-cell table:style-name="Default" office:value-type="float" office:value="0.000170796207385" calcext:value-type="float">
            <text:p>0.0001707962</text:p>
          </table:table-cell>
          <table:table-cell table:number-columns-repeated="2"/>
          <table:table-cell office:value-type="float" office:value="1.57311897098055E+018" calcext:value-type="float">
            <text:p>1.57311897098055E+018</text:p>
          </table:table-cell>
          <table:table-cell office:value-type="float" office:value="491" calcext:value-type="float">
            <text:p>491</text:p>
          </table:table-cell>
          <table:table-cell office:value-type="float" office:value="1.57311897092693E+018" calcext:value-type="float">
            <text:p>1.57311897092693E+01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299999992421" calcext:value-type="float">
            <text:p>-3.00E-05</text:p>
          </table:table-cell>
          <table:table-cell table:number-columns-repeated="2" table:style-name="Default" office:value-type="float" office:value="-0" calcext:value-type="float">
            <text:p>0</text:p>
          </table:table-cell>
        </table:table-row>
        <table:table-row table:style-name="ro1">
          <table:table-cell table:formula="of:=([.D249]-1.57311895611143E+018)*0.000000001" office:value-type="float" office:value="14.869706752" calcext:value-type="float">
            <text:p>14.869706752</text:p>
          </table:table-cell>
          <table:table-cell office:value-type="float" office:value="1.57311897103521E+018" calcext:value-type="float">
            <text:p>1.57311897103521E+018</text:p>
          </table:table-cell>
          <table:table-cell office:value-type="float" office:value="248" calcext:value-type="float">
            <text:p>248</text:p>
          </table:table-cell>
          <table:table-cell office:value-type="float" office:value="1.57311897098113E+018" calcext:value-type="float">
            <text:p>1.57311897098113E+018</text:p>
          </table:table-cell>
          <table:table-cell/>
          <table:table-cell office:value-type="float" office:value="0.0000318318525387" calcext:value-type="float">
            <text:p>3.18E-05</text:p>
          </table:table-cell>
          <table:table-cell office:value-type="float" office:value="-0.0000719538365956" calcext:value-type="float">
            <text:p>-7.20E-05</text:p>
          </table:table-cell>
          <table:table-cell office:value-type="float" office:value="0.0000134762085509" calcext:value-type="float">
            <text:p>1.35E-05</text:p>
          </table:table-cell>
          <table:table-cell table:number-columns-repeated="2"/>
          <table:table-cell office:value-type="float" office:value="1.57311897103546E+018" calcext:value-type="float">
            <text:p>1.57311897103546E+018</text:p>
          </table:table-cell>
          <table:table-cell office:value-type="float" office:value="492" calcext:value-type="float">
            <text:p>492</text:p>
          </table:table-cell>
          <table:table-cell office:value-type="float" office:value="1.57311897098113E+018" calcext:value-type="float">
            <text:p>1.57311897098113E+01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0999999974738" calcext:value-type="float">
            <text:p>-1.00E-05</text:p>
          </table:table-cell>
          <table:table-cell office:value-type="float" office:value="-0.0000299999992421" calcext:value-type="float">
            <text:p>-3.00E-05</text:p>
          </table:table-cell>
          <table:table-cell office:value-type="float" office:value="-0.00000999999974738" calcext:value-type="float">
            <text:p>-1.00E-05</text:p>
          </table:table-cell>
        </table:table-row>
        <table:table-row table:style-name="ro1">
          <table:table-cell table:formula="of:=([.D250]-1.57311895611143E+018)*0.000000001" office:value-type="float" office:value="14.924708608" calcext:value-type="float">
            <text:p>14.924708608</text:p>
          </table:table-cell>
          <table:table-cell office:value-type="float" office:value="1.57311897108967E+018" calcext:value-type="float">
            <text:p>1.57311897108967E+018</text:p>
          </table:table-cell>
          <table:table-cell office:value-type="float" office:value="249" calcext:value-type="float">
            <text:p>249</text:p>
          </table:table-cell>
          <table:table-cell office:value-type="float" office:value="1.57311897103613E+018" calcext:value-type="float">
            <text:p>1.57311897103613E+018</text:p>
          </table:table-cell>
          <table:table-cell/>
          <table:table-cell office:value-type="float" office:value="-0.0000586833411944" calcext:value-type="float">
            <text:p>-5.87E-05</text:p>
          </table:table-cell>
          <table:table-cell table:style-name="Default" office:value-type="float" office:value="-0.000130450745928" calcext:value-type="float">
            <text:p>-0.0001304507</text:p>
          </table:table-cell>
          <table:table-cell office:value-type="float" office:value="-0.0000871235388331" calcext:value-type="float">
            <text:p>-8.71E-05</text:p>
          </table:table-cell>
          <table:table-cell table:number-columns-repeated="2"/>
          <table:table-cell office:value-type="float" office:value="1.57311897109079E+018" calcext:value-type="float">
            <text:p>1.57311897109079E+018</text:p>
          </table:table-cell>
          <table:table-cell office:value-type="float" office:value="493" calcext:value-type="float">
            <text:p>493</text:p>
          </table:table-cell>
          <table:table-cell office:value-type="float" office:value="1.57311897103613E+018" calcext:value-type="float">
            <text:p>1.57311897103613E+01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399999989895" calcext:value-type="float">
            <text:p>-4.00E-05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00000999999974738" calcext:value-type="float">
            <text:p>1.00E-05</text:p>
          </table:table-cell>
        </table:table-row>
        <table:table-row table:style-name="ro1">
          <table:table-cell table:formula="of:=([.D251]-1.57311895611143E+018)*0.000000001" office:value-type="float" office:value="14.978684928" calcext:value-type="float">
            <text:p>14.978684928</text:p>
          </table:table-cell>
          <table:table-cell office:value-type="float" office:value="1.57311897114347E+018" calcext:value-type="float">
            <text:p>1.57311897114347E+018</text:p>
          </table:table-cell>
          <table:table-cell office:value-type="float" office:value="250" calcext:value-type="float">
            <text:p>250</text:p>
          </table:table-cell>
          <table:table-cell office:value-type="float" office:value="1.57311897109011E+018" calcext:value-type="float">
            <text:p>1.57311897109011E+018</text:p>
          </table:table-cell>
          <table:table-cell/>
          <table:table-cell office:value-type="float" office:value="0.0000645099935355" calcext:value-type="float">
            <text:p>6.45E-05</text:p>
          </table:table-cell>
          <table:table-cell office:value-type="float" office:value="0.0000215674826904" calcext:value-type="float">
            <text:p>2.16E-05</text:p>
          </table:table-cell>
          <table:table-cell office:value-type="float" office:value="0.0000135790387503" calcext:value-type="float">
            <text:p>1.36E-05</text:p>
          </table:table-cell>
          <table:table-cell table:number-columns-repeated="2"/>
          <table:table-cell office:value-type="float" office:value="1.57311897114393E+018" calcext:value-type="float">
            <text:p>1.57311897114393E+018</text:p>
          </table:table-cell>
          <table:table-cell office:value-type="float" office:value="494" calcext:value-type="float">
            <text:p>494</text:p>
          </table:table-cell>
          <table:table-cell office:value-type="float" office:value="1.57311897109011E+018" calcext:value-type="float">
            <text:p>1.57311897109011E+01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-0.0000199999994948" calcext:value-type="float">
            <text:p>-2.00E-05</text:p>
          </table:table-cell>
          <table:table-cell office:value-type="float" office:value="0.00000999999974738" calcext:value-type="float">
            <text:p>1.00E-05</text:p>
          </table:table-cell>
        </table:table-row>
        <table:table-row table:style-name="ro1">
          <table:table-cell table:formula="of:=([.D252]-1.57311895611143E+018)*0.000000001" office:value-type="float" office:value="15.032698112" calcext:value-type="float">
            <text:p>15.032698112</text:p>
          </table:table-cell>
          <table:table-cell office:value-type="float" office:value="1.57311897119806E+018" calcext:value-type="float">
            <text:p>1.57311897119806E+018</text:p>
          </table:table-cell>
          <table:table-cell office:value-type="float" office:value="251" calcext:value-type="float">
            <text:p>251</text:p>
          </table:table-cell>
          <table:table-cell office:value-type="float" office:value="1.57311897114412E+018" calcext:value-type="float">
            <text:p>1.57311897114412E+018</text:p>
          </table:table-cell>
          <table:table-cell/>
          <table:table-cell office:value-type="float" office:value="0.000037752364733" calcext:value-type="float">
            <text:p>3.78E-05</text:p>
          </table:table-cell>
          <table:table-cell office:value-type="float" office:value="-0.0000478795082017" calcext:value-type="float">
            <text:p>-4.79E-05</text:p>
          </table:table-cell>
          <table:table-cell office:value-type="float" office:value="-0.0000207175071409" calcext:value-type="float">
            <text:p>-2.07E-05</text:p>
          </table:table-cell>
          <table:table-cell table:number-columns-repeated="2"/>
          <table:table-cell office:value-type="float" office:value="1.5731189711985E+018" calcext:value-type="float">
            <text:p>1.5731189711985E+018</text:p>
          </table:table-cell>
          <table:table-cell office:value-type="float" office:value="495" calcext:value-type="float">
            <text:p>495</text:p>
          </table:table-cell>
          <table:table-cell office:value-type="float" office:value="1.57311897114412E+018" calcext:value-type="float">
            <text:p>1.57311897114412E+01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0.00000999999974738" calcext:value-type="float">
            <text:p>1.00E-05</text:p>
          </table:table-cell>
          <table:table-cell office:value-type="float" office:value="-0.00000999999974738" calcext:value-type="float">
            <text:p>-1.00E-05</text:p>
          </table:table-cell>
        </table:table-row>
        <table:table-row table:style-name="ro1">
          <table:table-cell table:formula="of:=([.D253]-1.57311895611143E+018)*0.000000001" office:value-type="float" office:value="15.087485952" calcext:value-type="float">
            <text:p>15.087485952</text:p>
          </table:table-cell>
          <table:table-cell office:value-type="float" office:value="1.57311897125239E+018" calcext:value-type="float">
            <text:p>1.57311897125239E+018</text:p>
          </table:table-cell>
          <table:table-cell office:value-type="float" office:value="252" calcext:value-type="float">
            <text:p>252</text:p>
          </table:table-cell>
          <table:table-cell office:value-type="float" office:value="1.57311897119891E+018" calcext:value-type="float">
            <text:p>1.57311897119891E+018</text:p>
          </table:table-cell>
          <table:table-cell/>
          <table:table-cell office:value-type="float" office:value="-0.00000708375955583" calcext:value-type="float">
            <text:p>-7.08E-06</text:p>
          </table:table-cell>
          <table:table-cell office:value-type="float" office:value="-0.0000310749710479" calcext:value-type="float">
            <text:p>-3.11E-05</text:p>
          </table:table-cell>
          <table:table-cell office:value-type="float" office:value="0.0000658156859572" calcext:value-type="float">
            <text:p>6.58E-05</text:p>
          </table:table-cell>
          <table:table-cell table:number-columns-repeated="2"/>
          <table:table-cell office:value-type="float" office:value="1.57311897125286E+018" calcext:value-type="float">
            <text:p>1.57311897125286E+018</text:p>
          </table:table-cell>
          <table:table-cell office:value-type="float" office:value="496" calcext:value-type="float">
            <text:p>496</text:p>
          </table:table-cell>
          <table:table-cell office:value-type="float" office:value="1.57311897119891E+018" calcext:value-type="float">
            <text:p>1.57311897119891E+01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199999994948" calcext:value-type="float">
            <text:p>-2.00E-05</text:p>
          </table:table-cell>
          <table:table-cell office:value-type="float" office:value="0.00000999999974738" calcext:value-type="float">
            <text:p>1.00E-05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formula="of:=([.D254]-1.57311895611143E+018)*0.000000001" office:value-type="float" office:value="15.141820928" calcext:value-type="float">
            <text:p>15.141820928</text:p>
          </table:table-cell>
          <table:table-cell office:value-type="float" office:value="1.57311897130673E+018" calcext:value-type="float">
            <text:p>1.57311897130673E+018</text:p>
          </table:table-cell>
          <table:table-cell office:value-type="float" office:value="253" calcext:value-type="float">
            <text:p>253</text:p>
          </table:table-cell>
          <table:table-cell office:value-type="float" office:value="1.57311897125325E+018" calcext:value-type="float">
            <text:p>1.57311897125325E+018</text:p>
          </table:table-cell>
          <table:table-cell/>
          <table:table-cell office:value-type="float" office:value="0.0000014812678728" calcext:value-type="float">
            <text:p>1.48E-06</text:p>
          </table:table-cell>
          <table:table-cell office:value-type="float" office:value="-0.0000129252948682" calcext:value-type="float">
            <text:p>-1.29E-05</text:p>
          </table:table-cell>
          <table:table-cell office:value-type="float" office:value="0.0000964498176472" calcext:value-type="float">
            <text:p>9.64E-05</text:p>
          </table:table-cell>
          <table:table-cell table:number-columns-repeated="2"/>
          <table:table-cell office:value-type="float" office:value="1.57311897130708E+018" calcext:value-type="float">
            <text:p>1.57311897130708E+018</text:p>
          </table:table-cell>
          <table:table-cell office:value-type="float" office:value="497" calcext:value-type="float">
            <text:p>497</text:p>
          </table:table-cell>
          <table:table-cell office:value-type="float" office:value="1.57311897125325E+018" calcext:value-type="float">
            <text:p>1.57311897125325E+01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199999994948" calcext:value-type="float">
            <text:p>-2.00E-05</text:p>
          </table:table-cell>
          <table:table-cell office:value-type="float" office:value="-0.00000999999974738" calcext:value-type="float">
            <text:p>-1.00E-05</text:p>
          </table:table-cell>
          <table:table-cell table:style-name="Default" office:value-type="float" office:value="-0" calcext:value-type="float">
            <text:p>0</text:p>
          </table:table-cell>
        </table:table-row>
        <table:table-row table:style-name="ro1">
          <table:table-cell table:formula="of:=([.D255]-1.57311895611143E+018)*0.000000001" office:value-type="float" office:value="15.19585792" calcext:value-type="float">
            <text:p>15.19585792</text:p>
          </table:table-cell>
          <table:table-cell office:value-type="float" office:value="1.5731189713608E+018" calcext:value-type="float">
            <text:p>1.5731189713608E+018</text:p>
          </table:table-cell>
          <table:table-cell office:value-type="float" office:value="254" calcext:value-type="float">
            <text:p>254</text:p>
          </table:table-cell>
          <table:table-cell office:value-type="float" office:value="1.57311897130728E+018" calcext:value-type="float">
            <text:p>1.57311897130728E+018</text:p>
          </table:table-cell>
          <table:table-cell/>
          <table:table-cell office:value-type="float" office:value="-0.0000587585309404" calcext:value-type="float">
            <text:p>-5.88E-05</text:p>
          </table:table-cell>
          <table:table-cell office:value-type="float" office:value="-0.0000755177243263" calcext:value-type="float">
            <text:p>-7.55E-05</text:p>
          </table:table-cell>
          <table:table-cell office:value-type="float" office:value="-0.0000766259327065" calcext:value-type="float">
            <text:p>-7.66E-05</text:p>
          </table:table-cell>
          <table:table-cell table:number-columns-repeated="2"/>
          <table:table-cell office:value-type="float" office:value="1.57311897136113E+018" calcext:value-type="float">
            <text:p>1.57311897136113E+018</text:p>
          </table:table-cell>
          <table:table-cell office:value-type="float" office:value="498" calcext:value-type="float">
            <text:p>498</text:p>
          </table:table-cell>
          <table:table-cell office:value-type="float" office:value="1.57311897130728E+018" calcext:value-type="float">
            <text:p>1.57311897130728E+018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 office:value-type="float" office:value="-0" calcext:value-type="float">
            <text:p>0</text:p>
          </table:table-cell>
          <table:table-cell office:value-type="float" office:value="0.0000199999994948" calcext:value-type="float">
            <text:p>2.00E-05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formula="of:=([.D256]-1.57311895611143E+018)*0.000000001" office:value-type="float" office:value="15.250103296" calcext:value-type="float">
            <text:p>15.250103296</text:p>
          </table:table-cell>
          <table:table-cell office:value-type="float" office:value="1.57311897141522E+018" calcext:value-type="float">
            <text:p>1.57311897141522E+018</text:p>
          </table:table-cell>
          <table:table-cell office:value-type="float" office:value="255" calcext:value-type="float">
            <text:p>255</text:p>
          </table:table-cell>
          <table:table-cell office:value-type="float" office:value="1.57311897136153E+018" calcext:value-type="float">
            <text:p>1.57311897136153E+018</text:p>
          </table:table-cell>
          <table:table-cell/>
          <table:table-cell office:value-type="float" office:value="0.0000167715297721" calcext:value-type="float">
            <text:p>1.68E-05</text:p>
          </table:table-cell>
          <table:table-cell office:value-type="float" office:value="0.00000227188661484" calcext:value-type="float">
            <text:p>2.27E-06</text:p>
          </table:table-cell>
          <table:table-cell office:value-type="float" office:value="-0.0000488638761453" calcext:value-type="float">
            <text:p>-4.89E-05</text:p>
          </table:table-cell>
          <table:table-cell table:number-columns-repeated="2"/>
          <table:table-cell office:value-type="float" office:value="1.57311897141549E+018" calcext:value-type="float">
            <text:p>1.57311897141549E+018</text:p>
          </table:table-cell>
          <table:table-cell office:value-type="float" office:value="499" calcext:value-type="float">
            <text:p>499</text:p>
          </table:table-cell>
          <table:table-cell office:value-type="float" office:value="1.57311897136153E+018" calcext:value-type="float">
            <text:p>1.57311897136153E+01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0999999974738" calcext:value-type="float">
            <text:p>-1.00E-05</text:p>
          </table:table-cell>
          <table:table-cell table:number-columns-repeated="2" office:value-type="float" office:value="0.00000999999974738" calcext:value-type="float">
            <text:p>1.00E-05</text:p>
          </table:table-cell>
        </table:table-row>
        <table:table-row table:style-name="ro1">
          <table:table-cell table:formula="of:=([.D257]-1.57311895611143E+018)*0.000000001" office:value-type="float" office:value="15.304199936" calcext:value-type="float">
            <text:p>15.304199936</text:p>
          </table:table-cell>
          <table:table-cell office:value-type="float" office:value="1.57311897171896E+018" calcext:value-type="float">
            <text:p>1.57311897171896E+018</text:p>
          </table:table-cell>
          <table:table-cell office:value-type="float" office:value="256" calcext:value-type="float">
            <text:p>256</text:p>
          </table:table-cell>
          <table:table-cell office:value-type="float" office:value="1.57311897141563E+018" calcext:value-type="float">
            <text:p>1.57311897141563E+018</text:p>
          </table:table-cell>
          <table:table-cell/>
          <table:table-cell table:style-name="Default" office:value-type="float" office:value="-0.000100614881376" calcext:value-type="float">
            <text:p>-0.0001006149</text:p>
          </table:table-cell>
          <table:table-cell office:value-type="float" office:value="-0.00000581933227295" calcext:value-type="float">
            <text:p>-5.82E-06</text:p>
          </table:table-cell>
          <table:table-cell office:value-type="float" office:value="0.0000151266585817" calcext:value-type="float">
            <text:p>1.51E-05</text:p>
          </table:table-cell>
          <table:table-cell table:number-columns-repeated="2"/>
          <table:table-cell office:value-type="float" office:value="1.57311897171937E+018" calcext:value-type="float">
            <text:p>1.57311897171937E+018</text:p>
          </table:table-cell>
          <table:table-cell office:value-type="float" office:value="500" calcext:value-type="float">
            <text:p>500</text:p>
          </table:table-cell>
          <table:table-cell office:value-type="float" office:value="1.57311897141563E+018" calcext:value-type="float">
            <text:p>1.57311897141563E+018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 office:value-type="float" office:value="-0" calcext:value-type="float">
            <text:p>0</text:p>
          </table:table-cell>
          <table:table-cell office:value-type="float" office:value="-0.00000999999974738" calcext:value-type="float">
            <text:p>-1.00E-05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formula="of:=([.D258]-1.57311895611143E+018)*0.000000001" office:value-type="float" office:value="15.608229888" calcext:value-type="float">
            <text:p>15.608229888</text:p>
          </table:table-cell>
          <table:table-cell office:value-type="float" office:value="1.57311897177279E+018" calcext:value-type="float">
            <text:p>1.57311897177279E+018</text:p>
          </table:table-cell>
          <table:table-cell office:value-type="float" office:value="257" calcext:value-type="float">
            <text:p>257</text:p>
          </table:table-cell>
          <table:table-cell office:value-type="float" office:value="1.57311897171966E+018" calcext:value-type="float">
            <text:p>1.57311897171966E+018</text:p>
          </table:table-cell>
          <table:table-cell/>
          <table:table-cell office:value-type="float" office:value="-0.0000907917856239" calcext:value-type="float">
            <text:p>-9.08E-05</text:p>
          </table:table-cell>
          <table:table-cell office:value-type="float" office:value="-0.0000159670253197" calcext:value-type="float">
            <text:p>-1.60E-05</text:p>
          </table:table-cell>
          <table:table-cell office:value-type="float" office:value="-0.0000117518775369" calcext:value-type="float">
            <text:p>-1.18E-05</text:p>
          </table:table-cell>
          <table:table-cell table:number-columns-repeated="2"/>
          <table:table-cell office:value-type="float" office:value="1.57311897177347E+018" calcext:value-type="float">
            <text:p>1.57311897177347E+018</text:p>
          </table:table-cell>
          <table:table-cell office:value-type="float" office:value="501" calcext:value-type="float">
            <text:p>501</text:p>
          </table:table-cell>
          <table:table-cell office:value-type="float" office:value="1.57311897171966E+018" calcext:value-type="float">
            <text:p>1.57311897171966E+01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299999992421" calcext:value-type="float">
            <text:p>-3.00E-05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00000999999974738" calcext:value-type="float">
            <text:p>1.00E-05</text:p>
          </table:table-cell>
        </table:table-row>
        <table:table-row table:style-name="ro1">
          <table:table-cell table:formula="of:=([.D259]-1.57311895611143E+018)*0.000000001" office:value-type="float" office:value="15.66252288" calcext:value-type="float">
            <text:p>15.66252288</text:p>
          </table:table-cell>
          <table:table-cell office:value-type="float" office:value="1.57311897182751E+018" calcext:value-type="float">
            <text:p>1.57311897182751E+018</text:p>
          </table:table-cell>
          <table:table-cell office:value-type="float" office:value="258" calcext:value-type="float">
            <text:p>258</text:p>
          </table:table-cell>
          <table:table-cell office:value-type="float" office:value="1.57311897177395E+018" calcext:value-type="float">
            <text:p>1.57311897177395E+018</text:p>
          </table:table-cell>
          <table:table-cell/>
          <table:table-cell table:style-name="Default" office:value-type="float" office:value="-0.000132608198328" calcext:value-type="float">
            <text:p>-0.0001326082</text:p>
          </table:table-cell>
          <table:table-cell office:value-type="float" office:value="-0.0000386072060792" calcext:value-type="float">
            <text:p>-3.86E-05</text:p>
          </table:table-cell>
          <table:table-cell office:value-type="float" office:value="-0.0000285124533548" calcext:value-type="float">
            <text:p>-2.85E-05</text:p>
          </table:table-cell>
          <table:table-cell table:number-columns-repeated="2"/>
          <table:table-cell office:value-type="float" office:value="1.57311897182749E+018" calcext:value-type="float">
            <text:p>1.57311897182749E+018</text:p>
          </table:table-cell>
          <table:table-cell office:value-type="float" office:value="502" calcext:value-type="float">
            <text:p>502</text:p>
          </table:table-cell>
          <table:table-cell office:value-type="float" office:value="1.57311897177395E+018" calcext:value-type="float">
            <text:p>1.57311897177395E+01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199999994948" calcext:value-type="float">
            <text:p>-2.00E-05</text:p>
          </table:table-cell>
          <table:table-cell office:value-type="float" office:value="0.0000199999994948" calcext:value-type="float">
            <text:p>2.00E-05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formula="of:=([.D260]-1.57311895611143E+018)*0.000000001" office:value-type="float" office:value="15.716711936" calcext:value-type="float">
            <text:p>15.716711936</text:p>
          </table:table-cell>
          <table:table-cell office:value-type="float" office:value="1.5731189718815E+018" calcext:value-type="float">
            <text:p>1.5731189718815E+018</text:p>
          </table:table-cell>
          <table:table-cell office:value-type="float" office:value="259" calcext:value-type="float">
            <text:p>259</text:p>
          </table:table-cell>
          <table:table-cell office:value-type="float" office:value="1.57311897182814E+018" calcext:value-type="float">
            <text:p>1.57311897182814E+018</text:p>
          </table:table-cell>
          <table:table-cell/>
          <table:table-cell office:value-type="float" office:value="-0.0000101722525869" calcext:value-type="float">
            <text:p>-1.02E-05</text:p>
          </table:table-cell>
          <table:table-cell office:value-type="float" office:value="-0.0000160215950018" calcext:value-type="float">
            <text:p>-1.60E-05</text:p>
          </table:table-cell>
          <table:table-cell office:value-type="float" office:value="0.0000269238025794" calcext:value-type="float">
            <text:p>2.69E-05</text:p>
          </table:table-cell>
          <table:table-cell table:number-columns-repeated="2"/>
          <table:table-cell office:value-type="float" office:value="1.57311897188202E+018" calcext:value-type="float">
            <text:p>1.57311897188202E+018</text:p>
          </table:table-cell>
          <table:table-cell office:value-type="float" office:value="503" calcext:value-type="float">
            <text:p>503</text:p>
          </table:table-cell>
          <table:table-cell office:value-type="float" office:value="1.57311897182814E+018" calcext:value-type="float">
            <text:p>1.57311897182814E+01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199999994948" calcext:value-type="float">
            <text:p>-2.00E-05</text:p>
          </table:table-cell>
          <table:table-cell office:value-type="float" office:value="0.0000199999994948" calcext:value-type="float">
            <text:p>2.00E-05</text:p>
          </table:table-cell>
          <table:table-cell table:style-name="Default" office:value-type="float" office:value="-0" calcext:value-type="float">
            <text:p>0</text:p>
          </table:table-cell>
        </table:table-row>
        <table:table-row table:style-name="ro1">
          <table:table-cell table:formula="of:=([.D261]-1.57311895611143E+018)*0.000000001" office:value-type="float" office:value="15.770759936" calcext:value-type="float">
            <text:p>15.770759936</text:p>
          </table:table-cell>
          <table:table-cell office:value-type="float" office:value="1.57311897193473E+018" calcext:value-type="float">
            <text:p>1.57311897193473E+018</text:p>
          </table:table-cell>
          <table:table-cell office:value-type="float" office:value="260" calcext:value-type="float">
            <text:p>260</text:p>
          </table:table-cell>
          <table:table-cell office:value-type="float" office:value="1.57311897188219E+018" calcext:value-type="float">
            <text:p>1.57311897188219E+018</text:p>
          </table:table-cell>
          <table:table-cell/>
          <table:table-cell office:value-type="float" office:value="-0.0000847298797453" calcext:value-type="float">
            <text:p>-8.47E-05</text:p>
          </table:table-cell>
          <table:table-cell office:value-type="float" office:value="-0.00000700849022905" calcext:value-type="float">
            <text:p>-7.01E-06</text:p>
          </table:table-cell>
          <table:table-cell office:value-type="float" office:value="-0.0000870245494298" calcext:value-type="float">
            <text:p>-8.70E-05</text:p>
          </table:table-cell>
          <table:table-cell table:number-columns-repeated="2"/>
          <table:table-cell office:value-type="float" office:value="1.57311897193576E+018" calcext:value-type="float">
            <text:p>1.57311897193576E+018</text:p>
          </table:table-cell>
          <table:table-cell office:value-type="float" office:value="504" calcext:value-type="float">
            <text:p>504</text:p>
          </table:table-cell>
          <table:table-cell office:value-type="float" office:value="1.57311897188219E+018" calcext:value-type="float">
            <text:p>1.57311897188219E+01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199999994948" calcext:value-type="float">
            <text:p>-2.00E-05</text:p>
          </table:table-cell>
          <table:table-cell office:value-type="float" office:value="0.00000999999974738" calcext:value-type="float">
            <text:p>1.00E-05</text:p>
          </table:table-cell>
          <table:table-cell office:value-type="float" office:value="-0.00000999999974738" calcext:value-type="float">
            <text:p>-1.00E-05</text:p>
          </table:table-cell>
        </table:table-row>
        <table:table-row table:style-name="ro1">
          <table:table-cell table:formula="of:=([.D262]-1.57311895611143E+018)*0.000000001" office:value-type="float" office:value="15.82377472" calcext:value-type="float">
            <text:p>15.82377472</text:p>
          </table:table-cell>
          <table:table-cell office:value-type="float" office:value="1.57311897198852E+018" calcext:value-type="float">
            <text:p>1.57311897198852E+018</text:p>
          </table:table-cell>
          <table:table-cell office:value-type="float" office:value="261" calcext:value-type="float">
            <text:p>261</text:p>
          </table:table-cell>
          <table:table-cell office:value-type="float" office:value="1.5731189719352E+018" calcext:value-type="float">
            <text:p>1.5731189719352E+018</text:p>
          </table:table-cell>
          <table:table-cell/>
          <table:table-cell office:value-type="float" office:value="0.0000578364488319" calcext:value-type="float">
            <text:p>5.78E-05</text:p>
          </table:table-cell>
          <table:table-cell office:value-type="float" office:value="-0.0000402182959078" calcext:value-type="float">
            <text:p>-4.02E-05</text:p>
          </table:table-cell>
          <table:table-cell office:value-type="float" office:value="-0.0000459485709143" calcext:value-type="float">
            <text:p>-4.59E-05</text:p>
          </table:table-cell>
          <table:table-cell table:number-columns-repeated="2"/>
          <table:table-cell office:value-type="float" office:value="1.57311897198906E+018" calcext:value-type="float">
            <text:p>1.57311897198906E+018</text:p>
          </table:table-cell>
          <table:table-cell office:value-type="float" office:value="505" calcext:value-type="float">
            <text:p>505</text:p>
          </table:table-cell>
          <table:table-cell office:value-type="float" office:value="1.5731189719352E+018" calcext:value-type="float">
            <text:p>1.5731189719352E+018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00000999999974738" calcext:value-type="float">
            <text:p>1.00E-05</text:p>
          </table:table-cell>
          <table:table-cell office:value-type="float" office:value="-0.00000999999974738" calcext:value-type="float">
            <text:p>-1.00E-05</text:p>
          </table:table-cell>
        </table:table-row>
        <table:table-row table:style-name="ro1">
          <table:table-cell table:formula="of:=([.D263]-1.57311895611143E+018)*0.000000001" office:value-type="float" office:value="15.877677056" calcext:value-type="float">
            <text:p>15.877677056</text:p>
          </table:table-cell>
          <table:table-cell office:value-type="float" office:value="1.57311897204341E+018" calcext:value-type="float">
            <text:p>1.57311897204341E+018</text:p>
          </table:table-cell>
          <table:table-cell office:value-type="float" office:value="262" calcext:value-type="float">
            <text:p>262</text:p>
          </table:table-cell>
          <table:table-cell office:value-type="float" office:value="1.5731189719891E+018" calcext:value-type="float">
            <text:p>1.5731189719891E+018</text:p>
          </table:table-cell>
          <table:table-cell/>
          <table:table-cell office:value-type="float" office:value="0.0000135097197926" calcext:value-type="float">
            <text:p>1.35E-05</text:p>
          </table:table-cell>
          <table:table-cell office:value-type="float" office:value="0.0000187861696759" calcext:value-type="float">
            <text:p>1.88E-05</text:p>
          </table:table-cell>
          <table:table-cell office:value-type="float" office:value="0.0000448477148893" calcext:value-type="float">
            <text:p>4.48E-05</text:p>
          </table:table-cell>
          <table:table-cell table:number-columns-repeated="2"/>
          <table:table-cell office:value-type="float" office:value="1.57311897204407E+018" calcext:value-type="float">
            <text:p>1.57311897204407E+018</text:p>
          </table:table-cell>
          <table:table-cell office:value-type="float" office:value="506" calcext:value-type="float">
            <text:p>506</text:p>
          </table:table-cell>
          <table:table-cell office:value-type="float" office:value="1.5731189719891E+018" calcext:value-type="float">
            <text:p>1.5731189719891E+01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299999992421" calcext:value-type="float">
            <text:p>-3.00E-05</text:p>
          </table:table-cell>
          <table:table-cell office:value-type="float" office:value="0.00000999999974738" calcext:value-type="float">
            <text:p>1.00E-05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formula="of:=([.D264]-1.57311895611143E+018)*0.000000001" office:value-type="float" office:value="15.932719104" calcext:value-type="float">
            <text:p>15.932719104</text:p>
          </table:table-cell>
          <table:table-cell office:value-type="float" office:value="1.57311897209902E+018" calcext:value-type="float">
            <text:p>1.57311897209902E+018</text:p>
          </table:table-cell>
          <table:table-cell office:value-type="float" office:value="263" calcext:value-type="float">
            <text:p>263</text:p>
          </table:table-cell>
          <table:table-cell office:value-type="float" office:value="1.57311897204415E+018" calcext:value-type="float">
            <text:p>1.57311897204415E+018</text:p>
          </table:table-cell>
          <table:table-cell/>
          <table:table-cell office:value-type="float" office:value="-0.0000214168685488" calcext:value-type="float">
            <text:p>-2.14E-05</text:p>
          </table:table-cell>
          <table:table-cell office:value-type="float" office:value="0.0000546813935216" calcext:value-type="float">
            <text:p>5.47E-05</text:p>
          </table:table-cell>
          <table:table-cell table:style-name="Default" office:value-type="float" office:value="0.000101739395177" calcext:value-type="float">
            <text:p>0.0001017394</text:p>
          </table:table-cell>
          <table:table-cell table:number-columns-repeated="2"/>
          <table:table-cell office:value-type="float" office:value="1.57311897209779E+018" calcext:value-type="float">
            <text:p>1.57311897209779E+018</text:p>
          </table:table-cell>
          <table:table-cell office:value-type="float" office:value="507" calcext:value-type="float">
            <text:p>507</text:p>
          </table:table-cell>
          <table:table-cell office:value-type="float" office:value="1.57311897204415E+018" calcext:value-type="float">
            <text:p>1.57311897204415E+01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199999994948" calcext:value-type="float">
            <text:p>-2.00E-05</text:p>
          </table:table-cell>
          <table:table-cell office:value-type="float" office:value="0.0000299999992421" calcext:value-type="float">
            <text:p>3.00E-05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formula="of:=([.D265]-1.57311895611143E+018)*0.000000001" office:value-type="float" office:value="15.986633728" calcext:value-type="float">
            <text:p>15.986633728</text:p>
          </table:table-cell>
          <table:table-cell office:value-type="float" office:value="1.57311897215172E+018" calcext:value-type="float">
            <text:p>1.57311897215172E+018</text:p>
          </table:table-cell>
          <table:table-cell office:value-type="float" office:value="264" calcext:value-type="float">
            <text:p>264</text:p>
          </table:table-cell>
          <table:table-cell office:value-type="float" office:value="1.57311897209806E+018" calcext:value-type="float">
            <text:p>1.57311897209806E+018</text:p>
          </table:table-cell>
          <table:table-cell/>
          <table:table-cell office:value-type="float" office:value="0.000077031829278" calcext:value-type="float">
            <text:p>7.70E-05</text:p>
          </table:table-cell>
          <table:table-cell office:value-type="float" office:value="-0.00000934542913456" calcext:value-type="float">
            <text:p>-9.35E-06</text:p>
          </table:table-cell>
          <table:table-cell office:value-type="float" office:value="0.0000298980739899" calcext:value-type="float">
            <text:p>2.99E-05</text:p>
          </table:table-cell>
          <table:table-cell table:number-columns-repeated="2"/>
          <table:table-cell office:value-type="float" office:value="1.57311897215257E+018" calcext:value-type="float">
            <text:p>1.57311897215257E+018</text:p>
          </table:table-cell>
          <table:table-cell office:value-type="float" office:value="508" calcext:value-type="float">
            <text:p>508</text:p>
          </table:table-cell>
          <table:table-cell office:value-type="float" office:value="1.57311897209806E+018" calcext:value-type="float">
            <text:p>1.57311897209806E+01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299999992421" calcext:value-type="float">
            <text:p>-3.00E-05</text:p>
          </table:table-cell>
          <table:table-cell office:value-type="float" office:value="0.0000199999994948" calcext:value-type="float">
            <text:p>2.00E-05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formula="of:=([.D266]-1.57311895611143E+018)*0.000000001" office:value-type="float" office:value="16.041094912" calcext:value-type="float">
            <text:p>16.041094912</text:p>
          </table:table-cell>
          <table:table-cell office:value-type="float" office:value="1.57311897220534E+018" calcext:value-type="float">
            <text:p>1.57311897220534E+018</text:p>
          </table:table-cell>
          <table:table-cell office:value-type="float" office:value="265" calcext:value-type="float">
            <text:p>265</text:p>
          </table:table-cell>
          <table:table-cell office:value-type="float" office:value="1.57311897215252E+018" calcext:value-type="float">
            <text:p>1.57311897215252E+018</text:p>
          </table:table-cell>
          <table:table-cell/>
          <table:table-cell table:style-name="Default" office:value-type="float" office:value="0.00013031475828" calcext:value-type="float">
            <text:p>0.0001303148</text:p>
          </table:table-cell>
          <table:table-cell office:value-type="float" office:value="0.0000297189781122" calcext:value-type="float">
            <text:p>2.97E-05</text:p>
          </table:table-cell>
          <table:table-cell office:value-type="float" office:value="0.0000457538080809" calcext:value-type="float">
            <text:p>4.58E-05</text:p>
          </table:table-cell>
          <table:table-cell table:number-columns-repeated="2"/>
          <table:table-cell office:value-type="float" office:value="1.57311897220647E+018" calcext:value-type="float">
            <text:p>1.57311897220647E+018</text:p>
          </table:table-cell>
          <table:table-cell office:value-type="float" office:value="509" calcext:value-type="float">
            <text:p>509</text:p>
          </table:table-cell>
          <table:table-cell office:value-type="float" office:value="1.57311897215252E+018" calcext:value-type="float">
            <text:p>1.57311897215252E+01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299999992421" calcext:value-type="float">
            <text:p>-3.00E-05</text:p>
          </table:table-cell>
          <table:table-cell office:value-type="float" office:value="0.0000299999992421" calcext:value-type="float">
            <text:p>3.00E-05</text:p>
          </table:table-cell>
          <table:table-cell office:value-type="float" office:value="0.00000999999974738" calcext:value-type="float">
            <text:p>1.00E-05</text:p>
          </table:table-cell>
        </table:table-row>
        <table:table-row table:style-name="ro1">
          <table:table-cell table:formula="of:=([.D267]-1.57311895611143E+018)*0.000000001" office:value-type="float" office:value="16.094370816" calcext:value-type="float">
            <text:p>16.094370816</text:p>
          </table:table-cell>
          <table:table-cell office:value-type="float" office:value="1.57311897225953E+018" calcext:value-type="float">
            <text:p>1.57311897225953E+018</text:p>
          </table:table-cell>
          <table:table-cell office:value-type="float" office:value="266" calcext:value-type="float">
            <text:p>266</text:p>
          </table:table-cell>
          <table:table-cell office:value-type="float" office:value="1.5731189722058E+018" calcext:value-type="float">
            <text:p>1.5731189722058E+018</text:p>
          </table:table-cell>
          <table:table-cell/>
          <table:table-cell office:value-type="float" office:value="-0.0000626387045486" calcext:value-type="float">
            <text:p>-6.26E-05</text:p>
          </table:table-cell>
          <table:table-cell office:value-type="float" office:value="0.0000193335017684" calcext:value-type="float">
            <text:p>1.93E-05</text:p>
          </table:table-cell>
          <table:table-cell office:value-type="float" office:value="0.0000267105497187" calcext:value-type="float">
            <text:p>2.67E-05</text:p>
          </table:table-cell>
          <table:table-cell table:number-columns-repeated="2"/>
          <table:table-cell office:value-type="float" office:value="1.57311897226101E+018" calcext:value-type="float">
            <text:p>1.57311897226101E+018</text:p>
          </table:table-cell>
          <table:table-cell office:value-type="float" office:value="510" calcext:value-type="float">
            <text:p>510</text:p>
          </table:table-cell>
          <table:table-cell office:value-type="float" office:value="1.5731189722058E+018" calcext:value-type="float">
            <text:p>1.5731189722058E+01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0999999974738" calcext:value-type="float">
            <text:p>-1.00E-05</text:p>
          </table:table-cell>
          <table:table-cell office:value-type="float" office:value="0.0000299999992421" calcext:value-type="float">
            <text:p>3.00E-05</text:p>
          </table:table-cell>
          <table:table-cell office:value-type="float" office:value="-0.00000999999974738" calcext:value-type="float">
            <text:p>-1.00E-05</text:p>
          </table:table-cell>
        </table:table-row>
        <table:table-row table:style-name="ro1">
          <table:table-cell table:formula="of:=([.D268]-1.57311895611143E+018)*0.000000001" office:value-type="float" office:value="16.14875392" calcext:value-type="float">
            <text:p>16.14875392</text:p>
          </table:table-cell>
          <table:table-cell office:value-type="float" office:value="1.57311897231348E+018" calcext:value-type="float">
            <text:p>1.57311897231348E+018</text:p>
          </table:table-cell>
          <table:table-cell office:value-type="float" office:value="267" calcext:value-type="float">
            <text:p>267</text:p>
          </table:table-cell>
          <table:table-cell office:value-type="float" office:value="1.57311897226018E+018" calcext:value-type="float">
            <text:p>1.57311897226018E+018</text:p>
          </table:table-cell>
          <table:table-cell/>
          <table:table-cell office:value-type="float" office:value="0.0000314915960189" calcext:value-type="float">
            <text:p>3.15E-05</text:p>
          </table:table-cell>
          <table:table-cell office:value-type="float" office:value="-0.0000289939362119" calcext:value-type="float">
            <text:p>-2.90E-05</text:p>
          </table:table-cell>
          <table:table-cell office:value-type="float" office:value="-0.0000395239876525" calcext:value-type="float">
            <text:p>-3.95E-05</text:p>
          </table:table-cell>
          <table:table-cell table:number-columns-repeated="2"/>
          <table:table-cell office:value-type="float" office:value="1.57311897231369E+018" calcext:value-type="float">
            <text:p>1.57311897231369E+018</text:p>
          </table:table-cell>
          <table:table-cell office:value-type="float" office:value="511" calcext:value-type="float">
            <text:p>511</text:p>
          </table:table-cell>
          <table:table-cell office:value-type="float" office:value="1.57311897226018E+018" calcext:value-type="float">
            <text:p>1.57311897226018E+01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199999994948" calcext:value-type="float">
            <text:p>2.00E-05</text:p>
          </table:table-cell>
          <table:table-cell office:value-type="float" office:value="0.00000999999974738" calcext:value-type="float">
            <text:p>1.00E-05</text:p>
          </table:table-cell>
          <table:table-cell office:value-type="float" office:value="-0.0000199999994948" calcext:value-type="float">
            <text:p>-2.00E-05</text:p>
          </table:table-cell>
        </table:table-row>
        <table:table-row table:style-name="ro1">
          <table:table-cell table:formula="of:=([.D269]-1.57311895611143E+018)*0.000000001" office:value-type="float" office:value="16.20288" calcext:value-type="float">
            <text:p>16.20288</text:p>
          </table:table-cell>
          <table:table-cell office:value-type="float" office:value="1.57311897236765E+018" calcext:value-type="float">
            <text:p>1.57311897236765E+018</text:p>
          </table:table-cell>
          <table:table-cell office:value-type="float" office:value="268" calcext:value-type="float">
            <text:p>268</text:p>
          </table:table-cell>
          <table:table-cell office:value-type="float" office:value="1.57311897231431E+018" calcext:value-type="float">
            <text:p>1.57311897231431E+018</text:p>
          </table:table-cell>
          <table:table-cell/>
          <table:table-cell office:value-type="float" office:value="-0.0000475596170872" calcext:value-type="float">
            <text:p>-4.76E-05</text:p>
          </table:table-cell>
          <table:table-cell office:value-type="float" office:value="-0.00000157690976721" calcext:value-type="float">
            <text:p>-1.58E-06</text:p>
          </table:table-cell>
          <table:table-cell office:value-type="float" office:value="-0.0000349711117451" calcext:value-type="float">
            <text:p>-3.50E-05</text:p>
          </table:table-cell>
          <table:table-cell table:number-columns-repeated="2"/>
          <table:table-cell office:value-type="float" office:value="1.57311897236927E+018" calcext:value-type="float">
            <text:p>1.57311897236927E+018</text:p>
          </table:table-cell>
          <table:table-cell office:value-type="float" office:value="512" calcext:value-type="float">
            <text:p>512</text:p>
          </table:table-cell>
          <table:table-cell office:value-type="float" office:value="1.57311897231431E+018" calcext:value-type="float">
            <text:p>1.57311897231431E+01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0999999974738" calcext:value-type="float">
            <text:p>1.00E-05</text:p>
          </table:table-cell>
          <table:table-cell office:value-type="float" office:value="-0.0000199999994948" calcext:value-type="float">
            <text:p>-2.00E-05</text:p>
          </table:table-cell>
          <table:table-cell office:value-type="float" office:value="-0.00000999999974738" calcext:value-type="float">
            <text:p>-1.00E-05</text:p>
          </table:table-cell>
        </table:table-row>
        <table:table-row table:style-name="ro1">
          <table:table-cell table:formula="of:=([.D270]-1.57311895611143E+018)*0.000000001" office:value-type="float" office:value="16.257037824" calcext:value-type="float">
            <text:p>16.257037824</text:p>
          </table:table-cell>
          <table:table-cell office:value-type="float" office:value="1.57311897242171E+018" calcext:value-type="float">
            <text:p>1.57311897242171E+018</text:p>
          </table:table-cell>
          <table:table-cell office:value-type="float" office:value="269" calcext:value-type="float">
            <text:p>269</text:p>
          </table:table-cell>
          <table:table-cell office:value-type="float" office:value="1.57311897236846E+018" calcext:value-type="float">
            <text:p>1.57311897236846E+018</text:p>
          </table:table-cell>
          <table:table-cell/>
          <table:table-cell office:value-type="float" office:value="-0.0000811494246591" calcext:value-type="float">
            <text:p>-8.11E-05</text:p>
          </table:table-cell>
          <table:table-cell office:value-type="float" office:value="0.000035058841604" calcext:value-type="float">
            <text:p>3.51E-05</text:p>
          </table:table-cell>
          <table:table-cell office:value-type="float" office:value="-0.00000133525611545" calcext:value-type="float">
            <text:p>-1.34E-06</text:p>
          </table:table-cell>
          <table:table-cell table:number-columns-repeated="2"/>
          <table:table-cell office:value-type="float" office:value="1.57311897242201E+018" calcext:value-type="float">
            <text:p>1.57311897242201E+018</text:p>
          </table:table-cell>
          <table:table-cell office:value-type="float" office:value="513" calcext:value-type="float">
            <text:p>513</text:p>
          </table:table-cell>
          <table:table-cell office:value-type="float" office:value="1.57311897236846E+018" calcext:value-type="float">
            <text:p>1.57311897236846E+01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0999999974738" calcext:value-type="float">
            <text:p>1.00E-05</text:p>
          </table:table-cell>
          <table:table-cell table:number-columns-repeated="2" table:style-name="Default" office:value-type="float" office:value="0" calcext:value-type="float">
            <text:p>0</text:p>
          </table:table-cell>
        </table:table-row>
        <table:table-row table:style-name="ro1">
          <table:table-cell table:formula="of:=([.D271]-1.57311895611143E+018)*0.000000001" office:value-type="float" office:value="16.311258112" calcext:value-type="float">
            <text:p>16.311258112</text:p>
          </table:table-cell>
          <table:table-cell office:value-type="float" office:value="1.57311897247631E+018" calcext:value-type="float">
            <text:p>1.57311897247631E+018</text:p>
          </table:table-cell>
          <table:table-cell office:value-type="float" office:value="270" calcext:value-type="float">
            <text:p>270</text:p>
          </table:table-cell>
          <table:table-cell office:value-type="float" office:value="1.57311897242268E+018" calcext:value-type="float">
            <text:p>1.57311897242268E+018</text:p>
          </table:table-cell>
          <table:table-cell/>
          <table:table-cell office:value-type="float" office:value="-0.0000291313663183" calcext:value-type="float">
            <text:p>-2.91E-05</text:p>
          </table:table-cell>
          <table:table-cell office:value-type="float" office:value="-0.0000198266880034" calcext:value-type="float">
            <text:p>-1.98E-05</text:p>
          </table:table-cell>
          <table:table-cell office:value-type="float" office:value="0.000000752614482735" calcext:value-type="float">
            <text:p>7.53E-07</text:p>
          </table:table-cell>
          <table:table-cell table:number-columns-repeated="2"/>
          <table:table-cell office:value-type="float" office:value="1.57311897247661E+018" calcext:value-type="float">
            <text:p>1.57311897247661E+018</text:p>
          </table:table-cell>
          <table:table-cell office:value-type="float" office:value="514" calcext:value-type="float">
            <text:p>514</text:p>
          </table:table-cell>
          <table:table-cell office:value-type="float" office:value="1.57311897242268E+018" calcext:value-type="float">
            <text:p>1.57311897242268E+01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0999999974738" calcext:value-type="float">
            <text:p>-1.00E-05</text:p>
          </table:table-cell>
          <table:table-cell table:number-columns-repeated="2" table:style-name="Default" office:value-type="float" office:value="-0" calcext:value-type="float">
            <text:p>0</text:p>
          </table:table-cell>
        </table:table-row>
        <table:table-row table:style-name="ro1">
          <table:table-cell table:formula="of:=([.D272]-1.57311895611143E+018)*0.000000001" office:value-type="float" office:value="16.365345792" calcext:value-type="float">
            <text:p>16.365345792</text:p>
          </table:table-cell>
          <table:table-cell office:value-type="float" office:value="1.57311897252908E+018" calcext:value-type="float">
            <text:p>1.57311897252908E+018</text:p>
          </table:table-cell>
          <table:table-cell office:value-type="float" office:value="271" calcext:value-type="float">
            <text:p>271</text:p>
          </table:table-cell>
          <table:table-cell office:value-type="float" office:value="1.57311897247677E+018" calcext:value-type="float">
            <text:p>1.57311897247677E+018</text:p>
          </table:table-cell>
          <table:table-cell/>
          <table:table-cell table:style-name="Default" office:value-type="float" office:value="-0.000405284372391" calcext:value-type="float">
            <text:p>-0.0004052844</text:p>
          </table:table-cell>
          <table:table-cell table:style-name="Default" office:value-type="float" office:value="0.000104004502646" calcext:value-type="float">
            <text:p>0.0001040045</text:p>
          </table:table-cell>
          <table:table-cell table:style-name="Default" office:value-type="float" office:value="0.000138977789902" calcext:value-type="float">
            <text:p>0.0001389778</text:p>
          </table:table-cell>
          <table:table-cell table:number-columns-repeated="2"/>
          <table:table-cell office:value-type="float" office:value="1.57311897252956E+018" calcext:value-type="float">
            <text:p>1.57311897252956E+018</text:p>
          </table:table-cell>
          <table:table-cell office:value-type="float" office:value="515" calcext:value-type="float">
            <text:p>515</text:p>
          </table:table-cell>
          <table:table-cell office:value-type="float" office:value="1.57311897247677E+018" calcext:value-type="float">
            <text:p>1.57311897247677E+018</text:p>
          </table:table-cell>
          <table:table-cell/>
          <table:table-cell table:style-name="ce1" office:value-type="float" office:value="0.0000999999974738" calcext:value-type="float">
            <text:p>1.00E-04</text:p>
          </table:table-cell>
          <table:table-cell office:value-type="float" office:value="-0.0000499999987369" calcext:value-type="float">
            <text:p>-5.00E-05</text:p>
          </table:table-cell>
          <table:table-cell office:value-type="float" office:value="0.0000199999994948" calcext:value-type="float">
            <text:p>2.00E-05</text:p>
          </table:table-cell>
          <table:table-cell office:value-type="float" office:value="0.0000299999992421" calcext:value-type="float">
            <text:p>3.00E-05</text:p>
          </table:table-cell>
        </table:table-row>
        <table:table-row table:style-name="ro1">
          <table:table-cell table:formula="of:=([.D273]-1.57311895611143E+018)*0.000000001" office:value-type="float" office:value="16.418202112" calcext:value-type="float">
            <text:p>16.418202112</text:p>
          </table:table-cell>
          <table:table-cell office:value-type="float" office:value="1.57311897258284E+018" calcext:value-type="float">
            <text:p>1.57311897258284E+018</text:p>
          </table:table-cell>
          <table:table-cell office:value-type="float" office:value="272" calcext:value-type="float">
            <text:p>272</text:p>
          </table:table-cell>
          <table:table-cell office:value-type="float" office:value="1.57311897252963E+018" calcext:value-type="float">
            <text:p>1.57311897252963E+018</text:p>
          </table:table-cell>
          <table:table-cell/>
          <table:table-cell office:value-type="float" office:value="-0.000023856811822" calcext:value-type="float">
            <text:p>-2.39E-05</text:p>
          </table:table-cell>
          <table:table-cell office:value-type="float" office:value="-0.0000190272894542" calcext:value-type="float">
            <text:p>-1.90E-05</text:p>
          </table:table-cell>
          <table:table-cell office:value-type="float" office:value="0.0000137526794788" calcext:value-type="float">
            <text:p>1.38E-05</text:p>
          </table:table-cell>
          <table:table-cell table:number-columns-repeated="2"/>
          <table:table-cell office:value-type="float" office:value="1.57311897258367E+018" calcext:value-type="float">
            <text:p>1.57311897258367E+018</text:p>
          </table:table-cell>
          <table:table-cell office:value-type="float" office:value="516" calcext:value-type="float">
            <text:p>516</text:p>
          </table:table-cell>
          <table:table-cell office:value-type="float" office:value="1.57311897252963E+018" calcext:value-type="float">
            <text:p>1.57311897252963E+018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 office:value-type="float" office:value="-0" calcext:value-type="float">
            <text:p>0</text:p>
          </table:table-cell>
          <table:table-cell office:value-type="float" office:value="-0.0000199999994948" calcext:value-type="float">
            <text:p>-2.00E-05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formula="of:=([.D274]-1.57311895611143E+018)*0.000000001" office:value-type="float" office:value="16.472160768" calcext:value-type="float">
            <text:p>16.472160768</text:p>
          </table:table-cell>
          <table:table-cell office:value-type="float" office:value="1.57311897263718E+018" calcext:value-type="float">
            <text:p>1.57311897263718E+018</text:p>
          </table:table-cell>
          <table:table-cell office:value-type="float" office:value="273" calcext:value-type="float">
            <text:p>273</text:p>
          </table:table-cell>
          <table:table-cell office:value-type="float" office:value="1.57311897258359E+018" calcext:value-type="float">
            <text:p>1.57311897258359E+018</text:p>
          </table:table-cell>
          <table:table-cell/>
          <table:table-cell office:value-type="float" office:value="0.0000125967844724" calcext:value-type="float">
            <text:p>1.26E-05</text:p>
          </table:table-cell>
          <table:table-cell office:value-type="float" office:value="0.0000510085956194" calcext:value-type="float">
            <text:p>5.10E-05</text:p>
          </table:table-cell>
          <table:table-cell office:value-type="float" office:value="0.00000484837710246" calcext:value-type="float">
            <text:p>4.85E-06</text:p>
          </table:table-cell>
          <table:table-cell table:number-columns-repeated="2"/>
          <table:table-cell office:value-type="float" office:value="1.57311897263928E+018" calcext:value-type="float">
            <text:p>1.57311897263928E+018</text:p>
          </table:table-cell>
          <table:table-cell office:value-type="float" office:value="517" calcext:value-type="float">
            <text:p>517</text:p>
          </table:table-cell>
          <table:table-cell office:value-type="float" office:value="1.57311897258359E+018" calcext:value-type="float">
            <text:p>1.57311897258359E+01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199999994948" calcext:value-type="float">
            <text:p>-2.00E-05</text:p>
          </table:table-cell>
          <table:table-cell table:number-columns-repeated="2" office:value-type="float" office:value="0.00000999999974738" calcext:value-type="float">
            <text:p>1.00E-05</text:p>
          </table:table-cell>
        </table:table-row>
        <table:table-row table:style-name="ro1">
          <table:table-cell table:formula="of:=([.D275]-1.57311895611143E+018)*0.000000001" office:value-type="float" office:value="16.527816704" calcext:value-type="float">
            <text:p>16.527816704</text:p>
          </table:table-cell>
          <table:table-cell office:value-type="float" office:value="1.57311897269334E+018" calcext:value-type="float">
            <text:p>1.57311897269334E+018</text:p>
          </table:table-cell>
          <table:table-cell office:value-type="float" office:value="274" calcext:value-type="float">
            <text:p>274</text:p>
          </table:table-cell>
          <table:table-cell office:value-type="float" office:value="1.57311897263924E+018" calcext:value-type="float">
            <text:p>1.57311897263924E+018</text:p>
          </table:table-cell>
          <table:table-cell/>
          <table:table-cell office:value-type="float" office:value="0.0000138398518175" calcext:value-type="float">
            <text:p>1.38E-05</text:p>
          </table:table-cell>
          <table:table-cell office:value-type="float" office:value="-0.00000611986888543" calcext:value-type="float">
            <text:p>-6.12E-06</text:p>
          </table:table-cell>
          <table:table-cell office:value-type="float" office:value="-0.0000213084040297" calcext:value-type="float">
            <text:p>-2.13E-05</text:p>
          </table:table-cell>
          <table:table-cell table:number-columns-repeated="2"/>
          <table:table-cell office:value-type="float" office:value="1.57311897269367E+018" calcext:value-type="float">
            <text:p>1.57311897269367E+018</text:p>
          </table:table-cell>
          <table:table-cell office:value-type="float" office:value="518" calcext:value-type="float">
            <text:p>518</text:p>
          </table:table-cell>
          <table:table-cell office:value-type="float" office:value="1.57311897263924E+018" calcext:value-type="float">
            <text:p>1.57311897263924E+01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-0.00000999999974738" calcext:value-type="float">
            <text:p>-1.00E-05</text:p>
          </table:table-cell>
          <table:table-cell office:value-type="float" office:value="0.00000999999974738" calcext:value-type="float">
            <text:p>1.00E-05</text:p>
          </table:table-cell>
        </table:table-row>
        <table:table-row table:style-name="ro1">
          <table:table-cell table:formula="of:=([.D276]-1.57311895611143E+018)*0.000000001" office:value-type="float" office:value="16.58273792" calcext:value-type="float">
            <text:p>16.58273792</text:p>
          </table:table-cell>
          <table:table-cell office:value-type="float" office:value="1.57311897274756E+018" calcext:value-type="float">
            <text:p>1.57311897274756E+018</text:p>
          </table:table-cell>
          <table:table-cell office:value-type="float" office:value="275" calcext:value-type="float">
            <text:p>275</text:p>
          </table:table-cell>
          <table:table-cell office:value-type="float" office:value="1.57311897269416E+018" calcext:value-type="float">
            <text:p>1.57311897269416E+018</text:p>
          </table:table-cell>
          <table:table-cell/>
          <table:table-cell table:style-name="Default" office:value-type="float" office:value="-0.000107913459942" calcext:value-type="float">
            <text:p>-0.0001079135</text:p>
          </table:table-cell>
          <table:table-cell office:value-type="float" office:value="0.0000350256705133" calcext:value-type="float">
            <text:p>3.50E-05</text:p>
          </table:table-cell>
          <table:table-cell office:value-type="float" office:value="0.0000453028078482" calcext:value-type="float">
            <text:p>4.53E-05</text:p>
          </table:table-cell>
          <table:table-cell table:number-columns-repeated="2"/>
          <table:table-cell office:value-type="float" office:value="1.57311897274802E+018" calcext:value-type="float">
            <text:p>1.57311897274802E+018</text:p>
          </table:table-cell>
          <table:table-cell office:value-type="float" office:value="519" calcext:value-type="float">
            <text:p>519</text:p>
          </table:table-cell>
          <table:table-cell office:value-type="float" office:value="1.57311897269416E+018" calcext:value-type="float">
            <text:p>1.57311897269416E+01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199999994948" calcext:value-type="float">
            <text:p>2.00E-05</text:p>
          </table:table-cell>
          <table:table-cell table:style-name="Default" office:value-type="float" office:value="-0" calcext:value-type="float">
            <text:p>0</text:p>
          </table:table-cell>
          <table:table-cell office:value-type="float" office:value="-0.00000999999974738" calcext:value-type="float">
            <text:p>-1.00E-05</text:p>
          </table:table-cell>
        </table:table-row>
        <table:table-row table:style-name="ro1">
          <table:table-cell table:formula="of:=([.D277]-1.57311895611143E+018)*0.000000001" office:value-type="float" office:value="16.636820736" calcext:value-type="float">
            <text:p>16.636820736</text:p>
          </table:table-cell>
          <table:table-cell office:value-type="float" office:value="1.57311897280157E+018" calcext:value-type="float">
            <text:p>1.57311897280157E+018</text:p>
          </table:table-cell>
          <table:table-cell office:value-type="float" office:value="276" calcext:value-type="float">
            <text:p>276</text:p>
          </table:table-cell>
          <table:table-cell office:value-type="float" office:value="1.57311897274825E+018" calcext:value-type="float">
            <text:p>1.57311897274825E+018</text:p>
          </table:table-cell>
          <table:table-cell/>
          <table:table-cell office:value-type="float" office:value="-0.0000838296909933" calcext:value-type="float">
            <text:p>-8.38E-05</text:p>
          </table:table-cell>
          <table:table-cell table:style-name="Default" office:value-type="float" office:value="0.000104389044282" calcext:value-type="float">
            <text:p>0.000104389</text:p>
          </table:table-cell>
          <table:table-cell office:value-type="float" office:value="0.0000832834630273" calcext:value-type="float">
            <text:p>8.33E-05</text:p>
          </table:table-cell>
          <table:table-cell table:number-columns-repeated="2"/>
          <table:table-cell office:value-type="float" office:value="1.57311897280245E+018" calcext:value-type="float">
            <text:p>1.57311897280245E+018</text:p>
          </table:table-cell>
          <table:table-cell office:value-type="float" office:value="520" calcext:value-type="float">
            <text:p>520</text:p>
          </table:table-cell>
          <table:table-cell office:value-type="float" office:value="1.57311897274825E+018" calcext:value-type="float">
            <text:p>1.57311897274825E+01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0999999974738" calcext:value-type="float">
            <text:p>-1.00E-05</text:p>
          </table:table-cell>
          <table:table-cell table:number-columns-repeated="2" office:value-type="float" office:value="0.00000999999974738" calcext:value-type="float">
            <text:p>1.00E-05</text:p>
          </table:table-cell>
        </table:table-row>
        <table:table-row table:style-name="ro1">
          <table:table-cell table:formula="of:=([.D278]-1.57311895611143E+018)*0.000000001" office:value-type="float" office:value="16.691175936" calcext:value-type="float">
            <text:p>16.691175936</text:p>
          </table:table-cell>
          <table:table-cell office:value-type="float" office:value="1.57311897285733E+018" calcext:value-type="float">
            <text:p>1.57311897285733E+018</text:p>
          </table:table-cell>
          <table:table-cell office:value-type="float" office:value="277" calcext:value-type="float">
            <text:p>277</text:p>
          </table:table-cell>
          <table:table-cell office:value-type="float" office:value="1.5731189728026E+018" calcext:value-type="float">
            <text:p>1.5731189728026E+018</text:p>
          </table:table-cell>
          <table:table-cell/>
          <table:table-cell office:value-type="float" office:value="0.0000457843198092" calcext:value-type="float">
            <text:p>4.58E-05</text:p>
          </table:table-cell>
          <table:table-cell office:value-type="float" office:value="-0.0000074327067523" calcext:value-type="float">
            <text:p>-7.43E-06</text:p>
          </table:table-cell>
          <table:table-cell office:value-type="float" office:value="0.00000595148867433" calcext:value-type="float">
            <text:p>5.95E-06</text:p>
          </table:table-cell>
          <table:table-cell table:number-columns-repeated="2"/>
          <table:table-cell office:value-type="float" office:value="1.57311897285772E+018" calcext:value-type="float">
            <text:p>1.57311897285772E+018</text:p>
          </table:table-cell>
          <table:table-cell office:value-type="float" office:value="521" calcext:value-type="float">
            <text:p>521</text:p>
          </table:table-cell>
          <table:table-cell office:value-type="float" office:value="1.5731189728026E+018" calcext:value-type="float">
            <text:p>1.5731189728026E+01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0999999974738" calcext:value-type="float">
            <text:p>-1.00E-05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00000999999974738" calcext:value-type="float">
            <text:p>1.00E-05</text:p>
          </table:table-cell>
        </table:table-row>
        <table:table-row table:style-name="ro1">
          <table:table-cell table:formula="of:=([.D279]-1.57311895611143E+018)*0.000000001" office:value-type="float" office:value="16.746678016" calcext:value-type="float">
            <text:p>16.746678016</text:p>
          </table:table-cell>
          <table:table-cell office:value-type="float" office:value="1.57311897291179E+018" calcext:value-type="float">
            <text:p>1.57311897291179E+018</text:p>
          </table:table-cell>
          <table:table-cell office:value-type="float" office:value="278" calcext:value-type="float">
            <text:p>278</text:p>
          </table:table-cell>
          <table:table-cell office:value-type="float" office:value="1.5731189728581E+018" calcext:value-type="float">
            <text:p>1.5731189728581E+018</text:p>
          </table:table-cell>
          <table:table-cell/>
          <table:table-cell office:value-type="float" office:value="0.0000718932933523" calcext:value-type="float">
            <text:p>7.19E-05</text:p>
          </table:table-cell>
          <table:table-cell office:value-type="float" office:value="0.0000150619653141" calcext:value-type="float">
            <text:p>1.51E-05</text:p>
          </table:table-cell>
          <table:table-cell office:value-type="float" office:value="0.0000349073270627" calcext:value-type="float">
            <text:p>3.49E-05</text:p>
          </table:table-cell>
          <table:table-cell table:number-columns-repeated="2"/>
          <table:table-cell office:value-type="float" office:value="1.57311897291202E+018" calcext:value-type="float">
            <text:p>1.57311897291202E+018</text:p>
          </table:table-cell>
          <table:table-cell office:value-type="float" office:value="522" calcext:value-type="float">
            <text:p>522</text:p>
          </table:table-cell>
          <table:table-cell office:value-type="float" office:value="1.5731189728581E+018" calcext:value-type="float">
            <text:p>1.5731189728581E+01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0999999974738" calcext:value-type="float">
            <text:p>-1.00E-05</text:p>
          </table:table-cell>
          <table:table-cell office:value-type="float" office:value="0.0000199999994948" calcext:value-type="float">
            <text:p>2.00E-05</text:p>
          </table:table-cell>
          <table:table-cell office:value-type="float" office:value="0.00000999999974738" calcext:value-type="float">
            <text:p>1.00E-05</text:p>
          </table:table-cell>
        </table:table-row>
        <table:table-row table:style-name="ro1">
          <table:table-cell table:formula="of:=([.D280]-1.57311895611143E+018)*0.000000001" office:value-type="float" office:value="16.801166592" calcext:value-type="float">
            <text:p>16.801166592</text:p>
          </table:table-cell>
          <table:table-cell office:value-type="float" office:value="1.5731189729651E+018" calcext:value-type="float">
            <text:p>1.5731189729651E+018</text:p>
          </table:table-cell>
          <table:table-cell office:value-type="float" office:value="279" calcext:value-type="float">
            <text:p>279</text:p>
          </table:table-cell>
          <table:table-cell office:value-type="float" office:value="1.57311897291259E+018" calcext:value-type="float">
            <text:p>1.57311897291259E+018</text:p>
          </table:table-cell>
          <table:table-cell/>
          <table:table-cell office:value-type="float" office:value="0.000078572651546" calcext:value-type="float">
            <text:p>7.86E-05</text:p>
          </table:table-cell>
          <table:table-cell office:value-type="float" office:value="0.00002850418241" calcext:value-type="float">
            <text:p>2.85E-05</text:p>
          </table:table-cell>
          <table:table-cell office:value-type="float" office:value="0.0000188624435395" calcext:value-type="float">
            <text:p>1.89E-05</text:p>
          </table:table-cell>
          <table:table-cell table:number-columns-repeated="2"/>
          <table:table-cell office:value-type="float" office:value="1.57311897296513E+018" calcext:value-type="float">
            <text:p>1.57311897296513E+018</text:p>
          </table:table-cell>
          <table:table-cell office:value-type="float" office:value="523" calcext:value-type="float">
            <text:p>523</text:p>
          </table:table-cell>
          <table:table-cell office:value-type="float" office:value="1.57311897291259E+018" calcext:value-type="float">
            <text:p>1.57311897291259E+01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 table:style-name="Default" office:value-type="float" office:value="-0" calcext:value-type="float">
            <text:p>0</text:p>
          </table:table-cell>
        </table:table-row>
        <table:table-row table:style-name="ro1">
          <table:table-cell table:formula="of:=([.D281]-1.57311895611143E+018)*0.000000001" office:value-type="float" office:value="16.854088704" calcext:value-type="float">
            <text:p>16.854088704</text:p>
          </table:table-cell>
          <table:table-cell office:value-type="float" office:value="1.57311897306899E+018" calcext:value-type="float">
            <text:p>1.57311897306899E+018</text:p>
          </table:table-cell>
          <table:table-cell office:value-type="float" office:value="280" calcext:value-type="float">
            <text:p>280</text:p>
          </table:table-cell>
          <table:table-cell office:value-type="float" office:value="1.57311897296551E+018" calcext:value-type="float">
            <text:p>1.57311897296551E+018</text:p>
          </table:table-cell>
          <table:table-cell/>
          <table:table-cell table:style-name="Default" office:value-type="float" office:value="-0.000163164382684" calcext:value-type="float">
            <text:p>-0.0001631644</text:p>
          </table:table-cell>
          <table:table-cell table:style-name="Default" office:value-type="float" office:value="-0.000114764996397" calcext:value-type="float">
            <text:p>-0.000114765</text:p>
          </table:table-cell>
          <table:table-cell table:style-name="Default" office:value-type="float" office:value="-0.000190801933059" calcext:value-type="float">
            <text:p>-0.0001908019</text:p>
          </table:table-cell>
          <table:table-cell table:number-columns-repeated="2"/>
          <table:table-cell office:value-type="float" office:value="1.57311897306969E+018" calcext:value-type="float">
            <text:p>1.57311897306969E+018</text:p>
          </table:table-cell>
          <table:table-cell office:value-type="float" office:value="524" calcext:value-type="float">
            <text:p>524</text:p>
          </table:table-cell>
          <table:table-cell office:value-type="float" office:value="1.57311897296551E+018" calcext:value-type="float">
            <text:p>1.57311897296551E+01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0.00000999999974738" calcext:value-type="float">
            <text:p>1.00E-05</text:p>
          </table:table-cell>
          <table:table-cell office:value-type="float" office:value="-0.00000999999974738" calcext:value-type="float">
            <text:p>-1.00E-05</text:p>
          </table:table-cell>
        </table:table-row>
        <table:table-row table:style-name="ro1">
          <table:table-cell table:formula="of:=([.D282]-1.57311895611143E+018)*0.000000001" office:value-type="float" office:value="16.95805696" calcext:value-type="float">
            <text:p>16.95805696</text:p>
          </table:table-cell>
          <table:table-cell office:value-type="float" office:value="1.57311897312256E+018" calcext:value-type="float">
            <text:p>1.57311897312256E+018</text:p>
          </table:table-cell>
          <table:table-cell office:value-type="float" office:value="281" calcext:value-type="float">
            <text:p>281</text:p>
          </table:table-cell>
          <table:table-cell office:value-type="float" office:value="1.57311897306948E+018" calcext:value-type="float">
            <text:p>1.57311897306948E+018</text:p>
          </table:table-cell>
          <table:table-cell/>
          <table:table-cell office:value-type="float" office:value="-0.0000314115059155" calcext:value-type="float">
            <text:p>-3.14E-05</text:p>
          </table:table-cell>
          <table:table-cell office:value-type="float" office:value="0.0000547149502381" calcext:value-type="float">
            <text:p>5.47E-05</text:p>
          </table:table-cell>
          <table:table-cell office:value-type="float" office:value="0.0000623999658274" calcext:value-type="float">
            <text:p>6.24E-05</text:p>
          </table:table-cell>
          <table:table-cell table:number-columns-repeated="2"/>
          <table:table-cell office:value-type="float" office:value="1.57311897312331E+018" calcext:value-type="float">
            <text:p>1.57311897312331E+018</text:p>
          </table:table-cell>
          <table:table-cell office:value-type="float" office:value="525" calcext:value-type="float">
            <text:p>525</text:p>
          </table:table-cell>
          <table:table-cell office:value-type="float" office:value="1.57311897306948E+018" calcext:value-type="float">
            <text:p>1.57311897306948E+01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199999994948" calcext:value-type="float">
            <text:p>2.00E-05</text:p>
          </table:table-cell>
          <table:table-cell table:number-columns-repeated="2" office:value-type="float" office:value="-0.00000999999974738" calcext:value-type="float">
            <text:p>-1.00E-05</text:p>
          </table:table-cell>
        </table:table-row>
        <table:table-row table:style-name="ro1">
          <table:table-cell table:formula="of:=([.D283]-1.57311895611143E+018)*0.000000001" office:value-type="float" office:value="17.012210688" calcext:value-type="float">
            <text:p>17.012210688</text:p>
          </table:table-cell>
          <table:table-cell office:value-type="float" office:value="1.57311897317679E+018" calcext:value-type="float">
            <text:p>1.57311897317679E+018</text:p>
          </table:table-cell>
          <table:table-cell office:value-type="float" office:value="282" calcext:value-type="float">
            <text:p>282</text:p>
          </table:table-cell>
          <table:table-cell office:value-type="float" office:value="1.57311897312364E+018" calcext:value-type="float">
            <text:p>1.57311897312364E+018</text:p>
          </table:table-cell>
          <table:table-cell/>
          <table:table-cell office:value-type="float" office:value="0.0000826804389362" calcext:value-type="float">
            <text:p>8.27E-05</text:p>
          </table:table-cell>
          <table:table-cell office:value-type="float" office:value="0.0000257888732449" calcext:value-type="float">
            <text:p>2.58E-05</text:p>
          </table:table-cell>
          <table:table-cell table:style-name="Default" office:value-type="float" office:value="0.000119765616546" calcext:value-type="float">
            <text:p>0.0001197656</text:p>
          </table:table-cell>
          <table:table-cell table:number-columns-repeated="2"/>
          <table:table-cell office:value-type="float" office:value="1.57311897317732E+018" calcext:value-type="float">
            <text:p>1.57311897317732E+018</text:p>
          </table:table-cell>
          <table:table-cell office:value-type="float" office:value="526" calcext:value-type="float">
            <text:p>526</text:p>
          </table:table-cell>
          <table:table-cell office:value-type="float" office:value="1.57311897312364E+018" calcext:value-type="float">
            <text:p>1.57311897312364E+01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0.00000999999974738" calcext:value-type="float">
            <text:p>1.00E-05</text:p>
          </table:table-cell>
          <table:table-cell table:style-name="Default" office:value-type="float" office:value="-0" calcext:value-type="float">
            <text:p>0</text:p>
          </table:table-cell>
        </table:table-row>
        <table:table-row table:style-name="ro1">
          <table:table-cell table:formula="of:=([.D284]-1.57311895611143E+018)*0.000000001" office:value-type="float" office:value="17.066213888" calcext:value-type="float">
            <text:p>17.066213888</text:p>
          </table:table-cell>
          <table:table-cell office:value-type="float" office:value="1.57311897323105E+018" calcext:value-type="float">
            <text:p>1.57311897323105E+018</text:p>
          </table:table-cell>
          <table:table-cell office:value-type="float" office:value="283" calcext:value-type="float">
            <text:p>283</text:p>
          </table:table-cell>
          <table:table-cell office:value-type="float" office:value="1.57311897317764E+018" calcext:value-type="float">
            <text:p>1.57311897317764E+018</text:p>
          </table:table-cell>
          <table:table-cell/>
          <table:table-cell table:style-name="Default" office:value-type="float" office:value="0.000105990729935" calcext:value-type="float">
            <text:p>0.0001059907</text:p>
          </table:table-cell>
          <table:table-cell office:value-type="float" office:value="0.00000537848018212" calcext:value-type="float">
            <text:p>5.38E-06</text:p>
          </table:table-cell>
          <table:table-cell office:value-type="float" office:value="0.0000489557605761" calcext:value-type="float">
            <text:p>4.90E-05</text:p>
          </table:table-cell>
          <table:table-cell table:number-columns-repeated="2"/>
          <table:table-cell office:value-type="float" office:value="1.57311897323161E+018" calcext:value-type="float">
            <text:p>1.57311897323161E+018</text:p>
          </table:table-cell>
          <table:table-cell office:value-type="float" office:value="527" calcext:value-type="float">
            <text:p>527</text:p>
          </table:table-cell>
          <table:table-cell office:value-type="float" office:value="1.57311897317764E+018" calcext:value-type="float">
            <text:p>1.57311897317764E+01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0999999974738" calcext:value-type="float">
            <text:p>1.00E-05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-0.00000999999974738" calcext:value-type="float">
            <text:p>-1.00E-05</text:p>
          </table:table-cell>
        </table:table-row>
        <table:table-row table:style-name="ro1">
          <table:table-cell table:formula="of:=([.D285]-1.57311895611143E+018)*0.000000001" office:value-type="float" office:value="17.120170752" calcext:value-type="float">
            <text:p>17.120170752</text:p>
          </table:table-cell>
          <table:table-cell office:value-type="float" office:value="1.5731189732848E+018" calcext:value-type="float">
            <text:p>1.5731189732848E+018</text:p>
          </table:table-cell>
          <table:table-cell office:value-type="float" office:value="284" calcext:value-type="float">
            <text:p>284</text:p>
          </table:table-cell>
          <table:table-cell office:value-type="float" office:value="1.5731189732316E+018" calcext:value-type="float">
            <text:p>1.5731189732316E+018</text:p>
          </table:table-cell>
          <table:table-cell/>
          <table:table-cell office:value-type="float" office:value="-0.0000786243908806" calcext:value-type="float">
            <text:p>-7.86E-05</text:p>
          </table:table-cell>
          <table:table-cell office:value-type="float" office:value="-0.0000435971596744" calcext:value-type="float">
            <text:p>-4.36E-05</text:p>
          </table:table-cell>
          <table:table-cell office:value-type="float" office:value="-0.0000892902899068" calcext:value-type="float">
            <text:p>-8.93E-05</text:p>
          </table:table-cell>
          <table:table-cell table:number-columns-repeated="2"/>
          <table:table-cell office:value-type="float" office:value="1.57311897328559E+018" calcext:value-type="float">
            <text:p>1.57311897328559E+018</text:p>
          </table:table-cell>
          <table:table-cell office:value-type="float" office:value="528" calcext:value-type="float">
            <text:p>528</text:p>
          </table:table-cell>
          <table:table-cell office:value-type="float" office:value="1.5731189732316E+018" calcext:value-type="float">
            <text:p>1.5731189732316E+01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199999994948" calcext:value-type="float">
            <text:p>2.00E-05</text:p>
          </table:table-cell>
          <table:table-cell table:style-name="Default" office:value-type="float" office:value="-0" calcext:value-type="float">
            <text:p>0</text:p>
          </table:table-cell>
          <table:table-cell office:value-type="float" office:value="-0.0000199999994948" calcext:value-type="float">
            <text:p>-2.00E-05</text:p>
          </table:table-cell>
        </table:table-row>
        <table:table-row table:style-name="ro1">
          <table:table-cell table:formula="of:=([.D286]-1.57311895611143E+018)*0.000000001" office:value-type="float" office:value="17.173762816" calcext:value-type="float">
            <text:p>17.173762816</text:p>
          </table:table-cell>
          <table:table-cell office:value-type="float" office:value="1.57311897333858E+018" calcext:value-type="float">
            <text:p>1.57311897333858E+018</text:p>
          </table:table-cell>
          <table:table-cell office:value-type="float" office:value="285" calcext:value-type="float">
            <text:p>285</text:p>
          </table:table-cell>
          <table:table-cell office:value-type="float" office:value="1.57311897328519E+018" calcext:value-type="float">
            <text:p>1.57311897328519E+018</text:p>
          </table:table-cell>
          <table:table-cell/>
          <table:table-cell table:style-name="Default" office:value-type="float" office:value="-0.000205594595172" calcext:value-type="float">
            <text:p>-0.0002055946</text:p>
          </table:table-cell>
          <table:table-cell table:style-name="Default" office:value-type="float" office:value="-0.000116800758406" calcext:value-type="float">
            <text:p>-0.0001168008</text:p>
          </table:table-cell>
          <table:table-cell table:style-name="Default" office:value-type="float" office:value="-0.000191967395949" calcext:value-type="float">
            <text:p>-0.0001919674</text:p>
          </table:table-cell>
          <table:table-cell table:number-columns-repeated="2"/>
          <table:table-cell office:value-type="float" office:value="1.57311897334068E+018" calcext:value-type="float">
            <text:p>1.57311897334068E+018</text:p>
          </table:table-cell>
          <table:table-cell office:value-type="float" office:value="529" calcext:value-type="float">
            <text:p>529</text:p>
          </table:table-cell>
          <table:table-cell office:value-type="float" office:value="1.57311897328519E+018" calcext:value-type="float">
            <text:p>1.57311897328519E+01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199999994948" calcext:value-type="float">
            <text:p>2.00E-05</text:p>
          </table:table-cell>
          <table:table-cell office:value-type="float" office:value="-0.0000199999994948" calcext:value-type="float">
            <text:p>-2.00E-05</text:p>
          </table:table-cell>
          <table:table-cell office:value-type="float" office:value="-0.00000999999974738" calcext:value-type="float">
            <text:p>-1.00E-05</text:p>
          </table:table-cell>
        </table:table-row>
        <table:table-row table:style-name="ro1">
          <table:table-cell table:formula="of:=([.D287]-1.57311895611143E+018)*0.000000001" office:value-type="float" office:value="17.229153792" calcext:value-type="float">
            <text:p>17.229153792</text:p>
          </table:table-cell>
          <table:table-cell office:value-type="float" office:value="1.57311897339461E+018" calcext:value-type="float">
            <text:p>1.57311897339461E+018</text:p>
          </table:table-cell>
          <table:table-cell office:value-type="float" office:value="286" calcext:value-type="float">
            <text:p>286</text:p>
          </table:table-cell>
          <table:table-cell office:value-type="float" office:value="1.57311897334058E+018" calcext:value-type="float">
            <text:p>1.57311897334058E+018</text:p>
          </table:table-cell>
          <table:table-cell/>
          <table:table-cell office:value-type="float" office:value="0.0000471737839689" calcext:value-type="float">
            <text:p>4.72E-05</text:p>
          </table:table-cell>
          <table:table-cell office:value-type="float" office:value="0.0000197286044568" calcext:value-type="float">
            <text:p>1.97E-05</text:p>
          </table:table-cell>
          <table:table-cell office:value-type="float" office:value="0.0000304527657136" calcext:value-type="float">
            <text:p>3.05E-05</text:p>
          </table:table-cell>
          <table:table-cell table:number-columns-repeated="2"/>
          <table:table-cell office:value-type="float" office:value="1.57311897339506E+018" calcext:value-type="float">
            <text:p>1.57311897339506E+018</text:p>
          </table:table-cell>
          <table:table-cell office:value-type="float" office:value="530" calcext:value-type="float">
            <text:p>530</text:p>
          </table:table-cell>
          <table:table-cell office:value-type="float" office:value="1.57311897334058E+018" calcext:value-type="float">
            <text:p>1.57311897334058E+01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0999999974738" calcext:value-type="float">
            <text:p>1.00E-05</text:p>
          </table:table-cell>
          <table:table-cell table:number-columns-repeated="2" office:value-type="float" office:value="-0.00000999999974738" calcext:value-type="float">
            <text:p>-1.00E-05</text:p>
          </table:table-cell>
        </table:table-row>
        <table:table-row table:style-name="ro1">
          <table:table-cell table:formula="of:=([.D288]-1.57311895611143E+018)*0.000000001" office:value-type="float" office:value="17.283813888" calcext:value-type="float">
            <text:p>17.283813888</text:p>
          </table:table-cell>
          <table:table-cell office:value-type="float" office:value="1.57311897344906E+018" calcext:value-type="float">
            <text:p>1.57311897344906E+018</text:p>
          </table:table-cell>
          <table:table-cell office:value-type="float" office:value="287" calcext:value-type="float">
            <text:p>287</text:p>
          </table:table-cell>
          <table:table-cell office:value-type="float" office:value="1.57311897339524E+018" calcext:value-type="float">
            <text:p>1.57311897339524E+018</text:p>
          </table:table-cell>
          <table:table-cell/>
          <table:table-cell office:value-type="float" office:value="0.00000159881130912" calcext:value-type="float">
            <text:p>1.60E-06</text:p>
          </table:table-cell>
          <table:table-cell office:value-type="float" office:value="-0.0000364179431926" calcext:value-type="float">
            <text:p>-3.64E-05</text:p>
          </table:table-cell>
          <table:table-cell office:value-type="float" office:value="-0.0000481708921143" calcext:value-type="float">
            <text:p>-4.82E-05</text:p>
          </table:table-cell>
          <table:table-cell table:number-columns-repeated="2"/>
          <table:table-cell office:value-type="float" office:value="1.57311897345052E+018" calcext:value-type="float">
            <text:p>1.57311897345052E+018</text:p>
          </table:table-cell>
          <table:table-cell office:value-type="float" office:value="531" calcext:value-type="float">
            <text:p>531</text:p>
          </table:table-cell>
          <table:table-cell office:value-type="float" office:value="1.57311897339524E+018" calcext:value-type="float">
            <text:p>1.57311897339524E+018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 office:value-type="float" office:value="-0" calcext:value-type="float">
            <text:p>0</text:p>
          </table:table-cell>
          <table:table-cell office:value-type="float" office:value="-0.00000999999974738" calcext:value-type="float">
            <text:p>-1.00E-05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formula="of:=([.D289]-1.57311895611143E+018)*0.000000001" office:value-type="float" office:value="17.338148096" calcext:value-type="float">
            <text:p>17.338148096</text:p>
          </table:table-cell>
          <table:table-cell office:value-type="float" office:value="1.57311897350218E+018" calcext:value-type="float">
            <text:p>1.57311897350218E+018</text:p>
          </table:table-cell>
          <table:table-cell office:value-type="float" office:value="288" calcext:value-type="float">
            <text:p>288</text:p>
          </table:table-cell>
          <table:table-cell office:value-type="float" office:value="1.57311897344957E+018" calcext:value-type="float">
            <text:p>1.57311897344957E+018</text:p>
          </table:table-cell>
          <table:table-cell/>
          <table:table-cell office:value-type="float" office:value="0.0000148711424117" calcext:value-type="float">
            <text:p>1.49E-05</text:p>
          </table:table-cell>
          <table:table-cell office:value-type="float" office:value="-0.000012829705156" calcext:value-type="float">
            <text:p>-1.28E-05</text:p>
          </table:table-cell>
          <table:table-cell office:value-type="float" office:value="0.0000321665065712" calcext:value-type="float">
            <text:p>3.22E-05</text:p>
          </table:table-cell>
          <table:table-cell table:number-columns-repeated="2"/>
          <table:table-cell office:value-type="float" office:value="1.57311897350314E+018" calcext:value-type="float">
            <text:p>1.57311897350314E+018</text:p>
          </table:table-cell>
          <table:table-cell office:value-type="float" office:value="532" calcext:value-type="float">
            <text:p>532</text:p>
          </table:table-cell>
          <table:table-cell office:value-type="float" office:value="1.57311897344957E+018" calcext:value-type="float">
            <text:p>1.57311897344957E+01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199999994948" calcext:value-type="float">
            <text:p>-2.00E-05</text:p>
          </table:table-cell>
          <table:table-cell table:style-name="Default" office:value-type="float" office:value="-0" calcext:value-type="float">
            <text:p>0</text:p>
          </table:table-cell>
          <table:table-cell office:value-type="float" office:value="0.00000999999974738" calcext:value-type="float">
            <text:p>1.00E-05</text:p>
          </table:table-cell>
        </table:table-row>
        <table:table-row table:style-name="ro1">
          <table:table-cell table:formula="of:=([.D290]-1.57311895611143E+018)*0.000000001" office:value-type="float" office:value="17.391401728" calcext:value-type="float">
            <text:p>17.391401728</text:p>
          </table:table-cell>
          <table:table-cell office:value-type="float" office:value="1.57311897355525E+018" calcext:value-type="float">
            <text:p>1.57311897355525E+018</text:p>
          </table:table-cell>
          <table:table-cell office:value-type="float" office:value="289" calcext:value-type="float">
            <text:p>289</text:p>
          </table:table-cell>
          <table:table-cell office:value-type="float" office:value="1.57311897350283E+018" calcext:value-type="float">
            <text:p>1.57311897350283E+018</text:p>
          </table:table-cell>
          <table:table-cell/>
          <table:table-cell office:value-type="float" office:value="0.0000259058815573" calcext:value-type="float">
            <text:p>2.59E-05</text:p>
          </table:table-cell>
          <table:table-cell office:value-type="float" office:value="-0.0000631494694971" calcext:value-type="float">
            <text:p>-6.31E-05</text:p>
          </table:table-cell>
          <table:table-cell office:value-type="float" office:value="-0.0000891589443199" calcext:value-type="float">
            <text:p>-8.92E-05</text:p>
          </table:table-cell>
          <table:table-cell table:number-columns-repeated="2"/>
          <table:table-cell office:value-type="float" office:value="1.57311897355631E+018" calcext:value-type="float">
            <text:p>1.57311897355631E+018</text:p>
          </table:table-cell>
          <table:table-cell office:value-type="float" office:value="533" calcext:value-type="float">
            <text:p>533</text:p>
          </table:table-cell>
          <table:table-cell office:value-type="float" office:value="1.57311897350283E+018" calcext:value-type="float">
            <text:p>1.57311897350283E+01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0999999974738" calcext:value-type="float">
            <text:p>1.00E-05</text:p>
          </table:table-cell>
          <table:table-cell table:number-columns-repeated="2" office:value-type="float" office:value="-0.00000999999974738" calcext:value-type="float">
            <text:p>-1.00E-05</text:p>
          </table:table-cell>
        </table:table-row>
        <table:table-row table:style-name="ro1">
          <table:table-cell table:formula="of:=([.D291]-1.57311895611143E+018)*0.000000001" office:value-type="float" office:value="17.44443392" calcext:value-type="float">
            <text:p>17.44443392</text:p>
          </table:table-cell>
          <table:table-cell office:value-type="float" office:value="1.57311897366014E+018" calcext:value-type="float">
            <text:p>1.57311897366014E+018</text:p>
          </table:table-cell>
          <table:table-cell office:value-type="float" office:value="290" calcext:value-type="float">
            <text:p>290</text:p>
          </table:table-cell>
          <table:table-cell office:value-type="float" office:value="1.57311897355586E+018" calcext:value-type="float">
            <text:p>1.57311897355586E+018</text:p>
          </table:table-cell>
          <table:table-cell/>
          <table:table-cell table:style-name="Default" office:value-type="float" office:value="0.00010532586748" calcext:value-type="float">
            <text:p>0.0001053259</text:p>
          </table:table-cell>
          <table:table-cell office:value-type="float" office:value="0.0000724995479686" calcext:value-type="float">
            <text:p>7.25E-05</text:p>
          </table:table-cell>
          <table:table-cell office:value-type="float" office:value="0.0000765823206166" calcext:value-type="float">
            <text:p>7.66E-05</text:p>
          </table:table-cell>
          <table:table-cell table:number-columns-repeated="2"/>
          <table:table-cell office:value-type="float" office:value="1.57311897366062E+018" calcext:value-type="float">
            <text:p>1.57311897366062E+018</text:p>
          </table:table-cell>
          <table:table-cell office:value-type="float" office:value="534" calcext:value-type="float">
            <text:p>534</text:p>
          </table:table-cell>
          <table:table-cell office:value-type="float" office:value="1.57311897355586E+018" calcext:value-type="float">
            <text:p>1.57311897355586E+01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199999994948" calcext:value-type="float">
            <text:p>-2.00E-05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00000999999974738" calcext:value-type="float">
            <text:p>1.00E-05</text:p>
          </table:table-cell>
        </table:table-row>
        <table:table-row table:style-name="ro1">
          <table:table-cell table:formula="of:=([.D292]-1.57311895611143E+018)*0.000000001" office:value-type="float" office:value="17.549502464" calcext:value-type="float">
            <text:p>17.549502464</text:p>
          </table:table-cell>
          <table:table-cell office:value-type="float" office:value="1.57311897371445E+018" calcext:value-type="float">
            <text:p>1.57311897371445E+018</text:p>
          </table:table-cell>
          <table:table-cell office:value-type="float" office:value="291" calcext:value-type="float">
            <text:p>291</text:p>
          </table:table-cell>
          <table:table-cell office:value-type="float" office:value="1.57311897366093E+018" calcext:value-type="float">
            <text:p>1.57311897366093E+018</text:p>
          </table:table-cell>
          <table:table-cell/>
          <table:table-cell office:value-type="float" office:value="-0.0000144841260408" calcext:value-type="float">
            <text:p>-1.45E-05</text:p>
          </table:table-cell>
          <table:table-cell office:value-type="float" office:value="0.0000547119270777" calcext:value-type="float">
            <text:p>5.47E-05</text:p>
          </table:table-cell>
          <table:table-cell office:value-type="float" office:value="0.0000570737101953" calcext:value-type="float">
            <text:p>5.71E-05</text:p>
          </table:table-cell>
          <table:table-cell table:number-columns-repeated="2"/>
          <table:table-cell office:value-type="float" office:value="1.57311897371495E+018" calcext:value-type="float">
            <text:p>1.57311897371495E+018</text:p>
          </table:table-cell>
          <table:table-cell office:value-type="float" office:value="535" calcext:value-type="float">
            <text:p>535</text:p>
          </table:table-cell>
          <table:table-cell office:value-type="float" office:value="1.57311897366093E+018" calcext:value-type="float">
            <text:p>1.57311897366093E+01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199999994948" calcext:value-type="float">
            <text:p>-2.00E-05</text:p>
          </table:table-cell>
          <table:table-cell office:value-type="float" office:value="0.0000199999994948" calcext:value-type="float">
            <text:p>2.00E-05</text:p>
          </table:table-cell>
          <table:table-cell office:value-type="float" office:value="0.00000999999974738" calcext:value-type="float">
            <text:p>1.00E-05</text:p>
          </table:table-cell>
        </table:table-row>
        <table:table-row table:style-name="ro1">
          <table:table-cell table:formula="of:=([.D293]-1.57311895611143E+018)*0.000000001" office:value-type="float" office:value="17.603876608" calcext:value-type="float">
            <text:p>17.603876608</text:p>
          </table:table-cell>
          <table:table-cell office:value-type="float" office:value="1.57311897376877E+018" calcext:value-type="float">
            <text:p>1.57311897376877E+018</text:p>
          </table:table-cell>
          <table:table-cell office:value-type="float" office:value="292" calcext:value-type="float">
            <text:p>292</text:p>
          </table:table-cell>
          <table:table-cell office:value-type="float" office:value="1.5731189737153E+018" calcext:value-type="float">
            <text:p>1.5731189737153E+018</text:p>
          </table:table-cell>
          <table:table-cell/>
          <table:table-cell office:value-type="float" office:value="-0.00000561905198992" calcext:value-type="float">
            <text:p>-5.62E-06</text:p>
          </table:table-cell>
          <table:table-cell office:value-type="float" office:value="-0.0000174012620846" calcext:value-type="float">
            <text:p>-1.74E-05</text:p>
          </table:table-cell>
          <table:table-cell office:value-type="float" office:value="0.00000196582664103" calcext:value-type="float">
            <text:p>1.97E-06</text:p>
          </table:table-cell>
          <table:table-cell table:number-columns-repeated="2"/>
          <table:table-cell office:value-type="float" office:value="1.57311897376921E+018" calcext:value-type="float">
            <text:p>1.57311897376921E+018</text:p>
          </table:table-cell>
          <table:table-cell office:value-type="float" office:value="536" calcext:value-type="float">
            <text:p>536</text:p>
          </table:table-cell>
          <table:table-cell office:value-type="float" office:value="1.5731189737153E+018" calcext:value-type="float">
            <text:p>1.5731189737153E+01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0.00000999999974738" calcext:value-type="float">
            <text:p>1.00E-05</text:p>
          </table:table-cell>
          <table:table-cell office:value-type="float" office:value="-0.00000999999974738" calcext:value-type="float">
            <text:p>-1.00E-05</text:p>
          </table:table-cell>
        </table:table-row>
        <table:table-row table:style-name="ro1">
          <table:table-cell table:formula="of:=([.D294]-1.57311895611143E+018)*0.000000001" office:value-type="float" office:value="17.657856" calcext:value-type="float">
            <text:p>17.657856</text:p>
          </table:table-cell>
          <table:table-cell office:value-type="float" office:value="1.57311897382123E+018" calcext:value-type="float">
            <text:p>1.57311897382123E+018</text:p>
          </table:table-cell>
          <table:table-cell office:value-type="float" office:value="293" calcext:value-type="float">
            <text:p>293</text:p>
          </table:table-cell>
          <table:table-cell office:value-type="float" office:value="1.57311897376928E+018" calcext:value-type="float">
            <text:p>1.57311897376928E+018</text:p>
          </table:table-cell>
          <table:table-cell/>
          <table:table-cell office:value-type="float" office:value="-0.0000754962748033" calcext:value-type="float">
            <text:p>-7.55E-05</text:p>
          </table:table-cell>
          <table:table-cell office:value-type="float" office:value="-0.000053538587963" calcext:value-type="float">
            <text:p>-5.35E-05</text:p>
          </table:table-cell>
          <table:table-cell table:style-name="Default" office:value-type="float" office:value="-0.000132890301757" calcext:value-type="float">
            <text:p>-0.0001328903</text:p>
          </table:table-cell>
          <table:table-cell table:number-columns-repeated="2"/>
          <table:table-cell office:value-type="float" office:value="1.57311897382182E+018" calcext:value-type="float">
            <text:p>1.57311897382182E+018</text:p>
          </table:table-cell>
          <table:table-cell office:value-type="float" office:value="537" calcext:value-type="float">
            <text:p>537</text:p>
          </table:table-cell>
          <table:table-cell office:value-type="float" office:value="1.57311897376928E+018" calcext:value-type="float">
            <text:p>1.57311897376928E+01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199999994948" calcext:value-type="float">
            <text:p>2.00E-05</text:p>
          </table:table-cell>
          <table:table-cell office:value-type="float" office:value="-0.00000999999974738" calcext:value-type="float">
            <text:p>-1.00E-05</text:p>
          </table:table-cell>
          <table:table-cell office:value-type="float" office:value="-0.0000199999994948" calcext:value-type="float">
            <text:p>-2.00E-05</text:p>
          </table:table-cell>
        </table:table-row>
        <table:table-row table:style-name="ro1">
          <table:table-cell table:formula="of:=([.D295]-1.57311895611143E+018)*0.000000001" office:value-type="float" office:value="17.709975808" calcext:value-type="float">
            <text:p>17.709975808</text:p>
          </table:table-cell>
          <table:table-cell office:value-type="float" office:value="1.57311897387451E+018" calcext:value-type="float">
            <text:p>1.57311897387451E+018</text:p>
          </table:table-cell>
          <table:table-cell office:value-type="float" office:value="294" calcext:value-type="float">
            <text:p>294</text:p>
          </table:table-cell>
          <table:table-cell office:value-type="float" office:value="1.5731189738214E+018" calcext:value-type="float">
            <text:p>1.5731189738214E+018</text:p>
          </table:table-cell>
          <table:table-cell/>
          <table:table-cell office:value-type="float" office:value="-0.0000657820201013" calcext:value-type="float">
            <text:p>-6.58E-05</text:p>
          </table:table-cell>
          <table:table-cell office:value-type="float" office:value="-0.0000229212946579" calcext:value-type="float">
            <text:p>-2.29E-05</text:p>
          </table:table-cell>
          <table:table-cell office:value-type="float" office:value="-0.0000570186275581" calcext:value-type="float">
            <text:p>-5.70E-05</text:p>
          </table:table-cell>
          <table:table-cell table:number-columns-repeated="2"/>
          <table:table-cell office:value-type="float" office:value="1.57311897387681E+018" calcext:value-type="float">
            <text:p>1.57311897387681E+018</text:p>
          </table:table-cell>
          <table:table-cell office:value-type="float" office:value="538" calcext:value-type="float">
            <text:p>538</text:p>
          </table:table-cell>
          <table:table-cell office:value-type="float" office:value="1.5731189738214E+018" calcext:value-type="float">
            <text:p>1.5731189738214E+018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 office:value-type="float" office:value="-0" calcext:value-type="float">
            <text:p>0</text:p>
          </table:table-cell>
          <table:table-cell table:number-columns-repeated="2" office:value-type="float" office:value="0.00000999999974738" calcext:value-type="float">
            <text:p>1.00E-05</text:p>
          </table:table-cell>
        </table:table-row>
        <table:table-row table:style-name="ro1">
          <table:table-cell table:formula="of:=([.D296]-1.57311895611143E+018)*0.000000001" office:value-type="float" office:value="17.765413888" calcext:value-type="float">
            <text:p>17.765413888</text:p>
          </table:table-cell>
          <table:table-cell office:value-type="float" office:value="1.57311897393004E+018" calcext:value-type="float">
            <text:p>1.57311897393004E+018</text:p>
          </table:table-cell>
          <table:table-cell office:value-type="float" office:value="295" calcext:value-type="float">
            <text:p>295</text:p>
          </table:table-cell>
          <table:table-cell office:value-type="float" office:value="1.57311897387684E+018" calcext:value-type="float">
            <text:p>1.57311897387684E+018</text:p>
          </table:table-cell>
          <table:table-cell/>
          <table:table-cell table:style-name="Default" office:value-type="float" office:value="-0.000391799549107" calcext:value-type="float">
            <text:p>-0.0003917995</text:p>
          </table:table-cell>
          <table:table-cell office:value-type="float" office:value="0.0000203217441594" calcext:value-type="float">
            <text:p>2.03E-05</text:p>
          </table:table-cell>
          <table:table-cell office:value-type="float" office:value="0.0000165415021911" calcext:value-type="float">
            <text:p>1.65E-05</text:p>
          </table:table-cell>
          <table:table-cell table:number-columns-repeated="2"/>
          <table:table-cell office:value-type="float" office:value="1.57311897393124E+018" calcext:value-type="float">
            <text:p>1.57311897393124E+018</text:p>
          </table:table-cell>
          <table:table-cell office:value-type="float" office:value="539" calcext:value-type="float">
            <text:p>539</text:p>
          </table:table-cell>
          <table:table-cell office:value-type="float" office:value="1.57311897387684E+018" calcext:value-type="float">
            <text:p>1.57311897387684E+018</text:p>
          </table:table-cell>
          <table:table-cell/>
          <table:table-cell table:style-name="ce1" office:value-type="float" office:value="0.0000999999974738" calcext:value-type="float">
            <text:p>1.00E-04</text:p>
          </table:table-cell>
          <table:table-cell office:value-type="float" office:value="-0.0000399999989895" calcext:value-type="float">
            <text:p>-4.00E-05</text:p>
          </table:table-cell>
          <table:table-cell office:value-type="float" office:value="0.00000999999974738" calcext:value-type="float">
            <text:p>1.00E-05</text:p>
          </table:table-cell>
          <table:table-cell office:value-type="float" office:value="0.0000299999992421" calcext:value-type="float">
            <text:p>3.00E-05</text:p>
          </table:table-cell>
        </table:table-row>
        <table:table-row table:style-name="ro1">
          <table:table-cell table:formula="of:=([.D297]-1.57311895611143E+018)*0.000000001" office:value-type="float" office:value="17.819122688" calcext:value-type="float">
            <text:p>17.819122688</text:p>
          </table:table-cell>
          <table:table-cell office:value-type="float" office:value="1.57311897398394E+018" calcext:value-type="float">
            <text:p>1.57311897398394E+018</text:p>
          </table:table-cell>
          <table:table-cell office:value-type="float" office:value="296" calcext:value-type="float">
            <text:p>296</text:p>
          </table:table-cell>
          <table:table-cell office:value-type="float" office:value="1.57311897393055E+018" calcext:value-type="float">
            <text:p>1.57311897393055E+018</text:p>
          </table:table-cell>
          <table:table-cell/>
          <table:table-cell table:style-name="Default" office:value-type="float" office:value="-0.00483972672373" calcext:value-type="float">
            <text:p>-0.0048397267</text:p>
          </table:table-cell>
          <table:table-cell table:style-name="Default" office:value-type="float" office:value="0.000343229650753" calcext:value-type="float">
            <text:p>0.0003432297</text:p>
          </table:table-cell>
          <table:table-cell table:style-name="Default" office:value-type="float" office:value="0.000211536738789" calcext:value-type="float">
            <text:p>0.0002115367</text:p>
          </table:table-cell>
          <table:table-cell table:number-columns-repeated="2"/>
          <table:table-cell office:value-type="float" office:value="1.57311897398491E+018" calcext:value-type="float">
            <text:p>1.57311897398491E+018</text:p>
          </table:table-cell>
          <table:table-cell office:value-type="float" office:value="540" calcext:value-type="float">
            <text:p>540</text:p>
          </table:table-cell>
          <table:table-cell office:value-type="float" office:value="1.57311897393055E+018" calcext:value-type="float">
            <text:p>1.57311897393055E+018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-0.0000199999994948" calcext:value-type="float">
            <text:p>-2.00E-05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formula="of:=([.D298]-1.57311895611143E+018)*0.000000001" office:value-type="float" office:value="17.872932096" calcext:value-type="float">
            <text:p>17.872932096</text:p>
          </table:table-cell>
          <table:table-cell office:value-type="float" office:value="1.57311897403896E+018" calcext:value-type="float">
            <text:p>1.57311897403896E+018</text:p>
          </table:table-cell>
          <table:table-cell office:value-type="float" office:value="297" calcext:value-type="float">
            <text:p>297</text:p>
          </table:table-cell>
          <table:table-cell office:value-type="float" office:value="1.57311897398436E+018" calcext:value-type="float">
            <text:p>1.57311897398436E+018</text:p>
          </table:table-cell>
          <table:table-cell/>
          <table:table-cell office:value-type="float" office:value="-0.00000319858531839" calcext:value-type="float">
            <text:p>-3.20E-06</text:p>
          </table:table-cell>
          <table:table-cell office:value-type="float" office:value="0.000053381176258" calcext:value-type="float">
            <text:p>5.34E-05</text:p>
          </table:table-cell>
          <table:table-cell office:value-type="float" office:value="0.0000829202617751" calcext:value-type="float">
            <text:p>8.29E-05</text:p>
          </table:table-cell>
          <table:table-cell table:number-columns-repeated="2"/>
          <table:table-cell office:value-type="float" office:value="1.57311897403918E+018" calcext:value-type="float">
            <text:p>1.57311897403918E+018</text:p>
          </table:table-cell>
          <table:table-cell office:value-type="float" office:value="541" calcext:value-type="float">
            <text:p>541</text:p>
          </table:table-cell>
          <table:table-cell office:value-type="float" office:value="1.57311897398436E+018" calcext:value-type="float">
            <text:p>1.57311897398436E+01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199999994948" calcext:value-type="float">
            <text:p>-2.00E-05</text:p>
          </table:table-cell>
          <table:table-cell table:number-columns-repeated="2" office:value-type="float" office:value="0.00000999999974738" calcext:value-type="float">
            <text:p>1.00E-05</text:p>
          </table:table-cell>
        </table:table-row>
        <table:table-row table:style-name="ro1">
          <table:table-cell table:formula="of:=([.D299]-1.57311895611143E+018)*0.000000001" office:value-type="float" office:value="17.928408832" calcext:value-type="float">
            <text:p>17.928408832</text:p>
          </table:table-cell>
          <table:table-cell office:value-type="float" office:value="1.57311897414385E+018" calcext:value-type="float">
            <text:p>1.57311897414385E+018</text:p>
          </table:table-cell>
          <table:table-cell office:value-type="float" office:value="298" calcext:value-type="float">
            <text:p>298</text:p>
          </table:table-cell>
          <table:table-cell office:value-type="float" office:value="1.57311897403983E+018" calcext:value-type="float">
            <text:p>1.57311897403983E+018</text:p>
          </table:table-cell>
          <table:table-cell/>
          <table:table-cell table:style-name="Default" office:value-type="float" office:value="-0.000110506254714" calcext:value-type="float">
            <text:p>-0.0001105063</text:p>
          </table:table-cell>
          <table:table-cell office:value-type="float" office:value="0.0000155192519742" calcext:value-type="float">
            <text:p>1.55E-05</text:p>
          </table:table-cell>
          <table:table-cell office:value-type="float" office:value="-0.000034645319829" calcext:value-type="float">
            <text:p>-3.46E-05</text:p>
          </table:table-cell>
          <table:table-cell table:number-columns-repeated="2"/>
          <table:table-cell office:value-type="float" office:value="1.57311897414485E+018" calcext:value-type="float">
            <text:p>1.57311897414485E+018</text:p>
          </table:table-cell>
          <table:table-cell office:value-type="float" office:value="542" calcext:value-type="float">
            <text:p>542</text:p>
          </table:table-cell>
          <table:table-cell office:value-type="float" office:value="1.57311897403983E+018" calcext:value-type="float">
            <text:p>1.57311897403983E+01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0999999974738" calcext:value-type="float">
            <text:p>1.00E-05</text:p>
          </table:table-cell>
          <table:table-cell table:style-name="Default" office:value-type="float" office:value="-0" calcext:value-type="float">
            <text:p>0</text:p>
          </table:table-cell>
          <table:table-cell office:value-type="float" office:value="-0.00000999999974738" calcext:value-type="float">
            <text:p>-1.00E-05</text:p>
          </table:table-cell>
        </table:table-row>
        <table:table-row table:style-name="ro1">
          <table:table-cell table:formula="of:=([.D300]-1.57311895611143E+018)*0.000000001" office:value-type="float" office:value="18.033594112" calcext:value-type="float">
            <text:p>18.033594112</text:p>
          </table:table-cell>
          <table:table-cell office:value-type="float" office:value="1.57311897419821E+018" calcext:value-type="float">
            <text:p>1.57311897419821E+018</text:p>
          </table:table-cell>
          <table:table-cell office:value-type="float" office:value="299" calcext:value-type="float">
            <text:p>299</text:p>
          </table:table-cell>
          <table:table-cell office:value-type="float" office:value="1.57311897414502E+018" calcext:value-type="float">
            <text:p>1.57311897414502E+018</text:p>
          </table:table-cell>
          <table:table-cell/>
          <table:table-cell office:value-type="float" office:value="0.0000211723636312" calcext:value-type="float">
            <text:p>2.12E-05</text:p>
          </table:table-cell>
          <table:table-cell office:value-type="float" office:value="-0.000014394830032" calcext:value-type="float">
            <text:p>-1.44E-05</text:p>
          </table:table-cell>
          <table:table-cell office:value-type="float" office:value="0.0000103936436062" calcext:value-type="float">
            <text:p>1.04E-05</text:p>
          </table:table-cell>
          <table:table-cell table:number-columns-repeated="2"/>
          <table:table-cell office:value-type="float" office:value="1.57311897419965E+018" calcext:value-type="float">
            <text:p>1.57311897419965E+018</text:p>
          </table:table-cell>
          <table:table-cell office:value-type="float" office:value="543" calcext:value-type="float">
            <text:p>543</text:p>
          </table:table-cell>
          <table:table-cell office:value-type="float" office:value="1.57311897414502E+018" calcext:value-type="float">
            <text:p>1.57311897414502E+01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0999999974738" calcext:value-type="float">
            <text:p>1.00E-05</text:p>
          </table:table-cell>
          <table:table-cell table:number-columns-repeated="2" table:style-name="Default" office:value-type="float" office:value="-0" calcext:value-type="float">
            <text:p>0</text:p>
          </table:table-cell>
        </table:table-row>
        <table:table-row table:style-name="ro1">
          <table:table-cell table:formula="of:=([.D301]-1.57311895611143E+018)*0.000000001" office:value-type="float" office:value="18.087252736" calcext:value-type="float">
            <text:p>18.087252736</text:p>
          </table:table-cell>
          <table:table-cell office:value-type="float" office:value="1.57311897425213E+018" calcext:value-type="float">
            <text:p>1.57311897425213E+018</text:p>
          </table:table-cell>
          <table:table-cell office:value-type="float" office:value="300" calcext:value-type="float">
            <text:p>300</text:p>
          </table:table-cell>
          <table:table-cell office:value-type="float" office:value="1.57311897419868E+018" calcext:value-type="float">
            <text:p>1.57311897419868E+018</text:p>
          </table:table-cell>
          <table:table-cell/>
          <table:table-cell office:value-type="float" office:value="-0.0000907776120584" calcext:value-type="float">
            <text:p>-9.08E-05</text:p>
          </table:table-cell>
          <table:table-cell office:value-type="float" office:value="-0.0000964822320384" calcext:value-type="float">
            <text:p>-9.65E-05</text:p>
          </table:table-cell>
          <table:table-cell office:value-type="float" office:value="-0.0000879619256011" calcext:value-type="float">
            <text:p>-8.80E-05</text:p>
          </table:table-cell>
          <table:table-cell table:number-columns-repeated="2"/>
          <table:table-cell office:value-type="float" office:value="1.57311897425291E+018" calcext:value-type="float">
            <text:p>1.57311897425291E+018</text:p>
          </table:table-cell>
          <table:table-cell office:value-type="float" office:value="544" calcext:value-type="float">
            <text:p>544</text:p>
          </table:table-cell>
          <table:table-cell office:value-type="float" office:value="1.57311897419868E+018" calcext:value-type="float">
            <text:p>1.57311897419868E+01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0999999974738" calcext:value-type="float">
            <text:p>1.00E-05</text:p>
          </table:table-cell>
          <table:table-cell office:value-type="float" office:value="-0.0000299999992421" calcext:value-type="float">
            <text:p>-3.00E-05</text:p>
          </table:table-cell>
          <table:table-cell office:value-type="float" office:value="-0.00000999999974738" calcext:value-type="float">
            <text:p>-1.00E-05</text:p>
          </table:table-cell>
        </table:table-row>
        <table:table-row table:style-name="ro1">
          <table:table-cell table:formula="of:=([.D302]-1.57311895611143E+018)*0.000000001" office:value-type="float" office:value="18.141458944" calcext:value-type="float">
            <text:p>18.141458944</text:p>
          </table:table-cell>
          <table:table-cell office:value-type="float" office:value="1.57311897430663E+018" calcext:value-type="float">
            <text:p>1.57311897430663E+018</text:p>
          </table:table-cell>
          <table:table-cell office:value-type="float" office:value="301" calcext:value-type="float">
            <text:p>301</text:p>
          </table:table-cell>
          <table:table-cell office:value-type="float" office:value="1.57311897425289E+018" calcext:value-type="float">
            <text:p>1.57311897425289E+018</text:p>
          </table:table-cell>
          <table:table-cell/>
          <table:table-cell table:style-name="Default" office:value-type="float" office:value="-0.000192579449504" calcext:value-type="float">
            <text:p>-0.0001925794</text:p>
          </table:table-cell>
          <table:table-cell office:value-type="float" office:value="-0.0000289610143227" calcext:value-type="float">
            <text:p>-2.90E-05</text:p>
          </table:table-cell>
          <table:table-cell office:value-type="float" office:value="-0.0000532844569534" calcext:value-type="float">
            <text:p>-5.33E-05</text:p>
          </table:table-cell>
          <table:table-cell table:number-columns-repeated="2"/>
          <table:table-cell office:value-type="float" office:value="1.57311897430682E+018" calcext:value-type="float">
            <text:p>1.57311897430682E+018</text:p>
          </table:table-cell>
          <table:table-cell office:value-type="float" office:value="545" calcext:value-type="float">
            <text:p>545</text:p>
          </table:table-cell>
          <table:table-cell office:value-type="float" office:value="1.57311897425289E+018" calcext:value-type="float">
            <text:p>1.57311897425289E+01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199999994948" calcext:value-type="float">
            <text:p>2.00E-05</text:p>
          </table:table-cell>
          <table:table-cell office:value-type="float" office:value="-0.00000999999974738" calcext:value-type="float">
            <text:p>-1.00E-05</text:p>
          </table:table-cell>
          <table:table-cell office:value-type="float" office:value="-0.0000199999994948" calcext:value-type="float">
            <text:p>-2.00E-05</text:p>
          </table:table-cell>
        </table:table-row>
        <table:table-row table:style-name="ro1">
          <table:table-cell table:formula="of:=([.D303]-1.57311895611143E+018)*0.000000001" office:value-type="float" office:value="18.1956608" calcext:value-type="float">
            <text:p>18.1956608</text:p>
          </table:table-cell>
          <table:table-cell office:value-type="float" office:value="1.57311897436085E+018" calcext:value-type="float">
            <text:p>1.57311897436085E+018</text:p>
          </table:table-cell>
          <table:table-cell office:value-type="float" office:value="302" calcext:value-type="float">
            <text:p>302</text:p>
          </table:table-cell>
          <table:table-cell office:value-type="float" office:value="1.57311897430709E+018" calcext:value-type="float">
            <text:p>1.57311897430709E+018</text:p>
          </table:table-cell>
          <table:table-cell/>
          <table:table-cell office:value-type="float" office:value="0.0000910319067771" calcext:value-type="float">
            <text:p>9.10E-05</text:p>
          </table:table-cell>
          <table:table-cell table:style-name="Default" office:value-type="float" office:value="0.000111063949589" calcext:value-type="float">
            <text:p>0.0001110639</text:p>
          </table:table-cell>
          <table:table-cell office:value-type="float" office:value="0.0000904194021132" calcext:value-type="float">
            <text:p>9.04E-05</text:p>
          </table:table-cell>
          <table:table-cell table:number-columns-repeated="2"/>
          <table:table-cell office:value-type="float" office:value="1.5731189743612E+018" calcext:value-type="float">
            <text:p>1.5731189743612E+018</text:p>
          </table:table-cell>
          <table:table-cell office:value-type="float" office:value="546" calcext:value-type="float">
            <text:p>546</text:p>
          </table:table-cell>
          <table:table-cell office:value-type="float" office:value="1.57311897430709E+018" calcext:value-type="float">
            <text:p>1.57311897430709E+01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199999994948" calcext:value-type="float">
            <text:p>-2.00E-05</text:p>
          </table:table-cell>
          <table:table-cell table:number-columns-repeated="2" office:value-type="float" office:value="0.00000999999974738" calcext:value-type="float">
            <text:p>1.00E-05</text:p>
          </table:table-cell>
        </table:table-row>
        <table:table-row table:style-name="ro1">
          <table:table-cell table:formula="of:=([.D304]-1.57311895611143E+018)*0.000000001" office:value-type="float" office:value="18.249968896" calcext:value-type="float">
            <text:p>18.249968896</text:p>
          </table:table-cell>
          <table:table-cell office:value-type="float" office:value="1.57311897441539E+018" calcext:value-type="float">
            <text:p>1.57311897441539E+018</text:p>
          </table:table-cell>
          <table:table-cell office:value-type="float" office:value="303" calcext:value-type="float">
            <text:p>303</text:p>
          </table:table-cell>
          <table:table-cell office:value-type="float" office:value="1.5731189743614E+018" calcext:value-type="float">
            <text:p>1.5731189743614E+018</text:p>
          </table:table-cell>
          <table:table-cell/>
          <table:table-cell table:style-name="Default" office:value-type="float" office:value="0.000101133693533" calcext:value-type="float">
            <text:p>0.0001011337</text:p>
          </table:table-cell>
          <table:table-cell office:value-type="float" office:value="-0.00000413744419347" calcext:value-type="float">
            <text:p>-4.14E-06</text:p>
          </table:table-cell>
          <table:table-cell office:value-type="float" office:value="0.0000781927519711" calcext:value-type="float">
            <text:p>7.82E-05</text:p>
          </table:table-cell>
          <table:table-cell table:number-columns-repeated="2"/>
          <table:table-cell office:value-type="float" office:value="1.57311897441535E+018" calcext:value-type="float">
            <text:p>1.57311897441535E+018</text:p>
          </table:table-cell>
          <table:table-cell office:value-type="float" office:value="547" calcext:value-type="float">
            <text:p>547</text:p>
          </table:table-cell>
          <table:table-cell office:value-type="float" office:value="1.5731189743614E+018" calcext:value-type="float">
            <text:p>1.5731189743614E+01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-0.00000999999974738" calcext:value-type="float">
            <text:p>-1.00E-05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formula="of:=([.D305]-1.57311895611143E+018)*0.000000001" office:value-type="float" office:value="18.303480832" calcext:value-type="float">
            <text:p>18.303480832</text:p>
          </table:table-cell>
          <table:table-cell office:value-type="float" office:value="1.57311897446923E+018" calcext:value-type="float">
            <text:p>1.57311897446923E+018</text:p>
          </table:table-cell>
          <table:table-cell office:value-type="float" office:value="304" calcext:value-type="float">
            <text:p>304</text:p>
          </table:table-cell>
          <table:table-cell office:value-type="float" office:value="1.57311897441491E+018" calcext:value-type="float">
            <text:p>1.57311897441491E+018</text:p>
          </table:table-cell>
          <table:table-cell/>
          <table:table-cell office:value-type="float" office:value="0.0000364409861504" calcext:value-type="float">
            <text:p>3.64E-05</text:p>
          </table:table-cell>
          <table:table-cell office:value-type="float" office:value="0.0000817520995042" calcext:value-type="float">
            <text:p>8.18E-05</text:p>
          </table:table-cell>
          <table:table-cell table:style-name="Default" office:value-type="float" office:value="0.000148555976921" calcext:value-type="float">
            <text:p>0.000148556</text:p>
          </table:table-cell>
          <table:table-cell table:number-columns-repeated="2"/>
          <table:table-cell office:value-type="float" office:value="1.57311897446953E+018" calcext:value-type="float">
            <text:p>1.57311897446953E+018</text:p>
          </table:table-cell>
          <table:table-cell office:value-type="float" office:value="548" calcext:value-type="float">
            <text:p>548</text:p>
          </table:table-cell>
          <table:table-cell office:value-type="float" office:value="1.57311897441491E+018" calcext:value-type="float">
            <text:p>1.57311897441491E+01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299999992421" calcext:value-type="float">
            <text:p>-3.00E-05</text:p>
          </table:table-cell>
          <table:table-cell office:value-type="float" office:value="-0.00000999999974738" calcext:value-type="float">
            <text:p>-1.00E-05</text:p>
          </table:table-cell>
          <table:table-cell office:value-type="float" office:value="0.00000999999974738" calcext:value-type="float">
            <text:p>1.00E-05</text:p>
          </table:table-cell>
        </table:table-row>
        <table:table-row table:style-name="ro1">
          <table:table-cell table:formula="of:=([.D306]-1.57311895611143E+018)*0.000000001" office:value-type="float" office:value="18.35830016" calcext:value-type="float">
            <text:p>18.35830016</text:p>
          </table:table-cell>
          <table:table-cell office:value-type="float" office:value="1.57311897452316E+018" calcext:value-type="float">
            <text:p>1.57311897452316E+018</text:p>
          </table:table-cell>
          <table:table-cell office:value-type="float" office:value="305" calcext:value-type="float">
            <text:p>305</text:p>
          </table:table-cell>
          <table:table-cell office:value-type="float" office:value="1.57311897446973E+018" calcext:value-type="float">
            <text:p>1.57311897446973E+018</text:p>
          </table:table-cell>
          <table:table-cell/>
          <table:table-cell office:value-type="float" office:value="0.00000585934094488" calcext:value-type="float">
            <text:p>5.86E-06</text:p>
          </table:table-cell>
          <table:table-cell office:value-type="float" office:value="-0.0000155580401042" calcext:value-type="float">
            <text:p>-1.56E-05</text:p>
          </table:table-cell>
          <table:table-cell office:value-type="float" office:value="0.00000852729954204" calcext:value-type="float">
            <text:p>8.53E-06</text:p>
          </table:table-cell>
          <table:table-cell table:number-columns-repeated="2"/>
          <table:table-cell office:value-type="float" office:value="1.57311897452431E+018" calcext:value-type="float">
            <text:p>1.57311897452431E+018</text:p>
          </table:table-cell>
          <table:table-cell office:value-type="float" office:value="549" calcext:value-type="float">
            <text:p>549</text:p>
          </table:table-cell>
          <table:table-cell office:value-type="float" office:value="1.57311897446973E+018" calcext:value-type="float">
            <text:p>1.57311897446973E+01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199999994948" calcext:value-type="float">
            <text:p>2.00E-05</text:p>
          </table:table-cell>
          <table:table-cell office:value-type="float" office:value="-0.00000999999974738" calcext:value-type="float">
            <text:p>-1.00E-05</text:p>
          </table:table-cell>
          <table:table-cell office:value-type="float" office:value="-0.0000199999994948" calcext:value-type="float">
            <text:p>-2.00E-05</text:p>
          </table:table-cell>
        </table:table-row>
        <table:table-row table:style-name="ro1">
          <table:table-cell table:formula="of:=([.D307]-1.57311895611143E+018)*0.000000001" office:value-type="float" office:value="18.412790784" calcext:value-type="float">
            <text:p>18.412790784</text:p>
          </table:table-cell>
          <table:table-cell office:value-type="float" office:value="1.57311897462618E+018" calcext:value-type="float">
            <text:p>1.57311897462618E+018</text:p>
          </table:table-cell>
          <table:table-cell office:value-type="float" office:value="306" calcext:value-type="float">
            <text:p>306</text:p>
          </table:table-cell>
          <table:table-cell office:value-type="float" office:value="1.57311897452422E+018" calcext:value-type="float">
            <text:p>1.57311897452422E+018</text:p>
          </table:table-cell>
          <table:table-cell/>
          <table:table-cell office:value-type="float" office:value="0.0000738642120268" calcext:value-type="float">
            <text:p>7.39E-05</text:p>
          </table:table-cell>
          <table:table-cell office:value-type="float" office:value="0.0000814263985376" calcext:value-type="float">
            <text:p>8.14E-05</text:p>
          </table:table-cell>
          <table:table-cell office:value-type="float" office:value="0.0000747487938497" calcext:value-type="float">
            <text:p>7.47E-05</text:p>
          </table:table-cell>
          <table:table-cell table:number-columns-repeated="2"/>
          <table:table-cell office:value-type="float" office:value="1.57311897462652E+018" calcext:value-type="float">
            <text:p>1.57311897462652E+018</text:p>
          </table:table-cell>
          <table:table-cell office:value-type="float" office:value="550" calcext:value-type="float">
            <text:p>550</text:p>
          </table:table-cell>
          <table:table-cell office:value-type="float" office:value="1.57311897452422E+018" calcext:value-type="float">
            <text:p>1.57311897452422E+01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0999999974738" calcext:value-type="float">
            <text:p>-1.00E-05</text:p>
          </table:table-cell>
          <table:table-cell office:value-type="float" office:value="0.00000999999974738" calcext:value-type="float">
            <text:p>1.00E-05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formula="of:=([.D308]-1.57311895611143E+018)*0.000000001" office:value-type="float" office:value="18.515159808" calcext:value-type="float">
            <text:p>18.515159808</text:p>
          </table:table-cell>
          <table:table-cell office:value-type="float" office:value="1.57311897467757E+018" calcext:value-type="float">
            <text:p>1.57311897467757E+018</text:p>
          </table:table-cell>
          <table:table-cell office:value-type="float" office:value="307" calcext:value-type="float">
            <text:p>307</text:p>
          </table:table-cell>
          <table:table-cell office:value-type="float" office:value="1.57311897462659E+018" calcext:value-type="float">
            <text:p>1.57311897462659E+018</text:p>
          </table:table-cell>
          <table:table-cell/>
          <table:table-cell table:style-name="Default" office:value-type="float" office:value="-0.000116054172395" calcext:value-type="float">
            <text:p>-0.0001160542</text:p>
          </table:table-cell>
          <table:table-cell office:value-type="float" office:value="-0.0000223811239266" calcext:value-type="float">
            <text:p>-2.24E-05</text:p>
          </table:table-cell>
          <table:table-cell office:value-type="float" office:value="-0.0000292900476779" calcext:value-type="float">
            <text:p>-2.93E-05</text:p>
          </table:table-cell>
          <table:table-cell table:number-columns-repeated="2"/>
          <table:table-cell office:value-type="float" office:value="1.57311897467758E+018" calcext:value-type="float">
            <text:p>1.57311897467758E+018</text:p>
          </table:table-cell>
          <table:table-cell office:value-type="float" office:value="551" calcext:value-type="float">
            <text:p>551</text:p>
          </table:table-cell>
          <table:table-cell office:value-type="float" office:value="1.57311897462659E+018" calcext:value-type="float">
            <text:p>1.57311897462659E+01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0999999974738" calcext:value-type="float">
            <text:p>1.00E-05</text:p>
          </table:table-cell>
          <table:table-cell table:number-columns-repeated="2" table:style-name="Default" office:value-type="float" office:value="0" calcext:value-type="float">
            <text:p>0</text:p>
          </table:table-cell>
        </table:table-row>
        <table:table-row table:style-name="ro1">
          <table:table-cell table:formula="of:=([.D309]-1.57311895611143E+018)*0.000000001" office:value-type="float" office:value="18.566259968" calcext:value-type="float">
            <text:p>18.566259968</text:p>
          </table:table-cell>
          <table:table-cell office:value-type="float" office:value="1.57311897473084E+018" calcext:value-type="float">
            <text:p>1.57311897473084E+018</text:p>
          </table:table-cell>
          <table:table-cell office:value-type="float" office:value="308" calcext:value-type="float">
            <text:p>308</text:p>
          </table:table-cell>
          <table:table-cell office:value-type="float" office:value="1.57311897467769E+018" calcext:value-type="float">
            <text:p>1.57311897467769E+018</text:p>
          </table:table-cell>
          <table:table-cell/>
          <table:table-cell office:value-type="float" office:value="-0.0000552370838705" calcext:value-type="float">
            <text:p>-5.52E-05</text:p>
          </table:table-cell>
          <table:table-cell office:value-type="float" office:value="-0.00000988871215668" calcext:value-type="float">
            <text:p>-9.89E-06</text:p>
          </table:table-cell>
          <table:table-cell office:value-type="float" office:value="-0.000051158687711" calcext:value-type="float">
            <text:p>-5.12E-05</text:p>
          </table:table-cell>
          <table:table-cell table:number-columns-repeated="2"/>
          <table:table-cell office:value-type="float" office:value="1.57311897473116E+018" calcext:value-type="float">
            <text:p>1.57311897473116E+018</text:p>
          </table:table-cell>
          <table:table-cell office:value-type="float" office:value="552" calcext:value-type="float">
            <text:p>552</text:p>
          </table:table-cell>
          <table:table-cell office:value-type="float" office:value="1.57311897467769E+018" calcext:value-type="float">
            <text:p>1.57311897467769E+01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0999999974738" calcext:value-type="float">
            <text:p>1.00E-05</text:p>
          </table:table-cell>
          <table:table-cell table:number-columns-repeated="2" office:value-type="float" office:value="-0.00000999999974738" calcext:value-type="float">
            <text:p>-1.00E-05</text:p>
          </table:table-cell>
        </table:table-row>
        <table:table-row table:style-name="ro1">
          <table:table-cell table:formula="of:=([.D310]-1.57311895611143E+018)*0.000000001" office:value-type="float" office:value="18.619789824" calcext:value-type="float">
            <text:p>18.619789824</text:p>
          </table:table-cell>
          <table:table-cell office:value-type="float" office:value="1.57311897478561E+018" calcext:value-type="float">
            <text:p>1.57311897478561E+018</text:p>
          </table:table-cell>
          <table:table-cell office:value-type="float" office:value="309" calcext:value-type="float">
            <text:p>309</text:p>
          </table:table-cell>
          <table:table-cell office:value-type="float" office:value="1.57311897473122E+018" calcext:value-type="float">
            <text:p>1.57311897473122E+018</text:p>
          </table:table-cell>
          <table:table-cell/>
          <table:table-cell office:value-type="float" office:value="-0.0000221635891648" calcext:value-type="float">
            <text:p>-2.22E-05</text:p>
          </table:table-cell>
          <table:table-cell office:value-type="float" office:value="-0.0000709926971467" calcext:value-type="float">
            <text:p>-7.10E-05</text:p>
          </table:table-cell>
          <table:table-cell office:value-type="float" office:value="-0.0000889791772352" calcext:value-type="float">
            <text:p>-8.90E-05</text:p>
          </table:table-cell>
          <table:table-cell table:number-columns-repeated="2"/>
          <table:table-cell office:value-type="float" office:value="1.57311897478648E+018" calcext:value-type="float">
            <text:p>1.57311897478648E+018</text:p>
          </table:table-cell>
          <table:table-cell office:value-type="float" office:value="553" calcext:value-type="float">
            <text:p>553</text:p>
          </table:table-cell>
          <table:table-cell office:value-type="float" office:value="1.57311897473122E+018" calcext:value-type="float">
            <text:p>1.57311897473122E+01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199999994948" calcext:value-type="float">
            <text:p>-2.00E-05</text:p>
          </table:table-cell>
          <table:table-cell office:value-type="float" office:value="-0.00000999999974738" calcext:value-type="float">
            <text:p>-1.00E-05</text:p>
          </table:table-cell>
          <table:table-cell office:value-type="float" office:value="0.00000999999974738" calcext:value-type="float">
            <text:p>1.00E-05</text:p>
          </table:table-cell>
        </table:table-row>
        <table:table-row table:style-name="ro1">
          <table:table-cell table:formula="of:=([.D311]-1.57311895611143E+018)*0.000000001" office:value-type="float" office:value="18.675347968" calcext:value-type="float">
            <text:p>18.675347968</text:p>
          </table:table-cell>
          <table:table-cell office:value-type="float" office:value="1.57311897484195E+018" calcext:value-type="float">
            <text:p>1.57311897484195E+018</text:p>
          </table:table-cell>
          <table:table-cell office:value-type="float" office:value="310" calcext:value-type="float">
            <text:p>310</text:p>
          </table:table-cell>
          <table:table-cell office:value-type="float" office:value="1.57311897478677E+018" calcext:value-type="float">
            <text:p>1.57311897478677E+018</text:p>
          </table:table-cell>
          <table:table-cell/>
          <table:table-cell table:style-name="Default" office:value-type="float" office:value="0.000227528958931" calcext:value-type="float">
            <text:p>0.000227529</text:p>
          </table:table-cell>
          <table:table-cell office:value-type="float" office:value="0.0000187945115613" calcext:value-type="float">
            <text:p>1.88E-05</text:p>
          </table:table-cell>
          <table:table-cell table:style-name="Default" office:value-type="float" office:value="0.000111207613372" calcext:value-type="float">
            <text:p>0.0001112076</text:p>
          </table:table-cell>
          <table:table-cell table:number-columns-repeated="2"/>
          <table:table-cell office:value-type="float" office:value="1.57311897484198E+018" calcext:value-type="float">
            <text:p>1.57311897484198E+018</text:p>
          </table:table-cell>
          <table:table-cell office:value-type="float" office:value="554" calcext:value-type="float">
            <text:p>554</text:p>
          </table:table-cell>
          <table:table-cell office:value-type="float" office:value="1.57311897478677E+018" calcext:value-type="float">
            <text:p>1.57311897478677E+01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0999999974738" calcext:value-type="float">
            <text:p>-1.00E-05</text:p>
          </table:table-cell>
          <table:table-cell table:number-columns-repeated="2" office:value-type="float" office:value="0.00000999999974738" calcext:value-type="float">
            <text:p>1.00E-05</text:p>
          </table:table-cell>
        </table:table-row>
        <table:table-row table:style-name="ro1">
          <table:table-cell table:formula="of:=([.D312]-1.57311895611143E+018)*0.000000001" office:value-type="float" office:value="18.730740736" calcext:value-type="float">
            <text:p>18.730740736</text:p>
          </table:table-cell>
          <table:table-cell office:value-type="float" office:value="1.57311897489592E+018" calcext:value-type="float">
            <text:p>1.57311897489592E+018</text:p>
          </table:table-cell>
          <table:table-cell office:value-type="float" office:value="311" calcext:value-type="float">
            <text:p>311</text:p>
          </table:table-cell>
          <table:table-cell office:value-type="float" office:value="1.57311897484217E+018" calcext:value-type="float">
            <text:p>1.57311897484217E+018</text:p>
          </table:table-cell>
          <table:table-cell/>
          <table:table-cell table:style-name="Default" office:value-type="float" office:value="-0.000218131346628" calcext:value-type="float">
            <text:p>-0.0002181313</text:p>
          </table:table-cell>
          <table:table-cell office:value-type="float" office:value="0.0000000428280166886" calcext:value-type="float">
            <text:p>4.28E-08</text:p>
          </table:table-cell>
          <table:table-cell office:value-type="float" office:value="-0.000051051742048" calcext:value-type="float">
            <text:p>-5.11E-05</text:p>
          </table:table-cell>
          <table:table-cell table:number-columns-repeated="2"/>
          <table:table-cell office:value-type="float" office:value="1.57311897489588E+018" calcext:value-type="float">
            <text:p>1.57311897489588E+018</text:p>
          </table:table-cell>
          <table:table-cell office:value-type="float" office:value="555" calcext:value-type="float">
            <text:p>555</text:p>
          </table:table-cell>
          <table:table-cell office:value-type="float" office:value="1.57311897484217E+018" calcext:value-type="float">
            <text:p>1.57311897484217E+01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-0.00000999999974738" calcext:value-type="float">
            <text:p>-1.00E-05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formula="of:=([.D313]-1.57311895611143E+018)*0.000000001" office:value-type="float" office:value="18.784948736" calcext:value-type="float">
            <text:p>18.784948736</text:p>
          </table:table-cell>
          <table:table-cell office:value-type="float" office:value="1.5731189749505E+018" calcext:value-type="float">
            <text:p>1.5731189749505E+018</text:p>
          </table:table-cell>
          <table:table-cell office:value-type="float" office:value="312" calcext:value-type="float">
            <text:p>312</text:p>
          </table:table-cell>
          <table:table-cell office:value-type="float" office:value="1.57311897489637E+018" calcext:value-type="float">
            <text:p>1.57311897489637E+018</text:p>
          </table:table-cell>
          <table:table-cell/>
          <table:table-cell table:style-name="Default" office:value-type="float" office:value="0.000118059615488" calcext:value-type="float">
            <text:p>0.0001180596</text:p>
          </table:table-cell>
          <table:table-cell office:value-type="float" office:value="0.0000706454375177" calcext:value-type="float">
            <text:p>7.06E-05</text:p>
          </table:table-cell>
          <table:table-cell table:style-name="Default" office:value-type="float" office:value="0.000100647877844" calcext:value-type="float">
            <text:p>0.0001006479</text:p>
          </table:table-cell>
          <table:table-cell table:number-columns-repeated="2"/>
          <table:table-cell office:value-type="float" office:value="1.57311897495091E+018" calcext:value-type="float">
            <text:p>1.57311897495091E+018</text:p>
          </table:table-cell>
          <table:table-cell office:value-type="float" office:value="556" calcext:value-type="float">
            <text:p>556</text:p>
          </table:table-cell>
          <table:table-cell office:value-type="float" office:value="1.57311897489637E+018" calcext:value-type="float">
            <text:p>1.57311897489637E+01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0999999974738" calcext:value-type="float">
            <text:p>1.00E-05</text:p>
          </table:table-cell>
          <table:table-cell table:number-columns-repeated="2" office:value-type="float" office:value="-0.00000999999974738" calcext:value-type="float">
            <text:p>-1.00E-05</text:p>
          </table:table-cell>
        </table:table-row>
        <table:table-row table:style-name="ro1">
          <table:table-cell table:formula="of:=([.D314]-1.57311895611143E+018)*0.000000001" office:value-type="float" office:value="18.840187904" calcext:value-type="float">
            <text:p>18.840187904</text:p>
          </table:table-cell>
          <table:table-cell office:value-type="float" office:value="1.57311897500524E+018" calcext:value-type="float">
            <text:p>1.57311897500524E+018</text:p>
          </table:table-cell>
          <table:table-cell office:value-type="float" office:value="313" calcext:value-type="float">
            <text:p>313</text:p>
          </table:table-cell>
          <table:table-cell office:value-type="float" office:value="1.57311897495161E+018" calcext:value-type="float">
            <text:p>1.57311897495161E+018</text:p>
          </table:table-cell>
          <table:table-cell/>
          <table:table-cell office:value-type="float" office:value="0.0000324971151713" calcext:value-type="float">
            <text:p>3.25E-05</text:p>
          </table:table-cell>
          <table:table-cell office:value-type="float" office:value="-0.00000957275915425" calcext:value-type="float">
            <text:p>-9.57E-06</text:p>
          </table:table-cell>
          <table:table-cell office:value-type="float" office:value="0.00000691850027579" calcext:value-type="float">
            <text:p>6.92E-06</text:p>
          </table:table-cell>
          <table:table-cell table:number-columns-repeated="2"/>
          <table:table-cell office:value-type="float" office:value="1.57311897500551E+018" calcext:value-type="float">
            <text:p>1.57311897500551E+018</text:p>
          </table:table-cell>
          <table:table-cell office:value-type="float" office:value="557" calcext:value-type="float">
            <text:p>557</text:p>
          </table:table-cell>
          <table:table-cell office:value-type="float" office:value="1.57311897495161E+018" calcext:value-type="float">
            <text:p>1.57311897495161E+01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0999999974738" calcext:value-type="float">
            <text:p>1.00E-05</text:p>
          </table:table-cell>
          <table:table-cell office:value-type="float" office:value="0.0000199999994948" calcext:value-type="float">
            <text:p>2.00E-05</text:p>
          </table:table-cell>
          <table:table-cell office:value-type="float" office:value="-0.00000999999974738" calcext:value-type="float">
            <text:p>-1.00E-05</text:p>
          </table:table-cell>
        </table:table-row>
        <table:table-row table:style-name="ro1">
          <table:table-cell table:formula="of:=([.D315]-1.57311895611143E+018)*0.000000001" office:value-type="float" office:value="18.894282752" calcext:value-type="float">
            <text:p>18.894282752</text:p>
          </table:table-cell>
          <table:table-cell office:value-type="float" office:value="1.57311897505922E+018" calcext:value-type="float">
            <text:p>1.57311897505922E+018</text:p>
          </table:table-cell>
          <table:table-cell office:value-type="float" office:value="314" calcext:value-type="float">
            <text:p>314</text:p>
          </table:table-cell>
          <table:table-cell office:value-type="float" office:value="1.57311897500571E+018" calcext:value-type="float">
            <text:p>1.57311897500571E+018</text:p>
          </table:table-cell>
          <table:table-cell/>
          <table:table-cell table:style-name="Default" office:value-type="float" office:value="-0.000179932379979" calcext:value-type="float">
            <text:p>-0.0001799324</text:p>
          </table:table-cell>
          <table:table-cell office:value-type="float" office:value="-0.00000570600650462" calcext:value-type="float">
            <text:p>-5.71E-06</text:p>
          </table:table-cell>
          <table:table-cell office:value-type="float" office:value="-0.0000864644025569" calcext:value-type="float">
            <text:p>-8.65E-05</text:p>
          </table:table-cell>
          <table:table-cell table:number-columns-repeated="2"/>
          <table:table-cell office:value-type="float" office:value="1.57311897505965E+018" calcext:value-type="float">
            <text:p>1.57311897505965E+018</text:p>
          </table:table-cell>
          <table:table-cell office:value-type="float" office:value="558" calcext:value-type="float">
            <text:p>558</text:p>
          </table:table-cell>
          <table:table-cell office:value-type="float" office:value="1.57311897500571E+018" calcext:value-type="float">
            <text:p>1.57311897500571E+01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0.00000999999974738" calcext:value-type="float">
            <text:p>1.00E-05</text:p>
          </table:table-cell>
          <table:table-cell table:style-name="Default" office:value-type="float" office:value="-0" calcext:value-type="float">
            <text:p>0</text:p>
          </table:table-cell>
        </table:table-row>
        <table:table-row table:style-name="ro1">
          <table:table-cell table:formula="of:=([.D316]-1.57311895611143E+018)*0.000000001" office:value-type="float" office:value="18.948383744" calcext:value-type="float">
            <text:p>18.948383744</text:p>
          </table:table-cell>
          <table:table-cell office:value-type="float" office:value="1.57311897511215E+018" calcext:value-type="float">
            <text:p>1.57311897511215E+018</text:p>
          </table:table-cell>
          <table:table-cell office:value-type="float" office:value="315" calcext:value-type="float">
            <text:p>315</text:p>
          </table:table-cell>
          <table:table-cell office:value-type="float" office:value="1.57311897505981E+018" calcext:value-type="float">
            <text:p>1.57311897505981E+018</text:p>
          </table:table-cell>
          <table:table-cell/>
          <table:table-cell office:value-type="float" office:value="-0.0000801863498054" calcext:value-type="float">
            <text:p>-8.02E-05</text:p>
          </table:table-cell>
          <table:table-cell office:value-type="float" office:value="-0.0000462094103568" calcext:value-type="float">
            <text:p>-4.62E-05</text:p>
          </table:table-cell>
          <table:table-cell office:value-type="float" office:value="-0.0000767582241679" calcext:value-type="float">
            <text:p>-7.68E-05</text:p>
          </table:table-cell>
          <table:table-cell table:number-columns-repeated="2"/>
          <table:table-cell office:value-type="float" office:value="1.57311897511297E+018" calcext:value-type="float">
            <text:p>1.57311897511297E+018</text:p>
          </table:table-cell>
          <table:table-cell office:value-type="float" office:value="559" calcext:value-type="float">
            <text:p>559</text:p>
          </table:table-cell>
          <table:table-cell office:value-type="float" office:value="1.57311897505981E+018" calcext:value-type="float">
            <text:p>1.57311897505981E+01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0999999974738" calcext:value-type="float">
            <text:p>-1.00E-05</text:p>
          </table:table-cell>
          <table:table-cell office:value-type="float" office:value="0.0000399999989895" calcext:value-type="float">
            <text:p>4.00E-05</text:p>
          </table:table-cell>
          <table:table-cell office:value-type="float" office:value="0.0000199999994948" calcext:value-type="float">
            <text:p>2.00E-05</text:p>
          </table:table-cell>
        </table:table-row>
        <table:table-row table:style-name="ro1">
          <table:table-cell table:formula="of:=([.D317]-1.57311895611143E+018)*0.000000001" office:value-type="float" office:value="19.000950784" calcext:value-type="float">
            <text:p>19.000950784</text:p>
          </table:table-cell>
          <table:table-cell office:value-type="float" office:value="1.57311897516491E+018" calcext:value-type="float">
            <text:p>1.57311897516491E+018</text:p>
          </table:table-cell>
          <table:table-cell office:value-type="float" office:value="316" calcext:value-type="float">
            <text:p>316</text:p>
          </table:table-cell>
          <table:table-cell office:value-type="float" office:value="1.57311897511238E+018" calcext:value-type="float">
            <text:p>1.57311897511238E+018</text:p>
          </table:table-cell>
          <table:table-cell/>
          <table:table-cell office:value-type="float" office:value="0.0000671185116516" calcext:value-type="float">
            <text:p>6.71E-05</text:p>
          </table:table-cell>
          <table:table-cell office:value-type="float" office:value="0.00000448198215963" calcext:value-type="float">
            <text:p>4.48E-06</text:p>
          </table:table-cell>
          <table:table-cell office:value-type="float" office:value="-0.0000151132762767" calcext:value-type="float">
            <text:p>-1.51E-05</text:p>
          </table:table-cell>
          <table:table-cell table:number-columns-repeated="2"/>
          <table:table-cell office:value-type="float" office:value="1.57311897516537E+018" calcext:value-type="float">
            <text:p>1.57311897516537E+018</text:p>
          </table:table-cell>
          <table:table-cell office:value-type="float" office:value="560" calcext:value-type="float">
            <text:p>560</text:p>
          </table:table-cell>
          <table:table-cell office:value-type="float" office:value="1.57311897511238E+018" calcext:value-type="float">
            <text:p>1.57311897511238E+018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 office:value-type="float" office:value="-0" calcext:value-type="float">
            <text:p>0</text:p>
          </table:table-cell>
          <table:table-cell office:value-type="float" office:value="-0.00000999999974738" calcext:value-type="float">
            <text:p>-1.00E-05</text:p>
          </table:table-cell>
          <table:table-cell office:value-type="float" office:value="0.00000999999974738" calcext:value-type="float">
            <text:p>1.00E-05</text:p>
          </table:table-cell>
        </table:table-row>
        <table:table-row table:style-name="ro1">
          <table:table-cell table:formula="of:=([.D318]-1.57311895611143E+018)*0.000000001" office:value-type="float" office:value="19.054146816" calcext:value-type="float">
            <text:p>19.054146816</text:p>
          </table:table-cell>
          <table:table-cell office:value-type="float" office:value="1.57311897521802E+018" calcext:value-type="float">
            <text:p>1.57311897521802E+018</text:p>
          </table:table-cell>
          <table:table-cell office:value-type="float" office:value="317" calcext:value-type="float">
            <text:p>317</text:p>
          </table:table-cell>
          <table:table-cell office:value-type="float" office:value="1.57311897516557E+018" calcext:value-type="float">
            <text:p>1.57311897516557E+018</text:p>
          </table:table-cell>
          <table:table-cell/>
          <table:table-cell office:value-type="float" office:value="0.0000503725932504" calcext:value-type="float">
            <text:p>5.04E-05</text:p>
          </table:table-cell>
          <table:table-cell table:style-name="Default" office:value-type="float" office:value="0.000115824070235" calcext:value-type="float">
            <text:p>0.0001158241</text:p>
          </table:table-cell>
          <table:table-cell table:style-name="Default" office:value-type="float" office:value="0.000146327947732" calcext:value-type="float">
            <text:p>0.0001463279</text:p>
          </table:table-cell>
          <table:table-cell table:number-columns-repeated="2"/>
          <table:table-cell office:value-type="float" office:value="1.57311897521846E+018" calcext:value-type="float">
            <text:p>1.57311897521846E+018</text:p>
          </table:table-cell>
          <table:table-cell office:value-type="float" office:value="561" calcext:value-type="float">
            <text:p>561</text:p>
          </table:table-cell>
          <table:table-cell office:value-type="float" office:value="1.57311897516557E+018" calcext:value-type="float">
            <text:p>1.57311897516557E+01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0999999974738" calcext:value-type="float">
            <text:p>1.00E-05</text:p>
          </table:table-cell>
          <table:table-cell table:number-columns-repeated="2" table:style-name="Default" office:value-type="float" office:value="0" calcext:value-type="float">
            <text:p>0</text:p>
          </table:table-cell>
        </table:table-row>
        <table:table-row table:style-name="ro1">
          <table:table-cell table:formula="of:=([.D319]-1.57311895611143E+018)*0.000000001" office:value-type="float" office:value="19.107121664" calcext:value-type="float">
            <text:p>19.107121664</text:p>
          </table:table-cell>
          <table:table-cell office:value-type="float" office:value="1.57311897527064E+018" calcext:value-type="float">
            <text:p>1.57311897527064E+018</text:p>
          </table:table-cell>
          <table:table-cell office:value-type="float" office:value="318" calcext:value-type="float">
            <text:p>318</text:p>
          </table:table-cell>
          <table:table-cell office:value-type="float" office:value="1.57311897521855E+018" calcext:value-type="float">
            <text:p>1.57311897521855E+018</text:p>
          </table:table-cell>
          <table:table-cell/>
          <table:table-cell office:value-type="float" office:value="-0.0000546883165953" calcext:value-type="float">
            <text:p>-5.47E-05</text:p>
          </table:table-cell>
          <table:table-cell office:value-type="float" office:value="-0.0000575426311116" calcext:value-type="float">
            <text:p>-5.75E-05</text:p>
          </table:table-cell>
          <table:table-cell office:value-type="float" office:value="-0.0000456749185105" calcext:value-type="float">
            <text:p>-4.57E-05</text:p>
          </table:table-cell>
          <table:table-cell table:number-columns-repeated="2"/>
          <table:table-cell office:value-type="float" office:value="1.57311897527145E+018" calcext:value-type="float">
            <text:p>1.57311897527145E+018</text:p>
          </table:table-cell>
          <table:table-cell office:value-type="float" office:value="562" calcext:value-type="float">
            <text:p>562</text:p>
          </table:table-cell>
          <table:table-cell office:value-type="float" office:value="1.57311897521855E+018" calcext:value-type="float">
            <text:p>1.57311897521855E+01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0999999974738" calcext:value-type="float">
            <text:p>-1.00E-05</text:p>
          </table:table-cell>
          <table:table-cell table:number-columns-repeated="2" table:style-name="Default" office:value-type="float" office:value="0" calcext:value-type="float">
            <text:p>0</text:p>
          </table:table-cell>
        </table:table-row>
        <table:table-row table:style-name="ro1">
          <table:table-cell table:formula="of:=([.D320]-1.57311895611143E+018)*0.000000001" office:value-type="float" office:value="19.159470592" calcext:value-type="float">
            <text:p>19.159470592</text:p>
          </table:table-cell>
          <table:table-cell office:value-type="float" office:value="1.57311897532426E+018" calcext:value-type="float">
            <text:p>1.57311897532426E+018</text:p>
          </table:table-cell>
          <table:table-cell office:value-type="float" office:value="319" calcext:value-type="float">
            <text:p>319</text:p>
          </table:table-cell>
          <table:table-cell office:value-type="float" office:value="1.5731189752709E+018" calcext:value-type="float">
            <text:p>1.5731189752709E+018</text:p>
          </table:table-cell>
          <table:table-cell/>
          <table:table-cell office:value-type="float" office:value="-0.0000342993516824" calcext:value-type="float">
            <text:p>-3.43E-05</text:p>
          </table:table-cell>
          <table:table-cell office:value-type="float" office:value="-0.0000559887776035" calcext:value-type="float">
            <text:p>-5.60E-05</text:p>
          </table:table-cell>
          <table:table-cell office:value-type="float" office:value="-0.0000828106130939" calcext:value-type="float">
            <text:p>-8.28E-05</text:p>
          </table:table-cell>
          <table:table-cell table:number-columns-repeated="2"/>
          <table:table-cell office:value-type="float" office:value="1.57311897532546E+018" calcext:value-type="float">
            <text:p>1.57311897532546E+018</text:p>
          </table:table-cell>
          <table:table-cell office:value-type="float" office:value="563" calcext:value-type="float">
            <text:p>563</text:p>
          </table:table-cell>
          <table:table-cell office:value-type="float" office:value="1.5731189752709E+018" calcext:value-type="float">
            <text:p>1.5731189752709E+018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 office:value-type="float" office:value="-0" calcext:value-type="float">
            <text:p>0</text:p>
          </table:table-cell>
          <table:table-cell office:value-type="float" office:value="0.00000999999974738" calcext:value-type="float">
            <text:p>1.00E-05</text:p>
          </table:table-cell>
          <table:table-cell table:style-name="Default" office:value-type="float" office:value="-0" calcext:value-type="float">
            <text:p>0</text:p>
          </table:table-cell>
        </table:table-row>
        <table:table-row table:style-name="ro1">
          <table:table-cell table:formula="of:=([.D321]-1.57311895611143E+018)*0.000000001" office:value-type="float" office:value="19.213285888" calcext:value-type="float">
            <text:p>19.213285888</text:p>
          </table:table-cell>
          <table:table-cell office:value-type="float" office:value="1.57311897537797E+018" calcext:value-type="float">
            <text:p>1.57311897537797E+018</text:p>
          </table:table-cell>
          <table:table-cell office:value-type="float" office:value="320" calcext:value-type="float">
            <text:p>320</text:p>
          </table:table-cell>
          <table:table-cell office:value-type="float" office:value="1.57311897532471E+018" calcext:value-type="float">
            <text:p>1.57311897532471E+018</text:p>
          </table:table-cell>
          <table:table-cell/>
          <table:table-cell office:value-type="float" office:value="-0.0000739651586628" calcext:value-type="float">
            <text:p>-7.40E-05</text:p>
          </table:table-cell>
          <table:table-cell office:value-type="float" office:value="-0.0000371478672605" calcext:value-type="float">
            <text:p>-3.71E-05</text:p>
          </table:table-cell>
          <table:table-cell office:value-type="float" office:value="-0.0000539507527719" calcext:value-type="float">
            <text:p>-5.40E-05</text:p>
          </table:table-cell>
          <table:table-cell table:number-columns-repeated="2"/>
          <table:table-cell office:value-type="float" office:value="1.57311897537848E+018" calcext:value-type="float">
            <text:p>1.57311897537848E+018</text:p>
          </table:table-cell>
          <table:table-cell office:value-type="float" office:value="564" calcext:value-type="float">
            <text:p>564</text:p>
          </table:table-cell>
          <table:table-cell office:value-type="float" office:value="1.57311897532471E+018" calcext:value-type="float">
            <text:p>1.57311897532471E+01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0999999974738" calcext:value-type="float">
            <text:p>1.00E-05</text:p>
          </table:table-cell>
          <table:table-cell office:value-type="float" office:value="0.0000199999994948" calcext:value-type="float">
            <text:p>2.00E-05</text:p>
          </table:table-cell>
          <table:table-cell table:style-name="Default" office:value-type="float" office:value="-0" calcext:value-type="float">
            <text:p>0</text:p>
          </table:table-cell>
        </table:table-row>
        <table:table-row table:style-name="ro1">
          <table:table-cell table:formula="of:=([.D322]-1.57311895611143E+018)*0.000000001" office:value-type="float" office:value="19.267303168" calcext:value-type="float">
            <text:p>19.267303168</text:p>
          </table:table-cell>
          <table:table-cell office:value-type="float" office:value="1.57311897543237E+018" calcext:value-type="float">
            <text:p>1.57311897543237E+018</text:p>
          </table:table-cell>
          <table:table-cell office:value-type="float" office:value="321" calcext:value-type="float">
            <text:p>321</text:p>
          </table:table-cell>
          <table:table-cell office:value-type="float" office:value="1.57311897537873E+018" calcext:value-type="float">
            <text:p>1.57311897537873E+018</text:p>
          </table:table-cell>
          <table:table-cell/>
          <table:table-cell office:value-type="float" office:value="-0.00000416734110331" calcext:value-type="float">
            <text:p>-4.17E-06</text:p>
          </table:table-cell>
          <table:table-cell office:value-type="float" office:value="-0.00000665628158458" calcext:value-type="float">
            <text:p>-6.66E-06</text:p>
          </table:table-cell>
          <table:table-cell office:value-type="float" office:value="-0.0000471382554679" calcext:value-type="float">
            <text:p>-4.71E-05</text:p>
          </table:table-cell>
          <table:table-cell table:number-columns-repeated="2"/>
          <table:table-cell office:value-type="float" office:value="1.57311897543252E+018" calcext:value-type="float">
            <text:p>1.57311897543252E+018</text:p>
          </table:table-cell>
          <table:table-cell office:value-type="float" office:value="565" calcext:value-type="float">
            <text:p>565</text:p>
          </table:table-cell>
          <table:table-cell office:value-type="float" office:value="1.57311897537873E+018" calcext:value-type="float">
            <text:p>1.57311897537873E+01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0.00000999999974738" calcext:value-type="float">
            <text:p>1.00E-05</text:p>
          </table:table-cell>
        </table:table-row>
        <table:table-row table:style-name="ro1">
          <table:table-cell table:formula="of:=([.D323]-1.57311895611143E+018)*0.000000001" office:value-type="float" office:value="19.321370112" calcext:value-type="float">
            <text:p>19.321370112</text:p>
          </table:table-cell>
          <table:table-cell office:value-type="float" office:value="1.57311897548633E+018" calcext:value-type="float">
            <text:p>1.57311897548633E+018</text:p>
          </table:table-cell>
          <table:table-cell office:value-type="float" office:value="322" calcext:value-type="float">
            <text:p>322</text:p>
          </table:table-cell>
          <table:table-cell office:value-type="float" office:value="1.5731189754328E+018" calcext:value-type="float">
            <text:p>1.5731189754328E+018</text:p>
          </table:table-cell>
          <table:table-cell/>
          <table:table-cell table:style-name="Default" office:value-type="float" office:value="-0.00098141503986" calcext:value-type="float">
            <text:p>-0.000981415</text:p>
          </table:table-cell>
          <table:table-cell office:value-type="float" office:value="0.0000389915221604" calcext:value-type="float">
            <text:p>3.90E-05</text:p>
          </table:table-cell>
          <table:table-cell office:value-type="float" office:value="0.0000573371398787" calcext:value-type="float">
            <text:p>5.73E-05</text:p>
          </table:table-cell>
          <table:table-cell table:number-columns-repeated="2"/>
          <table:table-cell office:value-type="float" office:value="1.57311897548676E+018" calcext:value-type="float">
            <text:p>1.57311897548676E+018</text:p>
          </table:table-cell>
          <table:table-cell office:value-type="float" office:value="566" calcext:value-type="float">
            <text:p>566</text:p>
          </table:table-cell>
          <table:table-cell office:value-type="float" office:value="1.5731189754328E+018" calcext:value-type="float">
            <text:p>1.5731189754328E+018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 office:value-type="float" office:value="-0" calcext:value-type="float">
            <text:p>0</text:p>
          </table:table-cell>
          <table:table-cell office:value-type="float" office:value="-0.0000199999994948" calcext:value-type="float">
            <text:p>-2.00E-05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formula="of:=([.D324]-1.57311895611143E+018)*0.000000001" office:value-type="float" office:value="19.375598848" calcext:value-type="float">
            <text:p>19.375598848</text:p>
          </table:table-cell>
          <table:table-cell office:value-type="float" office:value="1.57311897554197E+018" calcext:value-type="float">
            <text:p>1.57311897554197E+018</text:p>
          </table:table-cell>
          <table:table-cell office:value-type="float" office:value="323" calcext:value-type="float">
            <text:p>323</text:p>
          </table:table-cell>
          <table:table-cell office:value-type="float" office:value="1.57311897548703E+018" calcext:value-type="float">
            <text:p>1.57311897548703E+018</text:p>
          </table:table-cell>
          <table:table-cell/>
          <table:table-cell table:style-name="Default" office:value-type="float" office:value="-0.000105989362055" calcext:value-type="float">
            <text:p>-0.0001059894</text:p>
          </table:table-cell>
          <table:table-cell office:value-type="float" office:value="0.0000198035413632" calcext:value-type="float">
            <text:p>1.98E-05</text:p>
          </table:table-cell>
          <table:table-cell office:value-type="float" office:value="0.0000313278942485" calcext:value-type="float">
            <text:p>3.13E-05</text:p>
          </table:table-cell>
          <table:table-cell table:number-columns-repeated="2"/>
          <table:table-cell office:value-type="float" office:value="1.5731189755428E+018" calcext:value-type="float">
            <text:p>1.5731189755428E+018</text:p>
          </table:table-cell>
          <table:table-cell office:value-type="float" office:value="567" calcext:value-type="float">
            <text:p>567</text:p>
          </table:table-cell>
          <table:table-cell office:value-type="float" office:value="1.57311897548703E+018" calcext:value-type="float">
            <text:p>1.57311897548703E+01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199999994948" calcext:value-type="float">
            <text:p>-2.00E-05</text:p>
          </table:table-cell>
          <table:table-cell table:style-name="Default" office:value-type="float" office:value="-0" calcext:value-type="float">
            <text:p>0</text:p>
          </table:table-cell>
          <table:table-cell office:value-type="float" office:value="0.0000199999994948" calcext:value-type="float">
            <text:p>2.00E-05</text:p>
          </table:table-cell>
        </table:table-row>
        <table:table-row table:style-name="ro1">
          <table:table-cell table:formula="of:=([.D325]-1.57311895611143E+018)*0.000000001" office:value-type="float" office:value="19.431840768" calcext:value-type="float">
            <text:p>19.431840768</text:p>
          </table:table-cell>
          <table:table-cell office:value-type="float" office:value="1.57311897559652E+018" calcext:value-type="float">
            <text:p>1.57311897559652E+018</text:p>
          </table:table-cell>
          <table:table-cell office:value-type="float" office:value="324" calcext:value-type="float">
            <text:p>324</text:p>
          </table:table-cell>
          <table:table-cell office:value-type="float" office:value="1.57311897554327E+018" calcext:value-type="float">
            <text:p>1.57311897554327E+018</text:p>
          </table:table-cell>
          <table:table-cell/>
          <table:table-cell office:value-type="float" office:value="0.0000684027836542" calcext:value-type="float">
            <text:p>6.84E-05</text:p>
          </table:table-cell>
          <table:table-cell office:value-type="float" office:value="0.0000182164894795" calcext:value-type="float">
            <text:p>1.82E-05</text:p>
          </table:table-cell>
          <table:table-cell office:value-type="float" office:value="0.0000711637185304" calcext:value-type="float">
            <text:p>7.12E-05</text:p>
          </table:table-cell>
          <table:table-cell table:number-columns-repeated="2"/>
          <table:table-cell office:value-type="float" office:value="1.57311897559685E+018" calcext:value-type="float">
            <text:p>1.57311897559685E+018</text:p>
          </table:table-cell>
          <table:table-cell office:value-type="float" office:value="568" calcext:value-type="float">
            <text:p>568</text:p>
          </table:table-cell>
          <table:table-cell office:value-type="float" office:value="1.57311897554327E+018" calcext:value-type="float">
            <text:p>1.57311897554327E+018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 office:value-type="float" office:value="-0" calcext:value-type="float">
            <text:p>0</text:p>
          </table:table-cell>
          <table:table-cell table:number-columns-repeated="2" office:value-type="float" office:value="0.00000999999974738" calcext:value-type="float">
            <text:p>1.00E-05</text:p>
          </table:table-cell>
        </table:table-row>
        <table:table-row table:style-name="ro1">
          <table:table-cell table:formula="of:=([.D326]-1.57311895611143E+018)*0.000000001" office:value-type="float" office:value="19.485586688" calcext:value-type="float">
            <text:p>19.485586688</text:p>
          </table:table-cell>
          <table:table-cell office:value-type="float" office:value="1.57311897565033E+018" calcext:value-type="float">
            <text:p>1.57311897565033E+018</text:p>
          </table:table-cell>
          <table:table-cell office:value-type="float" office:value="325" calcext:value-type="float">
            <text:p>325</text:p>
          </table:table-cell>
          <table:table-cell office:value-type="float" office:value="1.57311897559701E+018" calcext:value-type="float">
            <text:p>1.57311897559701E+018</text:p>
          </table:table-cell>
          <table:table-cell/>
          <table:table-cell office:value-type="float" office:value="-0.00000544348949916" calcext:value-type="float">
            <text:p>-5.44E-06</text:p>
          </table:table-cell>
          <table:table-cell office:value-type="float" office:value="0.0000101617570181" calcext:value-type="float">
            <text:p>1.02E-05</text:p>
          </table:table-cell>
          <table:table-cell office:value-type="float" office:value="-0.000000569938947592" calcext:value-type="float">
            <text:p>-5.70E-07</text:p>
          </table:table-cell>
          <table:table-cell table:number-columns-repeated="2"/>
          <table:table-cell office:value-type="float" office:value="1.57311897565089E+018" calcext:value-type="float">
            <text:p>1.57311897565089E+018</text:p>
          </table:table-cell>
          <table:table-cell office:value-type="float" office:value="569" calcext:value-type="float">
            <text:p>569</text:p>
          </table:table-cell>
          <table:table-cell office:value-type="float" office:value="1.57311897559701E+018" calcext:value-type="float">
            <text:p>1.57311897559701E+01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0999999974738" calcext:value-type="float">
            <text:p>-1.00E-05</text:p>
          </table:table-cell>
          <table:table-cell office:value-type="float" office:value="0.00000999999974738" calcext:value-type="float">
            <text:p>1.00E-05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formula="of:=([.D327]-1.57311895611143E+018)*0.000000001" office:value-type="float" office:value="19.539684096" calcext:value-type="float">
            <text:p>19.539684096</text:p>
          </table:table-cell>
          <table:table-cell office:value-type="float" office:value="1.57311897570499E+018" calcext:value-type="float">
            <text:p>1.57311897570499E+018</text:p>
          </table:table-cell>
          <table:table-cell office:value-type="float" office:value="326" calcext:value-type="float">
            <text:p>326</text:p>
          </table:table-cell>
          <table:table-cell office:value-type="float" office:value="1.57311897565111E+018" calcext:value-type="float">
            <text:p>1.57311897565111E+018</text:p>
          </table:table-cell>
          <table:table-cell/>
          <table:table-cell office:value-type="float" office:value="-0.0000536847728654" calcext:value-type="float">
            <text:p>-5.37E-05</text:p>
          </table:table-cell>
          <table:table-cell office:value-type="float" office:value="-0.00000153507164669" calcext:value-type="float">
            <text:p>-1.54E-06</text:p>
          </table:table-cell>
          <table:table-cell office:value-type="float" office:value="-0.00000612108669884" calcext:value-type="float">
            <text:p>-6.12E-06</text:p>
          </table:table-cell>
          <table:table-cell table:number-columns-repeated="2"/>
          <table:table-cell office:value-type="float" office:value="1.57311897570538E+018" calcext:value-type="float">
            <text:p>1.57311897570538E+018</text:p>
          </table:table-cell>
          <table:table-cell office:value-type="float" office:value="570" calcext:value-type="float">
            <text:p>570</text:p>
          </table:table-cell>
          <table:table-cell office:value-type="float" office:value="1.57311897565111E+018" calcext:value-type="float">
            <text:p>1.57311897565111E+018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 office:value-type="float" office:value="-0" calcext:value-type="float">
            <text:p>0</text:p>
          </table:table-cell>
          <table:table-cell office:value-type="float" office:value="0.00000999999974738" calcext:value-type="float">
            <text:p>1.00E-05</text:p>
          </table:table-cell>
          <table:table-cell office:value-type="float" office:value="-0.00000999999974738" calcext:value-type="float">
            <text:p>-1.00E-05</text:p>
          </table:table-cell>
        </table:table-row>
        <table:table-row table:style-name="ro1">
          <table:table-cell table:formula="of:=([.D328]-1.57311895611143E+018)*0.000000001" office:value-type="float" office:value="19.594179072" calcext:value-type="float">
            <text:p>19.594179072</text:p>
          </table:table-cell>
          <table:table-cell office:value-type="float" office:value="1.57311897575871E+018" calcext:value-type="float">
            <text:p>1.57311897575871E+018</text:p>
          </table:table-cell>
          <table:table-cell office:value-type="float" office:value="327" calcext:value-type="float">
            <text:p>327</text:p>
          </table:table-cell>
          <table:table-cell office:value-type="float" office:value="1.57311897570561E+018" calcext:value-type="float">
            <text:p>1.57311897570561E+018</text:p>
          </table:table-cell>
          <table:table-cell/>
          <table:table-cell table:style-name="Default" office:value-type="float" office:value="0.0105726029724" calcext:value-type="float">
            <text:p>0.010572603</text:p>
          </table:table-cell>
          <table:table-cell table:style-name="Default" office:value-type="float" office:value="-0.000680553261191" calcext:value-type="float">
            <text:p>-0.0006805533</text:p>
          </table:table-cell>
          <table:table-cell table:style-name="Default" office:value-type="float" office:value="-0.00035536091309" calcext:value-type="float">
            <text:p>-0.0003553609</text:p>
          </table:table-cell>
          <table:table-cell table:number-columns-repeated="2"/>
          <table:table-cell office:value-type="float" office:value="1.57311897575977E+018" calcext:value-type="float">
            <text:p>1.57311897575977E+018</text:p>
          </table:table-cell>
          <table:table-cell office:value-type="float" office:value="571" calcext:value-type="float">
            <text:p>571</text:p>
          </table:table-cell>
          <table:table-cell office:value-type="float" office:value="1.57311897570561E+018" calcext:value-type="float">
            <text:p>1.57311897570561E+01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0999999974738" calcext:value-type="float">
            <text:p>-1.00E-05</text:p>
          </table:table-cell>
          <table:table-cell office:value-type="float" office:value="-0.0000199999994948" calcext:value-type="float">
            <text:p>-2.00E-05</text:p>
          </table:table-cell>
          <table:table-cell table:style-name="Default" office:value-type="float" office:value="-0" calcext:value-type="float">
            <text:p>0</text:p>
          </table:table-cell>
        </table:table-row>
        <table:table-row table:style-name="ro1">
          <table:table-cell table:formula="of:=([.D329]-1.57311895611143E+018)*0.000000001" office:value-type="float" office:value="19.647780096" calcext:value-type="float">
            <text:p>19.647780096</text:p>
          </table:table-cell>
          <table:table-cell office:value-type="float" office:value="1.57311897586154E+018" calcext:value-type="float">
            <text:p>1.57311897586154E+018</text:p>
          </table:table-cell>
          <table:table-cell office:value-type="float" office:value="328" calcext:value-type="float">
            <text:p>328</text:p>
          </table:table-cell>
          <table:table-cell office:value-type="float" office:value="1.57311897575921E+018" calcext:value-type="float">
            <text:p>1.57311897575921E+018</text:p>
          </table:table-cell>
          <table:table-cell/>
          <table:table-cell office:value-type="float" office:value="-0.0000497855107824" calcext:value-type="float">
            <text:p>-4.98E-05</text:p>
          </table:table-cell>
          <table:table-cell office:value-type="float" office:value="0.0000409005588153" calcext:value-type="float">
            <text:p>4.09E-05</text:p>
          </table:table-cell>
          <table:table-cell office:value-type="float" office:value="0.0000241588350036" calcext:value-type="float">
            <text:p>2.42E-05</text:p>
          </table:table-cell>
          <table:table-cell table:number-columns-repeated="2"/>
          <table:table-cell office:value-type="float" office:value="1.57311897586177E+018" calcext:value-type="float">
            <text:p>1.57311897586177E+018</text:p>
          </table:table-cell>
          <table:table-cell office:value-type="float" office:value="572" calcext:value-type="float">
            <text:p>572</text:p>
          </table:table-cell>
          <table:table-cell office:value-type="float" office:value="1.57311897575921E+018" calcext:value-type="float">
            <text:p>1.57311897575921E+018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0000199999994948" calcext:value-type="float">
            <text:p>2.00E-05</text:p>
          </table:table-cell>
          <table:table-cell office:value-type="float" office:value="0.00000999999974738" calcext:value-type="float">
            <text:p>1.00E-05</text:p>
          </table:table-cell>
        </table:table-row>
        <table:table-row table:style-name="ro1">
          <table:table-cell table:formula="of:=([.D330]-1.57311895611143E+018)*0.000000001" office:value-type="float" office:value="19.750671872" calcext:value-type="float">
            <text:p>19.750671872</text:p>
          </table:table-cell>
          <table:table-cell office:value-type="float" office:value="1.57311897591538E+018" calcext:value-type="float">
            <text:p>1.57311897591538E+018</text:p>
          </table:table-cell>
          <table:table-cell office:value-type="float" office:value="329" calcext:value-type="float">
            <text:p>329</text:p>
          </table:table-cell>
          <table:table-cell office:value-type="float" office:value="1.5731189758621E+018" calcext:value-type="float">
            <text:p>1.5731189758621E+018</text:p>
          </table:table-cell>
          <table:table-cell/>
          <table:table-cell office:value-type="float" office:value="0.0000889315997483" calcext:value-type="float">
            <text:p>8.89E-05</text:p>
          </table:table-cell>
          <table:table-cell office:value-type="float" office:value="-0.0000124794314615" calcext:value-type="float">
            <text:p>-1.25E-05</text:p>
          </table:table-cell>
          <table:table-cell office:value-type="float" office:value="0.0000207495468203" calcext:value-type="float">
            <text:p>2.07E-05</text:p>
          </table:table-cell>
          <table:table-cell table:number-columns-repeated="2"/>
          <table:table-cell office:value-type="float" office:value="1.57311897591629E+018" calcext:value-type="float">
            <text:p>1.57311897591629E+018</text:p>
          </table:table-cell>
          <table:table-cell office:value-type="float" office:value="573" calcext:value-type="float">
            <text:p>573</text:p>
          </table:table-cell>
          <table:table-cell office:value-type="float" office:value="1.5731189758621E+018" calcext:value-type="float">
            <text:p>1.5731189758621E+01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0999999974738" calcext:value-type="float">
            <text:p>-1.00E-05</text:p>
          </table:table-cell>
          <table:table-cell office:value-type="float" office:value="0.00000999999974738" calcext:value-type="float">
            <text:p>1.00E-05</text:p>
          </table:table-cell>
          <table:table-cell office:value-type="float" office:value="0.0000199999994948" calcext:value-type="float">
            <text:p>2.00E-05</text:p>
          </table:table-cell>
        </table:table-row>
        <table:table-row table:style-name="ro1">
          <table:table-cell table:formula="of:=([.D331]-1.57311895611143E+018)*0.000000001" office:value-type="float" office:value="19.804386816" calcext:value-type="float">
            <text:p>19.804386816</text:p>
          </table:table-cell>
          <table:table-cell office:value-type="float" office:value="1.57311897596936E+018" calcext:value-type="float">
            <text:p>1.57311897596936E+018</text:p>
          </table:table-cell>
          <table:table-cell office:value-type="float" office:value="330" calcext:value-type="float">
            <text:p>330</text:p>
          </table:table-cell>
          <table:table-cell office:value-type="float" office:value="1.57311897591581E+018" calcext:value-type="float">
            <text:p>1.57311897591581E+018</text:p>
          </table:table-cell>
          <table:table-cell/>
          <table:table-cell table:style-name="Default" office:value-type="float" office:value="-0.000139513111208" calcext:value-type="float">
            <text:p>-0.0001395131</text:p>
          </table:table-cell>
          <table:table-cell office:value-type="float" office:value="-0.0000473038453492" calcext:value-type="float">
            <text:p>-4.73E-05</text:p>
          </table:table-cell>
          <table:table-cell office:value-type="float" office:value="0.0000069914362939" calcext:value-type="float">
            <text:p>6.99E-06</text:p>
          </table:table-cell>
          <table:table-cell table:number-columns-repeated="2"/>
          <table:table-cell office:value-type="float" office:value="1.57311897596946E+018" calcext:value-type="float">
            <text:p>1.57311897596946E+018</text:p>
          </table:table-cell>
          <table:table-cell office:value-type="float" office:value="574" calcext:value-type="float">
            <text:p>574</text:p>
          </table:table-cell>
          <table:table-cell office:value-type="float" office:value="1.57311897591581E+018" calcext:value-type="float">
            <text:p>1.57311897591581E+018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-0.00000999999974738" calcext:value-type="float">
            <text:p>-1.00E-05</text:p>
          </table:table-cell>
          <table:table-cell table:style-name="Default" office:value-type="float" office:value="-0" calcext:value-type="float">
            <text:p>0</text:p>
          </table:table-cell>
        </table:table-row>
        <table:table-row table:style-name="ro1">
          <table:table-cell table:formula="of:=([.D332]-1.57311895611143E+018)*0.000000001" office:value-type="float" office:value="19.858399744" calcext:value-type="float">
            <text:p>19.858399744</text:p>
          </table:table-cell>
          <table:table-cell office:value-type="float" office:value="1.57311897602321E+018" calcext:value-type="float">
            <text:p>1.57311897602321E+018</text:p>
          </table:table-cell>
          <table:table-cell office:value-type="float" office:value="331" calcext:value-type="float">
            <text:p>331</text:p>
          </table:table-cell>
          <table:table-cell office:value-type="float" office:value="1.57311897596983E+018" calcext:value-type="float">
            <text:p>1.57311897596983E+018</text:p>
          </table:table-cell>
          <table:table-cell/>
          <table:table-cell office:value-type="float" office:value="-0.0000928151566768" calcext:value-type="float">
            <text:p>-9.28E-05</text:p>
          </table:table-cell>
          <table:table-cell office:value-type="float" office:value="-0.00000671245834383" calcext:value-type="float">
            <text:p>-6.71E-06</text:p>
          </table:table-cell>
          <table:table-cell office:value-type="float" office:value="-0.00000681849951434" calcext:value-type="float">
            <text:p>-6.82E-06</text:p>
          </table:table-cell>
          <table:table-cell table:number-columns-repeated="2"/>
          <table:table-cell office:value-type="float" office:value="1.57311897602433E+018" calcext:value-type="float">
            <text:p>1.57311897602433E+018</text:p>
          </table:table-cell>
          <table:table-cell office:value-type="float" office:value="575" calcext:value-type="float">
            <text:p>575</text:p>
          </table:table-cell>
          <table:table-cell office:value-type="float" office:value="1.57311897596983E+018" calcext:value-type="float">
            <text:p>1.57311897596983E+01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0.00000999999974738" calcext:value-type="float">
            <text:p>1.00E-05</text:p>
          </table:table-cell>
          <table:table-cell office:value-type="float" office:value="-0.0000199999994948" calcext:value-type="float">
            <text:p>-2.00E-05</text:p>
          </table:table-cell>
        </table:table-row>
        <table:table-row table:style-name="ro1">
          <table:table-cell table:formula="of:=([.D333]-1.57311895611143E+018)*0.000000001" office:value-type="float" office:value="19.912184832" calcext:value-type="float">
            <text:p>19.912184832</text:p>
          </table:table-cell>
          <table:table-cell office:value-type="float" office:value="1.57311897612739E+018" calcext:value-type="float">
            <text:p>1.57311897612739E+018</text:p>
          </table:table-cell>
          <table:table-cell office:value-type="float" office:value="332" calcext:value-type="float">
            <text:p>332</text:p>
          </table:table-cell>
          <table:table-cell office:value-type="float" office:value="1.57311897602361E+018" calcext:value-type="float">
            <text:p>1.57311897602361E+018</text:p>
          </table:table-cell>
          <table:table-cell/>
          <table:table-cell office:value-type="float" office:value="0.0000458275644633" calcext:value-type="float">
            <text:p>4.58E-05</text:p>
          </table:table-cell>
          <table:table-cell office:value-type="float" office:value="0.0000114173244583" calcext:value-type="float">
            <text:p>1.14E-05</text:p>
          </table:table-cell>
          <table:table-cell office:value-type="float" office:value="0.00000723235598343" calcext:value-type="float">
            <text:p>7.23E-06</text:p>
          </table:table-cell>
          <table:table-cell table:number-columns-repeated="2"/>
          <table:table-cell office:value-type="float" office:value="1.57311897612736E+018" calcext:value-type="float">
            <text:p>1.57311897612736E+018</text:p>
          </table:table-cell>
          <table:table-cell office:value-type="float" office:value="576" calcext:value-type="float">
            <text:p>576</text:p>
          </table:table-cell>
          <table:table-cell office:value-type="float" office:value="1.57311897602361E+018" calcext:value-type="float">
            <text:p>1.57311897602361E+018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 office:value-type="float" office:value="-0" calcext:value-type="float">
            <text:p>0</text:p>
          </table:table-cell>
          <table:table-cell office:value-type="float" office:value="0.0000199999994948" calcext:value-type="float">
            <text:p>2.00E-05</text:p>
          </table:table-cell>
          <table:table-cell table:style-name="Default" office:value-type="float" office:value="-0" calcext:value-type="float">
            <text:p>0</text:p>
          </table:table-cell>
        </table:table-row>
        <table:table-row table:style-name="ro1">
          <table:table-cell table:formula="of:=([.D334]-1.57311895611143E+018)*0.000000001" office:value-type="float" office:value="20.016547072" calcext:value-type="float">
            <text:p>20.016547072</text:p>
          </table:table-cell>
          <table:table-cell office:value-type="float" office:value="1.57311897618168E+018" calcext:value-type="float">
            <text:p>1.57311897618168E+018</text:p>
          </table:table-cell>
          <table:table-cell office:value-type="float" office:value="333" calcext:value-type="float">
            <text:p>333</text:p>
          </table:table-cell>
          <table:table-cell office:value-type="float" office:value="1.57311897612797E+018" calcext:value-type="float">
            <text:p>1.57311897612797E+018</text:p>
          </table:table-cell>
          <table:table-cell/>
          <table:table-cell office:value-type="float" office:value="-0.0000220273141167" calcext:value-type="float">
            <text:p>-2.20E-05</text:p>
          </table:table-cell>
          <table:table-cell office:value-type="float" office:value="-0.0000341716295225" calcext:value-type="float">
            <text:p>-3.42E-05</text:p>
          </table:table-cell>
          <table:table-cell office:value-type="float" office:value="0.0000342110579368" calcext:value-type="float">
            <text:p>3.42E-05</text:p>
          </table:table-cell>
          <table:table-cell table:number-columns-repeated="2"/>
          <table:table-cell office:value-type="float" office:value="1.57311897618211E+018" calcext:value-type="float">
            <text:p>1.57311897618211E+018</text:p>
          </table:table-cell>
          <table:table-cell office:value-type="float" office:value="577" calcext:value-type="float">
            <text:p>577</text:p>
          </table:table-cell>
          <table:table-cell office:value-type="float" office:value="1.57311897612797E+018" calcext:value-type="float">
            <text:p>1.57311897612797E+01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0.00000999999974738" calcext:value-type="float">
            <text:p>1.00E-05</text:p>
          </table:table-cell>
          <table:table-cell office:value-type="float" office:value="-0.00000999999974738" calcext:value-type="float">
            <text:p>-1.00E-05</text:p>
          </table:table-cell>
        </table:table-row>
        <table:table-row table:style-name="ro1">
          <table:table-cell table:formula="of:=([.D335]-1.57311895611143E+018)*0.000000001" office:value-type="float" office:value="20.070795776" calcext:value-type="float">
            <text:p>20.070795776</text:p>
          </table:table-cell>
          <table:table-cell office:value-type="float" office:value="1.57311897623458E+018" calcext:value-type="float">
            <text:p>1.57311897623458E+018</text:p>
          </table:table-cell>
          <table:table-cell office:value-type="float" office:value="334" calcext:value-type="float">
            <text:p>334</text:p>
          </table:table-cell>
          <table:table-cell office:value-type="float" office:value="1.57311897618222E+018" calcext:value-type="float">
            <text:p>1.57311897618222E+018</text:p>
          </table:table-cell>
          <table:table-cell/>
          <table:table-cell office:value-type="float" office:value="-0.0000842215085868" calcext:value-type="float">
            <text:p>-8.42E-05</text:p>
          </table:table-cell>
          <table:table-cell office:value-type="float" office:value="0.0000262238681898" calcext:value-type="float">
            <text:p>2.62E-05</text:p>
          </table:table-cell>
          <table:table-cell office:value-type="float" office:value="-0.0000495030581078" calcext:value-type="float">
            <text:p>-4.95E-05</text:p>
          </table:table-cell>
          <table:table-cell table:number-columns-repeated="2"/>
          <table:table-cell office:value-type="float" office:value="1.57311897623456E+018" calcext:value-type="float">
            <text:p>1.57311897623456E+018</text:p>
          </table:table-cell>
          <table:table-cell office:value-type="float" office:value="578" calcext:value-type="float">
            <text:p>578</text:p>
          </table:table-cell>
          <table:table-cell office:value-type="float" office:value="1.57311897618222E+018" calcext:value-type="float">
            <text:p>1.57311897618222E+01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0999999974738" calcext:value-type="float">
            <text:p>1.00E-05</text:p>
          </table:table-cell>
          <table:table-cell office:value-type="float" office:value="-0.0000299999992421" calcext:value-type="float">
            <text:p>-3.00E-05</text:p>
          </table:table-cell>
          <table:table-cell office:value-type="float" office:value="-0.00000999999974738" calcext:value-type="float">
            <text:p>-1.00E-05</text:p>
          </table:table-cell>
        </table:table-row>
        <table:table-row table:style-name="ro1">
          <table:table-cell table:formula="of:=([.D336]-1.57311895611143E+018)*0.000000001" office:value-type="float" office:value="20.123276032" calcext:value-type="float">
            <text:p>20.123276032</text:p>
          </table:table-cell>
          <table:table-cell office:value-type="float" office:value="1.57311897628804E+018" calcext:value-type="float">
            <text:p>1.57311897628804E+018</text:p>
          </table:table-cell>
          <table:table-cell office:value-type="float" office:value="335" calcext:value-type="float">
            <text:p>335</text:p>
          </table:table-cell>
          <table:table-cell office:value-type="float" office:value="1.5731189762347E+018" calcext:value-type="float">
            <text:p>1.5731189762347E+018</text:p>
          </table:table-cell>
          <table:table-cell/>
          <table:table-cell office:value-type="float" office:value="0.0000262422290689" calcext:value-type="float">
            <text:p>2.62E-05</text:p>
          </table:table-cell>
          <table:table-cell office:value-type="float" office:value="0.00000798387009127" calcext:value-type="float">
            <text:p>7.98E-06</text:p>
          </table:table-cell>
          <table:table-cell office:value-type="float" office:value="-0.0000106035058707" calcext:value-type="float">
            <text:p>-1.06E-05</text:p>
          </table:table-cell>
          <table:table-cell table:number-columns-repeated="2"/>
          <table:table-cell office:value-type="float" office:value="1.57311897628808E+018" calcext:value-type="float">
            <text:p>1.57311897628808E+018</text:p>
          </table:table-cell>
          <table:table-cell office:value-type="float" office:value="579" calcext:value-type="float">
            <text:p>579</text:p>
          </table:table-cell>
          <table:table-cell office:value-type="float" office:value="1.5731189762347E+018" calcext:value-type="float">
            <text:p>1.5731189762347E+01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0999999974738" calcext:value-type="float">
            <text:p>1.00E-05</text:p>
          </table:table-cell>
          <table:table-cell office:value-type="float" office:value="-0.0000199999994948" calcext:value-type="float">
            <text:p>-2.00E-05</text:p>
          </table:table-cell>
          <table:table-cell office:value-type="float" office:value="-0.00000999999974738" calcext:value-type="float">
            <text:p>-1.00E-05</text:p>
          </table:table-cell>
        </table:table-row>
        <table:table-row table:style-name="ro1">
          <table:table-cell table:formula="of:=([.D337]-1.57311895611143E+018)*0.000000001" office:value-type="float" office:value="20.177340928" calcext:value-type="float">
            <text:p>20.177340928</text:p>
          </table:table-cell>
          <table:table-cell office:value-type="float" office:value="1.5731189763413E+018" calcext:value-type="float">
            <text:p>1.5731189763413E+018</text:p>
          </table:table-cell>
          <table:table-cell office:value-type="float" office:value="336" calcext:value-type="float">
            <text:p>336</text:p>
          </table:table-cell>
          <table:table-cell office:value-type="float" office:value="1.57311897628877E+018" calcext:value-type="float">
            <text:p>1.57311897628877E+018</text:p>
          </table:table-cell>
          <table:table-cell/>
          <table:table-cell office:value-type="float" office:value="-0.0000424525569542" calcext:value-type="float">
            <text:p>-4.25E-05</text:p>
          </table:table-cell>
          <table:table-cell office:value-type="float" office:value="-0.0000461970703327" calcext:value-type="float">
            <text:p>-4.62E-05</text:p>
          </table:table-cell>
          <table:table-cell office:value-type="float" office:value="-0.0000870859294082" calcext:value-type="float">
            <text:p>-8.71E-05</text:p>
          </table:table-cell>
          <table:table-cell table:number-columns-repeated="2"/>
          <table:table-cell office:value-type="float" office:value="1.57311897634183E+018" calcext:value-type="float">
            <text:p>1.57311897634183E+018</text:p>
          </table:table-cell>
          <table:table-cell office:value-type="float" office:value="580" calcext:value-type="float">
            <text:p>580</text:p>
          </table:table-cell>
          <table:table-cell office:value-type="float" office:value="1.57311897628877E+018" calcext:value-type="float">
            <text:p>1.57311897628877E+01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0999999974738" calcext:value-type="float">
            <text:p>-1.00E-05</text:p>
          </table:table-cell>
          <table:table-cell table:style-name="Default" office:value-type="float" office:value="-0" calcext:value-type="float">
            <text:p>0</text:p>
          </table:table-cell>
          <table:table-cell office:value-type="float" office:value="0.00000999999974738" calcext:value-type="float">
            <text:p>1.00E-05</text:p>
          </table:table-cell>
        </table:table-row>
        <table:table-row table:style-name="ro1">
          <table:table-cell table:formula="of:=([.D338]-1.57311895611143E+018)*0.000000001" office:value-type="float" office:value="20.230728704" calcext:value-type="float">
            <text:p>20.230728704</text:p>
          </table:table-cell>
          <table:table-cell office:value-type="float" office:value="1.57311897639578E+018" calcext:value-type="float">
            <text:p>1.57311897639578E+018</text:p>
          </table:table-cell>
          <table:table-cell office:value-type="float" office:value="337" calcext:value-type="float">
            <text:p>337</text:p>
          </table:table-cell>
          <table:table-cell office:value-type="float" office:value="1.57311897634215E+018" calcext:value-type="float">
            <text:p>1.57311897634215E+018</text:p>
          </table:table-cell>
          <table:table-cell/>
          <table:table-cell table:style-name="Default" office:value-type="float" office:value="-0.000122555429698" calcext:value-type="float">
            <text:p>-0.0001225554</text:p>
          </table:table-cell>
          <table:table-cell office:value-type="float" office:value="-0.00000703559089743" calcext:value-type="float">
            <text:p>-7.04E-06</text:p>
          </table:table-cell>
          <table:table-cell office:value-type="float" office:value="-0.0000056941235016" calcext:value-type="float">
            <text:p>-5.69E-06</text:p>
          </table:table-cell>
          <table:table-cell table:number-columns-repeated="2"/>
          <table:table-cell office:value-type="float" office:value="1.57311897639695E+018" calcext:value-type="float">
            <text:p>1.57311897639695E+018</text:p>
          </table:table-cell>
          <table:table-cell office:value-type="float" office:value="581" calcext:value-type="float">
            <text:p>581</text:p>
          </table:table-cell>
          <table:table-cell office:value-type="float" office:value="1.57311897634215E+018" calcext:value-type="float">
            <text:p>1.57311897634215E+01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0999999974738" calcext:value-type="float">
            <text:p>1.00E-05</text:p>
          </table:table-cell>
          <table:table-cell table:style-name="Default" office:value-type="float" office:value="-0" calcext:value-type="float">
            <text:p>0</text:p>
          </table:table-cell>
          <table:table-cell office:value-type="float" office:value="-0.00000999999974738" calcext:value-type="float">
            <text:p>-1.00E-05</text:p>
          </table:table-cell>
        </table:table-row>
        <table:table-row table:style-name="ro1">
          <table:table-cell table:formula="of:=([.D339]-1.57311895611143E+018)*0.000000001" office:value-type="float" office:value="20.284800768" calcext:value-type="float">
            <text:p>20.284800768</text:p>
          </table:table-cell>
          <table:table-cell office:value-type="float" office:value="1.5731189764501E+018" calcext:value-type="float">
            <text:p>1.5731189764501E+018</text:p>
          </table:table-cell>
          <table:table-cell office:value-type="float" office:value="338" calcext:value-type="float">
            <text:p>338</text:p>
          </table:table-cell>
          <table:table-cell office:value-type="float" office:value="1.57311897639623E+018" calcext:value-type="float">
            <text:p>1.57311897639623E+018</text:p>
          </table:table-cell>
          <table:table-cell/>
          <table:table-cell office:value-type="float" office:value="0.0000650664442219" calcext:value-type="float">
            <text:p>6.51E-05</text:p>
          </table:table-cell>
          <table:table-cell office:value-type="float" office:value="-0.0000229279503401" calcext:value-type="float">
            <text:p>-2.29E-05</text:p>
          </table:table-cell>
          <table:table-cell office:value-type="float" office:value="-0.00000900335817278" calcext:value-type="float">
            <text:p>-9.00E-06</text:p>
          </table:table-cell>
          <table:table-cell table:number-columns-repeated="2"/>
          <table:table-cell office:value-type="float" office:value="1.57311897645142E+018" calcext:value-type="float">
            <text:p>1.57311897645142E+018</text:p>
          </table:table-cell>
          <table:table-cell office:value-type="float" office:value="582" calcext:value-type="float">
            <text:p>582</text:p>
          </table:table-cell>
          <table:table-cell office:value-type="float" office:value="1.57311897639623E+018" calcext:value-type="float">
            <text:p>1.57311897639623E+01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0999999974738" calcext:value-type="float">
            <text:p>-1.00E-05</text:p>
          </table:table-cell>
          <table:table-cell table:number-columns-repeated="2" table:style-name="Default" office:value-type="float" office:value="-0" calcext:value-type="float">
            <text:p>0</text:p>
          </table:table-cell>
        </table:table-row>
        <table:table-row table:style-name="ro1">
          <table:table-cell table:formula="of:=([.D340]-1.57311895611143E+018)*0.000000001" office:value-type="float" office:value="20.33903104" calcext:value-type="float">
            <text:p>20.33903104</text:p>
          </table:table-cell>
          <table:table-cell office:value-type="float" office:value="1.57311897650536E+018" calcext:value-type="float">
            <text:p>1.57311897650536E+018</text:p>
          </table:table-cell>
          <table:table-cell office:value-type="float" office:value="339" calcext:value-type="float">
            <text:p>339</text:p>
          </table:table-cell>
          <table:table-cell office:value-type="float" office:value="1.57311897645046E+018" calcext:value-type="float">
            <text:p>1.57311897645046E+018</text:p>
          </table:table-cell>
          <table:table-cell/>
          <table:table-cell office:value-type="float" office:value="0.0000112558482215" calcext:value-type="float">
            <text:p>1.13E-05</text:p>
          </table:table-cell>
          <table:table-cell office:value-type="float" office:value="0.0000521722540725" calcext:value-type="float">
            <text:p>5.22E-05</text:p>
          </table:table-cell>
          <table:table-cell office:value-type="float" office:value="0.0000367772991012" calcext:value-type="float">
            <text:p>3.68E-05</text:p>
          </table:table-cell>
          <table:table-cell table:number-columns-repeated="2"/>
          <table:table-cell office:value-type="float" office:value="1.57311897650656E+018" calcext:value-type="float">
            <text:p>1.57311897650656E+018</text:p>
          </table:table-cell>
          <table:table-cell office:value-type="float" office:value="583" calcext:value-type="float">
            <text:p>583</text:p>
          </table:table-cell>
          <table:table-cell office:value-type="float" office:value="1.57311897645046E+018" calcext:value-type="float">
            <text:p>1.57311897645046E+01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299999992421" calcext:value-type="float">
            <text:p>3.00E-05</text:p>
          </table:table-cell>
          <table:table-cell office:value-type="float" office:value="-0.0000199999994948" calcext:value-type="float">
            <text:p>-2.00E-05</text:p>
          </table:table-cell>
          <table:table-cell office:value-type="float" office:value="-0.0000299999992421" calcext:value-type="float">
            <text:p>-3.00E-05</text:p>
          </table:table-cell>
        </table:table-row>
        <table:table-row table:style-name="ro1">
          <table:table-cell table:formula="of:=([.D341]-1.57311895611143E+018)*0.000000001" office:value-type="float" office:value="20.394198016" calcext:value-type="float">
            <text:p>20.394198016</text:p>
          </table:table-cell>
          <table:table-cell office:value-type="float" office:value="1.57311897660909E+018" calcext:value-type="float">
            <text:p>1.57311897660909E+018</text:p>
          </table:table-cell>
          <table:table-cell office:value-type="float" office:value="340" calcext:value-type="float">
            <text:p>340</text:p>
          </table:table-cell>
          <table:table-cell office:value-type="float" office:value="1.57311897650562E+018" calcext:value-type="float">
            <text:p>1.57311897650562E+018</text:p>
          </table:table-cell>
          <table:table-cell/>
          <table:table-cell office:value-type="float" office:value="0.0000364733386959" calcext:value-type="float">
            <text:p>3.65E-05</text:p>
          </table:table-cell>
          <table:table-cell office:value-type="float" office:value="0.0000163034746947" calcext:value-type="float">
            <text:p>1.63E-05</text:p>
          </table:table-cell>
          <table:table-cell office:value-type="float" office:value="0.0000290659791062" calcext:value-type="float">
            <text:p>2.91E-05</text:p>
          </table:table-cell>
          <table:table-cell table:number-columns-repeated="2"/>
          <table:table-cell office:value-type="float" office:value="1.57311897660974E+018" calcext:value-type="float">
            <text:p>1.57311897660974E+018</text:p>
          </table:table-cell>
          <table:table-cell office:value-type="float" office:value="584" calcext:value-type="float">
            <text:p>584</text:p>
          </table:table-cell>
          <table:table-cell office:value-type="float" office:value="1.57311897650562E+018" calcext:value-type="float">
            <text:p>1.57311897650562E+01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0.00000999999974738" calcext:value-type="float">
            <text:p>1.00E-05</text:p>
          </table:table-cell>
          <table:table-cell office:value-type="float" office:value="-0.00000999999974738" calcext:value-type="float">
            <text:p>-1.00E-05</text:p>
          </table:table-cell>
        </table:table-row>
        <table:table-row table:style-name="ro1">
          <table:table-cell table:formula="of:=([.D342]-1.57311895611143E+018)*0.000000001" office:value-type="float" office:value="20.498500608" calcext:value-type="float">
            <text:p>20.498500608</text:p>
          </table:table-cell>
          <table:table-cell office:value-type="float" office:value="1.57311897666462E+018" calcext:value-type="float">
            <text:p>1.57311897666462E+018</text:p>
          </table:table-cell>
          <table:table-cell office:value-type="float" office:value="341" calcext:value-type="float">
            <text:p>341</text:p>
          </table:table-cell>
          <table:table-cell office:value-type="float" office:value="1.57311897660993E+018" calcext:value-type="float">
            <text:p>1.57311897660993E+018</text:p>
          </table:table-cell>
          <table:table-cell/>
          <table:table-cell office:value-type="float" office:value="0.0000290285861411" calcext:value-type="float">
            <text:p>2.90E-05</text:p>
          </table:table-cell>
          <table:table-cell office:value-type="float" office:value="0.0000121844004752" calcext:value-type="float">
            <text:p>1.22E-05</text:p>
          </table:table-cell>
          <table:table-cell office:value-type="float" office:value="0.0000452699823654" calcext:value-type="float">
            <text:p>4.53E-05</text:p>
          </table:table-cell>
          <table:table-cell table:number-columns-repeated="2"/>
          <table:table-cell office:value-type="float" office:value="1.57311897666408E+018" calcext:value-type="float">
            <text:p>1.57311897666408E+018</text:p>
          </table:table-cell>
          <table:table-cell office:value-type="float" office:value="585" calcext:value-type="float">
            <text:p>585</text:p>
          </table:table-cell>
          <table:table-cell office:value-type="float" office:value="1.57311897660993E+018" calcext:value-type="float">
            <text:p>1.57311897660993E+01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199999994948" calcext:value-type="float">
            <text:p>-2.00E-05</text:p>
          </table:table-cell>
          <table:table-cell office:value-type="float" office:value="0.0000199999994948" calcext:value-type="float">
            <text:p>2.00E-05</text:p>
          </table:table-cell>
          <table:table-cell office:value-type="float" office:value="0.00000999999974738" calcext:value-type="float">
            <text:p>1.00E-05</text:p>
          </table:table-cell>
        </table:table-row>
        <table:table-row table:style-name="ro1">
          <table:table-cell table:formula="of:=([.D343]-1.57311895611143E+018)*0.000000001" office:value-type="float" office:value="20.552753664" calcext:value-type="float">
            <text:p>20.552753664</text:p>
          </table:table-cell>
          <table:table-cell office:value-type="float" office:value="1.57311897671784E+018" calcext:value-type="float">
            <text:p>1.57311897671784E+018</text:p>
          </table:table-cell>
          <table:table-cell office:value-type="float" office:value="342" calcext:value-type="float">
            <text:p>342</text:p>
          </table:table-cell>
          <table:table-cell office:value-type="float" office:value="1.57311897666418E+018" calcext:value-type="float">
            <text:p>1.57311897666418E+018</text:p>
          </table:table-cell>
          <table:table-cell/>
          <table:table-cell table:style-name="Default" office:value-type="float" office:value="-0.00109946122393" calcext:value-type="float">
            <text:p>-0.0010994612</text:p>
          </table:table-cell>
          <table:table-cell office:value-type="float" office:value="-0.0000200695230888" calcext:value-type="float">
            <text:p>-2.01E-05</text:p>
          </table:table-cell>
          <table:table-cell office:value-type="float" office:value="-0.0000948172237258" calcext:value-type="float">
            <text:p>-9.48E-05</text:p>
          </table:table-cell>
          <table:table-cell table:number-columns-repeated="2"/>
          <table:table-cell office:value-type="float" office:value="1.57311897671795E+018" calcext:value-type="float">
            <text:p>1.57311897671795E+018</text:p>
          </table:table-cell>
          <table:table-cell office:value-type="float" office:value="586" calcext:value-type="float">
            <text:p>586</text:p>
          </table:table-cell>
          <table:table-cell office:value-type="float" office:value="1.57311897666418E+018" calcext:value-type="float">
            <text:p>1.57311897666418E+018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 office:value-type="float" office:value="-0" calcext:value-type="float">
            <text:p>0</text:p>
          </table:table-cell>
          <table:table-cell office:value-type="float" office:value="0.00000999999974738" calcext:value-type="float">
            <text:p>1.00E-05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formula="of:=([.D344]-1.57311895611143E+018)*0.000000001" office:value-type="float" office:value="20.606881792" calcext:value-type="float">
            <text:p>20.606881792</text:p>
          </table:table-cell>
          <table:table-cell office:value-type="float" office:value="1.57311897677224E+018" calcext:value-type="float">
            <text:p>1.57311897677224E+018</text:p>
          </table:table-cell>
          <table:table-cell office:value-type="float" office:value="343" calcext:value-type="float">
            <text:p>343</text:p>
          </table:table-cell>
          <table:table-cell office:value-type="float" office:value="1.57311897671831E+018" calcext:value-type="float">
            <text:p>1.57311897671831E+018</text:p>
          </table:table-cell>
          <table:table-cell/>
          <table:table-cell office:value-type="float" office:value="0.00000299072189591" calcext:value-type="float">
            <text:p>2.99E-06</text:p>
          </table:table-cell>
          <table:table-cell office:value-type="float" office:value="-0.0000168769911397" calcext:value-type="float">
            <text:p>-1.69E-05</text:p>
          </table:table-cell>
          <table:table-cell office:value-type="float" office:value="-0.0000928760491661" calcext:value-type="float">
            <text:p>-9.29E-05</text:p>
          </table:table-cell>
          <table:table-cell table:number-columns-repeated="2"/>
          <table:table-cell office:value-type="float" office:value="1.57311897677247E+018" calcext:value-type="float">
            <text:p>1.57311897677247E+018</text:p>
          </table:table-cell>
          <table:table-cell office:value-type="float" office:value="587" calcext:value-type="float">
            <text:p>587</text:p>
          </table:table-cell>
          <table:table-cell office:value-type="float" office:value="1.57311897671831E+018" calcext:value-type="float">
            <text:p>1.57311897671831E+01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199999994948" calcext:value-type="float">
            <text:p>-2.00E-05</text:p>
          </table:table-cell>
          <table:table-cell table:style-name="Default" office:value-type="float" office:value="-0" calcext:value-type="float">
            <text:p>0</text:p>
          </table:table-cell>
          <table:table-cell office:value-type="float" office:value="0.00000999999974738" calcext:value-type="float">
            <text:p>1.00E-05</text:p>
          </table:table-cell>
        </table:table-row>
        <table:table-row table:style-name="ro1">
          <table:table-cell table:formula="of:=([.D345]-1.57311895611143E+018)*0.000000001" office:value-type="float" office:value="20.661507072" calcext:value-type="float">
            <text:p>20.661507072</text:p>
          </table:table-cell>
          <table:table-cell office:value-type="float" office:value="1.57311897682802E+018" calcext:value-type="float">
            <text:p>1.57311897682802E+018</text:p>
          </table:table-cell>
          <table:table-cell office:value-type="float" office:value="344" calcext:value-type="float">
            <text:p>344</text:p>
          </table:table-cell>
          <table:table-cell office:value-type="float" office:value="1.57311897677293E+018" calcext:value-type="float">
            <text:p>1.57311897677293E+018</text:p>
          </table:table-cell>
          <table:table-cell/>
          <table:table-cell office:value-type="float" office:value="-0.0000953758426476" calcext:value-type="float">
            <text:p>-9.54E-05</text:p>
          </table:table-cell>
          <table:table-cell office:value-type="float" office:value="-0.0000527923111804" calcext:value-type="float">
            <text:p>-5.28E-05</text:p>
          </table:table-cell>
          <table:table-cell office:value-type="float" office:value="-0.000091928675829" calcext:value-type="float">
            <text:p>-9.19E-05</text:p>
          </table:table-cell>
          <table:table-cell table:number-columns-repeated="2"/>
          <table:table-cell office:value-type="float" office:value="1.57311897682668E+018" calcext:value-type="float">
            <text:p>1.57311897682668E+018</text:p>
          </table:table-cell>
          <table:table-cell office:value-type="float" office:value="588" calcext:value-type="float">
            <text:p>588</text:p>
          </table:table-cell>
          <table:table-cell office:value-type="float" office:value="1.57311897677293E+018" calcext:value-type="float">
            <text:p>1.57311897677293E+01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0999999974738" calcext:value-type="float">
            <text:p>-1.00E-05</text:p>
          </table:table-cell>
          <table:table-cell table:number-columns-repeated="2" table:style-name="Default" office:value-type="float" office:value="0" calcext:value-type="float">
            <text:p>0</text:p>
          </table:table-cell>
        </table:table-row>
        <table:table-row table:style-name="ro1">
          <table:table-cell table:formula="of:=([.D346]-1.57311895611143E+018)*0.000000001" office:value-type="float" office:value="20.715611136" calcext:value-type="float">
            <text:p>20.715611136</text:p>
          </table:table-cell>
          <table:table-cell office:value-type="float" office:value="1.5731189768807E+018" calcext:value-type="float">
            <text:p>1.5731189768807E+018</text:p>
          </table:table-cell>
          <table:table-cell office:value-type="float" office:value="345" calcext:value-type="float">
            <text:p>345</text:p>
          </table:table-cell>
          <table:table-cell office:value-type="float" office:value="1.57311897682704E+018" calcext:value-type="float">
            <text:p>1.57311897682704E+018</text:p>
          </table:table-cell>
          <table:table-cell/>
          <table:table-cell office:value-type="float" office:value="-0.00000749155833546" calcext:value-type="float">
            <text:p>-7.49E-06</text:p>
          </table:table-cell>
          <table:table-cell office:value-type="float" office:value="0.000000839644371808" calcext:value-type="float">
            <text:p>8.40E-07</text:p>
          </table:table-cell>
          <table:table-cell office:value-type="float" office:value="0.0000176888261194" calcext:value-type="float">
            <text:p>1.77E-05</text:p>
          </table:table-cell>
          <table:table-cell table:number-columns-repeated="2"/>
          <table:table-cell office:value-type="float" office:value="1.57311897688097E+018" calcext:value-type="float">
            <text:p>1.57311897688097E+018</text:p>
          </table:table-cell>
          <table:table-cell office:value-type="float" office:value="589" calcext:value-type="float">
            <text:p>589</text:p>
          </table:table-cell>
          <table:table-cell office:value-type="float" office:value="1.57311897682704E+018" calcext:value-type="float">
            <text:p>1.57311897682704E+01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0999999974738" calcext:value-type="float">
            <text:p>1.00E-05</text:p>
          </table:table-cell>
          <table:table-cell table:number-columns-repeated="2" office:value-type="float" office:value="-0.00000999999974738" calcext:value-type="float">
            <text:p>-1.00E-05</text:p>
          </table:table-cell>
        </table:table-row>
        <table:table-row table:style-name="ro1">
          <table:table-cell table:formula="of:=([.D347]-1.57311895611143E+018)*0.000000001" office:value-type="float" office:value="20.770033664" calcext:value-type="float">
            <text:p>20.770033664</text:p>
          </table:table-cell>
          <table:table-cell office:value-type="float" office:value="1.5731189769346E+018" calcext:value-type="float">
            <text:p>1.5731189769346E+018</text:p>
          </table:table-cell>
          <table:table-cell office:value-type="float" office:value="346" calcext:value-type="float">
            <text:p>346</text:p>
          </table:table-cell>
          <table:table-cell office:value-type="float" office:value="1.57311897688146E+018" calcext:value-type="float">
            <text:p>1.57311897688146E+018</text:p>
          </table:table-cell>
          <table:table-cell/>
          <table:table-cell office:value-type="float" office:value="0.0000380851524824" calcext:value-type="float">
            <text:p>3.81E-05</text:p>
          </table:table-cell>
          <table:table-cell office:value-type="float" office:value="-0.0000179308335646" calcext:value-type="float">
            <text:p>-1.79E-05</text:p>
          </table:table-cell>
          <table:table-cell office:value-type="float" office:value="-0.0000232296879403" calcext:value-type="float">
            <text:p>-2.32E-05</text:p>
          </table:table-cell>
          <table:table-cell table:number-columns-repeated="2"/>
          <table:table-cell office:value-type="float" office:value="1.57311897693541E+018" calcext:value-type="float">
            <text:p>1.57311897693541E+018</text:p>
          </table:table-cell>
          <table:table-cell office:value-type="float" office:value="590" calcext:value-type="float">
            <text:p>590</text:p>
          </table:table-cell>
          <table:table-cell office:value-type="float" office:value="1.57311897688146E+018" calcext:value-type="float">
            <text:p>1.57311897688146E+01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0999999974738" calcext:value-type="float">
            <text:p>-1.00E-05</text:p>
          </table:table-cell>
          <table:table-cell office:value-type="float" office:value="0.00000999999974738" calcext:value-type="float">
            <text:p>1.00E-05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formula="of:=([.D348]-1.57311895611143E+018)*0.000000001" office:value-type="float" office:value="20.823974912" calcext:value-type="float">
            <text:p>20.823974912</text:p>
          </table:table-cell>
          <table:table-cell office:value-type="float" office:value="1.57311897698912E+018" calcext:value-type="float">
            <text:p>1.57311897698912E+018</text:p>
          </table:table-cell>
          <table:table-cell office:value-type="float" office:value="347" calcext:value-type="float">
            <text:p>347</text:p>
          </table:table-cell>
          <table:table-cell office:value-type="float" office:value="1.5731189769354E+018" calcext:value-type="float">
            <text:p>1.5731189769354E+018</text:p>
          </table:table-cell>
          <table:table-cell/>
          <table:table-cell office:value-type="float" office:value="-0.00000600957810093" calcext:value-type="float">
            <text:p>-6.01E-06</text:p>
          </table:table-cell>
          <table:table-cell office:value-type="float" office:value="-0.00000175282229975" calcext:value-type="float">
            <text:p>-1.75E-06</text:p>
          </table:table-cell>
          <table:table-cell office:value-type="float" office:value="-0.0000134823822009" calcext:value-type="float">
            <text:p>-1.35E-05</text:p>
          </table:table-cell>
          <table:table-cell table:number-columns-repeated="2"/>
          <table:table-cell office:value-type="float" office:value="1.57311897698943E+018" calcext:value-type="float">
            <text:p>1.57311897698943E+018</text:p>
          </table:table-cell>
          <table:table-cell office:value-type="float" office:value="591" calcext:value-type="float">
            <text:p>591</text:p>
          </table:table-cell>
          <table:table-cell office:value-type="float" office:value="1.5731189769354E+018" calcext:value-type="float">
            <text:p>1.5731189769354E+018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 office:value-type="float" office:value="-0" calcext:value-type="float">
            <text:p>0</text:p>
          </table:table-cell>
          <table:table-cell office:value-type="float" office:value="0.00000999999974738" calcext:value-type="float">
            <text:p>1.00E-05</text:p>
          </table:table-cell>
          <table:table-cell table:style-name="Default" office:value-type="float" office:value="-0" calcext:value-type="float">
            <text:p>0</text:p>
          </table:table-cell>
        </table:table-row>
        <table:table-row table:style-name="ro1">
          <table:table-cell table:formula="of:=([.D349]-1.57311895611143E+018)*0.000000001" office:value-type="float" office:value="20.878375936" calcext:value-type="float">
            <text:p>20.878375936</text:p>
          </table:table-cell>
          <table:table-cell office:value-type="float" office:value="1.57311897709362E+018" calcext:value-type="float">
            <text:p>1.57311897709362E+018</text:p>
          </table:table-cell>
          <table:table-cell office:value-type="float" office:value="348" calcext:value-type="float">
            <text:p>348</text:p>
          </table:table-cell>
          <table:table-cell office:value-type="float" office:value="1.5731189769898E+018" calcext:value-type="float">
            <text:p>1.5731189769898E+018</text:p>
          </table:table-cell>
          <table:table-cell/>
          <table:table-cell office:value-type="float" office:value="0.00000811130303191" calcext:value-type="float">
            <text:p>8.11E-06</text:p>
          </table:table-cell>
          <table:table-cell office:value-type="float" office:value="-0.0000450570769317" calcext:value-type="float">
            <text:p>-4.51E-05</text:p>
          </table:table-cell>
          <table:table-cell office:value-type="float" office:value="-0.0000299932253256" calcext:value-type="float">
            <text:p>-3.00E-05</text:p>
          </table:table-cell>
          <table:table-cell table:number-columns-repeated="2"/>
          <table:table-cell office:value-type="float" office:value="1.57311897709446E+018" calcext:value-type="float">
            <text:p>1.57311897709446E+018</text:p>
          </table:table-cell>
          <table:table-cell office:value-type="float" office:value="592" calcext:value-type="float">
            <text:p>592</text:p>
          </table:table-cell>
          <table:table-cell office:value-type="float" office:value="1.5731189769898E+018" calcext:value-type="float">
            <text:p>1.5731189769898E+018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 office:value-type="float" office:value="-0" calcext:value-type="float">
            <text:p>0</text:p>
          </table:table-cell>
          <table:table-cell office:value-type="float" office:value="-0.00000999999974738" calcext:value-type="float">
            <text:p>-1.00E-05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formula="of:=([.D350]-1.57311895611143E+018)*0.000000001" office:value-type="float" office:value="20.982552832" calcext:value-type="float">
            <text:p>20.982552832</text:p>
          </table:table-cell>
          <table:table-cell office:value-type="float" office:value="1.57311897714768E+018" calcext:value-type="float">
            <text:p>1.57311897714768E+018</text:p>
          </table:table-cell>
          <table:table-cell office:value-type="float" office:value="349" calcext:value-type="float">
            <text:p>349</text:p>
          </table:table-cell>
          <table:table-cell office:value-type="float" office:value="1.57311897709398E+018" calcext:value-type="float">
            <text:p>1.57311897709398E+018</text:p>
          </table:table-cell>
          <table:table-cell/>
          <table:table-cell office:value-type="float" office:value="-0.0000724126948626" calcext:value-type="float">
            <text:p>-7.24E-05</text:p>
          </table:table-cell>
          <table:table-cell office:value-type="float" office:value="0.00000735327193979" calcext:value-type="float">
            <text:p>7.35E-06</text:p>
          </table:table-cell>
          <table:table-cell office:value-type="float" office:value="0.0000144158711919" calcext:value-type="float">
            <text:p>1.44E-05</text:p>
          </table:table-cell>
          <table:table-cell table:number-columns-repeated="2"/>
          <table:table-cell office:value-type="float" office:value="1.57311897714818E+018" calcext:value-type="float">
            <text:p>1.57311897714818E+018</text:p>
          </table:table-cell>
          <table:table-cell office:value-type="float" office:value="593" calcext:value-type="float">
            <text:p>593</text:p>
          </table:table-cell>
          <table:table-cell office:value-type="float" office:value="1.57311897709398E+018" calcext:value-type="float">
            <text:p>1.57311897709398E+018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00000999999974738" calcext:value-type="float">
            <text:p>1.00E-05</text:p>
          </table:table-cell>
          <table:table-cell table:style-name="Default" office:value-type="float" office:value="-0" calcext:value-type="float">
            <text:p>0</text:p>
          </table:table-cell>
        </table:table-row>
        <table:table-row table:style-name="ro1">
          <table:table-cell table:formula="of:=([.D351]-1.57311895611143E+018)*0.000000001" office:value-type="float" office:value="21.036960768" calcext:value-type="float">
            <text:p>21.036960768</text:p>
          </table:table-cell>
          <table:table-cell office:value-type="float" office:value="1.57311897720184E+018" calcext:value-type="float">
            <text:p>1.57311897720184E+018</text:p>
          </table:table-cell>
          <table:table-cell office:value-type="float" office:value="350" calcext:value-type="float">
            <text:p>350</text:p>
          </table:table-cell>
          <table:table-cell office:value-type="float" office:value="1.57311897714839E+018" calcext:value-type="float">
            <text:p>1.57311897714839E+018</text:p>
          </table:table-cell>
          <table:table-cell/>
          <table:table-cell office:value-type="float" office:value="-0.0000341904087691" calcext:value-type="float">
            <text:p>-3.42E-05</text:p>
          </table:table-cell>
          <table:table-cell office:value-type="float" office:value="0.0000708158186171" calcext:value-type="float">
            <text:p>7.08E-05</text:p>
          </table:table-cell>
          <table:table-cell office:value-type="float" office:value="0.0000418471281591" calcext:value-type="float">
            <text:p>4.18E-05</text:p>
          </table:table-cell>
          <table:table-cell table:number-columns-repeated="2"/>
          <table:table-cell office:value-type="float" office:value="1.57311897720323E+018" calcext:value-type="float">
            <text:p>1.57311897720323E+018</text:p>
          </table:table-cell>
          <table:table-cell office:value-type="float" office:value="594" calcext:value-type="float">
            <text:p>594</text:p>
          </table:table-cell>
          <table:table-cell office:value-type="float" office:value="1.57311897714839E+018" calcext:value-type="float">
            <text:p>1.57311897714839E+01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-0.00000999999974738" calcext:value-type="float">
            <text:p>-1.00E-05</text:p>
          </table:table-cell>
          <table:table-cell office:value-type="float" office:value="0.00000999999974738" calcext:value-type="float">
            <text:p>1.00E-05</text:p>
          </table:table-cell>
        </table:table-row>
        <table:table-row table:style-name="ro1">
          <table:table-cell table:formula="of:=([.D352]-1.57311895611143E+018)*0.000000001" office:value-type="float" office:value="21.091072768" calcext:value-type="float">
            <text:p>21.091072768</text:p>
          </table:table-cell>
          <table:table-cell office:value-type="float" office:value="1.57311897725521E+018" calcext:value-type="float">
            <text:p>1.57311897725521E+018</text:p>
          </table:table-cell>
          <table:table-cell office:value-type="float" office:value="351" calcext:value-type="float">
            <text:p>351</text:p>
          </table:table-cell>
          <table:table-cell office:value-type="float" office:value="1.5731189772025E+018" calcext:value-type="float">
            <text:p>1.5731189772025E+018</text:p>
          </table:table-cell>
          <table:table-cell/>
          <table:table-cell table:style-name="Default" office:value-type="float" office:value="0.000108240747068" calcext:value-type="float">
            <text:p>0.0001082407</text:p>
          </table:table-cell>
          <table:table-cell office:value-type="float" office:value="0.0000422030607297" calcext:value-type="float">
            <text:p>4.22E-05</text:p>
          </table:table-cell>
          <table:table-cell office:value-type="float" office:value="0.0000877453712747" calcext:value-type="float">
            <text:p>8.77E-05</text:p>
          </table:table-cell>
          <table:table-cell table:number-columns-repeated="2"/>
          <table:table-cell office:value-type="float" office:value="1.57311897725599E+018" calcext:value-type="float">
            <text:p>1.57311897725599E+018</text:p>
          </table:table-cell>
          <table:table-cell office:value-type="float" office:value="595" calcext:value-type="float">
            <text:p>595</text:p>
          </table:table-cell>
          <table:table-cell office:value-type="float" office:value="1.5731189772025E+018" calcext:value-type="float">
            <text:p>1.5731189772025E+018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-0.00000999999974738" calcext:value-type="float">
            <text:p>-1.00E-05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formula="of:=([.D353]-1.57311895611143E+018)*0.000000001" office:value-type="float" office:value="21.144036096" calcext:value-type="float">
            <text:p>21.144036096</text:p>
          </table:table-cell>
          <table:table-cell office:value-type="float" office:value="1.57311897730835E+018" calcext:value-type="float">
            <text:p>1.57311897730835E+018</text:p>
          </table:table-cell>
          <table:table-cell office:value-type="float" office:value="352" calcext:value-type="float">
            <text:p>352</text:p>
          </table:table-cell>
          <table:table-cell office:value-type="float" office:value="1.57311897725546E+018" calcext:value-type="float">
            <text:p>1.57311897725546E+018</text:p>
          </table:table-cell>
          <table:table-cell/>
          <table:table-cell table:style-name="Default" office:value-type="float" office:value="0.000114281625429" calcext:value-type="float">
            <text:p>0.0001142816</text:p>
          </table:table-cell>
          <table:table-cell office:value-type="float" office:value="0.0000274575759249" calcext:value-type="float">
            <text:p>2.75E-05</text:p>
          </table:table-cell>
          <table:table-cell table:style-name="Default" office:value-type="float" office:value="0.000105583974801" calcext:value-type="float">
            <text:p>0.000105584</text:p>
          </table:table-cell>
          <table:table-cell table:number-columns-repeated="2"/>
          <table:table-cell office:value-type="float" office:value="1.57311897730855E+018" calcext:value-type="float">
            <text:p>1.57311897730855E+018</text:p>
          </table:table-cell>
          <table:table-cell office:value-type="float" office:value="596" calcext:value-type="float">
            <text:p>596</text:p>
          </table:table-cell>
          <table:table-cell office:value-type="float" office:value="1.57311897725546E+018" calcext:value-type="float">
            <text:p>1.57311897725546E+01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0999999974738" calcext:value-type="float">
            <text:p>-1.00E-05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00000999999974738" calcext:value-type="float">
            <text:p>1.00E-05</text:p>
          </table:table-cell>
        </table:table-row>
        <table:table-row table:style-name="ro1">
          <table:table-cell table:formula="of:=([.D354]-1.57311895611143E+018)*0.000000001" office:value-type="float" office:value="21.197235968" calcext:value-type="float">
            <text:p>21.197235968</text:p>
          </table:table-cell>
          <table:table-cell office:value-type="float" office:value="1.57311897736304E+018" calcext:value-type="float">
            <text:p>1.57311897736304E+018</text:p>
          </table:table-cell>
          <table:table-cell office:value-type="float" office:value="353" calcext:value-type="float">
            <text:p>353</text:p>
          </table:table-cell>
          <table:table-cell office:value-type="float" office:value="1.57311897730866E+018" calcext:value-type="float">
            <text:p>1.57311897730866E+018</text:p>
          </table:table-cell>
          <table:table-cell/>
          <table:table-cell table:style-name="Default" office:value-type="float" office:value="0.000259555497905" calcext:value-type="float">
            <text:p>0.0002595555</text:p>
          </table:table-cell>
          <table:table-cell office:value-type="float" office:value="0.0000331413320964" calcext:value-type="float">
            <text:p>3.31E-05</text:p>
          </table:table-cell>
          <table:table-cell office:value-type="float" office:value="0.0000276129303529" calcext:value-type="float">
            <text:p>2.76E-05</text:p>
          </table:table-cell>
          <table:table-cell table:number-columns-repeated="2"/>
          <table:table-cell office:value-type="float" office:value="1.57311897736325E+018" calcext:value-type="float">
            <text:p>1.57311897736325E+018</text:p>
          </table:table-cell>
          <table:table-cell office:value-type="float" office:value="597" calcext:value-type="float">
            <text:p>597</text:p>
          </table:table-cell>
          <table:table-cell office:value-type="float" office:value="1.57311897730866E+018" calcext:value-type="float">
            <text:p>1.57311897730866E+01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199999994948" calcext:value-type="float">
            <text:p>2.00E-05</text:p>
          </table:table-cell>
          <table:table-cell table:style-name="Default" office:value-type="float" office:value="-0" calcext:value-type="float">
            <text:p>0</text:p>
          </table:table-cell>
          <table:table-cell office:value-type="float" office:value="-0.00000999999974738" calcext:value-type="float">
            <text:p>-1.00E-05</text:p>
          </table:table-cell>
        </table:table-row>
        <table:table-row table:style-name="ro1">
          <table:table-cell table:formula="of:=([.D355]-1.57311895611143E+018)*0.000000001" office:value-type="float" office:value="21.250806784" calcext:value-type="float">
            <text:p>21.250806784</text:p>
          </table:table-cell>
          <table:table-cell office:value-type="float" office:value="1.57311897741539E+018" calcext:value-type="float">
            <text:p>1.57311897741539E+018</text:p>
          </table:table-cell>
          <table:table-cell office:value-type="float" office:value="354" calcext:value-type="float">
            <text:p>354</text:p>
          </table:table-cell>
          <table:table-cell office:value-type="float" office:value="1.57311897736223E+018" calcext:value-type="float">
            <text:p>1.57311897736223E+018</text:p>
          </table:table-cell>
          <table:table-cell/>
          <table:table-cell table:style-name="Default" office:value-type="float" office:value="-0.000152342297952" calcext:value-type="float">
            <text:p>-0.0001523423</text:p>
          </table:table-cell>
          <table:table-cell office:value-type="float" office:value="-0.0000058377854657" calcext:value-type="float">
            <text:p>-5.84E-06</text:p>
          </table:table-cell>
          <table:table-cell office:value-type="float" office:value="-0.0000319212304021" calcext:value-type="float">
            <text:p>-3.19E-05</text:p>
          </table:table-cell>
          <table:table-cell table:number-columns-repeated="2"/>
          <table:table-cell office:value-type="float" office:value="1.57311897741573E+018" calcext:value-type="float">
            <text:p>1.57311897741573E+018</text:p>
          </table:table-cell>
          <table:table-cell office:value-type="float" office:value="598" calcext:value-type="float">
            <text:p>598</text:p>
          </table:table-cell>
          <table:table-cell office:value-type="float" office:value="1.57311897736223E+018" calcext:value-type="float">
            <text:p>1.57311897736223E+01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0999999974738" calcext:value-type="float">
            <text:p>-1.00E-05</text:p>
          </table:table-cell>
          <table:table-cell office:value-type="float" office:value="0.0000299999992421" calcext:value-type="float">
            <text:p>3.00E-05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formula="of:=([.D356]-1.57311895611143E+018)*0.000000001" office:value-type="float" office:value="21.304463872" calcext:value-type="float">
            <text:p>21.304463872</text:p>
          </table:table-cell>
          <table:table-cell office:value-type="float" office:value="1.5731189774683E+018" calcext:value-type="float">
            <text:p>1.5731189774683E+018</text:p>
          </table:table-cell>
          <table:table-cell office:value-type="float" office:value="355" calcext:value-type="float">
            <text:p>355</text:p>
          </table:table-cell>
          <table:table-cell office:value-type="float" office:value="1.57311897741589E+018" calcext:value-type="float">
            <text:p>1.57311897741589E+018</text:p>
          </table:table-cell>
          <table:table-cell/>
          <table:table-cell office:value-type="float" office:value="-0.00000519737977811" calcext:value-type="float">
            <text:p>-5.20E-06</text:p>
          </table:table-cell>
          <table:table-cell office:value-type="float" office:value="0.0000219890316657" calcext:value-type="float">
            <text:p>2.20E-05</text:p>
          </table:table-cell>
          <table:table-cell office:value-type="float" office:value="0.0000227032087423" calcext:value-type="float">
            <text:p>2.27E-05</text:p>
          </table:table-cell>
          <table:table-cell table:number-columns-repeated="2"/>
          <table:table-cell office:value-type="float" office:value="1.57311897746858E+018" calcext:value-type="float">
            <text:p>1.57311897746858E+018</text:p>
          </table:table-cell>
          <table:table-cell office:value-type="float" office:value="599" calcext:value-type="float">
            <text:p>599</text:p>
          </table:table-cell>
          <table:table-cell office:value-type="float" office:value="1.57311897741589E+018" calcext:value-type="float">
            <text:p>1.57311897741589E+01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0999999974738" calcext:value-type="float">
            <text:p>-1.00E-05</text:p>
          </table:table-cell>
          <table:table-cell table:style-name="Default" office:value-type="float" office:value="-0" calcext:value-type="float">
            <text:p>0</text:p>
          </table:table-cell>
          <table:table-cell office:value-type="float" office:value="0.00000999999974738" calcext:value-type="float">
            <text:p>1.00E-05</text:p>
          </table:table-cell>
        </table:table-row>
        <table:table-row table:style-name="ro1">
          <table:table-cell table:formula="of:=([.D357]-1.57311895611143E+018)*0.000000001" office:value-type="float" office:value="21.357282816" calcext:value-type="float">
            <text:p>21.357282816</text:p>
          </table:table-cell>
          <table:table-cell office:value-type="float" office:value="1.57311897757323E+018" calcext:value-type="float">
            <text:p>1.57311897757323E+018</text:p>
          </table:table-cell>
          <table:table-cell office:value-type="float" office:value="356" calcext:value-type="float">
            <text:p>356</text:p>
          </table:table-cell>
          <table:table-cell office:value-type="float" office:value="1.57311897746871E+018" calcext:value-type="float">
            <text:p>1.57311897746871E+018</text:p>
          </table:table-cell>
          <table:table-cell/>
          <table:table-cell office:value-type="float" office:value="-0.0000174670694832" calcext:value-type="float">
            <text:p>-1.75E-05</text:p>
          </table:table-cell>
          <table:table-cell office:value-type="float" office:value="-0.0000308233757096" calcext:value-type="float">
            <text:p>-3.08E-05</text:p>
          </table:table-cell>
          <table:table-cell office:value-type="float" office:value="0.0000117520203275" calcext:value-type="float">
            <text:p>1.18E-05</text:p>
          </table:table-cell>
          <table:table-cell table:number-columns-repeated="2"/>
          <table:table-cell office:value-type="float" office:value="1.57311897757438E+018" calcext:value-type="float">
            <text:p>1.57311897757438E+018</text:p>
          </table:table-cell>
          <table:table-cell office:value-type="float" office:value="600" calcext:value-type="float">
            <text:p>600</text:p>
          </table:table-cell>
          <table:table-cell office:value-type="float" office:value="1.57311897746871E+018" calcext:value-type="float">
            <text:p>1.57311897746871E+018</text:p>
          </table:table-cell>
          <table:table-cell/>
          <table:table-cell table:style-name="ce1" office:value-type="float" office:value="0.0000999999974738" calcext:value-type="float">
            <text:p>1.00E-04</text:p>
          </table:table-cell>
          <table:table-cell office:value-type="float" office:value="0.0000399999989895" calcext:value-type="float">
            <text:p>4.00E-05</text:p>
          </table:table-cell>
          <table:table-cell table:number-columns-repeated="2" office:value-type="float" office:value="-0.0000199999994948" calcext:value-type="float">
            <text:p>-2.00E-05</text:p>
          </table:table-cell>
        </table:table-row>
        <table:table-row table:style-name="ro1">
          <table:table-cell table:formula="of:=([.D358]-1.57311895611143E+018)*0.000000001" office:value-type="float" office:value="21.463025664" calcext:value-type="float">
            <text:p>21.463025664</text:p>
          </table:table-cell>
          <table:table-cell office:value-type="float" office:value="1.57311897762705E+018" calcext:value-type="float">
            <text:p>1.57311897762705E+018</text:p>
          </table:table-cell>
          <table:table-cell office:value-type="float" office:value="357" calcext:value-type="float">
            <text:p>357</text:p>
          </table:table-cell>
          <table:table-cell office:value-type="float" office:value="1.57311897757445E+018" calcext:value-type="float">
            <text:p>1.57311897757445E+018</text:p>
          </table:table-cell>
          <table:table-cell/>
          <table:table-cell office:value-type="float" office:value="-0.0000851920922287" calcext:value-type="float">
            <text:p>-8.52E-05</text:p>
          </table:table-cell>
          <table:table-cell office:value-type="float" office:value="0.0000186203833437" calcext:value-type="float">
            <text:p>1.86E-05</text:p>
          </table:table-cell>
          <table:table-cell office:value-type="float" office:value="-0.0000254710721492" calcext:value-type="float">
            <text:p>-2.55E-05</text:p>
          </table:table-cell>
          <table:table-cell table:number-columns-repeated="2"/>
          <table:table-cell office:value-type="float" office:value="1.57311897762738E+018" calcext:value-type="float">
            <text:p>1.57311897762738E+018</text:p>
          </table:table-cell>
          <table:table-cell office:value-type="float" office:value="601" calcext:value-type="float">
            <text:p>601</text:p>
          </table:table-cell>
          <table:table-cell office:value-type="float" office:value="1.57311897757445E+018" calcext:value-type="float">
            <text:p>1.57311897757445E+01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0999999974738" calcext:value-type="float">
            <text:p>1.00E-05</text:p>
          </table:table-cell>
          <table:table-cell table:number-columns-repeated="2" office:value-type="float" office:value="-0.00000999999974738" calcext:value-type="float">
            <text:p>-1.00E-05</text:p>
          </table:table-cell>
        </table:table-row>
        <table:table-row table:style-name="ro1">
          <table:table-cell table:formula="of:=([.D359]-1.57311895611143E+018)*0.000000001" office:value-type="float" office:value="21.516125952" calcext:value-type="float">
            <text:p>21.516125952</text:p>
          </table:table-cell>
          <table:table-cell office:value-type="float" office:value="1.57311897768098E+018" calcext:value-type="float">
            <text:p>1.57311897768098E+018</text:p>
          </table:table-cell>
          <table:table-cell office:value-type="float" office:value="358" calcext:value-type="float">
            <text:p>358</text:p>
          </table:table-cell>
          <table:table-cell office:value-type="float" office:value="1.57311897762755E+018" calcext:value-type="float">
            <text:p>1.57311897762755E+018</text:p>
          </table:table-cell>
          <table:table-cell/>
          <table:table-cell office:value-type="float" office:value="-0.000018750441086" calcext:value-type="float">
            <text:p>-1.88E-05</text:p>
          </table:table-cell>
          <table:table-cell office:value-type="float" office:value="-0.00000939962228586" calcext:value-type="float">
            <text:p>-9.40E-06</text:p>
          </table:table-cell>
          <table:table-cell office:value-type="float" office:value="-0.0000609562921454" calcext:value-type="float">
            <text:p>-6.10E-05</text:p>
          </table:table-cell>
          <table:table-cell table:number-columns-repeated="2"/>
          <table:table-cell office:value-type="float" office:value="1.57311897768144E+018" calcext:value-type="float">
            <text:p>1.57311897768144E+018</text:p>
          </table:table-cell>
          <table:table-cell office:value-type="float" office:value="602" calcext:value-type="float">
            <text:p>602</text:p>
          </table:table-cell>
          <table:table-cell office:value-type="float" office:value="1.57311897762755E+018" calcext:value-type="float">
            <text:p>1.57311897762755E+01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299999992421" calcext:value-type="float">
            <text:p>3.00E-05</text:p>
          </table:table-cell>
          <table:table-cell table:style-name="Default" office:value-type="float" office:value="-0" calcext:value-type="float">
            <text:p>0</text:p>
          </table:table-cell>
          <table:table-cell office:value-type="float" office:value="-0.0000199999994948" calcext:value-type="float">
            <text:p>-2.00E-05</text:p>
          </table:table-cell>
        </table:table-row>
        <table:table-row table:style-name="ro1">
          <table:table-cell table:formula="of:=([.D360]-1.57311895611143E+018)*0.000000001" office:value-type="float" office:value="21.570031872" calcext:value-type="float">
            <text:p>21.570031872</text:p>
          </table:table-cell>
          <table:table-cell office:value-type="float" office:value="1.5731189777351E+018" calcext:value-type="float">
            <text:p>1.5731189777351E+018</text:p>
          </table:table-cell>
          <table:table-cell office:value-type="float" office:value="359" calcext:value-type="float">
            <text:p>359</text:p>
          </table:table-cell>
          <table:table-cell office:value-type="float" office:value="1.57311897768146E+018" calcext:value-type="float">
            <text:p>1.57311897768146E+018</text:p>
          </table:table-cell>
          <table:table-cell/>
          <table:table-cell office:value-type="float" office:value="0.0000547963172721" calcext:value-type="float">
            <text:p>5.48E-05</text:p>
          </table:table-cell>
          <table:table-cell office:value-type="float" office:value="0.0000259295920841" calcext:value-type="float">
            <text:p>2.59E-05</text:p>
          </table:table-cell>
          <table:table-cell office:value-type="float" office:value="0.0000716658760211" calcext:value-type="float">
            <text:p>7.17E-05</text:p>
          </table:table-cell>
          <table:table-cell table:number-columns-repeated="2"/>
          <table:table-cell office:value-type="float" office:value="1.57311897773511E+018" calcext:value-type="float">
            <text:p>1.57311897773511E+018</text:p>
          </table:table-cell>
          <table:table-cell office:value-type="float" office:value="603" calcext:value-type="float">
            <text:p>603</text:p>
          </table:table-cell>
          <table:table-cell office:value-type="float" office:value="1.57311897768146E+018" calcext:value-type="float">
            <text:p>1.57311897768146E+01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299999992421" calcext:value-type="float">
            <text:p>-3.00E-05</text:p>
          </table:table-cell>
          <table:table-cell office:value-type="float" office:value="0.00000999999974738" calcext:value-type="float">
            <text:p>1.00E-05</text:p>
          </table:table-cell>
          <table:table-cell office:value-type="float" office:value="0.0000199999994948" calcext:value-type="float">
            <text:p>2.00E-05</text:p>
          </table:table-cell>
        </table:table-row>
        <table:table-row table:style-name="ro1">
          <table:table-cell table:formula="of:=([.D361]-1.57311895611143E+018)*0.000000001" office:value-type="float" office:value="21.62404096" calcext:value-type="float">
            <text:p>21.62404096</text:p>
          </table:table-cell>
          <table:table-cell office:value-type="float" office:value="1.57311897778805E+018" calcext:value-type="float">
            <text:p>1.57311897778805E+018</text:p>
          </table:table-cell>
          <table:table-cell office:value-type="float" office:value="360" calcext:value-type="float">
            <text:p>360</text:p>
          </table:table-cell>
          <table:table-cell office:value-type="float" office:value="1.57311897773547E+018" calcext:value-type="float">
            <text:p>1.57311897773547E+018</text:p>
          </table:table-cell>
          <table:table-cell/>
          <table:table-cell office:value-type="float" office:value="-0.00000878726405062" calcext:value-type="float">
            <text:p>-8.79E-06</text:p>
          </table:table-cell>
          <table:table-cell office:value-type="float" office:value="0.00000707291519575" calcext:value-type="float">
            <text:p>7.07E-06</text:p>
          </table:table-cell>
          <table:table-cell office:value-type="float" office:value="0.0000648130371701" calcext:value-type="float">
            <text:p>6.48E-05</text:p>
          </table:table-cell>
          <table:table-cell table:number-columns-repeated="2"/>
          <table:table-cell office:value-type="float" office:value="1.57311897778834E+018" calcext:value-type="float">
            <text:p>1.57311897778834E+018</text:p>
          </table:table-cell>
          <table:table-cell office:value-type="float" office:value="604" calcext:value-type="float">
            <text:p>604</text:p>
          </table:table-cell>
          <table:table-cell office:value-type="float" office:value="1.57311897773547E+018" calcext:value-type="float">
            <text:p>1.57311897773547E+01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199999994948" calcext:value-type="float">
            <text:p>2.00E-05</text:p>
          </table:table-cell>
          <table:table-cell table:style-name="Default" office:value-type="float" office:value="-0" calcext:value-type="float">
            <text:p>0</text:p>
          </table:table-cell>
          <table:table-cell office:value-type="float" office:value="-0.0000199999994948" calcext:value-type="float">
            <text:p>-2.00E-05</text:p>
          </table:table-cell>
        </table:table-row>
        <table:table-row table:style-name="ro1">
          <table:table-cell table:formula="of:=([.D362]-1.57311895611143E+018)*0.000000001" office:value-type="float" office:value="21.676988672" calcext:value-type="float">
            <text:p>21.676988672</text:p>
          </table:table-cell>
          <table:table-cell office:value-type="float" office:value="1.57311897784113E+018" calcext:value-type="float">
            <text:p>1.57311897784113E+018</text:p>
          </table:table-cell>
          <table:table-cell office:value-type="float" office:value="361" calcext:value-type="float">
            <text:p>361</text:p>
          </table:table-cell>
          <table:table-cell office:value-type="float" office:value="1.57311897778841E+018" calcext:value-type="float">
            <text:p>1.57311897778841E+018</text:p>
          </table:table-cell>
          <table:table-cell/>
          <table:table-cell office:value-type="float" office:value="0.00000595180063101" calcext:value-type="float">
            <text:p>5.95E-06</text:p>
          </table:table-cell>
          <table:table-cell office:value-type="float" office:value="0.00000881637242856" calcext:value-type="float">
            <text:p>8.82E-06</text:p>
          </table:table-cell>
          <table:table-cell office:value-type="float" office:value="-0.00000510630297867" calcext:value-type="float">
            <text:p>-5.11E-06</text:p>
          </table:table-cell>
          <table:table-cell table:number-columns-repeated="2"/>
          <table:table-cell office:value-type="float" office:value="1.573118977842E+018" calcext:value-type="float">
            <text:p>1.573118977842E+018</text:p>
          </table:table-cell>
          <table:table-cell office:value-type="float" office:value="605" calcext:value-type="float">
            <text:p>605</text:p>
          </table:table-cell>
          <table:table-cell office:value-type="float" office:value="1.57311897778841E+018" calcext:value-type="float">
            <text:p>1.57311897778841E+01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0999999974738" calcext:value-type="float">
            <text:p>1.00E-05</text:p>
          </table:table-cell>
          <table:table-cell office:value-type="float" office:value="-0.0000199999994948" calcext:value-type="float">
            <text:p>-2.00E-05</text:p>
          </table:table-cell>
          <table:table-cell office:value-type="float" office:value="-0.00000999999974738" calcext:value-type="float">
            <text:p>-1.00E-05</text:p>
          </table:table-cell>
        </table:table-row>
        <table:table-row table:style-name="ro1">
          <table:table-cell table:formula="of:=([.D363]-1.57311895611143E+018)*0.000000001" office:value-type="float" office:value="21.729944832" calcext:value-type="float">
            <text:p>21.729944832</text:p>
          </table:table-cell>
          <table:table-cell office:value-type="float" office:value="1.57311897789472E+018" calcext:value-type="float">
            <text:p>1.57311897789472E+018</text:p>
          </table:table-cell>
          <table:table-cell office:value-type="float" office:value="362" calcext:value-type="float">
            <text:p>362</text:p>
          </table:table-cell>
          <table:table-cell office:value-type="float" office:value="1.57311897784137E+018" calcext:value-type="float">
            <text:p>1.57311897784137E+018</text:p>
          </table:table-cell>
          <table:table-cell/>
          <table:table-cell office:value-type="float" office:value="-0.0000424432364525" calcext:value-type="float">
            <text:p>-4.24E-05</text:p>
          </table:table-cell>
          <table:table-cell office:value-type="float" office:value="-0.0000536181541975" calcext:value-type="float">
            <text:p>-5.36E-05</text:p>
          </table:table-cell>
          <table:table-cell office:value-type="float" office:value="-0.0000937214135774" calcext:value-type="float">
            <text:p>-9.37E-05</text:p>
          </table:table-cell>
          <table:table-cell table:number-columns-repeated="2"/>
          <table:table-cell office:value-type="float" office:value="1.57311897789583E+018" calcext:value-type="float">
            <text:p>1.57311897789583E+018</text:p>
          </table:table-cell>
          <table:table-cell office:value-type="float" office:value="606" calcext:value-type="float">
            <text:p>606</text:p>
          </table:table-cell>
          <table:table-cell office:value-type="float" office:value="1.57311897784137E+018" calcext:value-type="float">
            <text:p>1.57311897784137E+01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0999999974738" calcext:value-type="float">
            <text:p>1.00E-05</text:p>
          </table:table-cell>
          <table:table-cell office:value-type="float" office:value="-0.0000199999994948" calcext:value-type="float">
            <text:p>-2.00E-05</text:p>
          </table:table-cell>
          <table:table-cell office:value-type="float" office:value="-0.00000999999974738" calcext:value-type="float">
            <text:p>-1.00E-05</text:p>
          </table:table-cell>
        </table:table-row>
        <table:table-row table:style-name="ro1">
          <table:table-cell table:formula="of:=([.D364]-1.57311895611143E+018)*0.000000001" office:value-type="float" office:value="21.7838208" calcext:value-type="float">
            <text:p>21.7838208</text:p>
          </table:table-cell>
          <table:table-cell office:value-type="float" office:value="1.57311897794829E+018" calcext:value-type="float">
            <text:p>1.57311897794829E+018</text:p>
          </table:table-cell>
          <table:table-cell office:value-type="float" office:value="363" calcext:value-type="float">
            <text:p>363</text:p>
          </table:table-cell>
          <table:table-cell office:value-type="float" office:value="1.57311897789525E+018" calcext:value-type="float">
            <text:p>1.57311897789525E+018</text:p>
          </table:table-cell>
          <table:table-cell/>
          <table:table-cell office:value-type="float" office:value="0.0000251168821706" calcext:value-type="float">
            <text:p>2.51E-05</text:p>
          </table:table-cell>
          <table:table-cell office:value-type="float" office:value="0.000031272713386" calcext:value-type="float">
            <text:p>3.13E-05</text:p>
          </table:table-cell>
          <table:table-cell office:value-type="float" office:value="0.0000698539079167" calcext:value-type="float">
            <text:p>6.99E-05</text:p>
          </table:table-cell>
          <table:table-cell table:number-columns-repeated="2"/>
          <table:table-cell office:value-type="float" office:value="1.57311897794921E+018" calcext:value-type="float">
            <text:p>1.57311897794921E+018</text:p>
          </table:table-cell>
          <table:table-cell office:value-type="float" office:value="607" calcext:value-type="float">
            <text:p>607</text:p>
          </table:table-cell>
          <table:table-cell office:value-type="float" office:value="1.57311897789525E+018" calcext:value-type="float">
            <text:p>1.57311897789525E+01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0999999974738" calcext:value-type="float">
            <text:p>-1.00E-05</text:p>
          </table:table-cell>
          <table:table-cell table:number-columns-repeated="2" office:value-type="float" office:value="0.00000999999974738" calcext:value-type="float">
            <text:p>1.00E-05</text:p>
          </table:table-cell>
        </table:table-row>
        <table:table-row table:style-name="ro1">
          <table:table-cell table:formula="of:=([.D365]-1.57311895611143E+018)*0.000000001" office:value-type="float" office:value="21.838110976" calcext:value-type="float">
            <text:p>21.838110976</text:p>
          </table:table-cell>
          <table:table-cell office:value-type="float" office:value="1.57311897800201E+018" calcext:value-type="float">
            <text:p>1.57311897800201E+018</text:p>
          </table:table-cell>
          <table:table-cell office:value-type="float" office:value="364" calcext:value-type="float">
            <text:p>364</text:p>
          </table:table-cell>
          <table:table-cell office:value-type="float" office:value="1.57311897794954E+018" calcext:value-type="float">
            <text:p>1.57311897794954E+018</text:p>
          </table:table-cell>
          <table:table-cell/>
          <table:table-cell office:value-type="float" office:value="-0.0000250607972703" calcext:value-type="float">
            <text:p>-2.51E-05</text:p>
          </table:table-cell>
          <table:table-cell office:value-type="float" office:value="0.0000791705097072" calcext:value-type="float">
            <text:p>7.92E-05</text:p>
          </table:table-cell>
          <table:table-cell table:style-name="Default" office:value-type="float" office:value="0.000110635817691" calcext:value-type="float">
            <text:p>0.0001106358</text:p>
          </table:table-cell>
          <table:table-cell table:number-columns-repeated="2"/>
          <table:table-cell office:value-type="float" office:value="1.57311897800238E+018" calcext:value-type="float">
            <text:p>1.57311897800238E+018</text:p>
          </table:table-cell>
          <table:table-cell office:value-type="float" office:value="608" calcext:value-type="float">
            <text:p>608</text:p>
          </table:table-cell>
          <table:table-cell office:value-type="float" office:value="1.57311897794954E+018" calcext:value-type="float">
            <text:p>1.57311897794954E+01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0999999974738" calcext:value-type="float">
            <text:p>-1.00E-05</text:p>
          </table:table-cell>
          <table:table-cell table:number-columns-repeated="2" office:value-type="float" office:value="0.00000999999974738" calcext:value-type="float">
            <text:p>1.00E-05</text:p>
          </table:table-cell>
        </table:table-row>
        <table:table-row table:style-name="ro1">
          <table:table-cell table:formula="of:=([.D366]-1.57311895611143E+018)*0.000000001" office:value-type="float" office:value="21.891149824" calcext:value-type="float">
            <text:p>21.891149824</text:p>
          </table:table-cell>
          <table:table-cell office:value-type="float" office:value="1.57311897810575E+018" calcext:value-type="float">
            <text:p>1.57311897810575E+018</text:p>
          </table:table-cell>
          <table:table-cell office:value-type="float" office:value="365" calcext:value-type="float">
            <text:p>365</text:p>
          </table:table-cell>
          <table:table-cell office:value-type="float" office:value="1.57311897800258E+018" calcext:value-type="float">
            <text:p>1.57311897800258E+018</text:p>
          </table:table-cell>
          <table:table-cell/>
          <table:table-cell office:value-type="float" office:value="0.000044670610805" calcext:value-type="float">
            <text:p>4.47E-05</text:p>
          </table:table-cell>
          <table:table-cell office:value-type="float" office:value="0.0000217524157051" calcext:value-type="float">
            <text:p>2.18E-05</text:p>
          </table:table-cell>
          <table:table-cell office:value-type="float" office:value="0.0000616402903688" calcext:value-type="float">
            <text:p>6.16E-05</text:p>
          </table:table-cell>
          <table:table-cell table:number-columns-repeated="2"/>
          <table:table-cell office:value-type="float" office:value="1.57311897810651E+018" calcext:value-type="float">
            <text:p>1.57311897810651E+018</text:p>
          </table:table-cell>
          <table:table-cell office:value-type="float" office:value="609" calcext:value-type="float">
            <text:p>609</text:p>
          </table:table-cell>
          <table:table-cell office:value-type="float" office:value="1.57311897800258E+018" calcext:value-type="float">
            <text:p>1.57311897800258E+01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0999999974738" calcext:value-type="float">
            <text:p>1.00E-05</text:p>
          </table:table-cell>
          <table:table-cell office:value-type="float" office:value="-0.0000199999994948" calcext:value-type="float">
            <text:p>-2.00E-05</text:p>
          </table:table-cell>
          <table:table-cell office:value-type="float" office:value="-0.00000999999974738" calcext:value-type="float">
            <text:p>-1.00E-05</text:p>
          </table:table-cell>
        </table:table-row>
        <table:table-row table:style-name="ro1">
          <table:table-cell table:formula="of:=([.D367]-1.57311895611143E+018)*0.000000001" office:value-type="float" office:value="21.994826752" calcext:value-type="float">
            <text:p>21.994826752</text:p>
          </table:table-cell>
          <table:table-cell office:value-type="float" office:value="1.5731189781592E+018" calcext:value-type="float">
            <text:p>1.5731189781592E+018</text:p>
          </table:table-cell>
          <table:table-cell office:value-type="float" office:value="366" calcext:value-type="float">
            <text:p>366</text:p>
          </table:table-cell>
          <table:table-cell office:value-type="float" office:value="1.57311897810625E+018" calcext:value-type="float">
            <text:p>1.57311897810625E+018</text:p>
          </table:table-cell>
          <table:table-cell/>
          <table:table-cell office:value-type="float" office:value="-0.0000211981896427" calcext:value-type="float">
            <text:p>-2.12E-05</text:p>
          </table:table-cell>
          <table:table-cell office:value-type="float" office:value="0.0000281312477455" calcext:value-type="float">
            <text:p>2.81E-05</text:p>
          </table:table-cell>
          <table:table-cell office:value-type="float" office:value="0.0000605812965659" calcext:value-type="float">
            <text:p>6.06E-05</text:p>
          </table:table-cell>
          <table:table-cell table:number-columns-repeated="2"/>
          <table:table-cell office:value-type="float" office:value="1.57311897816033E+018" calcext:value-type="float">
            <text:p>1.57311897816033E+018</text:p>
          </table:table-cell>
          <table:table-cell office:value-type="float" office:value="610" calcext:value-type="float">
            <text:p>610</text:p>
          </table:table-cell>
          <table:table-cell office:value-type="float" office:value="1.57311897810625E+018" calcext:value-type="float">
            <text:p>1.57311897810625E+01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199999994948" calcext:value-type="float">
            <text:p>-2.00E-05</text:p>
          </table:table-cell>
          <table:table-cell table:number-columns-repeated="2" office:value-type="float" office:value="0.00000999999974738" calcext:value-type="float">
            <text:p>1.00E-05</text:p>
          </table:table-cell>
        </table:table-row>
        <table:table-row table:style-name="ro1">
          <table:table-cell table:formula="of:=([.D368]-1.57311895611143E+018)*0.000000001" office:value-type="float" office:value="22.04822016" calcext:value-type="float">
            <text:p>22.04822016</text:p>
          </table:table-cell>
          <table:table-cell office:value-type="float" office:value="1.57311897821251E+018" calcext:value-type="float">
            <text:p>1.57311897821251E+018</text:p>
          </table:table-cell>
          <table:table-cell office:value-type="float" office:value="367" calcext:value-type="float">
            <text:p>367</text:p>
          </table:table-cell>
          <table:table-cell office:value-type="float" office:value="1.57311897815965E+018" calcext:value-type="float">
            <text:p>1.57311897815965E+018</text:p>
          </table:table-cell>
          <table:table-cell/>
          <table:table-cell office:value-type="float" office:value="0.0000799631307018" calcext:value-type="float">
            <text:p>8.00E-05</text:p>
          </table:table-cell>
          <table:table-cell office:value-type="float" office:value="0.00000950693083723" calcext:value-type="float">
            <text:p>9.51E-06</text:p>
          </table:table-cell>
          <table:table-cell office:value-type="float" office:value="0.0000649162029731" calcext:value-type="float">
            <text:p>6.49E-05</text:p>
          </table:table-cell>
          <table:table-cell table:number-columns-repeated="2"/>
          <table:table-cell office:value-type="float" office:value="1.5731189782125E+018" calcext:value-type="float">
            <text:p>1.5731189782125E+018</text:p>
          </table:table-cell>
          <table:table-cell office:value-type="float" office:value="611" calcext:value-type="float">
            <text:p>611</text:p>
          </table:table-cell>
          <table:table-cell office:value-type="float" office:value="1.57311897815965E+018" calcext:value-type="float">
            <text:p>1.57311897815965E+01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0999999974738" calcext:value-type="float">
            <text:p>-1.00E-05</text:p>
          </table:table-cell>
          <table:table-cell office:value-type="float" office:value="0.00000999999974738" calcext:value-type="float">
            <text:p>1.00E-05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formula="of:=([.D369]-1.57311895611143E+018)*0.000000001" office:value-type="float" office:value="22.101361664" calcext:value-type="float">
            <text:p>22.101361664</text:p>
          </table:table-cell>
          <table:table-cell office:value-type="float" office:value="1.57311897826597E+018" calcext:value-type="float">
            <text:p>1.57311897826597E+018</text:p>
          </table:table-cell>
          <table:table-cell office:value-type="float" office:value="368" calcext:value-type="float">
            <text:p>368</text:p>
          </table:table-cell>
          <table:table-cell office:value-type="float" office:value="1.57311897821279E+018" calcext:value-type="float">
            <text:p>1.57311897821279E+018</text:p>
          </table:table-cell>
          <table:table-cell/>
          <table:table-cell office:value-type="float" office:value="-0.000070646929089" calcext:value-type="float">
            <text:p>-7.06E-05</text:p>
          </table:table-cell>
          <table:table-cell office:value-type="float" office:value="-0.0000779314650572" calcext:value-type="float">
            <text:p>-7.79E-05</text:p>
          </table:table-cell>
          <table:table-cell table:style-name="Default" office:value-type="float" office:value="-0.000103246507933" calcext:value-type="float">
            <text:p>-0.0001032465</text:p>
          </table:table-cell>
          <table:table-cell table:number-columns-repeated="2"/>
          <table:table-cell office:value-type="float" office:value="1.57311897826672E+018" calcext:value-type="float">
            <text:p>1.57311897826672E+018</text:p>
          </table:table-cell>
          <table:table-cell office:value-type="float" office:value="612" calcext:value-type="float">
            <text:p>612</text:p>
          </table:table-cell>
          <table:table-cell office:value-type="float" office:value="1.57311897821279E+018" calcext:value-type="float">
            <text:p>1.57311897821279E+01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199999994948" calcext:value-type="float">
            <text:p>-2.00E-05</text:p>
          </table:table-cell>
          <table:table-cell table:number-columns-repeated="2" office:value-type="float" office:value="0.00000999999974738" calcext:value-type="float">
            <text:p>1.00E-0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7T17:34:21.481260002</meta:creation-date>
    <dc:date>2019-11-07T17:41:54.559595023</dc:date>
    <meta:editing-duration>PT7M33S</meta:editing-duration>
    <meta:editing-cycles>1</meta:editing-cycles>
    <meta:document-statistic meta:table-count="1" meta:cell-count="5168" meta:object-count="2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2.583cm" svg:height="9cm" xlink:href=".." xlink:type="simple" chart:class="chart:scatter" chart:style-name="ch1">
        <chart:title svg:x="15.745cm" svg:y="0.316cm" chart:style-name="ch2">
          <text:p>twist</text:p>
        </chart:title>
        <chart:legend chart:legend-position="end" svg:x="29.308cm" svg:y="3.703cm" style:legend-expansion="high" chart:style-name="ch3"/>
        <chart:plot-area chart:style-name="ch4" table:cell-range-address="Sheet1.A1:Sheet1.A369 Sheet1.F1:Sheet1.H369" chart:data-source-has-labels="row" svg:x="0.651cm" svg:y="1.275cm" svg:width="28.006cm" svg:height="7.545cm">
          <chartooo:coordinate-region svg:x="1.669cm" svg:y="1.474cm" svg:width="26.801cm" svg:height="7.147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Sheet1.F2:Sheet1.F369" chart:label-cell-address="Sheet1.F1:Sheet1.F1" chart:class="chart:scatter">
            <chart:domain table:cell-range-address="Sheet1.A2:Sheet1.A369"/>
            <chart:data-point chart:repeated="368"/>
          </chart:series>
          <chart:series chart:style-name="ch9" chart:values-cell-range-address="Sheet1.G2:Sheet1.G369" chart:label-cell-address="Sheet1.G1:Sheet1.G1" chart:class="chart:scatter">
            <chart:data-point chart:repeated="368"/>
          </chart:series>
          <chart:series chart:style-name="ch10" chart:values-cell-range-address="Sheet1.H2:Sheet1.H369" chart:label-cell-address="Sheet1.H1:Sheet1.H1" chart:class="chart:scatter">
            <chart:data-point chart:repeated="36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field.linear_x</text:p>
                <draw:g>
                  <svg:desc>Sheet1.F1:Sheet1.F1</svg:desc>
                </draw:g>
              </table:table-cell>
              <table:table-cell office:value-type="string">
                <text:p>field.linear_y</text:p>
                <draw:g>
                  <svg:desc>Sheet1.G1:Sheet1.G1</svg:desc>
                </draw:g>
              </table:table-cell>
              <table:table-cell office:value-type="string">
                <text:p>field.linear_z</text:p>
                <draw:g>
                  <svg:desc>Sheet1.H1:Sheet1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2:Sheet1.A369</svg:desc>
                </draw:g>
              </table:table-cell>
              <table:table-cell office:value-type="float" office:value="-0.0000277834715234">
                <text:p>-0.0000277834715234</text:p>
                <draw:g>
                  <svg:desc>Sheet1.F2:Sheet1.F369</svg:desc>
                </draw:g>
              </table:table-cell>
              <table:table-cell office:value-type="float" office:value="0.0000816424289951">
                <text:p>0.0000816424289951</text:p>
                <draw:g>
                  <svg:desc>Sheet1.G2:Sheet1.G369</svg:desc>
                </draw:g>
              </table:table-cell>
              <table:table-cell office:value-type="float" office:value="0.000144816978718">
                <text:p>0.000144816978718</text:p>
                <draw:g>
                  <svg:desc>Sheet1.H2:Sheet1.H36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03755008">
                <text:p>0.103755008</text:p>
              </table:table-cell>
              <table:table-cell office:value-type="float" office:value="-0.0000973306305241">
                <text:p>-0.0000973306305241</text:p>
              </table:table-cell>
              <table:table-cell office:value-type="float" office:value="-0.0000954656934482">
                <text:p>-0.0000954656934482</text:p>
              </table:table-cell>
              <table:table-cell office:value-type="float" office:value="-0.000124762780615">
                <text:p>-0.0001247627806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57860864">
                <text:p>0.157860864</text:p>
              </table:table-cell>
              <table:table-cell office:value-type="float" office:value="0.00000362983792002">
                <text:p>0.00000362983792002</text:p>
              </table:table-cell>
              <table:table-cell office:value-type="float" office:value="-0.0000569252915739">
                <text:p>-0.0000569252915739</text:p>
              </table:table-cell>
              <table:table-cell office:value-type="float" office:value="-0.0000197372028197">
                <text:p>-0.000019737202819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10881792">
                <text:p>0.210881792</text:p>
              </table:table-cell>
              <table:table-cell office:value-type="float" office:value="0.0000555733240617">
                <text:p>0.0000555733240617</text:p>
              </table:table-cell>
              <table:table-cell office:value-type="float" office:value="-0.0000285217265628">
                <text:p>-0.0000285217265628</text:p>
              </table:table-cell>
              <table:table-cell office:value-type="float" office:value="-0.0000649258217891">
                <text:p>-0.000064925821789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64131584">
                <text:p>0.264131584</text:p>
              </table:table-cell>
              <table:table-cell office:value-type="float" office:value="0.00010972871678">
                <text:p>0.00010972871678</text:p>
              </table:table-cell>
              <table:table-cell office:value-type="float" office:value="0.0000458069371234">
                <text:p>0.0000458069371234</text:p>
              </table:table-cell>
              <table:table-cell office:value-type="float" office:value="0.0000804467781563">
                <text:p>0.000080446778156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18208">
                <text:p>0.318208</text:p>
              </table:table-cell>
              <table:table-cell office:value-type="float" office:value="0.0000873853205121">
                <text:p>0.0000873853205121</text:p>
              </table:table-cell>
              <table:table-cell office:value-type="float" office:value="0.0000264904083451">
                <text:p>0.0000264904083451</text:p>
              </table:table-cell>
              <table:table-cell office:value-type="float" office:value="0.000141127864481">
                <text:p>0.00014112786448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74348032">
                <text:p>0.374348032</text:p>
              </table:table-cell>
              <table:table-cell office:value-type="float" office:value="-0.0000140129814099">
                <text:p>-0.0000140129814099</text:p>
              </table:table-cell>
              <table:table-cell office:value-type="float" office:value="0.00013070818386">
                <text:p>0.00013070818386</text:p>
              </table:table-cell>
              <table:table-cell office:value-type="float" office:value="0.0000551115408598">
                <text:p>0.000055111540859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42863104">
                <text:p>0.42863104</text:p>
              </table:table-cell>
              <table:table-cell office:value-type="float" office:value="0.0000857412378537">
                <text:p>0.0000857412378537</text:p>
              </table:table-cell>
              <table:table-cell office:value-type="float" office:value="0.0000268980747933">
                <text:p>0.0000268980747933</text:p>
              </table:table-cell>
              <table:table-cell office:value-type="float" office:value="0.0000849164862302">
                <text:p>0.000084916486230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82399232">
                <text:p>0.482399232</text:p>
              </table:table-cell>
              <table:table-cell office:value-type="float" office:value="0.0000346003143932">
                <text:p>0.0000346003143932</text:p>
              </table:table-cell>
              <table:table-cell office:value-type="float" office:value="-0.0000359079604095">
                <text:p>-0.0000359079604095</text:p>
              </table:table-cell>
              <table:table-cell office:value-type="float" office:value="0.0000418625131715">
                <text:p>0.000041862513171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53671424">
                <text:p>0.53671424</text:p>
              </table:table-cell>
              <table:table-cell office:value-type="float" office:value="-0.0000353258001269">
                <text:p>-0.0000353258001269</text:p>
              </table:table-cell>
              <table:table-cell office:value-type="float" office:value="-0.0000702338511473">
                <text:p>-0.0000702338511473</text:p>
              </table:table-cell>
              <table:table-cell office:value-type="float" office:value="-0.0000618874109932">
                <text:p>-0.000061887410993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590164992">
                <text:p>0.590164992</text:p>
              </table:table-cell>
              <table:table-cell office:value-type="float" office:value="0.0000454711989732">
                <text:p>0.0000454711989732</text:p>
              </table:table-cell>
              <table:table-cell office:value-type="float" office:value="0.0000676217969158">
                <text:p>0.0000676217969158</text:p>
              </table:table-cell>
              <table:table-cell office:value-type="float" office:value="0.0000203258223337">
                <text:p>0.000020325822333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64564992">
                <text:p>0.64564992</text:p>
              </table:table-cell>
              <table:table-cell office:value-type="float" office:value="-0.0000137132019518">
                <text:p>-0.0000137132019518</text:p>
              </table:table-cell>
              <table:table-cell office:value-type="float" office:value="-0.00000861887474457">
                <text:p>-0.00000861887474457</text:p>
              </table:table-cell>
              <table:table-cell office:value-type="float" office:value="-0.0000594540179009">
                <text:p>-0.000059454017900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697385984">
                <text:p>0.697385984</text:p>
              </table:table-cell>
              <table:table-cell office:value-type="float" office:value="-0.0000487196921313">
                <text:p>-0.0000487196921313</text:p>
              </table:table-cell>
              <table:table-cell office:value-type="float" office:value="-0.0000996081653284">
                <text:p>-0.0000996081653284</text:p>
              </table:table-cell>
              <table:table-cell office:value-type="float" office:value="-0.000197480185307">
                <text:p>-0.00019748018530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751567872">
                <text:p>0.751567872</text:p>
              </table:table-cell>
              <table:table-cell office:value-type="float" office:value="-0.000139731229865">
                <text:p>-0.000139731229865</text:p>
              </table:table-cell>
              <table:table-cell office:value-type="float" office:value="-0.0000871407755767">
                <text:p>-0.0000871407755767</text:p>
              </table:table-cell>
              <table:table-cell office:value-type="float" office:value="-0.000194180203835">
                <text:p>-0.00019418020383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806494976">
                <text:p>0.806494976</text:p>
              </table:table-cell>
              <table:table-cell office:value-type="float" office:value="-0.0000273213136097">
                <text:p>-0.0000273213136097</text:p>
              </table:table-cell>
              <table:table-cell office:value-type="float" office:value="-0.0000729298917577">
                <text:p>-0.0000729298917577</text:p>
              </table:table-cell>
              <table:table-cell office:value-type="float" office:value="-0.0000637857665424">
                <text:p>-0.000063785766542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861733888">
                <text:p>0.861733888</text:p>
              </table:table-cell>
              <table:table-cell office:value-type="float" office:value="0.0000392518777517">
                <text:p>0.0000392518777517</text:p>
              </table:table-cell>
              <table:table-cell office:value-type="float" office:value="-0.0000208744568226">
                <text:p>-0.0000208744568226</text:p>
              </table:table-cell>
              <table:table-cell office:value-type="float" office:value="-0.0000744415956433">
                <text:p>-0.000074441595643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917246464">
                <text:p>0.917246464</text:p>
              </table:table-cell>
              <table:table-cell office:value-type="float" office:value="0.0000884993496584">
                <text:p>0.0000884993496584</text:p>
              </table:table-cell>
              <table:table-cell office:value-type="float" office:value="0.0000385720559279">
                <text:p>0.0000385720559279</text:p>
              </table:table-cell>
              <table:table-cell office:value-type="float" office:value="0.000073618699389">
                <text:p>0.00007361869938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969345792">
                <text:p>0.969345792</text:p>
              </table:table-cell>
              <table:table-cell office:value-type="float" office:value="0.0000570421179873">
                <text:p>0.0000570421179873</text:p>
              </table:table-cell>
              <table:table-cell office:value-type="float" office:value="-0.00000842729150463">
                <text:p>-0.00000842729150463</text:p>
              </table:table-cell>
              <table:table-cell office:value-type="float" office:value="-0.0000162616979651">
                <text:p>-0.000016261697965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023211008">
                <text:p>1.023211008</text:p>
              </table:table-cell>
              <table:table-cell office:value-type="float" office:value="-0.00000220828246711">
                <text:p>-0.00000220828246711</text:p>
              </table:table-cell>
              <table:table-cell office:value-type="float" office:value="0.0000278417101072">
                <text:p>0.0000278417101072</text:p>
              </table:table-cell>
              <table:table-cell office:value-type="float" office:value="0.0000500256610394">
                <text:p>0.000050025661039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128305664">
                <text:p>1.128305664</text:p>
              </table:table-cell>
              <table:table-cell office:value-type="float" office:value="0.0000538925996807">
                <text:p>0.0000538925996807</text:p>
              </table:table-cell>
              <table:table-cell office:value-type="float" office:value="0.0000659420766169">
                <text:p>0.0000659420766169</text:p>
              </table:table-cell>
              <table:table-cell office:value-type="float" office:value="0.0000996145463432">
                <text:p>0.000099614546343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182091008">
                <text:p>1.182091008</text:p>
              </table:table-cell>
              <table:table-cell office:value-type="float" office:value="-0.0000315613397106">
                <text:p>-0.0000315613397106</text:p>
              </table:table-cell>
              <table:table-cell office:value-type="float" office:value="-0.00000822020956548">
                <text:p>-0.00000822020956548</text:p>
              </table:table-cell>
              <table:table-cell office:value-type="float" office:value="-0.0000611058712821">
                <text:p>-0.000061105871282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235805952">
                <text:p>1.235805952</text:p>
              </table:table-cell>
              <table:table-cell office:value-type="float" office:value="-0.000152454405907">
                <text:p>-0.000152454405907</text:p>
              </table:table-cell>
              <table:table-cell office:value-type="float" office:value="-0.000103499587567">
                <text:p>-0.000103499587567</text:p>
              </table:table-cell>
              <table:table-cell office:value-type="float" office:value="-0.000168839513208">
                <text:p>-0.00016883951320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289639168">
                <text:p>1.289639168</text:p>
              </table:table-cell>
              <table:table-cell office:value-type="float" office:value="-0.0000339352991432">
                <text:p>-0.0000339352991432</text:p>
              </table:table-cell>
              <table:table-cell office:value-type="float" office:value="0.0000849897551234">
                <text:p>0.0000849897551234</text:p>
              </table:table-cell>
              <table:table-cell office:value-type="float" office:value="0.0000645774998702">
                <text:p>0.000064577499870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342237952">
                <text:p>1.342237952</text:p>
              </table:table-cell>
              <table:table-cell office:value-type="float" office:value="0.0000276562459476">
                <text:p>0.0000276562459476</text:p>
              </table:table-cell>
              <table:table-cell office:value-type="float" office:value="-0.0000171872216015">
                <text:p>-0.0000171872216015</text:p>
              </table:table-cell>
              <table:table-cell office:value-type="float" office:value="-0.0000327788111463">
                <text:p>-0.000032778811146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395656704">
                <text:p>1.395656704</text:p>
              </table:table-cell>
              <table:table-cell office:value-type="float" office:value="0.00012190243433">
                <text:p>0.00012190243433</text:p>
              </table:table-cell>
              <table:table-cell office:value-type="float" office:value="0.000059358724684">
                <text:p>0.000059358724684</text:p>
              </table:table-cell>
              <table:table-cell office:value-type="float" office:value="0.000108889544208">
                <text:p>0.00010888954420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449265152">
                <text:p>1.449265152</text:p>
              </table:table-cell>
              <table:table-cell office:value-type="float" office:value="0.0000897590216482">
                <text:p>0.0000897590216482</text:p>
              </table:table-cell>
              <table:table-cell office:value-type="float" office:value="0.0000330249349645">
                <text:p>0.0000330249349645</text:p>
              </table:table-cell>
              <table:table-cell office:value-type="float" office:value="0.0000706801947672">
                <text:p>0.000070680194767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502560768">
                <text:p>1.502560768</text:p>
              </table:table-cell>
              <table:table-cell office:value-type="float" office:value="0.00000905578690436">
                <text:p>0.00000905578690436</text:p>
              </table:table-cell>
              <table:table-cell office:value-type="float" office:value="0.0000649633511784">
                <text:p>0.0000649633511784</text:p>
              </table:table-cell>
              <table:table-cell office:value-type="float" office:value="-0.0000244048060267">
                <text:p>-0.000024404806026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606525952">
                <text:p>1.606525952</text:p>
              </table:table-cell>
              <table:table-cell office:value-type="float" office:value="-0.00000247589991886">
                <text:p>-0.00000247589991886</text:p>
              </table:table-cell>
              <table:table-cell office:value-type="float" office:value="-0.0000159200826602">
                <text:p>-0.0000159200826602</text:p>
              </table:table-cell>
              <table:table-cell office:value-type="float" office:value="0.0000197736135306">
                <text:p>0.000019773613530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660184832">
                <text:p>1.660184832</text:p>
              </table:table-cell>
              <table:table-cell office:value-type="float" office:value="0.0000320959043165">
                <text:p>0.0000320959043165</text:p>
              </table:table-cell>
              <table:table-cell office:value-type="float" office:value="-0.000164688317454">
                <text:p>-0.000164688317454</text:p>
              </table:table-cell>
              <table:table-cell office:value-type="float" office:value="-0.000012299530681">
                <text:p>-0.00001229953068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713915904">
                <text:p>1.713915904</text:p>
              </table:table-cell>
              <table:table-cell office:value-type="float" office:value="-0.0000412983026763">
                <text:p>-0.0000412983026763</text:p>
              </table:table-cell>
              <table:table-cell office:value-type="float" office:value="0.00000245629121309">
                <text:p>0.00000245629121309</text:p>
              </table:table-cell>
              <table:table-cell office:value-type="float" office:value="-0.000011687312508">
                <text:p>-0.00001168731250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767844096">
                <text:p>1.767844096</text:p>
              </table:table-cell>
              <table:table-cell office:value-type="float" office:value="0.0000776548913564">
                <text:p>0.0000776548913564</text:p>
              </table:table-cell>
              <table:table-cell office:value-type="float" office:value="0.0000409637141274">
                <text:p>0.0000409637141274</text:p>
              </table:table-cell>
              <table:table-cell office:value-type="float" office:value="0.0000761731571401">
                <text:p>0.000076173157140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821988608">
                <text:p>1.821988608</text:p>
              </table:table-cell>
              <table:table-cell office:value-type="float" office:value="-0.0000214028805203">
                <text:p>-0.0000214028805203</text:p>
              </table:table-cell>
              <table:table-cell office:value-type="float" office:value="-0.00000441570773546">
                <text:p>-0.00000441570773546</text:p>
              </table:table-cell>
              <table:table-cell office:value-type="float" office:value="-0.0000507243748871">
                <text:p>-0.000050724374887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876214016">
                <text:p>1.876214016</text:p>
              </table:table-cell>
              <table:table-cell office:value-type="float" office:value="-0.0000972800262389">
                <text:p>-0.0000972800262389</text:p>
              </table:table-cell>
              <table:table-cell office:value-type="float" office:value="-0.0000457928508695">
                <text:p>-0.0000457928508695</text:p>
              </table:table-cell>
              <table:table-cell office:value-type="float" office:value="-0.000170540195541">
                <text:p>-0.00017054019554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930336768">
                <text:p>1.930336768</text:p>
              </table:table-cell>
              <table:table-cell office:value-type="float" office:value="-0.0000982563433354">
                <text:p>-0.0000982563433354</text:p>
              </table:table-cell>
              <table:table-cell office:value-type="float" office:value="-0.0000294582096103">
                <text:p>-0.0000294582096103</text:p>
              </table:table-cell>
              <table:table-cell office:value-type="float" office:value="-0.000121313350974">
                <text:p>-0.00012131335097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984677888">
                <text:p>1.984677888</text:p>
              </table:table-cell>
              <table:table-cell office:value-type="float" office:value="-0.0000903210602701">
                <text:p>-0.0000903210602701</text:p>
              </table:table-cell>
              <table:table-cell office:value-type="float" office:value="-0.0000294382589345">
                <text:p>-0.0000294382589345</text:p>
              </table:table-cell>
              <table:table-cell office:value-type="float" office:value="-0.00000662899310555">
                <text:p>-0.0000066289931055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.088692992">
                <text:p>2.088692992</text:p>
              </table:table-cell>
              <table:table-cell office:value-type="float" office:value="0.0000586219284742">
                <text:p>0.0000586219284742</text:p>
              </table:table-cell>
              <table:table-cell office:value-type="float" office:value="0.0000124943580886">
                <text:p>0.0000124943580886</text:p>
              </table:table-cell>
              <table:table-cell office:value-type="float" office:value="0.0000649060239084">
                <text:p>0.000064906023908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.141300992">
                <text:p>2.141300992</text:p>
              </table:table-cell>
              <table:table-cell office:value-type="float" office:value="-0.0000135667887662">
                <text:p>-0.0000135667887662</text:p>
              </table:table-cell>
              <table:table-cell office:value-type="float" office:value="0.00000837019979372">
                <text:p>0.00000837019979372</text:p>
              </table:table-cell>
              <table:table-cell office:value-type="float" office:value="-0.0000183572210517">
                <text:p>-0.000018357221051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.195034112">
                <text:p>2.195034112</text:p>
              </table:table-cell>
              <table:table-cell office:value-type="float" office:value="-0.0000511506586918">
                <text:p>-0.0000511506586918</text:p>
              </table:table-cell>
              <table:table-cell office:value-type="float" office:value="0.0000835189057398">
                <text:p>0.0000835189057398</text:p>
              </table:table-cell>
              <table:table-cell office:value-type="float" office:value="-0.0000312264455715">
                <text:p>-0.000031226445571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.249245952">
                <text:p>2.249245952</text:p>
              </table:table-cell>
              <table:table-cell office:value-type="float" office:value="-0.0000454736546089">
                <text:p>-0.0000454736546089</text:p>
              </table:table-cell>
              <table:table-cell office:value-type="float" office:value="-0.0000214701449295">
                <text:p>-0.0000214701449295</text:p>
              </table:table-cell>
              <table:table-cell office:value-type="float" office:value="-0.0000368492146663">
                <text:p>-0.000036849214666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.300887808">
                <text:p>2.300887808</text:p>
              </table:table-cell>
              <table:table-cell office:value-type="float" office:value="-0.0000443633653049">
                <text:p>-0.0000443633653049</text:p>
              </table:table-cell>
              <table:table-cell office:value-type="float" office:value="-0.0000637008124613">
                <text:p>-0.0000637008124613</text:p>
              </table:table-cell>
              <table:table-cell office:value-type="float" office:value="-0.0000965041763266">
                <text:p>-0.000096504176326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.352005888">
                <text:p>2.352005888</text:p>
              </table:table-cell>
              <table:table-cell office:value-type="float" office:value="0.0000219982284761">
                <text:p>0.0000219982284761</text:p>
              </table:table-cell>
              <table:table-cell office:value-type="float" office:value="-0.0000129756408569">
                <text:p>-0.0000129756408569</text:p>
              </table:table-cell>
              <table:table-cell office:value-type="float" office:value="0.0000247124662565">
                <text:p>0.000024712466256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.406987008">
                <text:p>2.406987008</text:p>
              </table:table-cell>
              <table:table-cell office:value-type="float" office:value="0.0000846286638989">
                <text:p>0.0000846286638989</text:p>
              </table:table-cell>
              <table:table-cell office:value-type="float" office:value="0.0000777351378929">
                <text:p>0.0000777351378929</text:p>
              </table:table-cell>
              <table:table-cell office:value-type="float" office:value="0.0000806180978543">
                <text:p>0.000080618097854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.460895744">
                <text:p>2.460895744</text:p>
              </table:table-cell>
              <table:table-cell office:value-type="float" office:value="-0.0000575824051339">
                <text:p>-0.0000575824051339</text:p>
              </table:table-cell>
              <table:table-cell office:value-type="float" office:value="0.0000894861659617">
                <text:p>0.0000894861659617</text:p>
              </table:table-cell>
              <table:table-cell office:value-type="float" office:value="0.000018044926037">
                <text:p>0.00001804492603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.514864896">
                <text:p>2.514864896</text:p>
              </table:table-cell>
              <table:table-cell office:value-type="float" office:value="0.00000400146655011">
                <text:p>0.00000400146655011</text:p>
              </table:table-cell>
              <table:table-cell office:value-type="float" office:value="-0.0000171212032001">
                <text:p>-0.0000171212032001</text:p>
              </table:table-cell>
              <table:table-cell office:value-type="float" office:value="0.0000443332392024">
                <text:p>0.000044333239202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.568968704">
                <text:p>2.568968704</text:p>
              </table:table-cell>
              <table:table-cell office:value-type="float" office:value="-0.0000226425800065">
                <text:p>-0.0000226425800065</text:p>
              </table:table-cell>
              <table:table-cell office:value-type="float" office:value="-0.0000131020306071">
                <text:p>-0.0000131020306071</text:p>
              </table:table-cell>
              <table:table-cell office:value-type="float" office:value="-0.0000788779143477">
                <text:p>-0.000078877914347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.621967872">
                <text:p>2.621967872</text:p>
              </table:table-cell>
              <table:table-cell office:value-type="float" office:value="0.0000199801597773">
                <text:p>0.0000199801597773</text:p>
              </table:table-cell>
              <table:table-cell office:value-type="float" office:value="-0.0000232419642998">
                <text:p>-0.0000232419642998</text:p>
              </table:table-cell>
              <table:table-cell office:value-type="float" office:value="-0.0000253674770647">
                <text:p>-0.000025367477064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.677180672">
                <text:p>2.677180672</text:p>
              </table:table-cell>
              <table:table-cell office:value-type="float" office:value="0.0000499103152833">
                <text:p>0.0000499103152833</text:p>
              </table:table-cell>
              <table:table-cell office:value-type="float" office:value="-0.0000330522270815">
                <text:p>-0.0000330522270815</text:p>
              </table:table-cell>
              <table:table-cell office:value-type="float" office:value="-0.0000580015475862">
                <text:p>-0.000058001547586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.72884992">
                <text:p>2.72884992</text:p>
              </table:table-cell>
              <table:table-cell office:value-type="float" office:value="-0.00000187685952824">
                <text:p>-0.00000187685952824</text:p>
              </table:table-cell>
              <table:table-cell office:value-type="float" office:value="-0.0000761682604207">
                <text:p>-0.0000761682604207</text:p>
              </table:table-cell>
              <table:table-cell office:value-type="float" office:value="-0.000120051387057">
                <text:p>-0.00012005138705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.782344704">
                <text:p>2.782344704</text:p>
              </table:table-cell>
              <table:table-cell office:value-type="float" office:value="-0.0000334536634909">
                <text:p>-0.0000334536634909</text:p>
              </table:table-cell>
              <table:table-cell office:value-type="float" office:value="0.00000272893817055">
                <text:p>0.00000272893817055</text:p>
              </table:table-cell>
              <table:table-cell office:value-type="float" office:value="-0.0000315364195558">
                <text:p>-0.000031536419555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.835108096">
                <text:p>2.835108096</text:p>
              </table:table-cell>
              <table:table-cell office:value-type="float" office:value="0.0000383392180083">
                <text:p>0.0000383392180083</text:p>
              </table:table-cell>
              <table:table-cell office:value-type="float" office:value="-0.0000526838121004">
                <text:p>-0.0000526838121004</text:p>
              </table:table-cell>
              <table:table-cell office:value-type="float" office:value="-0.0000726254220353">
                <text:p>-0.000072625422035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.887786752">
                <text:p>2.887786752</text:p>
              </table:table-cell>
              <table:table-cell office:value-type="float" office:value="-0.0000329403264914">
                <text:p>-0.0000329403264914</text:p>
              </table:table-cell>
              <table:table-cell office:value-type="float" office:value="-0.0000160865256476">
                <text:p>-0.0000160865256476</text:p>
              </table:table-cell>
              <table:table-cell office:value-type="float" office:value="-0.0000612302756053">
                <text:p>-0.000061230275605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.941745664">
                <text:p>2.941745664</text:p>
              </table:table-cell>
              <table:table-cell office:value-type="float" office:value="0.0000591639109189">
                <text:p>0.0000591639109189</text:p>
              </table:table-cell>
              <table:table-cell office:value-type="float" office:value="0.000020937901354">
                <text:p>0.000020937901354</text:p>
              </table:table-cell>
              <table:table-cell office:value-type="float" office:value="0.0000907083594939">
                <text:p>0.000090708359493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.995510016">
                <text:p>2.995510016</text:p>
              </table:table-cell>
              <table:table-cell office:value-type="float" office:value="0.0000537401865586">
                <text:p>0.0000537401865586</text:p>
              </table:table-cell>
              <table:table-cell office:value-type="float" office:value="-0.0000759201429901">
                <text:p>-0.0000759201429901</text:p>
              </table:table-cell>
              <table:table-cell office:value-type="float" office:value="-0.000119998469017">
                <text:p>-0.00011999846901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.048541696">
                <text:p>3.048541696</text:p>
              </table:table-cell>
              <table:table-cell office:value-type="float" office:value="0.000252021796769">
                <text:p>0.000252021796769</text:p>
              </table:table-cell>
              <table:table-cell office:value-type="float" office:value="-0.0000858123312355">
                <text:p>-0.0000858123312355</text:p>
              </table:table-cell>
              <table:table-cell office:value-type="float" office:value="-0.000105138999061">
                <text:p>-0.00010513899906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.102121984">
                <text:p>3.102121984</text:p>
              </table:table-cell>
              <table:table-cell office:value-type="float" office:value="-0.00000498082908962">
                <text:p>-0.00000498082908962</text:p>
              </table:table-cell>
              <table:table-cell office:value-type="float" office:value="0.0000537563282705">
                <text:p>0.0000537563282705</text:p>
              </table:table-cell>
              <table:table-cell office:value-type="float" office:value="0.0000683848411427">
                <text:p>0.000068384841142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.156669952">
                <text:p>3.156669952</text:p>
              </table:table-cell>
              <table:table-cell office:value-type="float" office:value="-0.00110533891711">
                <text:p>-0.00110533891711</text:p>
              </table:table-cell>
              <table:table-cell office:value-type="float" office:value="0.000091885412985">
                <text:p>0.000091885412985</text:p>
              </table:table-cell>
              <table:table-cell office:value-type="float" office:value="0.000121527766169">
                <text:p>0.00012152776616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.210640896">
                <text:p>3.210640896</text:p>
              </table:table-cell>
              <table:table-cell office:value-type="float" office:value="0.00572187174112">
                <text:p>0.00572187174112</text:p>
              </table:table-cell>
              <table:table-cell office:value-type="float" office:value="-0.0000823575974209">
                <text:p>-0.0000823575974209</text:p>
              </table:table-cell>
              <table:table-cell office:value-type="float" office:value="-0.000252454861766">
                <text:p>-0.00025245486176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.265516032">
                <text:p>3.265516032</text:p>
              </table:table-cell>
              <table:table-cell office:value-type="float" office:value="0.000141749595059">
                <text:p>0.000141749595059</text:p>
              </table:table-cell>
              <table:table-cell office:value-type="float" office:value="0.0000673207905493">
                <text:p>0.0000673207905493</text:p>
              </table:table-cell>
              <table:table-cell office:value-type="float" office:value="0.000099950688309">
                <text:p>0.00009995068830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.319354112">
                <text:p>3.319354112</text:p>
              </table:table-cell>
              <table:table-cell office:value-type="float" office:value="0.0000903468680917">
                <text:p>0.0000903468680917</text:p>
              </table:table-cell>
              <table:table-cell office:value-type="float" office:value="-0.0000341002232744">
                <text:p>-0.0000341002232744</text:p>
              </table:table-cell>
              <table:table-cell office:value-type="float" office:value="-0.0000210185262404">
                <text:p>-0.000021018526240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.372907008">
                <text:p>3.372907008</text:p>
              </table:table-cell>
              <table:table-cell office:value-type="float" office:value="-0.0000932366820052">
                <text:p>-0.0000932366820052</text:p>
              </table:table-cell>
              <table:table-cell office:value-type="float" office:value="-0.0000260613505816">
                <text:p>-0.0000260613505816</text:p>
              </table:table-cell>
              <table:table-cell office:value-type="float" office:value="0.0000140814318002">
                <text:p>0.000014081431800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.476270848">
                <text:p>3.476270848</text:p>
              </table:table-cell>
              <table:table-cell office:value-type="float" office:value="0.0000622096122243">
                <text:p>0.0000622096122243</text:p>
              </table:table-cell>
              <table:table-cell office:value-type="float" office:value="-0.0000466451019747">
                <text:p>-0.0000466451019747</text:p>
              </table:table-cell>
              <table:table-cell office:value-type="float" office:value="-0.0000305804314849">
                <text:p>-0.000030580431484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.53071872">
                <text:p>3.53071872</text:p>
              </table:table-cell>
              <table:table-cell office:value-type="float" office:value="-0.00013946533727">
                <text:p>-0.00013946533727</text:p>
              </table:table-cell>
              <table:table-cell office:value-type="float" office:value="0.00000406777598982">
                <text:p>0.00000406777598982</text:p>
              </table:table-cell>
              <table:table-cell office:value-type="float" office:value="-0.0000303828674078">
                <text:p>-0.000030382867407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.584746752">
                <text:p>3.584746752</text:p>
              </table:table-cell>
              <table:table-cell office:value-type="float" office:value="0.00000581816448175">
                <text:p>0.00000581816448175</text:p>
              </table:table-cell>
              <table:table-cell office:value-type="float" office:value="-0.000000673435977205">
                <text:p>-0.000000673435977205</text:p>
              </table:table-cell>
              <table:table-cell office:value-type="float" office:value="0.0000770299011492">
                <text:p>0.000077029901149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.638338816">
                <text:p>3.638338816</text:p>
              </table:table-cell>
              <table:table-cell office:value-type="float" office:value="0.000154834226123">
                <text:p>0.000154834226123</text:p>
              </table:table-cell>
              <table:table-cell office:value-type="float" office:value="0.00000206295430871">
                <text:p>0.00000206295430871</text:p>
              </table:table-cell>
              <table:table-cell office:value-type="float" office:value="-0.0000315152537951">
                <text:p>-0.000031515253795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.692293888">
                <text:p>3.692293888</text:p>
              </table:table-cell>
              <table:table-cell office:value-type="float" office:value="0.0000716336799087">
                <text:p>0.0000716336799087</text:p>
              </table:table-cell>
              <table:table-cell office:value-type="float" office:value="0.0000237962449319">
                <text:p>0.0000237962449319</text:p>
              </table:table-cell>
              <table:table-cell office:value-type="float" office:value="0.000141491691465">
                <text:p>0.00014149169146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.744578816">
                <text:p>3.744578816</text:p>
              </table:table-cell>
              <table:table-cell office:value-type="float" office:value="0.000118636402476">
                <text:p>0.000118636402476</text:p>
              </table:table-cell>
              <table:table-cell office:value-type="float" office:value="-0.0000131074993988">
                <text:p>-0.0000131074993988</text:p>
              </table:table-cell>
              <table:table-cell office:value-type="float" office:value="0.000101869743958">
                <text:p>0.00010186974395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.797586944">
                <text:p>3.797586944</text:p>
              </table:table-cell>
              <table:table-cell office:value-type="float" office:value="-0.0000368815999536">
                <text:p>-0.0000368815999536</text:p>
              </table:table-cell>
              <table:table-cell office:value-type="float" office:value="0.0000013902331375">
                <text:p>0.0000013902331375</text:p>
              </table:table-cell>
              <table:table-cell office:value-type="float" office:value="-0.0000238689590333">
                <text:p>-0.000023868959033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.850350592">
                <text:p>3.850350592</text:p>
              </table:table-cell>
              <table:table-cell office:value-type="float" office:value="-0.0000736009460525">
                <text:p>-0.0000736009460525</text:p>
              </table:table-cell>
              <table:table-cell office:value-type="float" office:value="-0.0000102446010715">
                <text:p>-0.0000102446010715</text:p>
              </table:table-cell>
              <table:table-cell office:value-type="float" office:value="-0.000111599896627">
                <text:p>-0.00011159989662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.901981952">
                <text:p>3.901981952</text:p>
              </table:table-cell>
              <table:table-cell office:value-type="float" office:value="-0.000148797946167">
                <text:p>-0.000148797946167</text:p>
              </table:table-cell>
              <table:table-cell office:value-type="float" office:value="-0.0000453975408163">
                <text:p>-0.0000453975408163</text:p>
              </table:table-cell>
              <table:table-cell office:value-type="float" office:value="-0.000103272563138">
                <text:p>-0.00010327256313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.954145792">
                <text:p>3.954145792</text:p>
              </table:table-cell>
              <table:table-cell office:value-type="float" office:value="0.0000720116950106">
                <text:p>0.0000720116950106</text:p>
              </table:table-cell>
              <table:table-cell office:value-type="float" office:value="0.0000384711311199">
                <text:p>0.0000384711311199</text:p>
              </table:table-cell>
              <table:table-cell office:value-type="float" office:value="0.0000711880347808">
                <text:p>0.000071188034780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.059860992">
                <text:p>4.059860992</text:p>
              </table:table-cell>
              <table:table-cell office:value-type="float" office:value="0.0000299967814499">
                <text:p>0.0000299967814499</text:p>
              </table:table-cell>
              <table:table-cell office:value-type="float" office:value="-0.000026041199817">
                <text:p>-0.000026041199817</text:p>
              </table:table-cell>
              <table:table-cell office:value-type="float" office:value="-0.0000185155349754">
                <text:p>-0.000018515534975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.112111872">
                <text:p>4.112111872</text:p>
              </table:table-cell>
              <table:table-cell office:value-type="float" office:value="-0.00022989831632">
                <text:p>-0.00022989831632</text:p>
              </table:table-cell>
              <table:table-cell office:value-type="float" office:value="0.0000428339153586">
                <text:p>0.0000428339153586</text:p>
              </table:table-cell>
              <table:table-cell office:value-type="float" office:value="0.0000978416937869">
                <text:p>0.000097841693786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.166140672">
                <text:p>4.166140672</text:p>
              </table:table-cell>
              <table:table-cell office:value-type="float" office:value="-0.0000032292589367">
                <text:p>-0.0000032292589367</text:p>
              </table:table-cell>
              <table:table-cell office:value-type="float" office:value="0.0000315836805385">
                <text:p>0.0000315836805385</text:p>
              </table:table-cell>
              <table:table-cell office:value-type="float" office:value="-0.0000228316221182">
                <text:p>-0.000022831622118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.219935744">
                <text:p>4.219935744</text:p>
              </table:table-cell>
              <table:table-cell office:value-type="float" office:value="-0.0000855553807924">
                <text:p>-0.0000855553807924</text:p>
              </table:table-cell>
              <table:table-cell office:value-type="float" office:value="-0.000177133333636">
                <text:p>-0.000177133333636</text:p>
              </table:table-cell>
              <table:table-cell office:value-type="float" office:value="-0.000215351596125">
                <text:p>-0.00021535159612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.271875072">
                <text:p>4.271875072</text:p>
              </table:table-cell>
              <table:table-cell office:value-type="float" office:value="0.0000297963124467">
                <text:p>0.0000297963124467</text:p>
              </table:table-cell>
              <table:table-cell office:value-type="float" office:value="0.0000872201489983">
                <text:p>0.0000872201489983</text:p>
              </table:table-cell>
              <table:table-cell office:value-type="float" office:value="0.000162545387866">
                <text:p>0.00016254538786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.374651136">
                <text:p>4.374651136</text:p>
              </table:table-cell>
              <table:table-cell office:value-type="float" office:value="-0.0000289951476589">
                <text:p>-0.0000289951476589</text:p>
              </table:table-cell>
              <table:table-cell office:value-type="float" office:value="0.00000765398363001">
                <text:p>0.00000765398363001</text:p>
              </table:table-cell>
              <table:table-cell office:value-type="float" office:value="0.0000623982268735">
                <text:p>0.000062398226873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.429011968">
                <text:p>4.429011968</text:p>
              </table:table-cell>
              <table:table-cell office:value-type="float" office:value="0.0000744041171856">
                <text:p>0.0000744041171856</text:p>
              </table:table-cell>
              <table:table-cell office:value-type="float" office:value="0.0000222800626943">
                <text:p>0.0000222800626943</text:p>
              </table:table-cell>
              <table:table-cell office:value-type="float" office:value="0.000131748776766">
                <text:p>0.00013174877676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.480059904">
                <text:p>4.480059904</text:p>
              </table:table-cell>
              <table:table-cell office:value-type="float" office:value="-0.0000316864316119">
                <text:p>-0.0000316864316119</text:p>
              </table:table-cell>
              <table:table-cell office:value-type="float" office:value="0.0000347294771927">
                <text:p>0.0000347294771927</text:p>
              </table:table-cell>
              <table:table-cell office:value-type="float" office:value="-0.0000911446331884">
                <text:p>-0.000091144633188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.53380096">
                <text:p>4.53380096</text:p>
              </table:table-cell>
              <table:table-cell office:value-type="float" office:value="0.000017531832782">
                <text:p>0.000017531832782</text:p>
              </table:table-cell>
              <table:table-cell office:value-type="float" office:value="0.0000590259915043">
                <text:p>0.0000590259915043</text:p>
              </table:table-cell>
              <table:table-cell office:value-type="float" office:value="0.0000101942105175">
                <text:p>0.000010194210517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.58759424">
                <text:p>4.58759424</text:p>
              </table:table-cell>
              <table:table-cell office:value-type="float" office:value="0.0000290942462016">
                <text:p>0.0000290942462016</text:p>
              </table:table-cell>
              <table:table-cell office:value-type="float" office:value="-0.0000729827879695">
                <text:p>-0.0000729827879695</text:p>
              </table:table-cell>
              <table:table-cell office:value-type="float" office:value="0.00000191612593881">
                <text:p>0.0000019161259388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.641951744">
                <text:p>4.641951744</text:p>
              </table:table-cell>
              <table:table-cell office:value-type="float" office:value="0.00130572624039">
                <text:p>0.00130572624039</text:p>
              </table:table-cell>
              <table:table-cell office:value-type="float" office:value="-0.0000475960223412">
                <text:p>-0.0000475960223412</text:p>
              </table:table-cell>
              <table:table-cell office:value-type="float" office:value="-0.00000880917559698">
                <text:p>-0.0000088091755969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.695896832">
                <text:p>4.695896832</text:p>
              </table:table-cell>
              <table:table-cell office:value-type="float" office:value="0.000150897481944">
                <text:p>0.000150897481944</text:p>
              </table:table-cell>
              <table:table-cell office:value-type="float" office:value="0.0000062394701672">
                <text:p>0.0000062394701672</text:p>
              </table:table-cell>
              <table:table-cell office:value-type="float" office:value="0.000207966775633">
                <text:p>0.00020796677563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.750535936">
                <text:p>4.750535936</text:p>
              </table:table-cell>
              <table:table-cell office:value-type="float" office:value="0.0000437588714703">
                <text:p>0.0000437588714703</text:p>
              </table:table-cell>
              <table:table-cell office:value-type="float" office:value="-0.0000192613479157">
                <text:p>-0.0000192613479157</text:p>
              </table:table-cell>
              <table:table-cell office:value-type="float" office:value="0.0000125421693156">
                <text:p>0.000012542169315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.803510784">
                <text:p>4.803510784</text:p>
              </table:table-cell>
              <table:table-cell office:value-type="float" office:value="-0.000103260608739">
                <text:p>-0.000103260608739</text:p>
              </table:table-cell>
              <table:table-cell office:value-type="float" office:value="0.0000485382006445">
                <text:p>0.0000485382006445</text:p>
              </table:table-cell>
              <table:table-cell office:value-type="float" office:value="-0.00000328719943354">
                <text:p>-0.0000032871994335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.907238912">
                <text:p>4.907238912</text:p>
              </table:table-cell>
              <table:table-cell office:value-type="float" office:value="0.0000205262804229">
                <text:p>0.0000205262804229</text:p>
              </table:table-cell>
              <table:table-cell office:value-type="float" office:value="-0.000123776640976">
                <text:p>-0.000123776640976</text:p>
              </table:table-cell>
              <table:table-cell office:value-type="float" office:value="-0.000239410306676">
                <text:p>-0.00023941030667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.960132096">
                <text:p>4.960132096</text:p>
              </table:table-cell>
              <table:table-cell office:value-type="float" office:value="0.0000123375339172">
                <text:p>0.0000123375339172</text:p>
              </table:table-cell>
              <table:table-cell office:value-type="float" office:value="0.0000338554455084">
                <text:p>0.0000338554455084</text:p>
              </table:table-cell>
              <table:table-cell office:value-type="float" office:value="0.000013917776414">
                <text:p>0.00001391777641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5.012764928">
                <text:p>5.012764928</text:p>
              </table:table-cell>
              <table:table-cell office:value-type="float" office:value="-0.00011114445806">
                <text:p>-0.00011114445806</text:p>
              </table:table-cell>
              <table:table-cell office:value-type="float" office:value="0.0000365716696251">
                <text:p>0.0000365716696251</text:p>
              </table:table-cell>
              <table:table-cell office:value-type="float" office:value="0.0000786660602898">
                <text:p>0.000078666060289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5.066788864">
                <text:p>5.066788864</text:p>
              </table:table-cell>
              <table:table-cell office:value-type="float" office:value="0.000108082014776">
                <text:p>0.000108082014776</text:p>
              </table:table-cell>
              <table:table-cell office:value-type="float" office:value="0.0000464054573968">
                <text:p>0.0000464054573968</text:p>
              </table:table-cell>
              <table:table-cell office:value-type="float" office:value="0.000190193735762">
                <text:p>0.00019019373576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5.120648704">
                <text:p>5.120648704</text:p>
              </table:table-cell>
              <table:table-cell office:value-type="float" office:value="-0.0000433622553828">
                <text:p>-0.0000433622553828</text:p>
              </table:table-cell>
              <table:table-cell office:value-type="float" office:value="0.00000598618726144">
                <text:p>0.00000598618726144</text:p>
              </table:table-cell>
              <table:table-cell office:value-type="float" office:value="-0.000131523862365">
                <text:p>-0.00013152386236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5.173413888">
                <text:p>5.173413888</text:p>
              </table:table-cell>
              <table:table-cell office:value-type="float" office:value="0.000144368677866">
                <text:p>0.000144368677866</text:p>
              </table:table-cell>
              <table:table-cell office:value-type="float" office:value="0.0000476321292808">
                <text:p>0.0000476321292808</text:p>
              </table:table-cell>
              <table:table-cell office:value-type="float" office:value="0.000298245518934">
                <text:p>0.00029824551893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5.226298112">
                <text:p>5.226298112</text:p>
              </table:table-cell>
              <table:table-cell office:value-type="float" office:value="-0.0000813545048004">
                <text:p>-0.0000813545048004</text:p>
              </table:table-cell>
              <table:table-cell office:value-type="float" office:value="0.0000329173453792">
                <text:p>0.0000329173453792</text:p>
              </table:table-cell>
              <table:table-cell office:value-type="float" office:value="0.0000253137332038">
                <text:p>0.000025313733203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5.280561664">
                <text:p>5.280561664</text:p>
              </table:table-cell>
              <table:table-cell office:value-type="float" office:value="-0.0000454633627669">
                <text:p>-0.0000454633627669</text:p>
              </table:table-cell>
              <table:table-cell office:value-type="float" office:value="-0.0000174568885996">
                <text:p>-0.0000174568885996</text:p>
              </table:table-cell>
              <table:table-cell office:value-type="float" office:value="-0.000110176821181">
                <text:p>-0.00011017682118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5.333886464">
                <text:p>5.333886464</text:p>
              </table:table-cell>
              <table:table-cell office:value-type="float" office:value="0.0000344908039551">
                <text:p>0.0000344908039551</text:p>
              </table:table-cell>
              <table:table-cell office:value-type="float" office:value="0.0000322288069583">
                <text:p>0.0000322288069583</text:p>
              </table:table-cell>
              <table:table-cell office:value-type="float" office:value="0.000000805620686606">
                <text:p>0.00000080562068660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5.386530816">
                <text:p>5.386530816</text:p>
              </table:table-cell>
              <table:table-cell office:value-type="float" office:value="0.0000841964356368">
                <text:p>0.0000841964356368</text:p>
              </table:table-cell>
              <table:table-cell office:value-type="float" office:value="-0.0000216722219193">
                <text:p>-0.0000216722219193</text:p>
              </table:table-cell>
              <table:table-cell office:value-type="float" office:value="-0.0000135194450195">
                <text:p>-0.000013519445019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5.439360768">
                <text:p>5.439360768</text:p>
              </table:table-cell>
              <table:table-cell office:value-type="float" office:value="0.0000945450447034">
                <text:p>0.0000945450447034</text:p>
              </table:table-cell>
              <table:table-cell office:value-type="float" office:value="0.000029138283935">
                <text:p>0.000029138283935</text:p>
              </table:table-cell>
              <table:table-cell office:value-type="float" office:value="0.000151832922711">
                <text:p>0.00015183292271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5.492936704">
                <text:p>5.492936704</text:p>
              </table:table-cell>
              <table:table-cell office:value-type="float" office:value="0.0000363066246791">
                <text:p>0.0000363066246791</text:p>
              </table:table-cell>
              <table:table-cell office:value-type="float" office:value="0.0000410808243032">
                <text:p>0.0000410808243032</text:p>
              </table:table-cell>
              <table:table-cell office:value-type="float" office:value="-0.0000408310006605">
                <text:p>-0.000040831000660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5.547548672">
                <text:p>5.547548672</text:p>
              </table:table-cell>
              <table:table-cell office:value-type="float" office:value="-0.00000219226558329">
                <text:p>-0.00000219226558329</text:p>
              </table:table-cell>
              <table:table-cell office:value-type="float" office:value="-0.0000767933161114">
                <text:p>-0.0000767933161114</text:p>
              </table:table-cell>
              <table:table-cell office:value-type="float" office:value="-0.000114028436656">
                <text:p>-0.00011402843665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5.601352704">
                <text:p>5.601352704</text:p>
              </table:table-cell>
              <table:table-cell office:value-type="float" office:value="-0.0000157855702128">
                <text:p>-0.0000157855702128</text:p>
              </table:table-cell>
              <table:table-cell office:value-type="float" office:value="0.000151742526214">
                <text:p>0.000151742526214</text:p>
              </table:table-cell>
              <table:table-cell office:value-type="float" office:value="0.000295091449516">
                <text:p>0.00029509144951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5.702781952">
                <text:p>5.702781952</text:p>
              </table:table-cell>
              <table:table-cell office:value-type="float" office:value="-0.00000342625389749">
                <text:p>-0.00000342625389749</text:p>
              </table:table-cell>
              <table:table-cell office:value-type="float" office:value="-0.000116404808068">
                <text:p>-0.000116404808068</text:p>
              </table:table-cell>
              <table:table-cell office:value-type="float" office:value="-0.000224619609071">
                <text:p>-0.00022461960907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5.756461056">
                <text:p>5.756461056</text:p>
              </table:table-cell>
              <table:table-cell office:value-type="float" office:value="0.0000335540207743">
                <text:p>0.0000335540207743</text:p>
              </table:table-cell>
              <table:table-cell office:value-type="float" office:value="-0.000112069938041">
                <text:p>-0.000112069938041</text:p>
              </table:table-cell>
              <table:table-cell office:value-type="float" office:value="-0.0000816289975774">
                <text:p>-0.000081628997577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5.810552832">
                <text:p>5.810552832</text:p>
              </table:table-cell>
              <table:table-cell office:value-type="float" office:value="0.0000788331599324">
                <text:p>0.0000788331599324</text:p>
              </table:table-cell>
              <table:table-cell office:value-type="float" office:value="0.0000436317532149">
                <text:p>0.0000436317532149</text:p>
              </table:table-cell>
              <table:table-cell office:value-type="float" office:value="0.000139443582157">
                <text:p>0.00013944358215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5.864147968">
                <text:p>5.864147968</text:p>
              </table:table-cell>
              <table:table-cell office:value-type="float" office:value="-0.0000104302853288">
                <text:p>-0.0000104302853288</text:p>
              </table:table-cell>
              <table:table-cell office:value-type="float" office:value="-0.00000351328321813">
                <text:p>-0.00000351328321813</text:p>
              </table:table-cell>
              <table:table-cell office:value-type="float" office:value="0.00000737657455829">
                <text:p>0.0000073765745582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5.916518912">
                <text:p>5.916518912</text:p>
              </table:table-cell>
              <table:table-cell office:value-type="float" office:value="0.0000271778335446">
                <text:p>0.0000271778335446</text:p>
              </table:table-cell>
              <table:table-cell office:value-type="float" office:value="0.0000429054234701">
                <text:p>0.0000429054234701</text:p>
              </table:table-cell>
              <table:table-cell office:value-type="float" office:value="0.000118795520393">
                <text:p>0.00011879552039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6.020654848">
                <text:p>6.020654848</text:p>
              </table:table-cell>
              <table:table-cell office:value-type="float" office:value="0.00000808745789982">
                <text:p>0.00000808745789982</text:p>
              </table:table-cell>
              <table:table-cell office:value-type="float" office:value="-0.0000608595255471">
                <text:p>-0.0000608595255471</text:p>
              </table:table-cell>
              <table:table-cell office:value-type="float" office:value="-0.0000272687939287">
                <text:p>-0.000027268793928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6.075128832">
                <text:p>6.075128832</text:p>
              </table:table-cell>
              <table:table-cell office:value-type="float" office:value="0.0000471853309136">
                <text:p>0.0000471853309136</text:p>
              </table:table-cell>
              <table:table-cell office:value-type="float" office:value="0.0000761988485465">
                <text:p>0.0000761988485465</text:p>
              </table:table-cell>
              <table:table-cell office:value-type="float" office:value="0.0000390104396502">
                <text:p>0.000039010439650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6.12901888">
                <text:p>6.12901888</text:p>
              </table:table-cell>
              <table:table-cell office:value-type="float" office:value="0.0000103840256998">
                <text:p>0.0000103840256998</text:p>
              </table:table-cell>
              <table:table-cell office:value-type="float" office:value="-0.0000101392879515">
                <text:p>-0.0000101392879515</text:p>
              </table:table-cell>
              <table:table-cell office:value-type="float" office:value="-0.00000408885853176">
                <text:p>-0.0000040888585317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6.234334976">
                <text:p>6.234334976</text:p>
              </table:table-cell>
              <table:table-cell office:value-type="float" office:value="0.000118982294225">
                <text:p>0.000118982294225</text:p>
              </table:table-cell>
              <table:table-cell office:value-type="float" office:value="0.0000122384981296">
                <text:p>0.0000122384981296</text:p>
              </table:table-cell>
              <table:table-cell office:value-type="float" office:value="0.0000949652312556">
                <text:p>0.000094965231255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6.289344">
                <text:p>6.289344</text:p>
              </table:table-cell>
              <table:table-cell office:value-type="float" office:value="-0.00000238649226958">
                <text:p>-0.00000238649226958</text:p>
              </table:table-cell>
              <table:table-cell office:value-type="float" office:value="0.000117598356155">
                <text:p>0.000117598356155</text:p>
              </table:table-cell>
              <table:table-cell office:value-type="float" office:value="0.000176123183337">
                <text:p>0.00017612318333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6.343133952">
                <text:p>6.343133952</text:p>
              </table:table-cell>
              <table:table-cell office:value-type="float" office:value="-0.0000771136110416">
                <text:p>-0.0000771136110416</text:p>
              </table:table-cell>
              <table:table-cell office:value-type="float" office:value="-0.000139369483804">
                <text:p>-0.000139369483804</text:p>
              </table:table-cell>
              <table:table-cell office:value-type="float" office:value="-0.000143036231748">
                <text:p>-0.00014303623174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6.396859904">
                <text:p>6.396859904</text:p>
              </table:table-cell>
              <table:table-cell office:value-type="float" office:value="-0.0000317092162732">
                <text:p>-0.0000317092162732</text:p>
              </table:table-cell>
              <table:table-cell office:value-type="float" office:value="-0.000143990808283">
                <text:p>-0.000143990808283</text:p>
              </table:table-cell>
              <table:table-cell office:value-type="float" office:value="-0.000190986102098">
                <text:p>-0.00019098610209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6.451820032">
                <text:p>6.451820032</text:p>
              </table:table-cell>
              <table:table-cell office:value-type="float" office:value="-0.0000923727857298">
                <text:p>-0.0000923727857298</text:p>
              </table:table-cell>
              <table:table-cell office:value-type="float" office:value="0.0000337928031513">
                <text:p>0.0000337928031513</text:p>
              </table:table-cell>
              <table:table-cell office:value-type="float" office:value="-0.0000977118033916">
                <text:p>-0.000097711803391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6.504769792">
                <text:p>6.504769792</text:p>
              </table:table-cell>
              <table:table-cell office:value-type="float" office:value="0.0000335011209245">
                <text:p>0.0000335011209245</text:p>
              </table:table-cell>
              <table:table-cell office:value-type="float" office:value="-0.00000178205596058">
                <text:p>-0.00000178205596058</text:p>
              </table:table-cell>
              <table:table-cell office:value-type="float" office:value="-0.0000147392902363">
                <text:p>-0.000014739290236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6.557697792">
                <text:p>6.557697792</text:p>
              </table:table-cell>
              <table:table-cell office:value-type="float" office:value="-0.000044918837375">
                <text:p>-0.000044918837375</text:p>
              </table:table-cell>
              <table:table-cell office:value-type="float" office:value="-0.0000617048135609">
                <text:p>-0.0000617048135609</text:p>
              </table:table-cell>
              <table:table-cell office:value-type="float" office:value="-0.0000746840087231">
                <text:p>-0.000074684008723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6.610246912">
                <text:p>6.610246912</text:p>
              </table:table-cell>
              <table:table-cell office:value-type="float" office:value="-0.0000730986357667">
                <text:p>-0.0000730986357667</text:p>
              </table:table-cell>
              <table:table-cell office:value-type="float" office:value="0.0000205442629522">
                <text:p>0.0000205442629522</text:p>
              </table:table-cell>
              <table:table-cell office:value-type="float" office:value="-0.0000132282775667">
                <text:p>-0.000013228277566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6.663979776">
                <text:p>6.663979776</text:p>
              </table:table-cell>
              <table:table-cell office:value-type="float" office:value="0.0000755972796469">
                <text:p>0.0000755972796469</text:p>
              </table:table-cell>
              <table:table-cell office:value-type="float" office:value="0.0000206166478165">
                <text:p>0.0000206166478165</text:p>
              </table:table-cell>
              <table:table-cell office:value-type="float" office:value="0.0000901277526282">
                <text:p>0.000090127752628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6.767360768">
                <text:p>6.767360768</text:p>
              </table:table-cell>
              <table:table-cell office:value-type="float" office:value="-0.0000598924707447">
                <text:p>-0.0000598924707447</text:p>
              </table:table-cell>
              <table:table-cell office:value-type="float" office:value="-0.0000467022764497">
                <text:p>-0.0000467022764497</text:p>
              </table:table-cell>
              <table:table-cell office:value-type="float" office:value="-0.00016262131976">
                <text:p>-0.0001626213197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6.821264896">
                <text:p>6.821264896</text:p>
              </table:table-cell>
              <table:table-cell office:value-type="float" office:value="0.0000239744258579">
                <text:p>0.0000239744258579</text:p>
              </table:table-cell>
              <table:table-cell office:value-type="float" office:value="0.0000357778517355">
                <text:p>0.0000357778517355</text:p>
              </table:table-cell>
              <table:table-cell office:value-type="float" office:value="0.0000240901208599">
                <text:p>0.000024090120859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6.874031872">
                <text:p>6.874031872</text:p>
              </table:table-cell>
              <table:table-cell office:value-type="float" office:value="-0.0000519140194228">
                <text:p>-0.0000519140194228</text:p>
              </table:table-cell>
              <table:table-cell office:value-type="float" office:value="-0.00000251789720096">
                <text:p>-0.00000251789720096</text:p>
              </table:table-cell>
              <table:table-cell office:value-type="float" office:value="0.0000568285977351">
                <text:p>0.000056828597735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6.925888768">
                <text:p>6.925888768</text:p>
              </table:table-cell>
              <table:table-cell office:value-type="float" office:value="-0.0000131162732941">
                <text:p>-0.0000131162732941</text:p>
              </table:table-cell>
              <table:table-cell office:value-type="float" office:value="-0.0000611245559412">
                <text:p>-0.0000611245559412</text:p>
              </table:table-cell>
              <table:table-cell office:value-type="float" office:value="-0.0000685385166435">
                <text:p>-0.000068538516643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6.976783872">
                <text:p>6.976783872</text:p>
              </table:table-cell>
              <table:table-cell office:value-type="float" office:value="-0.0000606154208072">
                <text:p>-0.0000606154208072</text:p>
              </table:table-cell>
              <table:table-cell office:value-type="float" office:value="-0.0000220334914047">
                <text:p>-0.0000220334914047</text:p>
              </table:table-cell>
              <table:table-cell office:value-type="float" office:value="-0.0000512722181156">
                <text:p>-0.000051272218115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7.03073792">
                <text:p>7.03073792</text:p>
              </table:table-cell>
              <table:table-cell office:value-type="float" office:value="-0.000003397069122">
                <text:p>-0.000003397069122</text:p>
              </table:table-cell>
              <table:table-cell office:value-type="float" office:value="0.0000555186416022">
                <text:p>0.0000555186416022</text:p>
              </table:table-cell>
              <table:table-cell office:value-type="float" office:value="0.000019325329049">
                <text:p>0.00001932532904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7.081953792">
                <text:p>7.081953792</text:p>
              </table:table-cell>
              <table:table-cell office:value-type="float" office:value="0.00176889949944">
                <text:p>0.00176889949944</text:p>
              </table:table-cell>
              <table:table-cell office:value-type="float" office:value="-0.0000630566573818">
                <text:p>-0.0000630566573818</text:p>
              </table:table-cell>
              <table:table-cell office:value-type="float" office:value="-0.000115596616524">
                <text:p>-0.00011559661652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7.13421824">
                <text:p>7.13421824</text:p>
              </table:table-cell>
              <table:table-cell office:value-type="float" office:value="0.0000441246447735">
                <text:p>0.0000441246447735</text:p>
              </table:table-cell>
              <table:table-cell office:value-type="float" office:value="0.0000338385325449">
                <text:p>0.0000338385325449</text:p>
              </table:table-cell>
              <table:table-cell office:value-type="float" office:value="0.000132430024678">
                <text:p>0.00013243002467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7.18829312">
                <text:p>7.18829312</text:p>
              </table:table-cell>
              <table:table-cell office:value-type="float" office:value="-0.0000868477582117">
                <text:p>-0.0000868477582117</text:p>
              </table:table-cell>
              <table:table-cell office:value-type="float" office:value="-0.0000075562420534">
                <text:p>-0.0000075562420534</text:p>
              </table:table-cell>
              <table:table-cell office:value-type="float" office:value="-0.0000112226516649">
                <text:p>-0.000011222651664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7.239740672">
                <text:p>7.239740672</text:p>
              </table:table-cell>
              <table:table-cell office:value-type="float" office:value="-0.0000135666014103">
                <text:p>-0.0000135666014103</text:p>
              </table:table-cell>
              <table:table-cell office:value-type="float" office:value="0.0000343400606653">
                <text:p>0.0000343400606653</text:p>
              </table:table-cell>
              <table:table-cell office:value-type="float" office:value="0.0000932055263547">
                <text:p>0.000093205526354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7.293330944">
                <text:p>7.293330944</text:p>
              </table:table-cell>
              <table:table-cell office:value-type="float" office:value="-0.00000916441240406">
                <text:p>-0.00000916441240406</text:p>
              </table:table-cell>
              <table:table-cell office:value-type="float" office:value="0.000079193720012">
                <text:p>0.000079193720012</text:p>
              </table:table-cell>
              <table:table-cell office:value-type="float" office:value="0.0000118030657177">
                <text:p>0.000011803065717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7.345898752">
                <text:p>7.345898752</text:p>
              </table:table-cell>
              <table:table-cell office:value-type="float" office:value="0.00000714214229447">
                <text:p>0.00000714214229447</text:p>
              </table:table-cell>
              <table:table-cell office:value-type="float" office:value="-0.0000613834854448">
                <text:p>-0.0000613834854448</text:p>
              </table:table-cell>
              <table:table-cell office:value-type="float" office:value="-0.00000748515822124">
                <text:p>-0.0000074851582212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7.399990016">
                <text:p>7.399990016</text:p>
              </table:table-cell>
              <table:table-cell office:value-type="float" office:value="-0.000079651537817">
                <text:p>-0.000079651537817</text:p>
              </table:table-cell>
              <table:table-cell office:value-type="float" office:value="0.0000300470474031">
                <text:p>0.0000300470474031</text:p>
              </table:table-cell>
              <table:table-cell office:value-type="float" office:value="-0.0000413204834331">
                <text:p>-0.000041320483433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7.50418688">
                <text:p>7.50418688</text:p>
              </table:table-cell>
              <table:table-cell office:value-type="float" office:value="0.0000207928678719">
                <text:p>0.0000207928678719</text:p>
              </table:table-cell>
              <table:table-cell office:value-type="float" office:value="-0.0000386292304029">
                <text:p>-0.0000386292304029</text:p>
              </table:table-cell>
              <table:table-cell office:value-type="float" office:value="0.00000603235639574">
                <text:p>0.0000060323563957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7.858331136">
                <text:p>7.858331136</text:p>
              </table:table-cell>
              <table:table-cell office:value-type="float" office:value="-0.0000657164855511">
                <text:p>-0.0000657164855511</text:p>
              </table:table-cell>
              <table:table-cell office:value-type="float" office:value="0.0000392606707464">
                <text:p>0.0000392606707464</text:p>
              </table:table-cell>
              <table:table-cell office:value-type="float" office:value="0.000116365088616">
                <text:p>0.00011636508861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7.913052672">
                <text:p>7.913052672</text:p>
              </table:table-cell>
              <table:table-cell office:value-type="float" office:value="-0.0451984554529">
                <text:p>-0.0451984554529</text:p>
              </table:table-cell>
              <table:table-cell office:value-type="float" office:value="-0.00795449316502">
                <text:p>-0.00795449316502</text:p>
              </table:table-cell>
              <table:table-cell office:value-type="float" office:value="-0.0317223481834">
                <text:p>-0.031722348183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7.966240768">
                <text:p>7.966240768</text:p>
              </table:table-cell>
              <table:table-cell office:value-type="float" office:value="-0.0995203405619">
                <text:p>-0.0995203405619</text:p>
              </table:table-cell>
              <table:table-cell office:value-type="float" office:value="-0.0200638081878">
                <text:p>-0.0200638081878</text:p>
              </table:table-cell>
              <table:table-cell office:value-type="float" office:value="-0.0730381086469">
                <text:p>-0.073038108646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8.020391168">
                <text:p>8.020391168</text:p>
              </table:table-cell>
              <table:table-cell office:value-type="float" office:value="-0.128256112337">
                <text:p>-0.128256112337</text:p>
              </table:table-cell>
              <table:table-cell office:value-type="float" office:value="-0.0254801381379">
                <text:p>-0.0254801381379</text:p>
              </table:table-cell>
              <table:table-cell office:value-type="float" office:value="-0.0977062210441">
                <text:p>-0.097706221044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8.074235136">
                <text:p>8.074235136</text:p>
              </table:table-cell>
              <table:table-cell office:value-type="float" office:value="-0.121066257358">
                <text:p>-0.121066257358</text:p>
              </table:table-cell>
              <table:table-cell office:value-type="float" office:value="-0.0240764394403">
                <text:p>-0.0240764394403</text:p>
              </table:table-cell>
              <table:table-cell office:value-type="float" office:value="-0.0946634188294">
                <text:p>-0.094663418829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8.127094784">
                <text:p>8.127094784</text:p>
              </table:table-cell>
              <table:table-cell office:value-type="float" office:value="-0.120918259025">
                <text:p>-0.120918259025</text:p>
              </table:table-cell>
              <table:table-cell office:value-type="float" office:value="-0.023468580097">
                <text:p>-0.023468580097</text:p>
              </table:table-cell>
              <table:table-cell office:value-type="float" office:value="-0.0947747528553">
                <text:p>-0.094774752855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8.182326784">
                <text:p>8.182326784</text:p>
              </table:table-cell>
              <table:table-cell office:value-type="float" office:value="-0.116889953613">
                <text:p>-0.116889953613</text:p>
              </table:table-cell>
              <table:table-cell office:value-type="float" office:value="-0.0217929873616">
                <text:p>-0.0217929873616</text:p>
              </table:table-cell>
              <table:table-cell office:value-type="float" office:value="-0.0926968157291">
                <text:p>-0.092696815729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8.235364864">
                <text:p>8.235364864</text:p>
              </table:table-cell>
              <table:table-cell office:value-type="float" office:value="-0.116062492132">
                <text:p>-0.116062492132</text:p>
              </table:table-cell>
              <table:table-cell office:value-type="float" office:value="-0.0213073287159">
                <text:p>-0.0213073287159</text:p>
              </table:table-cell>
              <table:table-cell office:value-type="float" office:value="-0.092617444694">
                <text:p>-0.09261744469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8.28876288">
                <text:p>8.28876288</text:p>
              </table:table-cell>
              <table:table-cell office:value-type="float" office:value="-0.111355401576">
                <text:p>-0.111355401576</text:p>
              </table:table-cell>
              <table:table-cell office:value-type="float" office:value="-0.0199791453779">
                <text:p>-0.0199791453779</text:p>
              </table:table-cell>
              <table:table-cell office:value-type="float" office:value="-0.0883090868592">
                <text:p>-0.088309086859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8.392975872">
                <text:p>8.392975872</text:p>
              </table:table-cell>
              <table:table-cell office:value-type="float" office:value="-0.0517804734409">
                <text:p>-0.0517804734409</text:p>
              </table:table-cell>
              <table:table-cell office:value-type="float" office:value="-0.00879358965904">
                <text:p>-0.00879358965904</text:p>
              </table:table-cell>
              <table:table-cell office:value-type="float" office:value="-0.0432130619884">
                <text:p>-0.043213061988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8.447282688">
                <text:p>8.447282688</text:p>
              </table:table-cell>
              <table:table-cell office:value-type="float" office:value="0.00171192677226">
                <text:p>0.00171192677226</text:p>
              </table:table-cell>
              <table:table-cell office:value-type="float" office:value="-0.00326526211575">
                <text:p>-0.00326526211575</text:p>
              </table:table-cell>
              <table:table-cell office:value-type="float" office:value="0.000998581759632">
                <text:p>0.00099858175963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8.501097984">
                <text:p>8.501097984</text:p>
              </table:table-cell>
              <table:table-cell office:value-type="float" office:value="0.0438159219921">
                <text:p>0.0438159219921</text:p>
              </table:table-cell>
              <table:table-cell office:value-type="float" office:value="-0.000682111596689">
                <text:p>-0.000682111596689</text:p>
              </table:table-cell>
              <table:table-cell office:value-type="float" office:value="0.0298947263509">
                <text:p>0.029894726350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8.555718912">
                <text:p>8.555718912</text:p>
              </table:table-cell>
              <table:table-cell office:value-type="float" office:value="0.0504719503224">
                <text:p>0.0504719503224</text:p>
              </table:table-cell>
              <table:table-cell office:value-type="float" office:value="0.00129883061163">
                <text:p>0.00129883061163</text:p>
              </table:table-cell>
              <table:table-cell office:value-type="float" office:value="0.0416251309216">
                <text:p>0.041625130921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8.659745792">
                <text:p>8.659745792</text:p>
              </table:table-cell>
              <table:table-cell office:value-type="float" office:value="0.0409621372819">
                <text:p>0.0409621372819</text:p>
              </table:table-cell>
              <table:table-cell office:value-type="float" office:value="0.00167684454937">
                <text:p>0.00167684454937</text:p>
              </table:table-cell>
              <table:table-cell office:value-type="float" office:value="0.0317609347403">
                <text:p>0.031760934740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8.712276992">
                <text:p>8.712276992</text:p>
              </table:table-cell>
              <table:table-cell office:value-type="float" office:value="0.0292304288596">
                <text:p>0.0292304288596</text:p>
              </table:table-cell>
              <table:table-cell office:value-type="float" office:value="0.0010591201717">
                <text:p>0.0010591201717</text:p>
              </table:table-cell>
              <table:table-cell office:value-type="float" office:value="0.027939947322">
                <text:p>0.02793994732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8.766740736">
                <text:p>8.766740736</text:p>
              </table:table-cell>
              <table:table-cell office:value-type="float" office:value="0.0475775562227">
                <text:p>0.0475775562227</text:p>
              </table:table-cell>
              <table:table-cell office:value-type="float" office:value="0.00542160077021">
                <text:p>0.00542160077021</text:p>
              </table:table-cell>
              <table:table-cell office:value-type="float" office:value="0.033787868917">
                <text:p>0.03378786891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8.821380096">
                <text:p>8.821380096</text:p>
              </table:table-cell>
              <table:table-cell office:value-type="float" office:value="0.0501148253679">
                <text:p>0.0501148253679</text:p>
              </table:table-cell>
              <table:table-cell office:value-type="float" office:value="0.00503701902926">
                <text:p>0.00503701902926</text:p>
              </table:table-cell>
              <table:table-cell office:value-type="float" office:value="0.0380159765482">
                <text:p>0.038015976548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8.876866816">
                <text:p>8.876866816</text:p>
              </table:table-cell>
              <table:table-cell office:value-type="float" office:value="0.0288546048105">
                <text:p>0.0288546048105</text:p>
              </table:table-cell>
              <table:table-cell office:value-type="float" office:value="0.003654549364">
                <text:p>0.003654549364</text:p>
              </table:table-cell>
              <table:table-cell office:value-type="float" office:value="0.0254477262497">
                <text:p>0.025447726249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8.930791936">
                <text:p>8.930791936</text:p>
              </table:table-cell>
              <table:table-cell office:value-type="float" office:value="0.0533586218953">
                <text:p>0.0533586218953</text:p>
              </table:table-cell>
              <table:table-cell office:value-type="float" office:value="0.0081474352628">
                <text:p>0.0081474352628</text:p>
              </table:table-cell>
              <table:table-cell office:value-type="float" office:value="0.0378689989448">
                <text:p>0.037868998944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8.983099904">
                <text:p>8.983099904</text:p>
              </table:table-cell>
              <table:table-cell office:value-type="float" office:value="0.0460585430264">
                <text:p>0.0460585430264</text:p>
              </table:table-cell>
              <table:table-cell office:value-type="float" office:value="0.00688014179468">
                <text:p>0.00688014179468</text:p>
              </table:table-cell>
              <table:table-cell office:value-type="float" office:value="0.034485232085">
                <text:p>0.03448523208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9.036974848">
                <text:p>9.036974848</text:p>
              </table:table-cell>
              <table:table-cell office:value-type="float" office:value="0.0265535209328">
                <text:p>0.0265535209328</text:p>
              </table:table-cell>
              <table:table-cell office:value-type="float" office:value="0.00337793165818">
                <text:p>0.00337793165818</text:p>
              </table:table-cell>
              <table:table-cell office:value-type="float" office:value="0.0252965111285">
                <text:p>0.025296511128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9.091085056">
                <text:p>9.091085056</text:p>
              </table:table-cell>
              <table:table-cell office:value-type="float" office:value="0.0584071539342">
                <text:p>0.0584071539342</text:p>
              </table:table-cell>
              <table:table-cell office:value-type="float" office:value="0.0119201457128">
                <text:p>0.0119201457128</text:p>
              </table:table-cell>
              <table:table-cell office:value-type="float" office:value="0.0445113666356">
                <text:p>0.044511366635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9.145172736">
                <text:p>9.145172736</text:p>
              </table:table-cell>
              <table:table-cell office:value-type="float" office:value="0.0321929082274">
                <text:p>0.0321929082274</text:p>
              </table:table-cell>
              <table:table-cell office:value-type="float" office:value="0.00546703999862">
                <text:p>0.00546703999862</text:p>
              </table:table-cell>
              <table:table-cell office:value-type="float" office:value="0.0280820261687">
                <text:p>0.028082026168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9.198866688">
                <text:p>9.198866688</text:p>
              </table:table-cell>
              <table:table-cell office:value-type="float" office:value="0.0236213188618">
                <text:p>0.0236213188618</text:p>
              </table:table-cell>
              <table:table-cell office:value-type="float" office:value="0.00660937931389">
                <text:p>0.00660937931389</text:p>
              </table:table-cell>
              <table:table-cell office:value-type="float" office:value="0.0186078473926">
                <text:p>0.018607847392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9.252600832">
                <text:p>9.252600832</text:p>
              </table:table-cell>
              <table:table-cell office:value-type="float" office:value="0.0453820824623">
                <text:p>0.0453820824623</text:p>
              </table:table-cell>
              <table:table-cell office:value-type="float" office:value="0.0108564598486">
                <text:p>0.0108564598486</text:p>
              </table:table-cell>
              <table:table-cell office:value-type="float" office:value="0.0340958870947">
                <text:p>0.034095887094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9.306831872">
                <text:p>9.306831872</text:p>
              </table:table-cell>
              <table:table-cell office:value-type="float" office:value="0.0448729805648">
                <text:p>0.0448729805648</text:p>
              </table:table-cell>
              <table:table-cell office:value-type="float" office:value="0.0120750432834">
                <text:p>0.0120750432834</text:p>
              </table:table-cell>
              <table:table-cell office:value-type="float" office:value="0.0348269455135">
                <text:p>0.034826945513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9.411113984">
                <text:p>9.411113984</text:p>
              </table:table-cell>
              <table:table-cell office:value-type="float" office:value="0.0504161082208">
                <text:p>0.0504161082208</text:p>
              </table:table-cell>
              <table:table-cell office:value-type="float" office:value="0.016568787396">
                <text:p>0.016568787396</text:p>
              </table:table-cell>
              <table:table-cell office:value-type="float" office:value="0.0392494015396">
                <text:p>0.039249401539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9.465370112">
                <text:p>9.465370112</text:p>
              </table:table-cell>
              <table:table-cell office:value-type="float" office:value="0.0500105135143">
                <text:p>0.0500105135143</text:p>
              </table:table-cell>
              <table:table-cell office:value-type="float" office:value="0.0172703266144">
                <text:p>0.0172703266144</text:p>
              </table:table-cell>
              <table:table-cell office:value-type="float" office:value="0.0395184792578">
                <text:p>0.039518479257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9.519460096">
                <text:p>9.519460096</text:p>
              </table:table-cell>
              <table:table-cell office:value-type="float" office:value="0.0656789019704">
                <text:p>0.0656789019704</text:p>
              </table:table-cell>
              <table:table-cell office:value-type="float" office:value="0.0251733884215">
                <text:p>0.0251733884215</text:p>
              </table:table-cell>
              <table:table-cell office:value-type="float" office:value="0.0511549785733">
                <text:p>0.051154978573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9.573725184">
                <text:p>9.573725184</text:p>
              </table:table-cell>
              <table:table-cell office:value-type="float" office:value="0.053034786135">
                <text:p>0.053034786135</text:p>
              </table:table-cell>
              <table:table-cell office:value-type="float" office:value="0.0196741111577">
                <text:p>0.0196741111577</text:p>
              </table:table-cell>
              <table:table-cell office:value-type="float" office:value="0.0424228422344">
                <text:p>0.042422842234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9.627761664">
                <text:p>9.627761664</text:p>
              </table:table-cell>
              <table:table-cell office:value-type="float" office:value="0.0596162006259">
                <text:p>0.0596162006259</text:p>
              </table:table-cell>
              <table:table-cell office:value-type="float" office:value="0.0266434904188">
                <text:p>0.0266434904188</text:p>
              </table:table-cell>
              <table:table-cell office:value-type="float" office:value="0.0465216450393">
                <text:p>0.046521645039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9.682136832">
                <text:p>9.682136832</text:p>
              </table:table-cell>
              <table:table-cell office:value-type="float" office:value="0.0674573853612">
                <text:p>0.0674573853612</text:p>
              </table:table-cell>
              <table:table-cell office:value-type="float" office:value="0.0301469415426">
                <text:p>0.0301469415426</text:p>
              </table:table-cell>
              <table:table-cell office:value-type="float" office:value="0.0517612956464">
                <text:p>0.051761295646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9.736343808">
                <text:p>9.736343808</text:p>
              </table:table-cell>
              <table:table-cell office:value-type="float" office:value="0.0397150740027">
                <text:p>0.0397150740027</text:p>
              </table:table-cell>
              <table:table-cell office:value-type="float" office:value="0.0149833355099">
                <text:p>0.0149833355099</text:p>
              </table:table-cell>
              <table:table-cell office:value-type="float" office:value="0.030818913132">
                <text:p>0.03081891313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9.788255744">
                <text:p>9.788255744</text:p>
              </table:table-cell>
              <table:table-cell office:value-type="float" office:value="0.0293108168989">
                <text:p>0.0293108168989</text:p>
              </table:table-cell>
              <table:table-cell office:value-type="float" office:value="0.0146275637671">
                <text:p>0.0146275637671</text:p>
              </table:table-cell>
              <table:table-cell office:value-type="float" office:value="0.0242048930377">
                <text:p>0.024204893037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9.841860096">
                <text:p>9.841860096</text:p>
              </table:table-cell>
              <table:table-cell office:value-type="float" office:value="0.0516254752874">
                <text:p>0.0516254752874</text:p>
              </table:table-cell>
              <table:table-cell office:value-type="float" office:value="0.0248967818916">
                <text:p>0.0248967818916</text:p>
              </table:table-cell>
              <table:table-cell office:value-type="float" office:value="0.0398783236742">
                <text:p>0.039878323674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9.89487616">
                <text:p>9.89487616</text:p>
              </table:table-cell>
              <table:table-cell office:value-type="float" office:value="0.0351652354002">
                <text:p>0.0351652354002</text:p>
              </table:table-cell>
              <table:table-cell office:value-type="float" office:value="0.013378277421">
                <text:p>0.013378277421</text:p>
              </table:table-cell>
              <table:table-cell office:value-type="float" office:value="0.0257090181112">
                <text:p>0.025709018111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9.949107968">
                <text:p>9.949107968</text:p>
              </table:table-cell>
              <table:table-cell office:value-type="float" office:value="0.0349868126214">
                <text:p>0.0349868126214</text:p>
              </table:table-cell>
              <table:table-cell office:value-type="float" office:value="0.0209909882396">
                <text:p>0.0209909882396</text:p>
              </table:table-cell>
              <table:table-cell office:value-type="float" office:value="0.0277746245265">
                <text:p>0.027774624526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0.0033152">
                <text:p>10.0033152</text:p>
              </table:table-cell>
              <table:table-cell office:value-type="float" office:value="0.0515643395483">
                <text:p>0.0515643395483</text:p>
              </table:table-cell>
              <table:table-cell office:value-type="float" office:value="0.0253218840808">
                <text:p>0.0253218840808</text:p>
              </table:table-cell>
              <table:table-cell office:value-type="float" office:value="0.0378868766129">
                <text:p>0.037886876612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0.108881152">
                <text:p>10.108881152</text:p>
              </table:table-cell>
              <table:table-cell office:value-type="float" office:value="0.0414917990565">
                <text:p>0.0414917990565</text:p>
              </table:table-cell>
              <table:table-cell office:value-type="float" office:value="0.0260841455311">
                <text:p>0.0260841455311</text:p>
              </table:table-cell>
              <table:table-cell office:value-type="float" office:value="0.034011464566">
                <text:p>0.03401146456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0.163326976">
                <text:p>10.163326976</text:p>
              </table:table-cell>
              <table:table-cell office:value-type="float" office:value="0.0302663259208">
                <text:p>0.0302663259208</text:p>
              </table:table-cell>
              <table:table-cell office:value-type="float" office:value="0.0146480314434">
                <text:p>0.0146480314434</text:p>
              </table:table-cell>
              <table:table-cell office:value-type="float" office:value="0.0220527481288">
                <text:p>0.022052748128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0.217664">
                <text:p>10.217664</text:p>
              </table:table-cell>
              <table:table-cell office:value-type="float" office:value="0.056461378932">
                <text:p>0.056461378932</text:p>
              </table:table-cell>
              <table:table-cell office:value-type="float" office:value="0.0355945900083">
                <text:p>0.0355945900083</text:p>
              </table:table-cell>
              <table:table-cell office:value-type="float" office:value="0.0455869212747">
                <text:p>0.045586921274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0.27076096">
                <text:p>10.27076096</text:p>
              </table:table-cell>
              <table:table-cell office:value-type="float" office:value="0.106515318155">
                <text:p>0.106515318155</text:p>
              </table:table-cell>
              <table:table-cell office:value-type="float" office:value="0.0663819983602">
                <text:p>0.0663819983602</text:p>
              </table:table-cell>
              <table:table-cell office:value-type="float" office:value="0.084460914135">
                <text:p>0.08446091413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0.325390592">
                <text:p>10.325390592</text:p>
              </table:table-cell>
              <table:table-cell office:value-type="float" office:value="0.129574671388">
                <text:p>0.129574671388</text:p>
              </table:table-cell>
              <table:table-cell office:value-type="float" office:value="0.0794943124056">
                <text:p>0.0794943124056</text:p>
              </table:table-cell>
              <table:table-cell office:value-type="float" office:value="0.100626051426">
                <text:p>0.10062605142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0.379382016">
                <text:p>10.379382016</text:p>
              </table:table-cell>
              <table:table-cell office:value-type="float" office:value="0.12971188128">
                <text:p>0.12971188128</text:p>
              </table:table-cell>
              <table:table-cell office:value-type="float" office:value="0.0792918354273">
                <text:p>0.0792918354273</text:p>
              </table:table-cell>
              <table:table-cell office:value-type="float" office:value="0.0999500080943">
                <text:p>0.099950008094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0.433965056">
                <text:p>10.433965056</text:p>
              </table:table-cell>
              <table:table-cell office:value-type="float" office:value="0.132239058614">
                <text:p>0.132239058614</text:p>
              </table:table-cell>
              <table:table-cell office:value-type="float" office:value="0.0800890251994">
                <text:p>0.0800890251994</text:p>
              </table:table-cell>
              <table:table-cell office:value-type="float" office:value="0.100630439818">
                <text:p>0.10063043981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0.48656896">
                <text:p>10.48656896</text:p>
              </table:table-cell>
              <table:table-cell office:value-type="float" office:value="0.119177162647">
                <text:p>0.119177162647</text:p>
              </table:table-cell>
              <table:table-cell office:value-type="float" office:value="0.074103564024">
                <text:p>0.074103564024</text:p>
              </table:table-cell>
              <table:table-cell office:value-type="float" office:value="0.0914220362902">
                <text:p>0.091422036290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0.540784896">
                <text:p>10.540784896</text:p>
              </table:table-cell>
              <table:table-cell office:value-type="float" office:value="0.0290488190949">
                <text:p>0.0290488190949</text:p>
              </table:table-cell>
              <table:table-cell office:value-type="float" office:value="0.0158958155662">
                <text:p>0.0158958155662</text:p>
              </table:table-cell>
              <table:table-cell office:value-type="float" office:value="0.0202788282186">
                <text:p>0.020278828218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0.595661824">
                <text:p>10.595661824</text:p>
              </table:table-cell>
              <table:table-cell office:value-type="float" office:value="0.00848067831248">
                <text:p>0.00848067831248</text:p>
              </table:table-cell>
              <table:table-cell office:value-type="float" office:value="0.00683896336704">
                <text:p>0.00683896336704</text:p>
              </table:table-cell>
              <table:table-cell office:value-type="float" office:value="0.0077657783404">
                <text:p>0.007765778340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0.650056704">
                <text:p>10.650056704</text:p>
              </table:table-cell>
              <table:table-cell office:value-type="float" office:value="0.0124705797061">
                <text:p>0.0124705797061</text:p>
              </table:table-cell>
              <table:table-cell office:value-type="float" office:value="0.0128211155534">
                <text:p>0.0128211155534</text:p>
              </table:table-cell>
              <table:table-cell office:value-type="float" office:value="0.0132140517235">
                <text:p>0.013214051723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0.703431936">
                <text:p>10.703431936</text:p>
              </table:table-cell>
              <table:table-cell office:value-type="float" office:value="0.0154678495601">
                <text:p>0.0154678495601</text:p>
              </table:table-cell>
              <table:table-cell office:value-type="float" office:value="0.0131661398336">
                <text:p>0.0131661398336</text:p>
              </table:table-cell>
              <table:table-cell office:value-type="float" office:value="0.0131823075935">
                <text:p>0.013182307593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0.75734016">
                <text:p>10.75734016</text:p>
              </table:table-cell>
              <table:table-cell office:value-type="float" office:value="0.0106939906254">
                <text:p>0.0106939906254</text:p>
              </table:table-cell>
              <table:table-cell office:value-type="float" office:value="0.0149192493409">
                <text:p>0.0149192493409</text:p>
              </table:table-cell>
              <table:table-cell office:value-type="float" office:value="0.0119190802798">
                <text:p>0.011919080279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0.810208768">
                <text:p>10.810208768</text:p>
              </table:table-cell>
              <table:table-cell office:value-type="float" office:value="0.0100864646956">
                <text:p>0.0100864646956</text:p>
              </table:table-cell>
              <table:table-cell office:value-type="float" office:value="0.0158623047173">
                <text:p>0.0158623047173</text:p>
              </table:table-cell>
              <table:table-cell office:value-type="float" office:value="0.00880277901888">
                <text:p>0.0088027790188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0.864712704">
                <text:p>10.864712704</text:p>
              </table:table-cell>
              <table:table-cell office:value-type="float" office:value="0.00392716005445">
                <text:p>0.00392716005445</text:p>
              </table:table-cell>
              <table:table-cell office:value-type="float" office:value="0.0135389547795">
                <text:p>0.0135389547795</text:p>
              </table:table-cell>
              <table:table-cell office:value-type="float" office:value="0.00167096219957">
                <text:p>0.0016709621995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0.919495936">
                <text:p>10.919495936</text:p>
              </table:table-cell>
              <table:table-cell office:value-type="float" office:value="0.00371419172734">
                <text:p>0.00371419172734</text:p>
              </table:table-cell>
              <table:table-cell office:value-type="float" office:value="0.0137242814526">
                <text:p>0.0137242814526</text:p>
              </table:table-cell>
              <table:table-cell office:value-type="float" office:value="0.00363540323451">
                <text:p>0.0036354032345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0.973476864">
                <text:p>10.973476864</text:p>
              </table:table-cell>
              <table:table-cell office:value-type="float" office:value="0.00238876463845">
                <text:p>0.00238876463845</text:p>
              </table:table-cell>
              <table:table-cell office:value-type="float" office:value="0.0176662690938">
                <text:p>0.0176662690938</text:p>
              </table:table-cell>
              <table:table-cell office:value-type="float" office:value="0.00573672680184">
                <text:p>0.0057367268018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1.078820096">
                <text:p>11.078820096</text:p>
              </table:table-cell>
              <table:table-cell office:value-type="float" office:value="-0.00200792681426">
                <text:p>-0.00200792681426</text:p>
              </table:table-cell>
              <table:table-cell office:value-type="float" office:value="0.0246421601623">
                <text:p>0.0246421601623</text:p>
              </table:table-cell>
              <table:table-cell office:value-type="float" office:value="0.00393651379272">
                <text:p>0.0039365137927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1.132709888">
                <text:p>11.132709888</text:p>
              </table:table-cell>
              <table:table-cell office:value-type="float" office:value="-0.00401226896793">
                <text:p>-0.00401226896793</text:p>
              </table:table-cell>
              <table:table-cell office:value-type="float" office:value="0.0366539545357">
                <text:p>0.0366539545357</text:p>
              </table:table-cell>
              <table:table-cell office:value-type="float" office:value="0.00199380610138">
                <text:p>0.0019938061013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1.185590784">
                <text:p>11.185590784</text:p>
              </table:table-cell>
              <table:table-cell office:value-type="float" office:value="-0.000528009433765">
                <text:p>-0.000528009433765</text:p>
              </table:table-cell>
              <table:table-cell office:value-type="float" office:value="0.0395299755037">
                <text:p>0.0395299755037</text:p>
              </table:table-cell>
              <table:table-cell office:value-type="float" office:value="0.00848855171353">
                <text:p>0.0084885517135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1.240617984">
                <text:p>11.240617984</text:p>
              </table:table-cell>
              <table:table-cell office:value-type="float" office:value="-0.00326385465451">
                <text:p>-0.00326385465451</text:p>
              </table:table-cell>
              <table:table-cell office:value-type="float" office:value="0.0352251976728">
                <text:p>0.0352251976728</text:p>
              </table:table-cell>
              <table:table-cell office:value-type="float" office:value="-0.00268042855896">
                <text:p>-0.0026804285589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1.294785792">
                <text:p>11.294785792</text:p>
              </table:table-cell>
              <table:table-cell office:value-type="float" office:value="0.00625899760053">
                <text:p>0.00625899760053</text:p>
              </table:table-cell>
              <table:table-cell office:value-type="float" office:value="0.0414988845587">
                <text:p>0.0414988845587</text:p>
              </table:table-cell>
              <table:table-cell office:value-type="float" office:value="0.0155414389446">
                <text:p>0.015541438944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1.348630016">
                <text:p>11.348630016</text:p>
              </table:table-cell>
              <table:table-cell office:value-type="float" office:value="0.0105491252616">
                <text:p>0.0105491252616</text:p>
              </table:table-cell>
              <table:table-cell office:value-type="float" office:value="0.0409658923745">
                <text:p>0.0409658923745</text:p>
              </table:table-cell>
              <table:table-cell office:value-type="float" office:value="0.0172910057008">
                <text:p>0.017291005700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1.402376704">
                <text:p>11.402376704</text:p>
              </table:table-cell>
              <table:table-cell office:value-type="float" office:value="0.00539610860869">
                <text:p>0.00539610860869</text:p>
              </table:table-cell>
              <table:table-cell office:value-type="float" office:value="0.0285539254546">
                <text:p>0.0285539254546</text:p>
              </table:table-cell>
              <table:table-cell office:value-type="float" office:value="0.00848811585456">
                <text:p>0.0084881158545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1.456570112">
                <text:p>11.456570112</text:p>
              </table:table-cell>
              <table:table-cell office:value-type="float" office:value="0.0020165827591">
                <text:p>0.0020165827591</text:p>
              </table:table-cell>
              <table:table-cell office:value-type="float" office:value="0.0153794428334">
                <text:p>0.0153794428334</text:p>
              </table:table-cell>
              <table:table-cell office:value-type="float" office:value="0.000307547190459">
                <text:p>0.00030754719045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1.511217664">
                <text:p>11.511217664</text:p>
              </table:table-cell>
              <table:table-cell office:value-type="float" office:value="0.0055354014039">
                <text:p>0.0055354014039</text:p>
              </table:table-cell>
              <table:table-cell office:value-type="float" office:value="0.0202569663525">
                <text:p>0.0202569663525</text:p>
              </table:table-cell>
              <table:table-cell office:value-type="float" office:value="0.00686702784151">
                <text:p>0.0068670278415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1.564993792">
                <text:p>11.564993792</text:p>
              </table:table-cell>
              <table:table-cell office:value-type="float" office:value="0.00345766195096">
                <text:p>0.00345766195096</text:p>
              </table:table-cell>
              <table:table-cell office:value-type="float" office:value="0.0136892450973">
                <text:p>0.0136892450973</text:p>
              </table:table-cell>
              <table:table-cell office:value-type="float" office:value="0.00406575948">
                <text:p>0.0040657594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1.620150016">
                <text:p>11.620150016</text:p>
              </table:table-cell>
              <table:table-cell office:value-type="float" office:value="0.0028053431306">
                <text:p>0.0028053431306</text:p>
              </table:table-cell>
              <table:table-cell office:value-type="float" office:value="0.0103454384953">
                <text:p>0.0103454384953</text:p>
              </table:table-cell>
              <table:table-cell office:value-type="float" office:value="0.00277491845191">
                <text:p>0.0027749184519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1.673615872">
                <text:p>11.673615872</text:p>
              </table:table-cell>
              <table:table-cell office:value-type="float" office:value="0.00699145579711">
                <text:p>0.00699145579711</text:p>
              </table:table-cell>
              <table:table-cell office:value-type="float" office:value="0.0157261751592">
                <text:p>0.0157261751592</text:p>
              </table:table-cell>
              <table:table-cell office:value-type="float" office:value="0.00838577654213">
                <text:p>0.0083857765421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1.77659904">
                <text:p>11.77659904</text:p>
              </table:table-cell>
              <table:table-cell office:value-type="float" office:value="0.00730136968195">
                <text:p>0.00730136968195</text:p>
              </table:table-cell>
              <table:table-cell office:value-type="float" office:value="0.0173121206462">
                <text:p>0.0173121206462</text:p>
              </table:table-cell>
              <table:table-cell office:value-type="float" office:value="0.00825032126158">
                <text:p>0.0082503212615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1.830528768">
                <text:p>11.830528768</text:p>
              </table:table-cell>
              <table:table-cell office:value-type="float" office:value="0.0102522419766">
                <text:p>0.0102522419766</text:p>
              </table:table-cell>
              <table:table-cell office:value-type="float" office:value="0.0231744423509">
                <text:p>0.0231744423509</text:p>
              </table:table-cell>
              <table:table-cell office:value-type="float" office:value="0.00957894511521">
                <text:p>0.0095789451152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1.885223936">
                <text:p>11.885223936</text:p>
              </table:table-cell>
              <table:table-cell office:value-type="float" office:value="0.0191864166409">
                <text:p>0.0191864166409</text:p>
              </table:table-cell>
              <table:table-cell office:value-type="float" office:value="0.0330401100218">
                <text:p>0.0330401100218</text:p>
              </table:table-cell>
              <table:table-cell office:value-type="float" office:value="0.0175727326423">
                <text:p>0.017572732642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1.939002112">
                <text:p>11.939002112</text:p>
              </table:table-cell>
              <table:table-cell office:value-type="float" office:value="0.0242983810604">
                <text:p>0.0242983810604</text:p>
              </table:table-cell>
              <table:table-cell office:value-type="float" office:value="0.0427791774273">
                <text:p>0.0427791774273</text:p>
              </table:table-cell>
              <table:table-cell office:value-type="float" office:value="0.0269505996257">
                <text:p>0.0269505996257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1.99119104">
                <text:p>11.99119104</text:p>
              </table:table-cell>
              <table:table-cell office:value-type="float" office:value="0.0224939696491">
                <text:p>0.0224939696491</text:p>
              </table:table-cell>
              <table:table-cell office:value-type="float" office:value="0.0306271053851">
                <text:p>0.0306271053851</text:p>
              </table:table-cell>
              <table:table-cell office:value-type="float" office:value="0.0209802240133">
                <text:p>0.0209802240133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2.095187968">
                <text:p>12.095187968</text:p>
              </table:table-cell>
              <table:table-cell office:value-type="float" office:value="0.0162999052554">
                <text:p>0.0162999052554</text:p>
              </table:table-cell>
              <table:table-cell office:value-type="float" office:value="0.0202787276357">
                <text:p>0.0202787276357</text:p>
              </table:table-cell>
              <table:table-cell office:value-type="float" office:value="0.0138413412496">
                <text:p>0.013841341249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2.148209664">
                <text:p>12.148209664</text:p>
              </table:table-cell>
              <table:table-cell office:value-type="float" office:value="0.00916353240609">
                <text:p>0.00916353240609</text:p>
              </table:table-cell>
              <table:table-cell office:value-type="float" office:value="0.01138097886">
                <text:p>0.01138097886</text:p>
              </table:table-cell>
              <table:table-cell office:value-type="float" office:value="0.00629075011238">
                <text:p>0.0062907501123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2.201075968">
                <text:p>12.201075968</text:p>
              </table:table-cell>
              <table:table-cell office:value-type="float" office:value="0.0114473896101">
                <text:p>0.0114473896101</text:p>
              </table:table-cell>
              <table:table-cell office:value-type="float" office:value="0.0141838118434">
                <text:p>0.0141838118434</text:p>
              </table:table-cell>
              <table:table-cell office:value-type="float" office:value="0.0110861593857">
                <text:p>0.0110861593857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2.254656">
                <text:p>12.254656</text:p>
              </table:table-cell>
              <table:table-cell office:value-type="float" office:value="0.0138187892735">
                <text:p>0.0138187892735</text:p>
              </table:table-cell>
              <table:table-cell office:value-type="float" office:value="0.0169115718454">
                <text:p>0.0169115718454</text:p>
              </table:table-cell>
              <table:table-cell office:value-type="float" office:value="0.0124416267499">
                <text:p>0.0124416267499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2.359552">
                <text:p>12.359552</text:p>
              </table:table-cell>
              <table:table-cell office:value-type="float" office:value="0.0146628227085">
                <text:p>0.0146628227085</text:p>
              </table:table-cell>
              <table:table-cell office:value-type="float" office:value="0.0176457241178">
                <text:p>0.0176457241178</text:p>
              </table:table-cell>
              <table:table-cell office:value-type="float" office:value="0.0129909692332">
                <text:p>0.012990969233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2.4133632">
                <text:p>12.4133632</text:p>
              </table:table-cell>
              <table:table-cell office:value-type="float" office:value="0.0142042944208">
                <text:p>0.0142042944208</text:p>
              </table:table-cell>
              <table:table-cell office:value-type="float" office:value="0.0172848831862">
                <text:p>0.0172848831862</text:p>
              </table:table-cell>
              <table:table-cell office:value-type="float" office:value="0.0125427786261">
                <text:p>0.012542778626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2.466326016">
                <text:p>12.466326016</text:p>
              </table:table-cell>
              <table:table-cell office:value-type="float" office:value="0.0143599752337">
                <text:p>0.0143599752337</text:p>
              </table:table-cell>
              <table:table-cell office:value-type="float" office:value="0.0174145698547">
                <text:p>0.0174145698547</text:p>
              </table:table-cell>
              <table:table-cell office:value-type="float" office:value="0.0126338629052">
                <text:p>0.012633862905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2.570316032">
                <text:p>12.570316032</text:p>
              </table:table-cell>
              <table:table-cell office:value-type="float" office:value="0.0140983257443">
                <text:p>0.0140983257443</text:p>
              </table:table-cell>
              <table:table-cell office:value-type="float" office:value="0.0170756671578">
                <text:p>0.0170756671578</text:p>
              </table:table-cell>
              <table:table-cell office:value-type="float" office:value="0.0120693296194">
                <text:p>0.0120693296194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2.623875072">
                <text:p>12.623875072</text:p>
              </table:table-cell>
              <table:table-cell office:value-type="float" office:value="0.0138718178496">
                <text:p>0.0138718178496</text:p>
              </table:table-cell>
              <table:table-cell office:value-type="float" office:value="0.0166357923299">
                <text:p>0.0166357923299</text:p>
              </table:table-cell>
              <table:table-cell office:value-type="float" office:value="0.0118309957907">
                <text:p>0.0118309957907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2.678220032">
                <text:p>12.678220032</text:p>
              </table:table-cell>
              <table:table-cell office:value-type="float" office:value="0.0126653742045">
                <text:p>0.0126653742045</text:p>
              </table:table-cell>
              <table:table-cell office:value-type="float" office:value="0.0155287478119">
                <text:p>0.0155287478119</text:p>
              </table:table-cell>
              <table:table-cell office:value-type="float" office:value="0.0112814670429">
                <text:p>0.0112814670429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2.732308736">
                <text:p>12.732308736</text:p>
              </table:table-cell>
              <table:table-cell office:value-type="float" office:value="0.00791090819985">
                <text:p>0.00791090819985</text:p>
              </table:table-cell>
              <table:table-cell office:value-type="float" office:value="0.00944493338466">
                <text:p>0.00944493338466</text:p>
              </table:table-cell>
              <table:table-cell office:value-type="float" office:value="0.00620685191825">
                <text:p>0.0062068519182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2.784427008">
                <text:p>12.784427008</text:p>
              </table:table-cell>
              <table:table-cell office:value-type="float" office:value="0.00754636432976">
                <text:p>0.00754636432976</text:p>
              </table:table-cell>
              <table:table-cell office:value-type="float" office:value="0.00997804477811">
                <text:p>0.00997804477811</text:p>
              </table:table-cell>
              <table:table-cell office:value-type="float" office:value="0.00652579357848">
                <text:p>0.00652579357848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2.840759808">
                <text:p>12.840759808</text:p>
              </table:table-cell>
              <table:table-cell office:value-type="float" office:value="0.00802839640528">
                <text:p>0.00802839640528</text:p>
              </table:table-cell>
              <table:table-cell office:value-type="float" office:value="0.0104682845995">
                <text:p>0.0104682845995</text:p>
              </table:table-cell>
              <table:table-cell office:value-type="float" office:value="0.00690279528499">
                <text:p>0.00690279528499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2.895089664">
                <text:p>12.895089664</text:p>
              </table:table-cell>
              <table:table-cell office:value-type="float" office:value="0.00485066371039">
                <text:p>0.00485066371039</text:p>
              </table:table-cell>
              <table:table-cell office:value-type="float" office:value="0.0084718586877">
                <text:p>0.0084718586877</text:p>
              </table:table-cell>
              <table:table-cell office:value-type="float" office:value="0.00383771420456">
                <text:p>0.0038377142045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2.94910208">
                <text:p>12.94910208</text:p>
              </table:table-cell>
              <table:table-cell office:value-type="float" office:value="0.00546751264483">
                <text:p>0.00546751264483</text:p>
              </table:table-cell>
              <table:table-cell office:value-type="float" office:value="0.012197541073">
                <text:p>0.012197541073</text:p>
              </table:table-cell>
              <table:table-cell office:value-type="float" office:value="0.00681063393131">
                <text:p>0.00681063393131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3.002125824">
                <text:p>13.002125824</text:p>
              </table:table-cell>
              <table:table-cell office:value-type="float" office:value="0.0031074041035">
                <text:p>0.0031074041035</text:p>
              </table:table-cell>
              <table:table-cell office:value-type="float" office:value="0.0101466700435">
                <text:p>0.0101466700435</text:p>
              </table:table-cell>
              <table:table-cell office:value-type="float" office:value="0.00290064397268">
                <text:p>0.00290064397268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3.105381888">
                <text:p>13.105381888</text:p>
              </table:table-cell>
              <table:table-cell office:value-type="float" office:value="0.00273474212736">
                <text:p>0.00273474212736</text:p>
              </table:table-cell>
              <table:table-cell office:value-type="float" office:value="0.0114365033805">
                <text:p>0.0114365033805</text:p>
              </table:table-cell>
              <table:table-cell office:value-type="float" office:value="0.00291735306382">
                <text:p>0.0029173530638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3.159174912">
                <text:p>13.159174912</text:p>
              </table:table-cell>
              <table:table-cell office:value-type="float" office:value="0.00126527249813">
                <text:p>0.00126527249813</text:p>
              </table:table-cell>
              <table:table-cell office:value-type="float" office:value="0.0103554436937">
                <text:p>0.0103554436937</text:p>
              </table:table-cell>
              <table:table-cell office:value-type="float" office:value="0.00206415378489">
                <text:p>0.00206415378489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3.212942592">
                <text:p>13.212942592</text:p>
              </table:table-cell>
              <table:table-cell office:value-type="float" office:value="0.00121531693731">
                <text:p>0.00121531693731</text:p>
              </table:table-cell>
              <table:table-cell office:value-type="float" office:value="0.0110296215862">
                <text:p>0.0110296215862</text:p>
              </table:table-cell>
              <table:table-cell office:value-type="float" office:value="0.00390104367398">
                <text:p>0.00390104367398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3.264239872">
                <text:p>13.264239872</text:p>
              </table:table-cell>
              <table:table-cell office:value-type="float" office:value="-0.00605839677155">
                <text:p>-0.00605839677155</text:p>
              </table:table-cell>
              <table:table-cell office:value-type="float" office:value="0.0490248911083">
                <text:p>0.0490248911083</text:p>
              </table:table-cell>
              <table:table-cell office:value-type="float" office:value="0.00465309526771">
                <text:p>0.0046530952677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3.368370688">
                <text:p>13.368370688</text:p>
              </table:table-cell>
              <table:table-cell office:value-type="float" office:value="-0.0121364174411">
                <text:p>-0.0121364174411</text:p>
              </table:table-cell>
              <table:table-cell office:value-type="float" office:value="0.111146524549">
                <text:p>0.111146524549</text:p>
              </table:table-cell>
              <table:table-cell office:value-type="float" office:value="0.013207164593">
                <text:p>0.013207164593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3.423224832">
                <text:p>13.423224832</text:p>
              </table:table-cell>
              <table:table-cell office:value-type="float" office:value="-0.0133664188907">
                <text:p>-0.0133664188907</text:p>
              </table:table-cell>
              <table:table-cell office:value-type="float" office:value="0.110742785037">
                <text:p>0.110742785037</text:p>
              </table:table-cell>
              <table:table-cell office:value-type="float" office:value="0.0108648436144">
                <text:p>0.010864843614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3.476154112">
                <text:p>13.476154112</text:p>
              </table:table-cell>
              <table:table-cell office:value-type="float" office:value="-0.012256831862">
                <text:p>-0.012256831862</text:p>
              </table:table-cell>
              <table:table-cell office:value-type="float" office:value="0.107286944985">
                <text:p>0.107286944985</text:p>
              </table:table-cell>
              <table:table-cell office:value-type="float" office:value="0.0119019588456">
                <text:p>0.011901958845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3.530056704">
                <text:p>13.530056704</text:p>
              </table:table-cell>
              <table:table-cell office:value-type="float" office:value="-0.00907233729959">
                <text:p>-0.00907233729959</text:p>
              </table:table-cell>
              <table:table-cell office:value-type="float" office:value="0.100576080382">
                <text:p>0.100576080382</text:p>
              </table:table-cell>
              <table:table-cell office:value-type="float" office:value="0.0158143304288">
                <text:p>0.0158143304288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3.585903872">
                <text:p>13.585903872</text:p>
              </table:table-cell>
              <table:table-cell office:value-type="float" office:value="-0.00408286089078">
                <text:p>-0.00408286089078</text:p>
              </table:table-cell>
              <table:table-cell office:value-type="float" office:value="0.017907967791">
                <text:p>0.017907967791</text:p>
              </table:table-cell>
              <table:table-cell office:value-type="float" office:value="-0.00192909559701">
                <text:p>-0.0019290955970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3.640047872">
                <text:p>13.640047872</text:p>
              </table:table-cell>
              <table:table-cell office:value-type="float" office:value="-0.00399591121823">
                <text:p>-0.00399591121823</text:p>
              </table:table-cell>
              <table:table-cell office:value-type="float" office:value="0.00884316861629">
                <text:p>0.00884316861629</text:p>
              </table:table-cell>
              <table:table-cell office:value-type="float" office:value="-0.00413345079869">
                <text:p>-0.00413345079869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3.694115072">
                <text:p>13.694115072</text:p>
              </table:table-cell>
              <table:table-cell office:value-type="float" office:value="-0.00088749662973">
                <text:p>-0.00088749662973</text:p>
              </table:table-cell>
              <table:table-cell office:value-type="float" office:value="0.0020779822953">
                <text:p>0.0020779822953</text:p>
              </table:table-cell>
              <table:table-cell office:value-type="float" office:value="-0.000621911021881">
                <text:p>-0.00062191102188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3.746970112">
                <text:p>13.746970112</text:p>
              </table:table-cell>
              <table:table-cell office:value-type="float" office:value="-0.000395926996134">
                <text:p>-0.000395926996134</text:p>
              </table:table-cell>
              <table:table-cell office:value-type="float" office:value="-0.000105556988274">
                <text:p>-0.000105556988274</text:p>
              </table:table-cell>
              <table:table-cell office:value-type="float" office:value="-0.000678049458656">
                <text:p>-0.000678049458656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3.85135104">
                <text:p>13.85135104</text:p>
              </table:table-cell>
              <table:table-cell office:value-type="float" office:value="-0.000054905343859">
                <text:p>-0.000054905343859</text:p>
              </table:table-cell>
              <table:table-cell office:value-type="float" office:value="-0.000171389809111">
                <text:p>-0.000171389809111</text:p>
              </table:table-cell>
              <table:table-cell office:value-type="float" office:value="0.000233468614169">
                <text:p>0.000233468614169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3.903415808">
                <text:p>13.903415808</text:p>
              </table:table-cell>
              <table:table-cell office:value-type="float" office:value="-0.0000588993243582">
                <text:p>-0.0000588993243582</text:p>
              </table:table-cell>
              <table:table-cell office:value-type="float" office:value="-0.000294178666081">
                <text:p>-0.000294178666081</text:p>
              </table:table-cell>
              <table:table-cell office:value-type="float" office:value="-0.00016825311468">
                <text:p>-0.00016825311468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3.957620736">
                <text:p>13.957620736</text:p>
              </table:table-cell>
              <table:table-cell office:value-type="float" office:value="-0.0000770188053139">
                <text:p>-0.0000770188053139</text:p>
              </table:table-cell>
              <table:table-cell office:value-type="float" office:value="-0.0000520055727975">
                <text:p>-0.0000520055727975</text:p>
              </table:table-cell>
              <table:table-cell office:value-type="float" office:value="0.0000730930623831">
                <text:p>0.0000730930623831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4.011510016">
                <text:p>14.011510016</text:p>
              </table:table-cell>
              <table:table-cell office:value-type="float" office:value="0.000125589693198">
                <text:p>0.000125589693198</text:p>
              </table:table-cell>
              <table:table-cell office:value-type="float" office:value="0.0000629588103038">
                <text:p>0.0000629588103038</text:p>
              </table:table-cell>
              <table:table-cell office:value-type="float" office:value="0.000233090366237">
                <text:p>0.000233090366237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4.065705728">
                <text:p>14.065705728</text:p>
              </table:table-cell>
              <table:table-cell office:value-type="float" office:value="0.000112234556582">
                <text:p>0.000112234556582</text:p>
              </table:table-cell>
              <table:table-cell office:value-type="float" office:value="-0.000143112774822">
                <text:p>-0.000143112774822</text:p>
              </table:table-cell>
              <table:table-cell office:value-type="float" office:value="-0.0000231284047914">
                <text:p>-0.0000231284047914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4.120013312">
                <text:p>14.120013312</text:p>
              </table:table-cell>
              <table:table-cell office:value-type="float" office:value="-0.0000183521278814">
                <text:p>-0.0000183521278814</text:p>
              </table:table-cell>
              <table:table-cell office:value-type="float" office:value="-0.000134790840093">
                <text:p>-0.000134790840093</text:p>
              </table:table-cell>
              <table:table-cell office:value-type="float" office:value="0.00000383751330446">
                <text:p>0.00000383751330446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4.174157056">
                <text:p>14.174157056</text:p>
              </table:table-cell>
              <table:table-cell office:value-type="float" office:value="-0.0000105807639557">
                <text:p>-0.0000105807639557</text:p>
              </table:table-cell>
              <table:table-cell office:value-type="float" office:value="-0.0000389720298699">
                <text:p>-0.0000389720298699</text:p>
              </table:table-cell>
              <table:table-cell office:value-type="float" office:value="0.0000676043491694">
                <text:p>0.0000676043491694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4.228356096">
                <text:p>14.228356096</text:p>
              </table:table-cell>
              <table:table-cell office:value-type="float" office:value="-0.000446677266154">
                <text:p>-0.000446677266154</text:p>
              </table:table-cell>
              <table:table-cell office:value-type="float" office:value="-0.00010316776752">
                <text:p>-0.00010316776752</text:p>
              </table:table-cell>
              <table:table-cell office:value-type="float" office:value="0.0000314845019602">
                <text:p>0.0000314845019602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4.280454912">
                <text:p>14.280454912</text:p>
              </table:table-cell>
              <table:table-cell office:value-type="float" office:value="0.000000237937697989">
                <text:p>0.000000237937697989</text:p>
              </table:table-cell>
              <table:table-cell office:value-type="float" office:value="-0.0000944654821069">
                <text:p>-0.0000944654821069</text:p>
              </table:table-cell>
              <table:table-cell office:value-type="float" office:value="0.00000238304073719">
                <text:p>0.00000238304073719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4.333056">
                <text:p>14.333056</text:p>
              </table:table-cell>
              <table:table-cell office:value-type="float" office:value="0.00000472675264973">
                <text:p>0.00000472675264973</text:p>
              </table:table-cell>
              <table:table-cell office:value-type="float" office:value="-0.0000116708479254">
                <text:p>-0.0000116708479254</text:p>
              </table:table-cell>
              <table:table-cell office:value-type="float" office:value="0.000155252986588">
                <text:p>0.000155252986588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4.38735616">
                <text:p>14.38735616</text:p>
              </table:table-cell>
              <table:table-cell office:value-type="float" office:value="0.0000976846640697">
                <text:p>0.0000976846640697</text:p>
              </table:table-cell>
              <table:table-cell office:value-type="float" office:value="0.0000442885648226">
                <text:p>0.0000442885648226</text:p>
              </table:table-cell>
              <table:table-cell office:value-type="float" office:value="0.000262217479758">
                <text:p>0.000262217479758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4.441635072">
                <text:p>14.441635072</text:p>
              </table:table-cell>
              <table:table-cell office:value-type="float" office:value="0.000125809150632">
                <text:p>0.000125809150632</text:p>
              </table:table-cell>
              <table:table-cell office:value-type="float" office:value="-0.0000477536996186">
                <text:p>-0.0000477536996186</text:p>
              </table:table-cell>
              <table:table-cell office:value-type="float" office:value="0.000173789740074">
                <text:p>0.000173789740074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4.495724032">
                <text:p>14.495724032</text:p>
              </table:table-cell>
              <table:table-cell office:value-type="float" office:value="0.00000459150442111">
                <text:p>0.00000459150442111</text:p>
              </table:table-cell>
              <table:table-cell office:value-type="float" office:value="-0.0000735698777135">
                <text:p>-0.0000735698777135</text:p>
              </table:table-cell>
              <table:table-cell office:value-type="float" office:value="0.000111854889838">
                <text:p>0.000111854889838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4.601390592">
                <text:p>14.601390592</text:p>
              </table:table-cell>
              <table:table-cell office:value-type="float" office:value="0.0000382102080039">
                <text:p>0.0000382102080039</text:p>
              </table:table-cell>
              <table:table-cell office:value-type="float" office:value="-0.00000729968860469">
                <text:p>-0.00000729968860469</text:p>
              </table:table-cell>
              <table:table-cell office:value-type="float" office:value="0.000151691958308">
                <text:p>0.000151691958308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4.655079936">
                <text:p>14.655079936</text:p>
              </table:table-cell>
              <table:table-cell office:value-type="float" office:value="0.000225265757763">
                <text:p>0.000225265757763</text:p>
              </table:table-cell>
              <table:table-cell office:value-type="float" office:value="0.0000539858410775">
                <text:p>0.0000539858410775</text:p>
              </table:table-cell>
              <table:table-cell office:value-type="float" office:value="0.000266471703071">
                <text:p>0.000266471703071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4.708457216">
                <text:p>14.708457216</text:p>
              </table:table-cell>
              <table:table-cell office:value-type="float" office:value="0.0000274382764474">
                <text:p>0.0000274382764474</text:p>
              </table:table-cell>
              <table:table-cell office:value-type="float" office:value="-0.0000298267423204">
                <text:p>-0.0000298267423204</text:p>
              </table:table-cell>
              <table:table-cell office:value-type="float" office:value="0.0000791954444139">
                <text:p>0.0000791954444139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4.762589952">
                <text:p>14.762589952</text:p>
              </table:table-cell>
              <table:table-cell office:value-type="float" office:value="0.0000810106503195">
                <text:p>0.0000810106503195</text:p>
              </table:table-cell>
              <table:table-cell office:value-type="float" office:value="0.0000577360442549">
                <text:p>0.0000577360442549</text:p>
              </table:table-cell>
              <table:table-cell office:value-type="float" office:value="0.000157309652423">
                <text:p>0.000157309652423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4.815507968">
                <text:p>14.815507968</text:p>
              </table:table-cell>
              <table:table-cell office:value-type="float" office:value="0.000162698648637">
                <text:p>0.000162698648637</text:p>
              </table:table-cell>
              <table:table-cell office:value-type="float" office:value="0.0000148312728925">
                <text:p>0.0000148312728925</text:p>
              </table:table-cell>
              <table:table-cell office:value-type="float" office:value="0.000170796207385">
                <text:p>0.00017079620738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4.869706752">
                <text:p>14.869706752</text:p>
              </table:table-cell>
              <table:table-cell office:value-type="float" office:value="0.0000318318525387">
                <text:p>0.0000318318525387</text:p>
              </table:table-cell>
              <table:table-cell office:value-type="float" office:value="-0.0000719538365956">
                <text:p>-0.0000719538365956</text:p>
              </table:table-cell>
              <table:table-cell office:value-type="float" office:value="0.0000134762085509">
                <text:p>0.0000134762085509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4.924708608">
                <text:p>14.924708608</text:p>
              </table:table-cell>
              <table:table-cell office:value-type="float" office:value="-0.0000586833411944">
                <text:p>-0.0000586833411944</text:p>
              </table:table-cell>
              <table:table-cell office:value-type="float" office:value="-0.000130450745928">
                <text:p>-0.000130450745928</text:p>
              </table:table-cell>
              <table:table-cell office:value-type="float" office:value="-0.0000871235388331">
                <text:p>-0.0000871235388331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4.978684928">
                <text:p>14.978684928</text:p>
              </table:table-cell>
              <table:table-cell office:value-type="float" office:value="0.0000645099935355">
                <text:p>0.0000645099935355</text:p>
              </table:table-cell>
              <table:table-cell office:value-type="float" office:value="0.0000215674826904">
                <text:p>0.0000215674826904</text:p>
              </table:table-cell>
              <table:table-cell office:value-type="float" office:value="0.0000135790387503">
                <text:p>0.0000135790387503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5.032698112">
                <text:p>15.032698112</text:p>
              </table:table-cell>
              <table:table-cell office:value-type="float" office:value="0.000037752364733">
                <text:p>0.000037752364733</text:p>
              </table:table-cell>
              <table:table-cell office:value-type="float" office:value="-0.0000478795082017">
                <text:p>-0.0000478795082017</text:p>
              </table:table-cell>
              <table:table-cell office:value-type="float" office:value="-0.0000207175071409">
                <text:p>-0.0000207175071409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5.087485952">
                <text:p>15.087485952</text:p>
              </table:table-cell>
              <table:table-cell office:value-type="float" office:value="-0.00000708375955583">
                <text:p>-0.00000708375955583</text:p>
              </table:table-cell>
              <table:table-cell office:value-type="float" office:value="-0.0000310749710479">
                <text:p>-0.0000310749710479</text:p>
              </table:table-cell>
              <table:table-cell office:value-type="float" office:value="0.0000658156859572">
                <text:p>0.0000658156859572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5.141820928">
                <text:p>15.141820928</text:p>
              </table:table-cell>
              <table:table-cell office:value-type="float" office:value="0.0000014812678728">
                <text:p>0.0000014812678728</text:p>
              </table:table-cell>
              <table:table-cell office:value-type="float" office:value="-0.0000129252948682">
                <text:p>-0.0000129252948682</text:p>
              </table:table-cell>
              <table:table-cell office:value-type="float" office:value="0.0000964498176472">
                <text:p>0.0000964498176472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5.19585792">
                <text:p>15.19585792</text:p>
              </table:table-cell>
              <table:table-cell office:value-type="float" office:value="-0.0000587585309404">
                <text:p>-0.0000587585309404</text:p>
              </table:table-cell>
              <table:table-cell office:value-type="float" office:value="-0.0000755177243263">
                <text:p>-0.0000755177243263</text:p>
              </table:table-cell>
              <table:table-cell office:value-type="float" office:value="-0.0000766259327065">
                <text:p>-0.0000766259327065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5.250103296">
                <text:p>15.250103296</text:p>
              </table:table-cell>
              <table:table-cell office:value-type="float" office:value="0.0000167715297721">
                <text:p>0.0000167715297721</text:p>
              </table:table-cell>
              <table:table-cell office:value-type="float" office:value="0.00000227188661484">
                <text:p>0.00000227188661484</text:p>
              </table:table-cell>
              <table:table-cell office:value-type="float" office:value="-0.0000488638761453">
                <text:p>-0.0000488638761453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5.304199936">
                <text:p>15.304199936</text:p>
              </table:table-cell>
              <table:table-cell office:value-type="float" office:value="-0.000100614881376">
                <text:p>-0.000100614881376</text:p>
              </table:table-cell>
              <table:table-cell office:value-type="float" office:value="-0.00000581933227295">
                <text:p>-0.00000581933227295</text:p>
              </table:table-cell>
              <table:table-cell office:value-type="float" office:value="0.0000151266585817">
                <text:p>0.0000151266585817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5.608229888">
                <text:p>15.608229888</text:p>
              </table:table-cell>
              <table:table-cell office:value-type="float" office:value="-0.0000907917856239">
                <text:p>-0.0000907917856239</text:p>
              </table:table-cell>
              <table:table-cell office:value-type="float" office:value="-0.0000159670253197">
                <text:p>-0.0000159670253197</text:p>
              </table:table-cell>
              <table:table-cell office:value-type="float" office:value="-0.0000117518775369">
                <text:p>-0.0000117518775369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5.66252288">
                <text:p>15.66252288</text:p>
              </table:table-cell>
              <table:table-cell office:value-type="float" office:value="-0.000132608198328">
                <text:p>-0.000132608198328</text:p>
              </table:table-cell>
              <table:table-cell office:value-type="float" office:value="-0.0000386072060792">
                <text:p>-0.0000386072060792</text:p>
              </table:table-cell>
              <table:table-cell office:value-type="float" office:value="-0.0000285124533548">
                <text:p>-0.0000285124533548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5.716711936">
                <text:p>15.716711936</text:p>
              </table:table-cell>
              <table:table-cell office:value-type="float" office:value="-0.0000101722525869">
                <text:p>-0.0000101722525869</text:p>
              </table:table-cell>
              <table:table-cell office:value-type="float" office:value="-0.0000160215950018">
                <text:p>-0.0000160215950018</text:p>
              </table:table-cell>
              <table:table-cell office:value-type="float" office:value="0.0000269238025794">
                <text:p>0.0000269238025794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5.770759936">
                <text:p>15.770759936</text:p>
              </table:table-cell>
              <table:table-cell office:value-type="float" office:value="-0.0000847298797453">
                <text:p>-0.0000847298797453</text:p>
              </table:table-cell>
              <table:table-cell office:value-type="float" office:value="-0.00000700849022905">
                <text:p>-0.00000700849022905</text:p>
              </table:table-cell>
              <table:table-cell office:value-type="float" office:value="-0.0000870245494298">
                <text:p>-0.0000870245494298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5.82377472">
                <text:p>15.82377472</text:p>
              </table:table-cell>
              <table:table-cell office:value-type="float" office:value="0.0000578364488319">
                <text:p>0.0000578364488319</text:p>
              </table:table-cell>
              <table:table-cell office:value-type="float" office:value="-0.0000402182959078">
                <text:p>-0.0000402182959078</text:p>
              </table:table-cell>
              <table:table-cell office:value-type="float" office:value="-0.0000459485709143">
                <text:p>-0.0000459485709143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5.877677056">
                <text:p>15.877677056</text:p>
              </table:table-cell>
              <table:table-cell office:value-type="float" office:value="0.0000135097197926">
                <text:p>0.0000135097197926</text:p>
              </table:table-cell>
              <table:table-cell office:value-type="float" office:value="0.0000187861696759">
                <text:p>0.0000187861696759</text:p>
              </table:table-cell>
              <table:table-cell office:value-type="float" office:value="0.0000448477148893">
                <text:p>0.0000448477148893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5.932719104">
                <text:p>15.932719104</text:p>
              </table:table-cell>
              <table:table-cell office:value-type="float" office:value="-0.0000214168685488">
                <text:p>-0.0000214168685488</text:p>
              </table:table-cell>
              <table:table-cell office:value-type="float" office:value="0.0000546813935216">
                <text:p>0.0000546813935216</text:p>
              </table:table-cell>
              <table:table-cell office:value-type="float" office:value="0.000101739395177">
                <text:p>0.000101739395177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5.986633728">
                <text:p>15.986633728</text:p>
              </table:table-cell>
              <table:table-cell office:value-type="float" office:value="0.000077031829278">
                <text:p>0.000077031829278</text:p>
              </table:table-cell>
              <table:table-cell office:value-type="float" office:value="-0.00000934542913456">
                <text:p>-0.00000934542913456</text:p>
              </table:table-cell>
              <table:table-cell office:value-type="float" office:value="0.0000298980739899">
                <text:p>0.0000298980739899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6.041094912">
                <text:p>16.041094912</text:p>
              </table:table-cell>
              <table:table-cell office:value-type="float" office:value="0.00013031475828">
                <text:p>0.00013031475828</text:p>
              </table:table-cell>
              <table:table-cell office:value-type="float" office:value="0.0000297189781122">
                <text:p>0.0000297189781122</text:p>
              </table:table-cell>
              <table:table-cell office:value-type="float" office:value="0.0000457538080809">
                <text:p>0.0000457538080809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6.094370816">
                <text:p>16.094370816</text:p>
              </table:table-cell>
              <table:table-cell office:value-type="float" office:value="-0.0000626387045486">
                <text:p>-0.0000626387045486</text:p>
              </table:table-cell>
              <table:table-cell office:value-type="float" office:value="0.0000193335017684">
                <text:p>0.0000193335017684</text:p>
              </table:table-cell>
              <table:table-cell office:value-type="float" office:value="0.0000267105497187">
                <text:p>0.0000267105497187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6.14875392">
                <text:p>16.14875392</text:p>
              </table:table-cell>
              <table:table-cell office:value-type="float" office:value="0.0000314915960189">
                <text:p>0.0000314915960189</text:p>
              </table:table-cell>
              <table:table-cell office:value-type="float" office:value="-0.0000289939362119">
                <text:p>-0.0000289939362119</text:p>
              </table:table-cell>
              <table:table-cell office:value-type="float" office:value="-0.0000395239876525">
                <text:p>-0.0000395239876525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6.20288">
                <text:p>16.20288</text:p>
              </table:table-cell>
              <table:table-cell office:value-type="float" office:value="-0.0000475596170872">
                <text:p>-0.0000475596170872</text:p>
              </table:table-cell>
              <table:table-cell office:value-type="float" office:value="-0.00000157690976721">
                <text:p>-0.00000157690976721</text:p>
              </table:table-cell>
              <table:table-cell office:value-type="float" office:value="-0.0000349711117451">
                <text:p>-0.0000349711117451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6.257037824">
                <text:p>16.257037824</text:p>
              </table:table-cell>
              <table:table-cell office:value-type="float" office:value="-0.0000811494246591">
                <text:p>-0.0000811494246591</text:p>
              </table:table-cell>
              <table:table-cell office:value-type="float" office:value="0.000035058841604">
                <text:p>0.000035058841604</text:p>
              </table:table-cell>
              <table:table-cell office:value-type="float" office:value="-0.00000133525611545">
                <text:p>-0.00000133525611545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6.311258112">
                <text:p>16.311258112</text:p>
              </table:table-cell>
              <table:table-cell office:value-type="float" office:value="-0.0000291313663183">
                <text:p>-0.0000291313663183</text:p>
              </table:table-cell>
              <table:table-cell office:value-type="float" office:value="-0.0000198266880034">
                <text:p>-0.0000198266880034</text:p>
              </table:table-cell>
              <table:table-cell office:value-type="float" office:value="0.000000752614482735">
                <text:p>0.000000752614482735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6.365345792">
                <text:p>16.365345792</text:p>
              </table:table-cell>
              <table:table-cell office:value-type="float" office:value="-0.000405284372391">
                <text:p>-0.000405284372391</text:p>
              </table:table-cell>
              <table:table-cell office:value-type="float" office:value="0.000104004502646">
                <text:p>0.000104004502646</text:p>
              </table:table-cell>
              <table:table-cell office:value-type="float" office:value="0.000138977789902">
                <text:p>0.000138977789902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6.418202112">
                <text:p>16.418202112</text:p>
              </table:table-cell>
              <table:table-cell office:value-type="float" office:value="-0.000023856811822">
                <text:p>-0.000023856811822</text:p>
              </table:table-cell>
              <table:table-cell office:value-type="float" office:value="-0.0000190272894542">
                <text:p>-0.0000190272894542</text:p>
              </table:table-cell>
              <table:table-cell office:value-type="float" office:value="0.0000137526794788">
                <text:p>0.0000137526794788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6.472160768">
                <text:p>16.472160768</text:p>
              </table:table-cell>
              <table:table-cell office:value-type="float" office:value="0.0000125967844724">
                <text:p>0.0000125967844724</text:p>
              </table:table-cell>
              <table:table-cell office:value-type="float" office:value="0.0000510085956194">
                <text:p>0.0000510085956194</text:p>
              </table:table-cell>
              <table:table-cell office:value-type="float" office:value="0.00000484837710246">
                <text:p>0.00000484837710246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6.527816704">
                <text:p>16.527816704</text:p>
              </table:table-cell>
              <table:table-cell office:value-type="float" office:value="0.0000138398518175">
                <text:p>0.0000138398518175</text:p>
              </table:table-cell>
              <table:table-cell office:value-type="float" office:value="-0.00000611986888543">
                <text:p>-0.00000611986888543</text:p>
              </table:table-cell>
              <table:table-cell office:value-type="float" office:value="-0.0000213084040297">
                <text:p>-0.0000213084040297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6.58273792">
                <text:p>16.58273792</text:p>
              </table:table-cell>
              <table:table-cell office:value-type="float" office:value="-0.000107913459942">
                <text:p>-0.000107913459942</text:p>
              </table:table-cell>
              <table:table-cell office:value-type="float" office:value="0.0000350256705133">
                <text:p>0.0000350256705133</text:p>
              </table:table-cell>
              <table:table-cell office:value-type="float" office:value="0.0000453028078482">
                <text:p>0.0000453028078482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6.636820736">
                <text:p>16.636820736</text:p>
              </table:table-cell>
              <table:table-cell office:value-type="float" office:value="-0.0000838296909933">
                <text:p>-0.0000838296909933</text:p>
              </table:table-cell>
              <table:table-cell office:value-type="float" office:value="0.000104389044282">
                <text:p>0.000104389044282</text:p>
              </table:table-cell>
              <table:table-cell office:value-type="float" office:value="0.0000832834630273">
                <text:p>0.0000832834630273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6.691175936">
                <text:p>16.691175936</text:p>
              </table:table-cell>
              <table:table-cell office:value-type="float" office:value="0.0000457843198092">
                <text:p>0.0000457843198092</text:p>
              </table:table-cell>
              <table:table-cell office:value-type="float" office:value="-0.0000074327067523">
                <text:p>-0.0000074327067523</text:p>
              </table:table-cell>
              <table:table-cell office:value-type="float" office:value="0.00000595148867433">
                <text:p>0.00000595148867433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6.746678016">
                <text:p>16.746678016</text:p>
              </table:table-cell>
              <table:table-cell office:value-type="float" office:value="0.0000718932933523">
                <text:p>0.0000718932933523</text:p>
              </table:table-cell>
              <table:table-cell office:value-type="float" office:value="0.0000150619653141">
                <text:p>0.0000150619653141</text:p>
              </table:table-cell>
              <table:table-cell office:value-type="float" office:value="0.0000349073270627">
                <text:p>0.0000349073270627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6.801166592">
                <text:p>16.801166592</text:p>
              </table:table-cell>
              <table:table-cell office:value-type="float" office:value="0.000078572651546">
                <text:p>0.000078572651546</text:p>
              </table:table-cell>
              <table:table-cell office:value-type="float" office:value="0.00002850418241">
                <text:p>0.00002850418241</text:p>
              </table:table-cell>
              <table:table-cell office:value-type="float" office:value="0.0000188624435395">
                <text:p>0.0000188624435395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6.854088704">
                <text:p>16.854088704</text:p>
              </table:table-cell>
              <table:table-cell office:value-type="float" office:value="-0.000163164382684">
                <text:p>-0.000163164382684</text:p>
              </table:table-cell>
              <table:table-cell office:value-type="float" office:value="-0.000114764996397">
                <text:p>-0.000114764996397</text:p>
              </table:table-cell>
              <table:table-cell office:value-type="float" office:value="-0.000190801933059">
                <text:p>-0.000190801933059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6.95805696">
                <text:p>16.95805696</text:p>
              </table:table-cell>
              <table:table-cell office:value-type="float" office:value="-0.0000314115059155">
                <text:p>-0.0000314115059155</text:p>
              </table:table-cell>
              <table:table-cell office:value-type="float" office:value="0.0000547149502381">
                <text:p>0.0000547149502381</text:p>
              </table:table-cell>
              <table:table-cell office:value-type="float" office:value="0.0000623999658274">
                <text:p>0.0000623999658274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7.012210688">
                <text:p>17.012210688</text:p>
              </table:table-cell>
              <table:table-cell office:value-type="float" office:value="0.0000826804389362">
                <text:p>0.0000826804389362</text:p>
              </table:table-cell>
              <table:table-cell office:value-type="float" office:value="0.0000257888732449">
                <text:p>0.0000257888732449</text:p>
              </table:table-cell>
              <table:table-cell office:value-type="float" office:value="0.000119765616546">
                <text:p>0.000119765616546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7.066213888">
                <text:p>17.066213888</text:p>
              </table:table-cell>
              <table:table-cell office:value-type="float" office:value="0.000105990729935">
                <text:p>0.000105990729935</text:p>
              </table:table-cell>
              <table:table-cell office:value-type="float" office:value="0.00000537848018212">
                <text:p>0.00000537848018212</text:p>
              </table:table-cell>
              <table:table-cell office:value-type="float" office:value="0.0000489557605761">
                <text:p>0.0000489557605761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7.120170752">
                <text:p>17.120170752</text:p>
              </table:table-cell>
              <table:table-cell office:value-type="float" office:value="-0.0000786243908806">
                <text:p>-0.0000786243908806</text:p>
              </table:table-cell>
              <table:table-cell office:value-type="float" office:value="-0.0000435971596744">
                <text:p>-0.0000435971596744</text:p>
              </table:table-cell>
              <table:table-cell office:value-type="float" office:value="-0.0000892902899068">
                <text:p>-0.0000892902899068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7.173762816">
                <text:p>17.173762816</text:p>
              </table:table-cell>
              <table:table-cell office:value-type="float" office:value="-0.000205594595172">
                <text:p>-0.000205594595172</text:p>
              </table:table-cell>
              <table:table-cell office:value-type="float" office:value="-0.000116800758406">
                <text:p>-0.000116800758406</text:p>
              </table:table-cell>
              <table:table-cell office:value-type="float" office:value="-0.000191967395949">
                <text:p>-0.000191967395949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7.229153792">
                <text:p>17.229153792</text:p>
              </table:table-cell>
              <table:table-cell office:value-type="float" office:value="0.0000471737839689">
                <text:p>0.0000471737839689</text:p>
              </table:table-cell>
              <table:table-cell office:value-type="float" office:value="0.0000197286044568">
                <text:p>0.0000197286044568</text:p>
              </table:table-cell>
              <table:table-cell office:value-type="float" office:value="0.0000304527657136">
                <text:p>0.0000304527657136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7.283813888">
                <text:p>17.283813888</text:p>
              </table:table-cell>
              <table:table-cell office:value-type="float" office:value="0.00000159881130912">
                <text:p>0.00000159881130912</text:p>
              </table:table-cell>
              <table:table-cell office:value-type="float" office:value="-0.0000364179431926">
                <text:p>-0.0000364179431926</text:p>
              </table:table-cell>
              <table:table-cell office:value-type="float" office:value="-0.0000481708921143">
                <text:p>-0.0000481708921143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7.338148096">
                <text:p>17.338148096</text:p>
              </table:table-cell>
              <table:table-cell office:value-type="float" office:value="0.0000148711424117">
                <text:p>0.0000148711424117</text:p>
              </table:table-cell>
              <table:table-cell office:value-type="float" office:value="-0.000012829705156">
                <text:p>-0.000012829705156</text:p>
              </table:table-cell>
              <table:table-cell office:value-type="float" office:value="0.0000321665065712">
                <text:p>0.0000321665065712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7.391401728">
                <text:p>17.391401728</text:p>
              </table:table-cell>
              <table:table-cell office:value-type="float" office:value="0.0000259058815573">
                <text:p>0.0000259058815573</text:p>
              </table:table-cell>
              <table:table-cell office:value-type="float" office:value="-0.0000631494694971">
                <text:p>-0.0000631494694971</text:p>
              </table:table-cell>
              <table:table-cell office:value-type="float" office:value="-0.0000891589443199">
                <text:p>-0.0000891589443199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7.44443392">
                <text:p>17.44443392</text:p>
              </table:table-cell>
              <table:table-cell office:value-type="float" office:value="0.00010532586748">
                <text:p>0.00010532586748</text:p>
              </table:table-cell>
              <table:table-cell office:value-type="float" office:value="0.0000724995479686">
                <text:p>0.0000724995479686</text:p>
              </table:table-cell>
              <table:table-cell office:value-type="float" office:value="0.0000765823206166">
                <text:p>0.0000765823206166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7.549502464">
                <text:p>17.549502464</text:p>
              </table:table-cell>
              <table:table-cell office:value-type="float" office:value="-0.0000144841260408">
                <text:p>-0.0000144841260408</text:p>
              </table:table-cell>
              <table:table-cell office:value-type="float" office:value="0.0000547119270777">
                <text:p>0.0000547119270777</text:p>
              </table:table-cell>
              <table:table-cell office:value-type="float" office:value="0.0000570737101953">
                <text:p>0.0000570737101953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7.603876608">
                <text:p>17.603876608</text:p>
              </table:table-cell>
              <table:table-cell office:value-type="float" office:value="-0.00000561905198992">
                <text:p>-0.00000561905198992</text:p>
              </table:table-cell>
              <table:table-cell office:value-type="float" office:value="-0.0000174012620846">
                <text:p>-0.0000174012620846</text:p>
              </table:table-cell>
              <table:table-cell office:value-type="float" office:value="0.00000196582664103">
                <text:p>0.00000196582664103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7.657856">
                <text:p>17.657856</text:p>
              </table:table-cell>
              <table:table-cell office:value-type="float" office:value="-0.0000754962748033">
                <text:p>-0.0000754962748033</text:p>
              </table:table-cell>
              <table:table-cell office:value-type="float" office:value="-0.000053538587963">
                <text:p>-0.000053538587963</text:p>
              </table:table-cell>
              <table:table-cell office:value-type="float" office:value="-0.000132890301757">
                <text:p>-0.000132890301757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7.709975808">
                <text:p>17.709975808</text:p>
              </table:table-cell>
              <table:table-cell office:value-type="float" office:value="-0.0000657820201013">
                <text:p>-0.0000657820201013</text:p>
              </table:table-cell>
              <table:table-cell office:value-type="float" office:value="-0.0000229212946579">
                <text:p>-0.0000229212946579</text:p>
              </table:table-cell>
              <table:table-cell office:value-type="float" office:value="-0.0000570186275581">
                <text:p>-0.0000570186275581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7.765413888">
                <text:p>17.765413888</text:p>
              </table:table-cell>
              <table:table-cell office:value-type="float" office:value="-0.000391799549107">
                <text:p>-0.000391799549107</text:p>
              </table:table-cell>
              <table:table-cell office:value-type="float" office:value="0.0000203217441594">
                <text:p>0.0000203217441594</text:p>
              </table:table-cell>
              <table:table-cell office:value-type="float" office:value="0.0000165415021911">
                <text:p>0.0000165415021911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7.819122688">
                <text:p>17.819122688</text:p>
              </table:table-cell>
              <table:table-cell office:value-type="float" office:value="-0.00483972672373">
                <text:p>-0.00483972672373</text:p>
              </table:table-cell>
              <table:table-cell office:value-type="float" office:value="0.000343229650753">
                <text:p>0.000343229650753</text:p>
              </table:table-cell>
              <table:table-cell office:value-type="float" office:value="0.000211536738789">
                <text:p>0.000211536738789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7.872932096">
                <text:p>17.872932096</text:p>
              </table:table-cell>
              <table:table-cell office:value-type="float" office:value="-0.00000319858531839">
                <text:p>-0.00000319858531839</text:p>
              </table:table-cell>
              <table:table-cell office:value-type="float" office:value="0.000053381176258">
                <text:p>0.000053381176258</text:p>
              </table:table-cell>
              <table:table-cell office:value-type="float" office:value="0.0000829202617751">
                <text:p>0.0000829202617751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7.928408832">
                <text:p>17.928408832</text:p>
              </table:table-cell>
              <table:table-cell office:value-type="float" office:value="-0.000110506254714">
                <text:p>-0.000110506254714</text:p>
              </table:table-cell>
              <table:table-cell office:value-type="float" office:value="0.0000155192519742">
                <text:p>0.0000155192519742</text:p>
              </table:table-cell>
              <table:table-cell office:value-type="float" office:value="-0.000034645319829">
                <text:p>-0.000034645319829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8.033594112">
                <text:p>18.033594112</text:p>
              </table:table-cell>
              <table:table-cell office:value-type="float" office:value="0.0000211723636312">
                <text:p>0.0000211723636312</text:p>
              </table:table-cell>
              <table:table-cell office:value-type="float" office:value="-0.000014394830032">
                <text:p>-0.000014394830032</text:p>
              </table:table-cell>
              <table:table-cell office:value-type="float" office:value="0.0000103936436062">
                <text:p>0.0000103936436062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8.087252736">
                <text:p>18.087252736</text:p>
              </table:table-cell>
              <table:table-cell office:value-type="float" office:value="-0.0000907776120584">
                <text:p>-0.0000907776120584</text:p>
              </table:table-cell>
              <table:table-cell office:value-type="float" office:value="-0.0000964822320384">
                <text:p>-0.0000964822320384</text:p>
              </table:table-cell>
              <table:table-cell office:value-type="float" office:value="-0.0000879619256011">
                <text:p>-0.0000879619256011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8.141458944">
                <text:p>18.141458944</text:p>
              </table:table-cell>
              <table:table-cell office:value-type="float" office:value="-0.000192579449504">
                <text:p>-0.000192579449504</text:p>
              </table:table-cell>
              <table:table-cell office:value-type="float" office:value="-0.0000289610143227">
                <text:p>-0.0000289610143227</text:p>
              </table:table-cell>
              <table:table-cell office:value-type="float" office:value="-0.0000532844569534">
                <text:p>-0.0000532844569534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8.1956608">
                <text:p>18.1956608</text:p>
              </table:table-cell>
              <table:table-cell office:value-type="float" office:value="0.0000910319067771">
                <text:p>0.0000910319067771</text:p>
              </table:table-cell>
              <table:table-cell office:value-type="float" office:value="0.000111063949589">
                <text:p>0.000111063949589</text:p>
              </table:table-cell>
              <table:table-cell office:value-type="float" office:value="0.0000904194021132">
                <text:p>0.0000904194021132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8.249968896">
                <text:p>18.249968896</text:p>
              </table:table-cell>
              <table:table-cell office:value-type="float" office:value="0.000101133693533">
                <text:p>0.000101133693533</text:p>
              </table:table-cell>
              <table:table-cell office:value-type="float" office:value="-0.00000413744419347">
                <text:p>-0.00000413744419347</text:p>
              </table:table-cell>
              <table:table-cell office:value-type="float" office:value="0.0000781927519711">
                <text:p>0.0000781927519711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8.303480832">
                <text:p>18.303480832</text:p>
              </table:table-cell>
              <table:table-cell office:value-type="float" office:value="0.0000364409861504">
                <text:p>0.0000364409861504</text:p>
              </table:table-cell>
              <table:table-cell office:value-type="float" office:value="0.0000817520995042">
                <text:p>0.0000817520995042</text:p>
              </table:table-cell>
              <table:table-cell office:value-type="float" office:value="0.000148555976921">
                <text:p>0.000148555976921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8.35830016">
                <text:p>18.35830016</text:p>
              </table:table-cell>
              <table:table-cell office:value-type="float" office:value="0.00000585934094488">
                <text:p>0.00000585934094488</text:p>
              </table:table-cell>
              <table:table-cell office:value-type="float" office:value="-0.0000155580401042">
                <text:p>-0.0000155580401042</text:p>
              </table:table-cell>
              <table:table-cell office:value-type="float" office:value="0.00000852729954204">
                <text:p>0.00000852729954204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8.412790784">
                <text:p>18.412790784</text:p>
              </table:table-cell>
              <table:table-cell office:value-type="float" office:value="0.0000738642120268">
                <text:p>0.0000738642120268</text:p>
              </table:table-cell>
              <table:table-cell office:value-type="float" office:value="0.0000814263985376">
                <text:p>0.0000814263985376</text:p>
              </table:table-cell>
              <table:table-cell office:value-type="float" office:value="0.0000747487938497">
                <text:p>0.0000747487938497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8.515159808">
                <text:p>18.515159808</text:p>
              </table:table-cell>
              <table:table-cell office:value-type="float" office:value="-0.000116054172395">
                <text:p>-0.000116054172395</text:p>
              </table:table-cell>
              <table:table-cell office:value-type="float" office:value="-0.0000223811239266">
                <text:p>-0.0000223811239266</text:p>
              </table:table-cell>
              <table:table-cell office:value-type="float" office:value="-0.0000292900476779">
                <text:p>-0.0000292900476779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8.566259968">
                <text:p>18.566259968</text:p>
              </table:table-cell>
              <table:table-cell office:value-type="float" office:value="-0.0000552370838705">
                <text:p>-0.0000552370838705</text:p>
              </table:table-cell>
              <table:table-cell office:value-type="float" office:value="-0.00000988871215668">
                <text:p>-0.00000988871215668</text:p>
              </table:table-cell>
              <table:table-cell office:value-type="float" office:value="-0.000051158687711">
                <text:p>-0.000051158687711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8.619789824">
                <text:p>18.619789824</text:p>
              </table:table-cell>
              <table:table-cell office:value-type="float" office:value="-0.0000221635891648">
                <text:p>-0.0000221635891648</text:p>
              </table:table-cell>
              <table:table-cell office:value-type="float" office:value="-0.0000709926971467">
                <text:p>-0.0000709926971467</text:p>
              </table:table-cell>
              <table:table-cell office:value-type="float" office:value="-0.0000889791772352">
                <text:p>-0.0000889791772352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8.675347968">
                <text:p>18.675347968</text:p>
              </table:table-cell>
              <table:table-cell office:value-type="float" office:value="0.000227528958931">
                <text:p>0.000227528958931</text:p>
              </table:table-cell>
              <table:table-cell office:value-type="float" office:value="0.0000187945115613">
                <text:p>0.0000187945115613</text:p>
              </table:table-cell>
              <table:table-cell office:value-type="float" office:value="0.000111207613372">
                <text:p>0.000111207613372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8.730740736">
                <text:p>18.730740736</text:p>
              </table:table-cell>
              <table:table-cell office:value-type="float" office:value="-0.000218131346628">
                <text:p>-0.000218131346628</text:p>
              </table:table-cell>
              <table:table-cell office:value-type="float" office:value="0.0000000428280166886">
                <text:p>0.0000000428280166886</text:p>
              </table:table-cell>
              <table:table-cell office:value-type="float" office:value="-0.000051051742048">
                <text:p>-0.000051051742048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8.784948736">
                <text:p>18.784948736</text:p>
              </table:table-cell>
              <table:table-cell office:value-type="float" office:value="0.000118059615488">
                <text:p>0.000118059615488</text:p>
              </table:table-cell>
              <table:table-cell office:value-type="float" office:value="0.0000706454375177">
                <text:p>0.0000706454375177</text:p>
              </table:table-cell>
              <table:table-cell office:value-type="float" office:value="0.000100647877844">
                <text:p>0.000100647877844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8.840187904">
                <text:p>18.840187904</text:p>
              </table:table-cell>
              <table:table-cell office:value-type="float" office:value="0.0000324971151713">
                <text:p>0.0000324971151713</text:p>
              </table:table-cell>
              <table:table-cell office:value-type="float" office:value="-0.00000957275915425">
                <text:p>-0.00000957275915425</text:p>
              </table:table-cell>
              <table:table-cell office:value-type="float" office:value="0.00000691850027579">
                <text:p>0.00000691850027579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8.894282752">
                <text:p>18.894282752</text:p>
              </table:table-cell>
              <table:table-cell office:value-type="float" office:value="-0.000179932379979">
                <text:p>-0.000179932379979</text:p>
              </table:table-cell>
              <table:table-cell office:value-type="float" office:value="-0.00000570600650462">
                <text:p>-0.00000570600650462</text:p>
              </table:table-cell>
              <table:table-cell office:value-type="float" office:value="-0.0000864644025569">
                <text:p>-0.0000864644025569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8.948383744">
                <text:p>18.948383744</text:p>
              </table:table-cell>
              <table:table-cell office:value-type="float" office:value="-0.0000801863498054">
                <text:p>-0.0000801863498054</text:p>
              </table:table-cell>
              <table:table-cell office:value-type="float" office:value="-0.0000462094103568">
                <text:p>-0.0000462094103568</text:p>
              </table:table-cell>
              <table:table-cell office:value-type="float" office:value="-0.0000767582241679">
                <text:p>-0.0000767582241679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9.000950784">
                <text:p>19.000950784</text:p>
              </table:table-cell>
              <table:table-cell office:value-type="float" office:value="0.0000671185116516">
                <text:p>0.0000671185116516</text:p>
              </table:table-cell>
              <table:table-cell office:value-type="float" office:value="0.00000448198215963">
                <text:p>0.00000448198215963</text:p>
              </table:table-cell>
              <table:table-cell office:value-type="float" office:value="-0.0000151132762767">
                <text:p>-0.0000151132762767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9.054146816">
                <text:p>19.054146816</text:p>
              </table:table-cell>
              <table:table-cell office:value-type="float" office:value="0.0000503725932504">
                <text:p>0.0000503725932504</text:p>
              </table:table-cell>
              <table:table-cell office:value-type="float" office:value="0.000115824070235">
                <text:p>0.000115824070235</text:p>
              </table:table-cell>
              <table:table-cell office:value-type="float" office:value="0.000146327947732">
                <text:p>0.000146327947732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9.107121664">
                <text:p>19.107121664</text:p>
              </table:table-cell>
              <table:table-cell office:value-type="float" office:value="-0.0000546883165953">
                <text:p>-0.0000546883165953</text:p>
              </table:table-cell>
              <table:table-cell office:value-type="float" office:value="-0.0000575426311116">
                <text:p>-0.0000575426311116</text:p>
              </table:table-cell>
              <table:table-cell office:value-type="float" office:value="-0.0000456749185105">
                <text:p>-0.0000456749185105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9.159470592">
                <text:p>19.159470592</text:p>
              </table:table-cell>
              <table:table-cell office:value-type="float" office:value="-0.0000342993516824">
                <text:p>-0.0000342993516824</text:p>
              </table:table-cell>
              <table:table-cell office:value-type="float" office:value="-0.0000559887776035">
                <text:p>-0.0000559887776035</text:p>
              </table:table-cell>
              <table:table-cell office:value-type="float" office:value="-0.0000828106130939">
                <text:p>-0.0000828106130939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9.213285888">
                <text:p>19.213285888</text:p>
              </table:table-cell>
              <table:table-cell office:value-type="float" office:value="-0.0000739651586628">
                <text:p>-0.0000739651586628</text:p>
              </table:table-cell>
              <table:table-cell office:value-type="float" office:value="-0.0000371478672605">
                <text:p>-0.0000371478672605</text:p>
              </table:table-cell>
              <table:table-cell office:value-type="float" office:value="-0.0000539507527719">
                <text:p>-0.0000539507527719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9.267303168">
                <text:p>19.267303168</text:p>
              </table:table-cell>
              <table:table-cell office:value-type="float" office:value="-0.00000416734110331">
                <text:p>-0.00000416734110331</text:p>
              </table:table-cell>
              <table:table-cell office:value-type="float" office:value="-0.00000665628158458">
                <text:p>-0.00000665628158458</text:p>
              </table:table-cell>
              <table:table-cell office:value-type="float" office:value="-0.0000471382554679">
                <text:p>-0.0000471382554679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9.321370112">
                <text:p>19.321370112</text:p>
              </table:table-cell>
              <table:table-cell office:value-type="float" office:value="-0.00098141503986">
                <text:p>-0.00098141503986</text:p>
              </table:table-cell>
              <table:table-cell office:value-type="float" office:value="0.0000389915221604">
                <text:p>0.0000389915221604</text:p>
              </table:table-cell>
              <table:table-cell office:value-type="float" office:value="0.0000573371398787">
                <text:p>0.0000573371398787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9.375598848">
                <text:p>19.375598848</text:p>
              </table:table-cell>
              <table:table-cell office:value-type="float" office:value="-0.000105989362055">
                <text:p>-0.000105989362055</text:p>
              </table:table-cell>
              <table:table-cell office:value-type="float" office:value="0.0000198035413632">
                <text:p>0.0000198035413632</text:p>
              </table:table-cell>
              <table:table-cell office:value-type="float" office:value="0.0000313278942485">
                <text:p>0.0000313278942485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9.431840768">
                <text:p>19.431840768</text:p>
              </table:table-cell>
              <table:table-cell office:value-type="float" office:value="0.0000684027836542">
                <text:p>0.0000684027836542</text:p>
              </table:table-cell>
              <table:table-cell office:value-type="float" office:value="0.0000182164894795">
                <text:p>0.0000182164894795</text:p>
              </table:table-cell>
              <table:table-cell office:value-type="float" office:value="0.0000711637185304">
                <text:p>0.0000711637185304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9.485586688">
                <text:p>19.485586688</text:p>
              </table:table-cell>
              <table:table-cell office:value-type="float" office:value="-0.00000544348949916">
                <text:p>-0.00000544348949916</text:p>
              </table:table-cell>
              <table:table-cell office:value-type="float" office:value="0.0000101617570181">
                <text:p>0.0000101617570181</text:p>
              </table:table-cell>
              <table:table-cell office:value-type="float" office:value="-0.000000569938947592">
                <text:p>-0.000000569938947592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9.539684096">
                <text:p>19.539684096</text:p>
              </table:table-cell>
              <table:table-cell office:value-type="float" office:value="-0.0000536847728654">
                <text:p>-0.0000536847728654</text:p>
              </table:table-cell>
              <table:table-cell office:value-type="float" office:value="-0.00000153507164669">
                <text:p>-0.00000153507164669</text:p>
              </table:table-cell>
              <table:table-cell office:value-type="float" office:value="-0.00000612108669884">
                <text:p>-0.00000612108669884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9.594179072">
                <text:p>19.594179072</text:p>
              </table:table-cell>
              <table:table-cell office:value-type="float" office:value="0.0105726029724">
                <text:p>0.0105726029724</text:p>
              </table:table-cell>
              <table:table-cell office:value-type="float" office:value="-0.000680553261191">
                <text:p>-0.000680553261191</text:p>
              </table:table-cell>
              <table:table-cell office:value-type="float" office:value="-0.00035536091309">
                <text:p>-0.00035536091309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9.647780096">
                <text:p>19.647780096</text:p>
              </table:table-cell>
              <table:table-cell office:value-type="float" office:value="-0.0000497855107824">
                <text:p>-0.0000497855107824</text:p>
              </table:table-cell>
              <table:table-cell office:value-type="float" office:value="0.0000409005588153">
                <text:p>0.0000409005588153</text:p>
              </table:table-cell>
              <table:table-cell office:value-type="float" office:value="0.0000241588350036">
                <text:p>0.0000241588350036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9.750671872">
                <text:p>19.750671872</text:p>
              </table:table-cell>
              <table:table-cell office:value-type="float" office:value="0.0000889315997483">
                <text:p>0.0000889315997483</text:p>
              </table:table-cell>
              <table:table-cell office:value-type="float" office:value="-0.0000124794314615">
                <text:p>-0.0000124794314615</text:p>
              </table:table-cell>
              <table:table-cell office:value-type="float" office:value="0.0000207495468203">
                <text:p>0.0000207495468203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9.804386816">
                <text:p>19.804386816</text:p>
              </table:table-cell>
              <table:table-cell office:value-type="float" office:value="-0.000139513111208">
                <text:p>-0.000139513111208</text:p>
              </table:table-cell>
              <table:table-cell office:value-type="float" office:value="-0.0000473038453492">
                <text:p>-0.0000473038453492</text:p>
              </table:table-cell>
              <table:table-cell office:value-type="float" office:value="0.0000069914362939">
                <text:p>0.0000069914362939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9.858399744">
                <text:p>19.858399744</text:p>
              </table:table-cell>
              <table:table-cell office:value-type="float" office:value="-0.0000928151566768">
                <text:p>-0.0000928151566768</text:p>
              </table:table-cell>
              <table:table-cell office:value-type="float" office:value="-0.00000671245834383">
                <text:p>-0.00000671245834383</text:p>
              </table:table-cell>
              <table:table-cell office:value-type="float" office:value="-0.00000681849951434">
                <text:p>-0.00000681849951434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9.912184832">
                <text:p>19.912184832</text:p>
              </table:table-cell>
              <table:table-cell office:value-type="float" office:value="0.0000458275644633">
                <text:p>0.0000458275644633</text:p>
              </table:table-cell>
              <table:table-cell office:value-type="float" office:value="0.0000114173244583">
                <text:p>0.0000114173244583</text:p>
              </table:table-cell>
              <table:table-cell office:value-type="float" office:value="0.00000723235598343">
                <text:p>0.00000723235598343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20.016547072">
                <text:p>20.016547072</text:p>
              </table:table-cell>
              <table:table-cell office:value-type="float" office:value="-0.0000220273141167">
                <text:p>-0.0000220273141167</text:p>
              </table:table-cell>
              <table:table-cell office:value-type="float" office:value="-0.0000341716295225">
                <text:p>-0.0000341716295225</text:p>
              </table:table-cell>
              <table:table-cell office:value-type="float" office:value="0.0000342110579368">
                <text:p>0.0000342110579368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20.070795776">
                <text:p>20.070795776</text:p>
              </table:table-cell>
              <table:table-cell office:value-type="float" office:value="-0.0000842215085868">
                <text:p>-0.0000842215085868</text:p>
              </table:table-cell>
              <table:table-cell office:value-type="float" office:value="0.0000262238681898">
                <text:p>0.0000262238681898</text:p>
              </table:table-cell>
              <table:table-cell office:value-type="float" office:value="-0.0000495030581078">
                <text:p>-0.0000495030581078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20.123276032">
                <text:p>20.123276032</text:p>
              </table:table-cell>
              <table:table-cell office:value-type="float" office:value="0.0000262422290689">
                <text:p>0.0000262422290689</text:p>
              </table:table-cell>
              <table:table-cell office:value-type="float" office:value="0.00000798387009127">
                <text:p>0.00000798387009127</text:p>
              </table:table-cell>
              <table:table-cell office:value-type="float" office:value="-0.0000106035058707">
                <text:p>-0.0000106035058707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20.177340928">
                <text:p>20.177340928</text:p>
              </table:table-cell>
              <table:table-cell office:value-type="float" office:value="-0.0000424525569542">
                <text:p>-0.0000424525569542</text:p>
              </table:table-cell>
              <table:table-cell office:value-type="float" office:value="-0.0000461970703327">
                <text:p>-0.0000461970703327</text:p>
              </table:table-cell>
              <table:table-cell office:value-type="float" office:value="-0.0000870859294082">
                <text:p>-0.0000870859294082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20.230728704">
                <text:p>20.230728704</text:p>
              </table:table-cell>
              <table:table-cell office:value-type="float" office:value="-0.000122555429698">
                <text:p>-0.000122555429698</text:p>
              </table:table-cell>
              <table:table-cell office:value-type="float" office:value="-0.00000703559089743">
                <text:p>-0.00000703559089743</text:p>
              </table:table-cell>
              <table:table-cell office:value-type="float" office:value="-0.0000056941235016">
                <text:p>-0.0000056941235016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20.284800768">
                <text:p>20.284800768</text:p>
              </table:table-cell>
              <table:table-cell office:value-type="float" office:value="0.0000650664442219">
                <text:p>0.0000650664442219</text:p>
              </table:table-cell>
              <table:table-cell office:value-type="float" office:value="-0.0000229279503401">
                <text:p>-0.0000229279503401</text:p>
              </table:table-cell>
              <table:table-cell office:value-type="float" office:value="-0.00000900335817278">
                <text:p>-0.00000900335817278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20.33903104">
                <text:p>20.33903104</text:p>
              </table:table-cell>
              <table:table-cell office:value-type="float" office:value="0.0000112558482215">
                <text:p>0.0000112558482215</text:p>
              </table:table-cell>
              <table:table-cell office:value-type="float" office:value="0.0000521722540725">
                <text:p>0.0000521722540725</text:p>
              </table:table-cell>
              <table:table-cell office:value-type="float" office:value="0.0000367772991012">
                <text:p>0.0000367772991012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20.394198016">
                <text:p>20.394198016</text:p>
              </table:table-cell>
              <table:table-cell office:value-type="float" office:value="0.0000364733386959">
                <text:p>0.0000364733386959</text:p>
              </table:table-cell>
              <table:table-cell office:value-type="float" office:value="0.0000163034746947">
                <text:p>0.0000163034746947</text:p>
              </table:table-cell>
              <table:table-cell office:value-type="float" office:value="0.0000290659791062">
                <text:p>0.0000290659791062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20.498500608">
                <text:p>20.498500608</text:p>
              </table:table-cell>
              <table:table-cell office:value-type="float" office:value="0.0000290285861411">
                <text:p>0.0000290285861411</text:p>
              </table:table-cell>
              <table:table-cell office:value-type="float" office:value="0.0000121844004752">
                <text:p>0.0000121844004752</text:p>
              </table:table-cell>
              <table:table-cell office:value-type="float" office:value="0.0000452699823654">
                <text:p>0.0000452699823654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20.552753664">
                <text:p>20.552753664</text:p>
              </table:table-cell>
              <table:table-cell office:value-type="float" office:value="-0.00109946122393">
                <text:p>-0.00109946122393</text:p>
              </table:table-cell>
              <table:table-cell office:value-type="float" office:value="-0.0000200695230888">
                <text:p>-0.0000200695230888</text:p>
              </table:table-cell>
              <table:table-cell office:value-type="float" office:value="-0.0000948172237258">
                <text:p>-0.0000948172237258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20.606881792">
                <text:p>20.606881792</text:p>
              </table:table-cell>
              <table:table-cell office:value-type="float" office:value="0.00000299072189591">
                <text:p>0.00000299072189591</text:p>
              </table:table-cell>
              <table:table-cell office:value-type="float" office:value="-0.0000168769911397">
                <text:p>-0.0000168769911397</text:p>
              </table:table-cell>
              <table:table-cell office:value-type="float" office:value="-0.0000928760491661">
                <text:p>-0.0000928760491661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20.661507072">
                <text:p>20.661507072</text:p>
              </table:table-cell>
              <table:table-cell office:value-type="float" office:value="-0.0000953758426476">
                <text:p>-0.0000953758426476</text:p>
              </table:table-cell>
              <table:table-cell office:value-type="float" office:value="-0.0000527923111804">
                <text:p>-0.0000527923111804</text:p>
              </table:table-cell>
              <table:table-cell office:value-type="float" office:value="-0.000091928675829">
                <text:p>-0.000091928675829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20.715611136">
                <text:p>20.715611136</text:p>
              </table:table-cell>
              <table:table-cell office:value-type="float" office:value="-0.00000749155833546">
                <text:p>-0.00000749155833546</text:p>
              </table:table-cell>
              <table:table-cell office:value-type="float" office:value="0.000000839644371808">
                <text:p>0.000000839644371808</text:p>
              </table:table-cell>
              <table:table-cell office:value-type="float" office:value="0.0000176888261194">
                <text:p>0.0000176888261194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20.770033664">
                <text:p>20.770033664</text:p>
              </table:table-cell>
              <table:table-cell office:value-type="float" office:value="0.0000380851524824">
                <text:p>0.0000380851524824</text:p>
              </table:table-cell>
              <table:table-cell office:value-type="float" office:value="-0.0000179308335646">
                <text:p>-0.0000179308335646</text:p>
              </table:table-cell>
              <table:table-cell office:value-type="float" office:value="-0.0000232296879403">
                <text:p>-0.0000232296879403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20.823974912">
                <text:p>20.823974912</text:p>
              </table:table-cell>
              <table:table-cell office:value-type="float" office:value="-0.00000600957810093">
                <text:p>-0.00000600957810093</text:p>
              </table:table-cell>
              <table:table-cell office:value-type="float" office:value="-0.00000175282229975">
                <text:p>-0.00000175282229975</text:p>
              </table:table-cell>
              <table:table-cell office:value-type="float" office:value="-0.0000134823822009">
                <text:p>-0.0000134823822009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20.878375936">
                <text:p>20.878375936</text:p>
              </table:table-cell>
              <table:table-cell office:value-type="float" office:value="0.00000811130303191">
                <text:p>0.00000811130303191</text:p>
              </table:table-cell>
              <table:table-cell office:value-type="float" office:value="-0.0000450570769317">
                <text:p>-0.0000450570769317</text:p>
              </table:table-cell>
              <table:table-cell office:value-type="float" office:value="-0.0000299932253256">
                <text:p>-0.0000299932253256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20.982552832">
                <text:p>20.982552832</text:p>
              </table:table-cell>
              <table:table-cell office:value-type="float" office:value="-0.0000724126948626">
                <text:p>-0.0000724126948626</text:p>
              </table:table-cell>
              <table:table-cell office:value-type="float" office:value="0.00000735327193979">
                <text:p>0.00000735327193979</text:p>
              </table:table-cell>
              <table:table-cell office:value-type="float" office:value="0.0000144158711919">
                <text:p>0.0000144158711919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21.036960768">
                <text:p>21.036960768</text:p>
              </table:table-cell>
              <table:table-cell office:value-type="float" office:value="-0.0000341904087691">
                <text:p>-0.0000341904087691</text:p>
              </table:table-cell>
              <table:table-cell office:value-type="float" office:value="0.0000708158186171">
                <text:p>0.0000708158186171</text:p>
              </table:table-cell>
              <table:table-cell office:value-type="float" office:value="0.0000418471281591">
                <text:p>0.0000418471281591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21.091072768">
                <text:p>21.091072768</text:p>
              </table:table-cell>
              <table:table-cell office:value-type="float" office:value="0.000108240747068">
                <text:p>0.000108240747068</text:p>
              </table:table-cell>
              <table:table-cell office:value-type="float" office:value="0.0000422030607297">
                <text:p>0.0000422030607297</text:p>
              </table:table-cell>
              <table:table-cell office:value-type="float" office:value="0.0000877453712747">
                <text:p>0.0000877453712747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21.144036096">
                <text:p>21.144036096</text:p>
              </table:table-cell>
              <table:table-cell office:value-type="float" office:value="0.000114281625429">
                <text:p>0.000114281625429</text:p>
              </table:table-cell>
              <table:table-cell office:value-type="float" office:value="0.0000274575759249">
                <text:p>0.0000274575759249</text:p>
              </table:table-cell>
              <table:table-cell office:value-type="float" office:value="0.000105583974801">
                <text:p>0.000105583974801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21.197235968">
                <text:p>21.197235968</text:p>
              </table:table-cell>
              <table:table-cell office:value-type="float" office:value="0.000259555497905">
                <text:p>0.000259555497905</text:p>
              </table:table-cell>
              <table:table-cell office:value-type="float" office:value="0.0000331413320964">
                <text:p>0.0000331413320964</text:p>
              </table:table-cell>
              <table:table-cell office:value-type="float" office:value="0.0000276129303529">
                <text:p>0.0000276129303529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21.250806784">
                <text:p>21.250806784</text:p>
              </table:table-cell>
              <table:table-cell office:value-type="float" office:value="-0.000152342297952">
                <text:p>-0.000152342297952</text:p>
              </table:table-cell>
              <table:table-cell office:value-type="float" office:value="-0.0000058377854657">
                <text:p>-0.0000058377854657</text:p>
              </table:table-cell>
              <table:table-cell office:value-type="float" office:value="-0.0000319212304021">
                <text:p>-0.0000319212304021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21.304463872">
                <text:p>21.304463872</text:p>
              </table:table-cell>
              <table:table-cell office:value-type="float" office:value="-0.00000519737977811">
                <text:p>-0.00000519737977811</text:p>
              </table:table-cell>
              <table:table-cell office:value-type="float" office:value="0.0000219890316657">
                <text:p>0.0000219890316657</text:p>
              </table:table-cell>
              <table:table-cell office:value-type="float" office:value="0.0000227032087423">
                <text:p>0.0000227032087423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21.357282816">
                <text:p>21.357282816</text:p>
              </table:table-cell>
              <table:table-cell office:value-type="float" office:value="-0.0000174670694832">
                <text:p>-0.0000174670694832</text:p>
              </table:table-cell>
              <table:table-cell office:value-type="float" office:value="-0.0000308233757096">
                <text:p>-0.0000308233757096</text:p>
              </table:table-cell>
              <table:table-cell office:value-type="float" office:value="0.0000117520203275">
                <text:p>0.0000117520203275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21.463025664">
                <text:p>21.463025664</text:p>
              </table:table-cell>
              <table:table-cell office:value-type="float" office:value="-0.0000851920922287">
                <text:p>-0.0000851920922287</text:p>
              </table:table-cell>
              <table:table-cell office:value-type="float" office:value="0.0000186203833437">
                <text:p>0.0000186203833437</text:p>
              </table:table-cell>
              <table:table-cell office:value-type="float" office:value="-0.0000254710721492">
                <text:p>-0.0000254710721492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21.516125952">
                <text:p>21.516125952</text:p>
              </table:table-cell>
              <table:table-cell office:value-type="float" office:value="-0.000018750441086">
                <text:p>-0.000018750441086</text:p>
              </table:table-cell>
              <table:table-cell office:value-type="float" office:value="-0.00000939962228586">
                <text:p>-0.00000939962228586</text:p>
              </table:table-cell>
              <table:table-cell office:value-type="float" office:value="-0.0000609562921454">
                <text:p>-0.0000609562921454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21.570031872">
                <text:p>21.570031872</text:p>
              </table:table-cell>
              <table:table-cell office:value-type="float" office:value="0.0000547963172721">
                <text:p>0.0000547963172721</text:p>
              </table:table-cell>
              <table:table-cell office:value-type="float" office:value="0.0000259295920841">
                <text:p>0.0000259295920841</text:p>
              </table:table-cell>
              <table:table-cell office:value-type="float" office:value="0.0000716658760211">
                <text:p>0.0000716658760211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21.62404096">
                <text:p>21.62404096</text:p>
              </table:table-cell>
              <table:table-cell office:value-type="float" office:value="-0.00000878726405062">
                <text:p>-0.00000878726405062</text:p>
              </table:table-cell>
              <table:table-cell office:value-type="float" office:value="0.00000707291519575">
                <text:p>0.00000707291519575</text:p>
              </table:table-cell>
              <table:table-cell office:value-type="float" office:value="0.0000648130371701">
                <text:p>0.0000648130371701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21.676988672">
                <text:p>21.676988672</text:p>
              </table:table-cell>
              <table:table-cell office:value-type="float" office:value="0.00000595180063101">
                <text:p>0.00000595180063101</text:p>
              </table:table-cell>
              <table:table-cell office:value-type="float" office:value="0.00000881637242856">
                <text:p>0.00000881637242856</text:p>
              </table:table-cell>
              <table:table-cell office:value-type="float" office:value="-0.00000510630297867">
                <text:p>-0.00000510630297867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21.729944832">
                <text:p>21.729944832</text:p>
              </table:table-cell>
              <table:table-cell office:value-type="float" office:value="-0.0000424432364525">
                <text:p>-0.0000424432364525</text:p>
              </table:table-cell>
              <table:table-cell office:value-type="float" office:value="-0.0000536181541975">
                <text:p>-0.0000536181541975</text:p>
              </table:table-cell>
              <table:table-cell office:value-type="float" office:value="-0.0000937214135774">
                <text:p>-0.0000937214135774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21.7838208">
                <text:p>21.7838208</text:p>
              </table:table-cell>
              <table:table-cell office:value-type="float" office:value="0.0000251168821706">
                <text:p>0.0000251168821706</text:p>
              </table:table-cell>
              <table:table-cell office:value-type="float" office:value="0.000031272713386">
                <text:p>0.000031272713386</text:p>
              </table:table-cell>
              <table:table-cell office:value-type="float" office:value="0.0000698539079167">
                <text:p>0.0000698539079167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21.838110976">
                <text:p>21.838110976</text:p>
              </table:table-cell>
              <table:table-cell office:value-type="float" office:value="-0.0000250607972703">
                <text:p>-0.0000250607972703</text:p>
              </table:table-cell>
              <table:table-cell office:value-type="float" office:value="0.0000791705097072">
                <text:p>0.0000791705097072</text:p>
              </table:table-cell>
              <table:table-cell office:value-type="float" office:value="0.000110635817691">
                <text:p>0.000110635817691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21.891149824">
                <text:p>21.891149824</text:p>
              </table:table-cell>
              <table:table-cell office:value-type="float" office:value="0.000044670610805">
                <text:p>0.000044670610805</text:p>
              </table:table-cell>
              <table:table-cell office:value-type="float" office:value="0.0000217524157051">
                <text:p>0.0000217524157051</text:p>
              </table:table-cell>
              <table:table-cell office:value-type="float" office:value="0.0000616402903688">
                <text:p>0.0000616402903688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21.994826752">
                <text:p>21.994826752</text:p>
              </table:table-cell>
              <table:table-cell office:value-type="float" office:value="-0.0000211981896427">
                <text:p>-0.0000211981896427</text:p>
              </table:table-cell>
              <table:table-cell office:value-type="float" office:value="0.0000281312477455">
                <text:p>0.0000281312477455</text:p>
              </table:table-cell>
              <table:table-cell office:value-type="float" office:value="0.0000605812965659">
                <text:p>0.0000605812965659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22.04822016">
                <text:p>22.04822016</text:p>
              </table:table-cell>
              <table:table-cell office:value-type="float" office:value="0.0000799631307018">
                <text:p>0.0000799631307018</text:p>
              </table:table-cell>
              <table:table-cell office:value-type="float" office:value="0.00000950693083723">
                <text:p>0.00000950693083723</text:p>
              </table:table-cell>
              <table:table-cell office:value-type="float" office:value="0.0000649162029731">
                <text:p>0.0000649162029731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22.101361664">
                <text:p>22.101361664</text:p>
              </table:table-cell>
              <table:table-cell office:value-type="float" office:value="-0.000070646929089">
                <text:p>-0.000070646929089</text:p>
              </table:table-cell>
              <table:table-cell office:value-type="float" office:value="-0.0000779314650572">
                <text:p>-0.0000779314650572</text:p>
              </table:table-cell>
              <table:table-cell office:value-type="float" office:value="-0.000103246507933">
                <text:p>-0.00010324650793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6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61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61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61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1.767cm" svg:height="9cm" xlink:href=".." xlink:type="simple" chart:class="chart:scatter" chart:style-name="ch1">
        <chart:title svg:x="15.032cm" svg:y="0.316cm" chart:style-name="ch2">
          <text:p>velocity</text:p>
        </chart:title>
        <chart:legend chart:legend-position="end" svg:x="28.756cm" svg:y="3.454cm" style:legend-expansion="high" chart:style-name="ch3"/>
        <chart:plot-area chart:style-name="ch4" table:cell-range-address="Sheet1.A1:Sheet1.A369 Sheet1.O1:Sheet1.R369" chart:data-source-has-labels="row" svg:x="0.635cm" svg:y="1.275cm" svg:width="27.486cm" svg:height="7.545cm">
          <chartooo:coordinate-region svg:x="1.653cm" svg:y="1.474cm" svg:width="26.281cm" svg:height="7.147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Sheet1.O2:Sheet1.O369" chart:label-cell-address="Sheet1.O1:Sheet1.O1" chart:class="chart:scatter">
            <chart:domain table:cell-range-address="Sheet1.A2:Sheet1.A369"/>
            <chart:data-point chart:repeated="368"/>
          </chart:series>
          <chart:series chart:style-name="ch9" chart:values-cell-range-address="Sheet1.P2:Sheet1.P369" chart:label-cell-address="Sheet1.P1:Sheet1.P1" chart:class="chart:scatter">
            <chart:data-point chart:repeated="368"/>
          </chart:series>
          <chart:series chart:style-name="ch10" chart:values-cell-range-address="Sheet1.Q2:Sheet1.Q369" chart:label-cell-address="Sheet1.Q1:Sheet1.Q1" chart:class="chart:scatter">
            <chart:data-point chart:repeated="368"/>
          </chart:series>
          <chart:series chart:style-name="ch11" chart:values-cell-range-address="Sheet1.R2:Sheet1.R369" chart:label-cell-address="Sheet1.R1:Sheet1.R1" chart:class="chart:scatter">
            <chart:data-point chart:repeated="36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field.speed</text:p>
                <draw:g>
                  <svg:desc>Sheet1.O1:Sheet1.O1</svg:desc>
                </draw:g>
              </table:table-cell>
              <table:table-cell office:value-type="string">
                <text:p>field.vx</text:p>
                <draw:g>
                  <svg:desc>Sheet1.P1:Sheet1.P1</svg:desc>
                </draw:g>
              </table:table-cell>
              <table:table-cell office:value-type="string">
                <text:p>field.vy</text:p>
                <draw:g>
                  <svg:desc>Sheet1.Q1:Sheet1.Q1</svg:desc>
                </draw:g>
              </table:table-cell>
              <table:table-cell office:value-type="string">
                <text:p>field.vz</text:p>
                <draw:g>
                  <svg:desc>Sheet1.R1:Sheet1.R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2:Sheet1.A369</svg:desc>
                </draw:g>
              </table:table-cell>
              <table:table-cell office:value-type="float" office:value="0">
                <text:p>0</text:p>
                <draw:g>
                  <svg:desc>Sheet1.O2:Sheet1.O369</svg:desc>
                </draw:g>
              </table:table-cell>
              <table:table-cell office:value-type="float" office:value="-0.00000999999974738">
                <text:p>-0.00000999999974738</text:p>
                <draw:g>
                  <svg:desc>Sheet1.P2:Sheet1.P369</svg:desc>
                </draw:g>
              </table:table-cell>
              <table:table-cell office:value-type="float" office:value="-0.00000999999974738">
                <text:p>-0.00000999999974738</text:p>
                <draw:g>
                  <svg:desc>Sheet1.Q2:Sheet1.Q369</svg:desc>
                </draw:g>
              </table:table-cell>
              <table:table-cell office:value-type="float" office:value="0.00000999999974738">
                <text:p>0.00000999999974738</text:p>
                <draw:g>
                  <svg:desc>Sheet1.R2:Sheet1.R36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03755008">
                <text:p>0.103755008</text:p>
              </table:table-cell>
              <table:table-cell office:value-type="float" office:value="0">
                <text:p>0</text:p>
              </table:table-cell>
              <table:table-cell office:value-type="float" office:value="-0.00000999999974738">
                <text:p>-0.00000999999974738</text:p>
              </table:table-cell>
              <table:table-cell office:value-type="float" office:value="0.0000299999992421">
                <text:p>0.0000299999992421</text:p>
              </table:table-cell>
              <table:table-cell office:value-type="float" office:value="0.00000999999974738">
                <text:p>0.0000099999997473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57860864">
                <text:p>0.157860864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-0.0000199999994948">
                <text:p>-0.00001999999949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10881792">
                <text:p>0.210881792</text:p>
              </table:table-cell>
              <table:table-cell office:value-type="float" office:value="0">
                <text:p>0</text:p>
              </table:table-cell>
              <table:table-cell office:value-type="float" office:value="-0.00000999999974738">
                <text:p>-0.00000999999974738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64131584">
                <text:p>0.2641315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.0000199999994948">
                <text:p>-0.0000199999994948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18208">
                <text:p>0.318208</text:p>
              </table:table-cell>
              <table:table-cell office:value-type="float" office:value="0">
                <text:p>0</text:p>
              </table:table-cell>
              <table:table-cell office:value-type="float" office:value="-0.00000999999974738">
                <text:p>-0.00000999999974738</text:p>
              </table:table-cell>
              <table:table-cell office:value-type="float" office:value="0.0000199999994948">
                <text:p>0.0000199999994948</text:p>
              </table:table-cell>
              <table:table-cell office:value-type="float" office:value="0.00000999999974738">
                <text:p>0.0000099999997473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74348032">
                <text:p>0.3743480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00999999974738">
                <text:p>0.00000999999974738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42863104">
                <text:p>0.42863104</text:p>
              </table:table-cell>
              <table:table-cell office:value-type="float" office:value="0">
                <text:p>0</text:p>
              </table:table-cell>
              <table:table-cell office:value-type="float" office:value="0.00000999999974738">
                <text:p>0.00000999999974738</text:p>
              </table:table-cell>
              <table:table-cell office:value-type="float" office:value="0.0000199999994948">
                <text:p>0.0000199999994948</text:p>
              </table:table-cell>
              <table:table-cell office:value-type="float" office:value="-0.00000999999974738">
                <text:p>-0.0000099999997473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82399232">
                <text:p>0.4823992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00999999974738">
                <text:p>0.000009999999747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53671424">
                <text:p>0.53671424</text:p>
              </table:table-cell>
              <table:table-cell office:value-type="float" office:value="0">
                <text:p>0</text:p>
              </table:table-cell>
              <table:table-cell office:value-type="float" office:value="-0.0000199999994948">
                <text:p>-0.0000199999994948</text:p>
              </table:table-cell>
              <table:table-cell office:value-type="float" office:value="0.00000999999974738">
                <text:p>0.000009999999747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590164992">
                <text:p>0.590164992</text:p>
              </table:table-cell>
              <table:table-cell office:value-type="float" office:value="0">
                <text:p>0</text:p>
              </table:table-cell>
              <table:table-cell office:value-type="float" office:value="0.00000999999974738">
                <text:p>0.00000999999974738</text:p>
              </table:table-cell>
              <table:table-cell office:value-type="float" office:value="-0.00000999999974738">
                <text:p>-0.00000999999974738</text:p>
              </table:table-cell>
              <table:table-cell office:value-type="float" office:value="-0.00000999999974738">
                <text:p>-0.0000099999997473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64564992">
                <text:p>0.64564992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-0.00000999999974738">
                <text:p>-0.00000999999974738</text:p>
              </table:table-cell>
              <table:table-cell office:value-type="float" office:value="0.00000999999974738">
                <text:p>0.0000099999997473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697385984">
                <text:p>0.697385984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.00000999999974738">
                <text:p>0.000009999999747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751567872">
                <text:p>0.751567872</text:p>
              </table:table-cell>
              <table:table-cell office:value-type="float" office:value="0">
                <text:p>0</text:p>
              </table:table-cell>
              <table:table-cell office:value-type="float" office:value="-0.00000999999974738">
                <text:p>-0.000009999999747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806494976">
                <text:p>0.806494976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.00000999999974738">
                <text:p>0.000009999999747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861733888">
                <text:p>0.861733888</text:p>
              </table:table-cell>
              <table:table-cell office:value-type="float" office:value="0">
                <text:p>0</text:p>
              </table:table-cell>
              <table:table-cell office:value-type="float" office:value="0.00000999999974738">
                <text:p>0.00000999999974738</text:p>
              </table:table-cell>
              <table:table-cell office:value-type="float" office:value="0.00000999999974738">
                <text:p>0.00000999999974738</text:p>
              </table:table-cell>
              <table:table-cell office:value-type="float" office:value="-0.00000999999974738">
                <text:p>-0.0000099999997473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917246464">
                <text:p>0.917246464</text:p>
              </table:table-cell>
              <table:table-cell office:value-type="float" office:value="0">
                <text:p>0</text:p>
              </table:table-cell>
              <table:table-cell office:value-type="float" office:value="-0.00000999999974738">
                <text:p>-0.00000999999974738</text:p>
              </table:table-cell>
              <table:table-cell office:value-type="float" office:value="-0.00000999999974738">
                <text:p>-0.000009999999747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969345792">
                <text:p>0.969345792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-0.0000199999994948">
                <text:p>-0.00001999999949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023211008">
                <text:p>1.023211008</text:p>
              </table:table-cell>
              <table:table-cell office:value-type="float" office:value="0">
                <text:p>0</text:p>
              </table:table-cell>
              <table:table-cell office:value-type="float" office:value="-0.0000199999994948">
                <text:p>-0.0000199999994948</text:p>
              </table:table-cell>
              <table:table-cell office:value-type="float" office:value="0.0000299999992421">
                <text:p>0.0000299999992421</text:p>
              </table:table-cell>
              <table:table-cell office:value-type="float" office:value="0.00000999999974738">
                <text:p>0.0000099999997473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128305664">
                <text:p>1.1283056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.00000999999974738">
                <text:p>-0.000009999999747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182091008">
                <text:p>1.182091008</text:p>
              </table:table-cell>
              <table:table-cell office:value-type="float" office:value="0">
                <text:p>0</text:p>
              </table:table-cell>
              <table:table-cell office:value-type="float" office:value="-0.00000999999974738">
                <text:p>-0.00000999999974738</text:p>
              </table:table-cell>
              <table:table-cell office:value-type="float" office:value="-0.00000999999974738">
                <text:p>-0.00000999999974738</text:p>
              </table:table-cell>
              <table:table-cell office:value-type="float" office:value="0.00000999999974738">
                <text:p>0.0000099999997473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235805952">
                <text:p>1.235805952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289639168">
                <text:p>1.289639168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.00000999999974738">
                <text:p>0.00000999999974738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342237952">
                <text:p>1.342237952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.0000299999992421">
                <text:p>0.0000299999992421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395656704">
                <text:p>1.3956567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00999999974738">
                <text:p>0.00000999999974738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449265152">
                <text:p>1.449265152</text:p>
              </table:table-cell>
              <table:table-cell office:value-type="float" office:value="0">
                <text:p>0</text:p>
              </table:table-cell>
              <table:table-cell office:value-type="float" office:value="-0.00000999999974738">
                <text:p>-0.00000999999974738</text:p>
              </table:table-cell>
              <table:table-cell office:value-type="float" office:value="-0.00000999999974738">
                <text:p>-0.000009999999747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502560768">
                <text:p>1.502560768</text:p>
              </table:table-cell>
              <table:table-cell office:value-type="float" office:value="0">
                <text:p>0</text:p>
              </table:table-cell>
              <table:table-cell office:value-type="float" office:value="0.00000999999974738">
                <text:p>0.00000999999974738</text:p>
              </table:table-cell>
              <table:table-cell office:value-type="float" office:value="0">
                <text:p>0</text:p>
              </table:table-cell>
              <table:table-cell office:value-type="float" office:value="-0.00000999999974738">
                <text:p>-0.0000099999997473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606525952">
                <text:p>1.606525952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.00000999999974738">
                <text:p>0.000009999999747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660184832">
                <text:p>1.660184832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-0.00000999999974738">
                <text:p>-0.00000999999974738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713915904">
                <text:p>1.7139159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767844096">
                <text:p>1.7678440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0199999994948">
                <text:p>0.00001999999949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821988608">
                <text:p>1.821988608</text:p>
              </table:table-cell>
              <table:table-cell office:value-type="float" office:value="0">
                <text:p>0</text:p>
              </table:table-cell>
              <table:table-cell office:value-type="float" office:value="0.0000199999994948">
                <text:p>0.0000199999994948</text:p>
              </table:table-cell>
              <table:table-cell office:value-type="float" office:value="-0">
                <text:p>-0</text:p>
              </table:table-cell>
              <table:table-cell office:value-type="float" office:value="-0.00000999999974738">
                <text:p>-0.0000099999997473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876214016">
                <text:p>1.8762140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.0000199999994948">
                <text:p>-0.00001999999949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930336768">
                <text:p>1.930336768</text:p>
              </table:table-cell>
              <table:table-cell office:value-type="float" office:value="0">
                <text:p>0</text:p>
              </table:table-cell>
              <table:table-cell office:value-type="float" office:value="0.00000999999974738">
                <text:p>0.00000999999974738</text:p>
              </table:table-cell>
              <table:table-cell office:value-type="float" office:value="-0.0000399999989895">
                <text:p>-0.000039999998989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984677888">
                <text:p>1.984677888</text:p>
              </table:table-cell>
              <table:table-cell office:value-type="float" office:value="0">
                <text:p>0</text:p>
              </table:table-cell>
              <table:table-cell office:value-type="float" office:value="0.00000999999974738">
                <text:p>0.00000999999974738</text:p>
              </table:table-cell>
              <table:table-cell office:value-type="float" office:value="-0.0000399999989895">
                <text:p>-0.0000399999989895</text:p>
              </table:table-cell>
              <table:table-cell office:value-type="float" office:value="-0.00000999999974738">
                <text:p>-0.0000099999997473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.088692992">
                <text:p>2.088692992</text:p>
              </table:table-cell>
              <table:table-cell office:value-type="float" office:value="0">
                <text:p>0</text:p>
              </table:table-cell>
              <table:table-cell office:value-type="float" office:value="0.00000999999974738">
                <text:p>0.00000999999974738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.141300992">
                <text:p>2.141300992</text:p>
              </table:table-cell>
              <table:table-cell office:value-type="float" office:value="0">
                <text:p>0</text:p>
              </table:table-cell>
              <table:table-cell office:value-type="float" office:value="-0.00000999999974738">
                <text:p>-0.00000999999974738</text:p>
              </table:table-cell>
              <table:table-cell office:value-type="float" office:value="0.0000199999994948">
                <text:p>0.0000199999994948</text:p>
              </table:table-cell>
              <table:table-cell office:value-type="float" office:value="0.00000999999974738">
                <text:p>0.0000099999997473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.195034112">
                <text:p>2.195034112</text:p>
              </table:table-cell>
              <table:table-cell office:value-type="float" office:value="0">
                <text:p>0</text:p>
              </table:table-cell>
              <table:table-cell office:value-type="float" office:value="0.00000999999974738">
                <text:p>0.00000999999974738</text:p>
              </table:table-cell>
              <table:table-cell office:value-type="float" office:value="0.00000999999974738">
                <text:p>0.00000999999974738</text:p>
              </table:table-cell>
              <table:table-cell office:value-type="float" office:value="-0.00000999999974738">
                <text:p>-0.0000099999997473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.249245952">
                <text:p>2.249245952</text:p>
              </table:table-cell>
              <table:table-cell office:value-type="float" office:value="0">
                <text:p>0</text:p>
              </table:table-cell>
              <table:table-cell office:value-type="float" office:value="0.00000999999974738">
                <text:p>0.00000999999974738</text:p>
              </table:table-cell>
              <table:table-cell office:value-type="float" office:value="-0.0000199999994948">
                <text:p>-0.0000199999994948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.300887808">
                <text:p>2.300887808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.0000199999994948">
                <text:p>0.00001999999949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.352005888">
                <text:p>2.352005888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.406987008">
                <text:p>2.406987008</text:p>
              </table:table-cell>
              <table:table-cell office:value-type="float" office:value="0">
                <text:p>0</text:p>
              </table:table-cell>
              <table:table-cell office:value-type="float" office:value="-0.00000999999974738">
                <text:p>-0.00000999999974738</text:p>
              </table:table-cell>
              <table:table-cell office:value-type="float" office:value="-0.00000999999974738">
                <text:p>-0.00000999999974738</text:p>
              </table:table-cell>
              <table:table-cell office:value-type="float" office:value="0.00000999999974738">
                <text:p>0.0000099999997473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.460895744">
                <text:p>2.460895744</text:p>
              </table:table-cell>
              <table:table-cell office:value-type="float" office:value="0">
                <text:p>0</text:p>
              </table:table-cell>
              <table:table-cell office:value-type="float" office:value="-0.00000999999974738">
                <text:p>-0.00000999999974738</text:p>
              </table:table-cell>
              <table:table-cell office:value-type="float" office:value="0.0000199999994948">
                <text:p>0.00001999999949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.514864896">
                <text:p>2.514864896</text:p>
              </table:table-cell>
              <table:table-cell office:value-type="float" office:value="0">
                <text:p>0</text:p>
              </table:table-cell>
              <table:table-cell office:value-type="float" office:value="0.00000999999974738">
                <text:p>0.00000999999974738</text:p>
              </table:table-cell>
              <table:table-cell office:value-type="float" office:value="0.0000299999992421">
                <text:p>0.0000299999992421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.568968704">
                <text:p>2.568968704</text:p>
              </table:table-cell>
              <table:table-cell office:value-type="float" office:value="0">
                <text:p>0</text:p>
              </table:table-cell>
              <table:table-cell office:value-type="float" office:value="-0.00000999999974738">
                <text:p>-0.00000999999974738</text:p>
              </table:table-cell>
              <table:table-cell office:value-type="float" office:value="0.0000299999992421">
                <text:p>0.0000299999992421</text:p>
              </table:table-cell>
              <table:table-cell office:value-type="float" office:value="0.00000999999974738">
                <text:p>0.0000099999997473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.621967872">
                <text:p>2.621967872</text:p>
              </table:table-cell>
              <table:table-cell office:value-type="float" office:value="0">
                <text:p>0</text:p>
              </table:table-cell>
              <table:table-cell office:value-type="float" office:value="0.0000199999994948">
                <text:p>0.0000199999994948</text:p>
              </table:table-cell>
              <table:table-cell office:value-type="float" office:value="0.00000999999974738">
                <text:p>0.00000999999974738</text:p>
              </table:table-cell>
              <table:table-cell office:value-type="float" office:value="-0.00000999999974738">
                <text:p>-0.0000099999997473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.677180672">
                <text:p>2.677180672</text:p>
              </table:table-cell>
              <table:table-cell office:value-type="float" office:value="0">
                <text:p>0</text:p>
              </table:table-cell>
              <table:table-cell office:value-type="float" office:value="0.00000999999974738">
                <text:p>0.00000999999974738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.72884992">
                <text:p>2.72884992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-0.00000999999974738">
                <text:p>-0.00000999999974738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.782344704">
                <text:p>2.7823447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.0000199999994948">
                <text:p>-0.0000199999994948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.835108096">
                <text:p>2.835108096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-0.0000199999994948">
                <text:p>-0.00001999999949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.887786752">
                <text:p>2.8877867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.0000199999994948">
                <text:p>-0.0000199999994948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.941745664">
                <text:p>2.941745664</text:p>
              </table:table-cell>
              <table:table-cell office:value-type="float" office:value="0">
                <text:p>0</text:p>
              </table:table-cell>
              <table:table-cell office:value-type="float" office:value="0.00000999999974738">
                <text:p>0.00000999999974738</text:p>
              </table:table-cell>
              <table:table-cell office:value-type="float" office:value="-0.00000999999974738">
                <text:p>-0.00000999999974738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.995510016">
                <text:p>2.995510016</text:p>
              </table:table-cell>
              <table:table-cell office:value-type="float" office:value="0">
                <text:p>0</text:p>
              </table:table-cell>
              <table:table-cell office:value-type="float" office:value="0.00000999999974738">
                <text:p>0.00000999999974738</text:p>
              </table:table-cell>
              <table:table-cell office:value-type="float" office:value="-0.00000999999974738">
                <text:p>-0.00000999999974738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.048541696">
                <text:p>3.048541696</text:p>
              </table:table-cell>
              <table:table-cell office:value-type="float" office:value="0">
                <text:p>0</text:p>
              </table:table-cell>
              <table:table-cell office:value-type="float" office:value="0.00000999999974738">
                <text:p>0.00000999999974738</text:p>
              </table:table-cell>
              <table:table-cell office:value-type="float" office:value="-0.0000299999992421">
                <text:p>-0.0000299999992421</text:p>
              </table:table-cell>
              <table:table-cell office:value-type="float" office:value="-0.00000999999974738">
                <text:p>-0.0000099999997473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.102121984">
                <text:p>3.102121984</text:p>
              </table:table-cell>
              <table:table-cell office:value-type="float" office:value="0">
                <text:p>0</text:p>
              </table:table-cell>
              <table:table-cell office:value-type="float" office:value="-0.00000999999974738">
                <text:p>-0.000009999999747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.156669952">
                <text:p>3.156669952</text:p>
              </table:table-cell>
              <table:table-cell office:value-type="float" office:value="0">
                <text:p>0</text:p>
              </table:table-cell>
              <table:table-cell office:value-type="float" office:value="-0.0000199999994948">
                <text:p>-0.0000199999994948</text:p>
              </table:table-cell>
              <table:table-cell office:value-type="float" office:value="-0.00000999999974738">
                <text:p>-0.00000999999974738</text:p>
              </table:table-cell>
              <table:table-cell office:value-type="float" office:value="0.00000999999974738">
                <text:p>0.0000099999997473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.210640896">
                <text:p>3.2106408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.0000199999994948">
                <text:p>-0.0000199999994948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.265516032">
                <text:p>3.2655160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.319354112">
                <text:p>3.3193541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0199999994948">
                <text:p>0.00001999999949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.372907008">
                <text:p>3.372907008</text:p>
              </table:table-cell>
              <table:table-cell office:value-type="float" office:value="0">
                <text:p>0</text:p>
              </table:table-cell>
              <table:table-cell office:value-type="float" office:value="0.00000999999974738">
                <text:p>0.00000999999974738</text:p>
              </table:table-cell>
              <table:table-cell office:value-type="float" office:value="0.0000199999994948">
                <text:p>0.0000199999994948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.476270848">
                <text:p>3.476270848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.00000999999974738">
                <text:p>0.000009999999747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.53071872">
                <text:p>3.530718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0199999994948">
                <text:p>0.0000199999994948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.584746752">
                <text:p>3.584746752</text:p>
              </table:table-cell>
              <table:table-cell office:value-type="float" office:value="0">
                <text:p>0</text:p>
              </table:table-cell>
              <table:table-cell office:value-type="float" office:value="-0.00000999999974738">
                <text:p>-0.00000999999974738</text:p>
              </table:table-cell>
              <table:table-cell office:value-type="float" office:value="-0.00000999999974738">
                <text:p>-0.000009999999747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.638338816">
                <text:p>3.638338816</text:p>
              </table:table-cell>
              <table:table-cell office:value-type="float" office:value="0">
                <text:p>0</text:p>
              </table:table-cell>
              <table:table-cell office:value-type="float" office:value="-0.00000999999974738">
                <text:p>-0.00000999999974738</text:p>
              </table:table-cell>
              <table:table-cell office:value-type="float" office:value="-0.00000999999974738">
                <text:p>-0.00000999999974738</text:p>
              </table:table-cell>
              <table:table-cell office:value-type="float" office:value="0.00000999999974738">
                <text:p>0.0000099999997473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.692293888">
                <text:p>3.692293888</text:p>
              </table:table-cell>
              <table:table-cell office:value-type="float" office:value="0">
                <text:p>0</text:p>
              </table:table-cell>
              <table:table-cell office:value-type="float" office:value="0.00000999999974738">
                <text:p>0.00000999999974738</text:p>
              </table:table-cell>
              <table:table-cell office:value-type="float" office:value="0">
                <text:p>0</text:p>
              </table:table-cell>
              <table:table-cell office:value-type="float" office:value="-0.00000999999974738">
                <text:p>-0.0000099999997473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.744578816">
                <text:p>3.744578816</text:p>
              </table:table-cell>
              <table:table-cell office:value-type="float" office:value="0">
                <text:p>0</text:p>
              </table:table-cell>
              <table:table-cell office:value-type="float" office:value="0.00000999999974738">
                <text:p>0.00000999999974738</text:p>
              </table:table-cell>
              <table:table-cell office:value-type="float" office:value="-0">
                <text:p>-0</text:p>
              </table:table-cell>
              <table:table-cell office:value-type="float" office:value="-0.00000999999974738">
                <text:p>-0.0000099999997473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.797586944">
                <text:p>3.797586944</text:p>
              </table:table-cell>
              <table:table-cell office:value-type="float" office:value="0">
                <text:p>0</text:p>
              </table:table-cell>
              <table:table-cell office:value-type="float" office:value="-0.00000999999974738">
                <text:p>-0.00000999999974738</text:p>
              </table:table-cell>
              <table:table-cell office:value-type="float" office:value="0.00000999999974738">
                <text:p>0.000009999999747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.850350592">
                <text:p>3.850350592</text:p>
              </table:table-cell>
              <table:table-cell office:value-type="float" office:value="0">
                <text:p>0</text:p>
              </table:table-cell>
              <table:table-cell office:value-type="float" office:value="-0.00000999999974738">
                <text:p>-0.00000999999974738</text:p>
              </table:table-cell>
              <table:table-cell office:value-type="float" office:value="-0.00000999999974738">
                <text:p>-0.00000999999974738</text:p>
              </table:table-cell>
              <table:table-cell office:value-type="float" office:value="0.00000999999974738">
                <text:p>0.0000099999997473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.901981952">
                <text:p>3.9019819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.954145792">
                <text:p>3.954145792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-0.00000999999974738">
                <text:p>-0.00000999999974738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.059860992">
                <text:p>4.059860992</text:p>
              </table:table-cell>
              <table:table-cell office:value-type="float" office:value="0">
                <text:p>0</text:p>
              </table:table-cell>
              <table:table-cell office:value-type="float" office:value="0.00000999999974738">
                <text:p>0.00000999999974738</text:p>
              </table:table-cell>
              <table:table-cell office:value-type="float" office:value="-0">
                <text:p>-0</text:p>
              </table:table-cell>
              <table:table-cell office:value-type="float" office:value="-0.00000999999974738">
                <text:p>-0.0000099999997473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.112111872">
                <text:p>4.112111872</text:p>
              </table:table-cell>
              <table:table-cell office:value-type="float" office:value="0">
                <text:p>0</text:p>
              </table:table-cell>
              <table:table-cell office:value-type="float" office:value="-0.00000999999974738">
                <text:p>-0.00000999999974738</text:p>
              </table:table-cell>
              <table:table-cell office:value-type="float" office:value="0.0000199999994948">
                <text:p>0.0000199999994948</text:p>
              </table:table-cell>
              <table:table-cell office:value-type="float" office:value="0.00000999999974738">
                <text:p>0.0000099999997473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.166140672">
                <text:p>4.166140672</text:p>
              </table:table-cell>
              <table:table-cell office:value-type="float" office:value="0">
                <text:p>0</text:p>
              </table:table-cell>
              <table:table-cell office:value-type="float" office:value="0.00000999999974738">
                <text:p>0.00000999999974738</text:p>
              </table:table-cell>
              <table:table-cell office:value-type="float" office:value="0.0000199999994948">
                <text:p>0.0000199999994948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.219935744">
                <text:p>4.219935744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-0.00000999999974738">
                <text:p>-0.000009999999747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.271875072">
                <text:p>4.271875072</text:p>
              </table:table-cell>
              <table:table-cell office:value-type="float" office:value="0">
                <text:p>0</text:p>
              </table:table-cell>
              <table:table-cell office:value-type="float" office:value="-0.00000999999974738">
                <text:p>-0.00000999999974738</text:p>
              </table:table-cell>
              <table:table-cell office:value-type="float" office:value="-0.00000999999974738">
                <text:p>-0.00000999999974738</text:p>
              </table:table-cell>
              <table:table-cell office:value-type="float" office:value="0.00000999999974738">
                <text:p>0.0000099999997473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.374651136">
                <text:p>4.374651136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.00000999999974738">
                <text:p>0.000009999999747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.429011968">
                <text:p>4.429011968</text:p>
              </table:table-cell>
              <table:table-cell office:value-type="float" office:value="0">
                <text:p>0</text:p>
              </table:table-cell>
              <table:table-cell office:value-type="float" office:value="0.00000999999974738">
                <text:p>0.00000999999974738</text:p>
              </table:table-cell>
              <table:table-cell office:value-type="float" office:value="-0.0000199999994948">
                <text:p>-0.0000199999994948</text:p>
              </table:table-cell>
              <table:table-cell office:value-type="float" office:value="-0.00000999999974738">
                <text:p>-0.0000099999997473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.480059904">
                <text:p>4.480059904</text:p>
              </table:table-cell>
              <table:table-cell office:value-type="float" office:value="0">
                <text:p>0</text:p>
              </table:table-cell>
              <table:table-cell office:value-type="float" office:value="0.00000999999974738">
                <text:p>0.00000999999974738</text:p>
              </table:table-cell>
              <table:table-cell office:value-type="float" office:value="0.0000199999994948">
                <text:p>0.00001999999949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.53380096">
                <text:p>4.53380096</text:p>
              </table:table-cell>
              <table:table-cell office:value-type="float" office:value="0">
                <text:p>0</text:p>
              </table:table-cell>
              <table:table-cell office:value-type="float" office:value="-0.00000999999974738">
                <text:p>-0.00000999999974738</text:p>
              </table:table-cell>
              <table:table-cell office:value-type="float" office:value="-0">
                <text:p>-0</text:p>
              </table:table-cell>
              <table:table-cell office:value-type="float" office:value="0.00000999999974738">
                <text:p>0.0000099999997473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.58759424">
                <text:p>4.58759424</text:p>
              </table:table-cell>
              <table:table-cell office:value-type="float" office:value="0">
                <text:p>0</text:p>
              </table:table-cell>
              <table:table-cell office:value-type="float" office:value="0.00000999999974738">
                <text:p>0.00000999999974738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.641951744">
                <text:p>4.641951744</text:p>
              </table:table-cell>
              <table:table-cell office:value-type="float" office:value="0">
                <text:p>0</text:p>
              </table:table-cell>
              <table:table-cell office:value-type="float" office:value="0.00000999999974738">
                <text:p>0.000009999999747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.695896832">
                <text:p>4.6958968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.0000399999989895">
                <text:p>-0.000039999998989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.750535936">
                <text:p>4.750535936</text:p>
              </table:table-cell>
              <table:table-cell office:value-type="float" office:value="0">
                <text:p>0</text:p>
              </table:table-cell>
              <table:table-cell office:value-type="float" office:value="-0.00000999999974738">
                <text:p>-0.00000999999974738</text:p>
              </table:table-cell>
              <table:table-cell office:value-type="float" office:value="-0.0000199999994948">
                <text:p>-0.00001999999949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.803510784">
                <text:p>4.803510784</text:p>
              </table:table-cell>
              <table:table-cell office:value-type="float" office:value="0">
                <text:p>0</text:p>
              </table:table-cell>
              <table:table-cell office:value-type="float" office:value="0.00000999999974738">
                <text:p>0.00000999999974738</text:p>
              </table:table-cell>
              <table:table-cell office:value-type="float" office:value="0.0000499999987369">
                <text:p>0.0000499999987369</text:p>
              </table:table-cell>
              <table:table-cell office:value-type="float" office:value="-0.00000999999974738">
                <text:p>-0.0000099999997473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.907238912">
                <text:p>4.9072389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.00000999999974738">
                <text:p>-0.00000999999974738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.960132096">
                <text:p>4.960132096</text:p>
              </table:table-cell>
              <table:table-cell office:value-type="float" office:value="0">
                <text:p>0</text:p>
              </table:table-cell>
              <table:table-cell office:value-type="float" office:value="0.00000999999974738">
                <text:p>0.00000999999974738</text:p>
              </table:table-cell>
              <table:table-cell office:value-type="float" office:value="-0">
                <text:p>-0</text:p>
              </table:table-cell>
              <table:table-cell office:value-type="float" office:value="-0.00000999999974738">
                <text:p>-0.0000099999997473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5.012764928">
                <text:p>5.012764928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.0000199999994948">
                <text:p>0.0000199999994948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5.066788864">
                <text:p>5.066788864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-0.00000999999974738">
                <text:p>-0.00000999999974738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5.120648704">
                <text:p>5.120648704</text:p>
              </table:table-cell>
              <table:table-cell office:value-type="float" office:value="0">
                <text:p>0</text:p>
              </table:table-cell>
              <table:table-cell office:value-type="float" office:value="0.00000999999974738">
                <text:p>0.00000999999974738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5.173413888">
                <text:p>5.173413888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5.226298112">
                <text:p>5.226298112</text:p>
              </table:table-cell>
              <table:table-cell office:value-type="float" office:value="0">
                <text:p>0</text:p>
              </table:table-cell>
              <table:table-cell office:value-type="float" office:value="-0.00000999999974738">
                <text:p>-0.00000999999974738</text:p>
              </table:table-cell>
              <table:table-cell office:value-type="float" office:value="-0.00000999999974738">
                <text:p>-0.000009999999747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5.280561664">
                <text:p>5.280561664</text:p>
              </table:table-cell>
              <table:table-cell office:value-type="float" office:value="0">
                <text:p>0</text:p>
              </table:table-cell>
              <table:table-cell office:value-type="float" office:value="0.00000999999974738">
                <text:p>0.00000999999974738</text:p>
              </table:table-cell>
              <table:table-cell office:value-type="float" office:value="0.0000399999989895">
                <text:p>0.00003999999898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5.333886464">
                <text:p>5.3338864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0199999994948">
                <text:p>0.00001999999949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5.386530816">
                <text:p>5.3865308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.0000299999992421">
                <text:p>-0.00002999999924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5.439360768">
                <text:p>5.439360768</text:p>
              </table:table-cell>
              <table:table-cell office:value-type="float" office:value="0">
                <text:p>0</text:p>
              </table:table-cell>
              <table:table-cell office:value-type="float" office:value="-0.00000999999974738">
                <text:p>-0.00000999999974738</text:p>
              </table:table-cell>
              <table:table-cell office:value-type="float" office:value="-0.00000999999974738">
                <text:p>-0.000009999999747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5.492936704">
                <text:p>5.492936704</text:p>
              </table:table-cell>
              <table:table-cell office:value-type="float" office:value="0">
                <text:p>0</text:p>
              </table:table-cell>
              <table:table-cell office:value-type="float" office:value="-0.00000999999974738">
                <text:p>-0.00000999999974738</text:p>
              </table:table-cell>
              <table:table-cell office:value-type="float" office:value="0.0000199999994948">
                <text:p>0.0000199999994948</text:p>
              </table:table-cell>
              <table:table-cell office:value-type="float" office:value="0.00000999999974738">
                <text:p>0.0000099999997473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5.547548672">
                <text:p>5.547548672</text:p>
              </table:table-cell>
              <table:table-cell office:value-type="float" office:value="0.0000999999974738">
                <text:p>0.0000999999974738</text:p>
              </table:table-cell>
              <table:table-cell office:value-type="float" office:value="-0.00000999999974738">
                <text:p>-0.00000999999974738</text:p>
              </table:table-cell>
              <table:table-cell office:value-type="float" office:value="-0.0000499999987369">
                <text:p>-0.0000499999987369</text:p>
              </table:table-cell>
              <table:table-cell office:value-type="float" office:value="0.00000999999974738">
                <text:p>0.0000099999997473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5.601352704">
                <text:p>5.601352704</text:p>
              </table:table-cell>
              <table:table-cell office:value-type="float" office:value="0">
                <text:p>0</text:p>
              </table:table-cell>
              <table:table-cell office:value-type="float" office:value="0.00000999999974738">
                <text:p>0.00000999999974738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5.702781952">
                <text:p>5.702781952</text:p>
              </table:table-cell>
              <table:table-cell office:value-type="float" office:value="0">
                <text:p>0</text:p>
              </table:table-cell>
              <table:table-cell office:value-type="float" office:value="0.00000999999974738">
                <text:p>0.00000999999974738</text:p>
              </table:table-cell>
              <table:table-cell office:value-type="float" office:value="0">
                <text:p>0</text:p>
              </table:table-cell>
              <table:table-cell office:value-type="float" office:value="-0.00000999999974738">
                <text:p>-0.0000099999997473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5.756461056">
                <text:p>5.756461056</text:p>
              </table:table-cell>
              <table:table-cell office:value-type="float" office:value="0">
                <text:p>0</text:p>
              </table:table-cell>
              <table:table-cell office:value-type="float" office:value="-0.0000199999994948">
                <text:p>-0.0000199999994948</text:p>
              </table:table-cell>
              <table:table-cell office:value-type="float" office:value="0.00000999999974738">
                <text:p>0.00000999999974738</text:p>
              </table:table-cell>
              <table:table-cell office:value-type="float" office:value="0.00000999999974738">
                <text:p>0.0000099999997473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5.810552832">
                <text:p>5.810552832</text:p>
              </table:table-cell>
              <table:table-cell office:value-type="float" office:value="0">
                <text:p>0</text:p>
              </table:table-cell>
              <table:table-cell office:value-type="float" office:value="0.00000999999974738">
                <text:p>0.00000999999974738</text:p>
              </table:table-cell>
              <table:table-cell office:value-type="float" office:value="0.00000999999974738">
                <text:p>0.000009999999747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5.864147968">
                <text:p>5.864147968</text:p>
              </table:table-cell>
              <table:table-cell office:value-type="float" office:value="0.0000999999974738">
                <text:p>0.0000999999974738</text:p>
              </table:table-cell>
              <table:table-cell office:value-type="float" office:value="-0.00000999999974738">
                <text:p>-0.00000999999974738</text:p>
              </table:table-cell>
              <table:table-cell office:value-type="float" office:value="-0.0000499999987369">
                <text:p>-0.00004999999873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5.916518912">
                <text:p>5.916518912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-0.00000999999974738">
                <text:p>-0.000009999999747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6.020654848">
                <text:p>6.020654848</text:p>
              </table:table-cell>
              <table:table-cell office:value-type="float" office:value="0">
                <text:p>0</text:p>
              </table:table-cell>
              <table:table-cell office:value-type="float" office:value="0.00000999999974738">
                <text:p>0.00000999999974738</text:p>
              </table:table-cell>
              <table:table-cell office:value-type="float" office:value="0.00000999999974738">
                <text:p>0.00000999999974738</text:p>
              </table:table-cell>
              <table:table-cell office:value-type="float" office:value="-0.00000999999974738">
                <text:p>-0.0000099999997473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6.075128832">
                <text:p>6.075128832</text:p>
              </table:table-cell>
              <table:table-cell office:value-type="float" office:value="0">
                <text:p>0</text:p>
              </table:table-cell>
              <table:table-cell office:value-type="float" office:value="0.00000999999974738">
                <text:p>0.00000999999974738</text:p>
              </table:table-cell>
              <table:table-cell office:value-type="float" office:value="0.0000299999992421">
                <text:p>0.0000299999992421</text:p>
              </table:table-cell>
              <table:table-cell office:value-type="float" office:value="-0.00000999999974738">
                <text:p>-0.0000099999997473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6.12901888">
                <text:p>6.12901888</text:p>
              </table:table-cell>
              <table:table-cell office:value-type="float" office:value="0">
                <text:p>0</text:p>
              </table:table-cell>
              <table:table-cell office:value-type="float" office:value="0.00000999999974738">
                <text:p>0.00000999999974738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6.234334976">
                <text:p>6.2343349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0299999992421">
                <text:p>0.0000299999992421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6.289344">
                <text:p>6.289344</text:p>
              </table:table-cell>
              <table:table-cell office:value-type="float" office:value="0">
                <text:p>0</text:p>
              </table:table-cell>
              <table:table-cell office:value-type="float" office:value="-0.00000999999974738">
                <text:p>-0.00000999999974738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6.343133952">
                <text:p>6.343133952</text:p>
              </table:table-cell>
              <table:table-cell office:value-type="float" office:value="0">
                <text:p>0</text:p>
              </table:table-cell>
              <table:table-cell office:value-type="float" office:value="-0.00000999999974738">
                <text:p>-0.00000999999974738</text:p>
              </table:table-cell>
              <table:table-cell office:value-type="float" office:value="-0.00000999999974738">
                <text:p>-0.000009999999747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6.396859904">
                <text:p>6.396859904</text:p>
              </table:table-cell>
              <table:table-cell office:value-type="float" office:value="0">
                <text:p>0</text:p>
              </table:table-cell>
              <table:table-cell office:value-type="float" office:value="0.0000199999994948">
                <text:p>0.0000199999994948</text:p>
              </table:table-cell>
              <table:table-cell office:value-type="float" office:value="-0.0000199999994948">
                <text:p>-0.0000199999994948</text:p>
              </table:table-cell>
              <table:table-cell office:value-type="float" office:value="-0.00000999999974738">
                <text:p>-0.0000099999997473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6.451820032">
                <text:p>6.451820032</text:p>
              </table:table-cell>
              <table:table-cell office:value-type="float" office:value="0">
                <text:p>0</text:p>
              </table:table-cell>
              <table:table-cell office:value-type="float" office:value="-0.00000999999974738">
                <text:p>-0.00000999999974738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6.504769792">
                <text:p>6.504769792</text:p>
              </table:table-cell>
              <table:table-cell office:value-type="float" office:value="0">
                <text:p>0</text:p>
              </table:table-cell>
              <table:table-cell office:value-type="float" office:value="0.00000999999974738">
                <text:p>0.00000999999974738</text:p>
              </table:table-cell>
              <table:table-cell office:value-type="float" office:value="0.0000199999994948">
                <text:p>0.0000199999994948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6.557697792">
                <text:p>6.557697792</text:p>
              </table:table-cell>
              <table:table-cell office:value-type="float" office:value="0">
                <text:p>0</text:p>
              </table:table-cell>
              <table:table-cell office:value-type="float" office:value="0.00000999999974738">
                <text:p>0.00000999999974738</text:p>
              </table:table-cell>
              <table:table-cell office:value-type="float" office:value="-0.00000999999974738">
                <text:p>-0.00000999999974738</text:p>
              </table:table-cell>
              <table:table-cell office:value-type="float" office:value="-0.00000999999974738">
                <text:p>-0.0000099999997473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6.610246912">
                <text:p>6.6102469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6.663979776">
                <text:p>6.663979776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6.767360768">
                <text:p>6.767360768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-0.00000999999974738">
                <text:p>-0.000009999999747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6.821264896">
                <text:p>6.821264896</text:p>
              </table:table-cell>
              <table:table-cell office:value-type="float" office:value="0">
                <text:p>0</text:p>
              </table:table-cell>
              <table:table-cell office:value-type="float" office:value="0.00000999999974738">
                <text:p>0.00000999999974738</text:p>
              </table:table-cell>
              <table:table-cell office:value-type="float" office:value="-0.0000199999994948">
                <text:p>-0.0000199999994948</text:p>
              </table:table-cell>
              <table:table-cell office:value-type="float" office:value="-0.00000999999974738">
                <text:p>-0.0000099999997473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6.874031872">
                <text:p>6.8740318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.00000999999974738">
                <text:p>-0.000009999999747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6.925888768">
                <text:p>6.9258887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.00000999999974738">
                <text:p>-0.00000999999974738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6.976783872">
                <text:p>6.976783872</text:p>
              </table:table-cell>
              <table:table-cell office:value-type="float" office:value="0">
                <text:p>0</text:p>
              </table:table-cell>
              <table:table-cell office:value-type="float" office:value="-0.00000999999974738">
                <text:p>-0.00000999999974738</text:p>
              </table:table-cell>
              <table:table-cell office:value-type="float" office:value="-0.00000999999974738">
                <text:p>-0.00000999999974738</text:p>
              </table:table-cell>
              <table:table-cell office:value-type="float" office:value="0.00000999999974738">
                <text:p>0.0000099999997473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7.03073792">
                <text:p>7.030737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7.081953792">
                <text:p>7.0819537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7.13421824">
                <text:p>7.13421824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7.18829312">
                <text:p>7.18829312</text:p>
              </table:table-cell>
              <table:table-cell office:value-type="float" office:value="0">
                <text:p>0</text:p>
              </table:table-cell>
              <table:table-cell office:value-type="float" office:value="-0.0000299999992421">
                <text:p>-0.0000299999992421</text:p>
              </table:table-cell>
              <table:table-cell office:value-type="float" office:value="-0.00000999999974738">
                <text:p>-0.00000999999974738</text:p>
              </table:table-cell>
              <table:table-cell office:value-type="float" office:value="0.00000999999974738">
                <text:p>0.0000099999997473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7.239740672">
                <text:p>7.239740672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-0.00000999999974738">
                <text:p>-0.000009999999747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7.293330944">
                <text:p>7.293330944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.00000999999974738">
                <text:p>0.000009999999747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7.345898752">
                <text:p>7.345898752</text:p>
              </table:table-cell>
              <table:table-cell office:value-type="float" office:value="0">
                <text:p>0</text:p>
              </table:table-cell>
              <table:table-cell office:value-type="float" office:value="-0.00000999999974738">
                <text:p>-0.00000999999974738</text:p>
              </table:table-cell>
              <table:table-cell office:value-type="float" office:value="0.0000299999992421">
                <text:p>0.0000299999992421</text:p>
              </table:table-cell>
              <table:table-cell office:value-type="float" office:value="0.00000999999974738">
                <text:p>0.0000099999997473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7.399990016">
                <text:p>7.3999900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00999999974738">
                <text:p>0.00000999999974738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7.50418688">
                <text:p>7.50418688</text:p>
              </table:table-cell>
              <table:table-cell office:value-type="float" office:value="0">
                <text:p>0</text:p>
              </table:table-cell>
              <table:table-cell office:value-type="float" office:value="-0.0000199999994948">
                <text:p>-0.0000199999994948</text:p>
              </table:table-cell>
              <table:table-cell office:value-type="float" office:value="0.00000999999974738">
                <text:p>0.00000999999974738</text:p>
              </table:table-cell>
              <table:table-cell office:value-type="float" office:value="0.00000999999974738">
                <text:p>0.0000099999997473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7.858331136">
                <text:p>7.858331136</text:p>
              </table:table-cell>
              <table:table-cell office:value-type="float" office:value="0">
                <text:p>0</text:p>
              </table:table-cell>
              <table:table-cell office:value-type="float" office:value="0.00000999999974738">
                <text:p>0.00000999999974738</text:p>
              </table:table-cell>
              <table:table-cell office:value-type="float" office:value="0.00000999999974738">
                <text:p>0.00000999999974738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7.913052672">
                <text:p>7.913052672</text:p>
              </table:table-cell>
              <table:table-cell office:value-type="float" office:value="0.001200000057">
                <text:p>0.001200000057</text:p>
              </table:table-cell>
              <table:table-cell office:value-type="float" office:value="-0.00112999998964">
                <text:p>-0.00112999998964</text:p>
              </table:table-cell>
              <table:table-cell office:value-type="float" office:value="-0.000209999998333">
                <text:p>-0.000209999998333</text:p>
              </table:table-cell>
              <table:table-cell office:value-type="float" office:value="0.000209999998333">
                <text:p>0.00020999999833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7.966240768">
                <text:p>7.966240768</text:p>
              </table:table-cell>
              <table:table-cell office:value-type="float" office:value="0.00520000001416">
                <text:p>0.00520000001416</text:p>
              </table:table-cell>
              <table:table-cell office:value-type="float" office:value="-0.0047800000757">
                <text:p>-0.0047800000757</text:p>
              </table:table-cell>
              <table:table-cell office:value-type="float" office:value="-0.00197000009939">
                <text:p>-0.00197000009939</text:p>
              </table:table-cell>
              <table:table-cell office:value-type="float" office:value="-0.000110000000859">
                <text:p>-0.00011000000085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8.020391168">
                <text:p>8.020391168</text:p>
              </table:table-cell>
              <table:table-cell office:value-type="float" office:value="0.0111999996006">
                <text:p>0.0111999996006</text:p>
              </table:table-cell>
              <table:table-cell office:value-type="float" office:value="-0.0101800002158">
                <text:p>-0.0101800002158</text:p>
              </table:table-cell>
              <table:table-cell office:value-type="float" office:value="-0.00466000009328">
                <text:p>-0.00466000009328</text:p>
              </table:table-cell>
              <table:table-cell office:value-type="float" office:value="-0.000310000003083">
                <text:p>-0.00031000000308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8.074235136">
                <text:p>8.074235136</text:p>
              </table:table-cell>
              <table:table-cell office:value-type="float" office:value="0.017100000754">
                <text:p>0.017100000754</text:p>
              </table:table-cell>
              <table:table-cell office:value-type="float" office:value="-0.0154499998316">
                <text:p>-0.0154499998316</text:p>
              </table:table-cell>
              <table:table-cell office:value-type="float" office:value="-0.00724999979138">
                <text:p>-0.00724999979138</text:p>
              </table:table-cell>
              <table:table-cell office:value-type="float" office:value="-0.000419999996666">
                <text:p>-0.00041999999666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8.127094784">
                <text:p>8.127094784</text:p>
              </table:table-cell>
              <table:table-cell office:value-type="float" office:value="0.0230999998748">
                <text:p>0.0230999998748</text:p>
              </table:table-cell>
              <table:table-cell office:value-type="float" office:value="-0.0208299998194">
                <text:p>-0.0208299998194</text:p>
              </table:table-cell>
              <table:table-cell office:value-type="float" office:value="-0.00987999979407">
                <text:p>-0.00987999979407</text:p>
              </table:table-cell>
              <table:table-cell office:value-type="float" office:value="-0.000469999999041">
                <text:p>-0.00046999999904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8.182326784">
                <text:p>8.182326784</text:p>
              </table:table-cell>
              <table:table-cell office:value-type="float" office:value="0.0294000003487">
                <text:p>0.0294000003487</text:p>
              </table:table-cell>
              <table:table-cell office:value-type="float" office:value="-0.0265100002289">
                <text:p>-0.0265100002289</text:p>
              </table:table-cell>
              <table:table-cell office:value-type="float" office:value="-0.0126000000164">
                <text:p>-0.0126000000164</text:p>
              </table:table-cell>
              <table:table-cell office:value-type="float" office:value="-0.000440000003437">
                <text:p>-0.00044000000343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8.235364864">
                <text:p>8.235364864</text:p>
              </table:table-cell>
              <table:table-cell office:value-type="float" office:value="0.0351999998093">
                <text:p>0.0351999998093</text:p>
              </table:table-cell>
              <table:table-cell office:value-type="float" office:value="-0.0317599996924">
                <text:p>-0.0317599996924</text:p>
              </table:table-cell>
              <table:table-cell office:value-type="float" office:value="-0.0150600001216">
                <text:p>-0.0150600001216</text:p>
              </table:table-cell>
              <table:table-cell office:value-type="float" office:value="-0.00034999998752">
                <text:p>-0.0003499999875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8.28876288">
                <text:p>8.28876288</text:p>
              </table:table-cell>
              <table:table-cell office:value-type="float" office:value="0.0417999997735">
                <text:p>0.0417999997735</text:p>
              </table:table-cell>
              <table:table-cell office:value-type="float" office:value="-0.0377300009131">
                <text:p>-0.0377300009131</text:p>
              </table:table-cell>
              <table:table-cell office:value-type="float" office:value="-0.017899999395">
                <text:p>-0.017899999395</text:p>
              </table:table-cell>
              <table:table-cell office:value-type="float" office:value="-0.000239999993937">
                <text:p>-0.00023999999393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8.392975872">
                <text:p>8.392975872</text:p>
              </table:table-cell>
              <table:table-cell office:value-type="float" office:value="0.0498999990523">
                <text:p>0.0498999990523</text:p>
              </table:table-cell>
              <table:table-cell office:value-type="float" office:value="-0.045079998672">
                <text:p>-0.045079998672</text:p>
              </table:table-cell>
              <table:table-cell office:value-type="float" office:value="-0.0213099997491">
                <text:p>-0.0213099997491</text:p>
              </table:table-cell>
              <table:table-cell office:value-type="float" office:value="-0.00000999999974738">
                <text:p>-0.0000099999997473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8.447282688">
                <text:p>8.447282688</text:p>
              </table:table-cell>
              <table:table-cell office:value-type="float" office:value="0.0740000009537">
                <text:p>0.0740000009537</text:p>
              </table:table-cell>
              <table:table-cell office:value-type="float" office:value="-0.0666799992323">
                <text:p>-0.0666799992323</text:p>
              </table:table-cell>
              <table:table-cell office:value-type="float" office:value="-0.0320799984038">
                <text:p>-0.0320799984038</text:p>
              </table:table-cell>
              <table:table-cell office:value-type="float" office:value="-0.000319999991916">
                <text:p>-0.00031999999191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8.501097984">
                <text:p>8.501097984</text:p>
              </table:table-cell>
              <table:table-cell office:value-type="float" office:value="0.068599998951">
                <text:p>0.068599998951</text:p>
              </table:table-cell>
              <table:table-cell office:value-type="float" office:value="-0.0612200014293">
                <text:p>-0.0612200014293</text:p>
              </table:table-cell>
              <table:table-cell office:value-type="float" office:value="-0.0309200007468">
                <text:p>-0.0309200007468</text:p>
              </table:table-cell>
              <table:table-cell office:value-type="float" office:value="-0.000250000011874">
                <text:p>-0.00025000001187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8.555718912">
                <text:p>8.555718912</text:p>
              </table:table-cell>
              <table:table-cell office:value-type="float" office:value="0.0592000000179">
                <text:p>0.0592000000179</text:p>
              </table:table-cell>
              <table:table-cell office:value-type="float" office:value="-0.0523900017142">
                <text:p>-0.0523900017142</text:p>
              </table:table-cell>
              <table:table-cell office:value-type="float" office:value="-0.027519999072">
                <text:p>-0.027519999072</text:p>
              </table:table-cell>
              <table:table-cell office:value-type="float" office:value="-0.000159999995958">
                <text:p>-0.00015999999595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8.659745792">
                <text:p>8.659745792</text:p>
              </table:table-cell>
              <table:table-cell office:value-type="float" office:value="0.0395999997854">
                <text:p>0.0395999997854</text:p>
              </table:table-cell>
              <table:table-cell office:value-type="float" office:value="-0.034469999373">
                <text:p>-0.034469999373</text:p>
              </table:table-cell>
              <table:table-cell office:value-type="float" office:value="-0.0194400008768">
                <text:p>-0.0194400008768</text:p>
              </table:table-cell>
              <table:table-cell office:value-type="float" office:value="0.000410000007832">
                <text:p>0.00041000000783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8.712276992">
                <text:p>8.712276992</text:p>
              </table:table-cell>
              <table:table-cell office:value-type="float" office:value="0.0303000006825">
                <text:p>0.0303000006825</text:p>
              </table:table-cell>
              <table:table-cell office:value-type="float" office:value="-0.0260300002992">
                <text:p>-0.0260300002992</text:p>
              </table:table-cell>
              <table:table-cell office:value-type="float" office:value="-0.0154400002211">
                <text:p>-0.0154400002211</text:p>
              </table:table-cell>
              <table:table-cell office:value-type="float" office:value="0.000369999994291">
                <text:p>0.00036999999429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8.766740736">
                <text:p>8.766740736</text:p>
              </table:table-cell>
              <table:table-cell office:value-type="float" office:value="0.0179999992251">
                <text:p>0.0179999992251</text:p>
              </table:table-cell>
              <table:table-cell office:value-type="float" office:value="-0.0147399995476">
                <text:p>-0.0147399995476</text:p>
              </table:table-cell>
              <table:table-cell office:value-type="float" office:value="-0.0102899996564">
                <text:p>-0.0102899996564</text:p>
              </table:table-cell>
              <table:table-cell office:value-type="float" office:value="0.000809999997728">
                <text:p>0.00080999999772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8.821380096">
                <text:p>8.821380096</text:p>
              </table:table-cell>
              <table:table-cell office:value-type="float" office:value="0.00680000009015">
                <text:p>0.00680000009015</text:p>
              </table:table-cell>
              <table:table-cell office:value-type="float" office:value="-0.00402999995276">
                <text:p>-0.00402999995276</text:p>
              </table:table-cell>
              <table:table-cell office:value-type="float" office:value="-0.0054999999702">
                <text:p>-0.0054999999702</text:p>
              </table:table-cell>
              <table:table-cell office:value-type="float" office:value="0.000569999974687">
                <text:p>0.00056999997468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8.876866816">
                <text:p>8.876866816</text:p>
              </table:table-cell>
              <table:table-cell office:value-type="float" office:value="0.00510000018403">
                <text:p>0.00510000018403</text:p>
              </table:table-cell>
              <table:table-cell office:value-type="float" office:value="0.00487999990582">
                <text:p>0.00487999990582</text:p>
              </table:table-cell>
              <table:table-cell office:value-type="float" office:value="-0.00147000001743">
                <text:p>-0.00147000001743</text:p>
              </table:table-cell>
              <table:table-cell office:value-type="float" office:value="0.000239999993937">
                <text:p>0.00023999999393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8.930791936">
                <text:p>8.930791936</text:p>
              </table:table-cell>
              <table:table-cell office:value-type="float" office:value="0.0174000002444">
                <text:p>0.0174000002444</text:p>
              </table:table-cell>
              <table:table-cell office:value-type="float" office:value="0.0168999992311">
                <text:p>0.0168999992311</text:p>
              </table:table-cell>
              <table:table-cell office:value-type="float" office:value="0.00418000016361">
                <text:p>0.00418000016361</text:p>
              </table:table-cell>
              <table:table-cell office:value-type="float" office:value="0.000560000014957">
                <text:p>0.00056000001495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8.983099904">
                <text:p>8.983099904</text:p>
              </table:table-cell>
              <table:table-cell office:value-type="float" office:value="0.0337999984622">
                <text:p>0.0337999984622</text:p>
              </table:table-cell>
              <table:table-cell office:value-type="float" office:value="0.0320600010455">
                <text:p>0.0320600010455</text:p>
              </table:table-cell>
              <table:table-cell office:value-type="float" office:value="0.0107399998233">
                <text:p>0.0107399998233</text:p>
              </table:table-cell>
              <table:table-cell office:value-type="float" office:value="-0.0000499999987369">
                <text:p>-0.000049999998736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9.036974848">
                <text:p>9.036974848</text:p>
              </table:table-cell>
              <table:table-cell office:value-type="float" office:value="0.0344999991357">
                <text:p>0.0344999991357</text:p>
              </table:table-cell>
              <table:table-cell office:value-type="float" office:value="0.0325599983335">
                <text:p>0.0325599983335</text:p>
              </table:table-cell>
              <table:table-cell office:value-type="float" office:value="0.0114000001922">
                <text:p>0.0114000001922</text:p>
              </table:table-cell>
              <table:table-cell office:value-type="float" office:value="0.0000599999984843">
                <text:p>0.000059999998484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9.091085056">
                <text:p>9.091085056</text:p>
              </table:table-cell>
              <table:table-cell office:value-type="float" office:value="0.0351999998093">
                <text:p>0.0351999998093</text:p>
              </table:table-cell>
              <table:table-cell office:value-type="float" office:value="0.0327700003982">
                <text:p>0.0327700003982</text:p>
              </table:table-cell>
              <table:table-cell office:value-type="float" office:value="0.0129199996591">
                <text:p>0.0129199996591</text:p>
              </table:table-cell>
              <table:table-cell office:value-type="float" office:value="0.000239999993937">
                <text:p>0.00023999999393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9.145172736">
                <text:p>9.145172736</text:p>
              </table:table-cell>
              <table:table-cell office:value-type="float" office:value="0.0348000004888">
                <text:p>0.0348000004888</text:p>
              </table:table-cell>
              <table:table-cell office:value-type="float" office:value="0.032120000571">
                <text:p>0.032120000571</text:p>
              </table:table-cell>
              <table:table-cell office:value-type="float" office:value="0.0132900001481">
                <text:p>0.0132900001481</text:p>
              </table:table-cell>
              <table:table-cell office:value-type="float" office:value="0.000289999996312">
                <text:p>0.00028999999631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9.198866688">
                <text:p>9.198866688</text:p>
              </table:table-cell>
              <table:table-cell office:value-type="float" office:value="0.0326000005007">
                <text:p>0.0326000005007</text:p>
              </table:table-cell>
              <table:table-cell office:value-type="float" office:value="0.0298999994993">
                <text:p>0.0298999994993</text:p>
              </table:table-cell>
              <table:table-cell office:value-type="float" office:value="0.0129399998114">
                <text:p>0.0129399998114</text:p>
              </table:table-cell>
              <table:table-cell office:value-type="float" office:value="-0.000220000001718">
                <text:p>-0.00022000000171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9.252600832">
                <text:p>9.252600832</text:p>
              </table:table-cell>
              <table:table-cell office:value-type="float" office:value="0.0346000008285">
                <text:p>0.0346000008285</text:p>
              </table:table-cell>
              <table:table-cell office:value-type="float" office:value="0.0315600000322">
                <text:p>0.0315600000322</text:p>
              </table:table-cell>
              <table:table-cell office:value-type="float" office:value="0.0142799997702">
                <text:p>0.0142799997702</text:p>
              </table:table-cell>
              <table:table-cell office:value-type="float" office:value="0.00034999998752">
                <text:p>0.0003499999875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9.306831872">
                <text:p>9.306831872</text:p>
              </table:table-cell>
              <table:table-cell office:value-type="float" office:value="0.034200001508">
                <text:p>0.034200001508</text:p>
              </table:table-cell>
              <table:table-cell office:value-type="float" office:value="0.0309599991888">
                <text:p>0.0309599991888</text:p>
              </table:table-cell>
              <table:table-cell office:value-type="float" office:value="0.0144800003618">
                <text:p>0.0144800003618</text:p>
              </table:table-cell>
              <table:table-cell office:value-type="float" office:value="-0.000300000014249">
                <text:p>-0.00030000001424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9.411113984">
                <text:p>9.411113984</text:p>
              </table:table-cell>
              <table:table-cell office:value-type="float" office:value="0.0355999991298">
                <text:p>0.0355999991298</text:p>
              </table:table-cell>
              <table:table-cell office:value-type="float" office:value="0.0318100005388">
                <text:p>0.0318100005388</text:p>
              </table:table-cell>
              <table:table-cell office:value-type="float" office:value="0.0160900000483">
                <text:p>0.01609000004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9.465370112">
                <text:p>9.465370112</text:p>
              </table:table-cell>
              <table:table-cell office:value-type="float" office:value="0.0379999987781">
                <text:p>0.0379999987781</text:p>
              </table:table-cell>
              <table:table-cell office:value-type="float" office:value="0.0336799994111">
                <text:p>0.0336799994111</text:p>
              </table:table-cell>
              <table:table-cell office:value-type="float" office:value="0.017689999193">
                <text:p>0.017689999193</text:p>
              </table:table-cell>
              <table:table-cell office:value-type="float" office:value="0.0000599999984843">
                <text:p>0.000059999998484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9.519460096">
                <text:p>9.519460096</text:p>
              </table:table-cell>
              <table:table-cell office:value-type="float" office:value="0.0401000007987">
                <text:p>0.0401000007987</text:p>
              </table:table-cell>
              <table:table-cell office:value-type="float" office:value="0.0349100008607">
                <text:p>0.0349100008607</text:p>
              </table:table-cell>
              <table:table-cell office:value-type="float" office:value="0.0197999998927">
                <text:p>0.0197999998927</text:p>
              </table:table-cell>
              <table:table-cell office:value-type="float" office:value="-0.000190000006114">
                <text:p>-0.00019000000611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9.573725184">
                <text:p>9.573725184</text:p>
              </table:table-cell>
              <table:table-cell office:value-type="float" office:value="0.0417999997735">
                <text:p>0.0417999997735</text:p>
              </table:table-cell>
              <table:table-cell office:value-type="float" office:value="0.0360100008547">
                <text:p>0.0360100008547</text:p>
              </table:table-cell>
              <table:table-cell office:value-type="float" office:value="0.0212900005281">
                <text:p>0.0212900005281</text:p>
              </table:table-cell>
              <table:table-cell office:value-type="float" office:value="0.0000299999992421">
                <text:p>0.000029999999242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9.627761664">
                <text:p>9.627761664</text:p>
              </table:table-cell>
              <table:table-cell office:value-type="float" office:value="0.0445000007749">
                <text:p>0.0445000007749</text:p>
              </table:table-cell>
              <table:table-cell office:value-type="float" office:value="0.0380700007081">
                <text:p>0.0380700007081</text:p>
              </table:table-cell>
              <table:table-cell office:value-type="float" office:value="0.0230700001121">
                <text:p>0.0230700001121</text:p>
              </table:table-cell>
              <table:table-cell office:value-type="float" office:value="0.0000299999992421">
                <text:p>0.000029999999242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9.682136832">
                <text:p>9.682136832</text:p>
              </table:table-cell>
              <table:table-cell office:value-type="float" office:value="0.0465999990702">
                <text:p>0.0465999990702</text:p>
              </table:table-cell>
              <table:table-cell office:value-type="float" office:value="0.0392899997532">
                <text:p>0.0392899997532</text:p>
              </table:table-cell>
              <table:table-cell office:value-type="float" office:value="0.0249799992889">
                <text:p>0.0249799992889</text:p>
              </table:table-cell>
              <table:table-cell office:value-type="float" office:value="-0.000159999995958">
                <text:p>-0.00015999999595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9.736343808">
                <text:p>9.736343808</text:p>
              </table:table-cell>
              <table:table-cell office:value-type="float" office:value="0.0458000004292">
                <text:p>0.0458000004292</text:p>
              </table:table-cell>
              <table:table-cell office:value-type="float" office:value="0.0384999997914">
                <text:p>0.0384999997914</text:p>
              </table:table-cell>
              <table:table-cell office:value-type="float" office:value="0.0249000005424">
                <text:p>0.0249000005424</text:p>
              </table:table-cell>
              <table:table-cell office:value-type="float" office:value="-0.0000900000013644">
                <text:p>-0.000090000001364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9.788255744">
                <text:p>9.788255744</text:p>
              </table:table-cell>
              <table:table-cell office:value-type="float" office:value="0.0472000017762">
                <text:p>0.0472000017762</text:p>
              </table:table-cell>
              <table:table-cell office:value-type="float" office:value="0.0393700003624">
                <text:p>0.0393700003624</text:p>
              </table:table-cell>
              <table:table-cell office:value-type="float" office:value="0.0260300002992">
                <text:p>0.0260300002992</text:p>
              </table:table-cell>
              <table:table-cell office:value-type="float" office:value="0.0000399999989895">
                <text:p>0.000039999998989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9.841860096">
                <text:p>9.841860096</text:p>
              </table:table-cell>
              <table:table-cell office:value-type="float" office:value="0.0485000014305">
                <text:p>0.0485000014305</text:p>
              </table:table-cell>
              <table:table-cell office:value-type="float" office:value="0.0399099998176">
                <text:p>0.0399099998176</text:p>
              </table:table-cell>
              <table:table-cell office:value-type="float" office:value="0.0275400001556">
                <text:p>0.0275400001556</text:p>
              </table:table-cell>
              <table:table-cell office:value-type="float" office:value="0.0000299999992421">
                <text:p>0.000029999999242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9.89487616">
                <text:p>9.89487616</text:p>
              </table:table-cell>
              <table:table-cell office:value-type="float" office:value="0.0465000011027">
                <text:p>0.0465000011027</text:p>
              </table:table-cell>
              <table:table-cell office:value-type="float" office:value="0.0381399989128">
                <text:p>0.0381399989128</text:p>
              </table:table-cell>
              <table:table-cell office:value-type="float" office:value="0.0265200007707">
                <text:p>0.0265200007707</text:p>
              </table:table-cell>
              <table:table-cell office:value-type="float" office:value="-0.0000599999984843">
                <text:p>-0.000059999998484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9.949107968">
                <text:p>9.949107968</text:p>
              </table:table-cell>
              <table:table-cell office:value-type="float" office:value="0.0476999990642">
                <text:p>0.0476999990642</text:p>
              </table:table-cell>
              <table:table-cell office:value-type="float" office:value="0.0385299995542">
                <text:p>0.0385299995542</text:p>
              </table:table-cell>
              <table:table-cell office:value-type="float" office:value="0.028069999069">
                <text:p>0.028069999069</text:p>
              </table:table-cell>
              <table:table-cell office:value-type="float" office:value="0.0000499999987369">
                <text:p>0.000049999998736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0.0033152">
                <text:p>10.0033152</text:p>
              </table:table-cell>
              <table:table-cell office:value-type="float" office:value="0.0483000017703">
                <text:p>0.0483000017703</text:p>
              </table:table-cell>
              <table:table-cell office:value-type="float" office:value="0.0388199985027">
                <text:p>0.0388199985027</text:p>
              </table:table-cell>
              <table:table-cell office:value-type="float" office:value="0.028710000217">
                <text:p>0.028710000217</text:p>
              </table:table-cell>
              <table:table-cell office:value-type="float" office:value="0.0000900000013644">
                <text:p>0.000090000001364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0.108881152">
                <text:p>10.108881152</text:p>
              </table:table-cell>
              <table:table-cell office:value-type="float" office:value="0.0465999990702">
                <text:p>0.0465999990702</text:p>
              </table:table-cell>
              <table:table-cell office:value-type="float" office:value="0.036740001291">
                <text:p>0.036740001291</text:p>
              </table:table-cell>
              <table:table-cell office:value-type="float" office:value="0.0286899991333">
                <text:p>0.0286899991333</text:p>
              </table:table-cell>
              <table:table-cell office:value-type="float" office:value="-0.00000999999974738">
                <text:p>-0.0000099999997473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0.163326976">
                <text:p>10.163326976</text:p>
              </table:table-cell>
              <table:table-cell office:value-type="float" office:value="0.0434999987483">
                <text:p>0.0434999987483</text:p>
              </table:table-cell>
              <table:table-cell office:value-type="float" office:value="0.0343299992383">
                <text:p>0.0343299992383</text:p>
              </table:table-cell>
              <table:table-cell office:value-type="float" office:value="0.0267099998891">
                <text:p>0.0267099998891</text:p>
              </table:table-cell>
              <table:table-cell office:value-type="float" office:value="-0.000190000006114">
                <text:p>-0.00019000000611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0.217664">
                <text:p>10.217664</text:p>
              </table:table-cell>
              <table:table-cell office:value-type="float" office:value="0.0452000014484">
                <text:p>0.0452000014484</text:p>
              </table:table-cell>
              <table:table-cell office:value-type="float" office:value="0.035229999572">
                <text:p>0.035229999572</text:p>
              </table:table-cell>
              <table:table-cell office:value-type="float" office:value="0.0283599998802">
                <text:p>0.0283599998802</text:p>
              </table:table-cell>
              <table:table-cell office:value-type="float" office:value="-0.000079999997979">
                <text:p>-0.00007999999797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0.27076096">
                <text:p>10.27076096</text:p>
              </table:table-cell>
              <table:table-cell office:value-type="float" office:value="0.0505000017583">
                <text:p>0.0505000017583</text:p>
              </table:table-cell>
              <table:table-cell office:value-type="float" office:value="0.0389499999583">
                <text:p>0.0389499999583</text:p>
              </table:table-cell>
              <table:table-cell office:value-type="float" office:value="0.0321899987757">
                <text:p>0.0321899987757</text:p>
              </table:table-cell>
              <table:table-cell office:value-type="float" office:value="-0.000419999996666">
                <text:p>-0.00041999999666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0.325390592">
                <text:p>10.325390592</text:p>
              </table:table-cell>
              <table:table-cell office:value-type="float" office:value="0.0612000003457">
                <text:p>0.0612000003457</text:p>
              </table:table-cell>
              <table:table-cell office:value-type="float" office:value="0.0467999987304">
                <text:p>0.0467999987304</text:p>
              </table:table-cell>
              <table:table-cell office:value-type="float" office:value="0.0393600016832">
                <text:p>0.0393600016832</text:p>
              </table:table-cell>
              <table:table-cell office:value-type="float" office:value="-0.000199999994948">
                <text:p>-0.00019999999494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0.379382016">
                <text:p>10.379382016</text:p>
              </table:table-cell>
              <table:table-cell office:value-type="float" office:value="0.0697999969125">
                <text:p>0.0697999969125</text:p>
              </table:table-cell>
              <table:table-cell office:value-type="float" office:value="0.0531999990344">
                <text:p>0.0531999990344</text:p>
              </table:table-cell>
              <table:table-cell office:value-type="float" office:value="0.0451700016856">
                <text:p>0.0451700016856</text:p>
              </table:table-cell>
              <table:table-cell office:value-type="float" office:value="-0.000150000007125">
                <text:p>-0.00015000000712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0.433965056">
                <text:p>10.433965056</text:p>
              </table:table-cell>
              <table:table-cell office:value-type="float" office:value="0.0772999972105">
                <text:p>0.0772999972105</text:p>
              </table:table-cell>
              <table:table-cell office:value-type="float" office:value="0.0590599998832">
                <text:p>0.0590599998832</text:p>
              </table:table-cell>
              <table:table-cell office:value-type="float" office:value="0.049809999764">
                <text:p>0.049809999764</text:p>
              </table:table-cell>
              <table:table-cell office:value-type="float" office:value="-0.000339999998687">
                <text:p>-0.00033999999868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0.48656896">
                <text:p>10.48656896</text:p>
              </table:table-cell>
              <table:table-cell office:value-type="float" office:value="0.0850000008941">
                <text:p>0.0850000008941</text:p>
              </table:table-cell>
              <table:table-cell office:value-type="float" office:value="0.0643900036812">
                <text:p>0.0643900036812</text:p>
              </table:table-cell>
              <table:table-cell office:value-type="float" office:value="0.0555399991572">
                <text:p>0.0555399991572</text:p>
              </table:table-cell>
              <table:table-cell office:value-type="float" office:value="0.000319999991916">
                <text:p>0.00031999999191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0.540784896">
                <text:p>10.540784896</text:p>
              </table:table-cell>
              <table:table-cell office:value-type="float" office:value="0.082999996841">
                <text:p>0.082999996841</text:p>
              </table:table-cell>
              <table:table-cell office:value-type="float" office:value="0.063210003078">
                <text:p>0.063210003078</text:p>
              </table:table-cell>
              <table:table-cell office:value-type="float" office:value="0.0538199990988">
                <text:p>0.0538199990988</text:p>
              </table:table-cell>
              <table:table-cell office:value-type="float" office:value="-0.0000499999987369">
                <text:p>-0.000049999998736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0.595661824">
                <text:p>10.595661824</text:p>
              </table:table-cell>
              <table:table-cell office:value-type="float" office:value="0.0794000029564">
                <text:p>0.0794000029564</text:p>
              </table:table-cell>
              <table:table-cell office:value-type="float" office:value="0.0601399987936">
                <text:p>0.0601399987936</text:p>
              </table:table-cell>
              <table:table-cell office:value-type="float" office:value="0.0517899990082">
                <text:p>0.0517899990082</text:p>
              </table:table-cell>
              <table:table-cell office:value-type="float" office:value="0.0000999999974738">
                <text:p>0.000099999997473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0.650056704">
                <text:p>10.650056704</text:p>
              </table:table-cell>
              <table:table-cell office:value-type="float" office:value="0.0785000026226">
                <text:p>0.0785000026226</text:p>
              </table:table-cell>
              <table:table-cell office:value-type="float" office:value="0.0598100014031">
                <text:p>0.0598100014031</text:p>
              </table:table-cell>
              <table:table-cell office:value-type="float" office:value="0.0508500002325">
                <text:p>0.0508500002325</text:p>
              </table:table-cell>
              <table:table-cell office:value-type="float" office:value="-0.000119999996969">
                <text:p>-0.00011999999696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0.703431936">
                <text:p>10.703431936</text:p>
              </table:table-cell>
              <table:table-cell office:value-type="float" office:value="0.0785000026226">
                <text:p>0.0785000026226</text:p>
              </table:table-cell>
              <table:table-cell office:value-type="float" office:value="0.0590899996459">
                <text:p>0.0590899996459</text:p>
              </table:table-cell>
              <table:table-cell office:value-type="float" office:value="0.0517299994826">
                <text:p>0.0517299994826</text:p>
              </table:table-cell>
              <table:table-cell office:value-type="float" office:value="0.000230000005104">
                <text:p>0.00023000000510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0.75734016">
                <text:p>10.75734016</text:p>
              </table:table-cell>
              <table:table-cell office:value-type="float" office:value="0.0734999999404">
                <text:p>0.0734999999404</text:p>
              </table:table-cell>
              <table:table-cell office:value-type="float" office:value="0.0547199994326">
                <text:p>0.0547199994326</text:p>
              </table:table-cell>
              <table:table-cell office:value-type="float" office:value="0.0490499995649">
                <text:p>0.0490499995649</text:p>
              </table:table-cell>
              <table:table-cell office:value-type="float" office:value="0.000330000009853">
                <text:p>0.00033000000985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0.810208768">
                <text:p>10.810208768</text:p>
              </table:table-cell>
              <table:table-cell office:value-type="float" office:value="0.0621000006795">
                <text:p>0.0621000006795</text:p>
              </table:table-cell>
              <table:table-cell office:value-type="float" office:value="0.0461000017822">
                <text:p>0.0461000017822</text:p>
              </table:table-cell>
              <table:table-cell office:value-type="float" office:value="0.0416099987924">
                <text:p>0.0416099987924</text:p>
              </table:table-cell>
              <table:table-cell office:value-type="float" office:value="0.000239999993937">
                <text:p>0.00023999999393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0.864712704">
                <text:p>10.864712704</text:p>
              </table:table-cell>
              <table:table-cell office:value-type="float" office:value="0.0496000014246">
                <text:p>0.0496000014246</text:p>
              </table:table-cell>
              <table:table-cell office:value-type="float" office:value="0.0359399989247">
                <text:p>0.0359399989247</text:p>
              </table:table-cell>
              <table:table-cell office:value-type="float" office:value="0.0341599993408">
                <text:p>0.0341599993408</text:p>
              </table:table-cell>
              <table:table-cell office:value-type="float" office:value="0.000390000001062">
                <text:p>0.00039000000106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0.919495936">
                <text:p>10.919495936</text:p>
              </table:table-cell>
              <table:table-cell office:value-type="float" office:value="0.0375000014901">
                <text:p>0.0375000014901</text:p>
              </table:table-cell>
              <table:table-cell office:value-type="float" office:value="0.0261199995875">
                <text:p>0.0261199995875</text:p>
              </table:table-cell>
              <table:table-cell office:value-type="float" office:value="0.0269399993122">
                <text:p>0.0269399993122</text:p>
              </table:table-cell>
              <table:table-cell office:value-type="float" office:value="0.000360000005458">
                <text:p>0.00036000000545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0.973476864">
                <text:p>10.973476864</text:p>
              </table:table-cell>
              <table:table-cell office:value-type="float" office:value="0.0258000008762">
                <text:p>0.0258000008762</text:p>
              </table:table-cell>
              <table:table-cell office:value-type="float" office:value="0.0164500009269">
                <text:p>0.0164500009269</text:p>
              </table:table-cell>
              <table:table-cell office:value-type="float" office:value="0.0198999997228">
                <text:p>0.0198999997228</text:p>
              </table:table-cell>
              <table:table-cell office:value-type="float" office:value="0.000209999998333">
                <text:p>0.00020999999833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1.078820096">
                <text:p>11.078820096</text:p>
              </table:table-cell>
              <table:table-cell office:value-type="float" office:value="0.0166999995708">
                <text:p>0.0166999995708</text:p>
              </table:table-cell>
              <table:table-cell office:value-type="float" office:value="0.00834000017494">
                <text:p>0.00834000017494</text:p>
              </table:table-cell>
              <table:table-cell office:value-type="float" office:value="0.0144199999049">
                <text:p>0.0144199999049</text:p>
              </table:table-cell>
              <table:table-cell office:value-type="float" office:value="-0.000150000007125">
                <text:p>-0.00015000000712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1.132709888">
                <text:p>11.132709888</text:p>
              </table:table-cell>
              <table:table-cell office:value-type="float" office:value="0.0189999993891">
                <text:p>0.0189999993891</text:p>
              </table:table-cell>
              <table:table-cell office:value-type="float" office:value="0.00631000008434">
                <text:p>0.00631000008434</text:p>
              </table:table-cell>
              <table:table-cell office:value-type="float" office:value="0.0178699996322">
                <text:p>0.0178699996322</text:p>
              </table:table-cell>
              <table:table-cell office:value-type="float" office:value="0.0000399999989895">
                <text:p>0.000039999998989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1.185590784">
                <text:p>11.185590784</text:p>
              </table:table-cell>
              <table:table-cell office:value-type="float" office:value="0.021099999547">
                <text:p>0.021099999547</text:p>
              </table:table-cell>
              <table:table-cell office:value-type="float" office:value="0.00604999996722">
                <text:p>0.00604999996722</text:p>
              </table:table-cell>
              <table:table-cell office:value-type="float" office:value="0.0201799999923">
                <text:p>0.0201799999923</text:p>
              </table:table-cell>
              <table:table-cell office:value-type="float" office:value="0.00000999999974738">
                <text:p>0.0000099999997473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1.240617984">
                <text:p>11.240617984</text:p>
              </table:table-cell>
              <table:table-cell office:value-type="float" office:value="0.0226000007242">
                <text:p>0.0226000007242</text:p>
              </table:table-cell>
              <table:table-cell office:value-type="float" office:value="0.00559000018984">
                <text:p>0.00559000018984</text:p>
              </table:table-cell>
              <table:table-cell office:value-type="float" office:value="0.0219299998134">
                <text:p>0.0219299998134</text:p>
              </table:table-cell>
              <table:table-cell office:value-type="float" office:value="0.0000299999992421">
                <text:p>0.000029999999242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1.294785792">
                <text:p>11.294785792</text:p>
              </table:table-cell>
              <table:table-cell office:value-type="float" office:value="0.0254999995232">
                <text:p>0.0254999995232</text:p>
              </table:table-cell>
              <table:table-cell office:value-type="float" office:value="0.00555999996141">
                <text:p>0.00555999996141</text:p>
              </table:table-cell>
              <table:table-cell office:value-type="float" office:value="0.024849999696">
                <text:p>0.024849999696</text:p>
              </table:table-cell>
              <table:table-cell office:value-type="float" office:value="0.0000399999989895">
                <text:p>0.000039999998989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1.348630016">
                <text:p>11.348630016</text:p>
              </table:table-cell>
              <table:table-cell office:value-type="float" office:value="0.0275999996811">
                <text:p>0.0275999996811</text:p>
              </table:table-cell>
              <table:table-cell office:value-type="float" office:value="0.00590999983251">
                <text:p>0.00590999983251</text:p>
              </table:table-cell>
              <table:table-cell office:value-type="float" office:value="0.0269200000912">
                <text:p>0.02692000009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1.402376704">
                <text:p>11.402376704</text:p>
              </table:table-cell>
              <table:table-cell office:value-type="float" office:value="0.0281000006944">
                <text:p>0.0281000006944</text:p>
              </table:table-cell>
              <table:table-cell office:value-type="float" office:value="0.00560999987647">
                <text:p>0.00560999987647</text:p>
              </table:table-cell>
              <table:table-cell office:value-type="float" office:value="0.0274899993092">
                <text:p>0.0274899993092</text:p>
              </table:table-cell>
              <table:table-cell office:value-type="float" office:value="0.0000599999984843">
                <text:p>0.000059999998484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1.456570112">
                <text:p>11.456570112</text:p>
              </table:table-cell>
              <table:table-cell office:value-type="float" office:value="0.0281000006944">
                <text:p>0.0281000006944</text:p>
              </table:table-cell>
              <table:table-cell office:value-type="float" office:value="0.00571999978274">
                <text:p>0.00571999978274</text:p>
              </table:table-cell>
              <table:table-cell office:value-type="float" office:value="0.0275400001556">
                <text:p>0.0275400001556</text:p>
              </table:table-cell>
              <table:table-cell office:value-type="float" office:value="-0.0000399999989895">
                <text:p>-0.000039999998989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1.511217664">
                <text:p>11.511217664</text:p>
              </table:table-cell>
              <table:table-cell office:value-type="float" office:value="0.0288999993354">
                <text:p>0.0288999993354</text:p>
              </table:table-cell>
              <table:table-cell office:value-type="float" office:value="0.00586999999359">
                <text:p>0.00586999999359</text:p>
              </table:table-cell>
              <table:table-cell office:value-type="float" office:value="0.0282600000501">
                <text:p>0.0282600000501</text:p>
              </table:table-cell>
              <table:table-cell office:value-type="float" office:value="0.00000999999974738">
                <text:p>0.0000099999997473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1.564993792">
                <text:p>11.564993792</text:p>
              </table:table-cell>
              <table:table-cell office:value-type="float" office:value="0.0288999993354">
                <text:p>0.0288999993354</text:p>
              </table:table-cell>
              <table:table-cell office:value-type="float" office:value="0.0059299999848">
                <text:p>0.0059299999848</text:p>
              </table:table-cell>
              <table:table-cell office:value-type="float" office:value="0.0283300001174">
                <text:p>0.0283300001174</text:p>
              </table:table-cell>
              <table:table-cell office:value-type="float" office:value="0.0000199999994948">
                <text:p>0.000019999999494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1.620150016">
                <text:p>11.620150016</text:p>
              </table:table-cell>
              <table:table-cell office:value-type="float" office:value="0.0294000003487">
                <text:p>0.0294000003487</text:p>
              </table:table-cell>
              <table:table-cell office:value-type="float" office:value="0.00652999989688">
                <text:p>0.00652999989688</text:p>
              </table:table-cell>
              <table:table-cell office:value-type="float" office:value="0.028710000217">
                <text:p>0.028710000217</text:p>
              </table:table-cell>
              <table:table-cell office:value-type="float" office:value="-0.00000999999974738">
                <text:p>-0.0000099999997473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1.673615872">
                <text:p>11.673615872</text:p>
              </table:table-cell>
              <table:table-cell office:value-type="float" office:value="0.0258000008762">
                <text:p>0.0258000008762</text:p>
              </table:table-cell>
              <table:table-cell office:value-type="float" office:value="0.00669999979436">
                <text:p>0.00669999979436</text:p>
              </table:table-cell>
              <table:table-cell office:value-type="float" office:value="0.0248700007796">
                <text:p>0.0248700007796</text:p>
              </table:table-cell>
              <table:table-cell office:value-type="float" office:value="0.00000999999974738">
                <text:p>0.0000099999997473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1.77659904">
                <text:p>11.77659904</text:p>
              </table:table-cell>
              <table:table-cell office:value-type="float" office:value="0.024299999699">
                <text:p>0.024299999699</text:p>
              </table:table-cell>
              <table:table-cell office:value-type="float" office:value="0.00718999980018">
                <text:p>0.00718999980018</text:p>
              </table:table-cell>
              <table:table-cell office:value-type="float" office:value="0.0232299994677">
                <text:p>0.0232299994677</text:p>
              </table:table-cell>
              <table:table-cell office:value-type="float" office:value="0.0000199999994948">
                <text:p>0.000019999999494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1.830528768">
                <text:p>11.830528768</text:p>
              </table:table-cell>
              <table:table-cell office:value-type="float" office:value="0.0228000003844">
                <text:p>0.0228000003844</text:p>
              </table:table-cell>
              <table:table-cell office:value-type="float" office:value="0.00737999984995">
                <text:p>0.00737999984995</text:p>
              </table:table-cell>
              <table:table-cell office:value-type="float" office:value="0.0216000005603">
                <text:p>0.0216000005603</text:p>
              </table:table-cell>
              <table:table-cell office:value-type="float" office:value="-0.00000999999974738">
                <text:p>-0.0000099999997473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1.885223936">
                <text:p>11.885223936</text:p>
              </table:table-cell>
              <table:table-cell office:value-type="float" office:value="0.023199999705">
                <text:p>0.023199999705</text:p>
              </table:table-cell>
              <table:table-cell office:value-type="float" office:value="0.0085199996829">
                <text:p>0.0085199996829</text:p>
              </table:table-cell>
              <table:table-cell office:value-type="float" office:value="0.0216000005603">
                <text:p>0.0216000005603</text:p>
              </table:table-cell>
              <table:table-cell office:value-type="float" office:value="0.00000999999974738">
                <text:p>0.0000099999997473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1.939002112">
                <text:p>11.939002112</text:p>
              </table:table-cell>
              <table:table-cell office:value-type="float" office:value="0.0236000008881">
                <text:p>0.0236000008881</text:p>
              </table:table-cell>
              <table:table-cell office:value-type="float" office:value="0.00989999994636">
                <text:p>0.00989999994636</text:p>
              </table:table-cell>
              <table:table-cell office:value-type="float" office:value="0.0214000009">
                <text:p>0.0214000009</text:p>
              </table:table-cell>
              <table:table-cell office:value-type="float" office:value="-0.0000399999989895">
                <text:p>-0.000039999998989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1.99119104">
                <text:p>11.99119104</text:p>
              </table:table-cell>
              <table:table-cell office:value-type="float" office:value="0.0247000008821">
                <text:p>0.0247000008821</text:p>
              </table:table-cell>
              <table:table-cell office:value-type="float" office:value="0.0107100000605">
                <text:p>0.0107100000605</text:p>
              </table:table-cell>
              <table:table-cell office:value-type="float" office:value="0.0222999993712">
                <text:p>0.0222999993712</text:p>
              </table:table-cell>
              <table:table-cell office:value-type="float" office:value="-0.00000999999974738">
                <text:p>-0.0000099999997473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2.095187968">
                <text:p>12.095187968</text:p>
              </table:table-cell>
              <table:table-cell office:value-type="float" office:value="0.0263999998569">
                <text:p>0.0263999998569</text:p>
              </table:table-cell>
              <table:table-cell office:value-type="float" office:value="0.0123800002038">
                <text:p>0.0123800002038</text:p>
              </table:table-cell>
              <table:table-cell office:value-type="float" office:value="0.0233200006187">
                <text:p>0.0233200006187</text:p>
              </table:table-cell>
              <table:table-cell office:value-type="float" office:value="-0.00000999999974738">
                <text:p>-0.00000999999974738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2.148209664">
                <text:p>12.148209664</text:p>
              </table:table-cell>
              <table:table-cell office:value-type="float" office:value="0.0254999995232">
                <text:p>0.0254999995232</text:p>
              </table:table-cell>
              <table:table-cell office:value-type="float" office:value="0.0124099999666">
                <text:p>0.0124099999666</text:p>
              </table:table-cell>
              <table:table-cell office:value-type="float" office:value="0.0222399998456">
                <text:p>0.0222399998456</text:p>
              </table:table-cell>
              <table:table-cell office:value-type="float" office:value="-0.0000299999992421">
                <text:p>-0.000029999999242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2.201075968">
                <text:p>12.201075968</text:p>
              </table:table-cell>
              <table:table-cell office:value-type="float" office:value="0.0255999993533">
                <text:p>0.0255999993533</text:p>
              </table:table-cell>
              <table:table-cell office:value-type="float" office:value="0.0127999996766">
                <text:p>0.0127999996766</text:p>
              </table:table-cell>
              <table:table-cell office:value-type="float" office:value="0.0222200006247">
                <text:p>0.0222200006247</text:p>
              </table:table-cell>
              <table:table-cell office:value-type="float" office:value="-0.00000999999974738">
                <text:p>-0.00000999999974738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2.254656">
                <text:p>12.254656</text:p>
              </table:table-cell>
              <table:table-cell office:value-type="float" office:value="0.0267999991775">
                <text:p>0.0267999991775</text:p>
              </table:table-cell>
              <table:table-cell office:value-type="float" office:value="0.0135899996385">
                <text:p>0.0135899996385</text:p>
              </table:table-cell>
              <table:table-cell office:value-type="float" office:value="0.0231400001794">
                <text:p>0.02314000017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2.359552">
                <text:p>12.359552</text:p>
              </table:table-cell>
              <table:table-cell office:value-type="float" office:value="0.0269000008702">
                <text:p>0.0269000008702</text:p>
              </table:table-cell>
              <table:table-cell office:value-type="float" office:value="0.0140899997205">
                <text:p>0.0140899997205</text:p>
              </table:table-cell>
              <table:table-cell office:value-type="float" office:value="0.0229599997401">
                <text:p>0.0229599997401</text:p>
              </table:table-cell>
              <table:table-cell office:value-type="float" office:value="-0.00000999999974738">
                <text:p>-0.00000999999974738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2.4133632">
                <text:p>12.4133632</text:p>
              </table:table-cell>
              <table:table-cell office:value-type="float" office:value="0.0273000001907">
                <text:p>0.0273000001907</text:p>
              </table:table-cell>
              <table:table-cell office:value-type="float" office:value="0.0148200001568">
                <text:p>0.0148200001568</text:p>
              </table:table-cell>
              <table:table-cell office:value-type="float" office:value="0.0229700002819">
                <text:p>0.0229700002819</text:p>
              </table:table-cell>
              <table:table-cell office:value-type="float" office:value="-0.0000299999992421">
                <text:p>-0.000029999999242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2.466326016">
                <text:p>12.466326016</text:p>
              </table:table-cell>
              <table:table-cell office:value-type="float" office:value="0.0276999995112">
                <text:p>0.0276999995112</text:p>
              </table:table-cell>
              <table:table-cell office:value-type="float" office:value="0.0150300003588">
                <text:p>0.0150300003588</text:p>
              </table:table-cell>
              <table:table-cell office:value-type="float" office:value="0.0232200007886">
                <text:p>0.0232200007886</text:p>
              </table:table-cell>
              <table:table-cell office:value-type="float" office:value="0.0000199999994948">
                <text:p>0.000019999999494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2.570316032">
                <text:p>12.570316032</text:p>
              </table:table-cell>
              <table:table-cell office:value-type="float" office:value="0.0250000003725">
                <text:p>0.0250000003725</text:p>
              </table:table-cell>
              <table:table-cell office:value-type="float" office:value="0.0143799996004">
                <text:p>0.0143799996004</text:p>
              </table:table-cell>
              <table:table-cell office:value-type="float" office:value="0.0204600002617">
                <text:p>0.0204600002617</text:p>
              </table:table-cell>
              <table:table-cell office:value-type="float" office:value="-0.0000499999987369">
                <text:p>-0.0000499999987369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2.623875072">
                <text:p>12.623875072</text:p>
              </table:table-cell>
              <table:table-cell office:value-type="float" office:value="0.0229000002146">
                <text:p>0.0229000002146</text:p>
              </table:table-cell>
              <table:table-cell office:value-type="float" office:value="0.0131999999285">
                <text:p>0.0131999999285</text:p>
              </table:table-cell>
              <table:table-cell office:value-type="float" office:value="0.0187199991196">
                <text:p>0.0187199991196</text:p>
              </table:table-cell>
              <table:table-cell office:value-type="float" office:value="0.0000299999992421">
                <text:p>0.000029999999242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2.678220032">
                <text:p>12.678220032</text:p>
              </table:table-cell>
              <table:table-cell office:value-type="float" office:value="0.0217000003904">
                <text:p>0.0217000003904</text:p>
              </table:table-cell>
              <table:table-cell office:value-type="float" office:value="0.0127400001511">
                <text:p>0.0127400001511</text:p>
              </table:table-cell>
              <table:table-cell office:value-type="float" office:value="0.0175999999046">
                <text:p>0.0175999999046</text:p>
              </table:table-cell>
              <table:table-cell office:value-type="float" office:value="0.0000199999994948">
                <text:p>0.0000199999994948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2.732308736">
                <text:p>12.732308736</text:p>
              </table:table-cell>
              <table:table-cell office:value-type="float" office:value="0.0190999992192">
                <text:p>0.0190999992192</text:p>
              </table:table-cell>
              <table:table-cell office:value-type="float" office:value="0.0112800002098">
                <text:p>0.0112800002098</text:p>
              </table:table-cell>
              <table:table-cell office:value-type="float" office:value="0.0153900003061">
                <text:p>0.0153900003061</text:p>
              </table:table-cell>
              <table:table-cell office:value-type="float" office:value="0.0000199999994948">
                <text:p>0.0000199999994948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2.784427008">
                <text:p>12.784427008</text:p>
              </table:table-cell>
              <table:table-cell office:value-type="float" office:value="0.0190999992192">
                <text:p>0.0190999992192</text:p>
              </table:table-cell>
              <table:table-cell office:value-type="float" office:value="0.0113099999726">
                <text:p>0.0113099999726</text:p>
              </table:table-cell>
              <table:table-cell office:value-type="float" office:value="0.0154100004584">
                <text:p>0.0154100004584</text:p>
              </table:table-cell>
              <table:table-cell office:value-type="float" office:value="0.0000199999994948">
                <text:p>0.0000199999994948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2.840759808">
                <text:p>12.840759808</text:p>
              </table:table-cell>
              <table:table-cell office:value-type="float" office:value="0.0185000002384">
                <text:p>0.0185000002384</text:p>
              </table:table-cell>
              <table:table-cell office:value-type="float" office:value="0.0109999999404">
                <text:p>0.0109999999404</text:p>
              </table:table-cell>
              <table:table-cell office:value-type="float" office:value="0.0149299995974">
                <text:p>0.0149299995974</text:p>
              </table:table-cell>
              <table:table-cell office:value-type="float" office:value="0.00000999999974738">
                <text:p>0.00000999999974738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2.895089664">
                <text:p>12.895089664</text:p>
              </table:table-cell>
              <table:table-cell office:value-type="float" office:value="0.0174000002444">
                <text:p>0.0174000002444</text:p>
              </table:table-cell>
              <table:table-cell office:value-type="float" office:value="0.0103399995714">
                <text:p>0.0103399995714</text:p>
              </table:table-cell>
              <table:table-cell office:value-type="float" office:value="0.0140399998054">
                <text:p>0.0140399998054</text:p>
              </table:table-cell>
              <table:table-cell office:value-type="float" office:value="-0.00000999999974738">
                <text:p>-0.00000999999974738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2.94910208">
                <text:p>12.94910208</text:p>
              </table:table-cell>
              <table:table-cell office:value-type="float" office:value="0.0166999995708">
                <text:p>0.0166999995708</text:p>
              </table:table-cell>
              <table:table-cell office:value-type="float" office:value="0.00951999984682">
                <text:p>0.00951999984682</text:p>
              </table:table-cell>
              <table:table-cell office:value-type="float" office:value="0.0137200001627">
                <text:p>0.0137200001627</text:p>
              </table:table-cell>
              <table:table-cell office:value-type="float" office:value="0.0000199999994948">
                <text:p>0.0000199999994948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3.002125824">
                <text:p>13.002125824</text:p>
              </table:table-cell>
              <table:table-cell office:value-type="float" office:value="0.0153999999166">
                <text:p>0.0153999999166</text:p>
              </table:table-cell>
              <table:table-cell office:value-type="float" office:value="0.00872000027448">
                <text:p>0.00872000027448</text:p>
              </table:table-cell>
              <table:table-cell office:value-type="float" office:value="0.0126700000837">
                <text:p>0.0126700000837</text:p>
              </table:table-cell>
              <table:table-cell office:value-type="float" office:value="0.0000199999994948">
                <text:p>0.0000199999994948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3.105381888">
                <text:p>13.105381888</text:p>
              </table:table-cell>
              <table:table-cell office:value-type="float" office:value="0.0147000001743">
                <text:p>0.0147000001743</text:p>
              </table:table-cell>
              <table:table-cell office:value-type="float" office:value="0.00779000017792">
                <text:p>0.00779000017792</text:p>
              </table:table-cell>
              <table:table-cell office:value-type="float" office:value="0.012480000034">
                <text:p>0.012480000034</text:p>
              </table:table-cell>
              <table:table-cell office:value-type="float" office:value="0.0000399999989895">
                <text:p>0.000039999998989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3.159174912">
                <text:p>13.159174912</text:p>
              </table:table-cell>
              <table:table-cell office:value-type="float" office:value="0.0129000004381">
                <text:p>0.0129000004381</text:p>
              </table:table-cell>
              <table:table-cell office:value-type="float" office:value="0.00640999991447">
                <text:p>0.00640999991447</text:p>
              </table:table-cell>
              <table:table-cell office:value-type="float" office:value="0.0112100001425">
                <text:p>0.0112100001425</text:p>
              </table:table-cell>
              <table:table-cell office:value-type="float" office:value="0.0000199999994948">
                <text:p>0.0000199999994948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3.212942592">
                <text:p>13.212942592</text:p>
              </table:table-cell>
              <table:table-cell office:value-type="float" office:value="0.0122999995947">
                <text:p>0.0122999995947</text:p>
              </table:table-cell>
              <table:table-cell office:value-type="float" office:value="0.00551000004634">
                <text:p>0.00551000004634</text:p>
              </table:table-cell>
              <table:table-cell office:value-type="float" office:value="0.0109500000253">
                <text:p>0.0109500000253</text:p>
              </table:table-cell>
              <table:table-cell office:value-type="float" office:value="0.00000999999974738">
                <text:p>0.00000999999974738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3.264239872">
                <text:p>13.264239872</text:p>
              </table:table-cell>
              <table:table-cell office:value-type="float" office:value="0.0116999996826">
                <text:p>0.0116999996826</text:p>
              </table:table-cell>
              <table:table-cell office:value-type="float" office:value="0.0046999999322">
                <text:p>0.0046999999322</text:p>
              </table:table-cell>
              <table:table-cell office:value-type="float" office:value="0.01070000045">
                <text:p>0.0107000004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3.368370688">
                <text:p>13.368370688</text:p>
              </table:table-cell>
              <table:table-cell office:value-type="float" office:value="0.0265999995172">
                <text:p>0.0265999995172</text:p>
              </table:table-cell>
              <table:table-cell office:value-type="float" office:value="0.00554999988526">
                <text:p>0.00554999988526</text:p>
              </table:table-cell>
              <table:table-cell office:value-type="float" office:value="0.0260199997574">
                <text:p>0.0260199997574</text:p>
              </table:table-cell>
              <table:table-cell office:value-type="float" office:value="-0.0000299999992421">
                <text:p>-0.000029999999242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3.423224832">
                <text:p>13.423224832</text:p>
              </table:table-cell>
              <table:table-cell office:value-type="float" office:value="0.0351000018418">
                <text:p>0.0351000018418</text:p>
              </table:table-cell>
              <table:table-cell office:value-type="float" office:value="0.00591999990866">
                <text:p>0.00591999990866</text:p>
              </table:table-cell>
              <table:table-cell office:value-type="float" office:value="0.0346399992704">
                <text:p>0.0346399992704</text:p>
              </table:table-cell>
              <table:table-cell office:value-type="float" office:value="-0.00000999999974738">
                <text:p>-0.00000999999974738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3.476154112">
                <text:p>13.476154112</text:p>
              </table:table-cell>
              <table:table-cell office:value-type="float" office:value="0.0439000017941">
                <text:p>0.0439000017941</text:p>
              </table:table-cell>
              <table:table-cell office:value-type="float" office:value="0.00628999993205">
                <text:p>0.00628999993205</text:p>
              </table:table-cell>
              <table:table-cell office:value-type="float" office:value="0.0434699989855">
                <text:p>0.0434699989855</text:p>
              </table:table-cell>
              <table:table-cell office:value-type="float" office:value="-0.0000199999994948">
                <text:p>-0.0000199999994948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3.530056704">
                <text:p>13.530056704</text:p>
              </table:table-cell>
              <table:table-cell office:value-type="float" office:value="0.0516999997199">
                <text:p>0.0516999997199</text:p>
              </table:table-cell>
              <table:table-cell office:value-type="float" office:value="0.00677999993786">
                <text:p>0.00677999993786</text:p>
              </table:table-cell>
              <table:table-cell office:value-type="float" office:value="0.0512900017202">
                <text:p>0.0512900017202</text:p>
              </table:table-cell>
              <table:table-cell office:value-type="float" office:value="-0.00000999999974738">
                <text:p>-0.00000999999974738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3.585903872">
                <text:p>13.585903872</text:p>
              </table:table-cell>
              <table:table-cell office:value-type="float" office:value="0.0520000010729">
                <text:p>0.0520000010729</text:p>
              </table:table-cell>
              <table:table-cell office:value-type="float" office:value="0.0064400001429">
                <text:p>0.0064400001429</text:p>
              </table:table-cell>
              <table:table-cell office:value-type="float" office:value="0.0516400001943">
                <text:p>0.0516400001943</text:p>
              </table:table-cell>
              <table:table-cell office:value-type="float" office:value="-0.00000999999974738">
                <text:p>-0.00000999999974738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3.640047872">
                <text:p>13.640047872</text:p>
              </table:table-cell>
              <table:table-cell office:value-type="float" office:value="0.0520999990404">
                <text:p>0.0520999990404</text:p>
              </table:table-cell>
              <table:table-cell office:value-type="float" office:value="0.00610999995843">
                <text:p>0.00610999995843</text:p>
              </table:table-cell>
              <table:table-cell office:value-type="float" office:value="0.051709998399">
                <text:p>0.051709998399</text:p>
              </table:table-cell>
              <table:table-cell office:value-type="float" office:value="0.00000999999974738">
                <text:p>0.00000999999974738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3.694115072">
                <text:p>13.694115072</text:p>
              </table:table-cell>
              <table:table-cell office:value-type="float" office:value="0.0540000014007">
                <text:p>0.0540000014007</text:p>
              </table:table-cell>
              <table:table-cell office:value-type="float" office:value="0.00582000007853">
                <text:p>0.00582000007853</text:p>
              </table:table-cell>
              <table:table-cell office:value-type="float" office:value="0.0537099987268">
                <text:p>0.05370999872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3.746970112">
                <text:p>13.746970112</text:p>
              </table:table-cell>
              <table:table-cell office:value-type="float" office:value="0.0533000007272">
                <text:p>0.0533000007272</text:p>
              </table:table-cell>
              <table:table-cell office:value-type="float" office:value="0.0055800001137">
                <text:p>0.0055800001137</text:p>
              </table:table-cell>
              <table:table-cell office:value-type="float" office:value="0.0530200004578">
                <text:p>0.0530200004578</text:p>
              </table:table-cell>
              <table:table-cell office:value-type="float" office:value="0.0000199999994948">
                <text:p>0.0000199999994948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3.85135104">
                <text:p>13.85135104</text:p>
              </table:table-cell>
              <table:table-cell office:value-type="float" office:value="0.0478999987245">
                <text:p>0.0478999987245</text:p>
              </table:table-cell>
              <table:table-cell office:value-type="float" office:value="0.00490000005811">
                <text:p>0.00490000005811</text:p>
              </table:table-cell>
              <table:table-cell office:value-type="float" office:value="0.0476600006223">
                <text:p>0.0476600006223</text:p>
              </table:table-cell>
              <table:table-cell office:value-type="float" office:value="0.00000999999974738">
                <text:p>0.00000999999974738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3.903415808">
                <text:p>13.903415808</text:p>
              </table:table-cell>
              <table:table-cell office:value-type="float" office:value="0.0467000007629">
                <text:p>0.0467000007629</text:p>
              </table:table-cell>
              <table:table-cell office:value-type="float" office:value="0.00471000000834">
                <text:p>0.00471000000834</text:p>
              </table:table-cell>
              <table:table-cell office:value-type="float" office:value="0.0464800000191">
                <text:p>0.0464800000191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3.957620736">
                <text:p>13.957620736</text:p>
              </table:table-cell>
              <table:table-cell office:value-type="float" office:value="0.0326000005007">
                <text:p>0.0326000005007</text:p>
              </table:table-cell>
              <table:table-cell office:value-type="float" office:value="0.00331999990158">
                <text:p>0.00331999990158</text:p>
              </table:table-cell>
              <table:table-cell office:value-type="float" office:value="0.0324399992824">
                <text:p>0.0324399992824</text:p>
              </table:table-cell>
              <table:table-cell office:value-type="float" office:value="0.0000199999994948">
                <text:p>0.0000199999994948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4.011510016">
                <text:p>14.011510016</text:p>
              </table:table-cell>
              <table:table-cell office:value-type="float" office:value="0.0222999993712">
                <text:p>0.0222999993712</text:p>
              </table:table-cell>
              <table:table-cell office:value-type="float" office:value="0.00224999990314">
                <text:p>0.00224999990314</text:p>
              </table:table-cell>
              <table:table-cell office:value-type="float" office:value="0.0221900008619">
                <text:p>0.0221900008619</text:p>
              </table:table-cell>
              <table:table-cell office:value-type="float" office:value="0.0000199999994948">
                <text:p>0.0000199999994948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4.065705728">
                <text:p>14.065705728</text:p>
              </table:table-cell>
              <table:table-cell office:value-type="float" office:value="0.0118000004441">
                <text:p>0.0118000004441</text:p>
              </table:table-cell>
              <table:table-cell office:value-type="float" office:value="0.00115999998525">
                <text:p>0.00115999998525</text:p>
              </table:table-cell>
              <table:table-cell office:value-type="float" office:value="0.0117399999872">
                <text:p>0.0117399999872</text:p>
              </table:table-cell>
              <table:table-cell office:value-type="float" office:value="0.00000999999974738">
                <text:p>0.00000999999974738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4.120013312">
                <text:p>14.120013312</text:p>
              </table:table-cell>
              <table:table-cell office:value-type="float" office:value="0.00279999990016">
                <text:p>0.00279999990016</text:p>
              </table:table-cell>
              <table:table-cell office:value-type="float" office:value="0.000199999994948">
                <text:p>0.000199999994948</text:p>
              </table:table-cell>
              <table:table-cell office:value-type="float" office:value="0.0027499999851">
                <text:p>0.0027499999851</text:p>
              </table:table-cell>
              <table:table-cell office:value-type="float" office:value="0.0000199999994948">
                <text:p>0.0000199999994948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4.174157056">
                <text:p>14.174157056</text:p>
              </table:table-cell>
              <table:table-cell office:value-type="float" office:value="0.000600000028498">
                <text:p>0.000600000028498</text:p>
              </table:table-cell>
              <table:table-cell office:value-type="float" office:value="-0.0000199999994948">
                <text:p>-0.0000199999994948</text:p>
              </table:table-cell>
              <table:table-cell office:value-type="float" office:value="0.000630000024103">
                <text:p>0.000630000024103</text:p>
              </table:table-cell>
              <table:table-cell office:value-type="float" office:value="-0.00000999999974738">
                <text:p>-0.00000999999974738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4.228356096">
                <text:p>14.228356096</text:p>
              </table:table-cell>
              <table:table-cell office:value-type="float" office:value="0.0000999999974738">
                <text:p>0.0000999999974738</text:p>
              </table:table-cell>
              <table:table-cell office:value-type="float" office:value="-0.0000499999987369">
                <text:p>-0.0000499999987369</text:p>
              </table:table-cell>
              <table:table-cell office:value-type="float" office:value="-0.0000599999984843">
                <text:p>-0.0000599999984843</text:p>
              </table:table-cell>
              <table:table-cell office:value-type="float" office:value="-0.0000199999994948">
                <text:p>-0.0000199999994948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4.280454912">
                <text:p>14.280454912</text:p>
              </table:table-cell>
              <table:table-cell office:value-type="float" office:value="0.0000999999974738">
                <text:p>0.0000999999974738</text:p>
              </table:table-cell>
              <table:table-cell office:value-type="float" office:value="-0.0000599999984843">
                <text:p>-0.0000599999984843</text:p>
              </table:table-cell>
              <table:table-cell office:value-type="float" office:value="-0.0000599999984843">
                <text:p>-0.0000599999984843</text:p>
              </table:table-cell>
              <table:table-cell office:value-type="float" office:value="-0.00000999999974738">
                <text:p>-0.00000999999974738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4.333056">
                <text:p>14.333056</text:p>
              </table:table-cell>
              <table:table-cell office:value-type="float" office:value="0.0000999999974738">
                <text:p>0.0000999999974738</text:p>
              </table:table-cell>
              <table:table-cell office:value-type="float" office:value="-0.0000399999989895">
                <text:p>-0.0000399999989895</text:p>
              </table:table-cell>
              <table:table-cell office:value-type="float" office:value="-0.0000499999987369">
                <text:p>-0.0000499999987369</text:p>
              </table:table-cell>
              <table:table-cell office:value-type="float" office:value="-0.0000199999994948">
                <text:p>-0.0000199999994948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4.38735616">
                <text:p>14.38735616</text:p>
              </table:table-cell>
              <table:table-cell office:value-type="float" office:value="0.0000999999974738">
                <text:p>0.0000999999974738</text:p>
              </table:table-cell>
              <table:table-cell office:value-type="float" office:value="-0.0000499999987369">
                <text:p>-0.0000499999987369</text:p>
              </table:table-cell>
              <table:table-cell office:value-type="float" office:value="-0.0000599999984843">
                <text:p>-0.0000599999984843</text:p>
              </table:table-cell>
              <table:table-cell office:value-type="float" office:value="-0.00000999999974738">
                <text:p>-0.00000999999974738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4.441635072">
                <text:p>14.441635072</text:p>
              </table:table-cell>
              <table:table-cell office:value-type="float" office:value="0.0000999999974738">
                <text:p>0.0000999999974738</text:p>
              </table:table-cell>
              <table:table-cell office:value-type="float" office:value="-0.000079999997979">
                <text:p>-0.000079999997979</text:p>
              </table:table-cell>
              <table:table-cell office:value-type="float" office:value="-0.0000499999987369">
                <text:p>-0.0000499999987369</text:p>
              </table:table-cell>
              <table:table-cell office:value-type="float" office:value="0.00000999999974738">
                <text:p>0.00000999999974738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4.495724032">
                <text:p>14.495724032</text:p>
              </table:table-cell>
              <table:table-cell office:value-type="float" office:value="0.0000999999974738">
                <text:p>0.0000999999974738</text:p>
              </table:table-cell>
              <table:table-cell office:value-type="float" office:value="-0.0000599999984843">
                <text:p>-0.0000599999984843</text:p>
              </table:table-cell>
              <table:table-cell office:value-type="float" office:value="-0.0000199999994948">
                <text:p>-0.0000199999994948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4.601390592">
                <text:p>14.601390592</text:p>
              </table:table-cell>
              <table:table-cell office:value-type="float" office:value="0.0000999999974738">
                <text:p>0.0000999999974738</text:p>
              </table:table-cell>
              <table:table-cell office:value-type="float" office:value="-0.0000499999987369">
                <text:p>-0.0000499999987369</text:p>
              </table:table-cell>
              <table:table-cell office:value-type="float" office:value="-0.0000399999989895">
                <text:p>-0.000039999998989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4.655079936">
                <text:p>14.655079936</text:p>
              </table:table-cell>
              <table:table-cell office:value-type="float" office:value="0.0000999999974738">
                <text:p>0.0000999999974738</text:p>
              </table:table-cell>
              <table:table-cell office:value-type="float" office:value="-0.0000399999989895">
                <text:p>-0.0000399999989895</text:p>
              </table:table-cell>
              <table:table-cell office:value-type="float" office:value="-0.0000499999987369">
                <text:p>-0.0000499999987369</text:p>
              </table:table-cell>
              <table:table-cell office:value-type="float" office:value="-0.00000999999974738">
                <text:p>-0.00000999999974738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4.708457216">
                <text:p>14.708457216</text:p>
              </table:table-cell>
              <table:table-cell office:value-type="float" office:value="0">
                <text:p>0</text:p>
              </table:table-cell>
              <table:table-cell office:value-type="float" office:value="-0.0000299999992421">
                <text:p>-0.0000299999992421</text:p>
              </table:table-cell>
              <table:table-cell office:value-type="float" office:value="-0.0000399999989895">
                <text:p>-0.0000399999989895</text:p>
              </table:table-cell>
              <table:table-cell office:value-type="float" office:value="-0.00000999999974738">
                <text:p>-0.00000999999974738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4.762589952">
                <text:p>14.762589952</text:p>
              </table:table-cell>
              <table:table-cell office:value-type="float" office:value="0.0000999999974738">
                <text:p>0.0000999999974738</text:p>
              </table:table-cell>
              <table:table-cell office:value-type="float" office:value="-0.0000499999987369">
                <text:p>-0.0000499999987369</text:p>
              </table:table-cell>
              <table:table-cell office:value-type="float" office:value="-0">
                <text:p>-0</text:p>
              </table:table-cell>
              <table:table-cell office:value-type="float" office:value="0.00000999999974738">
                <text:p>0.00000999999974738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4.815507968">
                <text:p>14.815507968</text:p>
              </table:table-cell>
              <table:table-cell office:value-type="float" office:value="0">
                <text:p>0</text:p>
              </table:table-cell>
              <table:table-cell office:value-type="float" office:value="-0.0000299999992421">
                <text:p>-0.0000299999992421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4.869706752">
                <text:p>14.869706752</text:p>
              </table:table-cell>
              <table:table-cell office:value-type="float" office:value="0">
                <text:p>0</text:p>
              </table:table-cell>
              <table:table-cell office:value-type="float" office:value="-0.00000999999974738">
                <text:p>-0.00000999999974738</text:p>
              </table:table-cell>
              <table:table-cell office:value-type="float" office:value="-0.0000299999992421">
                <text:p>-0.0000299999992421</text:p>
              </table:table-cell>
              <table:table-cell office:value-type="float" office:value="-0.00000999999974738">
                <text:p>-0.00000999999974738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4.924708608">
                <text:p>14.924708608</text:p>
              </table:table-cell>
              <table:table-cell office:value-type="float" office:value="0">
                <text:p>0</text:p>
              </table:table-cell>
              <table:table-cell office:value-type="float" office:value="-0.0000399999989895">
                <text:p>-0.0000399999989895</text:p>
              </table:table-cell>
              <table:table-cell office:value-type="float" office:value="0">
                <text:p>0</text:p>
              </table:table-cell>
              <table:table-cell office:value-type="float" office:value="0.00000999999974738">
                <text:p>0.00000999999974738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4.978684928">
                <text:p>14.978684928</text:p>
              </table:table-cell>
              <table:table-cell office:value-type="float" office:value="0">
                <text:p>0</text:p>
              </table:table-cell>
              <table:table-cell office:value-type="float" office:value="-0.0000199999994948">
                <text:p>-0.0000199999994948</text:p>
              </table:table-cell>
              <table:table-cell office:value-type="float" office:value="-0.0000199999994948">
                <text:p>-0.0000199999994948</text:p>
              </table:table-cell>
              <table:table-cell office:value-type="float" office:value="0.00000999999974738">
                <text:p>0.00000999999974738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5.032698112">
                <text:p>15.032698112</text:p>
              </table:table-cell>
              <table:table-cell office:value-type="float" office:value="0">
                <text:p>0</text:p>
              </table:table-cell>
              <table:table-cell office:value-type="float" office:value="0.00000999999974738">
                <text:p>0.00000999999974738</text:p>
              </table:table-cell>
              <table:table-cell office:value-type="float" office:value="0.00000999999974738">
                <text:p>0.00000999999974738</text:p>
              </table:table-cell>
              <table:table-cell office:value-type="float" office:value="-0.00000999999974738">
                <text:p>-0.00000999999974738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5.087485952">
                <text:p>15.087485952</text:p>
              </table:table-cell>
              <table:table-cell office:value-type="float" office:value="0">
                <text:p>0</text:p>
              </table:table-cell>
              <table:table-cell office:value-type="float" office:value="-0.0000199999994948">
                <text:p>-0.0000199999994948</text:p>
              </table:table-cell>
              <table:table-cell office:value-type="float" office:value="0.00000999999974738">
                <text:p>0.000009999999747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5.141820928">
                <text:p>15.141820928</text:p>
              </table:table-cell>
              <table:table-cell office:value-type="float" office:value="0">
                <text:p>0</text:p>
              </table:table-cell>
              <table:table-cell office:value-type="float" office:value="-0.0000199999994948">
                <text:p>-0.0000199999994948</text:p>
              </table:table-cell>
              <table:table-cell office:value-type="float" office:value="-0.00000999999974738">
                <text:p>-0.00000999999974738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5.19585792">
                <text:p>15.19585792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.0000199999994948">
                <text:p>0.00001999999949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5.250103296">
                <text:p>15.250103296</text:p>
              </table:table-cell>
              <table:table-cell office:value-type="float" office:value="0">
                <text:p>0</text:p>
              </table:table-cell>
              <table:table-cell office:value-type="float" office:value="-0.00000999999974738">
                <text:p>-0.00000999999974738</text:p>
              </table:table-cell>
              <table:table-cell office:value-type="float" office:value="0.00000999999974738">
                <text:p>0.00000999999974738</text:p>
              </table:table-cell>
              <table:table-cell office:value-type="float" office:value="0.00000999999974738">
                <text:p>0.00000999999974738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5.304199936">
                <text:p>15.304199936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-0.00000999999974738">
                <text:p>-0.000009999999747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5.608229888">
                <text:p>15.608229888</text:p>
              </table:table-cell>
              <table:table-cell office:value-type="float" office:value="0">
                <text:p>0</text:p>
              </table:table-cell>
              <table:table-cell office:value-type="float" office:value="-0.0000299999992421">
                <text:p>-0.0000299999992421</text:p>
              </table:table-cell>
              <table:table-cell office:value-type="float" office:value="0">
                <text:p>0</text:p>
              </table:table-cell>
              <table:table-cell office:value-type="float" office:value="0.00000999999974738">
                <text:p>0.00000999999974738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5.66252288">
                <text:p>15.66252288</text:p>
              </table:table-cell>
              <table:table-cell office:value-type="float" office:value="0">
                <text:p>0</text:p>
              </table:table-cell>
              <table:table-cell office:value-type="float" office:value="-0.0000199999994948">
                <text:p>-0.0000199999994948</text:p>
              </table:table-cell>
              <table:table-cell office:value-type="float" office:value="0.0000199999994948">
                <text:p>0.00001999999949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5.716711936">
                <text:p>15.716711936</text:p>
              </table:table-cell>
              <table:table-cell office:value-type="float" office:value="0">
                <text:p>0</text:p>
              </table:table-cell>
              <table:table-cell office:value-type="float" office:value="-0.0000199999994948">
                <text:p>-0.0000199999994948</text:p>
              </table:table-cell>
              <table:table-cell office:value-type="float" office:value="0.0000199999994948">
                <text:p>0.0000199999994948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5.770759936">
                <text:p>15.770759936</text:p>
              </table:table-cell>
              <table:table-cell office:value-type="float" office:value="0">
                <text:p>0</text:p>
              </table:table-cell>
              <table:table-cell office:value-type="float" office:value="-0.0000199999994948">
                <text:p>-0.0000199999994948</text:p>
              </table:table-cell>
              <table:table-cell office:value-type="float" office:value="0.00000999999974738">
                <text:p>0.00000999999974738</text:p>
              </table:table-cell>
              <table:table-cell office:value-type="float" office:value="-0.00000999999974738">
                <text:p>-0.00000999999974738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5.82377472">
                <text:p>15.823774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00999999974738">
                <text:p>0.00000999999974738</text:p>
              </table:table-cell>
              <table:table-cell office:value-type="float" office:value="-0.00000999999974738">
                <text:p>-0.00000999999974738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5.877677056">
                <text:p>15.877677056</text:p>
              </table:table-cell>
              <table:table-cell office:value-type="float" office:value="0">
                <text:p>0</text:p>
              </table:table-cell>
              <table:table-cell office:value-type="float" office:value="-0.0000299999992421">
                <text:p>-0.0000299999992421</text:p>
              </table:table-cell>
              <table:table-cell office:value-type="float" office:value="0.00000999999974738">
                <text:p>0.000009999999747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5.932719104">
                <text:p>15.932719104</text:p>
              </table:table-cell>
              <table:table-cell office:value-type="float" office:value="0">
                <text:p>0</text:p>
              </table:table-cell>
              <table:table-cell office:value-type="float" office:value="-0.0000199999994948">
                <text:p>-0.0000199999994948</text:p>
              </table:table-cell>
              <table:table-cell office:value-type="float" office:value="0.0000299999992421">
                <text:p>0.00002999999924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5.986633728">
                <text:p>15.986633728</text:p>
              </table:table-cell>
              <table:table-cell office:value-type="float" office:value="0">
                <text:p>0</text:p>
              </table:table-cell>
              <table:table-cell office:value-type="float" office:value="-0.0000299999992421">
                <text:p>-0.0000299999992421</text:p>
              </table:table-cell>
              <table:table-cell office:value-type="float" office:value="0.0000199999994948">
                <text:p>0.00001999999949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6.041094912">
                <text:p>16.041094912</text:p>
              </table:table-cell>
              <table:table-cell office:value-type="float" office:value="0">
                <text:p>0</text:p>
              </table:table-cell>
              <table:table-cell office:value-type="float" office:value="-0.0000299999992421">
                <text:p>-0.0000299999992421</text:p>
              </table:table-cell>
              <table:table-cell office:value-type="float" office:value="0.0000299999992421">
                <text:p>0.0000299999992421</text:p>
              </table:table-cell>
              <table:table-cell office:value-type="float" office:value="0.00000999999974738">
                <text:p>0.00000999999974738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6.094370816">
                <text:p>16.094370816</text:p>
              </table:table-cell>
              <table:table-cell office:value-type="float" office:value="0">
                <text:p>0</text:p>
              </table:table-cell>
              <table:table-cell office:value-type="float" office:value="-0.00000999999974738">
                <text:p>-0.00000999999974738</text:p>
              </table:table-cell>
              <table:table-cell office:value-type="float" office:value="0.0000299999992421">
                <text:p>0.0000299999992421</text:p>
              </table:table-cell>
              <table:table-cell office:value-type="float" office:value="-0.00000999999974738">
                <text:p>-0.00000999999974738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6.14875392">
                <text:p>16.14875392</text:p>
              </table:table-cell>
              <table:table-cell office:value-type="float" office:value="0">
                <text:p>0</text:p>
              </table:table-cell>
              <table:table-cell office:value-type="float" office:value="0.0000199999994948">
                <text:p>0.0000199999994948</text:p>
              </table:table-cell>
              <table:table-cell office:value-type="float" office:value="0.00000999999974738">
                <text:p>0.00000999999974738</text:p>
              </table:table-cell>
              <table:table-cell office:value-type="float" office:value="-0.0000199999994948">
                <text:p>-0.0000199999994948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6.20288">
                <text:p>16.20288</text:p>
              </table:table-cell>
              <table:table-cell office:value-type="float" office:value="0">
                <text:p>0</text:p>
              </table:table-cell>
              <table:table-cell office:value-type="float" office:value="0.00000999999974738">
                <text:p>0.00000999999974738</text:p>
              </table:table-cell>
              <table:table-cell office:value-type="float" office:value="-0.0000199999994948">
                <text:p>-0.0000199999994948</text:p>
              </table:table-cell>
              <table:table-cell office:value-type="float" office:value="-0.00000999999974738">
                <text:p>-0.00000999999974738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6.257037824">
                <text:p>16.257037824</text:p>
              </table:table-cell>
              <table:table-cell office:value-type="float" office:value="0">
                <text:p>0</text:p>
              </table:table-cell>
              <table:table-cell office:value-type="float" office:value="0.00000999999974738">
                <text:p>0.000009999999747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6.311258112">
                <text:p>16.311258112</text:p>
              </table:table-cell>
              <table:table-cell office:value-type="float" office:value="0">
                <text:p>0</text:p>
              </table:table-cell>
              <table:table-cell office:value-type="float" office:value="-0.00000999999974738">
                <text:p>-0.00000999999974738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6.365345792">
                <text:p>16.365345792</text:p>
              </table:table-cell>
              <table:table-cell office:value-type="float" office:value="0.0000999999974738">
                <text:p>0.0000999999974738</text:p>
              </table:table-cell>
              <table:table-cell office:value-type="float" office:value="-0.0000499999987369">
                <text:p>-0.0000499999987369</text:p>
              </table:table-cell>
              <table:table-cell office:value-type="float" office:value="0.0000199999994948">
                <text:p>0.0000199999994948</text:p>
              </table:table-cell>
              <table:table-cell office:value-type="float" office:value="0.0000299999992421">
                <text:p>0.0000299999992421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6.418202112">
                <text:p>16.418202112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-0.0000199999994948">
                <text:p>-0.00001999999949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6.472160768">
                <text:p>16.472160768</text:p>
              </table:table-cell>
              <table:table-cell office:value-type="float" office:value="0">
                <text:p>0</text:p>
              </table:table-cell>
              <table:table-cell office:value-type="float" office:value="-0.0000199999994948">
                <text:p>-0.0000199999994948</text:p>
              </table:table-cell>
              <table:table-cell office:value-type="float" office:value="0.00000999999974738">
                <text:p>0.00000999999974738</text:p>
              </table:table-cell>
              <table:table-cell office:value-type="float" office:value="0.00000999999974738">
                <text:p>0.00000999999974738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6.527816704">
                <text:p>16.527816704</text:p>
              </table:table-cell>
              <table:table-cell office:value-type="float" office:value="0">
                <text:p>0</text:p>
              </table:table-cell>
              <table:table-cell office:value-type="float" office:value="-0.00000999999974738">
                <text:p>-0.00000999999974738</text:p>
              </table:table-cell>
              <table:table-cell office:value-type="float" office:value="-0.00000999999974738">
                <text:p>-0.00000999999974738</text:p>
              </table:table-cell>
              <table:table-cell office:value-type="float" office:value="0.00000999999974738">
                <text:p>0.00000999999974738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6.58273792">
                <text:p>16.58273792</text:p>
              </table:table-cell>
              <table:table-cell office:value-type="float" office:value="0">
                <text:p>0</text:p>
              </table:table-cell>
              <table:table-cell office:value-type="float" office:value="0.0000199999994948">
                <text:p>0.0000199999994948</text:p>
              </table:table-cell>
              <table:table-cell office:value-type="float" office:value="-0">
                <text:p>-0</text:p>
              </table:table-cell>
              <table:table-cell office:value-type="float" office:value="-0.00000999999974738">
                <text:p>-0.00000999999974738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6.636820736">
                <text:p>16.636820736</text:p>
              </table:table-cell>
              <table:table-cell office:value-type="float" office:value="0">
                <text:p>0</text:p>
              </table:table-cell>
              <table:table-cell office:value-type="float" office:value="-0.00000999999974738">
                <text:p>-0.00000999999974738</text:p>
              </table:table-cell>
              <table:table-cell office:value-type="float" office:value="0.00000999999974738">
                <text:p>0.00000999999974738</text:p>
              </table:table-cell>
              <table:table-cell office:value-type="float" office:value="0.00000999999974738">
                <text:p>0.00000999999974738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6.691175936">
                <text:p>16.691175936</text:p>
              </table:table-cell>
              <table:table-cell office:value-type="float" office:value="0">
                <text:p>0</text:p>
              </table:table-cell>
              <table:table-cell office:value-type="float" office:value="-0.00000999999974738">
                <text:p>-0.00000999999974738</text:p>
              </table:table-cell>
              <table:table-cell office:value-type="float" office:value="0">
                <text:p>0</text:p>
              </table:table-cell>
              <table:table-cell office:value-type="float" office:value="0.00000999999974738">
                <text:p>0.00000999999974738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6.746678016">
                <text:p>16.746678016</text:p>
              </table:table-cell>
              <table:table-cell office:value-type="float" office:value="0">
                <text:p>0</text:p>
              </table:table-cell>
              <table:table-cell office:value-type="float" office:value="-0.00000999999974738">
                <text:p>-0.00000999999974738</text:p>
              </table:table-cell>
              <table:table-cell office:value-type="float" office:value="0.0000199999994948">
                <text:p>0.0000199999994948</text:p>
              </table:table-cell>
              <table:table-cell office:value-type="float" office:value="0.00000999999974738">
                <text:p>0.00000999999974738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6.801166592">
                <text:p>16.801166592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6.854088704">
                <text:p>16.854088704</text:p>
              </table:table-cell>
              <table:table-cell office:value-type="float" office:value="0">
                <text:p>0</text:p>
              </table:table-cell>
              <table:table-cell office:value-type="float" office:value="0.00000999999974738">
                <text:p>0.00000999999974738</text:p>
              </table:table-cell>
              <table:table-cell office:value-type="float" office:value="0.00000999999974738">
                <text:p>0.00000999999974738</text:p>
              </table:table-cell>
              <table:table-cell office:value-type="float" office:value="-0.00000999999974738">
                <text:p>-0.00000999999974738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6.95805696">
                <text:p>16.95805696</text:p>
              </table:table-cell>
              <table:table-cell office:value-type="float" office:value="0">
                <text:p>0</text:p>
              </table:table-cell>
              <table:table-cell office:value-type="float" office:value="0.0000199999994948">
                <text:p>0.0000199999994948</text:p>
              </table:table-cell>
              <table:table-cell office:value-type="float" office:value="-0.00000999999974738">
                <text:p>-0.00000999999974738</text:p>
              </table:table-cell>
              <table:table-cell office:value-type="float" office:value="-0.00000999999974738">
                <text:p>-0.00000999999974738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7.012210688">
                <text:p>17.012210688</text:p>
              </table:table-cell>
              <table:table-cell office:value-type="float" office:value="0">
                <text:p>0</text:p>
              </table:table-cell>
              <table:table-cell office:value-type="float" office:value="0.00000999999974738">
                <text:p>0.00000999999974738</text:p>
              </table:table-cell>
              <table:table-cell office:value-type="float" office:value="0.00000999999974738">
                <text:p>0.00000999999974738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7.066213888">
                <text:p>17.066213888</text:p>
              </table:table-cell>
              <table:table-cell office:value-type="float" office:value="0">
                <text:p>0</text:p>
              </table:table-cell>
              <table:table-cell office:value-type="float" office:value="0.00000999999974738">
                <text:p>0.00000999999974738</text:p>
              </table:table-cell>
              <table:table-cell office:value-type="float" office:value="0">
                <text:p>0</text:p>
              </table:table-cell>
              <table:table-cell office:value-type="float" office:value="-0.00000999999974738">
                <text:p>-0.00000999999974738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7.120170752">
                <text:p>17.120170752</text:p>
              </table:table-cell>
              <table:table-cell office:value-type="float" office:value="0">
                <text:p>0</text:p>
              </table:table-cell>
              <table:table-cell office:value-type="float" office:value="0.0000199999994948">
                <text:p>0.0000199999994948</text:p>
              </table:table-cell>
              <table:table-cell office:value-type="float" office:value="-0">
                <text:p>-0</text:p>
              </table:table-cell>
              <table:table-cell office:value-type="float" office:value="-0.0000199999994948">
                <text:p>-0.0000199999994948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7.173762816">
                <text:p>17.173762816</text:p>
              </table:table-cell>
              <table:table-cell office:value-type="float" office:value="0">
                <text:p>0</text:p>
              </table:table-cell>
              <table:table-cell office:value-type="float" office:value="0.0000199999994948">
                <text:p>0.0000199999994948</text:p>
              </table:table-cell>
              <table:table-cell office:value-type="float" office:value="-0.0000199999994948">
                <text:p>-0.0000199999994948</text:p>
              </table:table-cell>
              <table:table-cell office:value-type="float" office:value="-0.00000999999974738">
                <text:p>-0.00000999999974738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7.229153792">
                <text:p>17.229153792</text:p>
              </table:table-cell>
              <table:table-cell office:value-type="float" office:value="0">
                <text:p>0</text:p>
              </table:table-cell>
              <table:table-cell office:value-type="float" office:value="0.00000999999974738">
                <text:p>0.00000999999974738</text:p>
              </table:table-cell>
              <table:table-cell office:value-type="float" office:value="-0.00000999999974738">
                <text:p>-0.00000999999974738</text:p>
              </table:table-cell>
              <table:table-cell office:value-type="float" office:value="-0.00000999999974738">
                <text:p>-0.00000999999974738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7.283813888">
                <text:p>17.283813888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-0.00000999999974738">
                <text:p>-0.000009999999747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7.338148096">
                <text:p>17.338148096</text:p>
              </table:table-cell>
              <table:table-cell office:value-type="float" office:value="0">
                <text:p>0</text:p>
              </table:table-cell>
              <table:table-cell office:value-type="float" office:value="-0.0000199999994948">
                <text:p>-0.0000199999994948</text:p>
              </table:table-cell>
              <table:table-cell office:value-type="float" office:value="-0">
                <text:p>-0</text:p>
              </table:table-cell>
              <table:table-cell office:value-type="float" office:value="0.00000999999974738">
                <text:p>0.00000999999974738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7.391401728">
                <text:p>17.391401728</text:p>
              </table:table-cell>
              <table:table-cell office:value-type="float" office:value="0">
                <text:p>0</text:p>
              </table:table-cell>
              <table:table-cell office:value-type="float" office:value="0.00000999999974738">
                <text:p>0.00000999999974738</text:p>
              </table:table-cell>
              <table:table-cell office:value-type="float" office:value="-0.00000999999974738">
                <text:p>-0.00000999999974738</text:p>
              </table:table-cell>
              <table:table-cell office:value-type="float" office:value="-0.00000999999974738">
                <text:p>-0.00000999999974738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7.44443392">
                <text:p>17.44443392</text:p>
              </table:table-cell>
              <table:table-cell office:value-type="float" office:value="0">
                <text:p>0</text:p>
              </table:table-cell>
              <table:table-cell office:value-type="float" office:value="-0.0000199999994948">
                <text:p>-0.0000199999994948</text:p>
              </table:table-cell>
              <table:table-cell office:value-type="float" office:value="0">
                <text:p>0</text:p>
              </table:table-cell>
              <table:table-cell office:value-type="float" office:value="0.00000999999974738">
                <text:p>0.00000999999974738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7.549502464">
                <text:p>17.549502464</text:p>
              </table:table-cell>
              <table:table-cell office:value-type="float" office:value="0">
                <text:p>0</text:p>
              </table:table-cell>
              <table:table-cell office:value-type="float" office:value="-0.0000199999994948">
                <text:p>-0.0000199999994948</text:p>
              </table:table-cell>
              <table:table-cell office:value-type="float" office:value="0.0000199999994948">
                <text:p>0.0000199999994948</text:p>
              </table:table-cell>
              <table:table-cell office:value-type="float" office:value="0.00000999999974738">
                <text:p>0.00000999999974738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7.603876608">
                <text:p>17.603876608</text:p>
              </table:table-cell>
              <table:table-cell office:value-type="float" office:value="0">
                <text:p>0</text:p>
              </table:table-cell>
              <table:table-cell office:value-type="float" office:value="0.00000999999974738">
                <text:p>0.00000999999974738</text:p>
              </table:table-cell>
              <table:table-cell office:value-type="float" office:value="0.00000999999974738">
                <text:p>0.00000999999974738</text:p>
              </table:table-cell>
              <table:table-cell office:value-type="float" office:value="-0.00000999999974738">
                <text:p>-0.00000999999974738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7.657856">
                <text:p>17.657856</text:p>
              </table:table-cell>
              <table:table-cell office:value-type="float" office:value="0">
                <text:p>0</text:p>
              </table:table-cell>
              <table:table-cell office:value-type="float" office:value="0.0000199999994948">
                <text:p>0.0000199999994948</text:p>
              </table:table-cell>
              <table:table-cell office:value-type="float" office:value="-0.00000999999974738">
                <text:p>-0.00000999999974738</text:p>
              </table:table-cell>
              <table:table-cell office:value-type="float" office:value="-0.0000199999994948">
                <text:p>-0.0000199999994948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7.709975808">
                <text:p>17.709975808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.00000999999974738">
                <text:p>0.00000999999974738</text:p>
              </table:table-cell>
              <table:table-cell office:value-type="float" office:value="0.00000999999974738">
                <text:p>0.00000999999974738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7.765413888">
                <text:p>17.765413888</text:p>
              </table:table-cell>
              <table:table-cell office:value-type="float" office:value="0.0000999999974738">
                <text:p>0.0000999999974738</text:p>
              </table:table-cell>
              <table:table-cell office:value-type="float" office:value="-0.0000399999989895">
                <text:p>-0.0000399999989895</text:p>
              </table:table-cell>
              <table:table-cell office:value-type="float" office:value="0.00000999999974738">
                <text:p>0.00000999999974738</text:p>
              </table:table-cell>
              <table:table-cell office:value-type="float" office:value="0.0000299999992421">
                <text:p>0.0000299999992421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7.819122688">
                <text:p>17.8191226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.0000199999994948">
                <text:p>-0.00001999999949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7.872932096">
                <text:p>17.872932096</text:p>
              </table:table-cell>
              <table:table-cell office:value-type="float" office:value="0">
                <text:p>0</text:p>
              </table:table-cell>
              <table:table-cell office:value-type="float" office:value="-0.0000199999994948">
                <text:p>-0.0000199999994948</text:p>
              </table:table-cell>
              <table:table-cell office:value-type="float" office:value="0.00000999999974738">
                <text:p>0.00000999999974738</text:p>
              </table:table-cell>
              <table:table-cell office:value-type="float" office:value="0.00000999999974738">
                <text:p>0.00000999999974738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7.928408832">
                <text:p>17.928408832</text:p>
              </table:table-cell>
              <table:table-cell office:value-type="float" office:value="0">
                <text:p>0</text:p>
              </table:table-cell>
              <table:table-cell office:value-type="float" office:value="0.00000999999974738">
                <text:p>0.00000999999974738</text:p>
              </table:table-cell>
              <table:table-cell office:value-type="float" office:value="-0">
                <text:p>-0</text:p>
              </table:table-cell>
              <table:table-cell office:value-type="float" office:value="-0.00000999999974738">
                <text:p>-0.00000999999974738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8.033594112">
                <text:p>18.033594112</text:p>
              </table:table-cell>
              <table:table-cell office:value-type="float" office:value="0">
                <text:p>0</text:p>
              </table:table-cell>
              <table:table-cell office:value-type="float" office:value="0.00000999999974738">
                <text:p>0.00000999999974738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8.087252736">
                <text:p>18.087252736</text:p>
              </table:table-cell>
              <table:table-cell office:value-type="float" office:value="0">
                <text:p>0</text:p>
              </table:table-cell>
              <table:table-cell office:value-type="float" office:value="0.00000999999974738">
                <text:p>0.00000999999974738</text:p>
              </table:table-cell>
              <table:table-cell office:value-type="float" office:value="-0.0000299999992421">
                <text:p>-0.0000299999992421</text:p>
              </table:table-cell>
              <table:table-cell office:value-type="float" office:value="-0.00000999999974738">
                <text:p>-0.00000999999974738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8.141458944">
                <text:p>18.141458944</text:p>
              </table:table-cell>
              <table:table-cell office:value-type="float" office:value="0">
                <text:p>0</text:p>
              </table:table-cell>
              <table:table-cell office:value-type="float" office:value="0.0000199999994948">
                <text:p>0.0000199999994948</text:p>
              </table:table-cell>
              <table:table-cell office:value-type="float" office:value="-0.00000999999974738">
                <text:p>-0.00000999999974738</text:p>
              </table:table-cell>
              <table:table-cell office:value-type="float" office:value="-0.0000199999994948">
                <text:p>-0.0000199999994948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8.1956608">
                <text:p>18.1956608</text:p>
              </table:table-cell>
              <table:table-cell office:value-type="float" office:value="0">
                <text:p>0</text:p>
              </table:table-cell>
              <table:table-cell office:value-type="float" office:value="-0.0000199999994948">
                <text:p>-0.0000199999994948</text:p>
              </table:table-cell>
              <table:table-cell office:value-type="float" office:value="0.00000999999974738">
                <text:p>0.00000999999974738</text:p>
              </table:table-cell>
              <table:table-cell office:value-type="float" office:value="0.00000999999974738">
                <text:p>0.00000999999974738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8.249968896">
                <text:p>18.249968896</text:p>
              </table:table-cell>
              <table:table-cell office:value-type="float" office:value="0">
                <text:p>0</text:p>
              </table:table-cell>
              <table:table-cell office:value-type="float" office:value="-0.00000999999974738">
                <text:p>-0.00000999999974738</text:p>
              </table:table-cell>
              <table:table-cell office:value-type="float" office:value="-0.00000999999974738">
                <text:p>-0.000009999999747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8.303480832">
                <text:p>18.303480832</text:p>
              </table:table-cell>
              <table:table-cell office:value-type="float" office:value="0">
                <text:p>0</text:p>
              </table:table-cell>
              <table:table-cell office:value-type="float" office:value="-0.0000299999992421">
                <text:p>-0.0000299999992421</text:p>
              </table:table-cell>
              <table:table-cell office:value-type="float" office:value="-0.00000999999974738">
                <text:p>-0.00000999999974738</text:p>
              </table:table-cell>
              <table:table-cell office:value-type="float" office:value="0.00000999999974738">
                <text:p>0.00000999999974738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8.35830016">
                <text:p>18.35830016</text:p>
              </table:table-cell>
              <table:table-cell office:value-type="float" office:value="0">
                <text:p>0</text:p>
              </table:table-cell>
              <table:table-cell office:value-type="float" office:value="0.0000199999994948">
                <text:p>0.0000199999994948</text:p>
              </table:table-cell>
              <table:table-cell office:value-type="float" office:value="-0.00000999999974738">
                <text:p>-0.00000999999974738</text:p>
              </table:table-cell>
              <table:table-cell office:value-type="float" office:value="-0.0000199999994948">
                <text:p>-0.0000199999994948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8.412790784">
                <text:p>18.412790784</text:p>
              </table:table-cell>
              <table:table-cell office:value-type="float" office:value="0">
                <text:p>0</text:p>
              </table:table-cell>
              <table:table-cell office:value-type="float" office:value="-0.00000999999974738">
                <text:p>-0.00000999999974738</text:p>
              </table:table-cell>
              <table:table-cell office:value-type="float" office:value="0.00000999999974738">
                <text:p>0.000009999999747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8.515159808">
                <text:p>18.515159808</text:p>
              </table:table-cell>
              <table:table-cell office:value-type="float" office:value="0">
                <text:p>0</text:p>
              </table:table-cell>
              <table:table-cell office:value-type="float" office:value="0.00000999999974738">
                <text:p>0.00000999999974738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8.566259968">
                <text:p>18.566259968</text:p>
              </table:table-cell>
              <table:table-cell office:value-type="float" office:value="0">
                <text:p>0</text:p>
              </table:table-cell>
              <table:table-cell office:value-type="float" office:value="0.00000999999974738">
                <text:p>0.00000999999974738</text:p>
              </table:table-cell>
              <table:table-cell office:value-type="float" office:value="-0.00000999999974738">
                <text:p>-0.00000999999974738</text:p>
              </table:table-cell>
              <table:table-cell office:value-type="float" office:value="-0.00000999999974738">
                <text:p>-0.00000999999974738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8.619789824">
                <text:p>18.619789824</text:p>
              </table:table-cell>
              <table:table-cell office:value-type="float" office:value="0">
                <text:p>0</text:p>
              </table:table-cell>
              <table:table-cell office:value-type="float" office:value="-0.0000199999994948">
                <text:p>-0.0000199999994948</text:p>
              </table:table-cell>
              <table:table-cell office:value-type="float" office:value="-0.00000999999974738">
                <text:p>-0.00000999999974738</text:p>
              </table:table-cell>
              <table:table-cell office:value-type="float" office:value="0.00000999999974738">
                <text:p>0.00000999999974738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8.675347968">
                <text:p>18.675347968</text:p>
              </table:table-cell>
              <table:table-cell office:value-type="float" office:value="0">
                <text:p>0</text:p>
              </table:table-cell>
              <table:table-cell office:value-type="float" office:value="-0.00000999999974738">
                <text:p>-0.00000999999974738</text:p>
              </table:table-cell>
              <table:table-cell office:value-type="float" office:value="0.00000999999974738">
                <text:p>0.00000999999974738</text:p>
              </table:table-cell>
              <table:table-cell office:value-type="float" office:value="0.00000999999974738">
                <text:p>0.00000999999974738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8.730740736">
                <text:p>18.730740736</text:p>
              </table:table-cell>
              <table:table-cell office:value-type="float" office:value="0">
                <text:p>0</text:p>
              </table:table-cell>
              <table:table-cell office:value-type="float" office:value="-0.00000999999974738">
                <text:p>-0.00000999999974738</text:p>
              </table:table-cell>
              <table:table-cell office:value-type="float" office:value="-0.00000999999974738">
                <text:p>-0.000009999999747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8.784948736">
                <text:p>18.784948736</text:p>
              </table:table-cell>
              <table:table-cell office:value-type="float" office:value="0">
                <text:p>0</text:p>
              </table:table-cell>
              <table:table-cell office:value-type="float" office:value="0.00000999999974738">
                <text:p>0.00000999999974738</text:p>
              </table:table-cell>
              <table:table-cell office:value-type="float" office:value="-0.00000999999974738">
                <text:p>-0.00000999999974738</text:p>
              </table:table-cell>
              <table:table-cell office:value-type="float" office:value="-0.00000999999974738">
                <text:p>-0.00000999999974738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8.840187904">
                <text:p>18.840187904</text:p>
              </table:table-cell>
              <table:table-cell office:value-type="float" office:value="0">
                <text:p>0</text:p>
              </table:table-cell>
              <table:table-cell office:value-type="float" office:value="0.00000999999974738">
                <text:p>0.00000999999974738</text:p>
              </table:table-cell>
              <table:table-cell office:value-type="float" office:value="0.0000199999994948">
                <text:p>0.0000199999994948</text:p>
              </table:table-cell>
              <table:table-cell office:value-type="float" office:value="-0.00000999999974738">
                <text:p>-0.00000999999974738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8.894282752">
                <text:p>18.894282752</text:p>
              </table:table-cell>
              <table:table-cell office:value-type="float" office:value="0">
                <text:p>0</text:p>
              </table:table-cell>
              <table:table-cell office:value-type="float" office:value="0.00000999999974738">
                <text:p>0.00000999999974738</text:p>
              </table:table-cell>
              <table:table-cell office:value-type="float" office:value="0.00000999999974738">
                <text:p>0.00000999999974738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8.948383744">
                <text:p>18.948383744</text:p>
              </table:table-cell>
              <table:table-cell office:value-type="float" office:value="0">
                <text:p>0</text:p>
              </table:table-cell>
              <table:table-cell office:value-type="float" office:value="-0.00000999999974738">
                <text:p>-0.00000999999974738</text:p>
              </table:table-cell>
              <table:table-cell office:value-type="float" office:value="0.0000399999989895">
                <text:p>0.0000399999989895</text:p>
              </table:table-cell>
              <table:table-cell office:value-type="float" office:value="0.0000199999994948">
                <text:p>0.0000199999994948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9.000950784">
                <text:p>19.000950784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-0.00000999999974738">
                <text:p>-0.00000999999974738</text:p>
              </table:table-cell>
              <table:table-cell office:value-type="float" office:value="0.00000999999974738">
                <text:p>0.00000999999974738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9.054146816">
                <text:p>19.054146816</text:p>
              </table:table-cell>
              <table:table-cell office:value-type="float" office:value="0">
                <text:p>0</text:p>
              </table:table-cell>
              <table:table-cell office:value-type="float" office:value="0.00000999999974738">
                <text:p>0.00000999999974738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9.107121664">
                <text:p>19.107121664</text:p>
              </table:table-cell>
              <table:table-cell office:value-type="float" office:value="0">
                <text:p>0</text:p>
              </table:table-cell>
              <table:table-cell office:value-type="float" office:value="-0.00000999999974738">
                <text:p>-0.000009999999747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9.159470592">
                <text:p>19.159470592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.00000999999974738">
                <text:p>0.00000999999974738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9.213285888">
                <text:p>19.213285888</text:p>
              </table:table-cell>
              <table:table-cell office:value-type="float" office:value="0">
                <text:p>0</text:p>
              </table:table-cell>
              <table:table-cell office:value-type="float" office:value="0.00000999999974738">
                <text:p>0.00000999999974738</text:p>
              </table:table-cell>
              <table:table-cell office:value-type="float" office:value="0.0000199999994948">
                <text:p>0.0000199999994948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9.267303168">
                <text:p>19.2673031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.00000999999974738">
                <text:p>0.00000999999974738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9.321370112">
                <text:p>19.321370112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-0.0000199999994948">
                <text:p>-0.00001999999949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9.375598848">
                <text:p>19.375598848</text:p>
              </table:table-cell>
              <table:table-cell office:value-type="float" office:value="0">
                <text:p>0</text:p>
              </table:table-cell>
              <table:table-cell office:value-type="float" office:value="-0.0000199999994948">
                <text:p>-0.0000199999994948</text:p>
              </table:table-cell>
              <table:table-cell office:value-type="float" office:value="-0">
                <text:p>-0</text:p>
              </table:table-cell>
              <table:table-cell office:value-type="float" office:value="0.0000199999994948">
                <text:p>0.0000199999994948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9.431840768">
                <text:p>19.431840768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.00000999999974738">
                <text:p>0.00000999999974738</text:p>
              </table:table-cell>
              <table:table-cell office:value-type="float" office:value="0.00000999999974738">
                <text:p>0.00000999999974738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9.485586688">
                <text:p>19.485586688</text:p>
              </table:table-cell>
              <table:table-cell office:value-type="float" office:value="0">
                <text:p>0</text:p>
              </table:table-cell>
              <table:table-cell office:value-type="float" office:value="-0.00000999999974738">
                <text:p>-0.00000999999974738</text:p>
              </table:table-cell>
              <table:table-cell office:value-type="float" office:value="0.00000999999974738">
                <text:p>0.000009999999747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9.539684096">
                <text:p>19.539684096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.00000999999974738">
                <text:p>0.00000999999974738</text:p>
              </table:table-cell>
              <table:table-cell office:value-type="float" office:value="-0.00000999999974738">
                <text:p>-0.00000999999974738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9.594179072">
                <text:p>19.594179072</text:p>
              </table:table-cell>
              <table:table-cell office:value-type="float" office:value="0">
                <text:p>0</text:p>
              </table:table-cell>
              <table:table-cell office:value-type="float" office:value="-0.00000999999974738">
                <text:p>-0.00000999999974738</text:p>
              </table:table-cell>
              <table:table-cell office:value-type="float" office:value="-0.0000199999994948">
                <text:p>-0.0000199999994948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9.647780096">
                <text:p>19.6477800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0199999994948">
                <text:p>0.0000199999994948</text:p>
              </table:table-cell>
              <table:table-cell office:value-type="float" office:value="0.00000999999974738">
                <text:p>0.00000999999974738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9.750671872">
                <text:p>19.750671872</text:p>
              </table:table-cell>
              <table:table-cell office:value-type="float" office:value="0">
                <text:p>0</text:p>
              </table:table-cell>
              <table:table-cell office:value-type="float" office:value="-0.00000999999974738">
                <text:p>-0.00000999999974738</text:p>
              </table:table-cell>
              <table:table-cell office:value-type="float" office:value="0.00000999999974738">
                <text:p>0.00000999999974738</text:p>
              </table:table-cell>
              <table:table-cell office:value-type="float" office:value="0.0000199999994948">
                <text:p>0.0000199999994948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9.804386816">
                <text:p>19.8043868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.00000999999974738">
                <text:p>-0.00000999999974738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9.858399744">
                <text:p>19.858399744</text:p>
              </table:table-cell>
              <table:table-cell office:value-type="float" office:value="0">
                <text:p>0</text:p>
              </table:table-cell>
              <table:table-cell office:value-type="float" office:value="0.00000999999974738">
                <text:p>0.00000999999974738</text:p>
              </table:table-cell>
              <table:table-cell office:value-type="float" office:value="0.00000999999974738">
                <text:p>0.00000999999974738</text:p>
              </table:table-cell>
              <table:table-cell office:value-type="float" office:value="-0.0000199999994948">
                <text:p>-0.0000199999994948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9.912184832">
                <text:p>19.912184832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.0000199999994948">
                <text:p>0.0000199999994948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20.016547072">
                <text:p>20.016547072</text:p>
              </table:table-cell>
              <table:table-cell office:value-type="float" office:value="0">
                <text:p>0</text:p>
              </table:table-cell>
              <table:table-cell office:value-type="float" office:value="0.00000999999974738">
                <text:p>0.00000999999974738</text:p>
              </table:table-cell>
              <table:table-cell office:value-type="float" office:value="0.00000999999974738">
                <text:p>0.00000999999974738</text:p>
              </table:table-cell>
              <table:table-cell office:value-type="float" office:value="-0.00000999999974738">
                <text:p>-0.00000999999974738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20.070795776">
                <text:p>20.070795776</text:p>
              </table:table-cell>
              <table:table-cell office:value-type="float" office:value="0">
                <text:p>0</text:p>
              </table:table-cell>
              <table:table-cell office:value-type="float" office:value="0.00000999999974738">
                <text:p>0.00000999999974738</text:p>
              </table:table-cell>
              <table:table-cell office:value-type="float" office:value="-0.0000299999992421">
                <text:p>-0.0000299999992421</text:p>
              </table:table-cell>
              <table:table-cell office:value-type="float" office:value="-0.00000999999974738">
                <text:p>-0.00000999999974738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20.123276032">
                <text:p>20.123276032</text:p>
              </table:table-cell>
              <table:table-cell office:value-type="float" office:value="0">
                <text:p>0</text:p>
              </table:table-cell>
              <table:table-cell office:value-type="float" office:value="0.00000999999974738">
                <text:p>0.00000999999974738</text:p>
              </table:table-cell>
              <table:table-cell office:value-type="float" office:value="-0.0000199999994948">
                <text:p>-0.0000199999994948</text:p>
              </table:table-cell>
              <table:table-cell office:value-type="float" office:value="-0.00000999999974738">
                <text:p>-0.00000999999974738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20.177340928">
                <text:p>20.177340928</text:p>
              </table:table-cell>
              <table:table-cell office:value-type="float" office:value="0">
                <text:p>0</text:p>
              </table:table-cell>
              <table:table-cell office:value-type="float" office:value="-0.00000999999974738">
                <text:p>-0.00000999999974738</text:p>
              </table:table-cell>
              <table:table-cell office:value-type="float" office:value="-0">
                <text:p>-0</text:p>
              </table:table-cell>
              <table:table-cell office:value-type="float" office:value="0.00000999999974738">
                <text:p>0.00000999999974738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20.230728704">
                <text:p>20.230728704</text:p>
              </table:table-cell>
              <table:table-cell office:value-type="float" office:value="0">
                <text:p>0</text:p>
              </table:table-cell>
              <table:table-cell office:value-type="float" office:value="0.00000999999974738">
                <text:p>0.00000999999974738</text:p>
              </table:table-cell>
              <table:table-cell office:value-type="float" office:value="-0">
                <text:p>-0</text:p>
              </table:table-cell>
              <table:table-cell office:value-type="float" office:value="-0.00000999999974738">
                <text:p>-0.00000999999974738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20.284800768">
                <text:p>20.284800768</text:p>
              </table:table-cell>
              <table:table-cell office:value-type="float" office:value="0">
                <text:p>0</text:p>
              </table:table-cell>
              <table:table-cell office:value-type="float" office:value="-0.00000999999974738">
                <text:p>-0.00000999999974738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20.33903104">
                <text:p>20.33903104</text:p>
              </table:table-cell>
              <table:table-cell office:value-type="float" office:value="0">
                <text:p>0</text:p>
              </table:table-cell>
              <table:table-cell office:value-type="float" office:value="0.0000299999992421">
                <text:p>0.0000299999992421</text:p>
              </table:table-cell>
              <table:table-cell office:value-type="float" office:value="-0.0000199999994948">
                <text:p>-0.0000199999994948</text:p>
              </table:table-cell>
              <table:table-cell office:value-type="float" office:value="-0.0000299999992421">
                <text:p>-0.0000299999992421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20.394198016">
                <text:p>20.394198016</text:p>
              </table:table-cell>
              <table:table-cell office:value-type="float" office:value="0">
                <text:p>0</text:p>
              </table:table-cell>
              <table:table-cell office:value-type="float" office:value="0.00000999999974738">
                <text:p>0.00000999999974738</text:p>
              </table:table-cell>
              <table:table-cell office:value-type="float" office:value="0.00000999999974738">
                <text:p>0.00000999999974738</text:p>
              </table:table-cell>
              <table:table-cell office:value-type="float" office:value="-0.00000999999974738">
                <text:p>-0.00000999999974738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20.498500608">
                <text:p>20.498500608</text:p>
              </table:table-cell>
              <table:table-cell office:value-type="float" office:value="0">
                <text:p>0</text:p>
              </table:table-cell>
              <table:table-cell office:value-type="float" office:value="-0.0000199999994948">
                <text:p>-0.0000199999994948</text:p>
              </table:table-cell>
              <table:table-cell office:value-type="float" office:value="0.0000199999994948">
                <text:p>0.0000199999994948</text:p>
              </table:table-cell>
              <table:table-cell office:value-type="float" office:value="0.00000999999974738">
                <text:p>0.00000999999974738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20.552753664">
                <text:p>20.552753664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.00000999999974738">
                <text:p>0.000009999999747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20.606881792">
                <text:p>20.606881792</text:p>
              </table:table-cell>
              <table:table-cell office:value-type="float" office:value="0">
                <text:p>0</text:p>
              </table:table-cell>
              <table:table-cell office:value-type="float" office:value="-0.0000199999994948">
                <text:p>-0.0000199999994948</text:p>
              </table:table-cell>
              <table:table-cell office:value-type="float" office:value="-0">
                <text:p>-0</text:p>
              </table:table-cell>
              <table:table-cell office:value-type="float" office:value="0.00000999999974738">
                <text:p>0.00000999999974738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20.661507072">
                <text:p>20.661507072</text:p>
              </table:table-cell>
              <table:table-cell office:value-type="float" office:value="0">
                <text:p>0</text:p>
              </table:table-cell>
              <table:table-cell office:value-type="float" office:value="-0.00000999999974738">
                <text:p>-0.000009999999747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20.715611136">
                <text:p>20.715611136</text:p>
              </table:table-cell>
              <table:table-cell office:value-type="float" office:value="0">
                <text:p>0</text:p>
              </table:table-cell>
              <table:table-cell office:value-type="float" office:value="0.00000999999974738">
                <text:p>0.00000999999974738</text:p>
              </table:table-cell>
              <table:table-cell office:value-type="float" office:value="-0.00000999999974738">
                <text:p>-0.00000999999974738</text:p>
              </table:table-cell>
              <table:table-cell office:value-type="float" office:value="-0.00000999999974738">
                <text:p>-0.00000999999974738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20.770033664">
                <text:p>20.770033664</text:p>
              </table:table-cell>
              <table:table-cell office:value-type="float" office:value="0">
                <text:p>0</text:p>
              </table:table-cell>
              <table:table-cell office:value-type="float" office:value="-0.00000999999974738">
                <text:p>-0.00000999999974738</text:p>
              </table:table-cell>
              <table:table-cell office:value-type="float" office:value="0.00000999999974738">
                <text:p>0.000009999999747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20.823974912">
                <text:p>20.823974912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.00000999999974738">
                <text:p>0.00000999999974738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20.878375936">
                <text:p>20.878375936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-0.00000999999974738">
                <text:p>-0.000009999999747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20.982552832">
                <text:p>20.9825528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00999999974738">
                <text:p>0.00000999999974738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21.036960768">
                <text:p>21.036960768</text:p>
              </table:table-cell>
              <table:table-cell office:value-type="float" office:value="0">
                <text:p>0</text:p>
              </table:table-cell>
              <table:table-cell office:value-type="float" office:value="-0.00000999999974738">
                <text:p>-0.00000999999974738</text:p>
              </table:table-cell>
              <table:table-cell office:value-type="float" office:value="-0.00000999999974738">
                <text:p>-0.00000999999974738</text:p>
              </table:table-cell>
              <table:table-cell office:value-type="float" office:value="0.00000999999974738">
                <text:p>0.00000999999974738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21.091072768">
                <text:p>21.0910727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.00000999999974738">
                <text:p>-0.000009999999747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21.144036096">
                <text:p>21.144036096</text:p>
              </table:table-cell>
              <table:table-cell office:value-type="float" office:value="0">
                <text:p>0</text:p>
              </table:table-cell>
              <table:table-cell office:value-type="float" office:value="-0.00000999999974738">
                <text:p>-0.00000999999974738</text:p>
              </table:table-cell>
              <table:table-cell office:value-type="float" office:value="0">
                <text:p>0</text:p>
              </table:table-cell>
              <table:table-cell office:value-type="float" office:value="0.00000999999974738">
                <text:p>0.00000999999974738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21.197235968">
                <text:p>21.197235968</text:p>
              </table:table-cell>
              <table:table-cell office:value-type="float" office:value="0">
                <text:p>0</text:p>
              </table:table-cell>
              <table:table-cell office:value-type="float" office:value="0.0000199999994948">
                <text:p>0.0000199999994948</text:p>
              </table:table-cell>
              <table:table-cell office:value-type="float" office:value="-0">
                <text:p>-0</text:p>
              </table:table-cell>
              <table:table-cell office:value-type="float" office:value="-0.00000999999974738">
                <text:p>-0.00000999999974738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21.250806784">
                <text:p>21.250806784</text:p>
              </table:table-cell>
              <table:table-cell office:value-type="float" office:value="0">
                <text:p>0</text:p>
              </table:table-cell>
              <table:table-cell office:value-type="float" office:value="-0.00000999999974738">
                <text:p>-0.00000999999974738</text:p>
              </table:table-cell>
              <table:table-cell office:value-type="float" office:value="0.0000299999992421">
                <text:p>0.00002999999924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21.304463872">
                <text:p>21.304463872</text:p>
              </table:table-cell>
              <table:table-cell office:value-type="float" office:value="0">
                <text:p>0</text:p>
              </table:table-cell>
              <table:table-cell office:value-type="float" office:value="-0.00000999999974738">
                <text:p>-0.00000999999974738</text:p>
              </table:table-cell>
              <table:table-cell office:value-type="float" office:value="-0">
                <text:p>-0</text:p>
              </table:table-cell>
              <table:table-cell office:value-type="float" office:value="0.00000999999974738">
                <text:p>0.00000999999974738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21.357282816">
                <text:p>21.357282816</text:p>
              </table:table-cell>
              <table:table-cell office:value-type="float" office:value="0.0000999999974738">
                <text:p>0.0000999999974738</text:p>
              </table:table-cell>
              <table:table-cell office:value-type="float" office:value="0.0000399999989895">
                <text:p>0.0000399999989895</text:p>
              </table:table-cell>
              <table:table-cell office:value-type="float" office:value="-0.0000199999994948">
                <text:p>-0.0000199999994948</text:p>
              </table:table-cell>
              <table:table-cell office:value-type="float" office:value="-0.0000199999994948">
                <text:p>-0.0000199999994948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21.463025664">
                <text:p>21.463025664</text:p>
              </table:table-cell>
              <table:table-cell office:value-type="float" office:value="0">
                <text:p>0</text:p>
              </table:table-cell>
              <table:table-cell office:value-type="float" office:value="0.00000999999974738">
                <text:p>0.00000999999974738</text:p>
              </table:table-cell>
              <table:table-cell office:value-type="float" office:value="-0.00000999999974738">
                <text:p>-0.00000999999974738</text:p>
              </table:table-cell>
              <table:table-cell office:value-type="float" office:value="-0.00000999999974738">
                <text:p>-0.00000999999974738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21.516125952">
                <text:p>21.516125952</text:p>
              </table:table-cell>
              <table:table-cell office:value-type="float" office:value="0">
                <text:p>0</text:p>
              </table:table-cell>
              <table:table-cell office:value-type="float" office:value="0.0000299999992421">
                <text:p>0.0000299999992421</text:p>
              </table:table-cell>
              <table:table-cell office:value-type="float" office:value="-0">
                <text:p>-0</text:p>
              </table:table-cell>
              <table:table-cell office:value-type="float" office:value="-0.0000199999994948">
                <text:p>-0.0000199999994948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21.570031872">
                <text:p>21.570031872</text:p>
              </table:table-cell>
              <table:table-cell office:value-type="float" office:value="0">
                <text:p>0</text:p>
              </table:table-cell>
              <table:table-cell office:value-type="float" office:value="-0.0000299999992421">
                <text:p>-0.0000299999992421</text:p>
              </table:table-cell>
              <table:table-cell office:value-type="float" office:value="0.00000999999974738">
                <text:p>0.00000999999974738</text:p>
              </table:table-cell>
              <table:table-cell office:value-type="float" office:value="0.0000199999994948">
                <text:p>0.0000199999994948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21.62404096">
                <text:p>21.62404096</text:p>
              </table:table-cell>
              <table:table-cell office:value-type="float" office:value="0">
                <text:p>0</text:p>
              </table:table-cell>
              <table:table-cell office:value-type="float" office:value="0.0000199999994948">
                <text:p>0.0000199999994948</text:p>
              </table:table-cell>
              <table:table-cell office:value-type="float" office:value="-0">
                <text:p>-0</text:p>
              </table:table-cell>
              <table:table-cell office:value-type="float" office:value="-0.0000199999994948">
                <text:p>-0.0000199999994948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21.676988672">
                <text:p>21.676988672</text:p>
              </table:table-cell>
              <table:table-cell office:value-type="float" office:value="0">
                <text:p>0</text:p>
              </table:table-cell>
              <table:table-cell office:value-type="float" office:value="0.00000999999974738">
                <text:p>0.00000999999974738</text:p>
              </table:table-cell>
              <table:table-cell office:value-type="float" office:value="-0.0000199999994948">
                <text:p>-0.0000199999994948</text:p>
              </table:table-cell>
              <table:table-cell office:value-type="float" office:value="-0.00000999999974738">
                <text:p>-0.00000999999974738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21.729944832">
                <text:p>21.729944832</text:p>
              </table:table-cell>
              <table:table-cell office:value-type="float" office:value="0">
                <text:p>0</text:p>
              </table:table-cell>
              <table:table-cell office:value-type="float" office:value="0.00000999999974738">
                <text:p>0.00000999999974738</text:p>
              </table:table-cell>
              <table:table-cell office:value-type="float" office:value="-0.0000199999994948">
                <text:p>-0.0000199999994948</text:p>
              </table:table-cell>
              <table:table-cell office:value-type="float" office:value="-0.00000999999974738">
                <text:p>-0.00000999999974738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21.7838208">
                <text:p>21.7838208</text:p>
              </table:table-cell>
              <table:table-cell office:value-type="float" office:value="0">
                <text:p>0</text:p>
              </table:table-cell>
              <table:table-cell office:value-type="float" office:value="-0.00000999999974738">
                <text:p>-0.00000999999974738</text:p>
              </table:table-cell>
              <table:table-cell office:value-type="float" office:value="0.00000999999974738">
                <text:p>0.00000999999974738</text:p>
              </table:table-cell>
              <table:table-cell office:value-type="float" office:value="0.00000999999974738">
                <text:p>0.00000999999974738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21.838110976">
                <text:p>21.838110976</text:p>
              </table:table-cell>
              <table:table-cell office:value-type="float" office:value="0">
                <text:p>0</text:p>
              </table:table-cell>
              <table:table-cell office:value-type="float" office:value="-0.00000999999974738">
                <text:p>-0.00000999999974738</text:p>
              </table:table-cell>
              <table:table-cell office:value-type="float" office:value="0.00000999999974738">
                <text:p>0.00000999999974738</text:p>
              </table:table-cell>
              <table:table-cell office:value-type="float" office:value="0.00000999999974738">
                <text:p>0.00000999999974738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21.891149824">
                <text:p>21.891149824</text:p>
              </table:table-cell>
              <table:table-cell office:value-type="float" office:value="0">
                <text:p>0</text:p>
              </table:table-cell>
              <table:table-cell office:value-type="float" office:value="0.00000999999974738">
                <text:p>0.00000999999974738</text:p>
              </table:table-cell>
              <table:table-cell office:value-type="float" office:value="-0.0000199999994948">
                <text:p>-0.0000199999994948</text:p>
              </table:table-cell>
              <table:table-cell office:value-type="float" office:value="-0.00000999999974738">
                <text:p>-0.00000999999974738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21.994826752">
                <text:p>21.994826752</text:p>
              </table:table-cell>
              <table:table-cell office:value-type="float" office:value="0">
                <text:p>0</text:p>
              </table:table-cell>
              <table:table-cell office:value-type="float" office:value="-0.0000199999994948">
                <text:p>-0.0000199999994948</text:p>
              </table:table-cell>
              <table:table-cell office:value-type="float" office:value="0.00000999999974738">
                <text:p>0.00000999999974738</text:p>
              </table:table-cell>
              <table:table-cell office:value-type="float" office:value="0.00000999999974738">
                <text:p>0.00000999999974738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22.04822016">
                <text:p>22.04822016</text:p>
              </table:table-cell>
              <table:table-cell office:value-type="float" office:value="0">
                <text:p>0</text:p>
              </table:table-cell>
              <table:table-cell office:value-type="float" office:value="-0.00000999999974738">
                <text:p>-0.00000999999974738</text:p>
              </table:table-cell>
              <table:table-cell office:value-type="float" office:value="0.00000999999974738">
                <text:p>0.000009999999747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22.101361664">
                <text:p>22.101361664</text:p>
              </table:table-cell>
              <table:table-cell office:value-type="float" office:value="0">
                <text:p>0</text:p>
              </table:table-cell>
              <table:table-cell office:value-type="float" office:value="-0.0000199999994948">
                <text:p>-0.0000199999994948</text:p>
              </table:table-cell>
              <table:table-cell office:value-type="float" office:value="0.00000999999974738">
                <text:p>0.00000999999974738</text:p>
              </table:table-cell>
              <table:table-cell office:value-type="float" office:value="0.00000999999974738">
                <text:p>0.0000099999997473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